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Narrow" svg:font-family="'Arial Narrow'" style:font-pitch="variable"/>
    <style:font-face style:name="Times New Roman" svg:font-family="'Times New Roman'" style:font-pitch="variable"/>
    <style:font-face style:name="TimesNewRomanPSMT" svg:font-family="TimesNewRomanPSMT"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366in"/>
    </style:style>
    <style:style style:name="co2" style:family="table-column">
      <style:table-column-properties fo:break-before="auto" style:column-width="6.7299in"/>
    </style:style>
    <style:style style:name="co3" style:family="table-column">
      <style:table-column-properties fo:break-before="auto" style:column-width="2.511in"/>
    </style:style>
    <style:style style:name="co4" style:family="table-column">
      <style:table-column-properties fo:break-before="auto" style:column-width="2.3839in"/>
    </style:style>
    <style:style style:name="co5" style:family="table-column">
      <style:table-column-properties fo:break-before="auto" style:column-width="2.0453in"/>
    </style:style>
    <style:style style:name="co6" style:family="table-column">
      <style:table-column-properties fo:break-before="auto" style:column-width="1.9465in"/>
    </style:style>
    <style:style style:name="co7" style:family="table-column">
      <style:table-column-properties fo:break-before="auto" style:column-width="2.6374in"/>
    </style:style>
    <style:style style:name="co8" style:family="table-column">
      <style:table-column-properties fo:break-before="auto" style:column-width="2.1299in"/>
    </style:style>
    <style:style style:name="co9" style:family="table-column">
      <style:table-column-properties fo:break-before="auto" style:column-width="0.8984in"/>
    </style:style>
    <style:style style:name="co10" style:family="table-column">
      <style:table-column-properties fo:break-before="auto" style:column-width="3.1244in"/>
    </style:style>
    <style:style style:name="co11" style:family="table-column">
      <style:table-column-properties fo:break-before="auto" style:column-width="3.0366in"/>
    </style:style>
    <style:style style:name="co12" style:family="table-column">
      <style:table-column-properties fo:break-before="auto" style:column-width="2.6874in"/>
    </style:style>
    <style:style style:name="co13" style:family="table-column">
      <style:table-column-properties fo:break-before="auto" style:column-width="2.5339in"/>
    </style:style>
    <style:style style:name="co14" style:family="table-column">
      <style:table-column-properties fo:break-before="auto" style:column-width="2.9055in"/>
    </style:style>
    <style:style style:name="co15" style:family="table-column">
      <style:table-column-properties fo:break-before="auto" style:column-width="2.4362in"/>
    </style:style>
    <style:style style:name="co16" style:family="table-column">
      <style:table-column-properties fo:break-before="auto" style:column-width="7.5193in"/>
    </style:style>
    <style:style style:name="co17" style:family="table-column">
      <style:table-column-properties fo:break-before="auto" style:column-width="2.7744in"/>
    </style:style>
    <style:style style:name="co18" style:family="table-column">
      <style:table-column-properties fo:break-before="auto" style:column-width="3.55in"/>
    </style:style>
    <style:style style:name="co19" style:family="table-column">
      <style:table-column-properties fo:break-before="auto" style:column-width="1.7917in"/>
    </style:style>
    <style:style style:name="co20" style:family="table-column">
      <style:table-column-properties fo:break-before="auto" style:column-width="2.5563in"/>
    </style:style>
    <style:style style:name="co21" style:family="table-column">
      <style:table-column-properties fo:break-before="auto" style:column-width="2.2835in"/>
    </style:style>
    <style:style style:name="co22" style:family="table-column">
      <style:table-column-properties fo:break-before="auto" style:column-width="2.7311in"/>
    </style:style>
    <style:style style:name="co23" style:family="table-column">
      <style:table-column-properties fo:break-before="auto" style:column-width="7.0957in"/>
    </style:style>
    <style:style style:name="co24" style:family="table-column">
      <style:table-column-properties fo:break-before="auto" style:column-width="0.9165in"/>
    </style:style>
    <style:style style:name="co25" style:family="table-column">
      <style:table-column-properties fo:break-before="auto" style:column-width="3.1134in"/>
    </style:style>
    <style:style style:name="co26" style:family="table-column">
      <style:table-column-properties fo:break-before="auto" style:column-width="2.7091in"/>
    </style:style>
    <style:style style:name="co27" style:family="table-column">
      <style:table-column-properties fo:break-before="auto" style:column-width="2.4035in"/>
    </style:style>
    <style:style style:name="co28" style:family="table-column">
      <style:table-column-properties fo:break-before="auto" style:column-width="2.5453in"/>
    </style:style>
    <style:style style:name="co29" style:family="table-column">
      <style:table-column-properties fo:break-before="auto" style:column-width="2.6327in"/>
    </style:style>
    <style:style style:name="co30" style:family="table-column">
      <style:table-column-properties fo:break-before="auto" style:column-width="9.311in"/>
    </style:style>
    <style:style style:name="co31" style:family="table-column">
      <style:table-column-properties fo:break-before="auto" style:column-width="4.5445in"/>
    </style:style>
    <style:style style:name="co32" style:family="table-column">
      <style:table-column-properties fo:break-before="auto" style:column-width="2.3374in"/>
    </style:style>
    <style:style style:name="co37" style:family="table-column">
      <style:table-column-properties fo:break-before="auto" style:column-width="7.0535in"/>
    </style:style>
    <style:style style:name="co38" style:family="table-column">
      <style:table-column-properties fo:break-before="auto" style:column-width="6.8138in"/>
    </style:style>
    <style:style style:name="co39" style:family="table-column">
      <style:table-column-properties fo:break-before="auto" style:column-width="2.9902in"/>
    </style:style>
    <style:style style:name="co40" style:family="table-column">
      <style:table-column-properties fo:break-before="auto" style:column-width="2.0035in"/>
    </style:style>
    <style:style style:name="co41" style:family="table-column">
      <style:table-column-properties fo:break-before="auto" style:column-width="2.0173in"/>
    </style:style>
    <style:style style:name="co42" style:family="table-column">
      <style:table-column-properties fo:break-before="auto" style:column-width="1.9752in"/>
    </style:style>
    <style:style style:name="co43" style:family="table-column">
      <style:table-column-properties fo:break-before="auto" style:column-width="1.5799in"/>
    </style:style>
    <style:style style:name="co44" style:family="table-column">
      <style:table-column-properties fo:break-before="auto" style:column-width="1.6646in"/>
    </style:style>
    <style:style style:name="co45" style:family="table-column">
      <style:table-column-properties fo:break-before="auto" style:column-width="6.9126in"/>
    </style:style>
    <style:style style:name="co46" style:family="table-column">
      <style:table-column-properties fo:break-before="auto" style:column-width="2.7528in"/>
    </style:style>
    <style:style style:name="co47" style:family="table-column">
      <style:table-column-properties fo:break-before="auto" style:column-width="6.6307in"/>
    </style:style>
    <style:style style:name="co48" style:family="table-column">
      <style:table-column-properties fo:break-before="auto" style:column-width="6.6583in"/>
    </style:style>
    <style:style style:name="co49" style:family="table-column">
      <style:table-column-properties fo:break-before="auto" style:column-width="3.3098in"/>
    </style:style>
    <style:style style:name="ro1" style:family="table-row">
      <style:table-row-properties style:row-height="0.2118in" fo:break-before="auto" style:use-optimal-row-height="true"/>
    </style:style>
    <style:style style:name="ro2" style:family="table-row">
      <style:table-row-properties style:row-height="0.8083in" fo:break-before="auto" style:use-optimal-row-height="true"/>
    </style:style>
    <style:style style:name="ro3" style:family="table-row">
      <style:table-row-properties style:row-height="1.0047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1.1398in" fo:break-before="auto" style:use-optimal-row-height="true"/>
    </style:style>
    <style:style style:name="ro8" style:family="table-row">
      <style:table-row-properties style:row-height="1.3264in" fo:break-before="auto" style:use-optimal-row-height="true"/>
    </style:style>
    <style:style style:name="ro9" style:family="table-row">
      <style:table-row-properties style:row-height="0.2173in" fo:break-before="auto" style:use-optimal-row-height="true"/>
    </style:style>
    <style:style style:name="ta1" style:family="table" style:master-page-name="PageStyle_5f_ACAK_20_KATA">
      <style:table-properties table:display="true" style:writing-mode="lr-tb"/>
    </style:style>
    <style:style style:name="ta2" style:family="table" style:master-page-name="PageStyle_5f_BHS_20_INDO1">
      <style:table-properties table:display="true" style:writing-mode="lr-tb"/>
    </style:style>
    <style:style style:name="ta3" style:family="table" style:master-page-name="PageStyle_5f_BHS_20_INDO2">
      <style:table-properties table:display="true" style:writing-mode="lr-tb"/>
    </style:style>
    <style:style style:name="ta4" style:family="table" style:master-page-name="PageStyle_5f_Pancasila">
      <style:table-properties table:display="true" style:writing-mode="lr-tb"/>
    </style:style>
    <style:style style:name="ta5" style:family="table" style:master-page-name="PageStyle_5f_Tata_20_Negara">
      <style:table-properties table:display="true" style:writing-mode="lr-tb"/>
    </style:style>
    <style:style style:name="ta9" style:family="table" style:master-page-name="PageStyle_5f_GBHN">
      <style:table-properties table:display="true" style:writing-mode="lr-tb"/>
    </style:style>
    <style:style style:name="ta10" style:family="table" style:master-page-name="PageStyle_5f_Falsafah_20__26__20_ideologi">
      <style:table-properties table:display="true" style:writing-mode="lr-tb"/>
    </style:style>
    <style:style style:name="ta8" style:family="table" style:master-page-name="PageStyle_5f_Bidang_20_Sejarah">
      <style:table-properties table:display="true" style:writing-mode="lr-tb"/>
    </style:style>
    <style:style style:name="ta11" style:family="table" style:master-page-name="PageStyle_5f_Kebijakan_20_Pemerintah">
      <style:table-properties table:display="true" style:writing-mode="lr-tb"/>
    </style:style>
    <style:style style:name="ta12" style:family="table" style:master-page-name="PageStyle_5f_Kebijakan_20_Pemerintah_20_2">
      <style:table-properties table:display="true" style:writing-mode="lr-tb"/>
    </style:style>
    <number:date-style style:name="N8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Narrow"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ff0000" style:text-outline="false" style:text-line-through-styl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ext-properties fo:font-style="italic" style:font-style-asian="italic" style:font-style-complex="italic"/>
    </style:style>
    <style:style style:name="ce10" style:family="table-cell" style:parent-style-name="Excel_20_Built-in_20_Normal">
      <style:text-properties fo:color="#000000" style:text-outline="false" style:text-line-through-styl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1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1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13" style:family="table-cell" style:parent-style-name="Excel_20_Built-in_20_Normal" style:data-style-name="N8037">
      <style:text-properties fo:color="#000000" style:text-outline="false" style:text-line-through-styl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1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position="0% 100%" style:font-name="Times New Roman" fo:font-size="7pt" fo:font-style="normal" fo:text-shadow="none" style:text-underline-style="none" fo:font-weight="normal" style:font-size-asian="7pt" style:font-style-asian="normal" style:font-weight-asian="normal" style:font-name-complex="Times New Roman" style:font-size-complex="7pt" style:font-style-complex="normal" style:font-weight-complex="normal"/>
    </style:style>
    <style:style style:name="T2" style:family="text">
      <style:text-properties fo:color="#000000" style:text-outline="false" style:text-line-through-style="none" style:text-position="0% 100%" style:font-name="Arial1" fo:font-size="9.5pt" fo:font-style="normal" fo:text-shadow="none" style:text-underline-style="none" fo:font-weight="normal" style:font-size-asian="9.5pt" style:font-style-asian="normal" style:font-weight-asian="normal" style:font-name-complex="Arial1" style:font-size-complex="9.5pt" style:font-style-complex="normal" style:font-weight-complex="normal"/>
    </style:style>
    <style:style style:name="T3" style:family="text">
      <style:text-properties fo:color="#000000" style:text-outline="false" style:text-line-through-style="none" style:text-position="0% 100%" style:font-name="Verdana" fo:font-size="9.5pt" fo:font-style="normal" fo:text-shadow="none" style:text-underline-style="none" fo:font-weight="normal" style:font-size-asian="9.5pt" style:font-style-asian="normal" style:font-weight-asian="normal" style:font-size-complex="9.5pt" style:font-style-complex="normal" style:font-weight-complex="normal"/>
    </style:style>
    <style:style style:name="T4" style:family="text">
      <style:text-properties fo:color="#000000" style:text-outline="false" style:text-line-through-style="none" style:text-position="0% 100%" style:font-name="Verdana" fo:font-size="9.5pt" fo:font-style="normal" fo:text-shadow="none" style:text-underline-style="none" fo:font-weight="normal" style:font-size-asian="9.5pt" style:font-style-asian="normal" style:font-weight-asian="normal" style:font-name-complex="Arial1" style:font-size-complex="9.5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CAK KATA"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number-columns-repeated="2" table:default-cell-style-name="Excel_20_Built-in_20_Normal"/>
        <table:table-column table:style-name="co9" table:number-columns-repeated="1013" table:default-cell-style-name="Excel_20_Built-in_20_Normal"/>
        <table:table-row table:style-name="ro1" table:number-rows-repeated="2">
          <table:table-cell table:number-columns-repeated="1024"/>
        </table:table-row>
        <table:table-row table:style-name="ro1">
          <table:table-cell table:style-name="ce1" office:value-type="string">
            <text:p>NO</text:p>
          </table:table-cell>
          <table:table-cell table:style-name="ce1" office:value-type="string">
            <text:p>SOAL</text:p>
          </table:table-cell>
          <table:table-cell table:style-name="ce1" office:value-type="string">
            <text:p>JAWABAN A</text:p>
          </table:table-cell>
          <table:table-cell table:style-name="ce1" office:value-type="string">
            <text:p>JAWABAN B</text:p>
          </table:table-cell>
          <table:table-cell table:style-name="ce1" office:value-type="string">
            <text:p>JAWABAN C</text:p>
          </table:table-cell>
          <table:table-cell table:style-name="ce1" office:value-type="string">
            <text:p>JAWABAN D</text:p>
          </table:table-cell>
          <table:table-cell table:style-name="ce1" office:value-type="string">
            <text:p>JAWABAN E</text:p>
          </table:table-cell>
          <table:table-cell table:style-name="ce1"/>
          <table:table-cell table:style-name="ce1" office:value-type="string">
            <text:p>KETERANGAN</text:p>
          </table:table-cell>
          <table:table-cell table:number-columns-repeated="1015"/>
        </table:table-row>
        <table:table-row table:style-name="ro2">
          <table:table-cell table:style-name="ce1" office:value-type="float" office:value="1">
            <text:p>1</text:p>
          </table:table-cell>
          <table:table-cell table:style-name="ce2" office:value-type="string">
            <text:p>Hiburan (Ibueta) Pentas | Pelajaran (. . . ) Ceramah</text:p>
          </table:table-cell>
          <table:table-cell table:style-name="ce1" office:value-type="string">
            <text:p>Laemae</text:p>
          </table:table-cell>
          <table:table-cell table:style-name="ce1" office:value-type="string">
            <text:p>Melaea</text:p>
          </table:table-cell>
          <table:table-cell table:style-name="ce1" office:value-type="string">
            <text:p>Lamaee</text:p>
          </table:table-cell>
          <table:table-cell table:style-name="ce1" office:value-type="string">
            <text:p>Maeale</text:p>
          </table:table-cell>
          <table:table-cell table:style-name="ce2" office:value-type="string">
            <text:p>Elaeam</text:p>
          </table:table-cell>
          <table:table-cell table:style-name="ce2"/>
          <table:table-cell table:style-name="ce3" office:value-type="string">
            <text:p>Keterangan: Ambil huruf ke 2, 3, dan 4 pada kata I sambungkan dengan huruf ke 2,4, dan 5 pada kata II</text:p>
          </table:table-cell>
          <table:table-cell table:style-name="ce4"/>
          <table:table-cell table:number-columns-repeated="1014"/>
        </table:table-row>
        <table:table-row table:style-name="ro3">
          <table:table-cell table:style-name="ce1" office:value-type="float" office:value="2">
            <text:p>2</text:p>
          </table:table-cell>
          <table:table-cell table:style-name="ce1" office:value-type="string">
            <text:p>Genetika (Tenkogi) Ekologi | Komunitas (. . . .) Patologi</text:p>
          </table:table-cell>
          <table:table-cell table:style-name="ce1" office:value-type="string">
            <text:p>Manutgi</text:p>
          </table:table-cell>
          <table:table-cell table:style-name="ce2" office:value-type="string">
            <text:p>Numatgi</text:p>
          </table:table-cell>
          <table:table-cell table:style-name="ce1" office:value-type="string">
            <text:p>Munatgi</text:p>
          </table:table-cell>
          <table:table-cell table:style-name="ce1" office:value-type="string">
            <text:p>Gitamun</text:p>
          </table:table-cell>
          <table:table-cell table:style-name="ce1" office:value-type="string">
            <text:p>Nugimat</text:p>
          </table:table-cell>
          <table:table-cell table:style-name="ce1"/>
          <table:table-cell table:style-name="ce3" office:value-type="string">
            <text:p>Keterangan: Ambil huruf ke 3, 4, dan 5 pada kata pertama dan di balik sambungkan dengan huruf ke 2, 3 dan dua huruf terakhir pada kata ke dua.</text:p>
          </table:table-cell>
          <table:table-cell table:style-name="ce4"/>
          <table:table-cell table:number-columns-repeated="1014"/>
        </table:table-row>
        <table:table-row table:style-name="ro4">
          <table:table-cell table:style-name="ce1" office:value-type="float" office:value="3">
            <text:p>3</text:p>
          </table:table-cell>
          <table:table-cell table:style-name="ce1" office:value-type="string">
            <text:p>Inflasi (Lamie) Remisi | Moneter (. . . .) Remunerasi</text:p>
            <text:p/>
          </table:table-cell>
          <table:table-cell table:style-name="ce1" office:value-type="string">
            <text:p>Toumeu</text:p>
          </table:table-cell>
          <table:table-cell table:style-name="ce1" office:value-type="string">
            <text:p>Etoume </text:p>
          </table:table-cell>
          <table:table-cell table:style-name="ce2" office:value-type="string">
            <text:p>Etomue</text:p>
          </table:table-cell>
          <table:table-cell table:style-name="ce1" office:value-type="string">
            <text:p>Metoue</text:p>
          </table:table-cell>
          <table:table-cell table:style-name="ce1" office:value-type="string">
            <text:p>Mouetoe</text:p>
          </table:table-cell>
          <table:table-cell table:style-name="ce1"/>
          <table:table-cell table:style-name="ce1" office:value-type="string">
            <text:p>Keterangan: Ambil huruf ke-4, 5 kata I. Sambungkan dengan huruf kata II dengan huruf- 3, 4, 2</text:p>
          </table:table-cell>
          <table:table-cell table:number-columns-repeated="1015"/>
        </table:table-row>
        <table:table-row table:style-name="ro5">
          <table:table-cell table:style-name="ce1" office:value-type="float" office:value="4">
            <text:p>4</text:p>
          </table:table-cell>
          <table:table-cell table:style-name="ce1" office:value-type="string">
            <text:p>Anemia (Neania) Imsomnia | Matematika (…) Biologi</text:p>
            <text:p/>
          </table:table-cell>
          <table:table-cell table:style-name="ce2" office:value-type="string">
            <text:p>Atmogi</text:p>
          </table:table-cell>
          <table:table-cell table:style-name="ce1" office:value-type="string">
            <text:p>Tamogi</text:p>
          </table:table-cell>
          <table:table-cell table:style-name="ce1" office:value-type="string">
            <text:p>Motagi</text:p>
          </table:table-cell>
          <table:table-cell table:style-name="ce1" office:value-type="string">
            <text:p>Ogitam</text:p>
          </table:table-cell>
          <table:table-cell table:style-name="ce1" office:value-type="string">
            <text:p>Magito</text:p>
          </table:table-cell>
          <table:table-cell table:style-name="ce1"/>
          <table:table-cell table:style-name="ce1" office:value-type="string">
            <text:p>Keterangan: Ambil huruf dari kata I dengan urutan ke 2,3,1. Sambungkan dengan tiga huruf terakhir kata II</text:p>
            <text:p/>
          </table:table-cell>
          <table:table-cell table:style-name="ce5"/>
          <table:table-cell table:number-columns-repeated="1014"/>
        </table:table-row>
        <table:table-row table:style-name="ro6">
          <table:table-cell table:style-name="ce1" office:value-type="float" office:value="5">
            <text:p>5</text:p>
          </table:table-cell>
          <table:table-cell table:style-name="ce1" office:value-type="string">
            <text:p>Swakarsa (Wakanandi) Mandiri | Generator (. . . ) Turbin </text:p>
            <text:p/>
          </table:table-cell>
          <table:table-cell table:style-name="ce1" office:value-type="string">
            <text:p>nererurbi</text:p>
          </table:table-cell>
          <table:table-cell table:style-name="ce1" office:value-type="string">
            <text:p>enrerurbi</text:p>
          </table:table-cell>
          <table:table-cell table:style-name="ce2" office:value-type="string">
            <text:p>enerurbi</text:p>
          </table:table-cell>
          <table:table-cell table:style-name="ce1" office:value-type="string">
            <text:p>nererbiur</text:p>
          </table:table-cell>
          <table:table-cell table:style-name="ce1" office:value-type="string">
            <text:p>rerurenbi</text:p>
          </table:table-cell>
          <table:table-cell table:style-name="ce1"/>
          <table:table-cell table:style-name="ce1" office:value-type="string">
            <text:p>Keterangan: Ambil huruf ke 2, 3, 4, 5 dari kata I, sambungkan dengan huruf ke 2,3,4,5 dari II</text:p>
            <text:p/>
          </table:table-cell>
          <table:table-cell table:style-name="ce5"/>
          <table:table-cell table:number-columns-repeated="1014"/>
        </table:table-row>
        <table:table-row table:style-name="ro7">
          <table:table-cell table:style-name="ce1" office:value-type="float" office:value="6">
            <text:p>6</text:p>
          </table:table-cell>
          <table:table-cell table:style-name="ce1" office:value-type="string">
            <text:p>Cemerlang (celaki) Kilauan | Kemilau (. . .) Gemerlap</text:p>
            <text:p/>
          </table:table-cell>
          <table:table-cell table:style-name="ce1" office:value-type="string">
            <text:p>Mekege</text:p>
          </table:table-cell>
          <table:table-cell table:style-name="ce1" office:value-type="string">
            <text:p>Ekegem </text:p>
          </table:table-cell>
          <table:table-cell table:style-name="ce1" office:value-type="string">
            <text:p>Mimege</text:p>
          </table:table-cell>
          <table:table-cell table:style-name="ce2" office:value-type="string">
            <text:p>Kemege </text:p>
          </table:table-cell>
          <table:table-cell table:style-name="ce1" office:value-type="string">
            <text:p>Kemimege</text:p>
          </table:table-cell>
          <table:table-cell table:style-name="ce1"/>
          <table:table-cell table:style-name="ce1" office:value-type="string">
            <text:p>Keterangan: Ambil dua huruf pertama kata I. Selanjutnya, sambungkan dengan huruf dari kata II dengan urutan huruf ke- 3, 4, 1, 2</text:p>
            <text:p/>
          </table:table-cell>
          <table:table-cell table:style-name="ce5"/>
          <table:table-cell table:number-columns-repeated="1014"/>
        </table:table-row>
        <table:table-row table:style-name="ro8">
          <table:table-cell table:style-name="ce1" office:value-type="float" office:value="7">
            <text:p>7</text:p>
          </table:table-cell>
          <table:table-cell table:style-name="ce1" office:value-type="string">
            <text:p>Amazon (Ankasa) Kapuas |Kemarau (. . . ) Temaram</text:p>
            <text:p/>
          </table:table-cell>
          <table:table-cell table:style-name="ce1" office:value-type="string">
            <text:p>Kumate</text:p>
          </table:table-cell>
          <table:table-cell table:style-name="ce2" office:value-type="string">
            <text:p>Kutema</text:p>
          </table:table-cell>
          <table:table-cell table:style-name="ce2" office:value-type="string">
            <text:p>Tekuma </text:p>
          </table:table-cell>
          <table:table-cell table:style-name="ce1" office:value-type="string">
            <text:p>Ukatem </text:p>
          </table:table-cell>
          <table:table-cell table:style-name="ce1" office:value-type="string">
            <text:p>Meteku</text:p>
          </table:table-cell>
          <table:table-cell table:style-name="ce1"/>
          <table:table-cell table:style-name="ce1" office:value-type="string">
            <text:p>Keterangan: Ambil huruf pertama dan terakhir dari kata I. Sambungkan dengan dua huruf pertama kata II dan dua huruf terakhir kata II yang telah dibalik urutannya.</text:p>
            <text:p/>
          </table:table-cell>
          <table:table-cell table:style-name="ce5"/>
          <table:table-cell table:number-columns-repeated="1014"/>
        </table:table-row>
        <table:table-row table:style-name="ro7">
          <table:table-cell table:style-name="ce1" office:value-type="float" office:value="8">
            <text:p>8</text:p>
          </table:table-cell>
          <table:table-cell table:style-name="ce1" office:value-type="string">
            <text:p>Pakaian (Akamaeri) Lemari | Halaman (. . . ) Wahana</text:p>
            <text:p/>
          </table:table-cell>
          <table:table-cell table:style-name="ce1" office:value-type="string">
            <text:p>Haalana </text:p>
          </table:table-cell>
          <table:table-cell table:style-name="ce1" office:value-type="string">
            <text:p>Naalaha</text:p>
          </table:table-cell>
          <table:table-cell table:style-name="ce1" office:value-type="string">
            <text:p>Laahana </text:p>
          </table:table-cell>
          <table:table-cell table:style-name="ce2" office:value-type="string">
            <text:p>Alahaana </text:p>
          </table:table-cell>
          <table:table-cell table:style-name="ce1" office:value-type="string">
            <text:p>Alaanaha</text:p>
          </table:table-cell>
          <table:table-cell table:style-name="ce1"/>
          <table:table-cell table:style-name="ce1" office:value-type="string">
            <text:p>Keterangan: Ambil huruf ke 2, 3, dan 4 dari kata I. Selanjutnya, sambungkan dengan huruf dari kata <text:s/>II dengan urutan ke 3, 4,2, 5, 6</text:p>
            <text:p/>
          </table:table-cell>
          <table:table-cell table:style-name="ce5"/>
          <table:table-cell table:number-columns-repeated="1014"/>
        </table:table-row>
        <table:table-row table:style-name="ro6">
          <table:table-cell table:style-name="ce1" office:value-type="float" office:value="9">
            <text:p>9</text:p>
          </table:table-cell>
          <table:table-cell table:style-name="ce1" office:value-type="string">
            <text:p>Televisi (Telekom) Komputer | Taekwondo (. . . ) Sepakbola</text:p>
          </table:table-cell>
          <table:table-cell table:style-name="ce1" office:value-type="string">
            <text:p>Taeksep</text:p>
          </table:table-cell>
          <table:table-cell table:style-name="ce1" office:value-type="string">
            <text:p>Ateksep</text:p>
          </table:table-cell>
          <table:table-cell table:style-name="ce2" office:value-type="string">
            <text:p>Tekesap</text:p>
          </table:table-cell>
          <table:table-cell table:style-name="ce1" office:value-type="string">
            <text:p>Ketasep</text:p>
          </table:table-cell>
          <table:table-cell table:style-name="ce1" office:value-type="string">
            <text:p>Pasekat</text:p>
          </table:table-cell>
          <table:table-cell table:style-name="ce1"/>
          <table:table-cell table:style-name="ce1" office:value-type="string">
            <text:p>Keterangan: Ambil empat huruf pertama kata I, sambungkan dengan tiga huruf pertama kata II</text:p>
            <text:p/>
          </table:table-cell>
          <table:table-cell table:style-name="ce5"/>
          <table:table-cell table:number-columns-repeated="1014"/>
        </table:table-row>
        <table:table-row table:style-name="ro7">
          <table:table-cell table:style-name="ce1" office:value-type="float" office:value="10">
            <text:p>10</text:p>
          </table:table-cell>
          <table:table-cell table:style-name="ce1" office:value-type="string">
            <text:p>Melati (Malecema) Cemara | Pelana (. . .) <text:s/>Kereta</text:p>
            <text:p/>
          </table:table-cell>
          <table:table-cell table:style-name="ce1" office:value-type="string">
            <text:p>Kelerepa</text:p>
          </table:table-cell>
          <table:table-cell table:style-name="ce1" office:value-type="string">
            <text:p>Pekelare</text:p>
          </table:table-cell>
          <table:table-cell table:style-name="ce2" office:value-type="string">
            <text:p>Palekere</text:p>
          </table:table-cell>
          <table:table-cell table:style-name="ce1" office:value-type="string">
            <text:p>Lekapere</text:p>
          </table:table-cell>
          <table:table-cell table:style-name="ce1" office:value-type="string">
            <text:p>Parekela</text:p>
          </table:table-cell>
          <table:table-cell table:style-name="ce1"/>
          <table:table-cell table:style-name="ce1" office:value-type="string">
            <text:p>Keterangan: Ambil empat huruf dari kata I dengan urutan huruf ke 1, 4, 3, 2. Selanjutnya gabungkan dengan empat huruf pertama kata II.</text:p>
            <text:p/>
          </table:table-cell>
          <table:table-cell table:style-name="ce5"/>
          <table:table-cell table:number-columns-repeated="1014"/>
        </table:table-row>
        <table:table-row table:style-name="ro6">
          <table:table-cell table:style-name="ce1" office:value-type="float" office:value="11">
            <text:p>11</text:p>
          </table:table-cell>
          <table:table-cell table:style-name="ce1" office:value-type="string">
            <text:p>11. Koneksi (Kilas) Relasi | Ancaman (. . . ) Bahaya</text:p>
          </table:table-cell>
          <table:table-cell table:style-name="ce1" office:value-type="string">
            <text:p>a. Yanah</text:p>
          </table:table-cell>
          <table:table-cell table:style-name="ce1" office:value-type="string">
            <text:p>b. Hanay</text:p>
          </table:table-cell>
          <table:table-cell table:style-name="ce1" office:value-type="string">
            <text:p>c. Yahan</text:p>
          </table:table-cell>
          <table:table-cell table:style-name="ce1" office:value-type="string">
            <text:p>d. Nahay</text:p>
          </table:table-cell>
          <table:table-cell table:style-name="ce1" office:value-type="string">
            <text:p>e. Anhay</text:p>
          </table:table-cell>
          <table:table-cell table:style-name="ce1" office:value-type="string">
            <text:p>Jawaban: e. Anhay</text:p>
          </table:table-cell>
          <table:table-cell table:style-name="ce1" office:value-type="string">
            <text:p>Keterangan: Ambil Huruf pertama dan huruf terakhir dari kata I. Sambungkan dengan huruf ke 3, 4, 5 dari kata II</text:p>
          </table:table-cell>
          <table:table-cell table:number-columns-repeated="1015"/>
        </table:table-row>
        <table:table-row table:style-name="ro5">
          <table:table-cell table:style-name="ce1" office:value-type="float" office:value="12">
            <text:p>12</text:p>
          </table:table-cell>
          <table:table-cell table:style-name="ce1" office:value-type="string">
            <text:p>12. Festival (Flagela) Pagelaran | Karnival (. . . ) Konvoi</text:p>
          </table:table-cell>
          <table:table-cell table:style-name="ce1" office:value-type="string">
            <text:p>a. Klanvoi</text:p>
          </table:table-cell>
          <table:table-cell table:style-name="ce1" office:value-type="string">
            <text:p>b. Voiklan</text:p>
          </table:table-cell>
          <table:table-cell table:style-name="ce1" office:value-type="string">
            <text:p>c. Noiklav</text:p>
          </table:table-cell>
          <table:table-cell table:style-name="ce1" office:value-type="string">
            <text:p>d. Vonikla</text:p>
          </table:table-cell>
          <table:table-cell table:style-name="ce1" office:value-type="string">
            <text:p>e. Naviokl</text:p>
          </table:table-cell>
          <table:table-cell table:style-name="ce1" office:value-type="string">
            <text:p>Jawaban: a. Klanvoi</text:p>
          </table:table-cell>
          <table:table-cell table:style-name="ce1" office:value-type="string">
            <text:p>Keterangan: Ambil huruf pertama dan terakhir kata I dan gabungkan dengan huruf kedua terakhirnya. Selanjutnya gabungkan dengan huruf ke 3, 4, 5, 6 dari kata II</text:p>
          </table:table-cell>
          <table:table-cell table:number-columns-repeated="1015"/>
        </table:table-row>
        <table:table-row table:style-name="ro6">
          <table:table-cell table:style-name="ce1" office:value-type="float" office:value="13">
            <text:p>13</text:p>
          </table:table-cell>
          <table:table-cell table:style-name="ce1" office:value-type="string">
            <text:p>13. Yogyakarta (Yosuta) Surakarta <text:s/>| Semarang (. . .) Surabaya </text:p>
          </table:table-cell>
          <table:table-cell table:style-name="ce1" office:value-type="string">
            <text:p>a. Sasuye</text:p>
          </table:table-cell>
          <table:table-cell table:style-name="ce1" office:value-type="string">
            <text:p>b. Sesuya</text:p>
          </table:table-cell>
          <table:table-cell table:style-name="ce1" office:value-type="string">
            <text:p>c. Angsuya</text:p>
          </table:table-cell>
          <table:table-cell table:style-name="ce1" office:value-type="string">
            <text:p>d. Semsuya</text:p>
          </table:table-cell>
          <table:table-cell table:style-name="ce1" office:value-type="string">
            <text:p>e. Yasuse</text:p>
          </table:table-cell>
          <table:table-cell table:style-name="ce1" office:value-type="string">
            <text:p>Jawaban: b. Sesuya</text:p>
          </table:table-cell>
          <table:table-cell table:style-name="ce1" office:value-type="string">
            <text:p>Keterangan : Ambil dua huruf pertama kata I. Selanjutnya, sambungkan dengan dua huruf pertama dan dua huruf terakhir.</text:p>
          </table:table-cell>
          <table:table-cell table:number-columns-repeated="1015"/>
        </table:table-row>
        <table:table-row table:style-name="ro5">
          <table:table-cell table:style-name="ce1" office:value-type="float" office:value="14">
            <text:p>14</text:p>
          </table:table-cell>
          <table:table-cell table:style-name="ce1" office:value-type="string">
            <text:p>14. Jelita (Talisa) Paras | Pelita (. . .) Cahaya</text:p>
          </table:table-cell>
          <table:table-cell table:style-name="ce1" office:value-type="string">
            <text:p>a. Taliya </text:p>
          </table:table-cell>
          <table:table-cell table:style-name="ce1" office:value-type="string">
            <text:p>b. Percaya</text:p>
          </table:table-cell>
          <table:table-cell table:style-name="ce1" office:value-type="string">
            <text:p>c. Liyata</text:p>
          </table:table-cell>
          <table:table-cell table:style-name="ce1" office:value-type="string">
            <text:p>d. Taliay</text:p>
          </table:table-cell>
          <table:table-cell table:style-name="ce1" office:value-type="string">
            <text:p>e. Licaya</text:p>
          </table:table-cell>
          <table:table-cell table:style-name="ce1" office:value-type="string">
            <text:p>Jawaban: d. Taliay</text:p>
          </table:table-cell>
          <table:table-cell table:style-name="ce1" office:value-type="string">
            <text:p>Keterangan: Ambil huruf dari kata I dengan urutan dua huruf terakhir, huruf ke-3, 4. Sambungkan dengan dua huruf terakhir kata II yang telah dibalik urutannya.</text:p>
          </table:table-cell>
          <table:table-cell table:number-columns-repeated="1015"/>
        </table:table-row>
        <table:table-row table:style-name="ro5">
          <table:table-cell table:style-name="ce1" office:value-type="float" office:value="15">
            <text:p>15</text:p>
          </table:table-cell>
          <table:table-cell table:style-name="ce1" office:value-type="string">
            <text:p>15. Kriminal (Krimukuh) Hukum <text:s/>| Penjara (. . .) Denda</text:p>
          </table:table-cell>
          <table:table-cell table:style-name="ce1" office:value-type="string">
            <text:p>a. Jaraden </text:p>
          </table:table-cell>
          <table:table-cell table:style-name="ce1" office:value-type="string">
            <text:p>b. Pendaden</text:p>
          </table:table-cell>
          <table:table-cell table:style-name="ce1" office:value-type="string">
            <text:p>c. Pendenda</text:p>
          </table:table-cell>
          <table:table-cell table:style-name="ce1" office:value-type="string">
            <text:p>d. Peraden</text:p>
          </table:table-cell>
          <table:table-cell table:style-name="ce1" office:value-type="string">
            <text:p>e. Pernadned</text:p>
          </table:table-cell>
          <table:table-cell table:style-name="ce1" office:value-type="string">
            <text:p>Jawaban: e. Pernadned</text:p>
          </table:table-cell>
          <table:table-cell table:style-name="ce1" office:value-type="string">
            <text:p>Keterangan: Ambil tiga huruf pertama kata I disambungkan dengan semua huruf dari kata II yang telah dibalik urutannya dari belakang. </text:p>
          </table:table-cell>
          <table:table-cell table:number-columns-repeated="1015"/>
        </table:table-row>
        <table:table-row table:style-name="ro6">
          <table:table-cell table:style-name="ce1" office:value-type="float" office:value="16">
            <text:p>16</text:p>
          </table:table-cell>
          <table:table-cell table:style-name="ce1" office:value-type="string">
            <text:p>16. Bupati (Butawa) Walikota | Petani (. . .) Peziarah</text:p>
          </table:table-cell>
          <table:table-cell table:style-name="ce1" office:value-type="string">
            <text:p>a. Pehape</text:p>
          </table:table-cell>
          <table:table-cell table:style-name="ce1" office:value-type="string">
            <text:p>b. Taperah</text:p>
          </table:table-cell>
          <table:table-cell table:style-name="ce1" office:value-type="string">
            <text:p>c. Palikota</text:p>
          </table:table-cell>
          <table:table-cell table:style-name="ce1" office:value-type="string">
            <text:p>d. Peziara</text:p>
          </table:table-cell>
          <table:table-cell table:style-name="ce1" office:value-type="string">
            <text:p>e. Niziarah</text:p>
          </table:table-cell>
          <table:table-cell table:style-name="ce1" office:value-type="string">
            <text:p>Jawaban: a. Pehape</text:p>
          </table:table-cell>
          <table:table-cell table:style-name="ce1" office:value-type="string">
            <text:p>Keterangan <text:s text:c="4"/>: Ambil dua huruf pertama kata I. Selanjutnya, gabungkan dengan dua huruf pertama kata II</text:p>
          </table:table-cell>
          <table:table-cell table:number-columns-repeated="1015"/>
        </table:table-row>
        <table:table-row table:style-name="ro6">
          <table:table-cell table:style-name="ce1" office:value-type="float" office:value="17">
            <text:p>17</text:p>
          </table:table-cell>
          <table:table-cell table:style-name="ce1" office:value-type="string">
            <text:p>17. Panggung (Pangsir) Sirkuit <text:s/>| Martabak (. . .) Brownis</text:p>
          </table:table-cell>
          <table:table-cell table:style-name="ce1" office:value-type="string">
            <text:p>a. Martanis</text:p>
          </table:table-cell>
          <table:table-cell table:style-name="ce1" office:value-type="string">
            <text:p>b. Tababrow</text:p>
          </table:table-cell>
          <table:table-cell table:style-name="ce1" office:value-type="string">
            <text:p>c. Martbrow</text:p>
          </table:table-cell>
          <table:table-cell table:style-name="ce1" office:value-type="string">
            <text:p>d. Artanis</text:p>
          </table:table-cell>
          <table:table-cell table:style-name="ce1" office:value-type="string">
            <text:p>e. Maknis</text:p>
          </table:table-cell>
          <table:table-cell table:style-name="ce1" office:value-type="string">
            <text:p>Jawaban: c. Martbrow</text:p>
          </table:table-cell>
          <table:table-cell table:style-name="ce1" office:value-type="string">
            <text:p>Keterangan: Ambil empat huruf pertama kata I. Selanjutnya, gabungkan dengan tiga huruf pertama kata II. </text:p>
          </table:table-cell>
          <table:table-cell table:number-columns-repeated="1015"/>
        </table:table-row>
        <table:table-row table:style-name="ro6">
          <table:table-cell table:style-name="ce1" office:value-type="float" office:value="18">
            <text:p>18</text:p>
          </table:table-cell>
          <table:table-cell table:style-name="ce1" office:value-type="string">
            <text:p>18. Selamatan (Amathela) Perhelatan <text:s/>| Cendikia (. . .) Peneliti</text:p>
          </table:table-cell>
          <table:table-cell table:style-name="ce1" office:value-type="string">
            <text:p>a. Kialiti </text:p>
          </table:table-cell>
          <table:table-cell table:style-name="ce1" office:value-type="string">
            <text:p>b. Dekieliti</text:p>
          </table:table-cell>
          <table:table-cell table:style-name="ce1" office:value-type="string">
            <text:p>c. Endekia</text:p>
          </table:table-cell>
          <table:table-cell table:style-name="ce1" office:value-type="string">
            <text:p>d. Cendeliti</text:p>
          </table:table-cell>
          <table:table-cell table:style-name="ce1" office:value-type="string">
            <text:p>e. Centili</text:p>
          </table:table-cell>
          <table:table-cell table:style-name="ce1" office:value-type="string">
            <text:p>Jawaban: b. Dekieliti</text:p>
          </table:table-cell>
          <table:table-cell table:style-name="ce1" office:value-type="string">
            <text:p>Keterangan: Ambil huruf ke 4, 5, 6, 7 dari kata I. Gabungkan dengan huruf ke 4, 5, 6, 7dari kata II</text:p>
          </table:table-cell>
          <table:table-cell table:number-columns-repeated="1015"/>
        </table:table-row>
        <table:table-row table:style-name="ro6">
          <table:table-cell table:style-name="ce1" office:value-type="float" office:value="19">
            <text:p>19</text:p>
          </table:table-cell>
          <table:table-cell table:style-name="ce1" office:value-type="string">
            <text:p>19. Komunikasi (Komunek) Koneksi | Stabilisasi (. . .) Inflasi</text:p>
          </table:table-cell>
          <table:table-cell table:style-name="ce1" office:value-type="string">
            <text:p>a. Bisafla </text:p>
          </table:table-cell>
          <table:table-cell table:style-name="ce1" office:value-type="string">
            <text:p>b. Stasifla </text:p>
          </table:table-cell>
          <table:table-cell table:style-name="ce1" office:value-type="string">
            <text:p>c. Stasila</text:p>
          </table:table-cell>
          <table:table-cell table:style-name="ce1" office:value-type="string">
            <text:p>d. Stabfla</text:p>
          </table:table-cell>
          <table:table-cell table:style-name="ce1" office:value-type="string">
            <text:p>e. Flabats</text:p>
          </table:table-cell>
          <table:table-cell table:style-name="ce1" office:value-type="string">
            <text:p>Jawaban: d. Stabfla</text:p>
          </table:table-cell>
          <table:table-cell table:style-name="ce1" office:value-type="string">
            <text:p>Keterangan: Ambil empat huruf pertama dari kata I. Selanjutnya, gabungkan dengan huruf ke 3, 4, dan 5 dari kata II.</text:p>
          </table:table-cell>
          <table:table-cell table:number-columns-repeated="1015"/>
        </table:table-row>
        <table:table-row table:style-name="ro5">
          <table:table-cell table:style-name="ce1" office:value-type="float" office:value="20">
            <text:p>20</text:p>
          </table:table-cell>
          <table:table-cell table:style-name="ce1" office:value-type="string">
            <text:p>20. Prasmanan (Prastak) Katering | Sembilan (. . .) Sebelas</text:p>
          </table:table-cell>
          <table:table-cell table:style-name="ce1" office:value-type="string">
            <text:p>a. Bessemb</text:p>
          </table:table-cell>
          <table:table-cell table:style-name="ce1" office:value-type="string">
            <text:p>b. Bilanlas </text:p>
          </table:table-cell>
          <table:table-cell table:style-name="ce1" office:value-type="string">
            <text:p>c. Biembes</text:p>
          </table:table-cell>
          <table:table-cell table:style-name="ce1" office:value-type="string">
            <text:p>d. Bisebe</text:p>
          </table:table-cell>
          <table:table-cell table:style-name="ce1" office:value-type="string">
            <text:p>e. Sembbes</text:p>
          </table:table-cell>
          <table:table-cell table:style-name="ce1" office:value-type="string">
            <text:p>Jawaban: e. Sembbes</text:p>
          </table:table-cell>
          <table:table-cell table:style-name="ce1" office:value-type="string">
            <text:p>Keterangan: Ambil empat huruf dari kata I. Selanjutnya, gabungkan dengan tiga huruf pertama kata II yang telah dibalik urutannya. </text:p>
          </table:table-cell>
          <table:table-cell table:number-columns-repeated="1015"/>
        </table:table-row>
        <table:table-row table:style-name="ro4">
          <table:table-cell table:style-name="ce1" office:value-type="float" office:value="21">
            <text:p>21</text:p>
          </table:table-cell>
          <table:table-cell table:style-name="ce1" office:value-type="string">
            <text:p>21. Delapan (Delaluh) Sepuluh | Kenanga (. . .) Mawar</text:p>
          </table:table-cell>
          <table:table-cell table:style-name="ce1" office:value-type="string">
            <text:p>a. Warkena</text:p>
          </table:table-cell>
          <table:table-cell table:style-name="ce1" office:value-type="string">
            <text:p>b. Kenawar</text:p>
          </table:table-cell>
          <table:table-cell table:style-name="ce1" office:value-type="string">
            <text:p>c. Warnanga</text:p>
          </table:table-cell>
          <table:table-cell table:style-name="ce1" office:value-type="string">
            <text:p>d. Kenwar</text:p>
          </table:table-cell>
          <table:table-cell table:style-name="ce1" office:value-type="string">
            <text:p>e. Mawaken</text:p>
          </table:table-cell>
          <table:table-cell table:style-name="ce1" office:value-type="string">
            <text:p>Jawaban: b. Kenawar</text:p>
          </table:table-cell>
          <table:table-cell table:style-name="ce1" office:value-type="string">
            <text:p>Keterangan: Ambil empat huruf pertama kata I, sambung dengan tiga huruf terakhir kata II </text:p>
          </table:table-cell>
          <table:table-cell table:number-columns-repeated="1015"/>
        </table:table-row>
        <table:table-row table:style-name="ro4">
          <table:table-cell table:style-name="ce1" office:value-type="float" office:value="22">
            <text:p>22</text:p>
          </table:table-cell>
          <table:table-cell table:style-name="ce1" office:value-type="string">
            <text:p>22. Cerita (Taman) Roman | Trotoar (. . .) Jalan</text:p>
          </table:table-cell>
          <table:table-cell table:style-name="ce1" office:value-type="string">
            <text:p>a. Arlan </text:p>
          </table:table-cell>
          <table:table-cell table:style-name="ce1" office:value-type="string">
            <text:p>b. Rotolan</text:p>
          </table:table-cell>
          <table:table-cell table:style-name="ce1" office:value-type="string">
            <text:p>c. Arlan</text:p>
          </table:table-cell>
          <table:table-cell table:style-name="ce1" office:value-type="string">
            <text:p>d. Trojal</text:p>
          </table:table-cell>
          <table:table-cell table:style-name="ce1" office:value-type="string">
            <text:p>e. Tojal</text:p>
          </table:table-cell>
          <table:table-cell table:style-name="ce1" office:value-type="string">
            <text:p>Jawaban: c. Arlan</text:p>
          </table:table-cell>
          <table:table-cell table:style-name="ce1" office:value-type="string">
            <text:p>Keterangan : Ambil dua huruf terakhir kata I, sambung dengan tiga huruf terakhir kata II</text:p>
          </table:table-cell>
          <table:table-cell table:number-columns-repeated="1015"/>
        </table:table-row>
        <table:table-row table:style-name="ro1">
          <table:table-cell table:style-name="ce1" office:value-type="float" office:value="23">
            <text:p>23</text:p>
          </table:table-cell>
          <table:table-cell table:style-name="ce1" table:number-columns-repeated="8"/>
          <table:table-cell table:number-columns-repeated="1015"/>
        </table:table-row>
        <table:table-row table:style-name="ro1">
          <table:table-cell table:style-name="ce1" office:value-type="float" office:value="24">
            <text:p>24</text:p>
          </table:table-cell>
          <table:table-cell table:style-name="ce1" table:number-columns-repeated="8"/>
          <table:table-cell table:number-columns-repeated="1015"/>
        </table:table-row>
        <table:table-row table:style-name="ro1">
          <table:table-cell table:style-name="ce1" office:value-type="float" office:value="25">
            <text:p>25</text:p>
          </table:table-cell>
          <table:table-cell table:style-name="ce1" table:number-columns-repeated="8"/>
          <table:table-cell table:number-columns-repeated="1015"/>
        </table:table-row>
        <table:table-row table:style-name="ro1">
          <table:table-cell table:style-name="ce1" office:value-type="float" office:value="26">
            <text:p>26</text:p>
          </table:table-cell>
          <table:table-cell table:style-name="ce1" table:number-columns-repeated="8"/>
          <table:table-cell table:number-columns-repeated="1015"/>
        </table:table-row>
        <table:table-row table:style-name="ro1">
          <table:table-cell table:style-name="ce1" office:value-type="float" office:value="27">
            <text:p>27</text:p>
          </table:table-cell>
          <table:table-cell table:style-name="ce1" table:number-columns-repeated="8"/>
          <table:table-cell table:number-columns-repeated="1015"/>
        </table:table-row>
        <table:table-row table:style-name="ro1">
          <table:table-cell table:style-name="ce1" office:value-type="float" office:value="28">
            <text:p>28</text:p>
          </table:table-cell>
          <table:table-cell table:style-name="ce1" table:number-columns-repeated="8"/>
          <table:table-cell table:number-columns-repeated="1015"/>
        </table:table-row>
        <table:table-row table:style-name="ro1">
          <table:table-cell table:style-name="ce1" office:value-type="float" office:value="29">
            <text:p>29</text:p>
          </table:table-cell>
          <table:table-cell table:style-name="ce1" table:number-columns-repeated="8"/>
          <table:table-cell table:number-columns-repeated="1015"/>
        </table:table-row>
        <table:table-row table:style-name="ro1">
          <table:table-cell table:style-name="ce1" office:value-type="float" office:value="30">
            <text:p>30</text:p>
          </table:table-cell>
          <table:table-cell table:style-name="ce1" table:number-columns-repeated="8"/>
          <table:table-cell table:number-columns-repeated="1015"/>
        </table:table-row>
        <table:table-row table:style-name="ro1">
          <table:table-cell table:style-name="ce1" office:value-type="float" office:value="31">
            <text:p>31</text:p>
          </table:table-cell>
          <table:table-cell table:style-name="ce1" table:number-columns-repeated="8"/>
          <table:table-cell table:number-columns-repeated="1015"/>
        </table:table-row>
        <table:table-row table:style-name="ro1">
          <table:table-cell table:style-name="ce1" office:value-type="float" office:value="32">
            <text:p>32</text:p>
          </table:table-cell>
          <table:table-cell table:style-name="ce1" table:number-columns-repeated="8"/>
          <table:table-cell table:number-columns-repeated="1015"/>
        </table:table-row>
        <table:table-row table:style-name="ro1">
          <table:table-cell table:style-name="ce1" office:value-type="float" office:value="33">
            <text:p>33</text:p>
          </table:table-cell>
          <table:table-cell table:style-name="ce1" table:number-columns-repeated="8"/>
          <table:table-cell table:number-columns-repeated="1015"/>
        </table:table-row>
        <table:table-row table:style-name="ro1">
          <table:table-cell table:style-name="ce1" office:value-type="float" office:value="34">
            <text:p>34</text:p>
          </table:table-cell>
          <table:table-cell table:style-name="ce1" table:number-columns-repeated="8"/>
          <table:table-cell table:number-columns-repeated="1015"/>
        </table:table-row>
        <table:table-row table:style-name="ro1">
          <table:table-cell table:style-name="ce1" office:value-type="float" office:value="35">
            <text:p>35</text:p>
          </table:table-cell>
          <table:table-cell table:style-name="ce1" table:number-columns-repeated="8"/>
          <table:table-cell table:number-columns-repeated="1015"/>
        </table:table-row>
        <table:table-row table:style-name="ro1">
          <table:table-cell table:style-name="ce1" office:value-type="float" office:value="36">
            <text:p>36</text:p>
          </table:table-cell>
          <table:table-cell table:style-name="ce1" table:number-columns-repeated="8"/>
          <table:table-cell table:number-columns-repeated="1015"/>
        </table:table-row>
        <table:table-row table:style-name="ro1">
          <table:table-cell table:style-name="ce1" office:value-type="float" office:value="37">
            <text:p>37</text:p>
          </table:table-cell>
          <table:table-cell table:style-name="ce1" table:number-columns-repeated="8"/>
          <table:table-cell table:number-columns-repeated="1015"/>
        </table:table-row>
        <table:table-row table:style-name="ro1">
          <table:table-cell table:style-name="ce1" office:value-type="float" office:value="38">
            <text:p>38</text:p>
          </table:table-cell>
          <table:table-cell table:style-name="ce1" table:number-columns-repeated="8"/>
          <table:table-cell table:number-columns-repeated="1015"/>
        </table:table-row>
        <table:table-row table:style-name="ro1">
          <table:table-cell table:style-name="ce1" office:value-type="float" office:value="39">
            <text:p>39</text:p>
          </table:table-cell>
          <table:table-cell table:style-name="ce1" table:number-columns-repeated="8"/>
          <table:table-cell table:number-columns-repeated="1015"/>
        </table:table-row>
        <table:table-row table:style-name="ro1">
          <table:table-cell table:style-name="ce1" office:value-type="float" office:value="40">
            <text:p>40</text:p>
          </table:table-cell>
          <table:table-cell table:style-name="ce1" table:number-columns-repeated="8"/>
          <table:table-cell table:number-columns-repeated="1015"/>
        </table:table-row>
        <table:table-row table:style-name="ro1">
          <table:table-cell table:style-name="ce1" office:value-type="float" office:value="41">
            <text:p>41</text:p>
          </table:table-cell>
          <table:table-cell table:style-name="ce1" table:number-columns-repeated="8"/>
          <table:table-cell table:number-columns-repeated="1015"/>
        </table:table-row>
        <table:table-row table:style-name="ro1">
          <table:table-cell table:style-name="ce1" office:value-type="float" office:value="42">
            <text:p>42</text:p>
          </table:table-cell>
          <table:table-cell table:style-name="ce1" table:number-columns-repeated="8"/>
          <table:table-cell table:number-columns-repeated="1015"/>
        </table:table-row>
        <table:table-row table:style-name="ro1">
          <table:table-cell table:style-name="ce1" office:value-type="float" office:value="43">
            <text:p>43</text:p>
          </table:table-cell>
          <table:table-cell table:style-name="ce1" table:number-columns-repeated="8"/>
          <table:table-cell table:number-columns-repeated="1015"/>
        </table:table-row>
        <table:table-row table:style-name="ro1">
          <table:table-cell table:style-name="ce1" office:value-type="float" office:value="44">
            <text:p>44</text:p>
          </table:table-cell>
          <table:table-cell table:style-name="ce1" table:number-columns-repeated="8"/>
          <table:table-cell table:number-columns-repeated="1015"/>
        </table:table-row>
        <table:table-row table:style-name="ro1">
          <table:table-cell table:style-name="ce1" office:value-type="float" office:value="45">
            <text:p>45</text:p>
          </table:table-cell>
          <table:table-cell table:style-name="ce1" table:number-columns-repeated="8"/>
          <table:table-cell table:number-columns-repeated="1015"/>
        </table:table-row>
        <table:table-row table:style-name="ro1">
          <table:table-cell table:style-name="ce1" office:value-type="float" office:value="46">
            <text:p>46</text:p>
          </table:table-cell>
          <table:table-cell table:style-name="ce1" table:number-columns-repeated="8"/>
          <table:table-cell table:number-columns-repeated="1015"/>
        </table:table-row>
        <table:table-row table:style-name="ro1">
          <table:table-cell table:style-name="ce1" office:value-type="float" office:value="47">
            <text:p>47</text:p>
          </table:table-cell>
          <table:table-cell table:style-name="ce1" table:number-columns-repeated="8"/>
          <table:table-cell table:number-columns-repeated="1015"/>
        </table:table-row>
        <table:table-row table:style-name="ro1" table:number-rows-repeated="1048525">
          <table:table-cell table:number-columns-repeated="1024"/>
        </table:table-row>
        <table:table-row table:style-name="ro1">
          <table:table-cell table:number-columns-repeated="1024"/>
        </table:table-row>
        <table:named-expressions/>
      </table:table>
      <table:table table:name="BHS INDO1" table:style-name="ta2" table:print="false">
        <office:forms form:automatic-focus="false" form:apply-design-mode="false"/>
        <table:table-column table:style-name="co9" table:visibility="collapse" table:number-columns-repeated="2"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9" table:number-columns-repeated="1016" table:default-cell-style-name="Excel_20_Built-in_20_Normal"/>
        <table:table-row table:style-name="ro1">
          <table:table-cell table:style-name="ce6" office:value-type="string">
            <text:p>1. "Rayonisasi dulu dan sekarang itu berbeda". Kalau dulu rayonisasi mengelompokkan anak untuk melanjutkan sekolah pada daerah tertentu, sekarang hanya membantu orang tua murid mendaftar sekolah. Jadi lebih bersifat pelayanan. "Sekarang, murid bebas memilih sekolah", kata Abdul Rochim, Kepala Subdinas Pendidikan Sekolah Lanjutan Tingkat Pertama (SLTP) Dinas Pendidikan Dasar Provinsi DKI Jakarta, saat ditemui Kompas sebelum acara Sosialisasi PSB 2002-2003 di Jakarta, Jumat (10/5). (Sumber: Kompas, Sabtu, 11 Mei 2002). Gagasan utama paragraf di atas adalah ........ </text:p>
          </table:table-cell>
          <table:table-cell table:style-name="ce9"/>
          <table:table-cell table:style-name="ce9" table:formula="of:=OFFSET([.$A$1];COLUMNS([.$A1:.A1])-1+(ROWS([.$A$1:.$AMJ1])-1)*7;0)" office:value-type="string" office:string-value="1. &quot;Rayonisasi dulu dan sekarang itu berbeda&quot;. Kalau dulu rayonisasi mengelompokkan anak untuk melanjutkan sekolah pada daerah tertentu, sekarang hanya membantu orang tua murid mendaftar sekolah. Jadi lebih bersifat pelayanan. &quot;Sekarang, murid bebas memilih sekolah&quot;, kata Abdul Rochim, Kepala Subdinas Pendidikan Sekolah Lanjutan Tingkat Pertama (SLTP) Dinas Pendidikan Dasar Provinsi DKI Jakarta, saat ditemui Kompas sebelum acara Sosialisasi PSB 2002-2003 di Jakarta, Jumat (10/5). (Sumber: Kompas, Sabtu, 11 Mei 2002). Gagasan utama paragraf di atas adalah ........ ">
            <text:p>1. "Rayonisasi dulu dan sekarang itu berbeda". Kalau dulu rayonisasi mengelompokkan anak untuk melanjutkan sekolah pada daerah tertentu, sekarang hanya membantu orang tua murid mendaftar sekolah. Jadi lebih bersifat pelayanan. "Sekarang, murid bebas memilih sekolah", kata Abdul Rochim, Kepala Subdinas Pendidikan Sekolah Lanjutan Tingkat Pertama (SLTP) Dinas Pendidikan Dasar Provinsi DKI Jakarta, saat ditemui Kompas sebelum acara Sosialisasi PSB 2002-2003 di Jakarta, Jumat (10/5). (Sumber: Kompas, Sabtu, 11 Mei 2002). Gagasan utama paragraf di atas adalah ........ </text:p>
          </table:table-cell>
          <table:table-cell table:style-name="ce9" table:formula="of:=OFFSET([.$A$1];COLUMNS([.$A1:.B1])-1+(ROWS([.$A$1:.$AMJ1])-1)*7;0)" office:value-type="string" office:string-value="perbedaan pengertian rayonisasi dulu dengan sekarang ">
            <text:p>perbedaan pengertian rayonisasi dulu dengan sekarang </text:p>
          </table:table-cell>
          <table:table-cell table:style-name="ce9" table:formula="of:=OFFSET([.$A$1];COLUMNS([.$A1:.C1])-1+(ROWS([.$A$1:.$AMJ1])-1)*7;0)" office:value-type="string" office:string-value="rayonisasi adalah mengelompokkan anak untuk melanjutkan ">
            <text:p>rayonisasi adalah mengelompokkan anak untuk melanjutkan </text:p>
          </table:table-cell>
          <table:table-cell table:style-name="ce9" table:formula="of:=OFFSET([.$A$1];COLUMNS([.$A1:.D1])-1+(ROWS([.$A$1:.$AMJ1])-1)*7;0)" office:value-type="string" office:string-value="rayonisasi adalah wujud yang bersifat pelayanan ">
            <text:p>rayonisasi adalah wujud yang bersifat pelayanan </text:p>
          </table:table-cell>
          <table:table-cell table:style-name="ce9" table:formula="of:=OFFSET([.$A$1];COLUMNS([.$A1:.E1])-1+(ROWS([.$A$1:.$AMJ1])-1)*7;0)" office:value-type="string" office:string-value="kebebasan murid untuk memilih sekolah ">
            <text:p>kebebasan murid untuk memilih sekolah </text:p>
          </table:table-cell>
          <table:table-cell table:style-name="ce9" table:formula="of:=OFFSET([.$A$1];COLUMNS([.$A1:.F1])-1+(ROWS([.$A$1:.$AMJ1])-1)*7;0)" office:value-type="string" office:string-value="pernyataan Kepala Subdinas Pendidikan SLTP ">
            <text:p>pernyataan Kepala Subdinas Pendidikan SLTP </text:p>
          </table:table-cell>
          <table:table-cell table:style-name="ce9" table:formula="of:=OFFSET([.$A$1];COLUMNS([.$A1:.G1])-1+(ROWS([.$A$1:.$AMJ1])-1)*7;0)" office:value-type="string" office:string-value="Ans: a ">
            <text:p>Ans: a </text:p>
          </table:table-cell>
          <table:table-cell table:style-name="ce9" table:number-columns-repeated="1015"/>
        </table:table-row>
        <table:table-row table:style-name="ro1">
          <table:table-cell table:style-name="ce6" office:value-type="string">
            <text:p>perbedaan pengertian rayonisasi dulu dengan sekarang </text:p>
          </table:table-cell>
          <table:table-cell table:style-name="ce9"/>
          <table:table-cell table:style-name="ce9" table:formula="of:=OFFSET([.$A$1];COLUMNS([.$A2:.A2])-1+(ROWS([.$A$1:.$AMJ2])-1)*7;0)" office:value-type="string" office:string-value="2. Kalimat yang berisi penjelasan isi tabel di atas yang tepat adalah ........">
            <text:p>2. Kalimat yang berisi penjelasan isi tabel di atas yang tepat adalah ........</text:p>
          </table:table-cell>
          <table:table-cell table:style-name="ce9" table:formula="of:=OFFSET([.$A$1];COLUMNS([.$A2:.B2])-1+(ROWS([.$A$1:.$AMJ2])-1)*7;0)" office:value-type="string" office:string-value="Tanaman padi yang mengalami kekeringan berat di Subang dan Blora berjumlah 249 h">
            <text:p>Tanaman padi yang mengalami kekeringan berat di Subang dan Blora berjumlah 249 h</text:p>
          </table:table-cell>
          <table:table-cell table:style-name="ce9" table:formula="of:=OFFSET([.$A$1];COLUMNS([.$A2:.C2])-1+(ROWS([.$A$1:.$AMJ2])-1)*7;0)" office:value-type="string" office:string-value="Tanaman padi di Jepara dan Blora mengalami kekeringan secara keseluruhan berjumlah 565 h">
            <text:p>Tanaman padi di Jepara dan Blora mengalami kekeringan secara keseluruhan berjumlah 565 h</text:p>
          </table:table-cell>
          <table:table-cell table:style-name="ce9" table:formula="of:=OFFSET([.$A$1];COLUMNS([.$A2:.D2])-1+(ROWS([.$A$1:.$AMJ2])-1)*7;0)" office:value-type="string" office:string-value="Tanaman padi yang mengalami kekeringan ringan di Bekasi dan Karawang berjumlah 1175 h">
            <text:p>Tanaman padi yang mengalami kekeringan ringan di Bekasi dan Karawang berjumlah 1175 h</text:p>
          </table:table-cell>
          <table:table-cell table:style-name="ce9" table:formula="of:=OFFSET([.$A$1];COLUMNS([.$A2:.E2])-1+(ROWS([.$A$1:.$AMJ2])-1)*7;0)" office:value-type="string" office:string-value="Tanaman padi di daerah Pantura dan Jawa yang mengalami kekeringan sedang berjumlah 2347 h">
            <text:p>Tanaman padi di daerah Pantura dan Jawa yang mengalami kekeringan sedang berjumlah 2347 h</text:p>
          </table:table-cell>
          <table:table-cell table:style-name="ce9" table:formula="of:=OFFSET([.$A$1];COLUMNS([.$A2:.F2])-1+(ROWS([.$A$1:.$AMJ2])-1)*7;0)" office:value-type="string" office:string-value="Tanaman padi yang terancam kekeringan di daerah Indramayu berjumlah 10489 h">
            <text:p>Tanaman padi yang terancam kekeringan di daerah Indramayu berjumlah 10489 h</text:p>
          </table:table-cell>
          <table:table-cell table:style-name="ce9" table:formula="of:=OFFSET([.$A$1];COLUMNS([.$A2:.G2])-1+(ROWS([.$A$1:.$AMJ2])-1)*7;0)" office:value-type="string" office:string-value="Ans: e ">
            <text:p>Ans: e </text:p>
          </table:table-cell>
          <table:table-cell table:style-name="ce9" table:number-columns-repeated="1015"/>
        </table:table-row>
        <table:table-row table:style-name="ro1">
          <table:table-cell table:style-name="ce6" office:value-type="string">
            <text:p>rayonisasi adalah mengelompokkan anak untuk melanjutkan </text:p>
          </table:table-cell>
          <table:table-cell table:style-name="ce9"/>
          <table:table-cell table:style-name="ce9" table:formula="of:=OFFSET([.$A$1];COLUMNS([.$A3:.A3])-1+(ROWS([.$A$1:.$AMJ3])-1)*7;0)" office:value-type="string" office:string-value="2. Ali Akbar Navis (A.Navis). Lahir di Padang Panjang, Sumatera Barat, tanggal 17 November 1924.   Ia tamat perguruan INS di Kayu tanam tahun 1943. Pada masa Jepang Navis bekerja pada pabrik porselen di Padang Panjang, kemudian jadi guru, tahun1952 jadi Kepala Urusan Kesenian perwakilan Jawatan Kebudayaan Sumatera Tengah. Pada tahun 1950 ia mulai mengikuti perkembangan kesusastraan secara aktif, mengarang cerita pendek dan sandiwara radio.    Cerita-ceritanya dalam Mimbar Indonesia, siasat, Kisah, Sastra, dan lain-lain. la sebagai pemenang hadiah majalah Kisah pada tahun 1955. Karya-karyanya ialah: Robohnya Surau Kami (1956), Bianglala (1963), Hujan Panas (1963), Kemarau (1967), semuanya diterbitkan oleh N.V. NusantarKalimat tanya yang sesuai dengan isi bacaan biografi di atas adalah ........ ">
            <text:p>2. Ali Akbar Navis (A.Navis). Lahir di Padang Panjang, Sumatera Barat, tanggal 17 November 1924. <text:s text:c="2"/>Ia tamat perguruan INS di Kayu tanam tahun 1943. Pada masa Jepang Navis bekerja pada pabrik porselen di Padang Panjang, kemudian jadi guru, tahun1952 jadi Kepala Urusan Kesenian perwakilan Jawatan Kebudayaan Sumatera Tengah. Pada tahun 1950 ia mulai mengikuti perkembangan kesusastraan secara aktif, mengarang cerita pendek dan sandiwara radio. <text:s text:c="3"/>Cerita-ceritanya dalam Mimbar Indonesia, siasat, Kisah, Sastra, dan lain-lain. la sebagai pemenang hadiah majalah Kisah pada tahun 1955. Karya-karyanya ialah: Robohnya Surau Kami (1956), Bianglala (1963), Hujan Panas (1963), Kemarau (1967), semuanya diterbitkan oleh N.V. NusantarKalimat tanya yang sesuai dengan isi bacaan biografi di atas adalah ........ </text:p>
          </table:table-cell>
          <table:table-cell table:style-name="ce9" table:formula="of:=OFFSET([.$A$1];COLUMNS([.$A3:.B3])-1+(ROWS([.$A$1:.$AMJ3])-1)*7;0)" office:value-type="string" office:string-value="Kapan A.Navis mulai mengikuti perkembangan kesusastraan secara aktif? ">
            <text:p>Kapan A.Navis mulai mengikuti perkembangan kesusastraan secara aktif? </text:p>
          </table:table-cell>
          <table:table-cell table:style-name="ce9" table:formula="of:=OFFSET([.$A$1];COLUMNS([.$A3:.C3])-1+(ROWS([.$A$1:.$AMJ3])-1)*7;0)" office:value-type="string" office:string-value="Bagaimana pandangan A.Navis terhadap perkembangan kesusastraan Indonesia? ">
            <text:p>Bagaimana pandangan A.Navis terhadap perkembangan kesusastraan Indonesia? </text:p>
          </table:table-cell>
          <table:table-cell table:style-name="ce9" table:formula="of:=OFFSET([.$A$1];COLUMNS([.$A3:.D3])-1+(ROWS([.$A$1:.$AMJ3])-1)*7;0)" office:value-type="string" office:string-value="Mengapa A.Navis mendapatkan hadiah majalah Kisah pada tahun l955? ">
            <text:p>Mengapa A.Navis mendapatkan hadiah majalah Kisah pada tahun l955? </text:p>
          </table:table-cell>
          <table:table-cell table:style-name="ce9" table:formula="of:=OFFSET([.$A$1];COLUMNS([.$A3:.E3])-1+(ROWS([.$A$1:.$AMJ3])-1)*7;0)" office:value-type="string" office:string-value="Mengapa A.Navis tidak pernah menciptakan karya sastra berbentuk puisi? ">
            <text:p>Mengapa A.Navis tidak pernah menciptakan karya sastra berbentuk puisi? </text:p>
          </table:table-cell>
          <table:table-cell table:style-name="ce9" table:formula="of:=OFFSET([.$A$1];COLUMNS([.$A3:.F3])-1+(ROWS([.$A$1:.$AMJ3])-1)*7;0)" office:value-type="string" office:string-value="Bagaimana cara A.Navis dalam menciptakan karya sastra berbentuk cerpen? ">
            <text:p>Bagaimana cara A.Navis dalam menciptakan karya sastra berbentuk cerpen? </text:p>
          </table:table-cell>
          <table:table-cell table:style-name="ce9" table:formula="of:=OFFSET([.$A$1];COLUMNS([.$A3:.G3])-1+(ROWS([.$A$1:.$AMJ3])-1)*7;0)" office:value-type="string" office:string-value="Ans: a ">
            <text:p>Ans: a </text:p>
          </table:table-cell>
          <table:table-cell table:style-name="ce9" table:number-columns-repeated="1015"/>
        </table:table-row>
        <table:table-row table:style-name="ro1">
          <table:table-cell table:style-name="ce6" office:value-type="string">
            <text:p>rayonisasi adalah wujud yang bersifat pelayanan </text:p>
          </table:table-cell>
          <table:table-cell table:style-name="ce9"/>
          <table:table-cell table:style-name="ce9" table:formula="of:=OFFSET([.$A$1];COLUMNS([.$A4:.A4])-1+(ROWS([.$A$1:.$AMJ4])-1)*7;0)" office:value-type="string" office:string-value="4. Paragraf 1 Hakikat hidup adalah bekerjDapat dikatakan bahwa salah satu ciri manusia hidup adalah bekerjOleh karena itu, bekerja tidak bisa dilepaskan dari kehidupan manusia, baik secara fisik maupun psikis. Paragraf 2 Antara bekerja dan kesehatan manusia saling berhubungan bahkan saling berpengaruh. Hal ini terbukti misalnya dari kenyataan bahwa seseorang menjadi lebih sehat bila ia bekerja daripada tidak bekerjAtau kenyataan yang lain sebaliknya, yaitu seseorang yang bekerja malah menjadi sakit karena kondisi pekerjaannya tidak sesuai dengan karakteristik orang itu.Titik pandang kedua paragraf di atas adalah ........ ">
            <text:p>4. Paragraf 1 Hakikat hidup adalah bekerjDapat dikatakan bahwa salah satu ciri manusia hidup adalah bekerjOleh karena itu, bekerja tidak bisa dilepaskan dari kehidupan manusia, baik secara fisik maupun psikis. Paragraf 2 Antara bekerja dan kesehatan manusia saling berhubungan bahkan saling berpengaruh. Hal ini terbukti misalnya dari kenyataan bahwa seseorang menjadi lebih sehat bila ia bekerja daripada tidak bekerjAtau kenyataan yang lain sebaliknya, yaitu seseorang yang bekerja malah menjadi sakit karena kondisi pekerjaannya tidak sesuai dengan karakteristik orang itu.Titik pandang kedua paragraf di atas adalah ........ </text:p>
          </table:table-cell>
          <table:table-cell table:style-name="ce9" table:formula="of:=OFFSET([.$A$1];COLUMNS([.$A4:.B4])-1+(ROWS([.$A$1:.$AMJ4])-1)*7;0)" office:value-type="string" office:string-value="Paragraf 1 menyoroti hakikat bekerja dan paragraf 2 menyoroti hubungan bekerja dengan kehidupan. ">
            <text:p>Paragraf 1 menyoroti hakikat bekerja dan paragraf 2 menyoroti hubungan bekerja dengan kehidupan. </text:p>
          </table:table-cell>
          <table:table-cell table:style-name="ce9" table:formula="of:=OFFSET([.$A$1];COLUMNS([.$A4:.C4])-1+(ROWS([.$A$1:.$AMJ4])-1)*7;0)" office:value-type="string" office:string-value="Paragraf 1 menyoroti hakikat hidup dan paragraf 2 menyoroti hubungan bekerja dengan kesehatan. ">
            <text:p>Paragraf 1 menyoroti hakikat hidup dan paragraf 2 menyoroti hubungan bekerja dengan kesehatan. </text:p>
          </table:table-cell>
          <table:table-cell table:style-name="ce9" table:formula="of:=OFFSET([.$A$1];COLUMNS([.$A4:.D4])-1+(ROWS([.$A$1:.$AMJ4])-1)*7;0)" office:value-type="string" office:string-value="Paragraf 1 menyoroti ciri manusia bekerja dan paragraf 2 menyoroti manfaat bekerj">
            <text:p>Paragraf 1 menyoroti ciri manusia bekerja dan paragraf 2 menyoroti manfaat bekerj</text:p>
          </table:table-cell>
          <table:table-cell table:style-name="ce9" table:formula="of:=OFFSET([.$A$1];COLUMNS([.$A4:.E4])-1+(ROWS([.$A$1:.$AMJ4])-1)*7;0)" office:value-type="string" office:string-value="Paragraf 1 menyoroti masalah bekerja dalam kehidupan manusia dan paragraf 2 menyoroti kesehatan manusia ditentukan pekerjaanny">
            <text:p>Paragraf 1 menyoroti masalah bekerja dalam kehidupan manusia dan paragraf 2 menyoroti kesehatan manusia ditentukan pekerjaanny</text:p>
          </table:table-cell>
          <table:table-cell table:style-name="ce9" table:formula="of:=OFFSET([.$A$1];COLUMNS([.$A4:.F4])-1+(ROWS([.$A$1:.$AMJ4])-1)*7;0)" office:value-type="string" office:string-value="Paragraf 1 menyoroti faktor fisik dan psikis dan paragraf 2 menyoroti karakteristik seseorang. ">
            <text:p>Paragraf 1 menyoroti faktor fisik dan psikis dan paragraf 2 menyoroti karakteristik seseorang. </text:p>
          </table:table-cell>
          <table:table-cell table:style-name="ce9" table:formula="of:=OFFSET([.$A$1];COLUMNS([.$A4:.G4])-1+(ROWS([.$A$1:.$AMJ4])-1)*7;0)" office:value-type="string" office:string-value="Ans: b ">
            <text:p>Ans: b </text:p>
          </table:table-cell>
          <table:table-cell table:style-name="ce9" table:number-columns-repeated="1015"/>
        </table:table-row>
        <table:table-row table:style-name="ro1">
          <table:table-cell table:style-name="ce6" office:value-type="string">
            <text:p>kebebasan murid untuk memilih sekolah </text:p>
          </table:table-cell>
          <table:table-cell table:style-name="ce9"/>
          <table:table-cell table:style-name="ce9" table:formula="of:=OFFSET([.$A$1];COLUMNS([.$A5:.A5])-1+(ROWS([.$A$1:.$AMJ5])-1)*7;0)" office:value-type="string" office:string-value="5. (1) Peserta Perubahaan Inti Rakyat (PIR) kelapa sawit, di desa Suka Makmur bukan hanya memerlukan rumah yang layak huni. (2) Mereka tahu betul arti rumah yang sehat dan indah. (3) Untuk bisa memilih rumah, mereka sebaiknya melakukan arisan di antara kelompok tani. (4) Sekarang di desa yang ditempati tahun 1986 itu telah berdiri&quot; 2200 rumah permanen dengan ukuran rata-rata 12 x 14 meter. (5) Dua puluh anggota kelompok tani Bunga Kantil memiliki rumah baru dan permanen. Kalimat yang berisi fakta terdapat pada nomor ........ ">
            <text:p>5. (1) Peserta Perubahaan Inti Rakyat (PIR) kelapa sawit, di desa Suka Makmur bukan hanya memerlukan rumah yang layak huni. (2) Mereka tahu betul arti rumah yang sehat dan indah. (3) Untuk bisa memilih rumah, mereka sebaiknya melakukan arisan di antara kelompok tani. (4) Sekarang di desa yang ditempati tahun 1986 itu telah berdiri" 2200 rumah permanen dengan ukuran rata-rata 12 x 14 meter. (5) Dua puluh anggota kelompok tani Bunga Kantil memiliki rumah baru dan permanen. Kalimat yang berisi fakta terdapat pada nomor ........ </text:p>
          </table:table-cell>
          <table:table-cell table:style-name="ce9" table:formula="of:=OFFSET([.$A$1];COLUMNS([.$A5:.B5])-1+(ROWS([.$A$1:.$AMJ5])-1)*7;0)" office:value-type="string" office:string-value="1 dan 2 ">
            <text:p>1 dan 2 </text:p>
          </table:table-cell>
          <table:table-cell table:style-name="ce9" table:formula="of:=OFFSET([.$A$1];COLUMNS([.$A5:.C5])-1+(ROWS([.$A$1:.$AMJ5])-1)*7;0)" office:value-type="string" office:string-value="1 dan 3 ">
            <text:p>1 dan 3 </text:p>
          </table:table-cell>
          <table:table-cell table:style-name="ce9" table:formula="of:=OFFSET([.$A$1];COLUMNS([.$A5:.D5])-1+(ROWS([.$A$1:.$AMJ5])-1)*7;0)" office:value-type="string" office:string-value="3 dan 4 ">
            <text:p>3 dan 4 </text:p>
          </table:table-cell>
          <table:table-cell table:style-name="ce9" table:formula="of:=OFFSET([.$A$1];COLUMNS([.$A5:.E5])-1+(ROWS([.$A$1:.$AMJ5])-1)*7;0)" office:value-type="string" office:string-value="3 dan 5 ">
            <text:p>3 dan 5 </text:p>
          </table:table-cell>
          <table:table-cell table:style-name="ce9" table:formula="of:=OFFSET([.$A$1];COLUMNS([.$A5:.F5])-1+(ROWS([.$A$1:.$AMJ5])-1)*7;0)" office:value-type="string" office:string-value="4 dan 5 ">
            <text:p>4 dan 5 </text:p>
          </table:table-cell>
          <table:table-cell table:style-name="ce9" table:formula="of:=OFFSET([.$A$1];COLUMNS([.$A5:.G5])-1+(ROWS([.$A$1:.$AMJ5])-1)*7;0)" office:value-type="string" office:string-value="Ans: e ">
            <text:p>Ans: e </text:p>
          </table:table-cell>
          <table:table-cell table:style-name="ce9" table:number-columns-repeated="1015"/>
        </table:table-row>
        <table:table-row table:style-name="ro1">
          <table:table-cell table:style-name="ce6" office:value-type="string">
            <text:p>pernyataan Kepala Subdinas Pendidikan SLTP </text:p>
          </table:table-cell>
          <table:table-cell table:style-name="ce9"/>
          <table:table-cell table:style-name="ce9" table:formula="of:=OFFSET([.$A$1];COLUMNS([.$A6:.A6])-1+(ROWS([.$A$1:.$AMJ6])-1)*7;0)" office:value-type="string" office:string-value="6. Sudah semestinyalah pemimpin Amerika tersebut mengambil langkah tegas seperti itu. Kalau tidak, bukan saja kepentingan rakyat Amerika yang akan dirugikan tetapi lebih besar lagi kepentingan ekonomi Amerika dalam kaitannya dengan kepercayaan asing yang akan dirugikan. Dengan langkah baru seperti yang diumumkan oleh Presiden Bush, kelak 213 tindak korupsi akan disiarkan ke publik dan dihukum. Akuntansi perusahaan juga akan ditarik keluar sistem yang kurang terbuka (out of the shadows). Dengan langkah itu pula, kepentingan investor kecil dan pemegang pensiun akan dilindungi. Pandangan redaksi pada tajuk rencana terdapat dalam kalimat ........ ">
            <text:p>6. Sudah semestinyalah pemimpin Amerika tersebut mengambil langkah tegas seperti itu. Kalau tidak, bukan saja kepentingan rakyat Amerika yang akan dirugikan tetapi lebih besar lagi kepentingan ekonomi Amerika dalam kaitannya dengan kepercayaan asing yang akan dirugikan. Dengan langkah baru seperti yang diumumkan oleh Presiden Bush, kelak 213 tindak korupsi akan disiarkan ke publik dan dihukum. Akuntansi perusahaan juga akan ditarik keluar sistem yang kurang terbuka (out of the shadows). Dengan langkah itu pula, kepentingan investor kecil dan pemegang pensiun akan dilindungi. Pandangan redaksi pada tajuk rencana terdapat dalam kalimat ........ </text:p>
          </table:table-cell>
          <table:table-cell table:style-name="ce9" table:formula="of:=OFFSET([.$A$1];COLUMNS([.$A6:.B6])-1+(ROWS([.$A$1:.$AMJ6])-1)*7;0)" office:value-type="string" office:string-value="Kepentingan ekonomi AS dirugikan cukup besar gara-gara skandal akuntansi yang dilakukan presiden. ">
            <text:p>Kepentingan ekonomi AS dirugikan cukup besar gara-gara skandal akuntansi yang dilakukan presiden. </text:p>
          </table:table-cell>
          <table:table-cell table:style-name="ce9" table:formula="of:=OFFSET([.$A$1];COLUMNS([.$A6:.C6])-1+(ROWS([.$A$1:.$AMJ6])-1)*7;0)" office:value-type="string" office:string-value="Perusahaan akuntansi akan ditarik dari sistem yang kurang terbuka (out of the shadows). ">
            <text:p>Perusahaan akuntansi akan ditarik dari sistem yang kurang terbuka (out of the shadows). </text:p>
          </table:table-cell>
          <table:table-cell table:style-name="ce9" table:formula="of:=OFFSET([.$A$1];COLUMNS([.$A6:.D6])-1+(ROWS([.$A$1:.$AMJ6])-1)*7;0)" office:value-type="string" office:string-value="Dengan keterbukaan, kepentingan investor kecil dan pemegang pensiun akan dilindungi. ">
            <text:p>Dengan keterbukaan, kepentingan investor kecil dan pemegang pensiun akan dilindungi. </text:p>
          </table:table-cell>
          <table:table-cell table:style-name="ce9" table:formula="of:=OFFSET([.$A$1];COLUMNS([.$A6:.E6])-1+(ROWS([.$A$1:.$AMJ6])-1)*7;0)" office:value-type="string" office:string-value="Sudah semestinyalah pemimpin AS mengambil tindakan tegas terhadap perusahaan yang korupsi. ">
            <text:p>Sudah semestinyalah pemimpin AS mengambil tindakan tegas terhadap perusahaan yang korupsi. </text:p>
          </table:table-cell>
          <table:table-cell table:style-name="ce9" table:formula="of:=OFFSET([.$A$1];COLUMNS([.$A6:.F6])-1+(ROWS([.$A$1:.$AMJ6])-1)*7;0)" office:value-type="string" office:string-value="Kelak, tindak korupsi akan disiarkan ke publik dan dihukum sebagai langkah awal dari presiden. ">
            <text:p>Kelak, tindak korupsi akan disiarkan ke publik dan dihukum sebagai langkah awal dari presiden. </text:p>
          </table:table-cell>
          <table:table-cell table:style-name="ce9" table:formula="of:=OFFSET([.$A$1];COLUMNS([.$A6:.G6])-1+(ROWS([.$A$1:.$AMJ6])-1)*7;0)" office:value-type="string" office:string-value="Ans: C ">
            <text:p>Ans: C </text:p>
          </table:table-cell>
          <table:table-cell table:style-name="ce9" table:number-columns-repeated="1015"/>
        </table:table-row>
        <table:table-row table:style-name="ro1">
          <table:table-cell table:style-name="ce6" office:value-type="string">
            <text:p>Ans: a </text:p>
          </table:table-cell>
          <table:table-cell table:style-name="ce9"/>
          <table:table-cell table:style-name="ce9" table:formula="of:=OFFSET([.$A$1];COLUMNS([.$A7:.A7])-1+(ROWS([.$A$1:.$AMJ7])-1)*7;0)" office:value-type="string" office:string-value="7. Doktor Mumu Sutisno dari Bandung telah menemukan hormon yang bisa mengembangkan produksi padi sampai 200%. Mumu Sutisno menamakan hormon temuannya ini Bioregulator (Bioreg). Dengan menyemprotkan hormon itu pada tanaman padi muda, menurut Mumu, rumpun-rumpun padi akan cepat beranak pinak. Rumpun padi normal pada umumnya berisi sekitar 35 anakan. Bioreg, kata Mumu pula, membuat jumlah anakan padi itu meningkat menjadi 60-70 batang per rumpun. Sawah makin rimbun, produksi berlipat. &quot;Penambahan gabah panen mencapai 55-220%,&quot; ujar Mumu. Konsep yang tepat sesuai dengan wacana di atas adalah ........ ">
            <text:p>7. Doktor Mumu Sutisno dari Bandung telah menemukan hormon yang bisa mengembangkan produksi padi sampai 200%. Mumu Sutisno menamakan hormon temuannya ini Bioregulator (Bioreg). Dengan menyemprotkan hormon itu pada tanaman padi muda, menurut Mumu, rumpun-rumpun padi akan cepat beranak pinak. Rumpun padi normal pada umumnya berisi sekitar 35 anakan. Bioreg, kata Mumu pula, membuat jumlah anakan padi itu meningkat menjadi 60-70 batang per rumpun. Sawah makin rimbun, produksi berlipat. "Penambahan gabah panen mencapai 55-220%," ujar Mumu. Konsep yang tepat sesuai dengan wacana di atas adalah ........ </text:p>
          </table:table-cell>
          <table:table-cell table:style-name="ce9" table:formula="of:=OFFSET([.$A$1];COLUMNS([.$A7:.B7])-1+(ROWS([.$A$1:.$AMJ7])-1)*7;0)" office:value-type="string" office:string-value="Bioregulator adalah hormon temuan Doktor Mumu. ">
            <text:p>Bioregulator adalah hormon temuan Doktor Mumu. </text:p>
          </table:table-cell>
          <table:table-cell table:style-name="ce9" table:formula="of:=OFFSET([.$A$1];COLUMNS([.$A7:.C7])-1+(ROWS([.$A$1:.$AMJ7])-1)*7;0)" office:value-type="string" office:string-value="Bioregulator merupakan hormon yang dapat meningkatkan produksi padi. sampai dua kali lipat. ">
            <text:p>Bioregulator merupakan hormon yang dapat meningkatkan produksi padi. sampai dua kali lipat. </text:p>
          </table:table-cell>
          <table:table-cell table:style-name="ce9" table:formula="of:=OFFSET([.$A$1];COLUMNS([.$A7:.D7])-1+(ROWS([.$A$1:.$AMJ7])-1)*7;0)" office:value-type="string" office:string-value="Bioregulator dapat meningkatkan rumpun padi sampai 60-70%. ">
            <text:p>Bioregulator dapat meningkatkan rumpun padi sampai 60-70%. </text:p>
          </table:table-cell>
          <table:table-cell table:style-name="ce9" table:formula="of:=OFFSET([.$A$1];COLUMNS([.$A7:.E7])-1+(ROWS([.$A$1:.$AMJ7])-1)*7;0)" office:value-type="string" office:string-value="Bioregulator dapat menjadikan sawah makin rimbun. ">
            <text:p>Bioregulator dapat menjadikan sawah makin rimbun. </text:p>
          </table:table-cell>
          <table:table-cell table:style-name="ce9" table:formula="of:=OFFSET([.$A$1];COLUMNS([.$A7:.F7])-1+(ROWS([.$A$1:.$AMJ7])-1)*7;0)" office:value-type="string" office:string-value="Doktor Mumu Sutisno adalah penemu hormon bioregulator yang dapat meningkatkan produksi padi. ">
            <text:p>Doktor Mumu Sutisno adalah penemu hormon bioregulator yang dapat meningkatkan produksi padi. </text:p>
          </table:table-cell>
          <table:table-cell table:style-name="ce9" table:formula="of:=OFFSET([.$A$1];COLUMNS([.$A7:.G7])-1+(ROWS([.$A$1:.$AMJ7])-1)*7;0)" office:value-type="string" office:string-value="Ans: e ">
            <text:p>Ans: e </text:p>
          </table:table-cell>
          <table:table-cell table:style-name="ce9" table:number-columns-repeated="1015"/>
        </table:table-row>
        <table:table-row table:style-name="ro1">
          <table:table-cell table:style-name="ce6" office:value-type="string">
            <text:p>2. Kalimat yang berisi penjelasan isi tabel di atas yang tepat adalah ........</text:p>
          </table:table-cell>
          <table:table-cell table:style-name="ce9"/>
          <table:table-cell table:style-name="ce9" table:formula="of:=OFFSET([.$A$1];COLUMNS([.$A8:.A8])-1+(ROWS([.$A$1:.$AMJ8])-1)*7;0)" office:value-type="string" office:string-value="8. Pihak pengacara terdakwa akhirnya mengajukan kasasi kepada Mahkamah Agung. Istilah kasasi berarti ........ ">
            <text:p>8. Pihak pengacara terdakwa akhirnya mengajukan kasasi kepada Mahkamah Agung. Istilah kasasi berarti ........ </text:p>
          </table:table-cell>
          <table:table-cell table:style-name="ce9" table:formula="of:=OFFSET([.$A$1];COLUMNS([.$A8:.B8])-1+(ROWS([.$A$1:.$AMJ8])-1)*7;0)" office:value-type="string" office:string-value="terdakwa menyetujui vonis yang dijatuhkan hakim ">
            <text:p>terdakwa menyetujui vonis yang dijatuhkan hakim </text:p>
          </table:table-cell>
          <table:table-cell table:style-name="ce9" table:formula="of:=OFFSET([.$A$1];COLUMNS([.$A8:.C8])-1+(ROWS([.$A$1:.$AMJ8])-1)*7;0)" office:value-type="string" office:string-value="keberatan jaksa atas pembelaan pengacara ">
            <text:p>keberatan jaksa atas pembelaan pengacara </text:p>
          </table:table-cell>
          <table:table-cell table:style-name="ce9" table:formula="of:=OFFSET([.$A$1];COLUMNS([.$A8:.D8])-1+(ROWS([.$A$1:.$AMJ8])-1)*7;0)" office:value-type="string" office:string-value="permohonan terdakwa agar hakim berlaku adil ">
            <text:p>permohonan terdakwa agar hakim berlaku adil </text:p>
          </table:table-cell>
          <table:table-cell table:style-name="ce9" table:formula="of:=OFFSET([.$A$1];COLUMNS([.$A8:.E8])-1+(ROWS([.$A$1:.$AMJ8])-1)*7;0)" office:value-type="string" office:string-value="pembatalan atau pernyataan tidak sah ">
            <text:p>pembatalan atau pernyataan tidak sah </text:p>
          </table:table-cell>
          <table:table-cell table:style-name="ce9" table:formula="of:=OFFSET([.$A$1];COLUMNS([.$A8:.F8])-1+(ROWS([.$A$1:.$AMJ8])-1)*7;0)" office:value-type="string" office:string-value="persetujuan pihak pengacara atas vonis hakim ">
            <text:p>persetujuan pihak pengacara atas vonis hakim </text:p>
          </table:table-cell>
          <table:table-cell table:style-name="ce9" table:formula="of:=OFFSET([.$A$1];COLUMNS([.$A8:.G8])-1+(ROWS([.$A$1:.$AMJ8])-1)*7;0)" office:value-type="string" office:string-value="Ans: d ">
            <text:p>Ans: d </text:p>
          </table:table-cell>
          <table:table-cell table:style-name="ce9" table:number-columns-repeated="1015"/>
        </table:table-row>
        <table:table-row table:style-name="ro1">
          <table:table-cell table:style-name="ce6" office:value-type="string">
            <text:p>Tanaman padi yang mengalami kekeringan berat di Subang dan Blora berjumlah 249 h</text:p>
          </table:table-cell>
          <table:table-cell table:style-name="ce9"/>
          <table:table-cell table:style-name="ce9" table:formula="of:=OFFSET([.$A$1];COLUMNS([.$A9:.A9])-1+(ROWS([.$A$1:.$AMJ9])-1)*7;0)" office:value-type="string" office:string-value="9. Makna imbuhan men-kan pada kalimat &quot;Ayah membelikan saya sepatu baru. &quot; sama dengan makna imbuhan meN-kan yang terdapat pada kalimat ........ ">
            <text:p>9. Makna imbuhan men-kan pada kalimat "Ayah membelikan saya sepatu baru. " sama dengan makna imbuhan meN-kan yang terdapat pada kalimat ........ </text:p>
          </table:table-cell>
          <table:table-cell table:style-name="ce9" table:formula="of:=OFFSET([.$A$1];COLUMNS([.$A9:.B9])-1+(ROWS([.$A$1:.$AMJ9])-1)*7;0)" office:value-type="string" office:string-value="Dia mengambilkan ayah kaca mat">
            <text:p>Dia mengambilkan ayah kaca mat</text:p>
          </table:table-cell>
          <table:table-cell table:style-name="ce9" table:formula="of:=OFFSET([.$A$1];COLUMNS([.$A9:.C9])-1+(ROWS([.$A$1:.$AMJ9])-1)*7;0)" office:value-type="string" office:string-value="Tono memasukkan sepeda motornya ke garasi. ">
            <text:p>Tono memasukkan sepeda motornya ke garasi. </text:p>
          </table:table-cell>
          <table:table-cell table:style-name="ce9" table:formula="of:=OFFSET([.$A$1];COLUMNS([.$A9:.D9])-1+(ROWS([.$A$1:.$AMJ9])-1)*7;0)" office:value-type="string" office:string-value="Saya menyerahkan surat-surat kepada kepala sekolah. ">
            <text:p>Saya menyerahkan surat-surat kepada kepala sekolah. </text:p>
          </table:table-cell>
          <table:table-cell table:style-name="ce9" table:formula="of:=OFFSET([.$A$1];COLUMNS([.$A9:.E9])-1+(ROWS([.$A$1:.$AMJ9])-1)*7;0)" office:value-type="string" office:string-value="Nita meletakkan tasnya di mej">
            <text:p>Nita meletakkan tasnya di mej</text:p>
          </table:table-cell>
          <table:table-cell table:style-name="ce9" table:formula="of:=OFFSET([.$A$1];COLUMNS([.$A9:.F9])-1+(ROWS([.$A$1:.$AMJ9])-1)*7;0)" office:value-type="string" office:string-value="Dia menjahitkan baju kepada Bu Rini. ">
            <text:p>Dia menjahitkan baju kepada Bu Rini. </text:p>
          </table:table-cell>
          <table:table-cell table:style-name="ce9" table:formula="of:=OFFSET([.$A$1];COLUMNS([.$A9:.G9])-1+(ROWS([.$A$1:.$AMJ9])-1)*7;0)" office:value-type="string" office:string-value="Ans: a ">
            <text:p>Ans: a </text:p>
          </table:table-cell>
          <table:table-cell table:style-name="ce9" table:number-columns-repeated="1015"/>
        </table:table-row>
        <table:table-row table:style-name="ro1">
          <table:table-cell table:style-name="ce6" office:value-type="string">
            <text:p>Tanaman padi di Jepara dan Blora mengalami kekeringan secara keseluruhan berjumlah 565 h</text:p>
          </table:table-cell>
          <table:table-cell table:style-name="ce9"/>
          <table:table-cell table:style-name="ce9" table:formula="of:=OFFSET([.$A$1];COLUMNS([.$A10:.A10])-1+(ROWS([.$A$1:.$AMJ10])-1)*7;0)" office:value-type="string" office:string-value="10. Berdasarkan perkiraan kami, pengunjung konser itu pasti melimpah.Imbuhan per-an dalam kata perkiraan mempunyai makna ........ ">
            <text:p>10. Berdasarkan perkiraan kami, pengunjung konser itu pasti melimpah.Imbuhan per-an dalam kata perkiraan mempunyai makna ........ </text:p>
          </table:table-cell>
          <table:table-cell table:style-name="ce9" table:formula="of:=OFFSET([.$A$1];COLUMNS([.$A10:.B10])-1+(ROWS([.$A$1:.$AMJ10])-1)*7;0)" office:value-type="string" office:string-value="tempat/lokasi ">
            <text:p>tempat/lokasi </text:p>
          </table:table-cell>
          <table:table-cell table:style-name="ce9" table:formula="of:=OFFSET([.$A$1];COLUMNS([.$A10:.C10])-1+(ROWS([.$A$1:.$AMJ10])-1)*7;0)" office:value-type="string" office:string-value="hal perbuatan ">
            <text:p>hal perbuatan </text:p>
          </table:table-cell>
          <table:table-cell table:style-name="ce9" table:formula="of:=OFFSET([.$A$1];COLUMNS([.$A10:.D10])-1+(ROWS([.$A$1:.$AMJ10])-1)*7;0)" office:value-type="string" office:string-value="hasil perbuatan ">
            <text:p>hasil perbuatan </text:p>
          </table:table-cell>
          <table:table-cell table:style-name="ce9" table:formula="of:=OFFSET([.$A$1];COLUMNS([.$A10:.E10])-1+(ROWS([.$A$1:.$AMJ10])-1)*7;0)" office:value-type="string" office:string-value="alat perbuatan ">
            <text:p>alat perbuatan </text:p>
          </table:table-cell>
          <table:table-cell table:style-name="ce9" table:formula="of:=OFFSET([.$A$1];COLUMNS([.$A10:.F10])-1+(ROWS([.$A$1:.$AMJ10])-1)*7;0)" office:value-type="string" office:string-value="cara melakukan ">
            <text:p>cara melakukan </text:p>
          </table:table-cell>
          <table:table-cell table:style-name="ce9" table:formula="of:=OFFSET([.$A$1];COLUMNS([.$A10:.G10])-1+(ROWS([.$A$1:.$AMJ10])-1)*7;0)" office:value-type="string" office:string-value="Ans: c ">
            <text:p>Ans: c </text:p>
          </table:table-cell>
          <table:table-cell table:style-name="ce9" table:number-columns-repeated="1015"/>
        </table:table-row>
        <table:table-row table:style-name="ro1">
          <table:table-cell table:style-name="ce6" office:value-type="string">
            <text:p>Tanaman padi yang mengalami kekeringan ringan di Bekasi dan Karawang berjumlah 1175 h</text:p>
          </table:table-cell>
          <table:table-cell table:style-name="ce9"/>
          <table:table-cell table:style-name="ce9" table:formula="of:=OFFSET([.$A$1];COLUMNS([.$A11:.A11])-1+(ROWS([.$A$1:.$AMJ11])-1)*7;0)" office:value-type="string" office:string-value="11. Kata berimbuhan peN-an yang bermakna proses dan hal (ambigu) terdapat pada kalimat ........ ">
            <text:p>11. Kata berimbuhan peN-an yang bermakna proses dan hal (ambigu) terdapat pada kalimat ........ </text:p>
          </table:table-cell>
          <table:table-cell table:style-name="ce9" table:formula="of:=OFFSET([.$A$1];COLUMNS([.$A11:.B11])-1+(ROWS([.$A$1:.$AMJ11])-1)*7;0)" office:value-type="string" office:string-value="Penanaman nilai-nilai moral memerlukan waktu agak lam">
            <text:p>Penanaman nilai-nilai moral memerlukan waktu agak lam</text:p>
          </table:table-cell>
          <table:table-cell table:style-name="ce9" table:formula="of:=OFFSET([.$A$1];COLUMNS([.$A11:.C11])-1+(ROWS([.$A$1:.$AMJ11])-1)*7;0)" office:value-type="string" office:string-value="Pelabuhan kapal Gilimanuk-Ketapang sangat bersih dan indah. ">
            <text:p>Pelabuhan kapal Gilimanuk-Ketapang sangat bersih dan indah. </text:p>
          </table:table-cell>
          <table:table-cell table:style-name="ce9" table:formula="of:=OFFSET([.$A$1];COLUMNS([.$A11:.D11])-1+(ROWS([.$A$1:.$AMJ11])-1)*7;0)" office:value-type="string" office:string-value="Pendakian itu sangat licin dan terjal. ">
            <text:p>Pendakian itu sangat licin dan terjal. </text:p>
          </table:table-cell>
          <table:table-cell table:style-name="ce9" table:formula="of:=OFFSET([.$A$1];COLUMNS([.$A11:.E11])-1+(ROWS([.$A$1:.$AMJ11])-1)*7;0)" office:value-type="string" office:string-value="Pekerjaan tangan itu membutuhkan keterampilan dan kesabaran. ">
            <text:p>Pekerjaan tangan itu membutuhkan keterampilan dan kesabaran. </text:p>
          </table:table-cell>
          <table:table-cell table:style-name="ce9" table:formula="of:=OFFSET([.$A$1];COLUMNS([.$A11:.F11])-1+(ROWS([.$A$1:.$AMJ11])-1)*7;0)" office:value-type="string" office:string-value="Pengadilan adalah tempat untuk memperoleh rasa keadilan ">
            <text:p>Pengadilan adalah tempat untuk memperoleh rasa keadilan </text:p>
          </table:table-cell>
          <table:table-cell table:style-name="ce9" table:formula="of:=OFFSET([.$A$1];COLUMNS([.$A11:.G11])-1+(ROWS([.$A$1:.$AMJ11])-1)*7;0)" office:value-type="string" office:string-value="Ans: a ">
            <text:p>Ans: a </text:p>
          </table:table-cell>
          <table:table-cell table:style-name="ce9" table:number-columns-repeated="1015"/>
        </table:table-row>
        <table:table-row table:style-name="ro1">
          <table:table-cell table:style-name="ce6" office:value-type="string">
            <text:p>Tanaman padi di daerah Pantura dan Jawa yang mengalami kekeringan sedang berjumlah 2347 h</text:p>
          </table:table-cell>
          <table:table-cell table:style-name="ce9"/>
          <table:table-cell table:style-name="ce9" table:formula="of:=OFFSET([.$A$1];COLUMNS([.$A12:.A12])-1+(ROWS([.$A$1:.$AMJ12])-1)*7;0)" office:value-type="string" office:string-value="12. Kalimat yang memakai imbuhan serapan secara tepat adalah ........">
            <text:p>12. Kalimat yang memakai imbuhan serapan secara tepat adalah ........</text:p>
          </table:table-cell>
          <table:table-cell table:style-name="ce9" table:formula="of:=OFFSET([.$A$1];COLUMNS([.$A12:.B12])-1+(ROWS([.$A$1:.$AMJ12])-1)*7;0)" office:value-type="string" office:string-value="Ilmiawan itu telah menemukan vaksin pencegah folio. ">
            <text:p>Ilmiawan itu telah menemukan vaksin pencegah folio. </text:p>
          </table:table-cell>
          <table:table-cell table:style-name="ce9" table:formula="of:=OFFSET([.$A$1];COLUMNS([.$A12:.C12])-1+(ROWS([.$A$1:.$AMJ12])-1)*7;0)" office:value-type="string" office:string-value="Dalam hal prinsipil, kita harus tegas dan jujur. ">
            <text:p>Dalam hal prinsipil, kita harus tegas dan jujur. </text:p>
          </table:table-cell>
          <table:table-cell table:style-name="ce9" table:formula="of:=OFFSET([.$A$1];COLUMNS([.$A12:.D12])-1+(ROWS([.$A$1:.$AMJ12])-1)*7;0)" office:value-type="string" office:string-value="Sejarahwan harus jujur dalam melihat peristiwa bangs">
            <text:p>Sejarahwan harus jujur dalam melihat peristiwa bangs</text:p>
          </table:table-cell>
          <table:table-cell table:style-name="ce9" table:formula="of:=OFFSET([.$A$1];COLUMNS([.$A12:.E12])-1+(ROWS([.$A$1:.$AMJ12])-1)*7;0)" office:value-type="string" office:string-value="Kita harus memiliki pemikiran konseptuil yang baru. ">
            <text:p>Kita harus memiliki pemikiran konseptuil yang baru. </text:p>
          </table:table-cell>
          <table:table-cell table:style-name="ce9" table:formula="of:=OFFSET([.$A$1];COLUMNS([.$A12:.F12])-1+(ROWS([.$A$1:.$AMJ12])-1)*7;0)" office:value-type="string" office:string-value="Pada awal abad ke -14, islamisasi di kepulauan nusantara sudah dimulai. ">
            <text:p>Pada awal abad ke -14, islamisasi di kepulauan nusantara sudah dimulai. </text:p>
          </table:table-cell>
          <table:table-cell table:style-name="ce9" table:formula="of:=OFFSET([.$A$1];COLUMNS([.$A12:.G12])-1+(ROWS([.$A$1:.$AMJ12])-1)*7;0)" office:value-type="string" office:string-value="Ans: e ">
            <text:p>Ans: e </text:p>
          </table:table-cell>
          <table:table-cell table:style-name="ce9" table:number-columns-repeated="1015"/>
        </table:table-row>
        <table:table-row table:style-name="ro1">
          <table:table-cell table:style-name="ce6" office:value-type="string">
            <text:p>Tanaman padi yang terancam kekeringan di daerah Indramayu berjumlah 10489 h</text:p>
          </table:table-cell>
          <table:table-cell table:style-name="ce9"/>
          <table:table-cell table:style-name="ce9" table:formula="of:=OFFSET([.$A$1];COLUMNS([.$A13:.A13])-1+(ROWS([.$A$1:.$AMJ13])-1)*7;0)" office:value-type="string" office:string-value="13. Penulisan gabungan kata yang tepat terdapat dalam kalimat ........">
            <text:p>13. Penulisan gabungan kata yang tepat terdapat dalam kalimat ........</text:p>
          </table:table-cell>
          <table:table-cell table:style-name="ce9" table:formula="of:=OFFSET([.$A$1];COLUMNS([.$A13:.B13])-1+(ROWS([.$A$1:.$AMJ13])-1)*7;0)" office:value-type="string" office:string-value="Pil anti malaria sangat dibutuhkan di daerah Irian Jay">
            <text:p>Pil anti malaria sangat dibutuhkan di daerah Irian Jay</text:p>
          </table:table-cell>
          <table:table-cell table:style-name="ce9" table:formula="of:=OFFSET([.$A$1];COLUMNS([.$A13:.C13])-1+(ROWS([.$A$1:.$AMJ13])-1)*7;0)" office:value-type="string" office:string-value="Ayahnya bekerja nonstop untuk membiayai kehidupan keluargany">
            <text:p>Ayahnya bekerja nonstop untuk membiayai kehidupan keluargany</text:p>
          </table:table-cell>
          <table:table-cell table:style-name="ce9" table:formula="of:=OFFSET([.$A$1];COLUMNS([.$A13:.D13])-1+(ROWS([.$A$1:.$AMJ13])-1)*7;0)" office:value-type="string" office:string-value="Jangan sembarangan minum anti biotik">
            <text:p>Jangan sembarangan minum anti biotik</text:p>
          </table:table-cell>
          <table:table-cell table:style-name="ce9" table:formula="of:=OFFSET([.$A$1];COLUMNS([.$A13:.E13])-1+(ROWS([.$A$1:.$AMJ13])-1)*7;0)" office:value-type="string" office:string-value="Pemerintah daerah baru saja rapat soal penanganan pasca gemp">
            <text:p>Pemerintah daerah baru saja rapat soal penanganan pasca gemp</text:p>
          </table:table-cell>
          <table:table-cell table:style-name="ce9" table:formula="of:=OFFSET([.$A$1];COLUMNS([.$A13:.F13])-1+(ROWS([.$A$1:.$AMJ13])-1)*7;0)" office:value-type="string" office:string-value="Pasukan anti Amerika bersiaga penuh di daerah perbatasan. ">
            <text:p>Pasukan anti Amerika bersiaga penuh di daerah perbatasan. </text:p>
          </table:table-cell>
          <table:table-cell table:style-name="ce9" table:formula="of:=OFFSET([.$A$1];COLUMNS([.$A13:.G13])-1+(ROWS([.$A$1:.$AMJ13])-1)*7;0)" office:value-type="string" office:string-value="Ans: b ">
            <text:p>Ans: b </text:p>
          </table:table-cell>
          <table:table-cell table:style-name="ce9" table:number-columns-repeated="1015"/>
        </table:table-row>
        <table:table-row table:style-name="ro1">
          <table:table-cell table:style-name="ce6" office:value-type="string">
            <text:p>Ans: e </text:p>
          </table:table-cell>
          <table:table-cell table:style-name="ce9"/>
          <table:table-cell table:style-name="ce9" table:formula="of:=OFFSET([.$A$1];COLUMNS([.$A14:.A14])-1+(ROWS([.$A$1:.$AMJ14])-1)*7;0)" office:value-type="string" office:string-value="14. Berhari-hari lamanya dia berjalan mondar-mandir keluar-masuk kantor. Dilihatnya banyak orang berdiri di depan loket. Ada yang sedang bercakap-cakap, tetapi tidak seorang pun yang tertawa-tawa, tanya-menanya, atau pandang-memandang. Kata ulang yang menyatakan berbalasan dalam paragraf di atas adalah ........ ">
            <text:p>14. Berhari-hari lamanya dia berjalan mondar-mandir keluar-masuk kantor. Dilihatnya banyak orang berdiri di depan loket. Ada yang sedang bercakap-cakap, tetapi tidak seorang pun yang tertawa-tawa, tanya-menanya, atau pandang-memandang. Kata ulang yang menyatakan berbalasan dalam paragraf di atas adalah ........ </text:p>
          </table:table-cell>
          <table:table-cell table:style-name="ce9" table:formula="of:=OFFSET([.$A$1];COLUMNS([.$A14:.B14])-1+(ROWS([.$A$1:.$AMJ14])-1)*7;0)" office:value-type="string" office:string-value="berhari-hari, mondar-mandir, bercakap-cakap ">
            <text:p>berhari-hari, mondar-mandir, bercakap-cakap </text:p>
          </table:table-cell>
          <table:table-cell table:style-name="ce9" table:formula="of:=OFFSET([.$A$1];COLUMNS([.$A14:.C14])-1+(ROWS([.$A$1:.$AMJ14])-1)*7;0)" office:value-type="string" office:string-value="bercakap-cakap, tanya-menanya, pandang-memandang ">
            <text:p>bercakap-cakap, tanya-menanya, pandang-memandang </text:p>
          </table:table-cell>
          <table:table-cell table:style-name="ce9" table:formula="of:=OFFSET([.$A$1];COLUMNS([.$A14:.D14])-1+(ROWS([.$A$1:.$AMJ14])-1)*7;0)" office:value-type="string" office:string-value="berhari-hari, bercakap-cakap, tertawa-tawa ">
            <text:p>berhari-hari, bercakap-cakap, tertawa-tawa </text:p>
          </table:table-cell>
          <table:table-cell table:style-name="ce9" table:formula="of:=OFFSET([.$A$1];COLUMNS([.$A14:.E14])-1+(ROWS([.$A$1:.$AMJ14])-1)*7;0)" office:value-type="string" office:string-value="tertawa-tawa, tanya-menanya, lihat-melihat ">
            <text:p>tertawa-tawa, tanya-menanya, lihat-melihat </text:p>
          </table:table-cell>
          <table:table-cell table:style-name="ce9" table:formula="of:=OFFSET([.$A$1];COLUMNS([.$A14:.F14])-1+(ROWS([.$A$1:.$AMJ14])-1)*7;0)" office:value-type="string" office:string-value="tanya-menanya, lihat-melihat, berhari-hari ">
            <text:p>tanya-menanya, lihat-melihat, berhari-hari </text:p>
          </table:table-cell>
          <table:table-cell table:style-name="ce9" table:formula="of:=OFFSET([.$A$1];COLUMNS([.$A14:.G14])-1+(ROWS([.$A$1:.$AMJ14])-1)*7;0)" office:value-type="string" office:string-value="Ans: b ">
            <text:p>Ans: b </text:p>
          </table:table-cell>
          <table:table-cell table:style-name="ce9" table:number-columns-repeated="1015"/>
        </table:table-row>
        <table:table-row table:style-name="ro1">
          <table:table-cell table:style-name="ce6" office:value-type="string">
            <text:p>2. Ali Akbar Navis (A.Navis). Lahir di Padang Panjang, Sumatera Barat, tanggal 17 November 1924. <text:s text:c="2"/>Ia tamat perguruan INS di Kayu tanam tahun 1943. Pada masa Jepang Navis bekerja pada pabrik porselen di Padang Panjang, kemudian jadi guru, tahun1952 jadi Kepala Urusan Kesenian perwakilan Jawatan Kebudayaan Sumatera Tengah. Pada tahun 1950 ia mulai mengikuti perkembangan kesusastraan secara aktif, mengarang cerita pendek dan sandiwara radio. <text:s text:c="3"/>Cerita-ceritanya dalam Mimbar Indonesia, siasat, Kisah, Sastra, dan lain-lain. la sebagai pemenang hadiah majalah Kisah pada tahun 1955. Karya-karyanya ialah: Robohnya Surau Kami (1956), Bianglala (1963), Hujan Panas (1963), Kemarau (1967), semuanya diterbitkan oleh N.V. NusantarKalimat tanya yang sesuai dengan isi bacaan biografi di atas adalah ........ </text:p>
          </table:table-cell>
          <table:table-cell table:style-name="ce9"/>
          <table:table-cell table:style-name="ce9" table:formula="of:=OFFSET([.$A$1];COLUMNS([.$A15:.A15])-1+(ROWS([.$A$1:.$AMJ15])-1)*7;0)" office:value-type="string" office:string-value="15. Kalimat yang menggunakan kata ulang yang tepat adalah ........">
            <text:p>15. Kalimat yang menggunakan kata ulang yang tepat adalah ........</text:p>
          </table:table-cell>
          <table:table-cell table:style-name="ce9" table:formula="of:=OFFSET([.$A$1];COLUMNS([.$A15:.B15])-1+(ROWS([.$A$1:.$AMJ15])-1)*7;0)" office:value-type="string" office:string-value="Semua siswa-siswa kelas tiga SMU harus mengikuti ujian nasional. ">
            <text:p>Semua siswa-siswa kelas tiga SMU harus mengikuti ujian nasional. </text:p>
          </table:table-cell>
          <table:table-cell table:style-name="ce9" table:formula="of:=OFFSET([.$A$1];COLUMNS([.$A15:.C15])-1+(ROWS([.$A$1:.$AMJ15])-1)*7;0)" office:value-type="string" office:string-value="Banyak anak-anak zaman sekarang kurang menghargai orang yang lebih tu">
            <text:p>Banyak anak-anak zaman sekarang kurang menghargai orang yang lebih tu</text:p>
          </table:table-cell>
          <table:table-cell table:style-name="ce9" table:formula="of:=OFFSET([.$A$1];COLUMNS([.$A15:.D15])-1+(ROWS([.$A$1:.$AMJ15])-1)*7;0)" office:value-type="string" office:string-value="Guru-guru merupakan ujung tombak dalam mencerdaskan kehidupan bangs">
            <text:p>Guru-guru merupakan ujung tombak dalam mencerdaskan kehidupan bangs</text:p>
          </table:table-cell>
          <table:table-cell table:style-name="ce9" table:formula="of:=OFFSET([.$A$1];COLUMNS([.$A15:.E15])-1+(ROWS([.$A$1:.$AMJ15])-1)*7;0)" office:value-type="string" office:string-value="Banyak soal-soal bahasa Indonesia yang tidak dapat dijawab sisw">
            <text:p>Banyak soal-soal bahasa Indonesia yang tidak dapat dijawab sisw</text:p>
          </table:table-cell>
          <table:table-cell table:style-name="ce9" table:formula="of:=OFFSET([.$A$1];COLUMNS([.$A15:.F15])-1+(ROWS([.$A$1:.$AMJ15])-1)*7;0)" office:value-type="string" office:string-value="Para buruh-buruh pabrik melakukan demonstrasi kenaikan gaji. ">
            <text:p>Para buruh-buruh pabrik melakukan demonstrasi kenaikan gaji. </text:p>
          </table:table-cell>
          <table:table-cell table:style-name="ce9" table:formula="of:=OFFSET([.$A$1];COLUMNS([.$A15:.G15])-1+(ROWS([.$A$1:.$AMJ15])-1)*7;0)" office:value-type="string" office:string-value="Ans: c ">
            <text:p>Ans: c </text:p>
          </table:table-cell>
          <table:table-cell table:style-name="ce9" table:number-columns-repeated="1015"/>
        </table:table-row>
        <table:table-row table:style-name="ro1">
          <table:table-cell table:style-name="ce6" office:value-type="string">
            <text:p>Kapan A.Navis mulai mengikuti perkembangan kesusastraan secara aktif? </text:p>
          </table:table-cell>
          <table:table-cell table:style-name="ce9"/>
          <table:table-cell table:style-name="ce9" table:formula="of:=OFFSET([.$A$1];COLUMNS([.$A16:.A16])-1+(ROWS([.$A$1:.$AMJ16])-1)*7;0)" office:value-type="string" office:string-value="16. Kalimat yang menggunakan kata penghubung korelatif adalah ........">
            <text:p>16. Kalimat yang menggunakan kata penghubung korelatif adalah ........</text:p>
          </table:table-cell>
          <table:table-cell table:style-name="ce9" table:formula="of:=OFFSET([.$A$1];COLUMNS([.$A16:.B16])-1+(ROWS([.$A$1:.$AMJ16])-1)*7;0)" office:value-type="string" office:string-value="Rumah itu tidak begitu besar meskipun begitu nyaman digunakan untuk tempat beristirahat. ">
            <text:p>Rumah itu tidak begitu besar meskipun begitu nyaman digunakan untuk tempat beristirahat. </text:p>
          </table:table-cell>
          <table:table-cell table:style-name="ce9" table:formula="of:=OFFSET([.$A$1];COLUMNS([.$A16:.C16])-1+(ROWS([.$A$1:.$AMJ16])-1)*7;0)" office:value-type="string" office:string-value="Tanaman juga seperti manusia yang memerlukan makan dan minum untuk kelangsungan hidupny">
            <text:p>Tanaman juga seperti manusia yang memerlukan makan dan minum untuk kelangsungan hidupny</text:p>
          </table:table-cell>
          <table:table-cell table:style-name="ce9" table:formula="of:=OFFSET([.$A$1];COLUMNS([.$A16:.D16])-1+(ROWS([.$A$1:.$AMJ16])-1)*7;0)" office:value-type="string" office:string-value="Tanaman itu bukan hanya sebagai hiasan, melainkan juga sebagai obat berbagai penyakit. ">
            <text:p>Tanaman itu bukan hanya sebagai hiasan, melainkan juga sebagai obat berbagai penyakit. </text:p>
          </table:table-cell>
          <table:table-cell table:style-name="ce9" table:formula="of:=OFFSET([.$A$1];COLUMNS([.$A16:.E16])-1+(ROWS([.$A$1:.$AMJ16])-1)*7;0)" office:value-type="string" office:string-value="Tidak boleh menyesali hidupmu sedemikian rupa, apalagi sampai menyesali orang tuamu sendiri. ">
            <text:p>Tidak boleh menyesali hidupmu sedemikian rupa, apalagi sampai menyesali orang tuamu sendiri. </text:p>
          </table:table-cell>
          <table:table-cell table:style-name="ce9" table:formula="of:=OFFSET([.$A$1];COLUMNS([.$A16:.F16])-1+(ROWS([.$A$1:.$AMJ16])-1)*7;0)" office:value-type="string" office:string-value="Sekali, dua kali bahkan sudah sering saya menasihatinya, namun dia tidak menunjukkan perubahan. ">
            <text:p>Sekali, dua kali bahkan sudah sering saya menasihatinya, namun dia tidak menunjukkan perubahan. </text:p>
          </table:table-cell>
          <table:table-cell table:style-name="ce9" table:formula="of:=OFFSET([.$A$1];COLUMNS([.$A16:.G16])-1+(ROWS([.$A$1:.$AMJ16])-1)*7;0)" office:value-type="string" office:string-value="Ans: b ">
            <text:p>Ans: b </text:p>
          </table:table-cell>
          <table:table-cell table:style-name="ce9" table:number-columns-repeated="1015"/>
        </table:table-row>
        <table:table-row table:style-name="ro1">
          <table:table-cell table:style-name="ce6" office:value-type="string">
            <text:p>Bagaimana pandangan A.Navis terhadap perkembangan kesusastraan Indonesia? </text:p>
          </table:table-cell>
          <table:table-cell table:style-name="ce9"/>
          <table:table-cell table:style-name="ce9" table:formula="of:=OFFSET([.$A$1];COLUMNS([.$A17:.A17])-1+(ROWS([.$A$1:.$AMJ17])-1)*7;0)" office:value-type="string" office:string-value="17. Kata penghubung antarklausa terdapat dalam kalimat ........">
            <text:p>17. Kata penghubung antarklausa terdapat dalam kalimat ........</text:p>
          </table:table-cell>
          <table:table-cell table:style-name="ce9" table:formula="of:=OFFSET([.$A$1];COLUMNS([.$A17:.B17])-1+(ROWS([.$A$1:.$AMJ17])-1)*7;0)" office:value-type="string" office:string-value="Di Indonesia banyak lahan pertanian yang subur. ">
            <text:p>Di Indonesia banyak lahan pertanian yang subur. </text:p>
          </table:table-cell>
          <table:table-cell table:style-name="ce9" table:formula="of:=OFFSET([.$A$1];COLUMNS([.$A17:.C17])-1+(ROWS([.$A$1:.$AMJ17])-1)*7;0)" office:value-type="string" office:string-value="Karena hujan terus-menerus, daerah itu banjir lagi. ">
            <text:p>Karena hujan terus-menerus, daerah itu banjir lagi. </text:p>
          </table:table-cell>
          <table:table-cell table:style-name="ce9" table:formula="of:=OFFSET([.$A$1];COLUMNS([.$A17:.D17])-1+(ROWS([.$A$1:.$AMJ17])-1)*7;0)" office:value-type="string" office:string-value="Jika kamu belajar, kamu akan sukses. ">
            <text:p>Jika kamu belajar, kamu akan sukses. </text:p>
          </table:table-cell>
          <table:table-cell table:style-name="ce9" table:formula="of:=OFFSET([.$A$1];COLUMNS([.$A17:.E17])-1+(ROWS([.$A$1:.$AMJ17])-1)*7;0)" office:value-type="string" office:string-value="Kepercayaan dari seseorang jangan kamu sia-siakan. ">
            <text:p>Kepercayaan dari seseorang jangan kamu sia-siakan. </text:p>
          </table:table-cell>
          <table:table-cell table:style-name="ce9" table:formula="of:=OFFSET([.$A$1];COLUMNS([.$A17:.F17])-1+(ROWS([.$A$1:.$AMJ17])-1)*7;0)" office:value-type="string" office:string-value="Kita harus berhati-hati agar kita selamat di san">
            <text:p>Kita harus berhati-hati agar kita selamat di san</text:p>
          </table:table-cell>
          <table:table-cell table:style-name="ce9" table:formula="of:=OFFSET([.$A$1];COLUMNS([.$A17:.G17])-1+(ROWS([.$A$1:.$AMJ17])-1)*7;0)" office:value-type="string" office:string-value="Ans: c ">
            <text:p>Ans: c </text:p>
          </table:table-cell>
          <table:table-cell table:style-name="ce9" table:number-columns-repeated="1015"/>
        </table:table-row>
        <table:table-row table:style-name="ro1">
          <table:table-cell table:style-name="ce6" office:value-type="string">
            <text:p>Mengapa A.Navis mendapatkan hadiah majalah Kisah pada tahun l955? </text:p>
          </table:table-cell>
          <table:table-cell table:style-name="ce9"/>
          <table:table-cell table:style-name="ce9" table:formula="of:=OFFSET([.$A$1];COLUMNS([.$A18:.A18])-1+(ROWS([.$A$1:.$AMJ18])-1)*7;0)" office:value-type="string" office:string-value="18. Kata penghubung syarat hasil terdapat pada kalimat ........">
            <text:p>18. Kata penghubung syarat hasil terdapat pada kalimat ........</text:p>
          </table:table-cell>
          <table:table-cell table:style-name="ce9" table:formula="of:=OFFSET([.$A$1];COLUMNS([.$A18:.B18])-1+(ROWS([.$A$1:.$AMJ18])-1)*7;0)" office:value-type="string" office:string-value="Bekerja keras akan mendatangkan hasil maksimal. ">
            <text:p>Bekerja keras akan mendatangkan hasil maksimal. </text:p>
          </table:table-cell>
          <table:table-cell table:style-name="ce9" table:formula="of:=OFFSET([.$A$1];COLUMNS([.$A18:.C18])-1+(ROWS([.$A$1:.$AMJ18])-1)*7;0)" office:value-type="string" office:string-value="Jika orang bekerja keras, orang tersebut akan mendapat hasil maksimal. ">
            <text:p>Jika orang bekerja keras, orang tersebut akan mendapat hasil maksimal. </text:p>
          </table:table-cell>
          <table:table-cell table:style-name="ce9" table:formula="of:=OFFSET([.$A$1];COLUMNS([.$A18:.D18])-1+(ROWS([.$A$1:.$AMJ18])-1)*7;0)" office:value-type="string" office:string-value="Petinju itu berlatih setiap hari sehingga ia menjadi juar">
            <text:p>Petinju itu berlatih setiap hari sehingga ia menjadi juar</text:p>
          </table:table-cell>
          <table:table-cell table:style-name="ce9" table:formula="of:=OFFSET([.$A$1];COLUMNS([.$A18:.E18])-1+(ROWS([.$A$1:.$AMJ18])-1)*7;0)" office:value-type="string" office:string-value="Orang itu berusaha keras maka is akan berhasil. ">
            <text:p>Orang itu berusaha keras maka is akan berhasil. </text:p>
          </table:table-cell>
          <table:table-cell table:style-name="ce9" table:formula="of:=OFFSET([.$A$1];COLUMNS([.$A18:.F18])-1+(ROWS([.$A$1:.$AMJ18])-1)*7;0)" office:value-type="string" office:string-value="Polisi menegakkan hukum supaya keadilan tercapai. ">
            <text:p>Polisi menegakkan hukum supaya keadilan tercapai. </text:p>
          </table:table-cell>
          <table:table-cell table:style-name="ce9" table:formula="of:=OFFSET([.$A$1];COLUMNS([.$A18:.G18])-1+(ROWS([.$A$1:.$AMJ18])-1)*7;0)" office:value-type="string" office:string-value="Ans: b ">
            <text:p>Ans: b </text:p>
          </table:table-cell>
          <table:table-cell table:style-name="ce9" table:number-columns-repeated="1015"/>
        </table:table-row>
        <table:table-row table:style-name="ro1">
          <table:table-cell table:style-name="ce6" office:value-type="string">
            <text:p>Mengapa A.Navis tidak pernah menciptakan karya sastra berbentuk puisi? </text:p>
          </table:table-cell>
          <table:table-cell table:style-name="ce9"/>
          <table:table-cell table:style-name="ce9" table:formula="of:=OFFSET([.$A$1];COLUMNS([.$A19:.A19])-1+(ROWS([.$A$1:.$AMJ19])-1)*7;0)" office:value-type="string" office:string-value="19. Selagi jaya pejabat itu dikerumuni orang-orang yang mengaku teman atau saudarSekarang ia sudah kehilangan jabatannyHilanglah pula orang-orang yang mengaku teman dan saudaranyPeribahasa yang sesuai dengan ilustrasi di atas adalah ........ ">
            <text:p>19. Selagi jaya pejabat itu dikerumuni orang-orang yang mengaku teman atau saudarSekarang ia sudah kehilangan jabatannyHilanglah pula orang-orang yang mengaku teman dan saudaranyPeribahasa yang sesuai dengan ilustrasi di atas adalah ........ </text:p>
          </table:table-cell>
          <table:table-cell table:style-name="ce9" table:formula="of:=OFFSET([.$A$1];COLUMNS([.$A19:.B19])-1+(ROWS([.$A$1:.$AMJ19])-1)*7;0)" office:value-type="string" office:string-value="Belakang parang pun jika diasah akan tajam. ">
            <text:p>Belakang parang pun jika diasah akan tajam. </text:p>
          </table:table-cell>
          <table:table-cell table:style-name="ce9" table:formula="of:=OFFSET([.$A$1];COLUMNS([.$A19:.C19])-1+(ROWS([.$A$1:.$AMJ19])-1)*7;0)" office:value-type="string" office:string-value="Bunga gugur putik pun gugur. ">
            <text:p>Bunga gugur putik pun gugur. </text:p>
          </table:table-cell>
          <table:table-cell table:style-name="ce9" table:formula="of:=OFFSET([.$A$1];COLUMNS([.$A19:.D19])-1+(ROWS([.$A$1:.$AMJ19])-1)*7;0)" office:value-type="string" office:string-value="Seperti api dalam sekam. ">
            <text:p>Seperti api dalam sekam. </text:p>
          </table:table-cell>
          <table:table-cell table:style-name="ce9" table:formula="of:=OFFSET([.$A$1];COLUMNS([.$A19:.E19])-1+(ROWS([.$A$1:.$AMJ19])-1)*7;0)" office:value-type="string" office:string-value="Habis manis sepah dibuang. ">
            <text:p>Habis manis sepah dibuang. </text:p>
          </table:table-cell>
          <table:table-cell table:style-name="ce9" table:formula="of:=OFFSET([.$A$1];COLUMNS([.$A19:.F19])-1+(ROWS([.$A$1:.$AMJ19])-1)*7;0)" office:value-type="string" office:string-value="Pagar makan tanaman. ">
            <text:p>Pagar makan tanaman. </text:p>
          </table:table-cell>
          <table:table-cell table:style-name="ce9" table:formula="of:=OFFSET([.$A$1];COLUMNS([.$A19:.G19])-1+(ROWS([.$A$1:.$AMJ19])-1)*7;0)" office:value-type="string" office:string-value="Ans: d ">
            <text:p>Ans: d </text:p>
          </table:table-cell>
          <table:table-cell table:style-name="ce9" table:number-columns-repeated="1015"/>
        </table:table-row>
        <table:table-row table:style-name="ro1">
          <table:table-cell table:style-name="ce6" office:value-type="string">
            <text:p>Bagaimana cara A.Navis dalam menciptakan karya sastra berbentuk cerpen? </text:p>
          </table:table-cell>
          <table:table-cell table:style-name="ce9"/>
          <table:table-cell table:style-name="ce9" table:formula="of:=OFFSET([.$A$1];COLUMNS([.$A20:.A20])-1+(ROWS([.$A$1:.$AMJ20])-1)*7;0)" office:value-type="string" office:string-value="20. Saya angkat topi atas prestasi yang telah kauraih untuk memajukan sekolah kitMakna ungkapan dalam kalimat tersebut sama dengan makna ungkapan yang tersaji dalam kalimat ........ ">
            <text:p>20. Saya angkat topi atas prestasi yang telah kauraih untuk memajukan sekolah kitMakna ungkapan dalam kalimat tersebut sama dengan makna ungkapan yang tersaji dalam kalimat ........ </text:p>
          </table:table-cell>
          <table:table-cell table:style-name="ce9" table:formula="of:=OFFSET([.$A$1];COLUMNS([.$A20:.B20])-1+(ROWS([.$A$1:.$AMJ20])-1)*7;0)" office:value-type="string" office:string-value="Akhirnya, pemuda itu angkat bicara di tengah-tengah para demonstran. ">
            <text:p>Akhirnya, pemuda itu angkat bicara di tengah-tengah para demonstran. </text:p>
          </table:table-cell>
          <table:table-cell table:style-name="ce9" table:formula="of:=OFFSET([.$A$1];COLUMNS([.$A20:.C20])-1+(ROWS([.$A$1:.$AMJ20])-1)*7;0)" office:value-type="string" office:string-value="Ayah memberikan acungan jempol atas keberhasilan saya diterima di perguruan tinggi negeri yang berkualitas. ">
            <text:p>Ayah memberikan acungan jempol atas keberhasilan saya diterima di perguruan tinggi negeri yang berkualitas. </text:p>
          </table:table-cell>
          <table:table-cell table:style-name="ce9" table:formula="of:=OFFSET([.$A$1];COLUMNS([.$A20:.D20])-1+(ROWS([.$A$1:.$AMJ20])-1)*7;0)" office:value-type="string" office:string-value="Orang itu angkat muka sewaktu namanya dipanggil maju ke tengah sidang. ">
            <text:p>Orang itu angkat muka sewaktu namanya dipanggil maju ke tengah sidang. </text:p>
          </table:table-cell>
          <table:table-cell table:style-name="ce9" table:formula="of:=OFFSET([.$A$1];COLUMNS([.$A20:.E20])-1+(ROWS([.$A$1:.$AMJ20])-1)*7;0)" office:value-type="string" office:string-value="Sudah pada tempatnya Anda unjuk gigi di hadapan pemuda yang kuceritakan itu. ">
            <text:p>Sudah pada tempatnya Anda unjuk gigi di hadapan pemuda yang kuceritakan itu. </text:p>
          </table:table-cell>
          <table:table-cell table:style-name="ce9" table:formula="of:=OFFSET([.$A$1];COLUMNS([.$A20:.F20])-1+(ROWS([.$A$1:.$AMJ20])-1)*7;0)" office:value-type="string" office:string-value="Para perusuh itu angkat tangan sewaktu dikepung para petugas keamanan yang berpatroli. ">
            <text:p>Para perusuh itu angkat tangan sewaktu dikepung para petugas keamanan yang berpatroli. </text:p>
          </table:table-cell>
          <table:table-cell table:style-name="ce9" table:formula="of:=OFFSET([.$A$1];COLUMNS([.$A20:.G20])-1+(ROWS([.$A$1:.$AMJ20])-1)*7;0)" office:value-type="string" office:string-value="Ans: b ">
            <text:p>Ans: b </text:p>
          </table:table-cell>
          <table:table-cell table:style-name="ce9" table:number-columns-repeated="1015"/>
        </table:table-row>
        <table:table-row table:style-name="ro1">
          <table:table-cell table:style-name="ce6" office:value-type="string">
            <text:p>Ans: a </text:p>
          </table:table-cell>
          <table:table-cell table:style-name="ce9"/>
          <table:table-cell table:style-name="ce9" table:formula="of:=OFFSET([.$A$1];COLUMNS([.$A21:.A21])-1+(ROWS([.$A$1:.$AMJ21])-1)*7;0)" office:value-type="string" office:string-value="21. Kalimat yang menggunakan majas litotes adalah ........">
            <text:p>21. Kalimat yang menggunakan majas litotes adalah ........</text:p>
          </table:table-cell>
          <table:table-cell table:style-name="ce9" table:formula="of:=OFFSET([.$A$1];COLUMNS([.$A21:.B21])-1+(ROWS([.$A$1:.$AMJ21])-1)*7;0)" office:value-type="string" office:string-value="Gubuk sederhana inilah hasil karya kami selama bertahun-tahun. ">
            <text:p>Gubuk sederhana inilah hasil karya kami selama bertahun-tahun. </text:p>
          </table:table-cell>
          <table:table-cell table:style-name="ce9" table:formula="of:=OFFSET([.$A$1];COLUMNS([.$A21:.C21])-1+(ROWS([.$A$1:.$AMJ21])-1)*7;0)" office:value-type="string" office:string-value="Teman akrab ada kalanya merupakan musuh sejati. ">
            <text:p>Teman akrab ada kalanya merupakan musuh sejati. </text:p>
          </table:table-cell>
          <table:table-cell table:style-name="ce9" table:formula="of:=OFFSET([.$A$1];COLUMNS([.$A21:.D21])-1+(ROWS([.$A$1:.$AMJ21])-1)*7;0)" office:value-type="string" office:string-value="Hujan memandikan tanaman di halaman rumah. ">
            <text:p>Hujan memandikan tanaman di halaman rumah. </text:p>
          </table:table-cell>
          <table:table-cell table:style-name="ce9" table:formula="of:=OFFSET([.$A$1];COLUMNS([.$A21:.E21])-1+(ROWS([.$A$1:.$AMJ21])-1)*7;0)" office:value-type="string" office:string-value="Kecantikannyalah justru yang mencelakakanny">
            <text:p>Kecantikannyalah justru yang mencelakakanny</text:p>
          </table:table-cell>
          <table:table-cell table:style-name="ce9" table:formula="of:=OFFSET([.$A$1];COLUMNS([.$A21:.F21])-1+(ROWS([.$A$1:.$AMJ21])-1)*7;0)" office:value-type="string" office:string-value="Saya telah mencatat kejadian itu dengan tangan saya sendiri. ">
            <text:p>Saya telah mencatat kejadian itu dengan tangan saya sendiri. </text:p>
          </table:table-cell>
          <table:table-cell table:style-name="ce9" table:formula="of:=OFFSET([.$A$1];COLUMNS([.$A21:.G21])-1+(ROWS([.$A$1:.$AMJ21])-1)*7;0)" office:value-type="string" office:string-value="Ans: a ">
            <text:p>Ans: a </text:p>
          </table:table-cell>
          <table:table-cell table:style-name="ce9" table:number-columns-repeated="1015"/>
        </table:table-row>
        <table:table-row table:style-name="ro1">
          <table:table-cell table:style-name="ce6" office:value-type="string">
            <text:p>4. Paragraf 1 Hakikat hidup adalah bekerjDapat dikatakan bahwa salah satu ciri manusia hidup adalah bekerjOleh karena itu, bekerja tidak bisa dilepaskan dari kehidupan manusia, baik secara fisik maupun psikis. Paragraf 2 Antara bekerja dan kesehatan manusia saling berhubungan bahkan saling berpengaruh. Hal ini terbukti misalnya dari kenyataan bahwa seseorang menjadi lebih sehat bila ia bekerja daripada tidak bekerjAtau kenyataan yang lain sebaliknya, yaitu seseorang yang bekerja malah menjadi sakit karena kondisi pekerjaannya tidak sesuai dengan karakteristik orang itu.Titik pandang kedua paragraf di atas adalah ........ </text:p>
          </table:table-cell>
          <table:table-cell table:style-name="ce9"/>
          <table:table-cell table:style-name="ce9" table:formula="of:=OFFSET([.$A$1];COLUMNS([.$A22:.A22])-1+(ROWS([.$A$1:.$AMJ22])-1)*7;0)" office:value-type="string" office:string-value="22. Pasangan kalimat yang menggunakan kata berpolisemi dengan tepat terdapat pada ........ ">
            <text:p>22. Pasangan kalimat yang menggunakan kata berpolisemi dengan tepat terdapat pada ........ </text:p>
          </table:table-cell>
          <table:table-cell table:style-name="ce9" table:formula="of:=OFFSET([.$A$1];COLUMNS([.$A22:.B22])-1+(ROWS([.$A$1:.$AMJ22])-1)*7;0)" office:value-type="string" office:string-value="Peringatan ke-57 HUT RI jatuh pada hari Sabtu. Karena kelelahan bekerja, setiba di rumah dia jatuh di halaman. ">
            <text:p>Peringatan ke-57 HUT RI jatuh pada hari Sabtu. Karena kelelahan bekerja, setiba di rumah dia jatuh di halaman. </text:p>
          </table:table-cell>
          <table:table-cell table:style-name="ce9" table:formula="of:=OFFSET([.$A$1];COLUMNS([.$A22:.C22])-1+(ROWS([.$A$1:.$AMJ22])-1)*7;0)" office:value-type="string" office:string-value="&quot;Selamat pagi, Pak!&quot; sapa sekretaris itu kepada atasanny&quot;Berapa pak dia membeli rokok?&quot; tanya pedagang itu kepada orang suruhanny">
            <text:p>"Selamat pagi, Pak!" sapa sekretaris itu kepada atasanny"Berapa pak dia membeli rokok?" tanya pedagang itu kepada orang suruhanny</text:p>
          </table:table-cell>
          <table:table-cell table:style-name="ce9" table:formula="of:=OFFSET([.$A$1];COLUMNS([.$A22:.D22])-1+(ROWS([.$A$1:.$AMJ22])-1)*7;0)" office:value-type="string" office:string-value="Pertandingan sepak bola antara Argentina dan Swedia berakhir seri (1-1). Cerita yang sedang dibaca Tomy adalah cerita Jaka Tingkir seri kedu">
            <text:p>Pertandingan sepak bola antara Argentina dan Swedia berakhir seri (1-1). Cerita yang sedang dibaca Tomy adalah cerita Jaka Tingkir seri kedu</text:p>
          </table:table-cell>
          <table:table-cell table:style-name="ce9" table:formula="of:=OFFSET([.$A$1];COLUMNS([.$A22:.E22])-1+(ROWS([.$A$1:.$AMJ22])-1)*7;0)" office:value-type="string" office:string-value="Sepeninggal ayah, ibu sakit-sakitan dan badannya terlihat mengurus. Istri yang pandai mengurus rumah tangga akan membahagiakan suaminy">
            <text:p>Sepeninggal ayah, ibu sakit-sakitan dan badannya terlihat mengurus. Istri yang pandai mengurus rumah tangga akan membahagiakan suaminy</text:p>
          </table:table-cell>
          <table:table-cell table:style-name="ce9" table:formula="of:=OFFSET([.$A$1];COLUMNS([.$A22:.F22])-1+(ROWS([.$A$1:.$AMJ22])-1)*7;0)" office:value-type="string" office:string-value="Petugas yang telah ditunjuk itu mengukur jalan ke kiri dan ke kanan sepanjang enam meter. Ibu mengukur kelapa untuk membuat kolak makanan kesenangan ayah. ">
            <text:p>Petugas yang telah ditunjuk itu mengukur jalan ke kiri dan ke kanan sepanjang enam meter. Ibu mengukur kelapa untuk membuat kolak makanan kesenangan ayah. </text:p>
          </table:table-cell>
          <table:table-cell table:style-name="ce9" table:formula="of:=OFFSET([.$A$1];COLUMNS([.$A22:.G22])-1+(ROWS([.$A$1:.$AMJ22])-1)*7;0)" office:value-type="string" office:string-value="Ans: a ">
            <text:p>Ans: a </text:p>
          </table:table-cell>
          <table:table-cell table:style-name="ce9" table:number-columns-repeated="1015"/>
        </table:table-row>
        <table:table-row table:style-name="ro1">
          <table:table-cell table:style-name="ce6" office:value-type="string">
            <text:p>Paragraf 1 menyoroti hakikat bekerja dan paragraf 2 menyoroti hubungan bekerja dengan kehidupan. </text:p>
          </table:table-cell>
          <table:table-cell table:style-name="ce9"/>
          <table:table-cell table:style-name="ce9" table:formula="of:=OFFSET([.$A$1];COLUMNS([.$A23:.A23])-1+(ROWS([.$A$1:.$AMJ23])-1)*7;0)" office:value-type="string" office:string-value="23. Pasangan kalimat yang menggunakan kata berhomograf adalah ........">
            <text:p>23. Pasangan kalimat yang menggunakan kata berhomograf adalah ........</text:p>
          </table:table-cell>
          <table:table-cell table:style-name="ce9" table:formula="of:=OFFSET([.$A$1];COLUMNS([.$A23:.B23])-1+(ROWS([.$A$1:.$AMJ23])-1)*7;0)" office:value-type="string" office:string-value="Pemimpin yang baik harus mempunyai mental yang baik pulPengendara yang mengalami kecelakaan itu mental dari sepeda motorny">
            <text:p>Pemimpin yang baik harus mempunyai mental yang baik pulPengendara yang mengalami kecelakaan itu mental dari sepeda motorny</text:p>
          </table:table-cell>
          <table:table-cell table:style-name="ce9" table:formula="of:=OFFSET([.$A$1];COLUMNS([.$A23:.C23])-1+(ROWS([.$A$1:.$AMJ23])-1)*7;0)" office:value-type="string" office:string-value="Buku jari tangan adikku terluka saat mengupas manggBuku bacaan untuk anak-anak sebaiknya mempunyai unsur didik. ">
            <text:p>Buku jari tangan adikku terluka saat mengupas manggBuku bacaan untuk anak-anak sebaiknya mempunyai unsur didik. </text:p>
          </table:table-cell>
          <table:table-cell table:style-name="ce9" table:formula="of:=OFFSET([.$A$1];COLUMNS([.$A23:.D23])-1+(ROWS([.$A$1:.$AMJ23])-1)*7;0)" office:value-type="string" office:string-value="Kopi surat kenaikan pangkat itu dibuat rangkap duKopi kiriman ibu dari Medan sudah dibagi-bagikan kepada tetangg">
            <text:p>Kopi surat kenaikan pangkat itu dibuat rangkap duKopi kiriman ibu dari Medan sudah dibagi-bagikan kepada tetangg</text:p>
          </table:table-cell>
          <table:table-cell table:style-name="ce9" table:formula="of:=OFFSET([.$A$1];COLUMNS([.$A23:.E23])-1+(ROWS([.$A$1:.$AMJ23])-1)*7;0)" office:value-type="string" office:string-value="Kaca jendela rumah itu sudah buram karena jarang dibersihkan. Andi mengerjakannya di kertas buram. ">
            <text:p>Kaca jendela rumah itu sudah buram karena jarang dibersihkan. Andi mengerjakannya di kertas buram. </text:p>
          </table:table-cell>
          <table:table-cell table:style-name="ce9" table:formula="of:=OFFSET([.$A$1];COLUMNS([.$A23:.F23])-1+(ROWS([.$A$1:.$AMJ23])-1)*7;0)" office:value-type="string" office:string-value="Pada masa sekarang ini bangsa Indonesia sedang mengalami krisis ekonomi. Gerakan massa dapat dikendalikan oleh aparat. ">
            <text:p>Pada masa sekarang ini bangsa Indonesia sedang mengalami krisis ekonomi. Gerakan massa dapat dikendalikan oleh aparat. </text:p>
          </table:table-cell>
          <table:table-cell table:style-name="ce9" table:formula="of:=OFFSET([.$A$1];COLUMNS([.$A23:.G23])-1+(ROWS([.$A$1:.$AMJ23])-1)*7;0)" office:value-type="string" office:string-value="Ans: a ">
            <text:p>Ans: a </text:p>
          </table:table-cell>
          <table:table-cell table:style-name="ce9" table:number-columns-repeated="1015"/>
        </table:table-row>
        <table:table-row table:style-name="ro1">
          <table:table-cell table:style-name="ce6" office:value-type="string">
            <text:p>Paragraf 1 menyoroti hakikat hidup dan paragraf 2 menyoroti hubungan bekerja dengan kesehatan. </text:p>
          </table:table-cell>
          <table:table-cell table:style-name="ce9"/>
          <table:table-cell table:style-name="ce9" table:formula="of:=OFFSET([.$A$1];COLUMNS([.$A24:.A24])-1+(ROWS([.$A$1:.$AMJ24])-1)*7;0)" office:value-type="string" office:string-value="24. Kata yang mengalami penyempitan makna terdapat dalam kalimat ........">
            <text:p>24. Kata yang mengalami penyempitan makna terdapat dalam kalimat ........</text:p>
          </table:table-cell>
          <table:table-cell table:style-name="ce9" table:formula="of:=OFFSET([.$A$1];COLUMNS([.$A24:.B24])-1+(ROWS([.$A$1:.$AMJ24])-1)*7;0)" office:value-type="string" office:string-value="Kapal induk AS berlayar ke Timur Tengah dua bulan yang lalu. ">
            <text:p>Kapal induk AS berlayar ke Timur Tengah dua bulan yang lalu. </text:p>
          </table:table-cell>
          <table:table-cell table:style-name="ce9" table:formula="of:=OFFSET([.$A$1];COLUMNS([.$A24:.C24])-1+(ROWS([.$A$1:.$AMJ24])-1)*7;0)" office:value-type="string" office:string-value="Doni tinggal di puri Karang Asem sejak ibunya meninggal. ">
            <text:p>Doni tinggal di puri Karang Asem sejak ibunya meninggal. </text:p>
          </table:table-cell>
          <table:table-cell table:style-name="ce9" table:formula="of:=OFFSET([.$A$1];COLUMNS([.$A24:.D24])-1+(ROWS([.$A$1:.$AMJ24])-1)*7;0)" office:value-type="string" office:string-value="Saudara harus memperhatikan jadual kegiatan yang disepakati. ">
            <text:p>Saudara harus memperhatikan jadual kegiatan yang disepakati. </text:p>
          </table:table-cell>
          <table:table-cell table:style-name="ce9" table:formula="of:=OFFSET([.$A$1];COLUMNS([.$A24:.E24])-1+(ROWS([.$A$1:.$AMJ24])-1)*7;0)" office:value-type="string" office:string-value="Ibu guru itu hams bijaksana dalam menghadapi muridny">
            <text:p>Ibu guru itu hams bijaksana dalam menghadapi muridny</text:p>
          </table:table-cell>
          <table:table-cell table:style-name="ce9" table:formula="of:=OFFSET([.$A$1];COLUMNS([.$A24:.F24])-1+(ROWS([.$A$1:.$AMJ24])-1)*7;0)" office:value-type="string" office:string-value="Ia bercita-cita menjadi sarjana pendidikan yang kompeten. ">
            <text:p>Ia bercita-cita menjadi sarjana pendidikan yang kompeten. </text:p>
          </table:table-cell>
          <table:table-cell table:style-name="ce9" table:formula="of:=OFFSET([.$A$1];COLUMNS([.$A24:.G24])-1+(ROWS([.$A$1:.$AMJ24])-1)*7;0)" office:value-type="string" office:string-value="Ans: e ">
            <text:p>Ans: e </text:p>
          </table:table-cell>
          <table:table-cell table:style-name="ce9" table:number-columns-repeated="1015"/>
        </table:table-row>
        <table:table-row table:style-name="ro1">
          <table:table-cell table:style-name="ce6" office:value-type="string">
            <text:p>Paragraf 1 menyoroti ciri manusia bekerja dan paragraf 2 menyoroti manfaat bekerj</text:p>
          </table:table-cell>
          <table:table-cell table:style-name="ce9"/>
          <table:table-cell table:style-name="ce9" table:formula="of:=OFFSET([.$A$1];COLUMNS([.$A25:.A25])-1+(ROWS([.$A$1:.$AMJ25])-1)*7;0)" office:value-type="string" office:string-value="25. Frase bermakna ganda terdapat dalam kalimat ........">
            <text:p>25. Frase bermakna ganda terdapat dalam kalimat ........</text:p>
          </table:table-cell>
          <table:table-cell table:style-name="ce9" table:formula="of:=OFFSET([.$A$1];COLUMNS([.$A25:.B25])-1+(ROWS([.$A$1:.$AMJ25])-1)*7;0)" office:value-type="string" office:string-value="Mobil baru paman dicongkel pencuri tadi malam di tempat parkir. ">
            <text:p>Mobil baru paman dicongkel pencuri tadi malam di tempat parkir. </text:p>
          </table:table-cell>
          <table:table-cell table:style-name="ce9" table:formula="of:=OFFSET([.$A$1];COLUMNS([.$A25:.C25])-1+(ROWS([.$A$1:.$AMJ25])-1)*7;0)" office:value-type="string" office:string-value="Sakit yang ringan pada tenggorokan sering terjadi karena polusi udar">
            <text:p>Sakit yang ringan pada tenggorokan sering terjadi karena polusi udar</text:p>
          </table:table-cell>
          <table:table-cell table:style-name="ce9" table:formula="of:=OFFSET([.$A$1];COLUMNS([.$A25:.D25])-1+(ROWS([.$A$1:.$AMJ25])-1)*7;0)" office:value-type="string" office:string-value="Sakit pada mulut dan tenggorokan yang ringan sering terjadi pada anak anak. ">
            <text:p>Sakit pada mulut dan tenggorokan yang ringan sering terjadi pada anak anak. </text:p>
          </table:table-cell>
          <table:table-cell table:style-name="ce9" table:formula="of:=OFFSET([.$A$1];COLUMNS([.$A25:.E25])-1+(ROWS([.$A$1:.$AMJ25])-1)*7;0)" office:value-type="string" office:string-value="Obat-obatan modern mampu menghilangkan rasa sakit dalam waktu singkat. ">
            <text:p>Obat-obatan modern mampu menghilangkan rasa sakit dalam waktu singkat. </text:p>
          </table:table-cell>
          <table:table-cell table:style-name="ce9" table:formula="of:=OFFSET([.$A$1];COLUMNS([.$A25:.F25])-1+(ROWS([.$A$1:.$AMJ25])-1)*7;0)" office:value-type="string" office:string-value="Pada tahun ajaran ini SPP siswa baru dinaikkan. ">
            <text:p>Pada tahun ajaran ini SPP siswa baru dinaikkan. </text:p>
          </table:table-cell>
          <table:table-cell table:style-name="ce9" table:formula="of:=OFFSET([.$A$1];COLUMNS([.$A25:.G25])-1+(ROWS([.$A$1:.$AMJ25])-1)*7;0)" office:value-type="string" office:string-value="Ans: e ">
            <text:p>Ans: e </text:p>
          </table:table-cell>
          <table:table-cell table:style-name="ce9" table:number-columns-repeated="1015"/>
        </table:table-row>
        <table:table-row table:style-name="ro1">
          <table:table-cell table:style-name="ce6" office:value-type="string">
            <text:p>Paragraf 1 menyoroti masalah bekerja dalam kehidupan manusia dan paragraf 2 menyoroti kesehatan manusia ditentukan pekerjaanny</text:p>
          </table:table-cell>
          <table:table-cell table:style-name="ce9"/>
          <table:table-cell table:style-name="ce9" table:formula="of:=OFFSET([.$A$1];COLUMNS([.$A26:.A26])-1+(ROWS([.$A$1:.$AMJ26])-1)*7;0)" office:value-type="string" office:string-value="26. Kalimat berikut yang menggunakan frase atributif berimbuhan adalah ........">
            <text:p>26. Kalimat berikut yang menggunakan frase atributif berimbuhan adalah ........</text:p>
          </table:table-cell>
          <table:table-cell table:style-name="ce9" table:formula="of:=OFFSET([.$A$1];COLUMNS([.$A26:.B26])-1+(ROWS([.$A$1:.$AMJ26])-1)*7;0)" office:value-type="string" office:string-value="Ekonomi masyarakat ditopang oleh jasa simpan pinjam.">
            <text:p>Ekonomi masyarakat ditopang oleh jasa simpan pinjam.</text:p>
          </table:table-cell>
          <table:table-cell table:style-name="ce9" table:formula="of:=OFFSET([.$A$1];COLUMNS([.$A26:.C26])-1+(ROWS([.$A$1:.$AMJ26])-1)*7;0)" office:value-type="string" office:string-value="Perusahaan minyak itu mengalami kerugian.">
            <text:p>Perusahaan minyak itu mengalami kerugian.</text:p>
          </table:table-cell>
          <table:table-cell table:style-name="ce9" table:formula="of:=OFFSET([.$A$1];COLUMNS([.$A26:.D26])-1+(ROWS([.$A$1:.$AMJ26])-1)*7;0)" office:value-type="string" office:string-value="Ruang pelatihan itu dilengkapi dengan pendingin ruangan.">
            <text:p>Ruang pelatihan itu dilengkapi dengan pendingin ruangan.</text:p>
          </table:table-cell>
          <table:table-cell table:style-name="ce9" table:formula="of:=OFFSET([.$A$1];COLUMNS([.$A26:.E26])-1+(ROWS([.$A$1:.$AMJ26])-1)*7;0)" office:value-type="string" office:string-value="Asap mobil dan motor menyebabkan polusi udara.">
            <text:p>Asap mobil dan motor menyebabkan polusi udara.</text:p>
          </table:table-cell>
          <table:table-cell table:style-name="ce9" table:formula="of:=OFFSET([.$A$1];COLUMNS([.$A26:.F26])-1+(ROWS([.$A$1:.$AMJ26])-1)*7;0)" office:value-type="string" office:string-value="Setelah simpang empat mereka akan sampai di TKP.">
            <text:p>Setelah simpang empat mereka akan sampai di TKP.</text:p>
          </table:table-cell>
          <table:table-cell table:style-name="ce9" table:formula="of:=OFFSET([.$A$1];COLUMNS([.$A26:.G26])-1+(ROWS([.$A$1:.$AMJ26])-1)*7;0)" office:value-type="string" office:string-value="Ans: c ">
            <text:p>Ans: c </text:p>
          </table:table-cell>
          <table:table-cell table:style-name="ce9" table:number-columns-repeated="1015"/>
        </table:table-row>
        <table:table-row table:style-name="ro1">
          <table:table-cell table:style-name="ce6" office:value-type="string">
            <text:p>Paragraf 1 menyoroti faktor fisik dan psikis dan paragraf 2 menyoroti karakteristik seseorang. </text:p>
          </table:table-cell>
          <table:table-cell table:style-name="ce9"/>
          <table:table-cell table:style-name="ce9" table:formula="of:=OFFSET([.$A$1];COLUMNS([.$A27:.A27])-1+(ROWS([.$A$1:.$AMJ27])-1)*7;0)" office:value-type="string" office:string-value="27. Kita sebagai orang beriman, kita wajib menghormati orang tua di mana telahmembesarkan kita.Kalimat tersebut supaya logis, diubah menjadi ........">
            <text:p>27. Kita sebagai orang beriman, kita wajib menghormati orang tua di mana telahmembesarkan kita.Kalimat tersebut supaya logis, diubah menjadi ........</text:p>
          </table:table-cell>
          <table:table-cell table:style-name="ce9" table:formula="of:=OFFSET([.$A$1];COLUMNS([.$A27:.B27])-1+(ROWS([.$A$1:.$AMJ27])-1)*7;0)" office:value-type="string" office:string-value="Orang beriman wajib menghormati orang tua yang membesarkan.">
            <text:p>Orang beriman wajib menghormati orang tua yang membesarkan.</text:p>
          </table:table-cell>
          <table:table-cell table:style-name="ce9" table:formula="of:=OFFSET([.$A$1];COLUMNS([.$A27:.C27])-1+(ROWS([.$A$1:.$AMJ27])-1)*7;0)" office:value-type="string" office:string-value="Sebagai orang beriman, kita wajib menghormati orang tua yang telah membesarkankita.">
            <text:p>Sebagai orang beriman, kita wajib menghormati orang tua yang telah membesarkankita.</text:p>
          </table:table-cell>
          <table:table-cell table:style-name="ce9" table:formula="of:=OFFSET([.$A$1];COLUMNS([.$A27:.D27])-1+(ROWS([.$A$1:.$AMJ27])-1)*7;0)" office:value-type="string" office:string-value="Orang beriman pasti menghormati orang tua yang membesarkannya.">
            <text:p>Orang beriman pasti menghormati orang tua yang membesarkannya.</text:p>
          </table:table-cell>
          <table:table-cell table:style-name="ce9" table:formula="of:=OFFSET([.$A$1];COLUMNS([.$A27:.E27])-1+(ROWS([.$A$1:.$AMJ27])-1)*7;0)" office:value-type="string" office:string-value="Sebagai orang beriman pasti mengikuti petunjuk orang tua yang membesarkanmereka.">
            <text:p>Sebagai orang beriman pasti mengikuti petunjuk orang tua yang membesarkanmereka.</text:p>
          </table:table-cell>
          <table:table-cell table:style-name="ce9" table:formula="of:=OFFSET([.$A$1];COLUMNS([.$A27:.F27])-1+(ROWS([.$A$1:.$AMJ27])-1)*7;0)" office:value-type="string" office:string-value="Sebagai orang yang beriman, kita berkewajiban menghormati orang tua yang manamembesaran kita.">
            <text:p>Sebagai orang yang beriman, kita berkewajiban menghormati orang tua yang manamembesaran kita.</text:p>
          </table:table-cell>
          <table:table-cell table:style-name="ce9" table:formula="of:=OFFSET([.$A$1];COLUMNS([.$A27:.G27])-1+(ROWS([.$A$1:.$AMJ27])-1)*7;0)" office:value-type="string" office:string-value="Ans: b ">
            <text:p>Ans: b </text:p>
          </table:table-cell>
          <table:table-cell table:style-name="ce9" table:number-columns-repeated="1015"/>
        </table:table-row>
        <table:table-row table:style-name="ro1">
          <table:table-cell table:style-name="ce6" office:value-type="string">
            <text:p>Ans: b </text:p>
          </table:table-cell>
          <table:table-cell table:style-name="ce9"/>
          <table:table-cell table:style-name="ce9" table:formula="of:=OFFSET([.$A$1];COLUMNS([.$A28:.A28])-1+(ROWS([.$A$1:.$AMJ28])-1)*7;0)" office:value-type="string" office:string-value="28. Kalimat berikut yang termasuk kalimat pasif adalah ........">
            <text:p>28. Kalimat berikut yang termasuk kalimat pasif adalah ........</text:p>
          </table:table-cell>
          <table:table-cell table:style-name="ce9" table:formula="of:=OFFSET([.$A$1];COLUMNS([.$A28:.B28])-1+(ROWS([.$A$1:.$AMJ28])-1)*7;0)" office:value-type="string" office:string-value="Pembalap itu merajai lomba pada etape pertama.">
            <text:p>Pembalap itu merajai lomba pada etape pertama.</text:p>
          </table:table-cell>
          <table:table-cell table:style-name="ce9" table:formula="of:=OFFSET([.$A$1];COLUMNS([.$A28:.C28])-1+(ROWS([.$A$1:.$AMJ28])-1)*7;0)" office:value-type="string" office:string-value="Pembicara itu berceramah tentang refleksi diri.">
            <text:p>Pembicara itu berceramah tentang refleksi diri.</text:p>
          </table:table-cell>
          <table:table-cell table:style-name="ce9" table:formula="of:=OFFSET([.$A$1];COLUMNS([.$A28:.D28])-1+(ROWS([.$A$1:.$AMJ28])-1)*7;0)" office:value-type="string" office:string-value="Guru yang sedang berbicara itu seorang penulis cerita pendek. ">
            <text:p>Guru yang sedang berbicara itu seorang penulis cerita pendek. </text:p>
          </table:table-cell>
          <table:table-cell table:style-name="ce9" table:formula="of:=OFFSET([.$A$1];COLUMNS([.$A28:.E28])-1+(ROWS([.$A$1:.$AMJ28])-1)*7;0)" office:value-type="string" office:string-value="Telah kukirimkan kembali buku itu kemarin kepada pemilikny">
            <text:p>Telah kukirimkan kembali buku itu kemarin kepada pemilikny</text:p>
          </table:table-cell>
          <table:table-cell table:style-name="ce9" table:formula="of:=OFFSET([.$A$1];COLUMNS([.$A28:.F28])-1+(ROWS([.$A$1:.$AMJ28])-1)*7;0)" office:value-type="string" office:string-value="Diskusi yang sedang berlangsung membicarakan peningkatan etos kerj">
            <text:p>Diskusi yang sedang berlangsung membicarakan peningkatan etos kerj</text:p>
          </table:table-cell>
          <table:table-cell table:style-name="ce9" table:formula="of:=OFFSET([.$A$1];COLUMNS([.$A28:.G28])-1+(ROWS([.$A$1:.$AMJ28])-1)*7;0)" office:value-type="string" office:string-value="Ans: d ">
            <text:p>Ans: d </text:p>
          </table:table-cell>
          <table:table-cell table:style-name="ce9" table:number-columns-repeated="1015"/>
        </table:table-row>
        <table:table-row table:style-name="ro1">
          <table:table-cell table:style-name="ce7" office:value-type="string">
            <text:p>5. (1) Peserta Perubahaan Inti Rakyat (PIR) kelapa sawit, di desa Suka Makmur bukan hanya memerlukan rumah yang layak huni. (2) Mereka tahu betul arti rumah yang sehat dan indah. (3) Untuk bisa memilih rumah, mereka sebaiknya melakukan arisan di antara kelompok tani. (4) Sekarang di desa yang ditempati tahun 1986 itu telah berdiri" 2200 rumah permanen dengan ukuran rata-rata 12 x 14 meter. (5) Dua puluh anggota kelompok tani Bunga Kantil memiliki rumah baru dan permanen. Kalimat yang berisi fakta terdapat pada nomor ........ </text:p>
          </table:table-cell>
          <table:table-cell/>
          <table:table-cell table:formula="of:=OFFSET([.$A$1];COLUMNS([.$A29:.A29])-1+(ROWS([.$A$1:.$AMJ29])-1)*7;0)" office:value-type="string" office:string-value="29. &quot;Saya gembira sekali,&quot; kata Ibu, &quot;karena kamu lulus.&quot; Kalimat tidak langsung yang tepat dari kalimat di atas adalah ........ ">
            <text:p>29. "Saya gembira sekali," kata Ibu, "karena kamu lulus." Kalimat tidak langsung yang tepat dari kalimat di atas adalah ........ </text:p>
          </table:table-cell>
          <table:table-cell table:formula="of:=OFFSET([.$A$1];COLUMNS([.$A29:.B29])-1+(ROWS([.$A$1:.$AMJ29])-1)*7;0)" office:value-type="string" office:string-value="Ibu mengatakan bahwa ia gembira sekali karena kamu lulus. ">
            <text:p>Ibu mengatakan bahwa ia gembira sekali karena kamu lulus. </text:p>
          </table:table-cell>
          <table:table-cell table:formula="of:=OFFSET([.$A$1];COLUMNS([.$A29:.C29])-1+(ROWS([.$A$1:.$AMJ29])-1)*7;0)" office:value-type="string" office:string-value="Ibu mengatakan bahwa ia gembira sekali karena saya lulus. ">
            <text:p>Ibu mengatakan bahwa ia gembira sekali karena saya lulus. </text:p>
          </table:table-cell>
          <table:table-cell table:formula="of:=OFFSET([.$A$1];COLUMNS([.$A29:.D29])-1+(ROWS([.$A$1:.$AMJ29])-1)*7;0)" office:value-type="string" office:string-value="Ibu mengatakan bahwa kamu gembira sekali karena saya lulus. ">
            <text:p>Ibu mengatakan bahwa kamu gembira sekali karena saya lulus. </text:p>
          </table:table-cell>
          <table:table-cell table:formula="of:=OFFSET([.$A$1];COLUMNS([.$A29:.E29])-1+(ROWS([.$A$1:.$AMJ29])-1)*7;0)" office:value-type="string" office:string-value="Saya gembira sekali karena kamu lulus, kata Ibu. ">
            <text:p>Saya gembira sekali karena kamu lulus, kata Ibu. </text:p>
          </table:table-cell>
          <table:table-cell table:formula="of:=OFFSET([.$A$1];COLUMNS([.$A29:.F29])-1+(ROWS([.$A$1:.$AMJ29])-1)*7;0)" office:value-type="string" office:string-value="Ibu mengatakan bahwa saya gembira sekali karena is lulus. ">
            <text:p>Ibu mengatakan bahwa saya gembira sekali karena is lulus. </text:p>
          </table:table-cell>
          <table:table-cell table:formula="of:=OFFSET([.$A$1];COLUMNS([.$A29:.G29])-1+(ROWS([.$A$1:.$AMJ29])-1)*7;0)" office:value-type="string" office:string-value="Ans: b ">
            <text:p>Ans: b </text:p>
          </table:table-cell>
          <table:table-cell table:number-columns-repeated="1015"/>
        </table:table-row>
        <table:table-row table:style-name="ro1">
          <table:table-cell table:style-name="ce7" office:value-type="string">
            <text:p>1 dan 2 </text:p>
          </table:table-cell>
          <table:table-cell/>
          <table:table-cell table:formula="of:=OFFSET([.$A$1];COLUMNS([.$A30:.A30])-1+(ROWS([.$A$1:.$AMJ30])-1)*7;0)" office:value-type="string" office:string-value="30. (1) Mardilah : Engkau anakku Suhita ........ (2) Suhita : Ya, Bu! (3) Mardilah : Kau tidak boleh marah pada Ibu, ya Nak! (4) Suhita : Tidak, Bu! (5) Mardilah Baiklah, sampaikan surat itu secepatnyKalimat minor dalam dialog di atas terdapat pada kalimat nomor ........">
            <text:p>30. (1) Mardilah : Engkau anakku Suhita ........ (2) Suhita : Ya, Bu! (3) Mardilah : Kau tidak boleh marah pada Ibu, ya Nak! (4) Suhita : Tidak, Bu! (5) Mardilah Baiklah, sampaikan surat itu secepatnyKalimat minor dalam dialog di atas terdapat pada kalimat nomor ........</text:p>
          </table:table-cell>
          <table:table-cell table:formula="of:=OFFSET([.$A$1];COLUMNS([.$A30:.B30])-1+(ROWS([.$A$1:.$AMJ30])-1)*7;0)" office:value-type="string" office:string-value="(1) dan (2) ">
            <text:p>(1) dan (2) </text:p>
          </table:table-cell>
          <table:table-cell table:formula="of:=OFFSET([.$A$1];COLUMNS([.$A30:.C30])-1+(ROWS([.$A$1:.$AMJ30])-1)*7;0)" office:value-type="string" office:string-value="(2) dan (3) ">
            <text:p>(2) dan (3) </text:p>
          </table:table-cell>
          <table:table-cell table:formula="of:=OFFSET([.$A$1];COLUMNS([.$A30:.D30])-1+(ROWS([.$A$1:.$AMJ30])-1)*7;0)" office:value-type="string" office:string-value="(2) dan (4) ">
            <text:p>(2) dan (4) </text:p>
          </table:table-cell>
          <table:table-cell table:formula="of:=OFFSET([.$A$1];COLUMNS([.$A30:.E30])-1+(ROWS([.$A$1:.$AMJ30])-1)*7;0)" office:value-type="string" office:string-value="(3) dan (4) ">
            <text:p>(3) dan (4) </text:p>
          </table:table-cell>
          <table:table-cell table:formula="of:=OFFSET([.$A$1];COLUMNS([.$A30:.F30])-1+(ROWS([.$A$1:.$AMJ30])-1)*7;0)" office:value-type="string" office:string-value="(4) dan (5) ">
            <text:p>(4) dan (5) </text:p>
          </table:table-cell>
          <table:table-cell table:formula="of:=OFFSET([.$A$1];COLUMNS([.$A30:.G30])-1+(ROWS([.$A$1:.$AMJ30])-1)*7;0)" office:value-type="string" office:string-value="Ans: c ">
            <text:p>Ans: c </text:p>
          </table:table-cell>
          <table:table-cell table:number-columns-repeated="1015"/>
        </table:table-row>
        <table:table-row table:style-name="ro1">
          <table:table-cell table:style-name="ce7" office:value-type="string">
            <text:p>1 dan 3 </text:p>
          </table:table-cell>
          <table:table-cell/>
          <table:table-cell table:formula="of:=OFFSET([.$A$1];COLUMNS([.$A31:.A31])-1+(ROWS([.$A$1:.$AMJ31])-1)*7;0)" office:value-type="string" office:string-value="31. Kalimat berobjek terdapat pada ........">
            <text:p>31. Kalimat berobjek terdapat pada ........</text:p>
          </table:table-cell>
          <table:table-cell table:formula="of:=OFFSET([.$A$1];COLUMNS([.$A31:.B31])-1+(ROWS([.$A$1:.$AMJ31])-1)*7;0)" office:value-type="string" office:string-value="Bacaan populer masih dianaktirikan. ">
            <text:p>Bacaan populer masih dianaktirikan. </text:p>
          </table:table-cell>
          <table:table-cell table:formula="of:=OFFSET([.$A$1];COLUMNS([.$A31:.C31])-1+(ROWS([.$A$1:.$AMJ31])-1)*7;0)" office:value-type="string" office:string-value="Tahun ini merupakan tahun keberuntungan Indonesi">
            <text:p>Tahun ini merupakan tahun keberuntungan Indonesi</text:p>
          </table:table-cell>
          <table:table-cell table:formula="of:=OFFSET([.$A$1];COLUMNS([.$A31:.D31])-1+(ROWS([.$A$1:.$AMJ31])-1)*7;0)" office:value-type="string" office:string-value="Pemerintah mengecam pengunjuk rasa yang berdemonstrasi. ">
            <text:p>Pemerintah mengecam pengunjuk rasa yang berdemonstrasi. </text:p>
          </table:table-cell>
          <table:table-cell table:formula="of:=OFFSET([.$A$1];COLUMNS([.$A31:.E31])-1+(ROWS([.$A$1:.$AMJ31])-1)*7;0)" office:value-type="string" office:string-value="Negara kesatuan Republik Indonesia berdasarkan Pancasil">
            <text:p>Negara kesatuan Republik Indonesia berdasarkan Pancasil</text:p>
          </table:table-cell>
          <table:table-cell table:formula="of:=OFFSET([.$A$1];COLUMNS([.$A31:.F31])-1+(ROWS([.$A$1:.$AMJ31])-1)*7;0)" office:value-type="string" office:string-value="Setiap malam adik belajar bahasa Inggris. ">
            <text:p>Setiap malam adik belajar bahasa Inggris. </text:p>
          </table:table-cell>
          <table:table-cell table:formula="of:=OFFSET([.$A$1];COLUMNS([.$A31:.G31])-1+(ROWS([.$A$1:.$AMJ31])-1)*7;0)" office:value-type="string" office:string-value="Ans: c ">
            <text:p>Ans: c </text:p>
          </table:table-cell>
          <table:table-cell table:number-columns-repeated="1015"/>
        </table:table-row>
        <table:table-row table:style-name="ro1">
          <table:table-cell table:style-name="ce7" office:value-type="string">
            <text:p>3 dan 4 </text:p>
          </table:table-cell>
          <table:table-cell/>
          <table:table-cell table:formula="of:=OFFSET([.$A$1];COLUMNS([.$A32:.A32])-1+(ROWS([.$A$1:.$AMJ32])-1)*7;0)" office:value-type="string" office:string-value="32. Kalimat berpelengkap terdapat dalam ........">
            <text:p>32. Kalimat berpelengkap terdapat dalam ........</text:p>
          </table:table-cell>
          <table:table-cell table:formula="of:=OFFSET([.$A$1];COLUMNS([.$A32:.B32])-1+(ROWS([.$A$1:.$AMJ32])-1)*7;0)" office:value-type="string" office:string-value="Kami menyudahi pembicaraan setelah lama berdebat. ">
            <text:p>Kami menyudahi pembicaraan setelah lama berdebat. </text:p>
          </table:table-cell>
          <table:table-cell table:formula="of:=OFFSET([.$A$1];COLUMNS([.$A32:.C32])-1+(ROWS([.$A$1:.$AMJ32])-1)*7;0)" office:value-type="string" office:string-value="Pohon duren di depan rumahku banyak buahny">
            <text:p>Pohon duren di depan rumahku banyak buahny</text:p>
          </table:table-cell>
          <table:table-cell table:formula="of:=OFFSET([.$A$1];COLUMNS([.$A32:.D32])-1+(ROWS([.$A$1:.$AMJ32])-1)*7;0)" office:value-type="string" office:string-value="Sepasang kekasih berpegangan tangan dengan mesr">
            <text:p>Sepasang kekasih berpegangan tangan dengan mesr</text:p>
          </table:table-cell>
          <table:table-cell table:formula="of:=OFFSET([.$A$1];COLUMNS([.$A32:.E32])-1+(ROWS([.$A$1:.$AMJ32])-1)*7;0)" office:value-type="string" office:string-value="Silakan saudara duduk di kursi nomor dua dari depan. ">
            <text:p>Silakan saudara duduk di kursi nomor dua dari depan. </text:p>
          </table:table-cell>
          <table:table-cell table:formula="of:=OFFSET([.$A$1];COLUMNS([.$A32:.F32])-1+(ROWS([.$A$1:.$AMJ32])-1)*7;0)" office:value-type="string" office:string-value="Stasiun televisi swasta menayangkan iklan promosi dan layanan masyarakat. ">
            <text:p>Stasiun televisi swasta menayangkan iklan promosi dan layanan masyarakat. </text:p>
          </table:table-cell>
          <table:table-cell table:formula="of:=OFFSET([.$A$1];COLUMNS([.$A32:.G32])-1+(ROWS([.$A$1:.$AMJ32])-1)*7;0)" office:value-type="string" office:string-value="Ans: c ">
            <text:p>Ans: c </text:p>
          </table:table-cell>
          <table:table-cell table:number-columns-repeated="1015"/>
        </table:table-row>
        <table:table-row table:style-name="ro1">
          <table:table-cell table:style-name="ce7" office:value-type="string">
            <text:p>3 dan 5 </text:p>
          </table:table-cell>
          <table:table-cell/>
          <table:table-cell table:formula="of:=OFFSET([.$A$1];COLUMNS([.$A33:.A33])-1+(ROWS([.$A$1:.$AMJ33])-1)*7;0)" office:value-type="string" office:string-value="33. Kalimat berikut yang termasuk kalimat majemuk setara (koordinatif) adalah ........">
            <text:p>33. Kalimat berikut yang termasuk kalimat majemuk setara (koordinatif) adalah ........</text:p>
          </table:table-cell>
          <table:table-cell table:formula="of:=OFFSET([.$A$1];COLUMNS([.$A33:.B33])-1+(ROWS([.$A$1:.$AMJ33])-1)*7;0)" office:value-type="string" office:string-value="Kami akan datang jika ada suatu undangan dan tugas dari kepala sekolah. ">
            <text:p>Kami akan datang jika ada suatu undangan dan tugas dari kepala sekolah. </text:p>
          </table:table-cell>
          <table:table-cell table:formula="of:=OFFSET([.$A$1];COLUMNS([.$A33:.C33])-1+(ROWS([.$A$1:.$AMJ33])-1)*7;0)" office:value-type="string" office:string-value="Mereka tidak mengakui perbuatannya karena tidak ingin namanya tercemar. ">
            <text:p>Mereka tidak mengakui perbuatannya karena tidak ingin namanya tercemar. </text:p>
          </table:table-cell>
          <table:table-cell table:formula="of:=OFFSET([.$A$1];COLUMNS([.$A33:.D33])-1+(ROWS([.$A$1:.$AMJ33])-1)*7;0)" office:value-type="string" office:string-value="Gadis itu sangat cerdas, parasnya cantik, dan disenangi teman-temanny">
            <text:p>Gadis itu sangat cerdas, parasnya cantik, dan disenangi teman-temanny</text:p>
          </table:table-cell>
          <table:table-cell table:formula="of:=OFFSET([.$A$1];COLUMNS([.$A33:.E33])-1+(ROWS([.$A$1:.$AMJ33])-1)*7;0)" office:value-type="string" office:string-value="Gemuruh mempercepat hari menjadi gelap sehingga membuat pekerjaannya tidak selesai. ">
            <text:p>Gemuruh mempercepat hari menjadi gelap sehingga membuat pekerjaannya tidak selesai. </text:p>
          </table:table-cell>
          <table:table-cell table:formula="of:=OFFSET([.$A$1];COLUMNS([.$A33:.F33])-1+(ROWS([.$A$1:.$AMJ33])-1)*7;0)" office:value-type="string" office:string-value="Orang yang kemarin datang ditangkap polisi karena kasus penipuan. ">
            <text:p>Orang yang kemarin datang ditangkap polisi karena kasus penipuan. </text:p>
          </table:table-cell>
          <table:table-cell table:formula="of:=OFFSET([.$A$1];COLUMNS([.$A33:.G33])-1+(ROWS([.$A$1:.$AMJ33])-1)*7;0)" office:value-type="string" office:string-value="Ans: c ">
            <text:p>Ans: c </text:p>
          </table:table-cell>
          <table:table-cell table:number-columns-repeated="1015"/>
        </table:table-row>
        <table:table-row table:style-name="ro1">
          <table:table-cell table:style-name="ce7" office:value-type="string">
            <text:p>4 dan 5 </text:p>
          </table:table-cell>
          <table:table-cell/>
          <table:table-cell table:formula="of:=OFFSET([.$A$1];COLUMNS([.$A34:.A34])-1+(ROWS([.$A$1:.$AMJ34])-1)*7;0)" office:value-type="string" office:string-value="34. Gubernur DKI mengimbau warga dan aparat-pemda agar meningkatkan kewaspadaan. Klausa bawahan (anak kalimat) dari kalimat majemuk bertingkat di atas adalah ........ ">
            <text:p>34. Gubernur DKI mengimbau warga dan aparat-pemda agar meningkatkan kewaspadaan. Klausa bawahan (anak kalimat) dari kalimat majemuk bertingkat di atas adalah ........ </text:p>
          </table:table-cell>
          <table:table-cell table:formula="of:=OFFSET([.$A$1];COLUMNS([.$A34:.B34])-1+(ROWS([.$A$1:.$AMJ34])-1)*7;0)" office:value-type="string" office:string-value="Gubernur DKI mengimbau warga ">
            <text:p>Gubernur DKI mengimbau warga </text:p>
          </table:table-cell>
          <table:table-cell table:formula="of:=OFFSET([.$A$1];COLUMNS([.$A34:.C34])-1+(ROWS([.$A$1:.$AMJ34])-1)*7;0)" office:value-type="string" office:string-value="Gubernur DKI mengimbau aparat pemda ">
            <text:p>Gubernur DKI mengimbau aparat pemda </text:p>
          </table:table-cell>
          <table:table-cell table:formula="of:=OFFSET([.$A$1];COLUMNS([.$A34:.D34])-1+(ROWS([.$A$1:.$AMJ34])-1)*7;0)" office:value-type="string" office:string-value="warga meningkatkan kewaspadaan ">
            <text:p>warga meningkatkan kewaspadaan </text:p>
          </table:table-cell>
          <table:table-cell table:formula="of:=OFFSET([.$A$1];COLUMNS([.$A34:.E34])-1+(ROWS([.$A$1:.$AMJ34])-1)*7;0)" office:value-type="string" office:string-value="aparat pemda harus waspad">
            <text:p>aparat pemda harus waspad</text:p>
          </table:table-cell>
          <table:table-cell table:formula="of:=OFFSET([.$A$1];COLUMNS([.$A34:.F34])-1+(ROWS([.$A$1:.$AMJ34])-1)*7;0)" office:value-type="string" office:string-value="agar meningkatkan kewaspadaan ">
            <text:p>agar meningkatkan kewaspadaan </text:p>
          </table:table-cell>
          <table:table-cell table:formula="of:=OFFSET([.$A$1];COLUMNS([.$A34:.G34])-1+(ROWS([.$A$1:.$AMJ34])-1)*7;0)" office:value-type="string" office:string-value="Ans: e ">
            <text:p>Ans: e </text:p>
          </table:table-cell>
          <table:table-cell table:number-columns-repeated="1015"/>
        </table:table-row>
        <table:table-row table:style-name="ro1">
          <table:table-cell table:style-name="ce7" office:value-type="string">
            <text:p>Ans: e </text:p>
          </table:table-cell>
          <table:table-cell/>
          <table:table-cell table:formula="of:=OFFSET([.$A$1];COLUMNS([.$A35:.A35])-1+(ROWS([.$A$1:.$AMJ35])-1)*7;0)" office:value-type="string" office:string-value="35. Ibunya menjahit ketika anaknya belajar di kamar. Kalimat yang berpola sama dengan kalimat di atas adalah ........ ">
            <text:p>35. Ibunya menjahit ketika anaknya belajar di kamar. Kalimat yang berpola sama dengan kalimat di atas adalah ........ </text:p>
          </table:table-cell>
          <table:table-cell table:formula="of:=OFFSET([.$A$1];COLUMNS([.$A35:.B35])-1+(ROWS([.$A$1:.$AMJ35])-1)*7;0)" office:value-type="string" office:string-value="Ayahnya datang ketika ibu ke pasar. ">
            <text:p>Ayahnya datang ketika ibu ke pasar. </text:p>
          </table:table-cell>
          <table:table-cell table:formula="of:=OFFSET([.$A$1];COLUMNS([.$A35:.C35])-1+(ROWS([.$A$1:.$AMJ35])-1)*7;0)" office:value-type="string" office:string-value="Dokter itu menceritakan bahwa pasiennya berobat jalan. ">
            <text:p>Dokter itu menceritakan bahwa pasiennya berobat jalan. </text:p>
          </table:table-cell>
          <table:table-cell table:formula="of:=OFFSET([.$A$1];COLUMNS([.$A35:.D35])-1+(ROWS([.$A$1:.$AMJ35])-1)*7;0)" office:value-type="string" office:string-value="Dokter itu menceritakan bahwa pasiennya sedang sakit keras. ">
            <text:p>Dokter itu menceritakan bahwa pasiennya sedang sakit keras. </text:p>
          </table:table-cell>
          <table:table-cell table:formula="of:=OFFSET([.$A$1];COLUMNS([.$A35:.E35])-1+(ROWS([.$A$1:.$AMJ35])-1)*7;0)" office:value-type="string" office:string-value="Ibu anak itu berdagang saat suaminya berlayar ke luar negeri. ">
            <text:p>Ibu anak itu berdagang saat suaminya berlayar ke luar negeri. </text:p>
          </table:table-cell>
          <table:table-cell table:formula="of:=OFFSET([.$A$1];COLUMNS([.$A35:.F35])-1+(ROWS([.$A$1:.$AMJ35])-1)*7;0)" office:value-type="string" office:string-value="Murid itu berkata bahwa temannya sedang makan di kantin. ">
            <text:p>Murid itu berkata bahwa temannya sedang makan di kantin. </text:p>
          </table:table-cell>
          <table:table-cell table:formula="of:=OFFSET([.$A$1];COLUMNS([.$A35:.G35])-1+(ROWS([.$A$1:.$AMJ35])-1)*7;0)" office:value-type="string" office:string-value="Ans: d ">
            <text:p>Ans: d </text:p>
          </table:table-cell>
          <table:table-cell table:number-columns-repeated="1015"/>
        </table:table-row>
        <table:table-row table:style-name="ro1">
          <table:table-cell table:style-name="ce7" office:value-type="string">
            <text:p>6. Sudah semestinyalah pemimpin Amerika tersebut mengambil langkah tegas seperti itu. Kalau tidak, bukan saja kepentingan rakyat Amerika yang akan dirugikan tetapi lebih besar lagi kepentingan ekonomi Amerika dalam kaitannya dengan kepercayaan asing yang akan dirugikan. Dengan langkah baru seperti yang diumumkan oleh Presiden Bush, kelak 213 tindak korupsi akan disiarkan ke publik dan dihukum. Akuntansi perusahaan juga akan ditarik keluar sistem yang kurang terbuka (out of the shadows). Dengan langkah itu pula, kepentingan investor kecil dan pemegang pensiun akan dilindungi. Pandangan redaksi pada tajuk rencana terdapat dalam kalimat ........ </text:p>
          </table:table-cell>
          <table:table-cell/>
          <table:table-cell table:formula="of:=OFFSET([.$A$1];COLUMNS([.$A36:.A36])-1+(ROWS([.$A$1:.$AMJ36])-1)*7;0)" office:value-type="string" office:string-value="36. Kalimat majemuk yang memiliki klausa setara dan bertingkat adalah ........">
            <text:p>36. Kalimat majemuk yang memiliki klausa setara dan bertingkat adalah ........</text:p>
          </table:table-cell>
          <table:table-cell table:formula="of:=OFFSET([.$A$1];COLUMNS([.$A36:.B36])-1+(ROWS([.$A$1:.$AMJ36])-1)*7;0)" office:value-type="string" office:string-value="Bajunya sangat bagus dan terbuat dari bahan-bahan sutra halus pul">
            <text:p>Bajunya sangat bagus dan terbuat dari bahan-bahan sutra halus pul</text:p>
          </table:table-cell>
          <table:table-cell table:formula="of:=OFFSET([.$A$1];COLUMNS([.$A36:.C36])-1+(ROWS([.$A$1:.$AMJ36])-1)*7;0)" office:value-type="string" office:string-value="Penyakit orang itu sangat mudah menular atau tidak membahayakan orang di sekitarny">
            <text:p>Penyakit orang itu sangat mudah menular atau tidak membahayakan orang di sekitarny</text:p>
          </table:table-cell>
          <table:table-cell table:formula="of:=OFFSET([.$A$1];COLUMNS([.$A36:.D36])-1+(ROWS([.$A$1:.$AMJ36])-1)*7;0)" office:value-type="string" office:string-value="Dia tidak ada di rumah ketika kami datang dan akan menyampaikan berita duka itu. ">
            <text:p>Dia tidak ada di rumah ketika kami datang dan akan menyampaikan berita duka itu. </text:p>
          </table:table-cell>
          <table:table-cell table:formula="of:=OFFSET([.$A$1];COLUMNS([.$A36:.E36])-1+(ROWS([.$A$1:.$AMJ36])-1)*7;0)" office:value-type="string" office:string-value="Mereka belajar matematika atau belajar kimia dan fisika di bimbingan belajar itu. ">
            <text:p>Mereka belajar matematika atau belajar kimia dan fisika di bimbingan belajar itu. </text:p>
          </table:table-cell>
          <table:table-cell table:formula="of:=OFFSET([.$A$1];COLUMNS([.$A36:.F36])-1+(ROWS([.$A$1:.$AMJ36])-1)*7;0)" office:value-type="string" office:string-value="Orang itu memberikan sumbangan untuk sekolah, tetapi dia menentukan kegunaan sumbangan itu. ">
            <text:p>Orang itu memberikan sumbangan untuk sekolah, tetapi dia menentukan kegunaan sumbangan itu. </text:p>
          </table:table-cell>
          <table:table-cell table:formula="of:=OFFSET([.$A$1];COLUMNS([.$A36:.G36])-1+(ROWS([.$A$1:.$AMJ36])-1)*7;0)" office:value-type="string" office:string-value="Ans: c ">
            <text:p>Ans: c </text:p>
          </table:table-cell>
          <table:table-cell table:number-columns-repeated="1015"/>
        </table:table-row>
        <table:table-row table:style-name="ro1">
          <table:table-cell table:style-name="ce7" office:value-type="string">
            <text:p>Kepentingan ekonomi AS dirugikan cukup besar gara-gara skandal akuntansi yang dilakukan presiden. </text:p>
          </table:table-cell>
          <table:table-cell/>
          <table:table-cell table:formula="of:=OFFSET([.$A$1];COLUMNS([.$A37:.A37])-1+(ROWS([.$A$1:.$AMJ37])-1)*7;0)" office:value-type="string" office:string-value="38. Bacalah iklam lowongan kerja dengan cepat! Berdasarkan iklan lowongan kerja tersebut, kalimat pembuka surat lamaran pekerjaan yang tepat adalah ........ ">
            <text:p>38. Bacalah iklam lowongan kerja dengan cepat! Berdasarkan iklan lowongan kerja tersebut, kalimat pembuka surat lamaran pekerjaan yang tepat adalah ........ </text:p>
          </table:table-cell>
          <table:table-cell table:formula="of:=OFFSET([.$A$1];COLUMNS([.$A37:.B37])-1+(ROWS([.$A$1:.$AMJ37])-1)*7;0)" office:value-type="string" office:string-value="Berdasarkan iklan Kompas, Sabtu, 13 Juli 2002, yang memuat pengumuman tentangdibutuhkannya guru SLTP bidang studi Biologi, saya yang bertanda tangan di bawahini:....">
            <text:p>Berdasarkan iklan Kompas, Sabtu, 13 Juli 2002, yang memuat pengumuman tentangdibutuhkannya guru SLTP bidang studi Biologi, saya yang bertanda tangan di bawahini:....</text:p>
          </table:table-cell>
          <table:table-cell table:formula="of:=OFFSET([.$A$1];COLUMNS([.$A37:.C37])-1+(ROWS([.$A$1:.$AMJ37])-1)*7;0)" office:value-type="string" office:string-value="Berdasarkan iklan Kompas, Sabtu, 13 Juli 2002, yang memuat pengumuman tentangdibutuhkannya guru SLTP bidang studi Biologi, maka saya mengajukan lamaranpekerjaan dan semoga diterima.">
            <text:p>Berdasarkan iklan Kompas, Sabtu, 13 Juli 2002, yang memuat pengumuman tentangdibutuhkannya guru SLTP bidang studi Biologi, maka saya mengajukan lamaranpekerjaan dan semoga diterima.</text:p>
          </table:table-cell>
          <table:table-cell table:formula="of:=OFFSET([.$A$1];COLUMNS([.$A37:.D37])-1+(ROWS([.$A$1:.$AMJ37])-1)*7;0)" office:value-type="string" office:string-value="Berdasarkan iklan Kompas, Sabtu, 13 Juli 2002, yang memuat pengumuman tentangdibutuhkannya guru SLTP bidang studi Biologi, maka saya mengajukan lamaran.">
            <text:p>Berdasarkan iklan Kompas, Sabtu, 13 Juli 2002, yang memuat pengumuman tentangdibutuhkannya guru SLTP bidang studi Biologi, maka saya mengajukan lamaran.</text:p>
          </table:table-cell>
          <table:table-cell table:formula="of:=OFFSET([.$A$1];COLUMNS([.$A37:.E37])-1+(ROWS([.$A$1:.$AMJ37])-1)*7;0)" office:value-type="string" office:string-value="Berdasarkan iklan Kompas, Sabtu, 13 Juli 2002, yang memuat pengumuman tentangdibutuhkannya guru SLTP bidang studi Biologi, dengan ini kami menyerahkan lamarankerja.">
            <text:p>Berdasarkan iklan Kompas, Sabtu, 13 Juli 2002, yang memuat pengumuman tentangdibutuhkannya guru SLTP bidang studi Biologi, dengan ini kami menyerahkan lamarankerja.</text:p>
          </table:table-cell>
          <table:table-cell table:formula="of:=OFFSET([.$A$1];COLUMNS([.$A37:.F37])-1+(ROWS([.$A$1:.$AMJ37])-1)*7;0)" office:value-type="string" office:string-value="Bedasarkan iklan Kompas, Sabtu 13 Juli 2002, yang memuat pengumuman tentangdibutuhkannya guru SLTP, kami mengajukan permohonan untuk diterima menjadi stafBapak.">
            <text:p>Bedasarkan iklan Kompas, Sabtu 13 Juli 2002, yang memuat pengumuman tentangdibutuhkannya guru SLTP, kami mengajukan permohonan untuk diterima menjadi stafBapak.</text:p>
          </table:table-cell>
          <table:table-cell table:formula="of:=OFFSET([.$A$1];COLUMNS([.$A37:.G37])-1+(ROWS([.$A$1:.$AMJ37])-1)*7;0)" office:value-type="string" office:string-value="Ans: a ">
            <text:p>Ans: a </text:p>
          </table:table-cell>
          <table:table-cell table:number-columns-repeated="1015"/>
        </table:table-row>
        <table:table-row table:style-name="ro1">
          <table:table-cell table:style-name="ce7" office:value-type="string">
            <text:p>Perusahaan akuntansi akan ditarik dari sistem yang kurang terbuka (out of the shadows). </text:p>
          </table:table-cell>
          <table:table-cell/>
          <table:table-cell table:formula="of:=OFFSET([.$A$1];COLUMNS([.$A38:.A38])-1+(ROWS([.$A$1:.$AMJ38])-1)*7;0)" office:value-type="string" office:string-value="39. Dengan hormat,Bersama ini saya, Masih Ankarya, 23 tahun, lulusan D2 Akuntansi tahun 1994,mengajukan lamaran sebagai ........  Pembuka surat lamaran pekerjaan di atas kurang tepat, perbaikannya adalah ........">
            <text:p>39. Dengan hormat,Bersama ini saya, Masih Ankarya, 23 tahun, lulusan D2 Akuntansi tahun 1994,mengajukan lamaran sebagai ........ <text:s/>Pembuka surat lamaran pekerjaan di atas kurang tepat, perbaikannya adalah ........</text:p>
          </table:table-cell>
          <table:table-cell table:formula="of:=OFFSET([.$A$1];COLUMNS([.$A38:.B38])-1+(ROWS([.$A$1:.$AMJ38])-1)*7;0)" office:value-type="string" office:string-value="kata bersama ditambahkan dengan surat">
            <text:p>kata bersama ditambahkan dengan surat</text:p>
          </table:table-cell>
          <table:table-cell table:formula="of:=OFFSET([.$A$1];COLUMNS([.$A38:.C38])-1+(ROWS([.$A$1:.$AMJ38])-1)*7;0)" office:value-type="string" office:string-value="kata bersama diganti dengan melalui">
            <text:p>kata bersama diganti dengan melalui</text:p>
          </table:table-cell>
          <table:table-cell table:formula="of:=OFFSET([.$A$1];COLUMNS([.$A38:.D38])-1+(ROWS([.$A$1:.$AMJ38])-1)*7;0)" office:value-type="string" office:string-value="kata bersama diganti dengan yang bertanda tangan ">
            <text:p>kata bersama diganti dengan yang bertanda tangan </text:p>
          </table:table-cell>
          <table:table-cell table:formula="of:=OFFSET([.$A$1];COLUMNS([.$A38:.E38])-1+(ROWS([.$A$1:.$AMJ38])-1)*7;0)" office:value-type="string" office:string-value="kata bersama diubah menjadi dengan ">
            <text:p>kata bersama diubah menjadi dengan </text:p>
          </table:table-cell>
          <table:table-cell table:formula="of:=OFFSET([.$A$1];COLUMNS([.$A38:.F38])-1+(ROWS([.$A$1:.$AMJ38])-1)*7;0)" office:value-type="string" office:string-value="kata bersama diganti dengan tersebut. ">
            <text:p>kata bersama diganti dengan tersebut. </text:p>
          </table:table-cell>
          <table:table-cell table:formula="of:=OFFSET([.$A$1];COLUMNS([.$A38:.G38])-1+(ROWS([.$A$1:.$AMJ38])-1)*7;0)" office:value-type="string" office:string-value="Ans: a ">
            <text:p>Ans: a </text:p>
          </table:table-cell>
          <table:table-cell table:number-columns-repeated="1015"/>
        </table:table-row>
        <table:table-row table:style-name="ro1">
          <table:table-cell table:style-name="ce7" office:value-type="string">
            <text:p>Dengan keterbukaan, kepentingan investor kecil dan pemegang pensiun akan dilindungi. </text:p>
          </table:table-cell>
          <table:table-cell/>
          <table:table-cell table:formula="of:=OFFSET([.$A$1];COLUMNS([.$A39:.A39])-1+(ROWS([.$A$1:.$AMJ39])-1)*7;0)" office:value-type="string" office:string-value="40. Penulisan alamat surat yang benar adalah ........">
            <text:p>40. Penulisan alamat surat yang benar adalah ........</text:p>
          </table:table-cell>
          <table:table-cell table:formula="of:=OFFSET([.$A$1];COLUMNS([.$A39:.B39])-1+(ROWS([.$A$1:.$AMJ39])-1)*7;0)" office:value-type="string" office:string-value="Kepada Personalia PT TelkomJl. Jenderal Gatot Subroto no. 5. Jakarta Pusat">
            <text:p>Kepada Personalia PT TelkomJl. Jenderal Gatot Subroto no. 5. Jakarta Pusat</text:p>
          </table:table-cell>
          <table:table-cell table:formula="of:=OFFSET([.$A$1];COLUMNS([.$A39:.C39])-1+(ROWS([.$A$1:.$AMJ39])-1)*7;0)" office:value-type="string" office:string-value="Yth. Personalia PT IndosatJalan Jenderal Sudirman Kaveling 3Jakarta Selatan">
            <text:p>Yth. Personalia PT IndosatJalan Jenderal Sudirman Kaveling 3Jakarta Selatan</text:p>
          </table:table-cell>
          <table:table-cell table:formula="of:=OFFSET([.$A$1];COLUMNS([.$A39:.D39])-1+(ROWS([.$A$1:.$AMJ39])-1)*7;0)" office:value-type="string" office:string-value="Yth. Bapak Personalia CV NurwanaJln. M.T. Haryono 15Jakarta Selatan.">
            <text:p>Yth. Bapak Personalia CV NurwanaJln. M.T. Haryono 15Jakarta Selatan.</text:p>
          </table:table-cell>
          <table:table-cell table:formula="of:=OFFSET([.$A$1];COLUMNS([.$A39:.E39])-1+(ROWS([.$A$1:.$AMJ39])-1)*7;0)" office:value-type="string" office:string-value="Kepada Yth. Biro Personalia PT Indo SuksesJalan Dewi Sartika 22Jakarta Timur.">
            <text:p>Kepada Yth. Biro Personalia PT Indo SuksesJalan Dewi Sartika 22Jakarta Timur.</text:p>
          </table:table-cell>
          <table:table-cell table:formula="of:=OFFSET([.$A$1];COLUMNS([.$A39:.F39])-1+(ROWS([.$A$1:.$AMJ39])-1)*7;0)" office:value-type="string" office:string-value="Kepada Yth. HRD P.T. Bulan SemestaJl. Bekasi Raya 5Jakarta Timur.">
            <text:p>Kepada Yth. HRD P.T. Bulan SemestaJl. Bekasi Raya 5Jakarta Timur.</text:p>
          </table:table-cell>
          <table:table-cell table:formula="of:=OFFSET([.$A$1];COLUMNS([.$A39:.G39])-1+(ROWS([.$A$1:.$AMJ39])-1)*7;0)" office:value-type="string" office:string-value="Ans: b ">
            <text:p>Ans: b </text:p>
          </table:table-cell>
          <table:table-cell table:number-columns-repeated="1015"/>
        </table:table-row>
        <table:table-row table:style-name="ro1">
          <table:table-cell table:style-name="ce7" office:value-type="string">
            <text:p>Sudah semestinyalah pemimpin AS mengambil tindakan tegas terhadap perusahaan yang korupsi. </text:p>
          </table:table-cell>
          <table:table-cell/>
          <table:table-cell table:formula="of:=OFFSET([.$A$1];COLUMNS([.$A40:.A40])-1+(ROWS([.$A$1:.$AMJ40])-1)*7;0)" office:value-type="string" office:string-value="41. Seorang Kepala Sekolah SMU 200 menugasi pembina OSIS SMU 200 untukmempersiapkan acara penyambutan walikota ke sekolah tersebut pada tanggal 2 Mei2003.Kalimat isi memo yang sesuai dengan ilustrasi tersebut adalah ........">
            <text:p>41. Seorang Kepala Sekolah SMU 200 menugasi pembina OSIS SMU 200 untukmempersiapkan acara penyambutan walikota ke sekolah tersebut pada tanggal 2 Mei2003.Kalimat isi memo yang sesuai dengan ilustrasi tersebut adalah ........</text:p>
          </table:table-cell>
          <table:table-cell table:formula="of:=OFFSET([.$A$1];COLUMNS([.$A40:.B40])-1+(ROWS([.$A$1:.$AMJ40])-1)*7;0)" office:value-type="string" office:string-value="Sudi kiranya Bapak mempersiapkan acara penyambutan walikota tanggal 2 Mei 2003.">
            <text:p>Sudi kiranya Bapak mempersiapkan acara penyambutan walikota tanggal 2 Mei 2003.</text:p>
          </table:table-cell>
          <table:table-cell table:formula="of:=OFFSET([.$A$1];COLUMNS([.$A40:.C40])-1+(ROWS([.$A$1:.$AMJ40])-1)*7;0)" office:value-type="string" office:string-value="Atur acara penyambutan walikota, jangan sampai memalukan sekolah kita tanggal 2Mei 2003.">
            <text:p>Atur acara penyambutan walikota, jangan sampai memalukan sekolah kita tanggal 2Mei 2003.</text:p>
          </table:table-cell>
          <table:table-cell table:formula="of:=OFFSET([.$A$1];COLUMNS([.$A40:.D40])-1+(ROWS([.$A$1:.$AMJ40])-1)*7;0)" office:value-type="string" office:string-value="Segera persiapkan acara penyambutan walikota di sekolah ini, tanggal 2 Mei 2003.">
            <text:p>Segera persiapkan acara penyambutan walikota di sekolah ini, tanggal 2 Mei 2003.</text:p>
          </table:table-cell>
          <table:table-cell table:formula="of:=OFFSET([.$A$1];COLUMNS([.$A40:.E40])-1+(ROWS([.$A$1:.$AMJ40])-1)*7;0)" office:value-type="string" office:string-value="Bapak persiapkanlah acara penyambutan walikota yang tidak lama lagi, yaitu tanggal2 Mei 2003.">
            <text:p>Bapak persiapkanlah acara penyambutan walikota yang tidak lama lagi, yaitu tanggal2 Mei 2003.</text:p>
          </table:table-cell>
          <table:table-cell table:formula="of:=OFFSET([.$A$1];COLUMNS([.$A40:.F40])-1+(ROWS([.$A$1:.$AMJ40])-1)*7;0)" office:value-type="string" office:string-value="Saya mohon sungguh-sungguh agar Bapak persiapkan acara penyambutan walikotatanggal 2 Mei 2003.">
            <text:p>Saya mohon sungguh-sungguh agar Bapak persiapkan acara penyambutan walikotatanggal 2 Mei 2003.</text:p>
          </table:table-cell>
          <table:table-cell table:formula="of:=OFFSET([.$A$1];COLUMNS([.$A40:.G40])-1+(ROWS([.$A$1:.$AMJ40])-1)*7;0)" office:value-type="string" office:string-value="Ans: c ">
            <text:p>Ans: c </text:p>
          </table:table-cell>
          <table:table-cell table:number-columns-repeated="1015"/>
        </table:table-row>
        <table:table-row table:style-name="ro1">
          <table:table-cell table:style-name="ce7" office:value-type="string">
            <text:p>Kelak, tindak korupsi akan disiarkan ke publik dan dihukum sebagai langkah awal dari presiden. </text:p>
          </table:table-cell>
          <table:table-cell/>
          <table:table-cell table:formula="of:=OFFSET([.$A$1];COLUMNS([.$A41:.A41])-1+(ROWS([.$A$1:.$AMJ41])-1)*7;0)" office:value-type="string" office:string-value="42. Mari kita jaga kebersihan dan kita peduli akan lingkungan. Menjaga kebersihanberarti memperhatikan kesehatan. Jika kita sehat, kita akan menjadi kuat.Kalimat poster yang tepat berdasarkan ilustrasi di atas adalah ........">
            <text:p>42. Mari kita jaga kebersihan dan kita peduli akan lingkungan. Menjaga kebersihanberarti memperhatikan kesehatan. Jika kita sehat, kita akan menjadi kuat.Kalimat poster yang tepat berdasarkan ilustrasi di atas adalah ........</text:p>
          </table:table-cell>
          <table:table-cell table:formula="of:=OFFSET([.$A$1];COLUMNS([.$A41:.B41])-1+(ROWS([.$A$1:.$AMJ41])-1)*7;0)" office:value-type="string" office:string-value="Hidupku adalah kesehatan, kurangi merokok.">
            <text:p>Hidupku adalah kesehatan, kurangi merokok.</text:p>
          </table:table-cell>
          <table:table-cell table:formula="of:=OFFSET([.$A$1];COLUMNS([.$A41:.C41])-1+(ROWS([.$A$1:.$AMJ41])-1)*7;0)" office:value-type="string" office:string-value="Biasakan hidup bersih! Lingkungan bersih dan sehat, kita kuat.">
            <text:p>Biasakan hidup bersih! Lingkungan bersih dan sehat, kita kuat.</text:p>
          </table:table-cell>
          <table:table-cell table:formula="of:=OFFSET([.$A$1];COLUMNS([.$A41:.D41])-1+(ROWS([.$A$1:.$AMJ41])-1)*7;0)" office:value-type="string" office:string-value="Ayo cinta lingkungan. Kita galang kekuatan.">
            <text:p>Ayo cinta lingkungan. Kita galang kekuatan.</text:p>
          </table:table-cell>
          <table:table-cell table:formula="of:=OFFSET([.$A$1];COLUMNS([.$A41:.E41])-1+(ROWS([.$A$1:.$AMJ41])-1)*7;0)" office:value-type="string" office:string-value="Kembalikan lingkungan, cintai kebersihan, kembangkan kekuatan.">
            <text:p>Kembalikan lingkungan, cintai kebersihan, kembangkan kekuatan.</text:p>
          </table:table-cell>
          <table:table-cell table:formula="of:=OFFSET([.$A$1];COLUMNS([.$A41:.F41])-1+(ROWS([.$A$1:.$AMJ41])-1)*7;0)" office:value-type="string" office:string-value="Upayakan mencintai kesehatan dan menjaga kebersihan.">
            <text:p>Upayakan mencintai kesehatan dan menjaga kebersihan.</text:p>
          </table:table-cell>
          <table:table-cell table:formula="of:=OFFSET([.$A$1];COLUMNS([.$A41:.G41])-1+(ROWS([.$A$1:.$AMJ41])-1)*7;0)" office:value-type="string" office:string-value="Ans: b ">
            <text:p>Ans: b </text:p>
          </table:table-cell>
          <table:table-cell table:number-columns-repeated="1015"/>
        </table:table-row>
        <table:table-row table:style-name="ro1">
          <table:table-cell table:style-name="ce7" office:value-type="string">
            <text:p>Ans: C </text:p>
          </table:table-cell>
          <table:table-cell/>
          <table:table-cell table:formula="of:=OFFSET([.$A$1];COLUMNS([.$A42:.A42])-1+(ROWS([.$A$1:.$AMJ42])-1)*7;0)" office:value-type="string" office:string-value="43. Ada dua macam sarana pendidikan, yaitu pendidikan formal dan pendidikan nonformal. Pendidikan formal memiliki standar kurikulum yang sudah ditentukan oleh pemerintah, seperti SD, SLTP, SMU/SMK dan lain sebagainyPendidikan nonformal yang lebih dikenal dengan pendidikan luar sekolah seperti kursus-kursus, biasanya menyusun kurikulum sendiri yang disesuaikan dengan kebutuhan dan kebijakan lembaga yang bersangkutan. Paragraf tersebut menggunakan pola pengembangan eksposisi berjenis ........ ">
            <text:p>43. Ada dua macam sarana pendidikan, yaitu pendidikan formal dan pendidikan nonformal. Pendidikan formal memiliki standar kurikulum yang sudah ditentukan oleh pemerintah, seperti SD, SLTP, SMU/SMK dan lain sebagainyPendidikan nonformal yang lebih dikenal dengan pendidikan luar sekolah seperti kursus-kursus, biasanya menyusun kurikulum sendiri yang disesuaikan dengan kebutuhan dan kebijakan lembaga yang bersangkutan. Paragraf tersebut menggunakan pola pengembangan eksposisi berjenis ........ </text:p>
          </table:table-cell>
          <table:table-cell table:formula="of:=OFFSET([.$A$1];COLUMNS([.$A42:.B42])-1+(ROWS([.$A$1:.$AMJ42])-1)*7;0)" office:value-type="string" office:string-value="analisis ">
            <text:p>analisis </text:p>
          </table:table-cell>
          <table:table-cell table:formula="of:=OFFSET([.$A$1];COLUMNS([.$A42:.C42])-1+(ROWS([.$A$1:.$AMJ42])-1)*7;0)" office:value-type="string" office:string-value="identifikasi ">
            <text:p>identifikasi </text:p>
          </table:table-cell>
          <table:table-cell table:formula="of:=OFFSET([.$A$1];COLUMNS([.$A42:.D42])-1+(ROWS([.$A$1:.$AMJ42])-1)*7;0)" office:value-type="string" office:string-value="ilustrasi ">
            <text:p>ilustrasi </text:p>
          </table:table-cell>
          <table:table-cell table:formula="of:=OFFSET([.$A$1];COLUMNS([.$A42:.E42])-1+(ROWS([.$A$1:.$AMJ42])-1)*7;0)" office:value-type="string" office:string-value="definisi ">
            <text:p>definisi </text:p>
          </table:table-cell>
          <table:table-cell table:formula="of:=OFFSET([.$A$1];COLUMNS([.$A42:.F42])-1+(ROWS([.$A$1:.$AMJ42])-1)*7;0)" office:value-type="string" office:string-value="klasifikasi ">
            <text:p>klasifikasi </text:p>
          </table:table-cell>
          <table:table-cell table:formula="of:=OFFSET([.$A$1];COLUMNS([.$A42:.G42])-1+(ROWS([.$A$1:.$AMJ42])-1)*7;0)" office:value-type="string" office:string-value="Ans: e ">
            <text:p>Ans: e </text:p>
          </table:table-cell>
          <table:table-cell table:number-columns-repeated="1015"/>
        </table:table-row>
        <table:table-row table:style-name="ro1">
          <table:table-cell table:style-name="ce7" office:value-type="string">
            <text:p>7. Doktor Mumu Sutisno dari Bandung telah menemukan hormon yang bisa mengembangkan produksi padi sampai 200%. Mumu Sutisno menamakan hormon temuannya ini Bioregulator (Bioreg). Dengan menyemprotkan hormon itu pada tanaman padi muda, menurut Mumu, rumpun-rumpun padi akan cepat beranak pinak. Rumpun padi normal pada umumnya berisi sekitar 35 anakan. Bioreg, kata Mumu pula, membuat jumlah anakan padi itu meningkat menjadi 60-70 batang per rumpun. Sawah makin rimbun, produksi berlipat. "Penambahan gabah panen mencapai 55-220%," ujar Mumu. Konsep yang tepat sesuai dengan wacana di atas adalah ........ </text:p>
          </table:table-cell>
          <table:table-cell/>
          <table:table-cell table:formula="of:=OFFSET([.$A$1];COLUMNS([.$A43:.A43])-1+(ROWS([.$A$1:.$AMJ43])-1)*7;0)" office:value-type="string" office:string-value="44. PU : Semua siswa SMU yang melanjutkan ke perguruan tinggi negeri harus lulus SPMPK : Anto siswa yang melanjutkan ke perguruan tinggi negeri. K : ........ | Simpulan yang tepat dalam silogisme tersebut adalah ........">
            <text:p>44. PU : Semua siswa SMU yang melanjutkan ke perguruan tinggi negeri harus lulus SPMPK : Anto siswa yang melanjutkan ke perguruan tinggi negeri. K : ........ | Simpulan yang tepat dalam silogisme tersebut adalah ........</text:p>
          </table:table-cell>
          <table:table-cell table:formula="of:=OFFSET([.$A$1];COLUMNS([.$A43:.B43])-1+(ROWS([.$A$1:.$AMJ43])-1)*7;0)" office:value-type="string" office:string-value="Anto ingin kuliah karena ia siswa SMU.">
            <text:p>Anto ingin kuliah karena ia siswa SMU.</text:p>
          </table:table-cell>
          <table:table-cell table:formula="of:=OFFSET([.$A$1];COLUMNS([.$A43:.C43])-1+(ROWS([.$A$1:.$AMJ43])-1)*7;0)" office:value-type="string" office:string-value="Siswa yang ingin kuliah harus mengikuti SPMB.">
            <text:p>Siswa yang ingin kuliah harus mengikuti SPMB.</text:p>
          </table:table-cell>
          <table:table-cell table:formula="of:=OFFSET([.$A$1];COLUMNS([.$A43:.D43])-1+(ROWS([.$A$1:.$AMJ43])-1)*7;0)" office:value-type="string" office:string-value="Anto harus lulus SPMB.">
            <text:p>Anto harus lulus SPMB.</text:p>
          </table:table-cell>
          <table:table-cell table:formula="of:=OFFSET([.$A$1];COLUMNS([.$A43:.E43])-1+(ROWS([.$A$1:.$AMJ43])-1)*7;0)" office:value-type="string" office:string-value="Anto tamat SMU.">
            <text:p>Anto tamat SMU.</text:p>
          </table:table-cell>
          <table:table-cell table:formula="of:=OFFSET([.$A$1];COLUMNS([.$A43:.F43])-1+(ROWS([.$A$1:.$AMJ43])-1)*7;0)" office:value-type="string" office:string-value="Anto akan mengikuti SPMB.">
            <text:p>Anto akan mengikuti SPMB.</text:p>
          </table:table-cell>
          <table:table-cell table:formula="of:=OFFSET([.$A$1];COLUMNS([.$A43:.G43])-1+(ROWS([.$A$1:.$AMJ43])-1)*7;0)" office:value-type="string" office:string-value="Ans: c ">
            <text:p>Ans: c </text:p>
          </table:table-cell>
          <table:table-cell table:number-columns-repeated="1015"/>
        </table:table-row>
        <table:table-row table:style-name="ro1">
          <table:table-cell table:style-name="ce7" office:value-type="string">
            <text:p>Bioregulator adalah hormon temuan Doktor Mumu. </text:p>
          </table:table-cell>
          <table:table-cell/>
          <table:table-cell table:formula="of:=OFFSET([.$A$1];COLUMNS([.$A44:.A44])-1+(ROWS([.$A$1:.$AMJ44])-1)*7;0)" office:value-type="string" office:string-value="45. Percabangan suatu bahasa proto menjadi dua bahasa baru atau lebih, serta tiap-tiapbahasa baru itu dapat bercabang pula dan seterusnya, dapat disamakan denganpercabangan sebatang pohon. Pada suatu waktu batang pohon tadi mengeluarkan cabang-cabang baru, tiap cabang kemudian bertunas dan bertumbuh menjadi cabang-cabangbaru. Cabang-cabang yang baru ini kemudian mengeluarkan ranting-ranting yang baru.Demikian seterusnyBegitu pula percabangan pada bahasa.Paragraf di atas menggunakan pola pengembangan ........">
            <text:p>45. Percabangan suatu bahasa proto menjadi dua bahasa baru atau lebih, serta tiap-tiapbahasa baru itu dapat bercabang pula dan seterusnya, dapat disamakan denganpercabangan sebatang pohon. Pada suatu waktu batang pohon tadi mengeluarkan cabang-cabang baru, tiap cabang kemudian bertunas dan bertumbuh menjadi cabang-cabangbaru. Cabang-cabang yang baru ini kemudian mengeluarkan ranting-ranting yang baru.Demikian seterusnyBegitu pula percabangan pada bahasa.Paragraf di atas menggunakan pola pengembangan ........</text:p>
          </table:table-cell>
          <table:table-cell table:formula="of:=OFFSET([.$A$1];COLUMNS([.$A44:.B44])-1+(ROWS([.$A$1:.$AMJ44])-1)*7;0)" office:value-type="string" office:string-value="sebab-sebab">
            <text:p>sebab-sebab</text:p>
          </table:table-cell>
          <table:table-cell table:formula="of:=OFFSET([.$A$1];COLUMNS([.$A44:.C44])-1+(ROWS([.$A$1:.$AMJ44])-1)*7;0)" office:value-type="string" office:string-value="akibat-sebab">
            <text:p>akibat-sebab</text:p>
          </table:table-cell>
          <table:table-cell table:formula="of:=OFFSET([.$A$1];COLUMNS([.$A44:.D44])-1+(ROWS([.$A$1:.$AMJ44])-1)*7;0)" office:value-type="string" office:string-value="generalisasi">
            <text:p>generalisasi</text:p>
          </table:table-cell>
          <table:table-cell table:formula="of:=OFFSET([.$A$1];COLUMNS([.$A44:.E44])-1+(ROWS([.$A$1:.$AMJ44])-1)*7;0)" office:value-type="string" office:string-value="analogi">
            <text:p>analogi</text:p>
          </table:table-cell>
          <table:table-cell table:formula="of:=OFFSET([.$A$1];COLUMNS([.$A44:.F44])-1+(ROWS([.$A$1:.$AMJ44])-1)*7;0)" office:value-type="string" office:string-value="proses">
            <text:p>proses</text:p>
          </table:table-cell>
          <table:table-cell table:formula="of:=OFFSET([.$A$1];COLUMNS([.$A44:.G44])-1+(ROWS([.$A$1:.$AMJ44])-1)*7;0)" office:value-type="string" office:string-value="Ans: d ">
            <text:p>Ans: d </text:p>
          </table:table-cell>
          <table:table-cell table:number-columns-repeated="1015"/>
        </table:table-row>
        <table:table-row table:style-name="ro1">
          <table:table-cell table:style-name="ce7" office:value-type="string">
            <text:p>Bioregulator merupakan hormon yang dapat meningkatkan produksi padi. sampai dua kali lipat. </text:p>
          </table:table-cell>
          <table:table-cell/>
          <table:table-cell table:formula="of:=OFFSET([.$A$1];COLUMNS([.$A45:.A45])-1+(ROWS([.$A$1:.$AMJ45])-1)*7;0)" office:value-type="string" office:string-value="46. Penulis menyadari bahwa karya tulis ini masih jauh dari sempurnOleh karena itu,penulis mengharapkan kritik dan saran yang membangun dari semua pihak.Bagian karya tulis di atas terdapat pada bagian ........">
            <text:p>46. Penulis menyadari bahwa karya tulis ini masih jauh dari sempurnOleh karena itu,penulis mengharapkan kritik dan saran yang membangun dari semua pihak.Bagian karya tulis di atas terdapat pada bagian ........</text:p>
          </table:table-cell>
          <table:table-cell table:formula="of:=OFFSET([.$A$1];COLUMNS([.$A45:.B45])-1+(ROWS([.$A$1:.$AMJ45])-1)*7;0)" office:value-type="string" office:string-value="saran">
            <text:p>saran</text:p>
          </table:table-cell>
          <table:table-cell table:formula="of:=OFFSET([.$A$1];COLUMNS([.$A45:.C45])-1+(ROWS([.$A$1:.$AMJ45])-1)*7;0)" office:value-type="string" office:string-value="simpulan">
            <text:p>simpulan</text:p>
          </table:table-cell>
          <table:table-cell table:formula="of:=OFFSET([.$A$1];COLUMNS([.$A45:.D45])-1+(ROWS([.$A$1:.$AMJ45])-1)*7;0)" office:value-type="string" office:string-value="isi ">
            <text:p>isi </text:p>
          </table:table-cell>
          <table:table-cell table:formula="of:=OFFSET([.$A$1];COLUMNS([.$A45:.E45])-1+(ROWS([.$A$1:.$AMJ45])-1)*7;0)" office:value-type="string" office:string-value="pendahuluan ">
            <text:p>pendahuluan </text:p>
          </table:table-cell>
          <table:table-cell table:formula="of:=OFFSET([.$A$1];COLUMNS([.$A45:.F45])-1+(ROWS([.$A$1:.$AMJ45])-1)*7;0)" office:value-type="string" office:string-value="kata pengantar ">
            <text:p>kata pengantar </text:p>
          </table:table-cell>
          <table:table-cell table:formula="of:=OFFSET([.$A$1];COLUMNS([.$A45:.G45])-1+(ROWS([.$A$1:.$AMJ45])-1)*7;0)" office:value-type="string" office:string-value="Ans: e ">
            <text:p>Ans: e </text:p>
          </table:table-cell>
          <table:table-cell table:number-columns-repeated="1015"/>
        </table:table-row>
        <table:table-row table:style-name="ro1">
          <table:table-cell table:style-name="ce7" office:value-type="string">
            <text:p>Bioregulator dapat meningkatkan rumpun padi sampai 60-70%. </text:p>
          </table:table-cell>
          <table:table-cell/>
          <table:table-cell table:formula="of:=OFFSET([.$A$1];COLUMNS([.$A46:.A46])-1+(ROWS([.$A$1:.$AMJ46])-1)*7;0)" office:value-type="string" office:string-value="47. Saudara, saudara... pada peringatan Hari Anak Nasional ini, kami mengharap agarsemua jajaran yang ada di kota ini ikut peduli terhadap hak anak. Anak tanpa bimbinganorang tua akan tumbuh menjadi liar dan pribadinya tak akan terbentuk dengan baik. Olehkarena itu, kami mengajak warga masyarakat, mulai dari tingkat keluarga, masyarakat,sekolah, dan lembaga lembaga lainnya untuk ambil bagian dalam memberdayakanpotensi anak menjadi generasi yang siap bersaing di tingkat global.Isi penggalan pidato di atas berupa ........">
            <text:p>47. Saudara, saudara... pada peringatan Hari Anak Nasional ini, kami mengharap agarsemua jajaran yang ada di kota ini ikut peduli terhadap hak anak. Anak tanpa bimbinganorang tua akan tumbuh menjadi liar dan pribadinya tak akan terbentuk dengan baik. Olehkarena itu, kami mengajak warga masyarakat, mulai dari tingkat keluarga, masyarakat,sekolah, dan lembaga lembaga lainnya untuk ambil bagian dalam memberdayakanpotensi anak menjadi generasi yang siap bersaing di tingkat global.Isi penggalan pidato di atas berupa ........</text:p>
          </table:table-cell>
          <table:table-cell table:formula="of:=OFFSET([.$A$1];COLUMNS([.$A46:.B46])-1+(ROWS([.$A$1:.$AMJ46])-1)*7;0)" office:value-type="string" office:string-value="paparan">
            <text:p>paparan</text:p>
          </table:table-cell>
          <table:table-cell table:formula="of:=OFFSET([.$A$1];COLUMNS([.$A46:.C46])-1+(ROWS([.$A$1:.$AMJ46])-1)*7;0)" office:value-type="string" office:string-value="lukisan">
            <text:p>lukisan</text:p>
          </table:table-cell>
          <table:table-cell table:formula="of:=OFFSET([.$A$1];COLUMNS([.$A46:.D46])-1+(ROWS([.$A$1:.$AMJ46])-1)*7;0)" office:value-type="string" office:string-value="alasan">
            <text:p>alasan</text:p>
          </table:table-cell>
          <table:table-cell table:formula="of:=OFFSET([.$A$1];COLUMNS([.$A46:.E46])-1+(ROWS([.$A$1:.$AMJ46])-1)*7;0)" office:value-type="string" office:string-value="imbauan">
            <text:p>imbauan</text:p>
          </table:table-cell>
          <table:table-cell table:formula="of:=OFFSET([.$A$1];COLUMNS([.$A46:.F46])-1+(ROWS([.$A$1:.$AMJ46])-1)*7;0)" office:value-type="string" office:string-value="ulasan">
            <text:p>ulasan</text:p>
          </table:table-cell>
          <table:table-cell table:formula="of:=OFFSET([.$A$1];COLUMNS([.$A46:.G46])-1+(ROWS([.$A$1:.$AMJ46])-1)*7;0)" office:value-type="string" office:string-value="Ans: d ">
            <text:p>Ans: d </text:p>
          </table:table-cell>
          <table:table-cell table:number-columns-repeated="1015"/>
        </table:table-row>
        <table:table-row table:style-name="ro1">
          <table:table-cell table:style-name="ce7" office:value-type="string">
            <text:p>Bioregulator dapat menjadikan sawah makin rimbun. </text:p>
          </table:table-cell>
          <table:table-cell/>
          <table:table-cell table:formula="of:=OFFSET([.$A$1];COLUMNS([.$A47:.A47])-1+(ROWS([.$A$1:.$AMJ47])-1)*7;0)" office:value-type="string" office:string-value="48. (1) Bukan cuma pemerintah yang perlu berfikir tentang masalah pendidikan. (2)Masyarakat pun diharapkan berperan sert(3) Karena, pendidikan adalah tanggungjawab kita semu(4) Peningkatan kecerdasan bangsa merupakan cita-cita bangs(5)Hal ini jelas terdapat dalam undang-undang negara kita.Kalimat yang menggunakan kata tidak baku adalah kalimat nomor ........">
            <text:p>48. (1) Bukan cuma pemerintah yang perlu berfikir tentang masalah pendidikan. (2)Masyarakat pun diharapkan berperan sert(3) Karena, pendidikan adalah tanggungjawab kita semu(4) Peningkatan kecerdasan bangsa merupakan cita-cita bangs(5)Hal ini jelas terdapat dalam undang-undang negara kita.Kalimat yang menggunakan kata tidak baku adalah kalimat nomor ........</text:p>
          </table:table-cell>
          <table:table-cell table:formula="of:=OFFSET([.$A$1];COLUMNS([.$A47:.B47])-1+(ROWS([.$A$1:.$AMJ47])-1)*7;0)" office:value-type="float" office:value="-1">
            <text:p>-1</text:p>
          </table:table-cell>
          <table:table-cell table:formula="of:=OFFSET([.$A$1];COLUMNS([.$A47:.C47])-1+(ROWS([.$A$1:.$AMJ47])-1)*7;0)" office:value-type="float" office:value="-2">
            <text:p>-2</text:p>
          </table:table-cell>
          <table:table-cell table:formula="of:=OFFSET([.$A$1];COLUMNS([.$A47:.D47])-1+(ROWS([.$A$1:.$AMJ47])-1)*7;0)" office:value-type="float" office:value="-3">
            <text:p>-3</text:p>
          </table:table-cell>
          <table:table-cell table:formula="of:=OFFSET([.$A$1];COLUMNS([.$A47:.E47])-1+(ROWS([.$A$1:.$AMJ47])-1)*7;0)" office:value-type="float" office:value="-4">
            <text:p>-4</text:p>
          </table:table-cell>
          <table:table-cell table:formula="of:=OFFSET([.$A$1];COLUMNS([.$A47:.F47])-1+(ROWS([.$A$1:.$AMJ47])-1)*7;0)" office:value-type="float" office:value="-5">
            <text:p>-5</text:p>
          </table:table-cell>
          <table:table-cell table:formula="of:=OFFSET([.$A$1];COLUMNS([.$A47:.G47])-1+(ROWS([.$A$1:.$AMJ47])-1)*7;0)" office:value-type="string" office:string-value="Ans: a ">
            <text:p>Ans: a </text:p>
          </table:table-cell>
          <table:table-cell table:number-columns-repeated="1015"/>
        </table:table-row>
        <table:table-row table:style-name="ro1">
          <table:table-cell table:style-name="ce7" office:value-type="string">
            <text:p>Doktor Mumu Sutisno adalah penemu hormon bioregulator yang dapat meningkatkan produksi padi. </text:p>
          </table:table-cell>
          <table:table-cell/>
          <table:table-cell table:formula="of:=OFFSET([.$A$1];COLUMNS([.$A48:.A48])-1+(ROWS([.$A$1:.$AMJ48])-1)*7;0)" office:value-type="string" office:string-value="49. Penulisan judul karya tulis yang tepat terdapat pada ........">
            <text:p>49. Penulisan judul karya tulis yang tepat terdapat pada ........</text:p>
          </table:table-cell>
          <table:table-cell table:formula="of:=OFFSET([.$A$1];COLUMNS([.$A48:.B48])-1+(ROWS([.$A$1:.$AMJ48])-1)*7;0)" office:value-type="string" office:string-value="SUMBER ENERGI LISTRIK KINI DAN MASA YANG AKAN DATANG">
            <text:p>SUMBER ENERGI LISTRIK KINI DAN MASA YANG AKAN DATANG</text:p>
          </table:table-cell>
          <table:table-cell table:formula="of:=OFFSET([.$A$1];COLUMNS([.$A48:.C48])-1+(ROWS([.$A$1:.$AMJ48])-1)*7;0)" office:value-type="string" office:string-value="SUMBER ENERGI LISTRIK KINI dan MASA yang AKAN DATANG">
            <text:p>SUMBER ENERGI LISTRIK KINI dan MASA yang AKAN DATANG</text:p>
          </table:table-cell>
          <table:table-cell table:formula="of:=OFFSET([.$A$1];COLUMNS([.$A48:.D48])-1+(ROWS([.$A$1:.$AMJ48])-1)*7;0)" office:value-type="string" office:string-value="SUMBER ENERGI LISTRIK KINI dan MASA YANG AKAN DATANG">
            <text:p>SUMBER ENERGI LISTRIK KINI dan MASA YANG AKAN DATANG</text:p>
          </table:table-cell>
          <table:table-cell table:formula="of:=OFFSET([.$A$1];COLUMNS([.$A48:.E48])-1+(ROWS([.$A$1:.$AMJ48])-1)*7;0)" office:value-type="string" office:string-value="Sumber Energi Listrik Kini dan Masa yang Akan Datang">
            <text:p>Sumber Energi Listrik Kini dan Masa yang Akan Datang</text:p>
          </table:table-cell>
          <table:table-cell table:formula="of:=OFFSET([.$A$1];COLUMNS([.$A48:.F48])-1+(ROWS([.$A$1:.$AMJ48])-1)*7;0)" office:value-type="string" office:string-value="Sumber Energi Listrik Kini Dan Masa Yang Akan Datang">
            <text:p>Sumber Energi Listrik Kini Dan Masa Yang Akan Datang</text:p>
          </table:table-cell>
          <table:table-cell table:formula="of:=OFFSET([.$A$1];COLUMNS([.$A48:.G48])-1+(ROWS([.$A$1:.$AMJ48])-1)*7;0)" office:value-type="string" office:string-value="Ans: a ">
            <text:p>Ans: a </text:p>
          </table:table-cell>
          <table:table-cell table:number-columns-repeated="1015"/>
        </table:table-row>
        <table:table-row table:style-name="ro1">
          <table:table-cell table:style-name="ce7" office:value-type="string">
            <text:p>Ans: e </text:p>
          </table:table-cell>
          <table:table-cell/>
          <table:table-cell table:formula="of:=OFFSET([.$A$1];COLUMNS([.$A49:.A49])-1+(ROWS([.$A$1:.$AMJ49])-1)*7;0)" office:value-type="string" office:string-value="50. Penulisan kata serapan yang tepat pada kalimat ........">
            <text:p>50. Penulisan kata serapan yang tepat pada kalimat ........</text:p>
          </table:table-cell>
          <table:table-cell table:formula="of:=OFFSET([.$A$1];COLUMNS([.$A49:.B49])-1+(ROWS([.$A$1:.$AMJ49])-1)*7;0)" office:value-type="string" office:string-value="Projek pembangunan jalan itu akan dilaksanakan setelah anggaran RAPBN disusun.">
            <text:p>Projek pembangunan jalan itu akan dilaksanakan setelah anggaran RAPBN disusun.</text:p>
          </table:table-cell>
          <table:table-cell table:formula="of:=OFFSET([.$A$1];COLUMNS([.$A49:.C49])-1+(ROWS([.$A$1:.$AMJ49])-1)*7;0)" office:value-type="string" office:string-value="Kita harus mengikuti sistim yang berlaku sesuai dengan kebiasaan setempat.">
            <text:p>Kita harus mengikuti sistim yang berlaku sesuai dengan kebiasaan setempat.</text:p>
          </table:table-cell>
          <table:table-cell table:formula="of:=OFFSET([.$A$1];COLUMNS([.$A49:.D49])-1+(ROWS([.$A$1:.$AMJ49])-1)*7;0)" office:value-type="string" office:string-value="Adik membeli obat di apotik yang buka selama dua puluh empat jam.">
            <text:p>Adik membeli obat di apotik yang buka selama dua puluh empat jam.</text:p>
          </table:table-cell>
          <table:table-cell table:formula="of:=OFFSET([.$A$1];COLUMNS([.$A49:.E49])-1+(ROWS([.$A$1:.$AMJ49])-1)*7;0)" office:value-type="string" office:string-value="Kakak baru saja memperoleh ijazah sarjana dari universitas yang terkenal di kotaku. ">
            <text:p>Kakak baru saja memperoleh ijazah sarjana dari universitas yang terkenal di kotaku. </text:p>
          </table:table-cell>
          <table:table-cell table:formula="of:=OFFSET([.$A$1];COLUMNS([.$A49:.F49])-1+(ROWS([.$A$1:.$AMJ49])-1)*7;0)" office:value-type="string" office:string-value="Mintalah kwitansi pembelian barang sebagai bukti pembelian. ">
            <text:p>Mintalah kwitansi pembelian barang sebagai bukti pembelian. </text:p>
          </table:table-cell>
          <table:table-cell table:formula="of:=OFFSET([.$A$1];COLUMNS([.$A49:.G49])-1+(ROWS([.$A$1:.$AMJ49])-1)*7;0)" office:value-type="string" office:string-value="Ans: d ">
            <text:p>Ans: d </text:p>
          </table:table-cell>
          <table:table-cell table:number-columns-repeated="1015"/>
        </table:table-row>
        <table:table-row table:style-name="ro1">
          <table:table-cell table:style-name="ce7" office:value-type="string">
            <text:p>8. Pihak pengacara terdakwa akhirnya mengajukan kasasi kepada Mahkamah Agung. Istilah kasasi berarti ........ </text:p>
          </table:table-cell>
          <table:table-cell/>
          <table:table-cell table:formula="of:=OFFSET([.$A$1];COLUMNS([.$A50:.A50])-1+(ROWS([.$A$1:.$AMJ50])-1)*7;0)" office:value-type="string" office:string-value="52. Penulisan nama yang diikuti gelar akademis yang tepat terdapat dalam kalimat ........">
            <text:p>52. Penulisan nama yang diikuti gelar akademis yang tepat terdapat dalam kalimat ........</text:p>
          </table:table-cell>
          <table:table-cell table:formula="of:=OFFSET([.$A$1];COLUMNS([.$A50:.B50])-1+(ROWS([.$A$1:.$AMJ50])-1)*7;0)" office:value-type="string" office:string-value="Kami akan berkonsultasi dengan Prof. ArmanPH">
            <text:p>Kami akan berkonsultasi dengan Prof. ArmanPH</text:p>
          </table:table-cell>
          <table:table-cell table:formula="of:=OFFSET([.$A$1];COLUMNS([.$A50:.C50])-1+(ROWS([.$A$1:.$AMJ50])-1)*7;0)" office:value-type="string" office:string-value="Drs. Sumijan, M.M selaku wali kota, mengadakan kunjungan mendadak. ">
            <text:p>Drs. Sumijan, M.M selaku wali kota, mengadakan kunjungan mendadak. </text:p>
          </table:table-cell>
          <table:table-cell table:formula="of:=OFFSET([.$A$1];COLUMNS([.$A50:.D50])-1+(ROWS([.$A$1:.$AMJ50])-1)*7;0)" office:value-type="string" office:string-value="Menurut Prof. Dr. NurpramanM.SC., penelitian tanpa izin itu tidak dibenarkan. ">
            <text:p>Menurut Prof. Dr. NurpramanM.SC., penelitian tanpa izin itu tidak dibenarkan. </text:p>
          </table:table-cell>
          <table:table-cell table:formula="of:=OFFSET([.$A$1];COLUMNS([.$A50:.E50])-1+(ROWS([.$A$1:.$AMJ50])-1)*7;0)" office:value-type="string" office:string-value="Keberadaan dr. Dekarwati.M.Kes. di puskesmas ini tidak asing lagi bagi masyarakat. ">
            <text:p>Keberadaan dr. Dekarwati.M.Kes. di puskesmas ini tidak asing lagi bagi masyarakat. </text:p>
          </table:table-cell>
          <table:table-cell table:formula="of:=OFFSET([.$A$1];COLUMNS([.$A50:.F50])-1+(ROWS([.$A$1:.$AMJ50])-1)*7;0)" office:value-type="string" office:string-value="DrRahmat, M.Eakan mengadakan penelitian evaluasi pendidikan di kota ini. ">
            <text:p>DrRahmat, M.Eakan mengadakan penelitian evaluasi pendidikan di kota ini. </text:p>
          </table:table-cell>
          <table:table-cell table:formula="of:=OFFSET([.$A$1];COLUMNS([.$A50:.G50])-1+(ROWS([.$A$1:.$AMJ50])-1)*7;0)" office:value-type="string" office:string-value="Ans: e ">
            <text:p>Ans: e </text:p>
          </table:table-cell>
          <table:table-cell table:number-columns-repeated="1015"/>
        </table:table-row>
        <table:table-row table:style-name="ro1">
          <table:table-cell table:style-name="ce7" office:value-type="string">
            <text:p>terdakwa menyetujui vonis yang dijatuhkan hakim </text:p>
          </table:table-cell>
          <table:table-cell/>
          <table:table-cell table:formula="of:=OFFSET([.$A$1];COLUMNS([.$A51:.A51])-1+(ROWS([.$A$1:.$AMJ51])-1)*7;0)" office:value-type="string" office:string-value="53. Novel Salah Asuhan dikarang oleh Abdul Muis, seorang putra Minangkabau yang berkecimpung dalam dunia politik dan juga seorang wartawan. Banyak karya sastra yang ditulisnya, antara lain Pertemuan Jodoh (1993), Surapati (1950), Robert Anak Surapati (1953), dan cerita terjemahan: Tom Sawyer Anak Amerika, Sebatang Kara, dan Don Kisot . Unsur yang dominan dari penggalan resensi di atas adalah ........ ">
            <text:p>53. Novel Salah Asuhan dikarang oleh Abdul Muis, seorang putra Minangkabau yang berkecimpung dalam dunia politik dan juga seorang wartawan. Banyak karya sastra yang ditulisnya, antara lain Pertemuan Jodoh (1993), Surapati (1950), Robert Anak Surapati (1953), dan cerita terjemahan: Tom Sawyer Anak Amerika, Sebatang Kara, dan Don Kisot . Unsur yang dominan dari penggalan resensi di atas adalah ........ </text:p>
          </table:table-cell>
          <table:table-cell table:formula="of:=OFFSET([.$A$1];COLUMNS([.$A51:.B51])-1+(ROWS([.$A$1:.$AMJ51])-1)*7;0)" office:value-type="string" office:string-value="identitas buku ">
            <text:p>identitas buku </text:p>
          </table:table-cell>
          <table:table-cell table:formula="of:=OFFSET([.$A$1];COLUMNS([.$A51:.C51])-1+(ROWS([.$A$1:.$AMJ51])-1)*7;0)" office:value-type="string" office:string-value="sinopsis cerita ">
            <text:p>sinopsis cerita </text:p>
          </table:table-cell>
          <table:table-cell table:formula="of:=OFFSET([.$A$1];COLUMNS([.$A51:.D51])-1+(ROWS([.$A$1:.$AMJ51])-1)*7;0)" office:value-type="string" office:string-value="Kebahasaan pengarang ">
            <text:p>Kebahasaan pengarang </text:p>
          </table:table-cell>
          <table:table-cell table:formula="of:=OFFSET([.$A$1];COLUMNS([.$A51:.E51])-1+(ROWS([.$A$1:.$AMJ51])-1)*7;0)" office:value-type="string" office:string-value="keunggulan dan kelemahan ">
            <text:p>keunggulan dan kelemahan </text:p>
          </table:table-cell>
          <table:table-cell table:formula="of:=OFFSET([.$A$1];COLUMNS([.$A51:.F51])-1+(ROWS([.$A$1:.$AMJ51])-1)*7;0)" office:value-type="string" office:string-value="kepengarangan ">
            <text:p>kepengarangan </text:p>
          </table:table-cell>
          <table:table-cell table:formula="of:=OFFSET([.$A$1];COLUMNS([.$A51:.G51])-1+(ROWS([.$A$1:.$AMJ51])-1)*7;0)" office:value-type="string" office:string-value="Ans: e ">
            <text:p>Ans: e </text:p>
          </table:table-cell>
          <table:table-cell table:number-columns-repeated="1015"/>
        </table:table-row>
        <table:table-row table:style-name="ro1">
          <table:table-cell table:style-name="ce7" office:value-type="string">
            <text:p>keberatan jaksa atas pembelaan pengacara </text:p>
          </table:table-cell>
          <table:table-cell/>
          <table:table-cell table:formula="of:=OFFSET([.$A$1];COLUMNS([.$A52:.A52])-1+(ROWS([.$A$1:.$AMJ52])-1)*7;0)" office:value-type="string" office:string-value="54. Kang Lantip tersenyum. &quot;Karena saya tidak percaya kepada sistem yang melahirkandan membesarkan penguasa yang begitu kejam seperti Stalin. Sama dengan tidak percayasaya kepada sistem yang melahirkan Hitler dan Mussolini. Dan sudah tentu, juga tidakpercaya kepada sistem yang melahirkan Amangkurat yang dengan kejamnya membunuhsantri-santri. Sistem-sistem seperti itu me-ngandung bibit-bibit kekerasan yang selaluakan mengambil korban ribuan orang yang tidak bersalah!! Saya terkejut mendengarsuaranyLantip, kakang saya, yang lemah lembut, sopan, penuh tata krama, dengansekali tebas membabat tiga sistem kekuasaan yang besar. (Para Priyayi, Umar Kayam:290) Amanat penggalan novel di atas adalah ...">
            <text:p>54. Kang Lantip tersenyum. "Karena saya tidak percaya kepada sistem yang melahirkandan membesarkan penguasa yang begitu kejam seperti Stalin. Sama dengan tidak percayasaya kepada sistem yang melahirkan Hitler dan Mussolini. Dan sudah tentu, juga tidakpercaya kepada sistem yang melahirkan Amangkurat yang dengan kejamnya membunuhsantri-santri. Sistem-sistem seperti itu me-ngandung bibit-bibit kekerasan yang selaluakan mengambil korban ribuan orang yang tidak bersalah!! Saya terkejut mendengarsuaranyLantip, kakang saya, yang lemah lembut, sopan, penuh tata krama, dengansekali tebas membabat tiga sistem kekuasaan yang besar. (Para Priyayi, Umar Kayam:290) Amanat penggalan novel di atas adalah ...</text:p>
          </table:table-cell>
          <table:table-cell table:formula="of:=OFFSET([.$A$1];COLUMNS([.$A52:.B52])-1+(ROWS([.$A$1:.$AMJ52])-1)*7;0)" office:value-type="string" office:string-value="Jangan berprasangka buruk terhadap seseorang.">
            <text:p>Jangan berprasangka buruk terhadap seseorang.</text:p>
          </table:table-cell>
          <table:table-cell table:formula="of:=OFFSET([.$A$1];COLUMNS([.$A52:.C52])-1+(ROWS([.$A$1:.$AMJ52])-1)*7;0)" office:value-type="string" office:string-value="Kita harus menghargai sikap dan pendapat seseorang">
            <text:p>Kita harus menghargai sikap dan pendapat seseorang</text:p>
          </table:table-cell>
          <table:table-cell table:formula="of:=OFFSET([.$A$1];COLUMNS([.$A52:.D52])-1+(ROWS([.$A$1:.$AMJ52])-1)*7;0)" office:value-type="string" office:string-value="Setiap orang mempunyai kelebihan.">
            <text:p>Setiap orang mempunyai kelebihan.</text:p>
          </table:table-cell>
          <table:table-cell table:formula="of:=OFFSET([.$A$1];COLUMNS([.$A52:.E52])-1+(ROWS([.$A$1:.$AMJ52])-1)*7;0)" office:value-type="string" office:string-value="Kita harus percaya kepada seseorang.">
            <text:p>Kita harus percaya kepada seseorang.</text:p>
          </table:table-cell>
          <table:table-cell table:formula="of:=OFFSET([.$A$1];COLUMNS([.$A52:.F52])-1+(ROWS([.$A$1:.$AMJ52])-1)*7;0)" office:value-type="string" office:string-value="Kekuasaan menghasilkan kesewenang-wenangan.">
            <text:p>Kekuasaan menghasilkan kesewenang-wenangan.</text:p>
          </table:table-cell>
          <table:table-cell table:formula="of:=OFFSET([.$A$1];COLUMNS([.$A52:.G52])-1+(ROWS([.$A$1:.$AMJ52])-1)*7;0)" office:value-type="string" office:string-value="Ans: a ">
            <text:p>Ans: a </text:p>
          </table:table-cell>
          <table:table-cell table:number-columns-repeated="1015"/>
        </table:table-row>
        <table:table-row table:style-name="ro1">
          <table:table-cell table:style-name="ce7" office:value-type="string">
            <text:p>permohonan terdakwa agar hakim berlaku adil </text:p>
          </table:table-cell>
          <table:table-cell/>
          <table:table-cell table:formula="of:=OFFSET([.$A$1];COLUMNS([.$A53:.A53])-1+(ROWS([.$A$1:.$AMJ53])-1)*7;0)" office:value-type="string" office:string-value="55. &quot;Anak tukang cukur itu mau menikah. Nasibnya baik. Dia mendapatkan jodohseorang pegawai negeri. Siapa mengira, anak si tukang cukur, bisa mendapatkanjodohnya seorang pegawai kantoran.&quot;Sudut pandang yang digunakan pengarang dalam kutipan tersebut adalah ........">
            <text:p>55. "Anak tukang cukur itu mau menikah. Nasibnya baik. Dia mendapatkan jodohseorang pegawai negeri. Siapa mengira, anak si tukang cukur, bisa mendapatkanjodohnya seorang pegawai kantoran."Sudut pandang yang digunakan pengarang dalam kutipan tersebut adalah ........</text:p>
          </table:table-cell>
          <table:table-cell table:formula="of:=OFFSET([.$A$1];COLUMNS([.$A53:.B53])-1+(ROWS([.$A$1:.$AMJ53])-1)*7;0)" office:value-type="string" office:string-value="orang pertama sebagai tokoh utama">
            <text:p>orang pertama sebagai tokoh utama</text:p>
          </table:table-cell>
          <table:table-cell table:formula="of:=OFFSET([.$A$1];COLUMNS([.$A53:.C53])-1+(ROWS([.$A$1:.$AMJ53])-1)*7;0)" office:value-type="string" office:string-value="orang pertama sebagai tokoh sampingan">
            <text:p>orang pertama sebagai tokoh sampingan</text:p>
          </table:table-cell>
          <table:table-cell table:formula="of:=OFFSET([.$A$1];COLUMNS([.$A53:.D53])-1+(ROWS([.$A$1:.$AMJ53])-1)*7;0)" office:value-type="string" office:string-value="orang ketiga sebagai pencerita">
            <text:p>orang ketiga sebagai pencerita</text:p>
          </table:table-cell>
          <table:table-cell table:formula="of:=OFFSET([.$A$1];COLUMNS([.$A53:.E53])-1+(ROWS([.$A$1:.$AMJ53])-1)*7;0)" office:value-type="string" office:string-value="orang pertama bukan tokoh utama">
            <text:p>orang pertama bukan tokoh utama</text:p>
          </table:table-cell>
          <table:table-cell table:formula="of:=OFFSET([.$A$1];COLUMNS([.$A53:.F53])-1+(ROWS([.$A$1:.$AMJ53])-1)*7;0)" office:value-type="string" office:string-value="orang pertama dan ketiga">
            <text:p>orang pertama dan ketiga</text:p>
          </table:table-cell>
          <table:table-cell table:formula="of:=OFFSET([.$A$1];COLUMNS([.$A53:.G53])-1+(ROWS([.$A$1:.$AMJ53])-1)*7;0)" office:value-type="string" office:string-value="Ans: c ">
            <text:p>Ans: c </text:p>
          </table:table-cell>
          <table:table-cell table:number-columns-repeated="1015"/>
        </table:table-row>
        <table:table-row table:style-name="ro1">
          <table:table-cell table:style-name="ce7" office:value-type="string">
            <text:p>pembatalan atau pernyataan tidak sah </text:p>
          </table:table-cell>
          <table:table-cell/>
          <table:table-cell table:formula="of:=OFFSET([.$A$1];COLUMNS([.$A54:.A54])-1+(ROWS([.$A$1:.$AMJ54])-1)*7;0)" office:value-type="string" office:string-value="56. Tina : Tuhan menakdirkan semua nasib manusia, kita hanya menjalani. Ibu : Nah, pikiran begitu itulah yang tak kusukai, kau sudah ditakdirkan Tuhan punya suami buta, tak adakah niatmu, tidak adakah usahamu untuk mengubah takdir itu? Sebab takdir itu baru jatuh setelah manusia berusahTina, kau bukan anakku jika kau tidak berani melawan takdir yang pahit. Tina : Aku sudah berusaha, Abas juga sudah berusaha, dan inilah hasilnyKami dapat membelanjai diri untuk hidup sehari-hari. Konflik yang terjadi antara tokoh Tina dan ibu didasari oleh ........">
            <text:p>56. Tina : Tuhan menakdirkan semua nasib manusia, kita hanya menjalani. Ibu : Nah, pikiran begitu itulah yang tak kusukai, kau sudah ditakdirkan Tuhan punya suami buta, tak adakah niatmu, tidak adakah usahamu untuk mengubah takdir itu? Sebab takdir itu baru jatuh setelah manusia berusahTina, kau bukan anakku jika kau tidak berani melawan takdir yang pahit. Tina : Aku sudah berusaha, Abas juga sudah berusaha, dan inilah hasilnyKami dapat membelanjai diri untuk hidup sehari-hari. Konflik yang terjadi antara tokoh Tina dan ibu didasari oleh ........</text:p>
          </table:table-cell>
          <table:table-cell table:formula="of:=OFFSET([.$A$1];COLUMNS([.$A54:.B54])-1+(ROWS([.$A$1:.$AMJ54])-1)*7;0)" office:value-type="string" office:string-value="pandangan mengenai takdir ">
            <text:p>pandangan mengenai takdir </text:p>
          </table:table-cell>
          <table:table-cell table:formula="of:=OFFSET([.$A$1];COLUMNS([.$A54:.C54])-1+(ROWS([.$A$1:.$AMJ54])-1)*7;0)" office:value-type="string" office:string-value="usaha melawan takdir ">
            <text:p>usaha melawan takdir </text:p>
          </table:table-cell>
          <table:table-cell table:formula="of:=OFFSET([.$A$1];COLUMNS([.$A54:.D54])-1+(ROWS([.$A$1:.$AMJ54])-1)*7;0)" office:value-type="string" office:string-value="nasib merupakan takdir ">
            <text:p>nasib merupakan takdir </text:p>
          </table:table-cell>
          <table:table-cell table:formula="of:=OFFSET([.$A$1];COLUMNS([.$A54:.E54])-1+(ROWS([.$A$1:.$AMJ54])-1)*7;0)" office:value-type="string" office:string-value="perbedaan takdir manusia ">
            <text:p>perbedaan takdir manusia </text:p>
          </table:table-cell>
          <table:table-cell table:formula="of:=OFFSET([.$A$1];COLUMNS([.$A54:.F54])-1+(ROWS([.$A$1:.$AMJ54])-1)*7;0)" office:value-type="string" office:string-value="pasrah menjalani takdir ">
            <text:p>pasrah menjalani takdir </text:p>
          </table:table-cell>
          <table:table-cell table:formula="of:=OFFSET([.$A$1];COLUMNS([.$A54:.G54])-1+(ROWS([.$A$1:.$AMJ54])-1)*7;0)" office:value-type="string" office:string-value="Ans: d ">
            <text:p>Ans: d </text:p>
          </table:table-cell>
          <table:table-cell table:number-columns-repeated="1015"/>
        </table:table-row>
        <table:table-row table:style-name="ro1">
          <table:table-cell table:style-name="ce7" office:value-type="string">
            <text:p>persetujuan pihak pengacara atas vonis hakim </text:p>
          </table:table-cell>
          <table:table-cell/>
          <table:table-cell table:formula="of:=OFFSET([.$A$1];COLUMNS([.$A55:.A55])-1+(ROWS([.$A$1:.$AMJ55])-1)*7;0)" office:value-type="string" office:string-value="57. &quot;Aku tidak percaya! Aku tidak percaya, jika hanya oleh melompat-lompat dan berkejaran semalaman penuh. Aku tidak percaya itu. Aku mulai percaya desas-desus itu bahwa kau orang yang tamak. Orang yang kikir. Penghisap. Lintah darat. Inilah ganjarannya! Aku mulai percaya desas-desus itu, tentang dukun-dukun yang mengiluiluka sunatan anak-anak kitAku mulai yakin bahwa itu karena kesombonganmu,kekikiranmu, angkuhmu, dan tak mau tahu dengan merekAku yakin, mereka menaruhracun di pisau dukun-dukun itu.&quot; &quot; (Panggilan Rasul, Hamzah rangka)Pendeskripsian watak tokoh &quot;aku&quot; yang digunakan pengarang dalam cerpen di atasmelalui ........">
            <text:p>57. "Aku tidak percaya! Aku tidak percaya, jika hanya oleh melompat-lompat dan berkejaran semalaman penuh. Aku tidak percaya itu. Aku mulai percaya desas-desus itu bahwa kau orang yang tamak. Orang yang kikir. Penghisap. Lintah darat. Inilah ganjarannya! Aku mulai percaya desas-desus itu, tentang dukun-dukun yang mengiluiluka sunatan anak-anak kitAku mulai yakin bahwa itu karena kesombonganmu,kekikiranmu, angkuhmu, dan tak mau tahu dengan merekAku yakin, mereka menaruhracun di pisau dukun-dukun itu." " (Panggilan Rasul, Hamzah rangka)Pendeskripsian watak tokoh "aku" yang digunakan pengarang dalam cerpen di atasmelalui ........</text:p>
          </table:table-cell>
          <table:table-cell table:formula="of:=OFFSET([.$A$1];COLUMNS([.$A55:.B55])-1+(ROWS([.$A$1:.$AMJ55])-1)*7;0)" office:value-type="string" office:string-value="menguraikan watak tokoh ">
            <text:p>menguraikan watak tokoh </text:p>
          </table:table-cell>
          <table:table-cell table:formula="of:=OFFSET([.$A$1];COLUMNS([.$A55:.C55])-1+(ROWS([.$A$1:.$AMJ55])-1)*7;0)" office:value-type="string" office:string-value="tanggapan tokoh lain ">
            <text:p>tanggapan tokoh lain </text:p>
          </table:table-cell>
          <table:table-cell table:formula="of:=OFFSET([.$A$1];COLUMNS([.$A55:.D55])-1+(ROWS([.$A$1:.$AMJ55])-1)*7;0)" office:value-type="string" office:string-value="dialog antartokoh ">
            <text:p>dialog antartokoh </text:p>
          </table:table-cell>
          <table:table-cell table:formula="of:=OFFSET([.$A$1];COLUMNS([.$A55:.E55])-1+(ROWS([.$A$1:.$AMJ55])-1)*7;0)" office:value-type="string" office:string-value="lingkungan tokoh ">
            <text:p>lingkungan tokoh </text:p>
          </table:table-cell>
          <table:table-cell table:formula="of:=OFFSET([.$A$1];COLUMNS([.$A55:.F55])-1+(ROWS([.$A$1:.$AMJ55])-1)*7;0)" office:value-type="string" office:string-value="lewat pikiran tokoh ">
            <text:p>lewat pikiran tokoh </text:p>
          </table:table-cell>
          <table:table-cell table:formula="of:=OFFSET([.$A$1];COLUMNS([.$A55:.G55])-1+(ROWS([.$A$1:.$AMJ55])-1)*7;0)" office:value-type="string" office:string-value="Ans: c ">
            <text:p>Ans: c </text:p>
          </table:table-cell>
          <table:table-cell table:number-columns-repeated="1015"/>
        </table:table-row>
        <table:table-row table:style-name="ro1">
          <table:table-cell table:style-name="ce7" office:value-type="string">
            <text:p>Ans: d </text:p>
          </table:table-cell>
          <table:table-cell/>
          <table:table-cell table:formula="of:=OFFSET([.$A$1];COLUMNS([.$A56:.A56])-1+(ROWS([.$A$1:.$AMJ56])-1)*7;0)" office:value-type="string" office:string-value="58. Sedari mudaku aku di sini, bukan. Tak kuingat punya istri, punya anak, punya keluarga seperti orang-orang lain, tahu? Tak kupikirkan hidupku sendiri. Aku tak ingin jadi kaya, bikin rumah. Segala kehidupanku, lahir batin, kuserahkan kepada Allah Subhanahu wata'alTidak pernah aku menyusahkan orang lain. Lalat seekor aku enggan membunuhnyTapi kini aku dikatakan manusia terkutuk. Umpan nerakMarahkah Tuhan kalau itu yang kulakukan, sangkamu? Akan dikutuki-Nya aku kalau selama hidupku aku mengabdi kepada-Nya? Tak kupikirkan hari esokku, karena aku yakin Tuhan itu ada dan pengasih penyayang kepada umat-Nya yang tawakal. Aku bangun pagi-pagi. Aku bersuci. Aku pukul bedug membangunkan manusia dari tidurnya, supaya bersujud kepada-NyAku sembahyang setiap waktu, siang malam, pagi sorAku sebut-sebut nama-Nya selalu. Aku puji puji diAku baca kitab-NyAlhamdulillah, kataku bila aku menerima karunia-Ny(Robohnya Surau Kami: A.Navis) Nilai yang terkandung dalam cerpen di atas adalah ... ">
            <text:p>58. Sedari mudaku aku di sini, bukan. Tak kuingat punya istri, punya anak, punya keluarga seperti orang-orang lain, tahu? Tak kupikirkan hidupku sendiri. Aku tak ingin jadi kaya, bikin rumah. Segala kehidupanku, lahir batin, kuserahkan kepada Allah Subhanahu wata'alTidak pernah aku menyusahkan orang lain. Lalat seekor aku enggan membunuhnyTapi kini aku dikatakan manusia terkutuk. Umpan nerakMarahkah Tuhan kalau itu yang kulakukan, sangkamu? Akan dikutuki-Nya aku kalau selama hidupku aku mengabdi kepada-Nya? Tak kupikirkan hari esokku, karena aku yakin Tuhan itu ada dan pengasih penyayang kepada umat-Nya yang tawakal. Aku bangun pagi-pagi. Aku bersuci. Aku pukul bedug membangunkan manusia dari tidurnya, supaya bersujud kepada-NyAku sembahyang setiap waktu, siang malam, pagi sorAku sebut-sebut nama-Nya selalu. Aku puji puji diAku baca kitab-NyAlhamdulillah, kataku bila aku menerima karunia-Ny(Robohnya Surau Kami: A.Navis) Nilai yang terkandung dalam cerpen di atas adalah ... </text:p>
          </table:table-cell>
          <table:table-cell table:formula="of:=OFFSET([.$A$1];COLUMNS([.$A56:.B56])-1+(ROWS([.$A$1:.$AMJ56])-1)*7;0)" office:value-type="string" office:string-value="moral ">
            <text:p>moral </text:p>
          </table:table-cell>
          <table:table-cell table:formula="of:=OFFSET([.$A$1];COLUMNS([.$A56:.C56])-1+(ROWS([.$A$1:.$AMJ56])-1)*7;0)" office:value-type="string" office:string-value="sosial ">
            <text:p>sosial </text:p>
          </table:table-cell>
          <table:table-cell table:formula="of:=OFFSET([.$A$1];COLUMNS([.$A56:.D56])-1+(ROWS([.$A$1:.$AMJ56])-1)*7;0)" office:value-type="string" office:string-value="agama ">
            <text:p>agama </text:p>
          </table:table-cell>
          <table:table-cell table:formula="of:=OFFSET([.$A$1];COLUMNS([.$A56:.E56])-1+(ROWS([.$A$1:.$AMJ56])-1)*7;0)" office:value-type="string" office:string-value="budaya ">
            <text:p>budaya </text:p>
          </table:table-cell>
          <table:table-cell table:formula="of:=OFFSET([.$A$1];COLUMNS([.$A56:.F56])-1+(ROWS([.$A$1:.$AMJ56])-1)*7;0)" office:value-type="string" office:string-value="estetika ">
            <text:p>estetika </text:p>
          </table:table-cell>
          <table:table-cell table:formula="of:=OFFSET([.$A$1];COLUMNS([.$A56:.G56])-1+(ROWS([.$A$1:.$AMJ56])-1)*7;0)" office:value-type="string" office:string-value="Ans: c ">
            <text:p>Ans: c </text:p>
          </table:table-cell>
          <table:table-cell table:number-columns-repeated="1015"/>
        </table:table-row>
        <table:table-row table:style-name="ro1">
          <table:table-cell table:style-name="ce7" office:value-type="string">
            <text:p>9. Makna imbuhan men-kan pada kalimat "Ayah membelikan saya sepatu baru. " sama dengan makna imbuhan meN-kan yang terdapat pada kalimat ........ </text:p>
          </table:table-cell>
          <table:table-cell/>
          <table:table-cell table:formula="of:=OFFSET([.$A$1];COLUMNS([.$A57:.A57])-1+(ROWS([.$A$1:.$AMJ57])-1)*7;0)" office:value-type="string" office:string-value="59. Perhatikan kutipan berikut :&quot; ........Hai anakku, janganlah engkau beringin-ingin peperangan. Jikalau mudah sekalipun, ketahui bahwa segala perbuatan itu niscaya berbalas juMaka pelihara engkau kan akhir pekerjaan, bahwa bahaya itu terkejut datangnyMaka seyogianya engkau dari dahulu pelihara daripadanya dan perteguh olehmu barang kata yang keluar daripada mulutmu dengan akalmu. (&quot;Hikayat Iskandar Zulkarnain&quot; dalam Kesusasatraan Melayu Klasik sepanjang Abad karya Teuku Iskandar) Nilai-nilai yang terkandung dalam kutipan di atas adalah ........">
            <text:p>59. Perhatikan kutipan berikut :" ........Hai anakku, janganlah engkau beringin-ingin peperangan. Jikalau mudah sekalipun, ketahui bahwa segala perbuatan itu niscaya berbalas juMaka pelihara engkau kan akhir pekerjaan, bahwa bahaya itu terkejut datangnyMaka seyogianya engkau dari dahulu pelihara daripadanya dan perteguh olehmu barang kata yang keluar daripada mulutmu dengan akalmu. ("Hikayat Iskandar Zulkarnain" dalam Kesusasatraan Melayu Klasik sepanjang Abad karya Teuku Iskandar) Nilai-nilai yang terkandung dalam kutipan di atas adalah ........</text:p>
          </table:table-cell>
          <table:table-cell table:formula="of:=OFFSET([.$A$1];COLUMNS([.$A57:.B57])-1+(ROWS([.$A$1:.$AMJ57])-1)*7;0)" office:value-type="string" office:string-value="Setiap orang hendaknya selalu menjaga persahabatan bukan permusuhan. ">
            <text:p>Setiap orang hendaknya selalu menjaga persahabatan bukan permusuhan. </text:p>
          </table:table-cell>
          <table:table-cell table:formula="of:=OFFSET([.$A$1];COLUMNS([.$A57:.C57])-1+(ROWS([.$A$1:.$AMJ57])-1)*7;0)" office:value-type="string" office:string-value="Setiap pekerjaan itu ada bahayanya maka berhati-hatilah dengan ucapan. ">
            <text:p>Setiap pekerjaan itu ada bahayanya maka berhati-hatilah dengan ucapan. </text:p>
          </table:table-cell>
          <table:table-cell table:formula="of:=OFFSET([.$A$1];COLUMNS([.$A57:.D57])-1+(ROWS([.$A$1:.$AMJ57])-1)*7;0)" office:value-type="string" office:string-value="Setiap terjadi peperangan pasti akan timbul pembalasan. ">
            <text:p>Setiap terjadi peperangan pasti akan timbul pembalasan. </text:p>
          </table:table-cell>
          <table:table-cell table:formula="of:=OFFSET([.$A$1];COLUMNS([.$A57:.E57])-1+(ROWS([.$A$1:.$AMJ57])-1)*7;0)" office:value-type="string" office:string-value="Segala kata yang terucap harus dilandasi dengan emosi. ">
            <text:p>Segala kata yang terucap harus dilandasi dengan emosi. </text:p>
          </table:table-cell>
          <table:table-cell table:formula="of:=OFFSET([.$A$1];COLUMNS([.$A57:.F57])-1+(ROWS([.$A$1:.$AMJ57])-1)*7;0)" office:value-type="string" office:string-value="Segala ucap hendaknya dipikirkan bersama-sam">
            <text:p>Segala ucap hendaknya dipikirkan bersama-sam</text:p>
          </table:table-cell>
          <table:table-cell table:formula="of:=OFFSET([.$A$1];COLUMNS([.$A57:.G57])-1+(ROWS([.$A$1:.$AMJ57])-1)*7;0)" office:value-type="string" office:string-value="Ans: b ">
            <text:p>Ans: b </text:p>
          </table:table-cell>
          <table:table-cell table:number-columns-repeated="1015"/>
        </table:table-row>
        <table:table-row table:style-name="ro1">
          <table:table-cell table:style-name="ce7" office:value-type="string">
            <text:p>Dia mengambilkan ayah kaca mat</text:p>
          </table:table-cell>
          <table:table-cell/>
          <table:table-cell table:formula="of:=OFFSET([.$A$1];COLUMNS([.$A58:.A58])-1+(ROWS([.$A$1:.$AMJ58])-1)*7;0)" office:value-type="string" office:string-value="60. Tuhan Telah Menegurmu Tuhan telah menegurmu dengan cukup sopan lewat perut anak-anak yang kelaparan. Tuhan telah menegurmu dengan cukup sopan. lewat semayup suara adzan Tuhan telah menegurmu dengan cukup menahan kesabaran lewat gempa bumi yang berguncang deru angin yang meraung kencang hujan dan banjir yang melintang pukang. Adakah kau dengar? (Apip Mustopa) Puisi tersebut mengungkapkan ........ ">
            <text:p>60. Tuhan Telah Menegurmu Tuhan telah menegurmu dengan cukup sopan lewat perut anak-anak yang kelaparan. Tuhan telah menegurmu dengan cukup sopan. lewat semayup suara adzan Tuhan telah menegurmu dengan cukup menahan kesabaran lewat gempa bumi yang berguncang deru angin yang meraung kencang hujan dan banjir yang melintang pukang. Adakah kau dengar? (Apip Mustopa) Puisi tersebut mengungkapkan ........ </text:p>
          </table:table-cell>
          <table:table-cell table:formula="of:=OFFSET([.$A$1];COLUMNS([.$A58:.B58])-1+(ROWS([.$A$1:.$AMJ58])-1)*7;0)" office:value-type="string" office:string-value="manusia yang melupakan Tuhannya ">
            <text:p>manusia yang melupakan Tuhannya </text:p>
          </table:table-cell>
          <table:table-cell table:formula="of:=OFFSET([.$A$1];COLUMNS([.$A58:.C58])-1+(ROWS([.$A$1:.$AMJ58])-1)*7;0)" office:value-type="string" office:string-value="Tuhan menegur manusia melalui bencana ">
            <text:p>Tuhan menegur manusia melalui bencana </text:p>
          </table:table-cell>
          <table:table-cell table:formula="of:=OFFSET([.$A$1];COLUMNS([.$A58:.D58])-1+(ROWS([.$A$1:.$AMJ58])-1)*7;0)" office:value-type="string" office:string-value="teguran Tuhan ada yang ringan dan ada yang berat ">
            <text:p>teguran Tuhan ada yang ringan dan ada yang berat </text:p>
          </table:table-cell>
          <table:table-cell table:formula="of:=OFFSET([.$A$1];COLUMNS([.$A58:.E58])-1+(ROWS([.$A$1:.$AMJ58])-1)*7;0)" office:value-type="string" office:string-value="manusia selalu ada dalam kasih sayang Tuhan ">
            <text:p>manusia selalu ada dalam kasih sayang Tuhan </text:p>
          </table:table-cell>
          <table:table-cell table:formula="of:=OFFSET([.$A$1];COLUMNS([.$A58:.F58])-1+(ROWS([.$A$1:.$AMJ58])-1)*7;0)" office:value-type="string" office:string-value="siksaan akan datang bagi orang yang melupakan ">
            <text:p>siksaan akan datang bagi orang yang melupakan </text:p>
          </table:table-cell>
          <table:table-cell table:formula="of:=OFFSET([.$A$1];COLUMNS([.$A58:.G58])-1+(ROWS([.$A$1:.$AMJ58])-1)*7;0)" office:value-type="string" office:string-value="Ans: c">
            <text:p>Ans: c</text:p>
          </table:table-cell>
          <table:table-cell table:number-columns-repeated="1015"/>
        </table:table-row>
        <table:table-row table:style-name="ro1">
          <table:table-cell table:style-name="ce7" office:value-type="string">
            <text:p>Tono memasukkan sepeda motornya ke garasi. </text:p>
          </table:table-cell>
          <table:table-cell table:number-columns-repeated="1023"/>
        </table:table-row>
        <table:table-row table:style-name="ro1">
          <table:table-cell table:style-name="ce7" office:value-type="string">
            <text:p>Saya menyerahkan surat-surat kepada kepala sekolah. </text:p>
          </table:table-cell>
          <table:table-cell table:number-columns-repeated="1023"/>
        </table:table-row>
        <table:table-row table:style-name="ro1">
          <table:table-cell table:style-name="ce7" office:value-type="string">
            <text:p>Nita meletakkan tasnya di mej</text:p>
          </table:table-cell>
          <table:table-cell table:number-columns-repeated="1023"/>
        </table:table-row>
        <table:table-row table:style-name="ro1">
          <table:table-cell table:style-name="ce7" office:value-type="string">
            <text:p>Dia menjahitkan baju kepada Bu Rini. </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10. Berdasarkan perkiraan kami, pengunjung konser itu pasti melimpah.Imbuhan per-an dalam kata perkiraan mempunyai makna ........ </text:p>
          </table:table-cell>
          <table:table-cell table:number-columns-repeated="1023"/>
        </table:table-row>
        <table:table-row table:style-name="ro1">
          <table:table-cell table:style-name="ce7" office:value-type="string">
            <text:p>tempat/lokasi </text:p>
          </table:table-cell>
          <table:table-cell table:number-columns-repeated="1023"/>
        </table:table-row>
        <table:table-row table:style-name="ro1">
          <table:table-cell table:style-name="ce7" office:value-type="string">
            <text:p>hal perbuatan </text:p>
          </table:table-cell>
          <table:table-cell table:number-columns-repeated="1023"/>
        </table:table-row>
        <table:table-row table:style-name="ro1">
          <table:table-cell table:style-name="ce7" office:value-type="string">
            <text:p>hasil perbuatan </text:p>
          </table:table-cell>
          <table:table-cell table:number-columns-repeated="1023"/>
        </table:table-row>
        <table:table-row table:style-name="ro1">
          <table:table-cell table:style-name="ce7" office:value-type="string">
            <text:p>alat perbuatan </text:p>
          </table:table-cell>
          <table:table-cell table:number-columns-repeated="1023"/>
        </table:table-row>
        <table:table-row table:style-name="ro1">
          <table:table-cell table:style-name="ce7" office:value-type="string">
            <text:p>cara melakukan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11. Kata berimbuhan peN-an yang bermakna proses dan hal (ambigu) terdapat pada kalimat ........ </text:p>
          </table:table-cell>
          <table:table-cell table:number-columns-repeated="1023"/>
        </table:table-row>
        <table:table-row table:style-name="ro1">
          <table:table-cell table:style-name="ce7" office:value-type="string">
            <text:p>Penanaman nilai-nilai moral memerlukan waktu agak lam</text:p>
          </table:table-cell>
          <table:table-cell table:number-columns-repeated="1023"/>
        </table:table-row>
        <table:table-row table:style-name="ro1">
          <table:table-cell table:style-name="ce7" office:value-type="string">
            <text:p>Pelabuhan kapal Gilimanuk-Ketapang sangat bersih dan indah. </text:p>
          </table:table-cell>
          <table:table-cell table:number-columns-repeated="1023"/>
        </table:table-row>
        <table:table-row table:style-name="ro1">
          <table:table-cell table:style-name="ce7" office:value-type="string">
            <text:p>Pendakian itu sangat licin dan terjal. </text:p>
          </table:table-cell>
          <table:table-cell table:number-columns-repeated="1023"/>
        </table:table-row>
        <table:table-row table:style-name="ro1">
          <table:table-cell table:style-name="ce7" office:value-type="string">
            <text:p>Pekerjaan tangan itu membutuhkan keterampilan dan kesabaran. </text:p>
          </table:table-cell>
          <table:table-cell table:number-columns-repeated="1023"/>
        </table:table-row>
        <table:table-row table:style-name="ro1">
          <table:table-cell table:style-name="ce7" office:value-type="string">
            <text:p>Pengadilan adalah tempat untuk memperoleh rasa keadilan </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12. Kalimat yang memakai imbuhan serapan secara tepat adalah ........</text:p>
          </table:table-cell>
          <table:table-cell table:number-columns-repeated="1023"/>
        </table:table-row>
        <table:table-row table:style-name="ro1">
          <table:table-cell table:style-name="ce7" office:value-type="string">
            <text:p>Ilmiawan itu telah menemukan vaksin pencegah folio. </text:p>
          </table:table-cell>
          <table:table-cell table:number-columns-repeated="1023"/>
        </table:table-row>
        <table:table-row table:style-name="ro1">
          <table:table-cell table:style-name="ce7" office:value-type="string">
            <text:p>Dalam hal prinsipil, kita harus tegas dan jujur. </text:p>
          </table:table-cell>
          <table:table-cell table:number-columns-repeated="1023"/>
        </table:table-row>
        <table:table-row table:style-name="ro1">
          <table:table-cell table:style-name="ce7" office:value-type="string">
            <text:p>Sejarahwan harus jujur dalam melihat peristiwa bangs</text:p>
          </table:table-cell>
          <table:table-cell table:number-columns-repeated="1023"/>
        </table:table-row>
        <table:table-row table:style-name="ro1">
          <table:table-cell table:style-name="ce7" office:value-type="string">
            <text:p>Kita harus memiliki pemikiran konseptuil yang baru. </text:p>
          </table:table-cell>
          <table:table-cell table:number-columns-repeated="1023"/>
        </table:table-row>
        <table:table-row table:style-name="ro1">
          <table:table-cell table:style-name="ce7" office:value-type="string">
            <text:p>Pada awal abad ke -14, islamisasi di kepulauan nusantara sudah dimulai.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13. Penulisan gabungan kata yang tepat terdapat dalam kalimat ........</text:p>
          </table:table-cell>
          <table:table-cell table:number-columns-repeated="1023"/>
        </table:table-row>
        <table:table-row table:style-name="ro1">
          <table:table-cell table:style-name="ce7" office:value-type="string">
            <text:p>Pil anti malaria sangat dibutuhkan di daerah Irian Jay</text:p>
          </table:table-cell>
          <table:table-cell table:number-columns-repeated="1023"/>
        </table:table-row>
        <table:table-row table:style-name="ro1">
          <table:table-cell table:style-name="ce7" office:value-type="string">
            <text:p>Ayahnya bekerja nonstop untuk membiayai kehidupan keluargany</text:p>
          </table:table-cell>
          <table:table-cell table:number-columns-repeated="1023"/>
        </table:table-row>
        <table:table-row table:style-name="ro1">
          <table:table-cell table:style-name="ce7" office:value-type="string">
            <text:p>Jangan sembarangan minum anti biotik</text:p>
          </table:table-cell>
          <table:table-cell table:number-columns-repeated="1023"/>
        </table:table-row>
        <table:table-row table:style-name="ro1">
          <table:table-cell table:style-name="ce7" office:value-type="string">
            <text:p>Pemerintah daerah baru saja rapat soal penanganan pasca gemp</text:p>
          </table:table-cell>
          <table:table-cell table:number-columns-repeated="1023"/>
        </table:table-row>
        <table:table-row table:style-name="ro1">
          <table:table-cell table:style-name="ce7" office:value-type="string">
            <text:p>Pasukan anti Amerika bersiaga penuh di daerah perbatasan. </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14. Berhari-hari lamanya dia berjalan mondar-mandir keluar-masuk kantor. Dilihatnya banyak orang berdiri di depan loket. Ada yang sedang bercakap-cakap, tetapi tidak seorang pun yang tertawa-tawa, tanya-menanya, atau pandang-memandang. Kata ulang yang menyatakan berbalasan dalam paragraf di atas adalah ........ </text:p>
          </table:table-cell>
          <table:table-cell table:number-columns-repeated="1023"/>
        </table:table-row>
        <table:table-row table:style-name="ro1">
          <table:table-cell table:style-name="ce7" office:value-type="string">
            <text:p>berhari-hari, mondar-mandir, bercakap-cakap </text:p>
          </table:table-cell>
          <table:table-cell table:number-columns-repeated="1023"/>
        </table:table-row>
        <table:table-row table:style-name="ro1">
          <table:table-cell table:style-name="ce7" office:value-type="string">
            <text:p>bercakap-cakap, tanya-menanya, pandang-memandang </text:p>
          </table:table-cell>
          <table:table-cell table:number-columns-repeated="1023"/>
        </table:table-row>
        <table:table-row table:style-name="ro1">
          <table:table-cell table:style-name="ce7" office:value-type="string">
            <text:p>berhari-hari, bercakap-cakap, tertawa-tawa </text:p>
          </table:table-cell>
          <table:table-cell table:number-columns-repeated="1023"/>
        </table:table-row>
        <table:table-row table:style-name="ro1">
          <table:table-cell table:style-name="ce7" office:value-type="string">
            <text:p>tertawa-tawa, tanya-menanya, lihat-melihat </text:p>
          </table:table-cell>
          <table:table-cell table:number-columns-repeated="1023"/>
        </table:table-row>
        <table:table-row table:style-name="ro1">
          <table:table-cell table:style-name="ce7" office:value-type="string">
            <text:p>tanya-menanya, lihat-melihat, berhari-hari </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15. Kalimat yang menggunakan kata ulang yang tepat adalah ........</text:p>
          </table:table-cell>
          <table:table-cell table:number-columns-repeated="1023"/>
        </table:table-row>
        <table:table-row table:style-name="ro1">
          <table:table-cell table:style-name="ce7" office:value-type="string">
            <text:p>Semua siswa-siswa kelas tiga SMU harus mengikuti ujian nasional. </text:p>
          </table:table-cell>
          <table:table-cell table:number-columns-repeated="1023"/>
        </table:table-row>
        <table:table-row table:style-name="ro1">
          <table:table-cell table:style-name="ce7" office:value-type="string">
            <text:p>Banyak anak-anak zaman sekarang kurang menghargai orang yang lebih tu</text:p>
          </table:table-cell>
          <table:table-cell table:number-columns-repeated="1023"/>
        </table:table-row>
        <table:table-row table:style-name="ro1">
          <table:table-cell table:style-name="ce7" office:value-type="string">
            <text:p>Guru-guru merupakan ujung tombak dalam mencerdaskan kehidupan bangs</text:p>
          </table:table-cell>
          <table:table-cell table:number-columns-repeated="1023"/>
        </table:table-row>
        <table:table-row table:style-name="ro1">
          <table:table-cell table:style-name="ce7" office:value-type="string">
            <text:p>Banyak soal-soal bahasa Indonesia yang tidak dapat dijawab sisw</text:p>
          </table:table-cell>
          <table:table-cell table:number-columns-repeated="1023"/>
        </table:table-row>
        <table:table-row table:style-name="ro1">
          <table:table-cell table:style-name="ce7" office:value-type="string">
            <text:p>Para buruh-buruh pabrik melakukan demonstrasi kenaikan gaji.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16. Kalimat yang menggunakan kata penghubung korelatif adalah ........</text:p>
          </table:table-cell>
          <table:table-cell table:number-columns-repeated="1023"/>
        </table:table-row>
        <table:table-row table:style-name="ro1">
          <table:table-cell table:style-name="ce7" office:value-type="string">
            <text:p>Rumah itu tidak begitu besar meskipun begitu nyaman digunakan untuk tempat beristirahat. </text:p>
          </table:table-cell>
          <table:table-cell table:number-columns-repeated="1023"/>
        </table:table-row>
        <table:table-row table:style-name="ro1">
          <table:table-cell table:style-name="ce7" office:value-type="string">
            <text:p>Tanaman juga seperti manusia yang memerlukan makan dan minum untuk kelangsungan hidupny</text:p>
          </table:table-cell>
          <table:table-cell table:number-columns-repeated="1023"/>
        </table:table-row>
        <table:table-row table:style-name="ro1">
          <table:table-cell table:style-name="ce7" office:value-type="string">
            <text:p>Tanaman itu bukan hanya sebagai hiasan, melainkan juga sebagai obat berbagai penyakit. </text:p>
          </table:table-cell>
          <table:table-cell table:number-columns-repeated="1023"/>
        </table:table-row>
        <table:table-row table:style-name="ro1">
          <table:table-cell table:style-name="ce7" office:value-type="string">
            <text:p>Tidak boleh menyesali hidupmu sedemikian rupa, apalagi sampai menyesali orang tuamu sendiri. </text:p>
          </table:table-cell>
          <table:table-cell table:number-columns-repeated="1023"/>
        </table:table-row>
        <table:table-row table:style-name="ro1">
          <table:table-cell table:style-name="ce7" office:value-type="string">
            <text:p>Sekali, dua kali bahkan sudah sering saya menasihatinya, namun dia tidak menunjukkan perubahan. </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17. Kata penghubung antarklausa terdapat dalam kalimat ........</text:p>
          </table:table-cell>
          <table:table-cell table:number-columns-repeated="1023"/>
        </table:table-row>
        <table:table-row table:style-name="ro1">
          <table:table-cell table:style-name="ce7" office:value-type="string">
            <text:p>Di Indonesia banyak lahan pertanian yang subur. </text:p>
          </table:table-cell>
          <table:table-cell table:number-columns-repeated="1023"/>
        </table:table-row>
        <table:table-row table:style-name="ro1">
          <table:table-cell table:style-name="ce7" office:value-type="string">
            <text:p>Karena hujan terus-menerus, daerah itu banjir lagi. </text:p>
          </table:table-cell>
          <table:table-cell table:number-columns-repeated="1023"/>
        </table:table-row>
        <table:table-row table:style-name="ro1">
          <table:table-cell table:style-name="ce7" office:value-type="string">
            <text:p>Jika kamu belajar, kamu akan sukses. </text:p>
          </table:table-cell>
          <table:table-cell table:number-columns-repeated="1023"/>
        </table:table-row>
        <table:table-row table:style-name="ro1">
          <table:table-cell table:style-name="ce7" office:value-type="string">
            <text:p>Kepercayaan dari seseorang jangan kamu sia-siakan. </text:p>
          </table:table-cell>
          <table:table-cell table:number-columns-repeated="1023"/>
        </table:table-row>
        <table:table-row table:style-name="ro1">
          <table:table-cell table:style-name="ce7" office:value-type="string">
            <text:p>Kita harus berhati-hati agar kita selamat di san</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18. Kata penghubung syarat hasil terdapat pada kalimat ........</text:p>
          </table:table-cell>
          <table:table-cell table:number-columns-repeated="1023"/>
        </table:table-row>
        <table:table-row table:style-name="ro1">
          <table:table-cell table:style-name="ce7" office:value-type="string">
            <text:p>Bekerja keras akan mendatangkan hasil maksimal. </text:p>
          </table:table-cell>
          <table:table-cell table:number-columns-repeated="1023"/>
        </table:table-row>
        <table:table-row table:style-name="ro1">
          <table:table-cell table:style-name="ce7" office:value-type="string">
            <text:p>Jika orang bekerja keras, orang tersebut akan mendapat hasil maksimal. </text:p>
          </table:table-cell>
          <table:table-cell table:number-columns-repeated="1023"/>
        </table:table-row>
        <table:table-row table:style-name="ro1">
          <table:table-cell table:style-name="ce7" office:value-type="string">
            <text:p>Petinju itu berlatih setiap hari sehingga ia menjadi juar</text:p>
          </table:table-cell>
          <table:table-cell table:number-columns-repeated="1023"/>
        </table:table-row>
        <table:table-row table:style-name="ro1">
          <table:table-cell table:style-name="ce7" office:value-type="string">
            <text:p>Orang itu berusaha keras maka is akan berhasil. </text:p>
          </table:table-cell>
          <table:table-cell table:number-columns-repeated="1023"/>
        </table:table-row>
        <table:table-row table:style-name="ro1">
          <table:table-cell table:style-name="ce7" office:value-type="string">
            <text:p>Polisi menegakkan hukum supaya keadilan tercapai. </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19. Selagi jaya pejabat itu dikerumuni orang-orang yang mengaku teman atau saudarSekarang ia sudah kehilangan jabatannyHilanglah pula orang-orang yang mengaku teman dan saudaranyPeribahasa yang sesuai dengan ilustrasi di atas adalah ........ </text:p>
          </table:table-cell>
          <table:table-cell table:number-columns-repeated="1023"/>
        </table:table-row>
        <table:table-row table:style-name="ro1">
          <table:table-cell table:style-name="ce7" office:value-type="string">
            <text:p>Belakang parang pun jika diasah akan tajam. </text:p>
          </table:table-cell>
          <table:table-cell table:number-columns-repeated="1023"/>
        </table:table-row>
        <table:table-row table:style-name="ro1">
          <table:table-cell table:style-name="ce7" office:value-type="string">
            <text:p>Bunga gugur putik pun gugur. </text:p>
          </table:table-cell>
          <table:table-cell table:number-columns-repeated="1023"/>
        </table:table-row>
        <table:table-row table:style-name="ro1">
          <table:table-cell table:style-name="ce7" office:value-type="string">
            <text:p>Seperti api dalam sekam. </text:p>
          </table:table-cell>
          <table:table-cell table:number-columns-repeated="1023"/>
        </table:table-row>
        <table:table-row table:style-name="ro1">
          <table:table-cell table:style-name="ce7" office:value-type="string">
            <text:p>Habis manis sepah dibuang. </text:p>
          </table:table-cell>
          <table:table-cell table:number-columns-repeated="1023"/>
        </table:table-row>
        <table:table-row table:style-name="ro1">
          <table:table-cell table:style-name="ce7" office:value-type="string">
            <text:p>Pagar makan tanaman. </text:p>
          </table:table-cell>
          <table:table-cell table:number-columns-repeated="1023"/>
        </table:table-row>
        <table:table-row table:style-name="ro1">
          <table:table-cell table:style-name="ce7" office:value-type="string">
            <text:p>Ans: d </text:p>
          </table:table-cell>
          <table:table-cell table:number-columns-repeated="1023"/>
        </table:table-row>
        <table:table-row table:style-name="ro1">
          <table:table-cell table:style-name="ce7" office:value-type="string">
            <text:p>20. Saya angkat topi atas prestasi yang telah kauraih untuk memajukan sekolah kitMakna ungkapan dalam kalimat tersebut sama dengan makna ungkapan yang tersaji dalam kalimat ........ </text:p>
          </table:table-cell>
          <table:table-cell table:number-columns-repeated="1023"/>
        </table:table-row>
        <table:table-row table:style-name="ro1">
          <table:table-cell table:style-name="ce7" office:value-type="string">
            <text:p>Akhirnya, pemuda itu angkat bicara di tengah-tengah para demonstran. </text:p>
          </table:table-cell>
          <table:table-cell table:number-columns-repeated="1023"/>
        </table:table-row>
        <table:table-row table:style-name="ro1">
          <table:table-cell table:style-name="ce7" office:value-type="string">
            <text:p>Ayah memberikan acungan jempol atas keberhasilan saya diterima di perguruan tinggi negeri yang berkualitas. </text:p>
          </table:table-cell>
          <table:table-cell table:number-columns-repeated="1023"/>
        </table:table-row>
        <table:table-row table:style-name="ro1">
          <table:table-cell table:style-name="ce7" office:value-type="string">
            <text:p>Orang itu angkat muka sewaktu namanya dipanggil maju ke tengah sidang. </text:p>
          </table:table-cell>
          <table:table-cell table:number-columns-repeated="1023"/>
        </table:table-row>
        <table:table-row table:style-name="ro1">
          <table:table-cell table:style-name="ce7" office:value-type="string">
            <text:p>Sudah pada tempatnya Anda unjuk gigi di hadapan pemuda yang kuceritakan itu. </text:p>
          </table:table-cell>
          <table:table-cell table:number-columns-repeated="1023"/>
        </table:table-row>
        <table:table-row table:style-name="ro1">
          <table:table-cell table:style-name="ce7" office:value-type="string">
            <text:p>Para perusuh itu angkat tangan sewaktu dikepung para petugas keamanan yang berpatroli. </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21. Kalimat yang menggunakan majas litotes adalah ........</text:p>
          </table:table-cell>
          <table:table-cell table:number-columns-repeated="1023"/>
        </table:table-row>
        <table:table-row table:style-name="ro1">
          <table:table-cell table:style-name="ce7" office:value-type="string">
            <text:p>Gubuk sederhana inilah hasil karya kami selama bertahun-tahun. </text:p>
          </table:table-cell>
          <table:table-cell table:number-columns-repeated="1023"/>
        </table:table-row>
        <table:table-row table:style-name="ro1">
          <table:table-cell table:style-name="ce7" office:value-type="string">
            <text:p>Teman akrab ada kalanya merupakan musuh sejati. </text:p>
          </table:table-cell>
          <table:table-cell table:number-columns-repeated="1023"/>
        </table:table-row>
        <table:table-row table:style-name="ro1">
          <table:table-cell table:style-name="ce7" office:value-type="string">
            <text:p>Hujan memandikan tanaman di halaman rumah. </text:p>
          </table:table-cell>
          <table:table-cell table:number-columns-repeated="1023"/>
        </table:table-row>
        <table:table-row table:style-name="ro1">
          <table:table-cell table:style-name="ce7" office:value-type="string">
            <text:p>Kecantikannyalah justru yang mencelakakanny</text:p>
          </table:table-cell>
          <table:table-cell table:number-columns-repeated="1023"/>
        </table:table-row>
        <table:table-row table:style-name="ro1">
          <table:table-cell table:style-name="ce7" office:value-type="string">
            <text:p>Saya telah mencatat kejadian itu dengan tangan saya sendiri. </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22. Pasangan kalimat yang menggunakan kata berpolisemi dengan tepat terdapat pada ........ </text:p>
          </table:table-cell>
          <table:table-cell table:number-columns-repeated="1023"/>
        </table:table-row>
        <table:table-row table:style-name="ro1">
          <table:table-cell table:style-name="ce7" office:value-type="string">
            <text:p>Peringatan ke-57 HUT RI jatuh pada hari Sabtu. Karena kelelahan bekerja, setiba di rumah dia jatuh di halaman. </text:p>
          </table:table-cell>
          <table:table-cell table:number-columns-repeated="1023"/>
        </table:table-row>
        <table:table-row table:style-name="ro1">
          <table:table-cell table:style-name="ce7" office:value-type="string">
            <text:p>"Selamat pagi, Pak!" sapa sekretaris itu kepada atasanny"Berapa pak dia membeli rokok?" tanya pedagang itu kepada orang suruhanny</text:p>
          </table:table-cell>
          <table:table-cell table:number-columns-repeated="1023"/>
        </table:table-row>
        <table:table-row table:style-name="ro1">
          <table:table-cell table:style-name="ce7" office:value-type="string">
            <text:p>Pertandingan sepak bola antara Argentina dan Swedia berakhir seri (1-1). Cerita yang sedang dibaca Tomy adalah cerita Jaka Tingkir seri kedu</text:p>
          </table:table-cell>
          <table:table-cell table:number-columns-repeated="1023"/>
        </table:table-row>
        <table:table-row table:style-name="ro1">
          <table:table-cell table:style-name="ce7" office:value-type="string">
            <text:p>Sepeninggal ayah, ibu sakit-sakitan dan badannya terlihat mengurus. Istri yang pandai mengurus rumah tangga akan membahagiakan suaminy</text:p>
          </table:table-cell>
          <table:table-cell table:number-columns-repeated="1023"/>
        </table:table-row>
        <table:table-row table:style-name="ro1">
          <table:table-cell table:style-name="ce7" office:value-type="string">
            <text:p>Petugas yang telah ditunjuk itu mengukur jalan ke kiri dan ke kanan sepanjang enam meter. Ibu mengukur kelapa untuk membuat kolak makanan kesenangan ayah. </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23. Pasangan kalimat yang menggunakan kata berhomograf adalah ........</text:p>
          </table:table-cell>
          <table:table-cell table:number-columns-repeated="1023"/>
        </table:table-row>
        <table:table-row table:style-name="ro1">
          <table:table-cell table:style-name="ce7" office:value-type="string">
            <text:p>Pemimpin yang baik harus mempunyai mental yang baik pulPengendara yang mengalami kecelakaan itu mental dari sepeda motorny</text:p>
          </table:table-cell>
          <table:table-cell table:number-columns-repeated="1023"/>
        </table:table-row>
        <table:table-row table:style-name="ro1">
          <table:table-cell table:style-name="ce7" office:value-type="string">
            <text:p>Buku jari tangan adikku terluka saat mengupas manggBuku bacaan untuk anak-anak sebaiknya mempunyai unsur didik. </text:p>
          </table:table-cell>
          <table:table-cell table:number-columns-repeated="1023"/>
        </table:table-row>
        <table:table-row table:style-name="ro1">
          <table:table-cell table:style-name="ce7" office:value-type="string">
            <text:p>Kopi surat kenaikan pangkat itu dibuat rangkap duKopi kiriman ibu dari Medan sudah dibagi-bagikan kepada tetangg</text:p>
          </table:table-cell>
          <table:table-cell table:number-columns-repeated="1023"/>
        </table:table-row>
        <table:table-row table:style-name="ro1">
          <table:table-cell table:style-name="ce7" office:value-type="string">
            <text:p>Kaca jendela rumah itu sudah buram karena jarang dibersihkan. Andi mengerjakannya di kertas buram. </text:p>
          </table:table-cell>
          <table:table-cell table:number-columns-repeated="1023"/>
        </table:table-row>
        <table:table-row table:style-name="ro1">
          <table:table-cell table:style-name="ce7" office:value-type="string">
            <text:p>Pada masa sekarang ini bangsa Indonesia sedang mengalami krisis ekonomi. Gerakan massa dapat dikendalikan oleh aparat. </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24. Kata yang mengalami penyempitan makna terdapat dalam kalimat ........</text:p>
          </table:table-cell>
          <table:table-cell table:number-columns-repeated="1023"/>
        </table:table-row>
        <table:table-row table:style-name="ro1">
          <table:table-cell table:style-name="ce7" office:value-type="string">
            <text:p>Kapal induk AS berlayar ke Timur Tengah dua bulan yang lalu. </text:p>
          </table:table-cell>
          <table:table-cell table:number-columns-repeated="1023"/>
        </table:table-row>
        <table:table-row table:style-name="ro1">
          <table:table-cell table:style-name="ce7" office:value-type="string">
            <text:p>Doni tinggal di puri Karang Asem sejak ibunya meninggal. </text:p>
          </table:table-cell>
          <table:table-cell table:number-columns-repeated="1023"/>
        </table:table-row>
        <table:table-row table:style-name="ro1">
          <table:table-cell table:style-name="ce7" office:value-type="string">
            <text:p>Saudara harus memperhatikan jadual kegiatan yang disepakati. </text:p>
          </table:table-cell>
          <table:table-cell table:number-columns-repeated="1023"/>
        </table:table-row>
        <table:table-row table:style-name="ro1">
          <table:table-cell table:style-name="ce7" office:value-type="string">
            <text:p>Ibu guru itu hams bijaksana dalam menghadapi muridny</text:p>
          </table:table-cell>
          <table:table-cell table:number-columns-repeated="1023"/>
        </table:table-row>
        <table:table-row table:style-name="ro1">
          <table:table-cell table:style-name="ce7" office:value-type="string">
            <text:p>Ia bercita-cita menjadi sarjana pendidikan yang kompeten.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25. Frase bermakna ganda terdapat dalam kalimat ........</text:p>
          </table:table-cell>
          <table:table-cell table:number-columns-repeated="1023"/>
        </table:table-row>
        <table:table-row table:style-name="ro1">
          <table:table-cell table:style-name="ce7" office:value-type="string">
            <text:p>Mobil baru paman dicongkel pencuri tadi malam di tempat parkir. </text:p>
          </table:table-cell>
          <table:table-cell table:number-columns-repeated="1023"/>
        </table:table-row>
        <table:table-row table:style-name="ro1">
          <table:table-cell table:style-name="ce7" office:value-type="string">
            <text:p>Sakit yang ringan pada tenggorokan sering terjadi karena polusi udar</text:p>
          </table:table-cell>
          <table:table-cell table:number-columns-repeated="1023"/>
        </table:table-row>
        <table:table-row table:style-name="ro1">
          <table:table-cell table:style-name="ce7" office:value-type="string">
            <text:p>Sakit pada mulut dan tenggorokan yang ringan sering terjadi pada anak anak. </text:p>
          </table:table-cell>
          <table:table-cell table:number-columns-repeated="1023"/>
        </table:table-row>
        <table:table-row table:style-name="ro1">
          <table:table-cell table:style-name="ce7" office:value-type="string">
            <text:p>Obat-obatan modern mampu menghilangkan rasa sakit dalam waktu singkat. </text:p>
          </table:table-cell>
          <table:table-cell table:number-columns-repeated="1023"/>
        </table:table-row>
        <table:table-row table:style-name="ro1">
          <table:table-cell table:style-name="ce7" office:value-type="string">
            <text:p>Pada tahun ajaran ini SPP siswa baru dinaikkan.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26. Kalimat berikut yang menggunakan frase atributif berimbuhan adalah ........</text:p>
          </table:table-cell>
          <table:table-cell table:number-columns-repeated="1023"/>
        </table:table-row>
        <table:table-row table:style-name="ro1">
          <table:table-cell table:style-name="ce7" office:value-type="string">
            <text:p>Ekonomi masyarakat ditopang oleh jasa simpan pinjam.</text:p>
          </table:table-cell>
          <table:table-cell table:number-columns-repeated="1023"/>
        </table:table-row>
        <table:table-row table:style-name="ro1">
          <table:table-cell table:style-name="ce7" office:value-type="string">
            <text:p>Perusahaan minyak itu mengalami kerugian.</text:p>
          </table:table-cell>
          <table:table-cell table:number-columns-repeated="1023"/>
        </table:table-row>
        <table:table-row table:style-name="ro1">
          <table:table-cell table:style-name="ce7" office:value-type="string">
            <text:p>Ruang pelatihan itu dilengkapi dengan pendingin ruangan.</text:p>
          </table:table-cell>
          <table:table-cell table:number-columns-repeated="1023"/>
        </table:table-row>
        <table:table-row table:style-name="ro1">
          <table:table-cell table:style-name="ce7" office:value-type="string">
            <text:p>Asap mobil dan motor menyebabkan polusi udara.</text:p>
          </table:table-cell>
          <table:table-cell table:number-columns-repeated="1023"/>
        </table:table-row>
        <table:table-row table:style-name="ro1">
          <table:table-cell table:style-name="ce7" office:value-type="string">
            <text:p>Setelah simpang empat mereka akan sampai di TKP.</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27. Kita sebagai orang beriman, kita wajib menghormati orang tua di mana telahmembesarkan kita.Kalimat tersebut supaya logis, diubah menjadi ........</text:p>
          </table:table-cell>
          <table:table-cell table:number-columns-repeated="1023"/>
        </table:table-row>
        <table:table-row table:style-name="ro1">
          <table:table-cell table:style-name="ce7" office:value-type="string">
            <text:p>Orang beriman wajib menghormati orang tua yang membesarkan.</text:p>
          </table:table-cell>
          <table:table-cell table:number-columns-repeated="1023"/>
        </table:table-row>
        <table:table-row table:style-name="ro1">
          <table:table-cell table:style-name="ce7" office:value-type="string">
            <text:p>Sebagai orang beriman, kita wajib menghormati orang tua yang telah membesarkankita.</text:p>
          </table:table-cell>
          <table:table-cell table:number-columns-repeated="1023"/>
        </table:table-row>
        <table:table-row table:style-name="ro1">
          <table:table-cell table:style-name="ce7" office:value-type="string">
            <text:p>Orang beriman pasti menghormati orang tua yang membesarkannya.</text:p>
          </table:table-cell>
          <table:table-cell table:number-columns-repeated="1023"/>
        </table:table-row>
        <table:table-row table:style-name="ro1">
          <table:table-cell table:style-name="ce7" office:value-type="string">
            <text:p>Sebagai orang beriman pasti mengikuti petunjuk orang tua yang membesarkanmereka.</text:p>
          </table:table-cell>
          <table:table-cell table:number-columns-repeated="1023"/>
        </table:table-row>
        <table:table-row table:style-name="ro1">
          <table:table-cell table:style-name="ce7" office:value-type="string">
            <text:p>Sebagai orang yang beriman, kita berkewajiban menghormati orang tua yang manamembesaran kita.</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28. Kalimat berikut yang termasuk kalimat pasif adalah ........</text:p>
          </table:table-cell>
          <table:table-cell table:number-columns-repeated="1023"/>
        </table:table-row>
        <table:table-row table:style-name="ro1">
          <table:table-cell table:style-name="ce7" office:value-type="string">
            <text:p>Pembalap itu merajai lomba pada etape pertama.</text:p>
          </table:table-cell>
          <table:table-cell table:number-columns-repeated="1023"/>
        </table:table-row>
        <table:table-row table:style-name="ro1">
          <table:table-cell table:style-name="ce7" office:value-type="string">
            <text:p>Pembicara itu berceramah tentang refleksi diri.</text:p>
          </table:table-cell>
          <table:table-cell table:number-columns-repeated="1023"/>
        </table:table-row>
        <table:table-row table:style-name="ro1">
          <table:table-cell table:style-name="ce7" office:value-type="string">
            <text:p>Guru yang sedang berbicara itu seorang penulis cerita pendek. </text:p>
          </table:table-cell>
          <table:table-cell table:number-columns-repeated="1023"/>
        </table:table-row>
        <table:table-row table:style-name="ro1">
          <table:table-cell table:style-name="ce7" office:value-type="string">
            <text:p>Telah kukirimkan kembali buku itu kemarin kepada pemilikny</text:p>
          </table:table-cell>
          <table:table-cell table:number-columns-repeated="1023"/>
        </table:table-row>
        <table:table-row table:style-name="ro1">
          <table:table-cell table:style-name="ce7" office:value-type="string">
            <text:p>Diskusi yang sedang berlangsung membicarakan peningkatan etos kerj</text:p>
          </table:table-cell>
          <table:table-cell table:number-columns-repeated="1023"/>
        </table:table-row>
        <table:table-row table:style-name="ro1">
          <table:table-cell table:style-name="ce7" office:value-type="string">
            <text:p>Ans: d </text:p>
          </table:table-cell>
          <table:table-cell table:number-columns-repeated="1023"/>
        </table:table-row>
        <table:table-row table:style-name="ro1">
          <table:table-cell table:style-name="ce7" office:value-type="string">
            <text:p>29. "Saya gembira sekali," kata Ibu, "karena kamu lulus." Kalimat tidak langsung yang tepat dari kalimat di atas adalah ........ </text:p>
          </table:table-cell>
          <table:table-cell table:number-columns-repeated="1023"/>
        </table:table-row>
        <table:table-row table:style-name="ro1">
          <table:table-cell table:style-name="ce7" office:value-type="string">
            <text:p>Ibu mengatakan bahwa ia gembira sekali karena kamu lulus. </text:p>
          </table:table-cell>
          <table:table-cell table:number-columns-repeated="1023"/>
        </table:table-row>
        <table:table-row table:style-name="ro1">
          <table:table-cell table:style-name="ce7" office:value-type="string">
            <text:p>Ibu mengatakan bahwa ia gembira sekali karena saya lulus. </text:p>
          </table:table-cell>
          <table:table-cell table:number-columns-repeated="1023"/>
        </table:table-row>
        <table:table-row table:style-name="ro1">
          <table:table-cell table:style-name="ce7" office:value-type="string">
            <text:p>Ibu mengatakan bahwa kamu gembira sekali karena saya lulus. </text:p>
          </table:table-cell>
          <table:table-cell table:number-columns-repeated="1023"/>
        </table:table-row>
        <table:table-row table:style-name="ro1">
          <table:table-cell table:style-name="ce7" office:value-type="string">
            <text:p>Saya gembira sekali karena kamu lulus, kata Ibu. </text:p>
          </table:table-cell>
          <table:table-cell table:number-columns-repeated="1023"/>
        </table:table-row>
        <table:table-row table:style-name="ro1">
          <table:table-cell table:style-name="ce7" office:value-type="string">
            <text:p>Ibu mengatakan bahwa saya gembira sekali karena is lulus. </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30. (1) Mardilah : Engkau anakku Suhita ........ (2) Suhita : Ya, Bu! (3) Mardilah : Kau tidak boleh marah pada Ibu, ya Nak! (4) Suhita : Tidak, Bu! (5) Mardilah Baiklah, sampaikan surat itu secepatnyKalimat minor dalam dialog di atas terdapat pada kalimat nomor ........</text:p>
          </table:table-cell>
          <table:table-cell table:number-columns-repeated="1023"/>
        </table:table-row>
        <table:table-row table:style-name="ro1">
          <table:table-cell table:style-name="ce7" office:value-type="string">
            <text:p>(1) dan (2) </text:p>
          </table:table-cell>
          <table:table-cell table:number-columns-repeated="1023"/>
        </table:table-row>
        <table:table-row table:style-name="ro1">
          <table:table-cell table:style-name="ce7" office:value-type="string">
            <text:p>(2) dan (3) </text:p>
          </table:table-cell>
          <table:table-cell table:number-columns-repeated="1023"/>
        </table:table-row>
        <table:table-row table:style-name="ro1">
          <table:table-cell table:style-name="ce7" office:value-type="string">
            <text:p>(2) dan (4) </text:p>
          </table:table-cell>
          <table:table-cell table:number-columns-repeated="1023"/>
        </table:table-row>
        <table:table-row table:style-name="ro1">
          <table:table-cell table:style-name="ce7" office:value-type="string">
            <text:p>(3) dan (4) </text:p>
          </table:table-cell>
          <table:table-cell table:number-columns-repeated="1023"/>
        </table:table-row>
        <table:table-row table:style-name="ro1">
          <table:table-cell table:style-name="ce7" office:value-type="string">
            <text:p>(4) dan (5)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31. Kalimat berobjek terdapat pada ........</text:p>
          </table:table-cell>
          <table:table-cell table:number-columns-repeated="1023"/>
        </table:table-row>
        <table:table-row table:style-name="ro1">
          <table:table-cell table:style-name="ce7" office:value-type="string">
            <text:p>Bacaan populer masih dianaktirikan. </text:p>
          </table:table-cell>
          <table:table-cell table:number-columns-repeated="1023"/>
        </table:table-row>
        <table:table-row table:style-name="ro1">
          <table:table-cell table:style-name="ce7" office:value-type="string">
            <text:p>Tahun ini merupakan tahun keberuntungan Indonesi</text:p>
          </table:table-cell>
          <table:table-cell table:number-columns-repeated="1023"/>
        </table:table-row>
        <table:table-row table:style-name="ro1">
          <table:table-cell table:style-name="ce7" office:value-type="string">
            <text:p>Pemerintah mengecam pengunjuk rasa yang berdemonstrasi. </text:p>
          </table:table-cell>
          <table:table-cell table:number-columns-repeated="1023"/>
        </table:table-row>
        <table:table-row table:style-name="ro1">
          <table:table-cell table:style-name="ce7" office:value-type="string">
            <text:p>Negara kesatuan Republik Indonesia berdasarkan Pancasil</text:p>
          </table:table-cell>
          <table:table-cell table:number-columns-repeated="1023"/>
        </table:table-row>
        <table:table-row table:style-name="ro1">
          <table:table-cell table:style-name="ce7" office:value-type="string">
            <text:p>Setiap malam adik belajar bahasa Inggris.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32. Kalimat berpelengkap terdapat dalam ........</text:p>
          </table:table-cell>
          <table:table-cell table:number-columns-repeated="1023"/>
        </table:table-row>
        <table:table-row table:style-name="ro1">
          <table:table-cell table:style-name="ce7" office:value-type="string">
            <text:p>Kami menyudahi pembicaraan setelah lama berdebat. </text:p>
          </table:table-cell>
          <table:table-cell table:number-columns-repeated="1023"/>
        </table:table-row>
        <table:table-row table:style-name="ro1">
          <table:table-cell table:style-name="ce7" office:value-type="string">
            <text:p>Pohon duren di depan rumahku banyak buahny</text:p>
          </table:table-cell>
          <table:table-cell table:number-columns-repeated="1023"/>
        </table:table-row>
        <table:table-row table:style-name="ro1">
          <table:table-cell table:style-name="ce7" office:value-type="string">
            <text:p>Sepasang kekasih berpegangan tangan dengan mesr</text:p>
          </table:table-cell>
          <table:table-cell table:number-columns-repeated="1023"/>
        </table:table-row>
        <table:table-row table:style-name="ro1">
          <table:table-cell table:style-name="ce7" office:value-type="string">
            <text:p>Silakan saudara duduk di kursi nomor dua dari depan. </text:p>
          </table:table-cell>
          <table:table-cell table:number-columns-repeated="1023"/>
        </table:table-row>
        <table:table-row table:style-name="ro1">
          <table:table-cell table:style-name="ce7" office:value-type="string">
            <text:p>Stasiun televisi swasta menayangkan iklan promosi dan layanan masyarakat.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33. Kalimat berikut yang termasuk kalimat majemuk setara (koordinatif) adalah ........</text:p>
          </table:table-cell>
          <table:table-cell table:number-columns-repeated="1023"/>
        </table:table-row>
        <table:table-row table:style-name="ro1">
          <table:table-cell table:style-name="ce7" office:value-type="string">
            <text:p>Kami akan datang jika ada suatu undangan dan tugas dari kepala sekolah. </text:p>
          </table:table-cell>
          <table:table-cell table:number-columns-repeated="1023"/>
        </table:table-row>
        <table:table-row table:style-name="ro1">
          <table:table-cell table:style-name="ce7" office:value-type="string">
            <text:p>Mereka tidak mengakui perbuatannya karena tidak ingin namanya tercemar. </text:p>
          </table:table-cell>
          <table:table-cell table:number-columns-repeated="1023"/>
        </table:table-row>
        <table:table-row table:style-name="ro1">
          <table:table-cell table:style-name="ce7" office:value-type="string">
            <text:p>Gadis itu sangat cerdas, parasnya cantik, dan disenangi teman-temanny</text:p>
          </table:table-cell>
          <table:table-cell table:number-columns-repeated="1023"/>
        </table:table-row>
        <table:table-row table:style-name="ro1">
          <table:table-cell table:style-name="ce7" office:value-type="string">
            <text:p>Gemuruh mempercepat hari menjadi gelap sehingga membuat pekerjaannya tidak selesai. </text:p>
          </table:table-cell>
          <table:table-cell table:number-columns-repeated="1023"/>
        </table:table-row>
        <table:table-row table:style-name="ro1">
          <table:table-cell table:style-name="ce7" office:value-type="string">
            <text:p>Orang yang kemarin datang ditangkap polisi karena kasus penipuan.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34. Gubernur DKI mengimbau warga dan aparat-pemda agar meningkatkan kewaspadaan. Klausa bawahan (anak kalimat) dari kalimat majemuk bertingkat di atas adalah ........ </text:p>
          </table:table-cell>
          <table:table-cell table:number-columns-repeated="1023"/>
        </table:table-row>
        <table:table-row table:style-name="ro1">
          <table:table-cell table:style-name="ce7" office:value-type="string">
            <text:p>Gubernur DKI mengimbau warga </text:p>
          </table:table-cell>
          <table:table-cell table:number-columns-repeated="1023"/>
        </table:table-row>
        <table:table-row table:style-name="ro1">
          <table:table-cell table:style-name="ce7" office:value-type="string">
            <text:p>Gubernur DKI mengimbau aparat pemda </text:p>
          </table:table-cell>
          <table:table-cell table:number-columns-repeated="1023"/>
        </table:table-row>
        <table:table-row table:style-name="ro1">
          <table:table-cell table:style-name="ce7" office:value-type="string">
            <text:p>warga meningkatkan kewaspadaan </text:p>
          </table:table-cell>
          <table:table-cell table:number-columns-repeated="1023"/>
        </table:table-row>
        <table:table-row table:style-name="ro1">
          <table:table-cell table:style-name="ce7" office:value-type="string">
            <text:p>aparat pemda harus waspad</text:p>
          </table:table-cell>
          <table:table-cell table:number-columns-repeated="1023"/>
        </table:table-row>
        <table:table-row table:style-name="ro1">
          <table:table-cell table:style-name="ce7" office:value-type="string">
            <text:p>agar meningkatkan kewaspadaan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35. Ibunya menjahit ketika anaknya belajar di kamar. Kalimat yang berpola sama dengan kalimat di atas adalah ........ </text:p>
          </table:table-cell>
          <table:table-cell table:number-columns-repeated="1023"/>
        </table:table-row>
        <table:table-row table:style-name="ro1">
          <table:table-cell table:style-name="ce7" office:value-type="string">
            <text:p>Ayahnya datang ketika ibu ke pasar. </text:p>
          </table:table-cell>
          <table:table-cell table:number-columns-repeated="1023"/>
        </table:table-row>
        <table:table-row table:style-name="ro1">
          <table:table-cell table:style-name="ce7" office:value-type="string">
            <text:p>Dokter itu menceritakan bahwa pasiennya berobat jalan. </text:p>
          </table:table-cell>
          <table:table-cell table:number-columns-repeated="1023"/>
        </table:table-row>
        <table:table-row table:style-name="ro1">
          <table:table-cell table:style-name="ce7" office:value-type="string">
            <text:p>Dokter itu menceritakan bahwa pasiennya sedang sakit keras. </text:p>
          </table:table-cell>
          <table:table-cell table:number-columns-repeated="1023"/>
        </table:table-row>
        <table:table-row table:style-name="ro1">
          <table:table-cell table:style-name="ce7" office:value-type="string">
            <text:p>Ibu anak itu berdagang saat suaminya berlayar ke luar negeri. </text:p>
          </table:table-cell>
          <table:table-cell table:number-columns-repeated="1023"/>
        </table:table-row>
        <table:table-row table:style-name="ro1">
          <table:table-cell table:style-name="ce7" office:value-type="string">
            <text:p>Murid itu berkata bahwa temannya sedang makan di kantin. </text:p>
          </table:table-cell>
          <table:table-cell table:number-columns-repeated="1023"/>
        </table:table-row>
        <table:table-row table:style-name="ro1">
          <table:table-cell table:style-name="ce7" office:value-type="string">
            <text:p>Ans: d </text:p>
          </table:table-cell>
          <table:table-cell table:number-columns-repeated="1023"/>
        </table:table-row>
        <table:table-row table:style-name="ro1">
          <table:table-cell table:style-name="ce7" office:value-type="string">
            <text:p>36. Kalimat majemuk yang memiliki klausa setara dan bertingkat adalah ........</text:p>
          </table:table-cell>
          <table:table-cell table:number-columns-repeated="1023"/>
        </table:table-row>
        <table:table-row table:style-name="ro1">
          <table:table-cell table:style-name="ce7" office:value-type="string">
            <text:p>Bajunya sangat bagus dan terbuat dari bahan-bahan sutra halus pul</text:p>
          </table:table-cell>
          <table:table-cell table:number-columns-repeated="1023"/>
        </table:table-row>
        <table:table-row table:style-name="ro1">
          <table:table-cell table:style-name="ce7" office:value-type="string">
            <text:p>Penyakit orang itu sangat mudah menular atau tidak membahayakan orang di sekitarny</text:p>
          </table:table-cell>
          <table:table-cell table:number-columns-repeated="1023"/>
        </table:table-row>
        <table:table-row table:style-name="ro1">
          <table:table-cell table:style-name="ce7" office:value-type="string">
            <text:p>Dia tidak ada di rumah ketika kami datang dan akan menyampaikan berita duka itu. </text:p>
          </table:table-cell>
          <table:table-cell table:number-columns-repeated="1023"/>
        </table:table-row>
        <table:table-row table:style-name="ro1">
          <table:table-cell table:style-name="ce7" office:value-type="string">
            <text:p>Mereka belajar matematika atau belajar kimia dan fisika di bimbingan belajar itu. </text:p>
          </table:table-cell>
          <table:table-cell table:number-columns-repeated="1023"/>
        </table:table-row>
        <table:table-row table:style-name="ro1">
          <table:table-cell table:style-name="ce7" office:value-type="string">
            <text:p>Orang itu memberikan sumbangan untuk sekolah, tetapi dia menentukan kegunaan sumbangan itu.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38. Bacalah iklam lowongan kerja dengan cepat! Berdasarkan iklan lowongan kerja tersebut, kalimat pembuka surat lamaran pekerjaan yang tepat adalah ........ </text:p>
          </table:table-cell>
          <table:table-cell table:number-columns-repeated="1023"/>
        </table:table-row>
        <table:table-row table:style-name="ro1">
          <table:table-cell table:style-name="ce7" office:value-type="string">
            <text:p>Berdasarkan iklan Kompas, Sabtu, 13 Juli 2002, yang memuat pengumuman tentangdibutuhkannya guru SLTP bidang studi Biologi, saya yang bertanda tangan di bawahini:....</text:p>
          </table:table-cell>
          <table:table-cell table:number-columns-repeated="1023"/>
        </table:table-row>
        <table:table-row table:style-name="ro1">
          <table:table-cell table:style-name="ce7" office:value-type="string">
            <text:p>Berdasarkan iklan Kompas, Sabtu, 13 Juli 2002, yang memuat pengumuman tentangdibutuhkannya guru SLTP bidang studi Biologi, maka saya mengajukan lamaranpekerjaan dan semoga diterima.</text:p>
          </table:table-cell>
          <table:table-cell table:number-columns-repeated="1023"/>
        </table:table-row>
        <table:table-row table:style-name="ro1">
          <table:table-cell table:style-name="ce7" office:value-type="string">
            <text:p>Berdasarkan iklan Kompas, Sabtu, 13 Juli 2002, yang memuat pengumuman tentangdibutuhkannya guru SLTP bidang studi Biologi, maka saya mengajukan lamaran.</text:p>
          </table:table-cell>
          <table:table-cell table:number-columns-repeated="1023"/>
        </table:table-row>
        <table:table-row table:style-name="ro1">
          <table:table-cell table:style-name="ce7" office:value-type="string">
            <text:p>Berdasarkan iklan Kompas, Sabtu, 13 Juli 2002, yang memuat pengumuman tentangdibutuhkannya guru SLTP bidang studi Biologi, dengan ini kami menyerahkan lamarankerja.</text:p>
          </table:table-cell>
          <table:table-cell table:number-columns-repeated="1023"/>
        </table:table-row>
        <table:table-row table:style-name="ro1">
          <table:table-cell table:style-name="ce7" office:value-type="string">
            <text:p>Bedasarkan iklan Kompas, Sabtu 13 Juli 2002, yang memuat pengumuman tentangdibutuhkannya guru SLTP, kami mengajukan permohonan untuk diterima menjadi stafBapak.</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39. Dengan hormat,Bersama ini saya, Masih Ankarya, 23 tahun, lulusan D2 Akuntansi tahun 1994,mengajukan lamaran sebagai ........ <text:s/>Pembuka surat lamaran pekerjaan di atas kurang tepat, perbaikannya adalah ........</text:p>
          </table:table-cell>
          <table:table-cell table:number-columns-repeated="1023"/>
        </table:table-row>
        <table:table-row table:style-name="ro1">
          <table:table-cell table:style-name="ce7" office:value-type="string">
            <text:p>kata bersama ditambahkan dengan surat</text:p>
          </table:table-cell>
          <table:table-cell table:number-columns-repeated="1023"/>
        </table:table-row>
        <table:table-row table:style-name="ro1">
          <table:table-cell table:style-name="ce7" office:value-type="string">
            <text:p>kata bersama diganti dengan melalui</text:p>
          </table:table-cell>
          <table:table-cell table:number-columns-repeated="1023"/>
        </table:table-row>
        <table:table-row table:style-name="ro1">
          <table:table-cell table:style-name="ce7" office:value-type="string">
            <text:p>kata bersama diganti dengan yang bertanda tangan </text:p>
          </table:table-cell>
          <table:table-cell table:number-columns-repeated="1023"/>
        </table:table-row>
        <table:table-row table:style-name="ro1">
          <table:table-cell table:style-name="ce7" office:value-type="string">
            <text:p>kata bersama diubah menjadi dengan </text:p>
          </table:table-cell>
          <table:table-cell table:number-columns-repeated="1023"/>
        </table:table-row>
        <table:table-row table:style-name="ro1">
          <table:table-cell table:style-name="ce7" office:value-type="string">
            <text:p>kata bersama diganti dengan tersebut. </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40. Penulisan alamat surat yang benar adalah ........</text:p>
          </table:table-cell>
          <table:table-cell table:number-columns-repeated="1023"/>
        </table:table-row>
        <table:table-row table:style-name="ro1">
          <table:table-cell table:style-name="ce7" office:value-type="string">
            <text:p>Kepada Personalia PT TelkomJl. Jenderal Gatot Subroto no. 5. Jakarta Pusat</text:p>
          </table:table-cell>
          <table:table-cell table:number-columns-repeated="1023"/>
        </table:table-row>
        <table:table-row table:style-name="ro1">
          <table:table-cell table:style-name="ce7" office:value-type="string">
            <text:p>Yth. Personalia PT IndosatJalan Jenderal Sudirman Kaveling 3Jakarta Selatan</text:p>
          </table:table-cell>
          <table:table-cell table:number-columns-repeated="1023"/>
        </table:table-row>
        <table:table-row table:style-name="ro1">
          <table:table-cell table:style-name="ce7" office:value-type="string">
            <text:p>Yth. Bapak Personalia CV NurwanaJln. M.T. Haryono 15Jakarta Selatan.</text:p>
          </table:table-cell>
          <table:table-cell table:number-columns-repeated="1023"/>
        </table:table-row>
        <table:table-row table:style-name="ro1">
          <table:table-cell table:style-name="ce7" office:value-type="string">
            <text:p>Kepada Yth. Biro Personalia PT Indo SuksesJalan Dewi Sartika 22Jakarta Timur.</text:p>
          </table:table-cell>
          <table:table-cell table:number-columns-repeated="1023"/>
        </table:table-row>
        <table:table-row table:style-name="ro1">
          <table:table-cell table:style-name="ce7" office:value-type="string">
            <text:p>Kepada Yth. HRD P.T. Bulan SemestaJl. Bekasi Raya 5Jakarta Timur.</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41. Seorang Kepala Sekolah SMU 200 menugasi pembina OSIS SMU 200 untukmempersiapkan acara penyambutan walikota ke sekolah tersebut pada tanggal 2 Mei2003.Kalimat isi memo yang sesuai dengan ilustrasi tersebut adalah ........</text:p>
          </table:table-cell>
          <table:table-cell table:number-columns-repeated="1023"/>
        </table:table-row>
        <table:table-row table:style-name="ro1">
          <table:table-cell table:style-name="ce7" office:value-type="string">
            <text:p>Sudi kiranya Bapak mempersiapkan acara penyambutan walikota tanggal 2 Mei 2003.</text:p>
          </table:table-cell>
          <table:table-cell table:number-columns-repeated="1023"/>
        </table:table-row>
        <table:table-row table:style-name="ro1">
          <table:table-cell table:style-name="ce7" office:value-type="string">
            <text:p>Atur acara penyambutan walikota, jangan sampai memalukan sekolah kita tanggal 2Mei 2003.</text:p>
          </table:table-cell>
          <table:table-cell table:number-columns-repeated="1023"/>
        </table:table-row>
        <table:table-row table:style-name="ro1">
          <table:table-cell table:style-name="ce7" office:value-type="string">
            <text:p>Segera persiapkan acara penyambutan walikota di sekolah ini, tanggal 2 Mei 2003.</text:p>
          </table:table-cell>
          <table:table-cell table:number-columns-repeated="1023"/>
        </table:table-row>
        <table:table-row table:style-name="ro1">
          <table:table-cell table:style-name="ce7" office:value-type="string">
            <text:p>Bapak persiapkanlah acara penyambutan walikota yang tidak lama lagi, yaitu tanggal2 Mei 2003.</text:p>
          </table:table-cell>
          <table:table-cell table:number-columns-repeated="1023"/>
        </table:table-row>
        <table:table-row table:style-name="ro1">
          <table:table-cell table:style-name="ce7" office:value-type="string">
            <text:p>Saya mohon sungguh-sungguh agar Bapak persiapkan acara penyambutan walikotatanggal 2 Mei 2003.</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42. Mari kita jaga kebersihan dan kita peduli akan lingkungan. Menjaga kebersihanberarti memperhatikan kesehatan. Jika kita sehat, kita akan menjadi kuat.Kalimat poster yang tepat berdasarkan ilustrasi di atas adalah ........</text:p>
          </table:table-cell>
          <table:table-cell table:number-columns-repeated="1023"/>
        </table:table-row>
        <table:table-row table:style-name="ro1">
          <table:table-cell table:style-name="ce7" office:value-type="string">
            <text:p>Hidupku adalah kesehatan, kurangi merokok.</text:p>
          </table:table-cell>
          <table:table-cell table:number-columns-repeated="1023"/>
        </table:table-row>
        <table:table-row table:style-name="ro1">
          <table:table-cell table:style-name="ce7" office:value-type="string">
            <text:p>Biasakan hidup bersih! Lingkungan bersih dan sehat, kita kuat.</text:p>
          </table:table-cell>
          <table:table-cell table:number-columns-repeated="1023"/>
        </table:table-row>
        <table:table-row table:style-name="ro1">
          <table:table-cell table:style-name="ce7" office:value-type="string">
            <text:p>Ayo cinta lingkungan. Kita galang kekuatan.</text:p>
          </table:table-cell>
          <table:table-cell table:number-columns-repeated="1023"/>
        </table:table-row>
        <table:table-row table:style-name="ro1">
          <table:table-cell table:style-name="ce7" office:value-type="string">
            <text:p>Kembalikan lingkungan, cintai kebersihan, kembangkan kekuatan.</text:p>
          </table:table-cell>
          <table:table-cell table:number-columns-repeated="1023"/>
        </table:table-row>
        <table:table-row table:style-name="ro1">
          <table:table-cell table:style-name="ce7" office:value-type="string">
            <text:p>Upayakan mencintai kesehatan dan menjaga kebersihan.</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43. Ada dua macam sarana pendidikan, yaitu pendidikan formal dan pendidikan nonformal. Pendidikan formal memiliki standar kurikulum yang sudah ditentukan oleh pemerintah, seperti SD, SLTP, SMU/SMK dan lain sebagainyPendidikan nonformal yang lebih dikenal dengan pendidikan luar sekolah seperti kursus-kursus, biasanya menyusun kurikulum sendiri yang disesuaikan dengan kebutuhan dan kebijakan lembaga yang bersangkutan. Paragraf tersebut menggunakan pola pengembangan eksposisi berjenis ........ </text:p>
          </table:table-cell>
          <table:table-cell table:number-columns-repeated="1023"/>
        </table:table-row>
        <table:table-row table:style-name="ro1">
          <table:table-cell table:style-name="ce7" office:value-type="string">
            <text:p>analisis </text:p>
          </table:table-cell>
          <table:table-cell table:number-columns-repeated="1023"/>
        </table:table-row>
        <table:table-row table:style-name="ro1">
          <table:table-cell table:style-name="ce7" office:value-type="string">
            <text:p>identifikasi </text:p>
          </table:table-cell>
          <table:table-cell table:number-columns-repeated="1023"/>
        </table:table-row>
        <table:table-row table:style-name="ro1">
          <table:table-cell table:style-name="ce7" office:value-type="string">
            <text:p>ilustrasi </text:p>
          </table:table-cell>
          <table:table-cell table:number-columns-repeated="1023"/>
        </table:table-row>
        <table:table-row table:style-name="ro1">
          <table:table-cell table:style-name="ce7" office:value-type="string">
            <text:p>definisi </text:p>
          </table:table-cell>
          <table:table-cell table:number-columns-repeated="1023"/>
        </table:table-row>
        <table:table-row table:style-name="ro1">
          <table:table-cell table:style-name="ce7" office:value-type="string">
            <text:p>klasifikasi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44. PU : Semua siswa SMU yang melanjutkan ke perguruan tinggi negeri harus lulus SPMPK : Anto siswa yang melanjutkan ke perguruan tinggi negeri. K : ........ | Simpulan yang tepat dalam silogisme tersebut adalah ........</text:p>
          </table:table-cell>
          <table:table-cell table:number-columns-repeated="1023"/>
        </table:table-row>
        <table:table-row table:style-name="ro1">
          <table:table-cell table:style-name="ce7" office:value-type="string">
            <text:p>Anto ingin kuliah karena ia siswa SMU.</text:p>
          </table:table-cell>
          <table:table-cell table:number-columns-repeated="1023"/>
        </table:table-row>
        <table:table-row table:style-name="ro1">
          <table:table-cell table:style-name="ce7" office:value-type="string">
            <text:p>Siswa yang ingin kuliah harus mengikuti SPMB.</text:p>
          </table:table-cell>
          <table:table-cell table:number-columns-repeated="1023"/>
        </table:table-row>
        <table:table-row table:style-name="ro1">
          <table:table-cell table:style-name="ce7" office:value-type="string">
            <text:p>Anto harus lulus SPMB.</text:p>
          </table:table-cell>
          <table:table-cell table:number-columns-repeated="1023"/>
        </table:table-row>
        <table:table-row table:style-name="ro1">
          <table:table-cell table:style-name="ce7" office:value-type="string">
            <text:p>Anto tamat SMU.</text:p>
          </table:table-cell>
          <table:table-cell table:number-columns-repeated="1023"/>
        </table:table-row>
        <table:table-row table:style-name="ro1">
          <table:table-cell table:style-name="ce7" office:value-type="string">
            <text:p>Anto akan mengikuti SPMB.</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45. Percabangan suatu bahasa proto menjadi dua bahasa baru atau lebih, serta tiap-tiapbahasa baru itu dapat bercabang pula dan seterusnya, dapat disamakan denganpercabangan sebatang pohon. Pada suatu waktu batang pohon tadi mengeluarkan cabang-cabang baru, tiap cabang kemudian bertunas dan bertumbuh menjadi cabang-cabangbaru. Cabang-cabang yang baru ini kemudian mengeluarkan ranting-ranting yang baru.Demikian seterusnyBegitu pula percabangan pada bahasa.Paragraf di atas menggunakan pola pengembangan ........</text:p>
          </table:table-cell>
          <table:table-cell table:number-columns-repeated="1023"/>
        </table:table-row>
        <table:table-row table:style-name="ro1">
          <table:table-cell table:style-name="ce7" office:value-type="string">
            <text:p>sebab-sebab</text:p>
          </table:table-cell>
          <table:table-cell table:number-columns-repeated="1023"/>
        </table:table-row>
        <table:table-row table:style-name="ro1">
          <table:table-cell table:style-name="ce7" office:value-type="string">
            <text:p>akibat-sebab</text:p>
          </table:table-cell>
          <table:table-cell table:number-columns-repeated="1023"/>
        </table:table-row>
        <table:table-row table:style-name="ro1">
          <table:table-cell table:style-name="ce7" office:value-type="string">
            <text:p>generalisasi</text:p>
          </table:table-cell>
          <table:table-cell table:number-columns-repeated="1023"/>
        </table:table-row>
        <table:table-row table:style-name="ro1">
          <table:table-cell table:style-name="ce7" office:value-type="string">
            <text:p>analogi</text:p>
          </table:table-cell>
          <table:table-cell table:number-columns-repeated="1023"/>
        </table:table-row>
        <table:table-row table:style-name="ro1">
          <table:table-cell table:style-name="ce7" office:value-type="string">
            <text:p>proses</text:p>
          </table:table-cell>
          <table:table-cell table:number-columns-repeated="1023"/>
        </table:table-row>
        <table:table-row table:style-name="ro1">
          <table:table-cell table:style-name="ce7" office:value-type="string">
            <text:p>Ans: d </text:p>
          </table:table-cell>
          <table:table-cell table:number-columns-repeated="1023"/>
        </table:table-row>
        <table:table-row table:style-name="ro1">
          <table:table-cell table:style-name="ce7" office:value-type="string">
            <text:p>46. Penulis menyadari bahwa karya tulis ini masih jauh dari sempurnOleh karena itu,penulis mengharapkan kritik dan saran yang membangun dari semua pihak.Bagian karya tulis di atas terdapat pada bagian ........</text:p>
          </table:table-cell>
          <table:table-cell table:number-columns-repeated="1023"/>
        </table:table-row>
        <table:table-row table:style-name="ro1">
          <table:table-cell table:style-name="ce7" office:value-type="string">
            <text:p>saran</text:p>
          </table:table-cell>
          <table:table-cell table:number-columns-repeated="1023"/>
        </table:table-row>
        <table:table-row table:style-name="ro1">
          <table:table-cell table:style-name="ce7" office:value-type="string">
            <text:p>simpulan</text:p>
          </table:table-cell>
          <table:table-cell table:number-columns-repeated="1023"/>
        </table:table-row>
        <table:table-row table:style-name="ro1">
          <table:table-cell table:style-name="ce7" office:value-type="string">
            <text:p>isi </text:p>
          </table:table-cell>
          <table:table-cell table:number-columns-repeated="1023"/>
        </table:table-row>
        <table:table-row table:style-name="ro1">
          <table:table-cell table:style-name="ce7" office:value-type="string">
            <text:p>pendahuluan </text:p>
          </table:table-cell>
          <table:table-cell table:number-columns-repeated="1023"/>
        </table:table-row>
        <table:table-row table:style-name="ro1">
          <table:table-cell table:style-name="ce7" office:value-type="string">
            <text:p>kata pengantar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47. Saudara, saudara... pada peringatan Hari Anak Nasional ini, kami mengharap agarsemua jajaran yang ada di kota ini ikut peduli terhadap hak anak. Anak tanpa bimbinganorang tua akan tumbuh menjadi liar dan pribadinya tak akan terbentuk dengan baik. Olehkarena itu, kami mengajak warga masyarakat, mulai dari tingkat keluarga, masyarakat,sekolah, dan lembaga lembaga lainnya untuk ambil bagian dalam memberdayakanpotensi anak menjadi generasi yang siap bersaing di tingkat global.Isi penggalan pidato di atas berupa ........</text:p>
          </table:table-cell>
          <table:table-cell table:number-columns-repeated="1023"/>
        </table:table-row>
        <table:table-row table:style-name="ro1">
          <table:table-cell table:style-name="ce7" office:value-type="string">
            <text:p>paparan</text:p>
          </table:table-cell>
          <table:table-cell table:number-columns-repeated="1023"/>
        </table:table-row>
        <table:table-row table:style-name="ro1">
          <table:table-cell table:style-name="ce7" office:value-type="string">
            <text:p>lukisan</text:p>
          </table:table-cell>
          <table:table-cell table:number-columns-repeated="1023"/>
        </table:table-row>
        <table:table-row table:style-name="ro1">
          <table:table-cell table:style-name="ce7" office:value-type="string">
            <text:p>alasan</text:p>
          </table:table-cell>
          <table:table-cell table:number-columns-repeated="1023"/>
        </table:table-row>
        <table:table-row table:style-name="ro1">
          <table:table-cell table:style-name="ce7" office:value-type="string">
            <text:p>imbauan</text:p>
          </table:table-cell>
          <table:table-cell table:number-columns-repeated="1023"/>
        </table:table-row>
        <table:table-row table:style-name="ro1">
          <table:table-cell table:style-name="ce7" office:value-type="string">
            <text:p>ulasan</text:p>
          </table:table-cell>
          <table:table-cell table:number-columns-repeated="1023"/>
        </table:table-row>
        <table:table-row table:style-name="ro1">
          <table:table-cell table:style-name="ce7" office:value-type="string">
            <text:p>Ans: d </text:p>
          </table:table-cell>
          <table:table-cell table:number-columns-repeated="1023"/>
        </table:table-row>
        <table:table-row table:style-name="ro1">
          <table:table-cell table:style-name="ce7" office:value-type="string">
            <text:p>48. (1) Bukan cuma pemerintah yang perlu berfikir tentang masalah pendidikan. (2)Masyarakat pun diharapkan berperan sert(3) Karena, pendidikan adalah tanggungjawab kita semu(4) Peningkatan kecerdasan bangsa merupakan cita-cita bangs(5)Hal ini jelas terdapat dalam undang-undang negara kita.Kalimat yang menggunakan kata tidak baku adalah kalimat nomor ........</text:p>
          </table:table-cell>
          <table:table-cell table:number-columns-repeated="1023"/>
        </table:table-row>
        <table:table-row table:style-name="ro1">
          <table:table-cell table:style-name="ce7" office:value-type="float" office:value="-1">
            <text:p>-1</text:p>
          </table:table-cell>
          <table:table-cell table:number-columns-repeated="1023"/>
        </table:table-row>
        <table:table-row table:style-name="ro1">
          <table:table-cell table:style-name="ce7" office:value-type="float" office:value="-2">
            <text:p>-2</text:p>
          </table:table-cell>
          <table:table-cell table:number-columns-repeated="1023"/>
        </table:table-row>
        <table:table-row table:style-name="ro1">
          <table:table-cell table:style-name="ce7" office:value-type="float" office:value="-3">
            <text:p>-3</text:p>
          </table:table-cell>
          <table:table-cell table:number-columns-repeated="1023"/>
        </table:table-row>
        <table:table-row table:style-name="ro1">
          <table:table-cell table:style-name="ce7" office:value-type="float" office:value="-4">
            <text:p>-4</text:p>
          </table:table-cell>
          <table:table-cell table:number-columns-repeated="1023"/>
        </table:table-row>
        <table:table-row table:style-name="ro1">
          <table:table-cell table:style-name="ce7" office:value-type="float" office:value="-5">
            <text:p>-5</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49. Penulisan judul karya tulis yang tepat terdapat pada ........</text:p>
          </table:table-cell>
          <table:table-cell table:number-columns-repeated="1023"/>
        </table:table-row>
        <table:table-row table:style-name="ro1">
          <table:table-cell table:style-name="ce7" office:value-type="string">
            <text:p>SUMBER ENERGI LISTRIK KINI DAN MASA YANG AKAN DATANG</text:p>
          </table:table-cell>
          <table:table-cell table:number-columns-repeated="1023"/>
        </table:table-row>
        <table:table-row table:style-name="ro1">
          <table:table-cell table:style-name="ce7" office:value-type="string">
            <text:p>SUMBER ENERGI LISTRIK KINI dan MASA yang AKAN DATANG</text:p>
          </table:table-cell>
          <table:table-cell table:number-columns-repeated="1023"/>
        </table:table-row>
        <table:table-row table:style-name="ro1">
          <table:table-cell table:style-name="ce7" office:value-type="string">
            <text:p>SUMBER ENERGI LISTRIK KINI dan MASA YANG AKAN DATANG</text:p>
          </table:table-cell>
          <table:table-cell table:number-columns-repeated="1023"/>
        </table:table-row>
        <table:table-row table:style-name="ro1">
          <table:table-cell table:style-name="ce7" office:value-type="string">
            <text:p>Sumber Energi Listrik Kini dan Masa yang Akan Datang</text:p>
          </table:table-cell>
          <table:table-cell table:number-columns-repeated="1023"/>
        </table:table-row>
        <table:table-row table:style-name="ro1">
          <table:table-cell table:style-name="ce7" office:value-type="string">
            <text:p>Sumber Energi Listrik Kini Dan Masa Yang Akan Datang</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50. Penulisan kata serapan yang tepat pada kalimat ........</text:p>
          </table:table-cell>
          <table:table-cell table:number-columns-repeated="1023"/>
        </table:table-row>
        <table:table-row table:style-name="ro1">
          <table:table-cell table:style-name="ce7" office:value-type="string">
            <text:p>Projek pembangunan jalan itu akan dilaksanakan setelah anggaran RAPBN disusun.</text:p>
          </table:table-cell>
          <table:table-cell table:number-columns-repeated="1023"/>
        </table:table-row>
        <table:table-row table:style-name="ro1">
          <table:table-cell table:style-name="ce7" office:value-type="string">
            <text:p>Kita harus mengikuti sistim yang berlaku sesuai dengan kebiasaan setempat.</text:p>
          </table:table-cell>
          <table:table-cell table:number-columns-repeated="1023"/>
        </table:table-row>
        <table:table-row table:style-name="ro1">
          <table:table-cell table:style-name="ce7" office:value-type="string">
            <text:p>Adik membeli obat di apotik yang buka selama dua puluh empat jam.</text:p>
          </table:table-cell>
          <table:table-cell table:number-columns-repeated="1023"/>
        </table:table-row>
        <table:table-row table:style-name="ro1">
          <table:table-cell table:style-name="ce7" office:value-type="string">
            <text:p>Kakak baru saja memperoleh ijazah sarjana dari universitas yang terkenal di kotaku. </text:p>
          </table:table-cell>
          <table:table-cell table:number-columns-repeated="1023"/>
        </table:table-row>
        <table:table-row table:style-name="ro1">
          <table:table-cell table:style-name="ce7" office:value-type="string">
            <text:p>Mintalah kwitansi pembelian barang sebagai bukti pembelian. </text:p>
          </table:table-cell>
          <table:table-cell table:number-columns-repeated="1023"/>
        </table:table-row>
        <table:table-row table:style-name="ro1">
          <table:table-cell table:style-name="ce7" office:value-type="string">
            <text:p>Ans: d </text:p>
          </table:table-cell>
          <table:table-cell table:number-columns-repeated="1023"/>
        </table:table-row>
        <table:table-row table:style-name="ro1">
          <table:table-cell table:style-name="ce7" office:value-type="string">
            <text:p>52. Penulisan nama yang diikuti gelar akademis yang tepat terdapat dalam kalimat ........</text:p>
          </table:table-cell>
          <table:table-cell table:number-columns-repeated="1023"/>
        </table:table-row>
        <table:table-row table:style-name="ro1">
          <table:table-cell table:style-name="ce7" office:value-type="string">
            <text:p>Kami akan berkonsultasi dengan Prof. ArmanPH</text:p>
          </table:table-cell>
          <table:table-cell table:number-columns-repeated="1023"/>
        </table:table-row>
        <table:table-row table:style-name="ro1">
          <table:table-cell table:style-name="ce7" office:value-type="string">
            <text:p>Drs. Sumijan, M.M selaku wali kota, mengadakan kunjungan mendadak. </text:p>
          </table:table-cell>
          <table:table-cell table:number-columns-repeated="1023"/>
        </table:table-row>
        <table:table-row table:style-name="ro1">
          <table:table-cell table:style-name="ce7" office:value-type="string">
            <text:p>Menurut Prof. Dr. NurpramanM.SC., penelitian tanpa izin itu tidak dibenarkan. </text:p>
          </table:table-cell>
          <table:table-cell table:number-columns-repeated="1023"/>
        </table:table-row>
        <table:table-row table:style-name="ro1">
          <table:table-cell table:style-name="ce7" office:value-type="string">
            <text:p>Keberadaan dr. Dekarwati.M.Kes. di puskesmas ini tidak asing lagi bagi masyarakat. </text:p>
          </table:table-cell>
          <table:table-cell table:number-columns-repeated="1023"/>
        </table:table-row>
        <table:table-row table:style-name="ro1">
          <table:table-cell table:style-name="ce7" office:value-type="string">
            <text:p>DrRahmat, M.Eakan mengadakan penelitian evaluasi pendidikan di kota ini.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53. Novel Salah Asuhan dikarang oleh Abdul Muis, seorang putra Minangkabau yang berkecimpung dalam dunia politik dan juga seorang wartawan. Banyak karya sastra yang ditulisnya, antara lain Pertemuan Jodoh (1993), Surapati (1950), Robert Anak Surapati (1953), dan cerita terjemahan: Tom Sawyer Anak Amerika, Sebatang Kara, dan Don Kisot . Unsur yang dominan dari penggalan resensi di atas adalah ........ </text:p>
          </table:table-cell>
          <table:table-cell table:number-columns-repeated="1023"/>
        </table:table-row>
        <table:table-row table:style-name="ro1">
          <table:table-cell table:style-name="ce7" office:value-type="string">
            <text:p>identitas buku </text:p>
          </table:table-cell>
          <table:table-cell table:number-columns-repeated="1023"/>
        </table:table-row>
        <table:table-row table:style-name="ro1">
          <table:table-cell table:style-name="ce7" office:value-type="string">
            <text:p>sinopsis cerita </text:p>
          </table:table-cell>
          <table:table-cell table:number-columns-repeated="1023"/>
        </table:table-row>
        <table:table-row table:style-name="ro1">
          <table:table-cell table:style-name="ce7" office:value-type="string">
            <text:p>Kebahasaan pengarang </text:p>
          </table:table-cell>
          <table:table-cell table:number-columns-repeated="1023"/>
        </table:table-row>
        <table:table-row table:style-name="ro1">
          <table:table-cell table:style-name="ce7" office:value-type="string">
            <text:p>keunggulan dan kelemahan </text:p>
          </table:table-cell>
          <table:table-cell table:number-columns-repeated="1023"/>
        </table:table-row>
        <table:table-row table:style-name="ro1">
          <table:table-cell table:style-name="ce7" office:value-type="string">
            <text:p>kepengarangan </text:p>
          </table:table-cell>
          <table:table-cell table:number-columns-repeated="1023"/>
        </table:table-row>
        <table:table-row table:style-name="ro1">
          <table:table-cell table:style-name="ce7" office:value-type="string">
            <text:p>Ans: e </text:p>
          </table:table-cell>
          <table:table-cell table:number-columns-repeated="1023"/>
        </table:table-row>
        <table:table-row table:style-name="ro1">
          <table:table-cell table:style-name="ce7" office:value-type="string">
            <text:p>54. Kang Lantip tersenyum. "Karena saya tidak percaya kepada sistem yang melahirkandan membesarkan penguasa yang begitu kejam seperti Stalin. Sama dengan tidak percayasaya kepada sistem yang melahirkan Hitler dan Mussolini. Dan sudah tentu, juga tidakpercaya kepada sistem yang melahirkan Amangkurat yang dengan kejamnya membunuhsantri-santri. Sistem-sistem seperti itu me-ngandung bibit-bibit kekerasan yang selaluakan mengambil korban ribuan orang yang tidak bersalah!! Saya terkejut mendengarsuaranyLantip, kakang saya, yang lemah lembut, sopan, penuh tata krama, dengansekali tebas membabat tiga sistem kekuasaan yang besar. (Para Priyayi, Umar Kayam:290) Amanat penggalan novel di atas adalah ...</text:p>
          </table:table-cell>
          <table:table-cell table:number-columns-repeated="1023"/>
        </table:table-row>
        <table:table-row table:style-name="ro1">
          <table:table-cell table:style-name="ce7" office:value-type="string">
            <text:p>Jangan berprasangka buruk terhadap seseorang.</text:p>
          </table:table-cell>
          <table:table-cell table:number-columns-repeated="1023"/>
        </table:table-row>
        <table:table-row table:style-name="ro1">
          <table:table-cell table:style-name="ce7" office:value-type="string">
            <text:p>Kita harus menghargai sikap dan pendapat seseorang</text:p>
          </table:table-cell>
          <table:table-cell table:number-columns-repeated="1023"/>
        </table:table-row>
        <table:table-row table:style-name="ro1">
          <table:table-cell table:style-name="ce7" office:value-type="string">
            <text:p>Setiap orang mempunyai kelebihan.</text:p>
          </table:table-cell>
          <table:table-cell table:number-columns-repeated="1023"/>
        </table:table-row>
        <table:table-row table:style-name="ro1">
          <table:table-cell table:style-name="ce7" office:value-type="string">
            <text:p>Kita harus percaya kepada seseorang.</text:p>
          </table:table-cell>
          <table:table-cell table:number-columns-repeated="1023"/>
        </table:table-row>
        <table:table-row table:style-name="ro1">
          <table:table-cell table:style-name="ce7" office:value-type="string">
            <text:p>Kekuasaan menghasilkan kesewenang-wenangan.</text:p>
          </table:table-cell>
          <table:table-cell table:number-columns-repeated="1023"/>
        </table:table-row>
        <table:table-row table:style-name="ro1">
          <table:table-cell table:style-name="ce7" office:value-type="string">
            <text:p>Ans: a </text:p>
          </table:table-cell>
          <table:table-cell table:number-columns-repeated="1023"/>
        </table:table-row>
        <table:table-row table:style-name="ro1">
          <table:table-cell table:style-name="ce7" office:value-type="string">
            <text:p>55. "Anak tukang cukur itu mau menikah. Nasibnya baik. Dia mendapatkan jodohseorang pegawai negeri. Siapa mengira, anak si tukang cukur, bisa mendapatkanjodohnya seorang pegawai kantoran."Sudut pandang yang digunakan pengarang dalam kutipan tersebut adalah ........</text:p>
          </table:table-cell>
          <table:table-cell table:number-columns-repeated="1023"/>
        </table:table-row>
        <table:table-row table:style-name="ro1">
          <table:table-cell table:style-name="ce7" office:value-type="string">
            <text:p>orang pertama sebagai tokoh utama</text:p>
          </table:table-cell>
          <table:table-cell table:number-columns-repeated="1023"/>
        </table:table-row>
        <table:table-row table:style-name="ro1">
          <table:table-cell table:style-name="ce7" office:value-type="string">
            <text:p>orang pertama sebagai tokoh sampingan</text:p>
          </table:table-cell>
          <table:table-cell table:number-columns-repeated="1023"/>
        </table:table-row>
        <table:table-row table:style-name="ro1">
          <table:table-cell table:style-name="ce7" office:value-type="string">
            <text:p>orang ketiga sebagai pencerita</text:p>
          </table:table-cell>
          <table:table-cell table:number-columns-repeated="1023"/>
        </table:table-row>
        <table:table-row table:style-name="ro1">
          <table:table-cell table:style-name="ce7" office:value-type="string">
            <text:p>orang pertama bukan tokoh utama</text:p>
          </table:table-cell>
          <table:table-cell table:number-columns-repeated="1023"/>
        </table:table-row>
        <table:table-row table:style-name="ro1">
          <table:table-cell table:style-name="ce7" office:value-type="string">
            <text:p>orang pertama dan ketiga</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56. Tina : Tuhan menakdirkan semua nasib manusia, kita hanya menjalani. Ibu : Nah, pikiran begitu itulah yang tak kusukai, kau sudah ditakdirkan Tuhan punya suami buta, tak adakah niatmu, tidak adakah usahamu untuk mengubah takdir itu? Sebab takdir itu baru jatuh setelah manusia berusahTina, kau bukan anakku jika kau tidak berani melawan takdir yang pahit. Tina : Aku sudah berusaha, Abas juga sudah berusaha, dan inilah hasilnyKami dapat membelanjai diri untuk hidup sehari-hari. Konflik yang terjadi antara tokoh Tina dan ibu didasari oleh ........</text:p>
          </table:table-cell>
          <table:table-cell table:number-columns-repeated="1023"/>
        </table:table-row>
        <table:table-row table:style-name="ro1">
          <table:table-cell table:style-name="ce7" office:value-type="string">
            <text:p>pandangan mengenai takdir </text:p>
          </table:table-cell>
          <table:table-cell table:number-columns-repeated="1023"/>
        </table:table-row>
        <table:table-row table:style-name="ro1">
          <table:table-cell table:style-name="ce7" office:value-type="string">
            <text:p>usaha melawan takdir </text:p>
          </table:table-cell>
          <table:table-cell table:number-columns-repeated="1023"/>
        </table:table-row>
        <table:table-row table:style-name="ro1">
          <table:table-cell table:style-name="ce7" office:value-type="string">
            <text:p>nasib merupakan takdir </text:p>
          </table:table-cell>
          <table:table-cell table:number-columns-repeated="1023"/>
        </table:table-row>
        <table:table-row table:style-name="ro1">
          <table:table-cell table:style-name="ce7" office:value-type="string">
            <text:p>perbedaan takdir manusia </text:p>
          </table:table-cell>
          <table:table-cell table:number-columns-repeated="1023"/>
        </table:table-row>
        <table:table-row table:style-name="ro1">
          <table:table-cell table:style-name="ce7" office:value-type="string">
            <text:p>pasrah menjalani takdir </text:p>
          </table:table-cell>
          <table:table-cell table:number-columns-repeated="1023"/>
        </table:table-row>
        <table:table-row table:style-name="ro1">
          <table:table-cell table:style-name="ce7" office:value-type="string">
            <text:p>Ans: d </text:p>
          </table:table-cell>
          <table:table-cell table:number-columns-repeated="1023"/>
        </table:table-row>
        <table:table-row table:style-name="ro1">
          <table:table-cell table:style-name="ce7" office:value-type="string">
            <text:p>57. "Aku tidak percaya! Aku tidak percaya, jika hanya oleh melompat-lompat dan berkejaran semalaman penuh. Aku tidak percaya itu. Aku mulai percaya desas-desus itu bahwa kau orang yang tamak. Orang yang kikir. Penghisap. Lintah darat. Inilah ganjarannya! Aku mulai percaya desas-desus itu, tentang dukun-dukun yang mengiluiluka sunatan anak-anak kitAku mulai yakin bahwa itu karena kesombonganmu,kekikiranmu, angkuhmu, dan tak mau tahu dengan merekAku yakin, mereka menaruhracun di pisau dukun-dukun itu." " (Panggilan Rasul, Hamzah rangka)Pendeskripsian watak tokoh "aku" yang digunakan pengarang dalam cerpen di atasmelalui ........</text:p>
          </table:table-cell>
          <table:table-cell table:number-columns-repeated="1023"/>
        </table:table-row>
        <table:table-row table:style-name="ro1">
          <table:table-cell table:style-name="ce7" office:value-type="string">
            <text:p>menguraikan watak tokoh </text:p>
          </table:table-cell>
          <table:table-cell table:number-columns-repeated="1023"/>
        </table:table-row>
        <table:table-row table:style-name="ro1">
          <table:table-cell table:style-name="ce7" office:value-type="string">
            <text:p>tanggapan tokoh lain </text:p>
          </table:table-cell>
          <table:table-cell table:number-columns-repeated="1023"/>
        </table:table-row>
        <table:table-row table:style-name="ro1">
          <table:table-cell table:style-name="ce7" office:value-type="string">
            <text:p>dialog antartokoh </text:p>
          </table:table-cell>
          <table:table-cell table:number-columns-repeated="1023"/>
        </table:table-row>
        <table:table-row table:style-name="ro1">
          <table:table-cell table:style-name="ce7" office:value-type="string">
            <text:p>lingkungan tokoh </text:p>
          </table:table-cell>
          <table:table-cell table:number-columns-repeated="1023"/>
        </table:table-row>
        <table:table-row table:style-name="ro1">
          <table:table-cell table:style-name="ce7" office:value-type="string">
            <text:p>lewat pikiran tokoh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58. Sedari mudaku aku di sini, bukan. Tak kuingat punya istri, punya anak, punya keluarga seperti orang-orang lain, tahu? Tak kupikirkan hidupku sendiri. Aku tak ingin jadi kaya, bikin rumah. Segala kehidupanku, lahir batin, kuserahkan kepada Allah Subhanahu wata'alTidak pernah aku menyusahkan orang lain. Lalat seekor aku enggan membunuhnyTapi kini aku dikatakan manusia terkutuk. Umpan nerakMarahkah Tuhan kalau itu yang kulakukan, sangkamu? Akan dikutuki-Nya aku kalau selama hidupku aku mengabdi kepada-Nya? Tak kupikirkan hari esokku, karena aku yakin Tuhan itu ada dan pengasih penyayang kepada umat-Nya yang tawakal. Aku bangun pagi-pagi. Aku bersuci. Aku pukul bedug membangunkan manusia dari tidurnya, supaya bersujud kepada-NyAku sembahyang setiap waktu, siang malam, pagi sorAku sebut-sebut nama-Nya selalu. Aku puji puji diAku baca kitab-NyAlhamdulillah, kataku bila aku menerima karunia-Ny(Robohnya Surau Kami: A.Navis) Nilai yang terkandung dalam cerpen di atas adalah ... </text:p>
          </table:table-cell>
          <table:table-cell table:number-columns-repeated="1023"/>
        </table:table-row>
        <table:table-row table:style-name="ro1">
          <table:table-cell table:style-name="ce7" office:value-type="string">
            <text:p>moral </text:p>
          </table:table-cell>
          <table:table-cell table:number-columns-repeated="1023"/>
        </table:table-row>
        <table:table-row table:style-name="ro1">
          <table:table-cell table:style-name="ce7" office:value-type="string">
            <text:p>sosial </text:p>
          </table:table-cell>
          <table:table-cell table:number-columns-repeated="1023"/>
        </table:table-row>
        <table:table-row table:style-name="ro1">
          <table:table-cell table:style-name="ce7" office:value-type="string">
            <text:p>agama </text:p>
          </table:table-cell>
          <table:table-cell table:number-columns-repeated="1023"/>
        </table:table-row>
        <table:table-row table:style-name="ro1">
          <table:table-cell table:style-name="ce7" office:value-type="string">
            <text:p>budaya </text:p>
          </table:table-cell>
          <table:table-cell table:number-columns-repeated="1023"/>
        </table:table-row>
        <table:table-row table:style-name="ro1">
          <table:table-cell table:style-name="ce7" office:value-type="string">
            <text:p>estetika </text:p>
          </table:table-cell>
          <table:table-cell table:number-columns-repeated="1023"/>
        </table:table-row>
        <table:table-row table:style-name="ro1">
          <table:table-cell table:style-name="ce7" office:value-type="string">
            <text:p>Ans: c </text:p>
          </table:table-cell>
          <table:table-cell table:number-columns-repeated="1023"/>
        </table:table-row>
        <table:table-row table:style-name="ro1">
          <table:table-cell table:style-name="ce7" office:value-type="string">
            <text:p>59. Perhatikan kutipan berikut :" ........Hai anakku, janganlah engkau beringin-ingin peperangan. Jikalau mudah sekalipun, ketahui bahwa segala perbuatan itu niscaya berbalas juMaka pelihara engkau kan akhir pekerjaan, bahwa bahaya itu terkejut datangnyMaka seyogianya engkau dari dahulu pelihara daripadanya dan perteguh olehmu barang kata yang keluar daripada mulutmu dengan akalmu. ("Hikayat Iskandar Zulkarnain" dalam Kesusasatraan Melayu Klasik sepanjang Abad karya Teuku Iskandar) Nilai-nilai yang terkandung dalam kutipan di atas adalah ........</text:p>
          </table:table-cell>
          <table:table-cell table:number-columns-repeated="1023"/>
        </table:table-row>
        <table:table-row table:style-name="ro1">
          <table:table-cell table:style-name="ce7" office:value-type="string">
            <text:p>Setiap orang hendaknya selalu menjaga persahabatan bukan permusuhan. </text:p>
          </table:table-cell>
          <table:table-cell table:number-columns-repeated="1023"/>
        </table:table-row>
        <table:table-row table:style-name="ro1">
          <table:table-cell table:style-name="ce7" office:value-type="string">
            <text:p>Setiap pekerjaan itu ada bahayanya maka berhati-hatilah dengan ucapan. </text:p>
          </table:table-cell>
          <table:table-cell table:number-columns-repeated="1023"/>
        </table:table-row>
        <table:table-row table:style-name="ro1">
          <table:table-cell table:style-name="ce7" office:value-type="string">
            <text:p>Setiap terjadi peperangan pasti akan timbul pembalasan. </text:p>
          </table:table-cell>
          <table:table-cell table:number-columns-repeated="1023"/>
        </table:table-row>
        <table:table-row table:style-name="ro1">
          <table:table-cell table:style-name="ce7" office:value-type="string">
            <text:p>Segala kata yang terucap harus dilandasi dengan emosi. </text:p>
          </table:table-cell>
          <table:table-cell table:number-columns-repeated="1023"/>
        </table:table-row>
        <table:table-row table:style-name="ro1">
          <table:table-cell table:style-name="ce7" office:value-type="string">
            <text:p>Segala ucap hendaknya dipikirkan bersama-sam</text:p>
          </table:table-cell>
          <table:table-cell table:number-columns-repeated="1023"/>
        </table:table-row>
        <table:table-row table:style-name="ro1">
          <table:table-cell table:style-name="ce7" office:value-type="string">
            <text:p>Ans: b </text:p>
          </table:table-cell>
          <table:table-cell table:number-columns-repeated="1023"/>
        </table:table-row>
        <table:table-row table:style-name="ro1">
          <table:table-cell table:style-name="ce7" office:value-type="string">
            <text:p>60. Tuhan Telah Menegurmu Tuhan telah menegurmu dengan cukup sopan lewat perut anak-anak yang kelaparan. Tuhan telah menegurmu dengan cukup sopan. lewat semayup suara adzan Tuhan telah menegurmu dengan cukup menahan kesabaran lewat gempa bumi yang berguncang deru angin yang meraung kencang hujan dan banjir yang melintang pukang. Adakah kau dengar? (Apip Mustopa) Puisi tersebut mengungkapkan ........ </text:p>
          </table:table-cell>
          <table:table-cell table:number-columns-repeated="1023"/>
        </table:table-row>
        <table:table-row table:style-name="ro1">
          <table:table-cell table:style-name="ce7" office:value-type="string">
            <text:p>manusia yang melupakan Tuhannya </text:p>
          </table:table-cell>
          <table:table-cell table:number-columns-repeated="1023"/>
        </table:table-row>
        <table:table-row table:style-name="ro1">
          <table:table-cell table:style-name="ce7" office:value-type="string">
            <text:p>Tuhan menegur manusia melalui bencana </text:p>
          </table:table-cell>
          <table:table-cell table:number-columns-repeated="1023"/>
        </table:table-row>
        <table:table-row table:style-name="ro1">
          <table:table-cell table:style-name="ce7" office:value-type="string">
            <text:p>teguran Tuhan ada yang ringan dan ada yang berat </text:p>
          </table:table-cell>
          <table:table-cell table:number-columns-repeated="1023"/>
        </table:table-row>
        <table:table-row table:style-name="ro1">
          <table:table-cell table:style-name="ce7" office:value-type="string">
            <text:p>manusia selalu ada dalam kasih sayang Tuhan </text:p>
          </table:table-cell>
          <table:table-cell table:number-columns-repeated="1023"/>
        </table:table-row>
        <table:table-row table:style-name="ro1">
          <table:table-cell table:style-name="ce7" office:value-type="string">
            <text:p>siksaan akan datang bagi orang yang melupakan </text:p>
          </table:table-cell>
          <table:table-cell table:number-columns-repeated="1023"/>
        </table:table-row>
        <table:table-row table:style-name="ro1">
          <table:table-cell table:style-name="ce7" office:value-type="string">
            <text:p>Ans: c</text:p>
          </table:table-cell>
          <table:table-cell table:number-columns-repeated="1023"/>
        </table:table-row>
        <table:table-row table:style-name="ro1" table:number-rows-repeated="2">
          <table:table-cell table:style-name="ce8"/>
          <table:table-cell table:number-columns-repeated="1023"/>
        </table:table-row>
        <table:table-row table:style-name="ro1" table:number-rows-repeated="1048167">
          <table:table-cell table:number-columns-repeated="1024"/>
        </table:table-row>
        <table:table-row table:style-name="ro1">
          <table:table-cell table:number-columns-repeated="1024"/>
        </table:table-row>
        <table:named-expressions>
          <table:named-range table:name="_xlnm._FilterDatabase" table:base-cell-address="$'ACAK KATA'.$A$1" table:cell-range-address="$'BHS INDO1'.$A$1:.$A$420"/>
        </table:named-expressions>
      </table:table>
      <table:table table:name="BHS INDO2" table:style-name="ta3" table:print="false">
        <office:forms form:automatic-focus="false" form:apply-design-mode="false"/>
        <table:table-column table:style-name="co16" table:visibility="collapse" table:default-cell-style-name="Excel_20_Built-in_20_Normal"/>
        <table:table-column table:style-name="co9" table:visibility="collapse"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9" table:number-columns-repeated="1016" table:default-cell-style-name="Excel_20_Built-in_20_Normal"/>
        <table:table-row table:style-name="ro1">
          <table:table-cell table:style-name="ce10" office:value-type="string">
            <text:p>1. Kata depan yang ditulis secara benar terdapat pada .... </text:p>
          </table:table-cell>
          <table:table-cell/>
          <table:table-cell table:formula="of:=OFFSET([.$A$1];COLUMNS([.$A1:.A1])-1+(ROWS([.$A$1:.$AMJ1])-1)*7;0)" office:value-type="string" office:string-value="1. Kata depan yang ditulis secara benar terdapat pada .... ">
            <text:p>1. Kata depan yang ditulis secara benar terdapat pada .... </text:p>
          </table:table-cell>
          <table:table-cell table:formula="of:=OFFSET([.$A$1];COLUMNS([.$A1:.B1])-1+(ROWS([.$A$1:.$AMJ1])-1)*7;0)" office:value-type="string" office:string-value="bersembunyi dibalik pintu">
            <text:p>bersembunyi dibalik pintu</text:p>
          </table:table-cell>
          <table:table-cell table:formula="of:=OFFSET([.$A$1];COLUMNS([.$A1:.C1])-1+(ROWS([.$A$1:.$AMJ1])-1)*7;0)" office:value-type="string" office:string-value="menjilat keatas">
            <text:p>menjilat keatas</text:p>
          </table:table-cell>
          <table:table-cell table:formula="of:=OFFSET([.$A$1];COLUMNS([.$A1:.D1])-1+(ROWS([.$A$1:.$AMJ1])-1)*7;0)" office:value-type="string" office:string-value="datang kemari ">
            <text:p>datang kemari </text:p>
          </table:table-cell>
          <table:table-cell table:formula="of:=OFFSET([.$A$1];COLUMNS([.$A1:.E1])-1+(ROWS([.$A$1:.$AMJ1])-1)*7;0)" office:value-type="string" office:string-value="pergi keluar negeri ">
            <text:p>pergi keluar negeri </text:p>
          </table:table-cell>
          <table:table-cell table:formula="of:=OFFSET([.$A$1];COLUMNS([.$A1:.F1])-1+(ROWS([.$A$1:.$AMJ1])-1)*7;0)" office:value-type="string" office:string-value="tertera dibawah ini ">
            <text:p>tertera dibawah ini </text:p>
          </table:table-cell>
          <table:table-cell table:formula="of:=OFFSET([.$A$1];COLUMNS([.$A1:.G1])-1+(ROWS([.$A$1:.$AMJ1])-1)*7;0)" office:value-type="string" office:string-value="Answer: c ">
            <text:p>Answer: c </text:p>
          </table:table-cell>
          <table:table-cell table:number-columns-repeated="1015"/>
        </table:table-row>
        <table:table-row table:style-name="ro1">
          <table:table-cell table:style-name="ce10" office:value-type="string">
            <text:p>bersembunyi dibalik pintu</text:p>
          </table:table-cell>
          <table:table-cell/>
          <table:table-cell table:formula="of:=OFFSET([.$A$1];COLUMNS([.$A2:.A2])-1+(ROWS([.$A$1:.$AMJ2])-1)*7;0)" office:value-type="string" office:string-value="2. Tanda hubung yang digunakan secara benar terdapat pada ">
            <text:p>2. Tanda hubung yang digunakan secara benar terdapat pada </text:p>
          </table:table-cell>
          <table:table-cell table:formula="of:=OFFSET([.$A$1];COLUMNS([.$A2:.B2])-1+(ROWS([.$A$1:.$AMJ2])-1)*7;0)" office:value-type="string" office:string-value="Adat sopan-santun">
            <text:p>Adat sopan-santun</text:p>
          </table:table-cell>
          <table:table-cell table:formula="of:=OFFSET([.$A$1];COLUMNS([.$A2:.C2])-1+(ROWS([.$A$1:.$AMJ2])-1)*7;0)" office:value-type="string" office:string-value="Muka merah-padam">
            <text:p>Muka merah-padam</text:p>
          </table:table-cell>
          <table:table-cell table:formula="of:=OFFSET([.$A$1];COLUMNS([.$A2:.D2])-1+(ROWS([.$A$1:.$AMJ2])-1)*7;0)" office:value-type="string" office:string-value="Kaum muda-belia ">
            <text:p>Kaum muda-belia </text:p>
          </table:table-cell>
          <table:table-cell table:formula="of:=OFFSET([.$A$1];COLUMNS([.$A2:.E2])-1+(ROWS([.$A$1:.$AMJ2])-1)*7;0)" office:value-type="string" office:string-value="Rumah porak-poranda">
            <text:p>Rumah porak-poranda</text:p>
          </table:table-cell>
          <table:table-cell table:formula="of:=OFFSET([.$A$1];COLUMNS([.$A2:.F2])-1+(ROWS([.$A$1:.$AMJ2])-1)*7;0)" office:value-type="string" office:string-value=" Penuh kasih-sayang ">
            <text:p><text:s/>Penuh kasih-sayang </text:p>
          </table:table-cell>
          <table:table-cell table:formula="of:=OFFSET([.$A$1];COLUMNS([.$A2:.G2])-1+(ROWS([.$A$1:.$AMJ2])-1)*7;0)" office:value-type="string" office:string-value="Answer: c ">
            <text:p>Answer: c </text:p>
          </table:table-cell>
          <table:table-cell table:number-columns-repeated="1015"/>
        </table:table-row>
        <table:table-row table:style-name="ro1">
          <table:table-cell table:style-name="ce10" office:value-type="string">
            <text:p>menjilat keatas</text:p>
          </table:table-cell>
          <table:table-cell/>
          <table:table-cell table:formula="of:=OFFSET([.$A$1];COLUMNS([.$A3:.A3])-1+(ROWS([.$A$1:.$AMJ3])-1)*7;0)" office:value-type="string" office:string-value="3. Tanda koma yang digunakan secara tepat terdapat pada ">
            <text:p>3. Tanda koma yang digunakan secara tepat terdapat pada </text:p>
          </table:table-cell>
          <table:table-cell table:formula="of:=OFFSET([.$A$1];COLUMNS([.$A3:.B3])-1+(ROWS([.$A$1:.$AMJ3])-1)*7;0)" office:value-type="string" office:string-value="Terdakwa menurut hakiM, terbukti bersalah.">
            <text:p>Terdakwa menurut hakiM, terbukti bersalah.</text:p>
          </table:table-cell>
          <table:table-cell table:formula="of:=OFFSET([.$A$1];COLUMNS([.$A3:.C3])-1+(ROWS([.$A$1:.$AMJ3])-1)*7;0)" office:value-type="string" office:string-value="Perusahaan itu bangkrut, karena ulah direktur utamanya.">
            <text:p>Perusahaan itu bangkrut, karena ulah direktur utamanya.</text:p>
          </table:table-cell>
          <table:table-cell table:formula="of:=OFFSET([.$A$1];COLUMNS([.$A3:.D3])-1+(ROWS([.$A$1:.$AMJ3])-1)*7;0)" office:value-type="string" office:string-value=" Dia belum berhasil, meskipun sudah bekerja keras. ">
            <text:p><text:s/>Dia belum berhasil, meskipun sudah bekerja keras. </text:p>
          </table:table-cell>
          <table:table-cell table:formula="of:=OFFSET([.$A$1];COLUMNS([.$A3:.E3])-1+(ROWS([.$A$1:.$AMJ3])-1)*7;0)" office:value-type="string" office:string-value="Jika tidak segera diberantas, peredaran narkoba akan semakin merajalela.">
            <text:p>Jika tidak segera diberantas, peredaran narkoba akan semakin merajalela.</text:p>
          </table:table-cell>
          <table:table-cell table:formula="of:=OFFSET([.$A$1];COLUMNS([.$A3:.F3])-1+(ROWS([.$A$1:.$AMJ3])-1)*7;0)" office:value-type="string" office:string-value=" Pengalaman hidup itu, guru yang baik. ">
            <text:p><text:s/>Pengalaman hidup itu, guru yang baik. </text:p>
          </table:table-cell>
          <table:table-cell table:formula="of:=OFFSET([.$A$1];COLUMNS([.$A3:.G3])-1+(ROWS([.$A$1:.$AMJ3])-1)*7;0)" office:value-type="string" office:string-value="Answer: d ">
            <text:p>Answer: d </text:p>
          </table:table-cell>
          <table:table-cell table:number-columns-repeated="1015"/>
        </table:table-row>
        <table:table-row table:style-name="ro1">
          <table:table-cell table:style-name="ce10" office:value-type="string">
            <text:p>datang kemari </text:p>
          </table:table-cell>
          <table:table-cell/>
          <table:table-cell table:formula="of:=OFFSET([.$A$1];COLUMNS([.$A4:.A4])-1+(ROWS([.$A$1:.$AMJ4])-1)*7;0)" office:value-type="string" office:string-value="4. Huruf kapital yang digunakan secara benar terdapat pada">
            <text:p>4. Huruf kapital yang digunakan secara benar terdapat pada</text:p>
          </table:table-cell>
          <table:table-cell table:formula="of:=OFFSET([.$A$1];COLUMNS([.$A4:.B4])-1+(ROWS([.$A$1:.$AMJ4])-1)*7;0)" office:value-type="string" office:string-value="Rancangan Undang-undang itu sedang dibahas.">
            <text:p>Rancangan Undang-undang itu sedang dibahas.</text:p>
          </table:table-cell>
          <table:table-cell table:formula="of:=OFFSET([.$A$1];COLUMNS([.$A4:.C4])-1+(ROWS([.$A$1:.$AMJ4])-1)*7;0)" office:value-type="string" office:string-value="Beberapa Sekolah Dasar di daerah terpencil kekurangan guru.">
            <text:p>Beberapa Sekolah Dasar di daerah terpencil kekurangan guru.</text:p>
          </table:table-cell>
          <table:table-cell table:formula="of:=OFFSET([.$A$1];COLUMNS([.$A4:.D4])-1+(ROWS([.$A$1:.$AMJ4])-1)*7;0)" office:value-type="string" office:string-value="Bahasa Indonesia ditetapkan sebagai Bahasa Negara dalam Undang-Undang Dasar kita.">
            <text:p>Bahasa Indonesia ditetapkan sebagai Bahasa Negara dalam Undang-Undang Dasar kita.</text:p>
          </table:table-cell>
          <table:table-cell table:formula="of:=OFFSET([.$A$1];COLUMNS([.$A4:.E4])-1+(ROWS([.$A$1:.$AMJ4])-1)*7;0)" office:value-type="string" office:string-value="Makalah berjudul ?Globalisasi dan Imperialisme?">
            <text:p>Makalah berjudul ?Globalisasi dan Imperialisme?</text:p>
          </table:table-cell>
          <table:table-cell table:formula="of:=OFFSET([.$A$1];COLUMNS([.$A4:.F4])-1+(ROWS([.$A$1:.$AMJ4])-1)*7;0)" office:value-type="string" office:string-value="Peng-Indonesiaan istilah asing perlu digalakkan. ">
            <text:p>Peng-Indonesiaan istilah asing perlu digalakkan. </text:p>
          </table:table-cell>
          <table:table-cell table:formula="of:=OFFSET([.$A$1];COLUMNS([.$A4:.G4])-1+(ROWS([.$A$1:.$AMJ4])-1)*7;0)" office:value-type="string" office:string-value="Answer: a ">
            <text:p>Answer: a </text:p>
          </table:table-cell>
          <table:table-cell table:number-columns-repeated="1015"/>
        </table:table-row>
        <table:table-row table:style-name="ro1">
          <table:table-cell table:style-name="ce10" office:value-type="string">
            <text:p>pergi keluar negeri </text:p>
          </table:table-cell>
          <table:table-cell/>
          <table:table-cell table:formula="of:=OFFSET([.$A$1];COLUMNS([.$A5:.A5])-1+(ROWS([.$A$1:.$AMJ5])-1)*7;0)" office:value-type="string" office:string-value="5. Kata yang tidak cocok digunakan dalam komunikasi tulis resmi terdapat pada ....">
            <text:p>5. Kata yang tidak cocok digunakan dalam komunikasi tulis resmi terdapat pada ....</text:p>
          </table:table-cell>
          <table:table-cell table:formula="of:=OFFSET([.$A$1];COLUMNS([.$A5:.B5])-1+(ROWS([.$A$1:.$AMJ5])-1)*7;0)" office:value-type="string" office:string-value="Mengubah haluan">
            <text:p>Mengubah haluan</text:p>
          </table:table-cell>
          <table:table-cell table:formula="of:=OFFSET([.$A$1];COLUMNS([.$A5:.C5])-1+(ROWS([.$A$1:.$AMJ5])-1)*7;0)" office:value-type="string" office:string-value="Mengukuhkan jabatan">
            <text:p>Mengukuhkan jabatan</text:p>
          </table:table-cell>
          <table:table-cell table:formula="of:=OFFSET([.$A$1];COLUMNS([.$A5:.D5])-1+(ROWS([.$A$1:.$AMJ5])-1)*7;0)" office:value-type="string" office:string-value="Memantapkan jai diri ">
            <text:p>Memantapkan jai diri </text:p>
          </table:table-cell>
          <table:table-cell table:formula="of:=OFFSET([.$A$1];COLUMNS([.$A5:.E5])-1+(ROWS([.$A$1:.$AMJ5])-1)*7;0)" office:value-type="string" office:string-value="Menjajaki pendapat umum ">
            <text:p>Menjajaki pendapat umum </text:p>
          </table:table-cell>
          <table:table-cell table:formula="of:=OFFSET([.$A$1];COLUMNS([.$A5:.F5])-1+(ROWS([.$A$1:.$AMJ5])-1)*7;0)" office:value-type="string" office:string-value="Bertekat bulat ">
            <text:p>Bertekat bulat </text:p>
          </table:table-cell>
          <table:table-cell table:formula="of:=OFFSET([.$A$1];COLUMNS([.$A5:.G5])-1+(ROWS([.$A$1:.$AMJ5])-1)*7;0)" office:value-type="string" office:string-value="Answer: d ">
            <text:p>Answer: d </text:p>
          </table:table-cell>
          <table:table-cell table:number-columns-repeated="1015"/>
        </table:table-row>
        <table:table-row table:style-name="ro1">
          <table:table-cell table:style-name="ce10" office:value-type="string">
            <text:p>tertera dibawah ini </text:p>
          </table:table-cell>
          <table:table-cell/>
          <table:table-cell table:formula="of:=OFFSET([.$A$1];COLUMNS([.$A6:.A6])-1+(ROWS([.$A$1:.$AMJ6])-1)*7;0)" office:value-type="string" office:string-value="6. Kata sarapan yang cocok digunakan dalam komunikasi tulis resmi terdapat pada ... ">
            <text:p>6. Kata sarapan yang cocok digunakan dalam komunikasi tulis resmi terdapat pada ... </text:p>
          </table:table-cell>
          <table:table-cell table:formula="of:=OFFSET([.$A$1];COLUMNS([.$A6:.B6])-1+(ROWS([.$A$1:.$AMJ6])-1)*7;0)" office:value-type="string" office:string-value="Azas partal">
            <text:p>Azas partal</text:p>
          </table:table-cell>
          <table:table-cell table:formula="of:=OFFSET([.$A$1];COLUMNS([.$A6:.C6])-1+(ROWS([.$A$1:.$AMJ6])-1)*7;0)" office:value-type="string" office:string-value="Sikap emosionil">
            <text:p>Sikap emosionil</text:p>
          </table:table-cell>
          <table:table-cell table:formula="of:=OFFSET([.$A$1];COLUMNS([.$A6:.D6])-1+(ROWS([.$A$1:.$AMJ6])-1)*7;0)" office:value-type="string" office:string-value="Aktifitas anak ">
            <text:p>Aktifitas anak </text:p>
          </table:table-cell>
          <table:table-cell table:formula="of:=OFFSET([.$A$1];COLUMNS([.$A6:.E6])-1+(ROWS([.$A$1:.$AMJ6])-1)*7;0)" office:value-type="string" office:string-value="Segi kognitif ">
            <text:p>Segi kognitif </text:p>
          </table:table-cell>
          <table:table-cell table:formula="of:=OFFSET([.$A$1];COLUMNS([.$A6:.F6])-1+(ROWS([.$A$1:.$AMJ6])-1)*7;0)" office:value-type="string" office:string-value="Sujut syukur ">
            <text:p>Sujut syukur </text:p>
          </table:table-cell>
          <table:table-cell table:formula="of:=OFFSET([.$A$1];COLUMNS([.$A6:.G6])-1+(ROWS([.$A$1:.$AMJ6])-1)*7;0)" office:value-type="string" office:string-value="Answer: c ">
            <text:p>Answer: c </text:p>
          </table:table-cell>
          <table:table-cell table:number-columns-repeated="1015"/>
        </table:table-row>
        <table:table-row table:style-name="ro1">
          <table:table-cell table:style-name="ce10" office:value-type="string">
            <text:p>Answer: c </text:p>
          </table:table-cell>
          <table:table-cell/>
          <table:table-cell table:formula="of:=OFFSET([.$A$1];COLUMNS([.$A7:.A7])-1+(ROWS([.$A$1:.$AMJ7])-1)*7;0)" office:value-type="string" office:string-value="7. Sudah saatnya ....peralatan militer kita segera dilakukan. Kalimat yang tepat untuk melengkapi kalimat di atas adalah.... ">
            <text:p>7. Sudah saatnya ....peralatan militer kita segera dilakukan. Kalimat yang tepat untuk melengkapi kalimat di atas adalah.... </text:p>
          </table:table-cell>
          <table:table-cell table:formula="of:=OFFSET([.$A$1];COLUMNS([.$A7:.B7])-1+(ROWS([.$A$1:.$AMJ7])-1)*7;0)" office:value-type="string" office:string-value="Perlengkapan">
            <text:p>Perlengkapan</text:p>
          </table:table-cell>
          <table:table-cell table:formula="of:=OFFSET([.$A$1];COLUMNS([.$A7:.C7])-1+(ROWS([.$A$1:.$AMJ7])-1)*7;0)" office:value-type="string" office:string-value="Kelengkapan">
            <text:p>Kelengkapan</text:p>
          </table:table-cell>
          <table:table-cell table:formula="of:=OFFSET([.$A$1];COLUMNS([.$A7:.D7])-1+(ROWS([.$A$1:.$AMJ7])-1)*7;0)" office:value-type="string" office:string-value="Pelengkapan">
            <text:p>Pelengkapan</text:p>
          </table:table-cell>
          <table:table-cell table:formula="of:=OFFSET([.$A$1];COLUMNS([.$A7:.E7])-1+(ROWS([.$A$1:.$AMJ7])-1)*7;0)" office:value-type="string" office:string-value="Pemerlengkap">
            <text:p>Pemerlengkap</text:p>
          </table:table-cell>
          <table:table-cell table:formula="of:=OFFSET([.$A$1];COLUMNS([.$A7:.F7])-1+(ROWS([.$A$1:.$AMJ7])-1)*7;0)" office:value-type="string" office:string-value="pelengkap ">
            <text:p>pelengkap </text:p>
          </table:table-cell>
          <table:table-cell table:formula="of:=OFFSET([.$A$1];COLUMNS([.$A7:.G7])-1+(ROWS([.$A$1:.$AMJ7])-1)*7;0)" office:value-type="string" office:string-value="Answer: a ">
            <text:p>Answer: a </text:p>
          </table:table-cell>
          <table:table-cell table:number-columns-repeated="1015"/>
        </table:table-row>
        <table:table-row table:style-name="ro1">
          <table:table-cell table:style-name="ce10" office:value-type="string">
            <text:p>2. Tanda hubung yang digunakan secara benar terdapat pada </text:p>
          </table:table-cell>
          <table:table-cell/>
          <table:table-cell table:formula="of:=OFFSET([.$A$1];COLUMNS([.$A8:.A8])-1+(ROWS([.$A$1:.$AMJ8])-1)*7;0)" office:value-type="string" office:string-value="8. Susunan kalimat yang tidak janggal terdapat pada ....">
            <text:p>8. Susunan kalimat yang tidak janggal terdapat pada ....</text:p>
          </table:table-cell>
          <table:table-cell table:formula="of:=OFFSET([.$A$1];COLUMNS([.$A8:.B8])-1+(ROWS([.$A$1:.$AMJ8])-1)*7;0)" office:value-type="string" office:string-value="Siapapun yang bersalah, ia harus dihukum.">
            <text:p>Siapapun yang bersalah, ia harus dihukum.</text:p>
          </table:table-cell>
          <table:table-cell table:formula="of:=OFFSET([.$A$1];COLUMNS([.$A8:.C8])-1+(ROWS([.$A$1:.$AMJ8])-1)*7;0)" office:value-type="string" office:string-value="Sesudah berunding selama lima jam, putusan baru dapat diambil.">
            <text:p>Sesudah berunding selama lima jam, putusan baru dapat diambil.</text:p>
          </table:table-cell>
          <table:table-cell table:formula="of:=OFFSET([.$A$1];COLUMNS([.$A8:.D8])-1+(ROWS([.$A$1:.$AMJ8])-1)*7;0)" office:value-type="string" office:string-value="Alasannya adalah karena dia tidak patuh kepada atasan.">
            <text:p>Alasannya adalah karena dia tidak patuh kepada atasan.</text:p>
          </table:table-cell>
          <table:table-cell table:formula="of:=OFFSET([.$A$1];COLUMNS([.$A8:.E8])-1+(ROWS([.$A$1:.$AMJ8])-1)*7;0)" office:value-type="string" office:string-value="Selama era pasar bebas yang kuat akan menelan yang lemah.">
            <text:p>Selama era pasar bebas yang kuat akan menelan yang lemah.</text:p>
          </table:table-cell>
          <table:table-cell table:formula="of:=OFFSET([.$A$1];COLUMNS([.$A8:.F8])-1+(ROWS([.$A$1:.$AMJ8])-1)*7;0)" office:value-type="string" office:string-value="Krisis ekonomi terjadi disebabkan karena korupsI, kolusi, dan nepotisme merajalel">
            <text:p>Krisis ekonomi terjadi disebabkan karena korupsI, kolusi, dan nepotisme merajalel</text:p>
          </table:table-cell>
          <table:table-cell table:formula="of:=OFFSET([.$A$1];COLUMNS([.$A8:.G8])-1+(ROWS([.$A$1:.$AMJ8])-1)*7;0)" office:value-type="string" office:string-value="Answer: e ">
            <text:p>Answer: e </text:p>
          </table:table-cell>
          <table:table-cell table:number-columns-repeated="1015"/>
        </table:table-row>
        <table:table-row table:style-name="ro1">
          <table:table-cell table:style-name="ce10" office:value-type="string">
            <text:p>Adat sopan-santun</text:p>
          </table:table-cell>
          <table:table-cell/>
          <table:table-cell table:formula="of:=OFFSET([.$A$1];COLUMNS([.$A9:.A9])-1+(ROWS([.$A$1:.$AMJ9])-1)*7;0)" office:value-type="string" office:string-value="9. Fasilitas jalan masih terus dibangun di Kota Jakarta.Meskipun demikian, kepadatan dan kemacetan lalu lintas selalu terjadisetiap hari, baik pada pagi hari saat warga kota Jakarta dan sekitarnya akan memulai aktivitasnya, maupun sore hari saat mereka pulangke rumahnya..... | Kalimat yang sesuai sebagai kelanjutan paragraf diatas adalah .....">
            <text:p>9. Fasilitas jalan masih terus dibangun di Kota Jakarta.Meskipun demikian, kepadatan dan kemacetan lalu lintas selalu terjadisetiap hari, baik pada pagi hari saat warga kota Jakarta dan sekitarnya akan memulai aktivitasnya, maupun sore hari saat mereka pulangke rumahnya..... | Kalimat yang sesuai sebagai kelanjutan paragraf diatas adalah .....</text:p>
          </table:table-cell>
          <table:table-cell table:formula="of:=OFFSET([.$A$1];COLUMNS([.$A9:.B9])-1+(ROWS([.$A$1:.$AMJ9])-1)*7;0)" office:value-type="string" office:string-value="Sebelum ada ledakan penduduk di perkotaan dan pemilikan kendaraan pribadi, kota Jakarta masih terasa naman.">
            <text:p>Sebelum ada ledakan penduduk di perkotaan dan pemilikan kendaraan pribadi, kota Jakarta masih terasa naman.</text:p>
          </table:table-cell>
          <table:table-cell table:formula="of:=OFFSET([.$A$1];COLUMNS([.$A9:.C9])-1+(ROWS([.$A$1:.$AMJ9])-1)*7;0)" office:value-type="string" office:string-value="Upaya yang dilakukan pemerintah daerah selama ini hanya masalah pelebaran jalan dan pembuatan jalan layang.">
            <text:p>Upaya yang dilakukan pemerintah daerah selama ini hanya masalah pelebaran jalan dan pembuatan jalan layang.</text:p>
          </table:table-cell>
          <table:table-cell table:formula="of:=OFFSET([.$A$1];COLUMNS([.$A9:.D9])-1+(ROWS([.$A$1:.$AMJ9])-1)*7;0)" office:value-type="string" office:string-value="Keadaan seperti itu dapat dijadikan alasan agar sistem transportasi massa di kota Jakarta segera dibangun.">
            <text:p>Keadaan seperti itu dapat dijadikan alasan agar sistem transportasi massa di kota Jakarta segera dibangun.</text:p>
          </table:table-cell>
          <table:table-cell table:formula="of:=OFFSET([.$A$1];COLUMNS([.$A9:.E9])-1+(ROWS([.$A$1:.$AMJ9])-1)*7;0)" office:value-type="string" office:string-value="Telah diberitakan diberbagai media masA bahwa sistem transportasi massa di kota Jakarta segera dibangun.">
            <text:p>Telah diberitakan diberbagai media masA bahwa sistem transportasi massa di kota Jakarta segera dibangun.</text:p>
          </table:table-cell>
          <table:table-cell table:formula="of:=OFFSET([.$A$1];COLUMNS([.$A9:.F9])-1+(ROWS([.$A$1:.$AMJ9])-1)*7;0)" office:value-type="string" office:string-value="Hal yang perlu diperhatikan lebih lanjut adalah keterkaitan sistem transportasi yang terpadu dengan struktur kota Jakart">
            <text:p>Hal yang perlu diperhatikan lebih lanjut adalah keterkaitan sistem transportasi yang terpadu dengan struktur kota Jakart</text:p>
          </table:table-cell>
          <table:table-cell table:formula="of:=OFFSET([.$A$1];COLUMNS([.$A9:.G9])-1+(ROWS([.$A$1:.$AMJ9])-1)*7;0)" office:value-type="string" office:string-value="Answer: e ">
            <text:p>Answer: e </text:p>
          </table:table-cell>
          <table:table-cell table:number-columns-repeated="1015"/>
        </table:table-row>
        <table:table-row table:style-name="ro1">
          <table:table-cell table:style-name="ce10" office:value-type="string">
            <text:p>Muka merah-padam</text:p>
          </table:table-cell>
          <table:table-cell/>
          <table:table-cell table:formula="of:=OFFSET([.$A$1];COLUMNS([.$A10:.A10])-1+(ROWS([.$A$1:.$AMJ10])-1)*7;0)" office:value-type="string" office:string-value="10. Para tokoh masyarakat memandang bahwa ide-ide para mahasiswa yang disampaikan kepada pemerintah melalui demontrasi belum direspon secara proporsional. Kata ulang yang semakna dengan kata ulang bercetak miring dalam kalimat di atas adalah .... ">
            <text:p>10. Para tokoh masyarakat memandang bahwa ide-ide para mahasiswa yang disampaikan kepada pemerintah melalui demontrasi belum direspon secara proporsional. Kata ulang yang semakna dengan kata ulang bercetak miring dalam kalimat di atas adalah .... </text:p>
          </table:table-cell>
          <table:table-cell table:formula="of:=OFFSET([.$A$1];COLUMNS([.$A10:.B10])-1+(ROWS([.$A$1:.$AMJ10])-1)*7;0)" office:value-type="string" office:string-value="Sakit-sakit">
            <text:p>Sakit-sakit</text:p>
          </table:table-cell>
          <table:table-cell table:formula="of:=OFFSET([.$A$1];COLUMNS([.$A10:.C10])-1+(ROWS([.$A$1:.$AMJ10])-1)*7;0)" office:value-type="string" office:string-value="Tinggi-tinggi ">
            <text:p>Tinggi-tinggi </text:p>
          </table:table-cell>
          <table:table-cell table:formula="of:=OFFSET([.$A$1];COLUMNS([.$A10:.D10])-1+(ROWS([.$A$1:.$AMJ10])-1)*7;0)" office:value-type="string" office:string-value="Duduk-duduk ">
            <text:p>Duduk-duduk </text:p>
          </table:table-cell>
          <table:table-cell table:formula="of:=OFFSET([.$A$1];COLUMNS([.$A10:.E10])-1+(ROWS([.$A$1:.$AMJ10])-1)*7;0)" office:value-type="string" office:string-value="Pikiran-pikiran ">
            <text:p>Pikiran-pikiran </text:p>
          </table:table-cell>
          <table:table-cell table:formula="of:=OFFSET([.$A$1];COLUMNS([.$A10:.F10])-1+(ROWS([.$A$1:.$AMJ10])-1)*7;0)" office:value-type="string" office:string-value="Pusing-pusing ">
            <text:p>Pusing-pusing </text:p>
          </table:table-cell>
          <table:table-cell table:formula="of:=OFFSET([.$A$1];COLUMNS([.$A10:.G10])-1+(ROWS([.$A$1:.$AMJ10])-1)*7;0)" office:value-type="string" office:string-value="Answer: d ">
            <text:p>Answer: d </text:p>
          </table:table-cell>
          <table:table-cell table:number-columns-repeated="1015"/>
        </table:table-row>
        <table:table-row table:style-name="ro1">
          <table:table-cell table:style-name="ce10" office:value-type="string">
            <text:p>Kaum muda-belia </text:p>
          </table:table-cell>
          <table:table-cell/>
          <table:table-cell table:formula="of:=OFFSET([.$A$1];COLUMNS([.$A11:.A11])-1+(ROWS([.$A$1:.$AMJ11])-1)*7;0)" office:value-type="string" office:string-value="11. Anak itu menderita sakit akibat kehujanan sepanjang perjalanan menuju ke rumahnyKata berimbuhan ke-an pada kata bercetak miring dalam kalimat di atas semakna dengan kata berimbuhan ke ?an dalam kalimat .....">
            <text:p>11. Anak itu menderita sakit akibat kehujanan sepanjang perjalanan menuju ke rumahnyKata berimbuhan ke-an pada kata bercetak miring dalam kalimat di atas semakna dengan kata berimbuhan ke ?an dalam kalimat .....</text:p>
          </table:table-cell>
          <table:table-cell table:formula="of:=OFFSET([.$A$1];COLUMNS([.$A11:.B11])-1+(ROWS([.$A$1:.$AMJ11])-1)*7;0)" office:value-type="string" office:string-value="Kedua pengantin itu merasakan kebahagiaan yang selama ini mereka dambakan.">
            <text:p>Kedua pengantin itu merasakan kebahagiaan yang selama ini mereka dambakan.</text:p>
          </table:table-cell>
          <table:table-cell table:formula="of:=OFFSET([.$A$1];COLUMNS([.$A11:.C11])-1+(ROWS([.$A$1:.$AMJ11])-1)*7;0)" office:value-type="string" office:string-value="Ledakan bom itu kedengaran sampai ke seluruh lantai gedung. ">
            <text:p>Ledakan bom itu kedengaran sampai ke seluruh lantai gedung. </text:p>
          </table:table-cell>
          <table:table-cell table:formula="of:=OFFSET([.$A$1];COLUMNS([.$A11:.D11])-1+(ROWS([.$A$1:.$AMJ11])-1)*7;0)" office:value-type="string" office:string-value="Masalah kemiskinan di Indonesia harus ditangani secara serius. ">
            <text:p>Masalah kemiskinan di Indonesia harus ditangani secara serius. </text:p>
          </table:table-cell>
          <table:table-cell table:formula="of:=OFFSET([.$A$1];COLUMNS([.$A11:.E11])-1+(ROWS([.$A$1:.$AMJ11])-1)*7;0)" office:value-type="string" office:string-value="Kemacetan lalu lintas setiap hari terjadi di Jakarta.">
            <text:p>Kemacetan lalu lintas setiap hari terjadi di Jakarta.</text:p>
          </table:table-cell>
          <table:table-cell table:formula="of:=OFFSET([.$A$1];COLUMNS([.$A11:.F11])-1+(ROWS([.$A$1:.$AMJ11])-1)*7;0)" office:value-type="string" office:string-value="Petani itu keracunan setelah makan sayuran mentah. ">
            <text:p>Petani itu keracunan setelah makan sayuran mentah. </text:p>
          </table:table-cell>
          <table:table-cell table:formula="of:=OFFSET([.$A$1];COLUMNS([.$A11:.G11])-1+(ROWS([.$A$1:.$AMJ11])-1)*7;0)" office:value-type="string" office:string-value="Answer: e ">
            <text:p>Answer: e </text:p>
          </table:table-cell>
          <table:table-cell table:number-columns-repeated="1015"/>
        </table:table-row>
        <table:table-row table:style-name="ro1">
          <table:table-cell table:style-name="ce10" office:value-type="string">
            <text:p>Rumah porak-poranda</text:p>
          </table:table-cell>
          <table:table-cell/>
          <table:table-cell table:formula="of:=OFFSET([.$A$1];COLUMNS([.$A12:.A12])-1+(ROWS([.$A$1:.$AMJ12])-1)*7;0)" office:value-type="string" office:string-value="12. Pemakaian tanda titik dua dalam kalimat-kalimat berikut yangsesuai dengan Pedoman Umum EYD adalah ...">
            <text:p>12. Pemakaian tanda titik dua dalam kalimat-kalimat berikut yangsesuai dengan Pedoman Umum EYD adalah ...</text:p>
          </table:table-cell>
          <table:table-cell table:formula="of:=OFFSET([.$A$1];COLUMNS([.$A12:.B12])-1+(ROWS([.$A$1:.$AMJ12])-1)*7;0)" office:value-type="string" office:string-value="Ayahku sedang mencari: celana, sepatu, dan topi.">
            <text:p>Ayahku sedang mencari: celana, sepatu, dan topi.</text:p>
          </table:table-cell>
          <table:table-cell table:formula="of:=OFFSET([.$A$1];COLUMNS([.$A12:.C12])-1+(ROWS([.$A$1:.$AMJ12])-1)*7;0)" office:value-type="string" office:string-value="Dalam rapat itu yang hadir hanya: Mattalata, Faisol, Rogers, dan Rozi. ">
            <text:p>Dalam rapat itu yang hadir hanya: Mattalata, Faisol, Rogers, dan Rozi. </text:p>
          </table:table-cell>
          <table:table-cell table:formula="of:=OFFSET([.$A$1];COLUMNS([.$A12:.D12])-1+(ROWS([.$A$1:.$AMJ12])-1)*7;0)" office:value-type="string" office:string-value="Saya masih memerlukan perabot rumah tangga: meja, almari, dan kursi. ">
            <text:p>Saya masih memerlukan perabot rumah tangga: meja, almari, dan kursi. </text:p>
          </table:table-cell>
          <table:table-cell table:formula="of:=OFFSET([.$A$1];COLUMNS([.$A12:.E12])-1+(ROWS([.$A$1:.$AMJ12])-1)*7;0)" office:value-type="string" office:string-value="Sebentar lagi anak saya akan membeli :radio, jam dinding, dan tas.">
            <text:p>Sebentar lagi anak saya akan membeli :radio, jam dinding, dan tas.</text:p>
          </table:table-cell>
          <table:table-cell table:formula="of:=OFFSET([.$A$1];COLUMNS([.$A12:.F12])-1+(ROWS([.$A$1:.$AMJ12])-1)*7;0)" office:value-type="string" office:string-value="Fakultas itu mempunai jurusan : Kimia, Geologi, biologi, dan Geodesi. ">
            <text:p>Fakultas itu mempunai jurusan : Kimia, Geologi, biologi, dan Geodesi. </text:p>
          </table:table-cell>
          <table:table-cell table:formula="of:=OFFSET([.$A$1];COLUMNS([.$A12:.G12])-1+(ROWS([.$A$1:.$AMJ12])-1)*7;0)" office:value-type="string" office:string-value="Answer: e ">
            <text:p>Answer: e </text:p>
          </table:table-cell>
          <table:table-cell table:number-columns-repeated="1015"/>
        </table:table-row>
        <table:table-row table:style-name="ro1">
          <table:table-cell table:style-name="ce10" office:value-type="string">
            <text:p><text:s/>Penuh kasih-sayang </text:p>
          </table:table-cell>
          <table:table-cell/>
          <table:table-cell table:formula="of:=OFFSET([.$A$1];COLUMNS([.$A13:.A13])-1+(ROWS([.$A$1:.$AMJ13])-1)*7;0)" office:value-type="string" office:string-value="13. Penulisan nama dengan gelar kesarjanaannya yangtepat terdapat dalam contoh.... ">
            <text:p>13. Penulisan nama dengan gelar kesarjanaannya yangtepat terdapat dalam contoh.... </text:p>
          </table:table-cell>
          <table:table-cell table:formula="of:=OFFSET([.$A$1];COLUMNS([.$A13:.B13])-1+(ROWS([.$A$1:.$AMJ13])-1)*7;0)" office:value-type="string" office:string-value="Dr. Valentino Woworuntu, MBA.">
            <text:p>Dr. Valentino Woworuntu, MBA.</text:p>
          </table:table-cell>
          <table:table-cell table:formula="of:=OFFSET([.$A$1];COLUMNS([.$A13:.C13])-1+(ROWS([.$A$1:.$AMJ13])-1)*7;0)" office:value-type="string" office:string-value="DR. Lajnah Latifah, M.Pd.">
            <text:p>DR. Lajnah Latifah, M.Pd.</text:p>
          </table:table-cell>
          <table:table-cell table:formula="of:=OFFSET([.$A$1];COLUMNS([.$A13:.D13])-1+(ROWS([.$A$1:.$AMJ13])-1)*7;0)" office:value-type="string" office:string-value="Ir. Lois Lalu, M">
            <text:p>Ir. Lois Lalu, M</text:p>
          </table:table-cell>
          <table:table-cell table:formula="of:=OFFSET([.$A$1];COLUMNS([.$A13:.E13])-1+(ROWS([.$A$1:.$AMJ13])-1)*7;0)" office:value-type="string" office:string-value="I.R. Cordiva Aridho, M.M.">
            <text:p>I.R. Cordiva Aridho, M.M.</text:p>
          </table:table-cell>
          <table:table-cell table:formula="of:=OFFSET([.$A$1];COLUMNS([.$A13:.F13])-1+(ROWS([.$A$1:.$AMJ13])-1)*7;0)" office:value-type="string" office:string-value="DRS. Saddam Husnaeni, SH. ">
            <text:p>DRS. Saddam Husnaeni, SH. </text:p>
          </table:table-cell>
          <table:table-cell table:formula="of:=OFFSET([.$A$1];COLUMNS([.$A13:.G13])-1+(ROWS([.$A$1:.$AMJ13])-1)*7;0)" office:value-type="string" office:string-value="Answer: a ">
            <text:p>Answer: a </text:p>
          </table:table-cell>
          <table:table-cell table:number-columns-repeated="1015"/>
        </table:table-row>
        <table:table-row table:style-name="ro1">
          <table:table-cell table:style-name="ce10" office:value-type="string">
            <text:p>Answer: c </text:p>
          </table:table-cell>
          <table:table-cell/>
          <table:table-cell table:formula="of:=OFFSET([.$A$1];COLUMNS([.$A14:.A14])-1+(ROWS([.$A$1:.$AMJ14])-1)*7;0)" office:value-type="string" office:string-value="14. Penulisan Imbuhan serapan yangsesuai dengan Pedoman Umum EYD terdapat pada contoh kalimat .....">
            <text:p>14. Penulisan Imbuhan serapan yangsesuai dengan Pedoman Umum EYD terdapat pada contoh kalimat .....</text:p>
          </table:table-cell>
          <table:table-cell table:formula="of:=OFFSET([.$A$1];COLUMNS([.$A14:.B14])-1+(ROWS([.$A$1:.$AMJ14])-1)*7;0)" office:value-type="string" office:string-value="Petemun nonformal antara kedua presiden itu akan berlangsung di Istana Bogor. ">
            <text:p>Petemun nonformal antara kedua presiden itu akan berlangsung di Istana Bogor. </text:p>
          </table:table-cell>
          <table:table-cell table:formula="of:=OFFSET([.$A$1];COLUMNS([.$A14:.C14])-1+(ROWS([.$A$1:.$AMJ14])-1)*7;0)" office:value-type="string" office:string-value="Komunikasi telepon antar kota di Kupang sempat putus karena ada gangguan teknis. ">
            <text:p>Komunikasi telepon antar kota di Kupang sempat putus karena ada gangguan teknis. </text:p>
          </table:table-cell>
          <table:table-cell table:formula="of:=OFFSET([.$A$1];COLUMNS([.$A14:.D14])-1+(ROWS([.$A$1:.$AMJ14])-1)*7;0)" office:value-type="string" office:string-value="Bantuan masyarakat kepada para tuna rungu masih perlu ditingkatkan. ">
            <text:p>Bantuan masyarakat kepada para tuna rungu masih perlu ditingkatkan. </text:p>
          </table:table-cell>
          <table:table-cell table:formula="of:=OFFSET([.$A$1];COLUMNS([.$A14:.E14])-1+(ROWS([.$A$1:.$AMJ14])-1)*7;0)" office:value-type="string" office:string-value="Setiap sub-bab dalambuku itu perlu dibaca agar dapat dipahami isin">
            <text:p>Setiap sub-bab dalambuku itu perlu dibaca agar dapat dipahami isin</text:p>
          </table:table-cell>
          <table:table-cell table:formula="of:=OFFSET([.$A$1];COLUMNS([.$A14:.F14])-1+(ROWS([.$A$1:.$AMJ14])-1)*7;0)" office:value-type="string" office:string-value="Pada tahap semi-final Kesebelasan Korea tampak kompak bermain. ">
            <text:p>Pada tahap semi-final Kesebelasan Korea tampak kompak bermain. </text:p>
          </table:table-cell>
          <table:table-cell table:formula="of:=OFFSET([.$A$1];COLUMNS([.$A14:.G14])-1+(ROWS([.$A$1:.$AMJ14])-1)*7;0)" office:value-type="string" office:string-value="Answer: a ">
            <text:p>Answer: a </text:p>
          </table:table-cell>
          <table:table-cell table:number-columns-repeated="1015"/>
        </table:table-row>
        <table:table-row table:style-name="ro1">
          <table:table-cell table:style-name="ce10" office:value-type="string">
            <text:p>3. Tanda koma yang digunakan secara tepat terdapat pada </text:p>
          </table:table-cell>
          <table:table-cell/>
          <table:table-cell table:formula="of:=OFFSET([.$A$1];COLUMNS([.$A15:.A15])-1+(ROWS([.$A$1:.$AMJ15])-1)*7;0)" office:value-type="string" office:string-value="15. Pemakaian tanda koma dalam kalimat berikut yang tepat adalah .....">
            <text:p>15. Pemakaian tanda koma dalam kalimat berikut yang tepat adalah .....</text:p>
          </table:table-cell>
          <table:table-cell table:formula="of:=OFFSET([.$A$1];COLUMNS([.$A15:.B15])-1+(ROWS([.$A$1:.$AMJ15])-1)*7;0)" office:value-type="string" office:string-value="Mereka, sebenarnya bukan pemain yang berbakat melainkan pemain yang mempunyai kemauan keras.">
            <text:p>Mereka, sebenarnya bukan pemain yang berbakat melainkan pemain yang mempunyai kemauan keras.</text:p>
          </table:table-cell>
          <table:table-cell table:formula="of:=OFFSET([.$A$1];COLUMNS([.$A15:.C15])-1+(ROWS([.$A$1:.$AMJ15])-1)*7;0)" office:value-type="string" office:string-value="Dia harus membatalkan niatnya pergi ke Paris, karena pesawat yang mau ditumpangi rusak.">
            <text:p>Dia harus membatalkan niatnya pergi ke Paris, karena pesawat yang mau ditumpangi rusak.</text:p>
          </table:table-cell>
          <table:table-cell table:formula="of:=OFFSET([.$A$1];COLUMNS([.$A15:.D15])-1+(ROWS([.$A$1:.$AMJ15])-1)*7;0)" office:value-type="string" office:string-value="Para politisi dan pejabat pemerintah, diharapkan bekerja lebih keras agar masyarakat lebih sejahtera.">
            <text:p>Para politisi dan pejabat pemerintah, diharapkan bekerja lebih keras agar masyarakat lebih sejahtera.</text:p>
          </table:table-cell>
          <table:table-cell table:formula="of:=OFFSET([.$A$1];COLUMNS([.$A15:.E15])-1+(ROWS([.$A$1:.$AMJ15])-1)*7;0)" office:value-type="string" office:string-value="Penghasilan utama daerah jawa barat, adalah padi sedangkan daerah Maluku adalah rempah-rempah.">
            <text:p>Penghasilan utama daerah jawa barat, adalah padi sedangkan daerah Maluku adalah rempah-rempah.</text:p>
          </table:table-cell>
          <table:table-cell table:formula="of:=OFFSET([.$A$1];COLUMNS([.$A15:.F15])-1+(ROWS([.$A$1:.$AMJ15])-1)*7;0)" office:value-type="string" office:string-value="Sebetulnya, tim Indonesia ebih banyak memiliki peluang emas, tetapi karena penyelesainna kurang baik, akhirnya kalah melawan tim Malaysi">
            <text:p>Sebetulnya, tim Indonesia ebih banyak memiliki peluang emas, tetapi karena penyelesainna kurang baik, akhirnya kalah melawan tim Malaysi</text:p>
          </table:table-cell>
          <table:table-cell table:formula="of:=OFFSET([.$A$1];COLUMNS([.$A15:.G15])-1+(ROWS([.$A$1:.$AMJ15])-1)*7;0)" office:value-type="string" office:string-value="Answer: e ">
            <text:p>Answer: e </text:p>
          </table:table-cell>
          <table:table-cell table:number-columns-repeated="1015"/>
        </table:table-row>
        <table:table-row table:style-name="ro1">
          <table:table-cell table:style-name="ce10" office:value-type="string">
            <text:p>Terdakwa menurut hakiM, terbukti bersalah.</text:p>
          </table:table-cell>
          <table:table-cell/>
          <table:table-cell table:formula="of:=OFFSET([.$A$1];COLUMNS([.$A16:.A16])-1+(ROWS([.$A$1:.$AMJ16])-1)*7;0)" office:value-type="string" office:string-value="16. Rangkaian penulisan kata serapan yang sesuai dengan EYD adalah …">
            <text:p>16. Rangkaian penulisan kata serapan yang sesuai dengan EYD adalah …</text:p>
          </table:table-cell>
          <table:table-cell table:formula="of:=OFFSET([.$A$1];COLUMNS([.$A16:.B16])-1+(ROWS([.$A$1:.$AMJ16])-1)*7;0)" office:value-type="string" office:string-value=" Monarkhi, akhir analisa, autopsi">
            <text:p><text:s/>Monarkhi, akhir analisa, autopsi</text:p>
          </table:table-cell>
          <table:table-cell table:formula="of:=OFFSET([.$A$1];COLUMNS([.$A16:.C16])-1+(ROWS([.$A$1:.$AMJ16])-1)*7;0)" office:value-type="string" office:string-value="Sekunder, ransliterasi,otopsi, varitas">
            <text:p>Sekunder, ransliterasi,otopsi, varitas</text:p>
          </table:table-cell>
          <table:table-cell table:formula="of:=OFFSET([.$A$1];COLUMNS([.$A16:.D16])-1+(ROWS([.$A$1:.$AMJ16])-1)*7;0)" office:value-type="string" office:string-value="Teknik, khlorida, komplit, materiel ">
            <text:p>Teknik, khlorida, komplit, materiel </text:p>
          </table:table-cell>
          <table:table-cell table:formula="of:=OFFSET([.$A$1];COLUMNS([.$A16:.E16])-1+(ROWS([.$A$1:.$AMJ16])-1)*7;0)" office:value-type="string" office:string-value="Frekwensi, ekstrimis, etletik,grup ">
            <text:p>Frekwensi, ekstrimis, etletik,grup </text:p>
          </table:table-cell>
          <table:table-cell table:formula="of:=OFFSET([.$A$1];COLUMNS([.$A16:.F16])-1+(ROWS([.$A$1:.$AMJ16])-1)*7;0)" office:value-type="string" office:string-value="Komplet, anarki,varietas, pasien ">
            <text:p>Komplet, anarki,varietas, pasien </text:p>
          </table:table-cell>
          <table:table-cell table:formula="of:=OFFSET([.$A$1];COLUMNS([.$A16:.G16])-1+(ROWS([.$A$1:.$AMJ16])-1)*7;0)" office:value-type="string" office:string-value="Answer: c ">
            <text:p>Answer: c </text:p>
          </table:table-cell>
          <table:table-cell table:number-columns-repeated="1015"/>
        </table:table-row>
        <table:table-row table:style-name="ro1">
          <table:table-cell table:style-name="ce10" office:value-type="string">
            <text:p>Perusahaan itu bangkrut, karena ulah direktur utamanya.</text:p>
          </table:table-cell>
          <table:table-cell/>
          <table:table-cell table:formula="of:=OFFSET([.$A$1];COLUMNS([.$A17:.A17])-1+(ROWS([.$A$1:.$AMJ17])-1)*7;0)" office:value-type="string" office:string-value="17. Di daerahnya, di pelosok kampung, Pak Sembiring terbiasa menggnakan bahasa daerahnyKetika dia pindah ke Jakarta, kebiasannya masih saja dipertahankan. Pantaslah banyak orang terdiam atau senyum-senyum jika diajak bicara PakSembiring karena mereka tidakpaham apa yang dikatakannyKebiasaan Pak Semibiring sesuai dengan ilustrasi di atas, tidak sejalan dengan peribahasa...">
            <text:p>17. Di daerahnya, di pelosok kampung, Pak Sembiring terbiasa menggnakan bahasa daerahnyKetika dia pindah ke Jakarta, kebiasannya masih saja dipertahankan. Pantaslah banyak orang terdiam atau senyum-senyum jika diajak bicara PakSembiring karena mereka tidakpaham apa yang dikatakannyKebiasaan Pak Semibiring sesuai dengan ilustrasi di atas, tidak sejalan dengan peribahasa...</text:p>
          </table:table-cell>
          <table:table-cell table:formula="of:=OFFSET([.$A$1];COLUMNS([.$A17:.B17])-1+(ROWS([.$A$1:.$AMJ17])-1)*7;0)" office:value-type="string" office:string-value="Ibarat kembang, bagus dipakai, layu dibuang. ">
            <text:p>Ibarat kembang, bagus dipakai, layu dibuang. </text:p>
          </table:table-cell>
          <table:table-cell table:formula="of:=OFFSET([.$A$1];COLUMNS([.$A17:.C17])-1+(ROWS([.$A$1:.$AMJ17])-1)*7;0)" office:value-type="string" office:string-value="Lain ldang, lain belakang.">
            <text:p>Lain ldang, lain belakang.</text:p>
          </table:table-cell>
          <table:table-cell table:formula="of:=OFFSET([.$A$1];COLUMNS([.$A17:.D17])-1+(ROWS([.$A$1:.$AMJ17])-1)*7;0)" office:value-type="string" office:string-value="Ayam hitam terbang malam.">
            <text:p>Ayam hitam terbang malam.</text:p>
          </table:table-cell>
          <table:table-cell table:formula="of:=OFFSET([.$A$1];COLUMNS([.$A17:.E17])-1+(ROWS([.$A$1:.$AMJ17])-1)*7;0)" office:value-type="string" office:string-value="Di mana tanah dipijak, di situ langit dijunjung.">
            <text:p>Di mana tanah dipijak, di situ langit dijunjung.</text:p>
          </table:table-cell>
          <table:table-cell table:formula="of:=OFFSET([.$A$1];COLUMNS([.$A17:.F17])-1+(ROWS([.$A$1:.$AMJ17])-1)*7;0)" office:value-type="string" office:string-value="Berjalan peliharalah kaki, berkata peliharalah lidah. ">
            <text:p>Berjalan peliharalah kaki, berkata peliharalah lidah. </text:p>
          </table:table-cell>
          <table:table-cell table:formula="of:=OFFSET([.$A$1];COLUMNS([.$A17:.G17])-1+(ROWS([.$A$1:.$AMJ17])-1)*7;0)" office:value-type="string" office:string-value="Answer: b ">
            <text:p>Answer: b </text:p>
          </table:table-cell>
          <table:table-cell table:number-columns-repeated="1015"/>
        </table:table-row>
        <table:table-row table:style-name="ro1">
          <table:table-cell table:style-name="ce10" office:value-type="string">
            <text:p><text:s/>Dia belum berhasil, meskipun sudah bekerja keras. </text:p>
          </table:table-cell>
          <table:table-cell/>
          <table:table-cell table:formula="of:=OFFSET([.$A$1];COLUMNS([.$A18:.A18])-1+(ROWS([.$A$1:.$AMJ18])-1)*7;0)" office:value-type="string" office:string-value="18. Di sini angin pun kecil-kecil dan mengusap wajah kita Di luar musim pun menyekap dan engahan udara Menghembus pohon-pohon, membelai-belai wajah kita Di serambi. Dingin lewat dan berhenti Bersama langkahku.Bersama bisikan di pusat hatimu... Angin Kecil-Kecil dan Musim Menyekap Kita, Abdul hadi. | Penggalan puisi diatas menggunakan majas .... ">
            <text:p>18. Di sini angin pun kecil-kecil dan mengusap wajah kita Di luar musim pun menyekap dan engahan udara Menghembus pohon-pohon, membelai-belai wajah kita Di serambi. Dingin lewat dan berhenti Bersama langkahku.Bersama bisikan di pusat hatimu... Angin Kecil-Kecil dan Musim Menyekap Kita, Abdul hadi. | Penggalan puisi diatas menggunakan majas .... </text:p>
          </table:table-cell>
          <table:table-cell table:formula="of:=OFFSET([.$A$1];COLUMNS([.$A18:.B18])-1+(ROWS([.$A$1:.$AMJ18])-1)*7;0)" office:value-type="string" office:string-value="Pleonasme">
            <text:p>Pleonasme</text:p>
          </table:table-cell>
          <table:table-cell table:formula="of:=OFFSET([.$A$1];COLUMNS([.$A18:.C18])-1+(ROWS([.$A$1:.$AMJ18])-1)*7;0)" office:value-type="string" office:string-value="Litotes">
            <text:p>Litotes</text:p>
          </table:table-cell>
          <table:table-cell table:formula="of:=OFFSET([.$A$1];COLUMNS([.$A18:.D18])-1+(ROWS([.$A$1:.$AMJ18])-1)*7;0)" office:value-type="string" office:string-value="Personifikasi ">
            <text:p>Personifikasi </text:p>
          </table:table-cell>
          <table:table-cell table:formula="of:=OFFSET([.$A$1];COLUMNS([.$A18:.E18])-1+(ROWS([.$A$1:.$AMJ18])-1)*7;0)" office:value-type="string" office:string-value="Eufemisme">
            <text:p>Eufemisme</text:p>
          </table:table-cell>
          <table:table-cell table:formula="of:=OFFSET([.$A$1];COLUMNS([.$A18:.F18])-1+(ROWS([.$A$1:.$AMJ18])-1)*7;0)" office:value-type="string" office:string-value=" Repetisi ">
            <text:p><text:s/>Repetisi </text:p>
          </table:table-cell>
          <table:table-cell table:formula="of:=OFFSET([.$A$1];COLUMNS([.$A18:.G18])-1+(ROWS([.$A$1:.$AMJ18])-1)*7;0)" office:value-type="string" office:string-value="Answer: c ">
            <text:p>Answer: c </text:p>
          </table:table-cell>
          <table:table-cell table:number-columns-repeated="1015"/>
        </table:table-row>
        <table:table-row table:style-name="ro1">
          <table:table-cell table:style-name="ce10" office:value-type="string">
            <text:p>Jika tidak segera diberantas, peredaran narkoba akan semakin merajalela.</text:p>
          </table:table-cell>
          <table:table-cell/>
          <table:table-cell table:formula="of:=OFFSET([.$A$1];COLUMNS([.$A19:.A19])-1+(ROWS([.$A$1:.$AMJ19])-1)*7;0)" office:value-type="string" office:string-value="19. Berpuasa sunat itu besar manfaatnya, Rapiah tadi sementara itu wajib benar bagimu memelihara kewarasan tubuhmu. Jangan rupamu secara ini, tinggal kulit pembalut tulang saja?. Benar sekali badanmu menjadi kurus, Ibu. Tapi bukanlah kurus itu disebabkan oleh berpuasMeskipun kurus, tetapi perasaanku kesehatan tubuh tidaklah terganggu. Salah Asuhan, Abdol Moeis. Apa amanat yang terungkap dalam penggalan novel di atas?">
            <text:p>19. Berpuasa sunat itu besar manfaatnya, Rapiah tadi sementara itu wajib benar bagimu memelihara kewarasan tubuhmu. Jangan rupamu secara ini, tinggal kulit pembalut tulang saja?. Benar sekali badanmu menjadi kurus, Ibu. Tapi bukanlah kurus itu disebabkan oleh berpuasMeskipun kurus, tetapi perasaanku kesehatan tubuh tidaklah terganggu. Salah Asuhan, Abdol Moeis. Apa amanat yang terungkap dalam penggalan novel di atas?</text:p>
          </table:table-cell>
          <table:table-cell table:formula="of:=OFFSET([.$A$1];COLUMNS([.$A19:.B19])-1+(ROWS([.$A$1:.$AMJ19])-1)*7;0)" office:value-type="string" office:string-value="Turutilah nasihat orang tua bila ingin berhasil.">
            <text:p>Turutilah nasihat orang tua bila ingin berhasil.</text:p>
          </table:table-cell>
          <table:table-cell table:formula="of:=OFFSET([.$A$1];COLUMNS([.$A19:.C19])-1+(ROWS([.$A$1:.$AMJ19])-1)*7;0)" office:value-type="string" office:string-value="Jangan melakukan perbuatan yang akhirnya merugikan diri sendiri. ">
            <text:p>Jangan melakukan perbuatan yang akhirnya merugikan diri sendiri. </text:p>
          </table:table-cell>
          <table:table-cell table:formula="of:=OFFSET([.$A$1];COLUMNS([.$A19:.D19])-1+(ROWS([.$A$1:.$AMJ19])-1)*7;0)" office:value-type="string" office:string-value="Seorang wanita harus memelihara kecantikannya.">
            <text:p>Seorang wanita harus memelihara kecantikannya.</text:p>
          </table:table-cell>
          <table:table-cell table:formula="of:=OFFSET([.$A$1];COLUMNS([.$A19:.E19])-1+(ROWS([.$A$1:.$AMJ19])-1)*7;0)" office:value-type="string" office:string-value="Seorang ibu mertua harus menyayangi manantuna.">
            <text:p>Seorang ibu mertua harus menyayangi manantuna.</text:p>
          </table:table-cell>
          <table:table-cell table:formula="of:=OFFSET([.$A$1];COLUMNS([.$A19:.F19])-1+(ROWS([.$A$1:.$AMJ19])-1)*7;0)" office:value-type="string" office:string-value="Seorang istri seharusnya dapat menjaga kesehatan diriny">
            <text:p>Seorang istri seharusnya dapat menjaga kesehatan diriny</text:p>
          </table:table-cell>
          <table:table-cell table:formula="of:=OFFSET([.$A$1];COLUMNS([.$A19:.G19])-1+(ROWS([.$A$1:.$AMJ19])-1)*7;0)" office:value-type="string" office:string-value="Answer: a ">
            <text:p>Answer: a </text:p>
          </table:table-cell>
          <table:table-cell table:number-columns-repeated="1015"/>
        </table:table-row>
        <table:table-row table:style-name="ro1">
          <table:table-cell table:style-name="ce10" office:value-type="string">
            <text:p><text:s/>Pengalaman hidup itu, guru yang baik. </text:p>
          </table:table-cell>
          <table:table-cell/>
          <table:table-cell table:formula="of:=OFFSET([.$A$1];COLUMNS([.$A20:.A20])-1+(ROWS([.$A$1:.$AMJ20])-1)*7;0)" office:value-type="string" office:string-value="20. Tak sampai haatinya hendak meninggalkan Medasing sakit, tiada berdaya seorang diri di rimba itu. Meskipun laki-laki itulah pangkalkemelaratannya, meskipun kepala penyamun yang buas itulah yang menganiaya ayah bundanya, sehinga tak tentu apa jadi mereka sekarang ini, dalam penghidupannya yang aman di tengah-tengah rimba di tengah penyamun-penyamun yang tak mengusiknya itu, dengan tiada setahunnya tumbuh di kalbunya tali perhibungan dengan merekBukan dalam perbuatan mereka yang buas, tetapi dalam perasaan hidup ... Anak Perawan di Sarang penyamun, ST| Unsur moral yang terdapat dalam penggalan novel di atas adalah .... ">
            <text:p>20. Tak sampai haatinya hendak meninggalkan Medasing sakit, tiada berdaya seorang diri di rimba itu. Meskipun laki-laki itulah pangkalkemelaratannya, meskipun kepala penyamun yang buas itulah yang menganiaya ayah bundanya, sehinga tak tentu apa jadi mereka sekarang ini, dalam penghidupannya yang aman di tengah-tengah rimba di tengah penyamun-penyamun yang tak mengusiknya itu, dengan tiada setahunnya tumbuh di kalbunya tali perhibungan dengan merekBukan dalam perbuatan mereka yang buas, tetapi dalam perasaan hidup ... Anak Perawan di Sarang penyamun, ST| Unsur moral yang terdapat dalam penggalan novel di atas adalah .... </text:p>
          </table:table-cell>
          <table:table-cell table:formula="of:=OFFSET([.$A$1];COLUMNS([.$A20:.B20])-1+(ROWS([.$A$1:.$AMJ20])-1)*7;0)" office:value-type="string" office:string-value="Tidak dendam">
            <text:p>Tidak dendam</text:p>
          </table:table-cell>
          <table:table-cell table:formula="of:=OFFSET([.$A$1];COLUMNS([.$A20:.C20])-1+(ROWS([.$A$1:.$AMJ20])-1)*7;0)" office:value-type="string" office:string-value="Tanggung jawab">
            <text:p>Tanggung jawab</text:p>
          </table:table-cell>
          <table:table-cell table:formula="of:=OFFSET([.$A$1];COLUMNS([.$A20:.D20])-1+(ROWS([.$A$1:.$AMJ20])-1)*7;0)" office:value-type="string" office:string-value="Kasih sayang ">
            <text:p>Kasih sayang </text:p>
          </table:table-cell>
          <table:table-cell table:formula="of:=OFFSET([.$A$1];COLUMNS([.$A20:.E20])-1+(ROWS([.$A$1:.$AMJ20])-1)*7;0)" office:value-type="string" office:string-value="Setia kawan ">
            <text:p>Setia kawan </text:p>
          </table:table-cell>
          <table:table-cell table:formula="of:=OFFSET([.$A$1];COLUMNS([.$A20:.F20])-1+(ROWS([.$A$1:.$AMJ20])-1)*7;0)" office:value-type="string" office:string-value="Perhatian ">
            <text:p>Perhatian </text:p>
          </table:table-cell>
          <table:table-cell table:formula="of:=OFFSET([.$A$1];COLUMNS([.$A20:.G20])-1+(ROWS([.$A$1:.$AMJ20])-1)*7;0)" office:value-type="string" office:string-value="Answer: c">
            <text:p>Answer: c</text:p>
          </table:table-cell>
          <table:table-cell table:number-columns-repeated="1015"/>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4. Huruf kapital yang digunakan secara benar terdapat pada</text:p>
          </table:table-cell>
          <table:table-cell table:number-columns-repeated="1023"/>
        </table:table-row>
        <table:table-row table:style-name="ro1">
          <table:table-cell table:style-name="ce10" office:value-type="string">
            <text:p>Rancangan Undang-undang itu sedang dibahas.</text:p>
          </table:table-cell>
          <table:table-cell table:number-columns-repeated="1023"/>
        </table:table-row>
        <table:table-row table:style-name="ro1">
          <table:table-cell table:style-name="ce10" office:value-type="string">
            <text:p>Beberapa Sekolah Dasar di daerah terpencil kekurangan guru.</text:p>
          </table:table-cell>
          <table:table-cell table:number-columns-repeated="1023"/>
        </table:table-row>
        <table:table-row table:style-name="ro1">
          <table:table-cell table:style-name="ce10" office:value-type="string">
            <text:p>Bahasa Indonesia ditetapkan sebagai Bahasa Negara dalam Undang-Undang Dasar kita.</text:p>
          </table:table-cell>
          <table:table-cell table:number-columns-repeated="1023"/>
        </table:table-row>
        <table:table-row table:style-name="ro1">
          <table:table-cell table:style-name="ce10" office:value-type="string">
            <text:p>Makalah berjudul ?Globalisasi dan Imperialisme?</text:p>
          </table:table-cell>
          <table:table-cell table:number-columns-repeated="1023"/>
        </table:table-row>
        <table:table-row table:style-name="ro1">
          <table:table-cell table:style-name="ce10" office:value-type="string">
            <text:p>Peng-Indonesiaan istilah asing perlu digalakkan.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5. Kata yang tidak cocok digunakan dalam komunikasi tulis resmi terdapat pada ....</text:p>
          </table:table-cell>
          <table:table-cell table:number-columns-repeated="1023"/>
        </table:table-row>
        <table:table-row table:style-name="ro1">
          <table:table-cell table:style-name="ce10" office:value-type="string">
            <text:p>Mengubah haluan</text:p>
          </table:table-cell>
          <table:table-cell table:number-columns-repeated="1023"/>
        </table:table-row>
        <table:table-row table:style-name="ro1">
          <table:table-cell table:style-name="ce10" office:value-type="string">
            <text:p>Mengukuhkan jabatan</text:p>
          </table:table-cell>
          <table:table-cell table:number-columns-repeated="1023"/>
        </table:table-row>
        <table:table-row table:style-name="ro1">
          <table:table-cell table:style-name="ce10" office:value-type="string">
            <text:p>Memantapkan jai diri </text:p>
          </table:table-cell>
          <table:table-cell table:number-columns-repeated="1023"/>
        </table:table-row>
        <table:table-row table:style-name="ro1">
          <table:table-cell table:style-name="ce10" office:value-type="string">
            <text:p>Menjajaki pendapat umum </text:p>
          </table:table-cell>
          <table:table-cell table:number-columns-repeated="1023"/>
        </table:table-row>
        <table:table-row table:style-name="ro1">
          <table:table-cell table:style-name="ce10" office:value-type="string">
            <text:p>Bertekat bulat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6. Kata sarapan yang cocok digunakan dalam komunikasi tulis resmi terdapat pada ... </text:p>
          </table:table-cell>
          <table:table-cell table:number-columns-repeated="1023"/>
        </table:table-row>
        <table:table-row table:style-name="ro1">
          <table:table-cell table:style-name="ce10" office:value-type="string">
            <text:p>Azas partal</text:p>
          </table:table-cell>
          <table:table-cell table:number-columns-repeated="1023"/>
        </table:table-row>
        <table:table-row table:style-name="ro1">
          <table:table-cell table:style-name="ce10" office:value-type="string">
            <text:p>Sikap emosionil</text:p>
          </table:table-cell>
          <table:table-cell table:number-columns-repeated="1023"/>
        </table:table-row>
        <table:table-row table:style-name="ro1">
          <table:table-cell table:style-name="ce10" office:value-type="string">
            <text:p>Aktifitas anak </text:p>
          </table:table-cell>
          <table:table-cell table:number-columns-repeated="1023"/>
        </table:table-row>
        <table:table-row table:style-name="ro1">
          <table:table-cell table:style-name="ce10" office:value-type="string">
            <text:p>Segi kognitif </text:p>
          </table:table-cell>
          <table:table-cell table:number-columns-repeated="1023"/>
        </table:table-row>
        <table:table-row table:style-name="ro1">
          <table:table-cell table:style-name="ce10" office:value-type="string">
            <text:p>Sujut syukur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7. Sudah saatnya ....peralatan militer kita segera dilakukan. Kalimat yang tepat untuk melengkapi kalimat di atas adalah.... </text:p>
          </table:table-cell>
          <table:table-cell table:number-columns-repeated="1023"/>
        </table:table-row>
        <table:table-row table:style-name="ro1">
          <table:table-cell table:style-name="ce10" office:value-type="string">
            <text:p>Perlengkapan</text:p>
          </table:table-cell>
          <table:table-cell table:number-columns-repeated="1023"/>
        </table:table-row>
        <table:table-row table:style-name="ro1">
          <table:table-cell table:style-name="ce10" office:value-type="string">
            <text:p>Kelengkapan</text:p>
          </table:table-cell>
          <table:table-cell table:number-columns-repeated="1023"/>
        </table:table-row>
        <table:table-row table:style-name="ro1">
          <table:table-cell table:style-name="ce10" office:value-type="string">
            <text:p>Pelengkapan</text:p>
          </table:table-cell>
          <table:table-cell table:number-columns-repeated="1023"/>
        </table:table-row>
        <table:table-row table:style-name="ro1">
          <table:table-cell table:style-name="ce10" office:value-type="string">
            <text:p>Pemerlengkap</text:p>
          </table:table-cell>
          <table:table-cell table:number-columns-repeated="1023"/>
        </table:table-row>
        <table:table-row table:style-name="ro1">
          <table:table-cell table:style-name="ce10" office:value-type="string">
            <text:p>pelengkap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8. Susunan kalimat yang tidak janggal terdapat pada ....</text:p>
          </table:table-cell>
          <table:table-cell table:number-columns-repeated="1023"/>
        </table:table-row>
        <table:table-row table:style-name="ro1">
          <table:table-cell table:style-name="ce10" office:value-type="string">
            <text:p>Siapapun yang bersalah, ia harus dihukum.</text:p>
          </table:table-cell>
          <table:table-cell table:number-columns-repeated="1023"/>
        </table:table-row>
        <table:table-row table:style-name="ro1">
          <table:table-cell table:style-name="ce10" office:value-type="string">
            <text:p>Sesudah berunding selama lima jam, putusan baru dapat diambil.</text:p>
          </table:table-cell>
          <table:table-cell table:number-columns-repeated="1023"/>
        </table:table-row>
        <table:table-row table:style-name="ro1">
          <table:table-cell table:style-name="ce10" office:value-type="string">
            <text:p>Alasannya adalah karena dia tidak patuh kepada atasan.</text:p>
          </table:table-cell>
          <table:table-cell table:number-columns-repeated="1023"/>
        </table:table-row>
        <table:table-row table:style-name="ro1">
          <table:table-cell table:style-name="ce10" office:value-type="string">
            <text:p>Selama era pasar bebas yang kuat akan menelan yang lemah.</text:p>
          </table:table-cell>
          <table:table-cell table:number-columns-repeated="1023"/>
        </table:table-row>
        <table:table-row table:style-name="ro1">
          <table:table-cell table:style-name="ce10" office:value-type="string">
            <text:p>Krisis ekonomi terjadi disebabkan karena korupsI, kolusi, dan nepotisme merajalel</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9. Fasilitas jalan masih terus dibangun di Kota Jakarta.Meskipun demikian, kepadatan dan kemacetan lalu lintas selalu terjadisetiap hari, baik pada pagi hari saat warga kota Jakarta dan sekitarnya akan memulai aktivitasnya, maupun sore hari saat mereka pulangke rumahnya..... | Kalimat yang sesuai sebagai kelanjutan paragraf diatas adalah .....</text:p>
          </table:table-cell>
          <table:table-cell table:number-columns-repeated="1023"/>
        </table:table-row>
        <table:table-row table:style-name="ro1">
          <table:table-cell table:style-name="ce10" office:value-type="string">
            <text:p>Sebelum ada ledakan penduduk di perkotaan dan pemilikan kendaraan pribadi, kota Jakarta masih terasa naman.</text:p>
          </table:table-cell>
          <table:table-cell table:number-columns-repeated="1023"/>
        </table:table-row>
        <table:table-row table:style-name="ro1">
          <table:table-cell table:style-name="ce10" office:value-type="string">
            <text:p>Upaya yang dilakukan pemerintah daerah selama ini hanya masalah pelebaran jalan dan pembuatan jalan layang.</text:p>
          </table:table-cell>
          <table:table-cell table:number-columns-repeated="1023"/>
        </table:table-row>
        <table:table-row table:style-name="ro1">
          <table:table-cell table:style-name="ce10" office:value-type="string">
            <text:p>Keadaan seperti itu dapat dijadikan alasan agar sistem transportasi massa di kota Jakarta segera dibangun.</text:p>
          </table:table-cell>
          <table:table-cell table:number-columns-repeated="1023"/>
        </table:table-row>
        <table:table-row table:style-name="ro1">
          <table:table-cell table:style-name="ce10" office:value-type="string">
            <text:p>Telah diberitakan diberbagai media masA bahwa sistem transportasi massa di kota Jakarta segera dibangun.</text:p>
          </table:table-cell>
          <table:table-cell table:number-columns-repeated="1023"/>
        </table:table-row>
        <table:table-row table:style-name="ro1">
          <table:table-cell table:style-name="ce10" office:value-type="string">
            <text:p>Hal yang perlu diperhatikan lebih lanjut adalah keterkaitan sistem transportasi yang terpadu dengan struktur kota Jakart</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10. Para tokoh masyarakat memandang bahwa ide-ide para mahasiswa yang disampaikan kepada pemerintah melalui demontrasi belum direspon secara proporsional. Kata ulang yang semakna dengan kata ulang bercetak miring dalam kalimat di atas adalah .... </text:p>
          </table:table-cell>
          <table:table-cell table:number-columns-repeated="1023"/>
        </table:table-row>
        <table:table-row table:style-name="ro1">
          <table:table-cell table:style-name="ce10" office:value-type="string">
            <text:p>Sakit-sakit</text:p>
          </table:table-cell>
          <table:table-cell table:number-columns-repeated="1023"/>
        </table:table-row>
        <table:table-row table:style-name="ro1">
          <table:table-cell table:style-name="ce10" office:value-type="string">
            <text:p>Tinggi-tinggi </text:p>
          </table:table-cell>
          <table:table-cell table:number-columns-repeated="1023"/>
        </table:table-row>
        <table:table-row table:style-name="ro1">
          <table:table-cell table:style-name="ce10" office:value-type="string">
            <text:p>Duduk-duduk </text:p>
          </table:table-cell>
          <table:table-cell table:number-columns-repeated="1023"/>
        </table:table-row>
        <table:table-row table:style-name="ro1">
          <table:table-cell table:style-name="ce10" office:value-type="string">
            <text:p>Pikiran-pikiran </text:p>
          </table:table-cell>
          <table:table-cell table:number-columns-repeated="1023"/>
        </table:table-row>
        <table:table-row table:style-name="ro1">
          <table:table-cell table:style-name="ce10" office:value-type="string">
            <text:p>Pusing-pusing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11. Anak itu menderita sakit akibat kehujanan sepanjang perjalanan menuju ke rumahnyKata berimbuhan ke-an pada kata bercetak miring dalam kalimat di atas semakna dengan kata berimbuhan ke ?an dalam kalimat .....</text:p>
          </table:table-cell>
          <table:table-cell table:number-columns-repeated="1023"/>
        </table:table-row>
        <table:table-row table:style-name="ro1">
          <table:table-cell table:style-name="ce10" office:value-type="string">
            <text:p>Kedua pengantin itu merasakan kebahagiaan yang selama ini mereka dambakan.</text:p>
          </table:table-cell>
          <table:table-cell table:number-columns-repeated="1023"/>
        </table:table-row>
        <table:table-row table:style-name="ro1">
          <table:table-cell table:style-name="ce10" office:value-type="string">
            <text:p>Ledakan bom itu kedengaran sampai ke seluruh lantai gedung. </text:p>
          </table:table-cell>
          <table:table-cell table:number-columns-repeated="1023"/>
        </table:table-row>
        <table:table-row table:style-name="ro1">
          <table:table-cell table:style-name="ce10" office:value-type="string">
            <text:p>Masalah kemiskinan di Indonesia harus ditangani secara serius. </text:p>
          </table:table-cell>
          <table:table-cell table:number-columns-repeated="1023"/>
        </table:table-row>
        <table:table-row table:style-name="ro1">
          <table:table-cell table:style-name="ce10" office:value-type="string">
            <text:p>Kemacetan lalu lintas setiap hari terjadi di Jakarta.</text:p>
          </table:table-cell>
          <table:table-cell table:number-columns-repeated="1023"/>
        </table:table-row>
        <table:table-row table:style-name="ro1">
          <table:table-cell table:style-name="ce10" office:value-type="string">
            <text:p>Petani itu keracunan setelah makan sayuran mentah.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12. Pemakaian tanda titik dua dalam kalimat-kalimat berikut yangsesuai dengan Pedoman Umum EYD adalah ...</text:p>
          </table:table-cell>
          <table:table-cell table:number-columns-repeated="1023"/>
        </table:table-row>
        <table:table-row table:style-name="ro1">
          <table:table-cell table:style-name="ce10" office:value-type="string">
            <text:p>Ayahku sedang mencari: celana, sepatu, dan topi.</text:p>
          </table:table-cell>
          <table:table-cell table:number-columns-repeated="1023"/>
        </table:table-row>
        <table:table-row table:style-name="ro1">
          <table:table-cell table:style-name="ce10" office:value-type="string">
            <text:p>Dalam rapat itu yang hadir hanya: Mattalata, Faisol, Rogers, dan Rozi. </text:p>
          </table:table-cell>
          <table:table-cell table:number-columns-repeated="1023"/>
        </table:table-row>
        <table:table-row table:style-name="ro1">
          <table:table-cell table:style-name="ce10" office:value-type="string">
            <text:p>Saya masih memerlukan perabot rumah tangga: meja, almari, dan kursi. </text:p>
          </table:table-cell>
          <table:table-cell table:number-columns-repeated="1023"/>
        </table:table-row>
        <table:table-row table:style-name="ro1">
          <table:table-cell table:style-name="ce10" office:value-type="string">
            <text:p>Sebentar lagi anak saya akan membeli :radio, jam dinding, dan tas.</text:p>
          </table:table-cell>
          <table:table-cell table:number-columns-repeated="1023"/>
        </table:table-row>
        <table:table-row table:style-name="ro1">
          <table:table-cell table:style-name="ce10" office:value-type="string">
            <text:p>Fakultas itu mempunai jurusan : Kimia, Geologi, biologi, dan Geodesi.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13. Penulisan nama dengan gelar kesarjanaannya yangtepat terdapat dalam contoh.... </text:p>
          </table:table-cell>
          <table:table-cell table:number-columns-repeated="1023"/>
        </table:table-row>
        <table:table-row table:style-name="ro1">
          <table:table-cell table:style-name="ce10" office:value-type="string">
            <text:p>Dr. Valentino Woworuntu, MBA.</text:p>
          </table:table-cell>
          <table:table-cell table:number-columns-repeated="1023"/>
        </table:table-row>
        <table:table-row table:style-name="ro1">
          <table:table-cell table:style-name="ce10" office:value-type="string">
            <text:p>DR. Lajnah Latifah, M.Pd.</text:p>
          </table:table-cell>
          <table:table-cell table:number-columns-repeated="1023"/>
        </table:table-row>
        <table:table-row table:style-name="ro1">
          <table:table-cell table:style-name="ce10" office:value-type="string">
            <text:p>Ir. Lois Lalu, M</text:p>
          </table:table-cell>
          <table:table-cell table:number-columns-repeated="1023"/>
        </table:table-row>
        <table:table-row table:style-name="ro1">
          <table:table-cell table:style-name="ce10" office:value-type="string">
            <text:p>I.R. Cordiva Aridho, M.M.</text:p>
          </table:table-cell>
          <table:table-cell table:number-columns-repeated="1023"/>
        </table:table-row>
        <table:table-row table:style-name="ro1">
          <table:table-cell table:style-name="ce10" office:value-type="string">
            <text:p>DRS. Saddam Husnaeni, SH.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14. Penulisan Imbuhan serapan yangsesuai dengan Pedoman Umum EYD terdapat pada contoh kalimat .....</text:p>
          </table:table-cell>
          <table:table-cell table:number-columns-repeated="1023"/>
        </table:table-row>
        <table:table-row table:style-name="ro1">
          <table:table-cell table:style-name="ce10" office:value-type="string">
            <text:p>Petemun nonformal antara kedua presiden itu akan berlangsung di Istana Bogor. </text:p>
          </table:table-cell>
          <table:table-cell table:number-columns-repeated="1023"/>
        </table:table-row>
        <table:table-row table:style-name="ro1">
          <table:table-cell table:style-name="ce10" office:value-type="string">
            <text:p>Komunikasi telepon antar kota di Kupang sempat putus karena ada gangguan teknis. </text:p>
          </table:table-cell>
          <table:table-cell table:number-columns-repeated="1023"/>
        </table:table-row>
        <table:table-row table:style-name="ro1">
          <table:table-cell table:style-name="ce10" office:value-type="string">
            <text:p>Bantuan masyarakat kepada para tuna rungu masih perlu ditingkatkan. </text:p>
          </table:table-cell>
          <table:table-cell table:number-columns-repeated="1023"/>
        </table:table-row>
        <table:table-row table:style-name="ro1">
          <table:table-cell table:style-name="ce10" office:value-type="string">
            <text:p>Setiap sub-bab dalambuku itu perlu dibaca agar dapat dipahami isin</text:p>
          </table:table-cell>
          <table:table-cell table:number-columns-repeated="1023"/>
        </table:table-row>
        <table:table-row table:style-name="ro1">
          <table:table-cell table:style-name="ce10" office:value-type="string">
            <text:p>Pada tahap semi-final Kesebelasan Korea tampak kompak bermain.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15. Pemakaian tanda koma dalam kalimat berikut yang tepat adalah .....</text:p>
          </table:table-cell>
          <table:table-cell table:number-columns-repeated="1023"/>
        </table:table-row>
        <table:table-row table:style-name="ro1">
          <table:table-cell table:style-name="ce10" office:value-type="string">
            <text:p>Mereka, sebenarnya bukan pemain yang berbakat melainkan pemain yang mempunyai kemauan keras.</text:p>
          </table:table-cell>
          <table:table-cell table:number-columns-repeated="1023"/>
        </table:table-row>
        <table:table-row table:style-name="ro1">
          <table:table-cell table:style-name="ce10" office:value-type="string">
            <text:p>Dia harus membatalkan niatnya pergi ke Paris, karena pesawat yang mau ditumpangi rusak.</text:p>
          </table:table-cell>
          <table:table-cell table:number-columns-repeated="1023"/>
        </table:table-row>
        <table:table-row table:style-name="ro1">
          <table:table-cell table:style-name="ce10" office:value-type="string">
            <text:p>Para politisi dan pejabat pemerintah, diharapkan bekerja lebih keras agar masyarakat lebih sejahtera.</text:p>
          </table:table-cell>
          <table:table-cell table:number-columns-repeated="1023"/>
        </table:table-row>
        <table:table-row table:style-name="ro1">
          <table:table-cell table:style-name="ce10" office:value-type="string">
            <text:p>Penghasilan utama daerah jawa barat, adalah padi sedangkan daerah Maluku adalah rempah-rempah.</text:p>
          </table:table-cell>
          <table:table-cell table:number-columns-repeated="1023"/>
        </table:table-row>
        <table:table-row table:style-name="ro1">
          <table:table-cell table:style-name="ce10" office:value-type="string">
            <text:p>Sebetulnya, tim Indonesia ebih banyak memiliki peluang emas, tetapi karena penyelesainna kurang baik, akhirnya kalah melawan tim Malaysi</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16. Rangkaian penulisan kata serapan yang sesuai dengan EYD adalah …</text:p>
          </table:table-cell>
          <table:table-cell table:number-columns-repeated="1023"/>
        </table:table-row>
        <table:table-row table:style-name="ro1">
          <table:table-cell table:style-name="ce10" office:value-type="string">
            <text:p><text:s/>Monarkhi, akhir analisa, autopsi</text:p>
          </table:table-cell>
          <table:table-cell table:number-columns-repeated="1023"/>
        </table:table-row>
        <table:table-row table:style-name="ro1">
          <table:table-cell table:style-name="ce10" office:value-type="string">
            <text:p>Sekunder, ransliterasi,otopsi, varitas</text:p>
          </table:table-cell>
          <table:table-cell table:number-columns-repeated="1023"/>
        </table:table-row>
        <table:table-row table:style-name="ro1">
          <table:table-cell table:style-name="ce10" office:value-type="string">
            <text:p>Teknik, khlorida, komplit, materiel </text:p>
          </table:table-cell>
          <table:table-cell table:number-columns-repeated="1023"/>
        </table:table-row>
        <table:table-row table:style-name="ro1">
          <table:table-cell table:style-name="ce10" office:value-type="string">
            <text:p>Frekwensi, ekstrimis, etletik,grup </text:p>
          </table:table-cell>
          <table:table-cell table:number-columns-repeated="1023"/>
        </table:table-row>
        <table:table-row table:style-name="ro1">
          <table:table-cell table:style-name="ce10" office:value-type="string">
            <text:p>Komplet, anarki,varietas, pasien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17. Di daerahnya, di pelosok kampung, Pak Sembiring terbiasa menggnakan bahasa daerahnyKetika dia pindah ke Jakarta, kebiasannya masih saja dipertahankan. Pantaslah banyak orang terdiam atau senyum-senyum jika diajak bicara PakSembiring karena mereka tidakpaham apa yang dikatakannyKebiasaan Pak Semibiring sesuai dengan ilustrasi di atas, tidak sejalan dengan peribahasa...</text:p>
          </table:table-cell>
          <table:table-cell table:number-columns-repeated="1023"/>
        </table:table-row>
        <table:table-row table:style-name="ro1">
          <table:table-cell table:style-name="ce10" office:value-type="string">
            <text:p>Ibarat kembang, bagus dipakai, layu dibuang. </text:p>
          </table:table-cell>
          <table:table-cell table:number-columns-repeated="1023"/>
        </table:table-row>
        <table:table-row table:style-name="ro1">
          <table:table-cell table:style-name="ce10" office:value-type="string">
            <text:p>Lain ldang, lain belakang.</text:p>
          </table:table-cell>
          <table:table-cell table:number-columns-repeated="1023"/>
        </table:table-row>
        <table:table-row table:style-name="ro1">
          <table:table-cell table:style-name="ce10" office:value-type="string">
            <text:p>Ayam hitam terbang malam.</text:p>
          </table:table-cell>
          <table:table-cell table:number-columns-repeated="1023"/>
        </table:table-row>
        <table:table-row table:style-name="ro1">
          <table:table-cell table:style-name="ce10" office:value-type="string">
            <text:p>Di mana tanah dipijak, di situ langit dijunjung.</text:p>
          </table:table-cell>
          <table:table-cell table:number-columns-repeated="1023"/>
        </table:table-row>
        <table:table-row table:style-name="ro1">
          <table:table-cell table:style-name="ce10" office:value-type="string">
            <text:p>Berjalan peliharalah kaki, berkata peliharalah lidah.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1">
          <table:table-cell table:style-name="ce10" office:value-type="string">
            <text:p>18. Di sini angin pun kecil-kecil dan mengusap wajah kita Di luar musim pun menyekap dan engahan udara Menghembus pohon-pohon, membelai-belai wajah kita Di serambi. Dingin lewat dan berhenti Bersama langkahku.Bersama bisikan di pusat hatimu... Angin Kecil-Kecil dan Musim Menyekap Kita, Abdul hadi. | Penggalan puisi diatas menggunakan majas .... </text:p>
          </table:table-cell>
          <table:table-cell table:number-columns-repeated="1023"/>
        </table:table-row>
        <table:table-row table:style-name="ro1">
          <table:table-cell table:style-name="ce10" office:value-type="string">
            <text:p>Pleonasme</text:p>
          </table:table-cell>
          <table:table-cell table:number-columns-repeated="1023"/>
        </table:table-row>
        <table:table-row table:style-name="ro1">
          <table:table-cell table:style-name="ce10" office:value-type="string">
            <text:p>Litotes</text:p>
          </table:table-cell>
          <table:table-cell table:number-columns-repeated="1023"/>
        </table:table-row>
        <table:table-row table:style-name="ro1">
          <table:table-cell table:style-name="ce10" office:value-type="string">
            <text:p>Personifikasi </text:p>
          </table:table-cell>
          <table:table-cell table:number-columns-repeated="1023"/>
        </table:table-row>
        <table:table-row table:style-name="ro1">
          <table:table-cell table:style-name="ce10" office:value-type="string">
            <text:p>Eufemisme</text:p>
          </table:table-cell>
          <table:table-cell table:number-columns-repeated="1023"/>
        </table:table-row>
        <table:table-row table:style-name="ro1">
          <table:table-cell table:style-name="ce10" office:value-type="string">
            <text:p><text:s/>Repetisi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19. Berpuasa sunat itu besar manfaatnya, Rapiah tadi sementara itu wajib benar bagimu memelihara kewarasan tubuhmu. Jangan rupamu secara ini, tinggal kulit pembalut tulang saja?. Benar sekali badanmu menjadi kurus, Ibu. Tapi bukanlah kurus itu disebabkan oleh berpuasMeskipun kurus, tetapi perasaanku kesehatan tubuh tidaklah terganggu. Salah Asuhan, Abdol Moeis. Apa amanat yang terungkap dalam penggalan novel di atas?</text:p>
          </table:table-cell>
          <table:table-cell table:number-columns-repeated="1023"/>
        </table:table-row>
        <table:table-row table:style-name="ro1">
          <table:table-cell table:style-name="ce10" office:value-type="string">
            <text:p>Turutilah nasihat orang tua bila ingin berhasil.</text:p>
          </table:table-cell>
          <table:table-cell table:number-columns-repeated="1023"/>
        </table:table-row>
        <table:table-row table:style-name="ro1">
          <table:table-cell table:style-name="ce10" office:value-type="string">
            <text:p>Jangan melakukan perbuatan yang akhirnya merugikan diri sendiri. </text:p>
          </table:table-cell>
          <table:table-cell table:number-columns-repeated="1023"/>
        </table:table-row>
        <table:table-row table:style-name="ro1">
          <table:table-cell table:style-name="ce10" office:value-type="string">
            <text:p>Seorang wanita harus memelihara kecantikannya.</text:p>
          </table:table-cell>
          <table:table-cell table:number-columns-repeated="1023"/>
        </table:table-row>
        <table:table-row table:style-name="ro1">
          <table:table-cell table:style-name="ce10" office:value-type="string">
            <text:p>Seorang ibu mertua harus menyayangi manantuna.</text:p>
          </table:table-cell>
          <table:table-cell table:number-columns-repeated="1023"/>
        </table:table-row>
        <table:table-row table:style-name="ro1">
          <table:table-cell table:style-name="ce10" office:value-type="string">
            <text:p>Seorang istri seharusnya dapat menjaga kesehatan diriny</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20. Tak sampai haatinya hendak meninggalkan Medasing sakit, tiada berdaya seorang diri di rimba itu. Meskipun laki-laki itulah pangkalkemelaratannya, meskipun kepala penyamun yang buas itulah yang menganiaya ayah bundanya, sehinga tak tentu apa jadi mereka sekarang ini, dalam penghidupannya yang aman di tengah-tengah rimba di tengah penyamun-penyamun yang tak mengusiknya itu, dengan tiada setahunnya tumbuh di kalbunya tali perhibungan dengan merekBukan dalam perbuatan mereka yang buas, tetapi dalam perasaan hidup ... Anak Perawan di Sarang penyamun, ST| Unsur moral yang terdapat dalam penggalan novel di atas adalah .... </text:p>
          </table:table-cell>
          <table:table-cell table:number-columns-repeated="1023"/>
        </table:table-row>
        <table:table-row table:style-name="ro1">
          <table:table-cell table:style-name="ce10" office:value-type="string">
            <text:p>Tidak dendam</text:p>
          </table:table-cell>
          <table:table-cell table:number-columns-repeated="1023"/>
        </table:table-row>
        <table:table-row table:style-name="ro1">
          <table:table-cell table:style-name="ce10" office:value-type="string">
            <text:p>Tanggung jawab</text:p>
          </table:table-cell>
          <table:table-cell table:number-columns-repeated="1023"/>
        </table:table-row>
        <table:table-row table:style-name="ro1">
          <table:table-cell table:style-name="ce10" office:value-type="string">
            <text:p>Kasih sayang </text:p>
          </table:table-cell>
          <table:table-cell table:number-columns-repeated="1023"/>
        </table:table-row>
        <table:table-row table:style-name="ro1">
          <table:table-cell table:style-name="ce10" office:value-type="string">
            <text:p>Setia kawan </text:p>
          </table:table-cell>
          <table:table-cell table:number-columns-repeated="1023"/>
        </table:table-row>
        <table:table-row table:style-name="ro1">
          <table:table-cell table:style-name="ce10" office:value-type="string">
            <text:p>Perhatian </text:p>
          </table:table-cell>
          <table:table-cell table:number-columns-repeated="1023"/>
        </table:table-row>
        <table:table-row table:style-name="ro1">
          <table:table-cell table:style-name="ce10" office:value-type="string">
            <text:p>Answer: c</text:p>
          </table:table-cell>
          <table:table-cell table:number-columns-repeated="1023"/>
        </table:table-row>
        <table:table-row table:style-name="ro1" table:number-rows-repeated="1048435">
          <table:table-cell table:number-columns-repeated="1024"/>
        </table:table-row>
        <table:table-row table:style-name="ro1">
          <table:table-cell table:number-columns-repeated="1024"/>
        </table:table-row>
        <table:named-expressions>
          <table:named-range table:name="_xlnm._FilterDatabase" table:base-cell-address="$'ACAK KATA'.$A$1" table:cell-range-address="$'BHS INDO2'.$A$1:.$A$140"/>
        </table:named-expressions>
      </table:table>
      <table:table table:name="Pancasila" table:style-name="ta4" table:print="false">
        <office:forms form:automatic-focus="false" form:apply-design-mode="false"/>
        <table:table-column table:style-name="co23" table:visibility="collapse" table:default-cell-style-name="ce12"/>
        <table:table-column table:style-name="co24" table:visibility="collapse" table:default-cell-style-name="ce12"/>
        <table:table-column table:style-name="co25" table:default-cell-style-name="ce12"/>
        <table:table-column table:style-name="co26" table:default-cell-style-name="ce12"/>
        <table:table-column table:style-name="co20" table:default-cell-style-name="ce12"/>
        <table:table-column table:style-name="co27" table:default-cell-style-name="ce12"/>
        <table:table-column table:style-name="co28" table:default-cell-style-name="ce12"/>
        <table:table-column table:style-name="co29" table:default-cell-style-name="ce12"/>
        <table:table-column table:style-name="co24" table:number-columns-repeated="1016" table:default-cell-style-name="ce12"/>
        <table:table-row table:style-name="ro1">
          <table:table-cell table:style-name="ce11" office:value-type="string">
            <text:p>21. Ir.Soekarno dalam sidang BPUPKI pertama, mengusulkan rumusan Pancasila yaitu ....</text:p>
          </table:table-cell>
          <table:table-cell/>
          <table:table-cell table:formula="of:=OFFSET([.$A$1];COLUMNS([.$A1:.A1])-1+(ROWS([.$A$1:.$AMJ1])-1)*7;0)" office:value-type="string" office:string-value="21. Ir.Soekarno dalam sidang BPUPKI pertama, mengusulkan rumusan Pancasila yaitu ....">
            <text:p>21. Ir.Soekarno dalam sidang BPUPKI pertama, mengusulkan rumusan Pancasila yaitu ....</text:p>
          </table:table-cell>
          <table:table-cell table:formula="of:=OFFSET([.$A$1];COLUMNS([.$A1:.B1])-1+(ROWS([.$A$1:.$AMJ1])-1)*7;0)" office:value-type="string" office:string-value="Nasionalisme internasional (peri kemanusiaan), mufakat, kesejahteraan sosial dan kutuhanan">
            <text:p>Nasionalisme internasional (peri kemanusiaan), mufakat, kesejahteraan sosial dan kutuhanan</text:p>
          </table:table-cell>
          <table:table-cell table:formula="of:=OFFSET([.$A$1];COLUMNS([.$A1:.C1])-1+(ROWS([.$A$1:.$AMJ1])-1)*7;0)" office:value-type="string" office:string-value="Nasionalisme, Ketuhanan Yang Maha Esa, perikemanusiaan, kebangsaan Indonesia, mufakat dan kesejahteraan sosial.">
            <text:p>Nasionalisme, Ketuhanan Yang Maha Esa, perikemanusiaan, kebangsaan Indonesia, mufakat dan kesejahteraan sosial.</text:p>
          </table:table-cell>
          <table:table-cell table:formula="of:=OFFSET([.$A$1];COLUMNS([.$A1:.D1])-1+(ROWS([.$A$1:.$AMJ1])-1)*7;0)" office:value-type="string" office:string-value="kesejahteraan sosial, internasionalisme, nasionalisme, peri kemanusiaan dan ketuhanan">
            <text:p>kesejahteraan sosial, internasionalisme, nasionalisme, peri kemanusiaan dan ketuhanan</text:p>
          </table:table-cell>
          <table:table-cell table:formula="of:=OFFSET([.$A$1];COLUMNS([.$A1:.E1])-1+(ROWS([.$A$1:.$AMJ1])-1)*7;0)" office:value-type="string" office:string-value="internasionalisme, nasionalisme, mufakat, demokrasi dan ketuhanan">
            <text:p>internasionalisme, nasionalisme, mufakat, demokrasi dan ketuhanan</text:p>
          </table:table-cell>
          <table:table-cell table:formula="of:=OFFSET([.$A$1];COLUMNS([.$A1:.F1])-1+(ROWS([.$A$1:.$AMJ1])-1)*7;0)" office:value-type="string" office:string-value="Gotong royong, ketuhanan, kerakyatan, nasionalisme dan demokrasi ">
            <text:p>Gotong royong, ketuhanan, kerakyatan, nasionalisme dan demokrasi </text:p>
          </table:table-cell>
          <table:table-cell table:formula="of:=OFFSET([.$A$1];COLUMNS([.$A1:.G1])-1+(ROWS([.$A$1:.$AMJ1])-1)*7;0)" office:value-type="string" office:string-value="Answer: e ">
            <text:p>Answer: e </text:p>
          </table:table-cell>
          <table:table-cell table:number-columns-repeated="1015"/>
        </table:table-row>
        <table:table-row table:style-name="ro1">
          <table:table-cell table:style-name="ce11" office:value-type="string">
            <text:p>Nasionalisme internasional (peri kemanusiaan), mufakat, kesejahteraan sosial dan kutuhanan</text:p>
          </table:table-cell>
          <table:table-cell/>
          <table:table-cell table:formula="of:=OFFSET([.$A$1];COLUMNS([.$A2:.A2])-1+(ROWS([.$A$1:.$AMJ2])-1)*7;0)" office:value-type="string" office:string-value="22. Pancasila menjadi azas dalam kehidupan bermasyarakat, berbangsa dan bernegarOleh karena itu, setiap warga negara hendaknya....">
            <text:p>22. Pancasila menjadi azas dalam kehidupan bermasyarakat, berbangsa dan bernegarOleh karena itu, setiap warga negara hendaknya....</text:p>
          </table:table-cell>
          <table:table-cell table:formula="of:=OFFSET([.$A$1];COLUMNS([.$A2:.B2])-1+(ROWS([.$A$1:.$AMJ2])-1)*7;0)" office:value-type="string" office:string-value="Memahami Pancasila sebagai sumber hukum">
            <text:p>Memahami Pancasila sebagai sumber hukum</text:p>
          </table:table-cell>
          <table:table-cell table:formula="of:=OFFSET([.$A$1];COLUMNS([.$A2:.C2])-1+(ROWS([.$A$1:.$AMJ2])-1)*7;0)" office:value-type="string" office:string-value="Memahami Pancasila sebagai dasar negara ">
            <text:p>Memahami Pancasila sebagai dasar negara </text:p>
          </table:table-cell>
          <table:table-cell table:formula="of:=OFFSET([.$A$1];COLUMNS([.$A2:.D2])-1+(ROWS([.$A$1:.$AMJ2])-1)*7;0)" office:value-type="string" office:string-value="Berperilaku sesuai nilai-nilai Pancasila">
            <text:p>Berperilaku sesuai nilai-nilai Pancasila</text:p>
          </table:table-cell>
          <table:table-cell table:formula="of:=OFFSET([.$A$1];COLUMNS([.$A2:.E2])-1+(ROWS([.$A$1:.$AMJ2])-1)*7;0)" office:value-type="string" office:string-value="Berupaya selalu mempelajari Pancasila">
            <text:p>Berupaya selalu mempelajari Pancasila</text:p>
          </table:table-cell>
          <table:table-cell table:formula="of:=OFFSET([.$A$1];COLUMNS([.$A2:.F2])-1+(ROWS([.$A$1:.$AMJ2])-1)*7;0)" office:value-type="string" office:string-value="Mempelajari hakikat dari Pancasila ">
            <text:p>Mempelajari hakikat dari Pancasila </text:p>
          </table:table-cell>
          <table:table-cell table:formula="of:=OFFSET([.$A$1];COLUMNS([.$A2:.G2])-1+(ROWS([.$A$1:.$AMJ2])-1)*7;0)" office:value-type="string" office:string-value="Answer: c ">
            <text:p>Answer: c </text:p>
          </table:table-cell>
          <table:table-cell table:number-columns-repeated="1015"/>
        </table:table-row>
        <table:table-row table:style-name="ro1">
          <table:table-cell table:style-name="ce11" office:value-type="string">
            <text:p>Nasionalisme, Ketuhanan Yang Maha Esa, perikemanusiaan, kebangsaan Indonesia, mufakat dan kesejahteraan sosial.</text:p>
          </table:table-cell>
          <table:table-cell/>
          <table:table-cell table:formula="of:=OFFSET([.$A$1];COLUMNS([.$A3:.A3])-1+(ROWS([.$A$1:.$AMJ3])-1)*7;0)" office:value-type="string" office:string-value="23. Pancasila sebagai way of life dalam kehidupan berbangsa, bernegara, dan bermasyarakat. Dalam hal ini Pancasila memiliki makna sebagai.....">
            <text:p>23. Pancasila sebagai way of life dalam kehidupan berbangsa, bernegara, dan bermasyarakat. Dalam hal ini Pancasila memiliki makna sebagai.....</text:p>
          </table:table-cell>
          <table:table-cell table:formula="of:=OFFSET([.$A$1];COLUMNS([.$A3:.B3])-1+(ROWS([.$A$1:.$AMJ3])-1)*7;0)" office:value-type="string" office:string-value="Kristalisasi nilai">
            <text:p>Kristalisasi nilai</text:p>
          </table:table-cell>
          <table:table-cell table:formula="of:=OFFSET([.$A$1];COLUMNS([.$A3:.C3])-1+(ROWS([.$A$1:.$AMJ3])-1)*7;0)" office:value-type="string" office:string-value="Ciri-ciri warga negara ">
            <text:p>Ciri-ciri warga negara </text:p>
          </table:table-cell>
          <table:table-cell table:formula="of:=OFFSET([.$A$1];COLUMNS([.$A3:.D3])-1+(ROWS([.$A$1:.$AMJ3])-1)*7;0)" office:value-type="string" office:string-value="Kepribadian bangsa">
            <text:p>Kepribadian bangsa</text:p>
          </table:table-cell>
          <table:table-cell table:formula="of:=OFFSET([.$A$1];COLUMNS([.$A3:.E3])-1+(ROWS([.$A$1:.$AMJ3])-1)*7;0)" office:value-type="string" office:string-value="Karakteristik bangsa ">
            <text:p>Karakteristik bangsa </text:p>
          </table:table-cell>
          <table:table-cell table:formula="of:=OFFSET([.$A$1];COLUMNS([.$A3:.F3])-1+(ROWS([.$A$1:.$AMJ3])-1)*7;0)" office:value-type="string" office:string-value="Pedoman hidup ">
            <text:p>Pedoman hidup </text:p>
          </table:table-cell>
          <table:table-cell table:formula="of:=OFFSET([.$A$1];COLUMNS([.$A3:.G3])-1+(ROWS([.$A$1:.$AMJ3])-1)*7;0)" office:value-type="string" office:string-value="Answer: e ">
            <text:p>Answer: e </text:p>
          </table:table-cell>
          <table:table-cell table:number-columns-repeated="1015"/>
        </table:table-row>
        <table:table-row table:style-name="ro1">
          <table:table-cell table:style-name="ce11" office:value-type="string">
            <text:p>kesejahteraan sosial, internasionalisme, nasionalisme, peri kemanusiaan dan ketuhanan</text:p>
          </table:table-cell>
          <table:table-cell/>
          <table:table-cell table:formula="of:=OFFSET([.$A$1];COLUMNS([.$A4:.A4])-1+(ROWS([.$A$1:.$AMJ4])-1)*7;0)" office:value-type="string" office:string-value="24. Pancasila tidak mengenal adanya fasisme sebab fasisme bertitik tolak pada ,,,, ">
            <text:p>24. Pancasila tidak mengenal adanya fasisme sebab fasisme bertitik tolak pada ,,,, </text:p>
          </table:table-cell>
          <table:table-cell table:formula="of:=OFFSET([.$A$1];COLUMNS([.$A4:.B4])-1+(ROWS([.$A$1:.$AMJ4])-1)*7;0)" office:value-type="string" office:string-value="Pemusatan kekuasaan pada beberapa orang">
            <text:p>Pemusatan kekuasaan pada beberapa orang</text:p>
          </table:table-cell>
          <table:table-cell table:formula="of:=OFFSET([.$A$1];COLUMNS([.$A4:.C4])-1+(ROWS([.$A$1:.$AMJ4])-1)*7;0)" office:value-type="string" office:string-value="Mengutamakan individualisme radikal">
            <text:p>Mengutamakan individualisme radikal</text:p>
          </table:table-cell>
          <table:table-cell table:formula="of:=OFFSET([.$A$1];COLUMNS([.$A4:.D4])-1+(ROWS([.$A$1:.$AMJ4])-1)*7;0)" office:value-type="string" office:string-value="Material modern dan individualisme ">
            <text:p>Material modern dan individualisme </text:p>
          </table:table-cell>
          <table:table-cell table:formula="of:=OFFSET([.$A$1];COLUMNS([.$A4:.E4])-1+(ROWS([.$A$1:.$AMJ4])-1)*7;0)" office:value-type="string" office:string-value="Pemusatan kekuasaan pada satu orang ">
            <text:p>Pemusatan kekuasaan pada satu orang </text:p>
          </table:table-cell>
          <table:table-cell table:formula="of:=OFFSET([.$A$1];COLUMNS([.$A4:.F4])-1+(ROWS([.$A$1:.$AMJ4])-1)*7;0)" office:value-type="string" office:string-value="Memaksakan praktek liberalisme ">
            <text:p>Memaksakan praktek liberalisme </text:p>
          </table:table-cell>
          <table:table-cell table:formula="of:=OFFSET([.$A$1];COLUMNS([.$A4:.G4])-1+(ROWS([.$A$1:.$AMJ4])-1)*7;0)" office:value-type="string" office:string-value="Answer: b ">
            <text:p>Answer: b </text:p>
          </table:table-cell>
          <table:table-cell table:number-columns-repeated="1015"/>
        </table:table-row>
        <table:table-row table:style-name="ro1">
          <table:table-cell table:style-name="ce11" office:value-type="string">
            <text:p>internasionalisme, nasionalisme, mufakat, demokrasi dan ketuhanan</text:p>
          </table:table-cell>
          <table:table-cell/>
          <table:table-cell table:formula="of:=OFFSET([.$A$1];COLUMNS([.$A5:.A5])-1+(ROWS([.$A$1:.$AMJ5])-1)*7;0)" office:value-type="string" office:string-value="25. Fungsi pembukaan UUD 1945 alinea IV, yang mencantumkan dasar negara yang tersusun secara hierarki dan piramida di Indonesia menjadi....">
            <text:p>25. Fungsi pembukaan UUD 1945 alinea IV, yang mencantumkan dasar negara yang tersusun secara hierarki dan piramida di Indonesia menjadi....</text:p>
          </table:table-cell>
          <table:table-cell table:formula="of:=OFFSET([.$A$1];COLUMNS([.$A5:.B5])-1+(ROWS([.$A$1:.$AMJ5])-1)*7;0)" office:value-type="string" office:string-value="Filter bagi masuknya budaya asing">
            <text:p>Filter bagi masuknya budaya asing</text:p>
          </table:table-cell>
          <table:table-cell table:formula="of:=OFFSET([.$A$1];COLUMNS([.$A5:.C5])-1+(ROWS([.$A$1:.$AMJ5])-1)*7;0)" office:value-type="string" office:string-value="Sumber budaya bangsa ">
            <text:p>Sumber budaya bangsa </text:p>
          </table:table-cell>
          <table:table-cell table:formula="of:=OFFSET([.$A$1];COLUMNS([.$A5:.D5])-1+(ROWS([.$A$1:.$AMJ5])-1)*7;0)" office:value-type="string" office:string-value="Petunjuk pelaksanaan peraturan ">
            <text:p>Petunjuk pelaksanaan peraturan </text:p>
          </table:table-cell>
          <table:table-cell table:formula="of:=OFFSET([.$A$1];COLUMNS([.$A5:.E5])-1+(ROWS([.$A$1:.$AMJ5])-1)*7;0)" office:value-type="string" office:string-value="Sumber hukum yang berlaku">
            <text:p>Sumber hukum yang berlaku</text:p>
          </table:table-cell>
          <table:table-cell table:formula="of:=OFFSET([.$A$1];COLUMNS([.$A5:.F5])-1+(ROWS([.$A$1:.$AMJ5])-1)*7;0)" office:value-type="string" office:string-value="Ciri dan karakteristik bangsa ">
            <text:p>Ciri dan karakteristik bangsa </text:p>
          </table:table-cell>
          <table:table-cell table:formula="of:=OFFSET([.$A$1];COLUMNS([.$A5:.G5])-1+(ROWS([.$A$1:.$AMJ5])-1)*7;0)" office:value-type="string" office:string-value="Answer: e ">
            <text:p>Answer: e </text:p>
          </table:table-cell>
          <table:table-cell table:number-columns-repeated="1015"/>
        </table:table-row>
        <table:table-row table:style-name="ro1">
          <table:table-cell table:style-name="ce11" office:value-type="string">
            <text:p>Gotong royong, ketuhanan, kerakyatan, nasionalisme dan demokrasi </text:p>
          </table:table-cell>
          <table:table-cell/>
          <table:table-cell table:formula="of:=OFFSET([.$A$1];COLUMNS([.$A6:.A6])-1+(ROWS([.$A$1:.$AMJ6])-1)*7;0)" office:value-type="string" office:string-value="26. Keunggulan demokrasi Pancasila dalam setiap pengambil keputusan ialah…">
            <text:p>26. Keunggulan demokrasi Pancasila dalam setiap pengambil keputusan ialah…</text:p>
          </table:table-cell>
          <table:table-cell table:formula="of:=OFFSET([.$A$1];COLUMNS([.$A6:.B6])-1+(ROWS([.$A$1:.$AMJ6])-1)*7;0)" office:value-type="string" office:string-value="a.kepentingan organisasi didahulukan">
            <text:p>a.kepentingan organisasi didahulukan</text:p>
          </table:table-cell>
          <table:table-cell table:formula="of:=OFFSET([.$A$1];COLUMNS([.$A6:.C6])-1+(ROWS([.$A$1:.$AMJ6])-1)*7;0)" office:value-type="string" office:string-value="Kepentingan tiap individu didahulukan">
            <text:p>Kepentingan tiap individu didahulukan</text:p>
          </table:table-cell>
          <table:table-cell table:formula="of:=OFFSET([.$A$1];COLUMNS([.$A6:.D6])-1+(ROWS([.$A$1:.$AMJ6])-1)*7;0)" office:value-type="string" office:string-value="Pengambil keputusan oleh pimpinan rapat ">
            <text:p>Pengambil keputusan oleh pimpinan rapat </text:p>
          </table:table-cell>
          <table:table-cell table:formula="of:=OFFSET([.$A$1];COLUMNS([.$A6:.E6])-1+(ROWS([.$A$1:.$AMJ6])-1)*7;0)" office:value-type="string" office:string-value="Keputusan diambil melalui musyawarah mufakat ">
            <text:p>Keputusan diambil melalui musyawarah mufakat </text:p>
          </table:table-cell>
          <table:table-cell table:formula="of:=OFFSET([.$A$1];COLUMNS([.$A6:.F6])-1+(ROWS([.$A$1:.$AMJ6])-1)*7;0)" office:value-type="string" office:string-value="Masalahharus diselesaikan dengan hati-hati ">
            <text:p>Masalahharus diselesaikan dengan hati-hati </text:p>
          </table:table-cell>
          <table:table-cell table:formula="of:=OFFSET([.$A$1];COLUMNS([.$A6:.G6])-1+(ROWS([.$A$1:.$AMJ6])-1)*7;0)" office:value-type="string" office:string-value="Answer: d ">
            <text:p>Answer: d </text:p>
          </table:table-cell>
          <table:table-cell table:number-columns-repeated="1015"/>
        </table:table-row>
        <table:table-row table:style-name="ro1">
          <table:table-cell table:style-name="ce11" office:value-type="string">
            <text:p>Answer: e </text:p>
          </table:table-cell>
          <table:table-cell/>
          <table:table-cell table:formula="of:=OFFSET([.$A$1];COLUMNS([.$A7:.A7])-1+(ROWS([.$A$1:.$AMJ7])-1)*7;0)" office:value-type="string" office:string-value="27. Konsekuensi dari hubungan kausial organis antara Pancasila, Pembukaan UUD 1945, dan baang Tubuh UUD 1945 yang tidak dapat dipisahkan ialah ....">
            <text:p>27. Konsekuensi dari hubungan kausial organis antara Pancasila, Pembukaan UUD 1945, dan baang Tubuh UUD 1945 yang tidak dapat dipisahkan ialah ....</text:p>
          </table:table-cell>
          <table:table-cell table:formula="of:=OFFSET([.$A$1];COLUMNS([.$A7:.B7])-1+(ROWS([.$A$1:.$AMJ7])-1)*7;0)" office:value-type="string" office:string-value="tiap pasal atidak boleh saling bertentangan">
            <text:p>tiap pasal atidak boleh saling bertentangan</text:p>
          </table:table-cell>
          <table:table-cell table:formula="of:=OFFSET([.$A$1];COLUMNS([.$A7:.C7])-1+(ROWS([.$A$1:.$AMJ7])-1)*7;0)" office:value-type="string" office:string-value="nilai Pancasila harus ada dalam tiap pasal ">
            <text:p>nilai Pancasila harus ada dalam tiap pasal </text:p>
          </table:table-cell>
          <table:table-cell table:formula="of:=OFFSET([.$A$1];COLUMNS([.$A7:.D7])-1+(ROWS([.$A$1:.$AMJ7])-1)*7;0)" office:value-type="string" office:string-value="tipa unsur tersebut harus saling mengisi">
            <text:p>tipa unsur tersebut harus saling mengisi</text:p>
          </table:table-cell>
          <table:table-cell table:formula="of:=OFFSET([.$A$1];COLUMNS([.$A7:.E7])-1+(ROWS([.$A$1:.$AMJ7])-1)*7;0)" office:value-type="string" office:string-value="batang tubuh merupakan penjelasan Pancasila ">
            <text:p>batang tubuh merupakan penjelasan Pancasila </text:p>
          </table:table-cell>
          <table:table-cell table:formula="of:=OFFSET([.$A$1];COLUMNS([.$A7:.F7])-1+(ROWS([.$A$1:.$AMJ7])-1)*7;0)" office:value-type="string" office:string-value="UUD harus merangkum sila-sila pad Pancasila ">
            <text:p>UUD harus merangkum sila-sila pad Pancasila </text:p>
          </table:table-cell>
          <table:table-cell table:formula="of:=OFFSET([.$A$1];COLUMNS([.$A7:.G7])-1+(ROWS([.$A$1:.$AMJ7])-1)*7;0)" office:value-type="string" office:string-value="Answer: c ">
            <text:p>Answer: c </text:p>
          </table:table-cell>
          <table:table-cell table:number-columns-repeated="1015"/>
        </table:table-row>
        <table:table-row table:style-name="ro1">
          <table:table-cell table:style-name="ce11" office:value-type="string">
            <text:p>22. Pancasila menjadi azas dalam kehidupan bermasyarakat, berbangsa dan bernegarOleh karena itu, setiap warga negara hendaknya....</text:p>
          </table:table-cell>
          <table:table-cell/>
          <table:table-cell table:formula="of:=OFFSET([.$A$1];COLUMNS([.$A8:.A8])-1+(ROWS([.$A$1:.$AMJ8])-1)*7;0)" office:value-type="string" office:string-value="28. Manakah pernyataan dibawah ini yangsesuai dengan sila ke-2 Pancasila? ">
            <text:p>28. Manakah pernyataan dibawah ini yangsesuai dengan sila ke-2 Pancasila? </text:p>
          </table:table-cell>
          <table:table-cell table:formula="of:=OFFSET([.$A$1];COLUMNS([.$A8:.B8])-1+(ROWS([.$A$1:.$AMJ8])-1)*7;0)" office:value-type="string" office:string-value="Kaum pria memiliki derajat yang lebih tinggi.">
            <text:p>Kaum pria memiliki derajat yang lebih tinggi.</text:p>
          </table:table-cell>
          <table:table-cell table:formula="of:=OFFSET([.$A$1];COLUMNS([.$A8:.C8])-1+(ROWS([.$A$1:.$AMJ8])-1)*7;0)" office:value-type="string" office:string-value="Pemimpin dan pemuka masyarakat berkedudukan lebih tinggi.">
            <text:p>Pemimpin dan pemuka masyarakat berkedudukan lebih tinggi.</text:p>
          </table:table-cell>
          <table:table-cell table:formula="of:=OFFSET([.$A$1];COLUMNS([.$A8:.D8])-1+(ROWS([.$A$1:.$AMJ8])-1)*7;0)" office:value-type="string" office:string-value="Manusia mempunyai derajat dan martanat yangsam">
            <text:p>Manusia mempunyai derajat dan martanat yangsam</text:p>
          </table:table-cell>
          <table:table-cell table:formula="of:=OFFSET([.$A$1];COLUMNS([.$A8:.E8])-1+(ROWS([.$A$1:.$AMJ8])-1)*7;0)" office:value-type="string" office:string-value="Kedudukan seseorang ditentukan oelh yang dimilikinya.">
            <text:p>Kedudukan seseorang ditentukan oelh yang dimilikinya.</text:p>
          </table:table-cell>
          <table:table-cell table:formula="of:=OFFSET([.$A$1];COLUMNS([.$A8:.F8])-1+(ROWS([.$A$1:.$AMJ8])-1)*7;0)" office:value-type="string" office:string-value="Kedudukan seseorang ditentukan pleh perbuatanny">
            <text:p>Kedudukan seseorang ditentukan pleh perbuatanny</text:p>
          </table:table-cell>
          <table:table-cell table:formula="of:=OFFSET([.$A$1];COLUMNS([.$A8:.G8])-1+(ROWS([.$A$1:.$AMJ8])-1)*7;0)" office:value-type="string" office:string-value="Answer: c ">
            <text:p>Answer: c </text:p>
          </table:table-cell>
          <table:table-cell table:number-columns-repeated="1015"/>
        </table:table-row>
        <table:table-row table:style-name="ro1">
          <table:table-cell table:style-name="ce11" office:value-type="string">
            <text:p>Memahami Pancasila sebagai sumber hukum</text:p>
          </table:table-cell>
          <table:table-cell/>
          <table:table-cell table:formula="of:=OFFSET([.$A$1];COLUMNS([.$A9:.A9])-1+(ROWS([.$A$1:.$AMJ9])-1)*7;0)" office:value-type="string" office:string-value="29. Perwujudan hak asasi manusia dalam kehidupan berbangsa dapat dilihat dalam bentuk .....">
            <text:p>29. Perwujudan hak asasi manusia dalam kehidupan berbangsa dapat dilihat dalam bentuk .....</text:p>
          </table:table-cell>
          <table:table-cell table:formula="of:=OFFSET([.$A$1];COLUMNS([.$A9:.B9])-1+(ROWS([.$A$1:.$AMJ9])-1)*7;0)" office:value-type="string" office:string-value="Menentukan sistem perekonomian">
            <text:p>Menentukan sistem perekonomian</text:p>
          </table:table-cell>
          <table:table-cell table:formula="of:=OFFSET([.$A$1];COLUMNS([.$A9:.C9])-1+(ROWS([.$A$1:.$AMJ9])-1)*7;0)" office:value-type="string" office:string-value="Menentukan kerjasama dengan bangsa lain ">
            <text:p>Menentukan kerjasama dengan bangsa lain </text:p>
          </table:table-cell>
          <table:table-cell table:formula="of:=OFFSET([.$A$1];COLUMNS([.$A9:.D9])-1+(ROWS([.$A$1:.$AMJ9])-1)*7;0)" office:value-type="string" office:string-value="Mengakui kebebasan beragama">
            <text:p>Mengakui kebebasan beragama</text:p>
          </table:table-cell>
          <table:table-cell table:formula="of:=OFFSET([.$A$1];COLUMNS([.$A9:.E9])-1+(ROWS([.$A$1:.$AMJ9])-1)*7;0)" office:value-type="string" office:string-value="Menentukan ketertiban lingkungan">
            <text:p>Menentukan ketertiban lingkungan</text:p>
          </table:table-cell>
          <table:table-cell table:formula="of:=OFFSET([.$A$1];COLUMNS([.$A9:.F9])-1+(ROWS([.$A$1:.$AMJ9])-1)*7;0)" office:value-type="string" office:string-value="Menyatakan pendapat dan berorganisasi ">
            <text:p>Menyatakan pendapat dan berorganisasi </text:p>
          </table:table-cell>
          <table:table-cell table:formula="of:=OFFSET([.$A$1];COLUMNS([.$A9:.G9])-1+(ROWS([.$A$1:.$AMJ9])-1)*7;0)" office:value-type="string" office:string-value="Answer: a ">
            <text:p>Answer: a </text:p>
          </table:table-cell>
          <table:table-cell table:number-columns-repeated="1015"/>
        </table:table-row>
        <table:table-row table:style-name="ro1">
          <table:table-cell table:style-name="ce11" office:value-type="string">
            <text:p>Memahami Pancasila sebagai dasar negara </text:p>
          </table:table-cell>
          <table:table-cell/>
          <table:table-cell table:formula="of:=OFFSET([.$A$1];COLUMNS([.$A10:.A10])-1+(ROWS([.$A$1:.$AMJ10])-1)*7;0)" office:value-type="string" office:string-value="30. Mana yang terkandung pada nilai patriotisme dalam kehidupan berbangsa adalah.... ">
            <text:p>30. Mana yang terkandung pada nilai patriotisme dalam kehidupan berbangsa adalah.... </text:p>
          </table:table-cell>
          <table:table-cell table:formula="of:=OFFSET([.$A$1];COLUMNS([.$A10:.B10])-1+(ROWS([.$A$1:.$AMJ10])-1)*7;0)" office:value-type="string" office:string-value="Selalu berjuang untuk kepentingan negara ">
            <text:p>Selalu berjuang untuk kepentingan negara </text:p>
          </table:table-cell>
          <table:table-cell table:formula="of:=OFFSET([.$A$1];COLUMNS([.$A10:.C10])-1+(ROWS([.$A$1:.$AMJ10])-1)*7;0)" office:value-type="string" office:string-value="Selalu menentang pada negara penjajah">
            <text:p>Selalu menentang pada negara penjajah</text:p>
          </table:table-cell>
          <table:table-cell table:formula="of:=OFFSET([.$A$1];COLUMNS([.$A10:.D10])-1+(ROWS([.$A$1:.$AMJ10])-1)*7;0)" office:value-type="string" office:string-value="Rela berkorban untuk kepentingan keluarga ">
            <text:p>Rela berkorban untuk kepentingan keluarga </text:p>
          </table:table-cell>
          <table:table-cell table:formula="of:=OFFSET([.$A$1];COLUMNS([.$A10:.E10])-1+(ROWS([.$A$1:.$AMJ10])-1)*7;0)" office:value-type="string" office:string-value="Selalu mengupayakan persatuan bangsa ">
            <text:p>Selalu mengupayakan persatuan bangsa </text:p>
          </table:table-cell>
          <table:table-cell table:formula="of:=OFFSET([.$A$1];COLUMNS([.$A10:.F10])-1+(ROWS([.$A$1:.$AMJ10])-1)*7;0)" office:value-type="string" office:string-value="Mau menyumbangkan harta untuk masyarakat ">
            <text:p>Mau menyumbangkan harta untuk masyarakat </text:p>
          </table:table-cell>
          <table:table-cell table:formula="of:=OFFSET([.$A$1];COLUMNS([.$A10:.G10])-1+(ROWS([.$A$1:.$AMJ10])-1)*7;0)" office:value-type="string" office:string-value="Answer: b ">
            <text:p>Answer: b </text:p>
          </table:table-cell>
          <table:table-cell table:number-columns-repeated="1015"/>
        </table:table-row>
        <table:table-row table:style-name="ro1">
          <table:table-cell table:style-name="ce11" office:value-type="string">
            <text:p>Berperilaku sesuai nilai-nilai Pancasila</text:p>
          </table:table-cell>
          <table:table-cell/>
          <table:table-cell table:formula="of:=OFFSET([.$A$1];COLUMNS([.$A11:.A11])-1+(ROWS([.$A$1:.$AMJ11])-1)*7;0)" office:value-type="string" office:string-value="31. Kedudukan Dewan Perwakilan Rakyat, menurut UUD 1945, kuat karena?">
            <text:p>31. Kedudukan Dewan Perwakilan Rakyat, menurut UUD 1945, kuat karena?</text:p>
          </table:table-cell>
          <table:table-cell table:formula="of:=OFFSET([.$A$1];COLUMNS([.$A11:.B11])-1+(ROWS([.$A$1:.$AMJ11])-1)*7;0)" office:value-type="string" office:string-value="Berhak menentapkan Anggaran Pendapatan dan Belanja Negara">
            <text:p>Berhak menentapkan Anggaran Pendapatan dan Belanja Negara</text:p>
          </table:table-cell>
          <table:table-cell table:formula="of:=OFFSET([.$A$1];COLUMNS([.$A11:.C11])-1+(ROWS([.$A$1:.$AMJ11])-1)*7;0)" office:value-type="string" office:string-value="Sekuruh anggota DPR merangkap menjadi anggota DPR">
            <text:p>Sekuruh anggota DPR merangkap menjadi anggota DPR</text:p>
          </table:table-cell>
          <table:table-cell table:formula="of:=OFFSET([.$A$1];COLUMNS([.$A11:.D11])-1+(ROWS([.$A$1:.$AMJ11])-1)*7;0)" office:value-type="string" office:string-value="Setiap undang-undang menghendaki persetujuan DPR ">
            <text:p>Setiap undang-undang menghendaki persetujuan DPR </text:p>
          </table:table-cell>
          <table:table-cell table:formula="of:=OFFSET([.$A$1];COLUMNS([.$A11:.E11])-1+(ROWS([.$A$1:.$AMJ11])-1)*7;0)" office:value-type="string" office:string-value="Merupakan mitra Presiden di bidang legislatif ">
            <text:p>Merupakan mitra Presiden di bidang legislatif </text:p>
          </table:table-cell>
          <table:table-cell table:formula="of:=OFFSET([.$A$1];COLUMNS([.$A11:.F11])-1+(ROWS([.$A$1:.$AMJ11])-1)*7;0)" office:value-type="string" office:string-value="Turut serta meratifikasi perjanjian internasional ">
            <text:p>Turut serta meratifikasi perjanjian internasional </text:p>
          </table:table-cell>
          <table:table-cell table:formula="of:=OFFSET([.$A$1];COLUMNS([.$A11:.G11])-1+(ROWS([.$A$1:.$AMJ11])-1)*7;0)" office:value-type="string" office:string-value="Answer: a ">
            <text:p>Answer: a </text:p>
          </table:table-cell>
          <table:table-cell table:number-columns-repeated="1015"/>
        </table:table-row>
        <table:table-row table:style-name="ro1">
          <table:table-cell table:style-name="ce11" office:value-type="string">
            <text:p>Berupaya selalu mempelajari Pancasila</text:p>
          </table:table-cell>
          <table:table-cell/>
          <table:table-cell table:formula="of:=OFFSET([.$A$1];COLUMNS([.$A12:.A12])-1+(ROWS([.$A$1:.$AMJ12])-1)*7;0)" office:value-type="string" office:string-value="32. Salah satu perbedaan prinsipil antara orde reformasi dengan orde sebelumnya adalah ....">
            <text:p>32. Salah satu perbedaan prinsipil antara orde reformasi dengan orde sebelumnya adalah ....</text:p>
          </table:table-cell>
          <table:table-cell table:formula="of:=OFFSET([.$A$1];COLUMNS([.$A12:.B12])-1+(ROWS([.$A$1:.$AMJ12])-1)*7;0)" office:value-type="string" office:string-value="DPR bersidang sekurang-kurangnya sekali dalam setahun">
            <text:p>DPR bersidang sekurang-kurangnya sekali dalam setahun</text:p>
          </table:table-cell>
          <table:table-cell table:formula="of:=OFFSET([.$A$1];COLUMNS([.$A12:.C12])-1+(ROWS([.$A$1:.$AMJ12])-1)*7;0)" office:value-type="string" office:string-value="Aspirasi rakyat langsung dapat disampaikan ">
            <text:p>Aspirasi rakyat langsung dapat disampaikan </text:p>
          </table:table-cell>
          <table:table-cell table:formula="of:=OFFSET([.$A$1];COLUMNS([.$A12:.D12])-1+(ROWS([.$A$1:.$AMJ12])-1)*7;0)" office:value-type="string" office:string-value="Presiden dibantu oleh badan nondepartemen ">
            <text:p>Presiden dibantu oleh badan nondepartemen </text:p>
          </table:table-cell>
          <table:table-cell table:formula="of:=OFFSET([.$A$1];COLUMNS([.$A12:.E12])-1+(ROWS([.$A$1:.$AMJ12])-1)*7;0)" office:value-type="string" office:string-value="Presiden dibantu oleh menteri negara">
            <text:p>Presiden dibantu oleh menteri negara</text:p>
          </table:table-cell>
          <table:table-cell table:formula="of:=OFFSET([.$A$1];COLUMNS([.$A12:.F12])-1+(ROWS([.$A$1:.$AMJ12])-1)*7;0)" office:value-type="string" office:string-value="DPR dan MPR bersifat dua kamar ">
            <text:p>DPR dan MPR bersifat dua kamar </text:p>
          </table:table-cell>
          <table:table-cell table:formula="of:=OFFSET([.$A$1];COLUMNS([.$A12:.G12])-1+(ROWS([.$A$1:.$AMJ12])-1)*7;0)" office:value-type="string" office:string-value="Answer: b ">
            <text:p>Answer: b </text:p>
          </table:table-cell>
          <table:table-cell table:number-columns-repeated="1015"/>
        </table:table-row>
        <table:table-row table:style-name="ro1">
          <table:table-cell table:style-name="ce11" office:value-type="string">
            <text:p>Mempelajari hakikat dari Pancasila </text:p>
          </table:table-cell>
          <table:table-cell/>
          <table:table-cell table:formula="of:=OFFSET([.$A$1];COLUMNS([.$A13:.A13])-1+(ROWS([.$A$1:.$AMJ13])-1)*7;0)" office:value-type="string" office:string-value="33. Suasana kebatinan atau cita-cita hukum dasar negara Ri terangkum dalam ... ">
            <text:p>33. Suasana kebatinan atau cita-cita hukum dasar negara Ri terangkum dalam ... </text:p>
          </table:table-cell>
          <table:table-cell table:formula="of:=OFFSET([.$A$1];COLUMNS([.$A13:.B13])-1+(ROWS([.$A$1:.$AMJ13])-1)*7;0)" office:value-type="string" office:string-value="Pidato kenegaraan Presiden menjelang 17 Agustus">
            <text:p>Pidato kenegaraan Presiden menjelang 17 Agustus</text:p>
          </table:table-cell>
          <table:table-cell table:formula="of:=OFFSET([.$A$1];COLUMNS([.$A13:.C13])-1+(ROWS([.$A$1:.$AMJ13])-1)*7;0)" office:value-type="string" office:string-value="Berbagai konvensi dan jurisprudensi yang berlaku">
            <text:p>Berbagai konvensi dan jurisprudensi yang berlaku</text:p>
          </table:table-cell>
          <table:table-cell table:formula="of:=OFFSET([.$A$1];COLUMNS([.$A13:.D13])-1+(ROWS([.$A$1:.$AMJ13])-1)*7;0)" office:value-type="string" office:string-value="Peraturan perundang-undangan yang telah berlaku ">
            <text:p>Peraturan perundang-undangan yang telah berlaku </text:p>
          </table:table-cell>
          <table:table-cell table:formula="of:=OFFSET([.$A$1];COLUMNS([.$A13:.E13])-1+(ROWS([.$A$1:.$AMJ13])-1)*7;0)" office:value-type="string" office:string-value="Empat pokok pikiran Pembukaan UUD 1945">
            <text:p>Empat pokok pikiran Pembukaan UUD 1945</text:p>
          </table:table-cell>
          <table:table-cell table:formula="of:=OFFSET([.$A$1];COLUMNS([.$A13:.F13])-1+(ROWS([.$A$1:.$AMJ13])-1)*7;0)" office:value-type="string" office:string-value="Ketetapan dan keputusan MPR/MPRS ">
            <text:p>Ketetapan dan keputusan MPR/MPRS </text:p>
          </table:table-cell>
          <table:table-cell table:formula="of:=OFFSET([.$A$1];COLUMNS([.$A13:.G13])-1+(ROWS([.$A$1:.$AMJ13])-1)*7;0)" office:value-type="string" office:string-value="Answer: d ">
            <text:p>Answer: d </text:p>
          </table:table-cell>
          <table:table-cell table:number-columns-repeated="1015"/>
        </table:table-row>
        <table:table-row table:style-name="ro1">
          <table:table-cell table:style-name="ce11" office:value-type="string">
            <text:p>Answer: c </text:p>
          </table:table-cell>
          <table:table-cell/>
          <table:table-cell table:formula="of:=OFFSET([.$A$1];COLUMNS([.$A14:.A14])-1+(ROWS([.$A$1:.$AMJ14])-1)*7;0)" office:value-type="string" office:string-value="34. Di Pembukaan UUD 1945 tercantum tujuan negara, yaitu ? .....melindungi segenap bangsa Indonesia dan seluruh tumpah darah Indonesia ...? Hal ini menunjukkan bangsa Indonesia menganut sistem dalam arti .....">
            <text:p>34. Di Pembukaan UUD 1945 tercantum tujuan negara, yaitu ? .....melindungi segenap bangsa Indonesia dan seluruh tumpah darah Indonesia ...? Hal ini menunjukkan bangsa Indonesia menganut sistem dalam arti .....</text:p>
          </table:table-cell>
          <table:table-cell table:formula="of:=OFFSET([.$A$1];COLUMNS([.$A14:.B14])-1+(ROWS([.$A$1:.$AMJ14])-1)*7;0)" office:value-type="string" office:string-value="Negara hukum demokrasi ">
            <text:p>Negara hukum demokrasi </text:p>
          </table:table-cell>
          <table:table-cell table:formula="of:=OFFSET([.$A$1];COLUMNS([.$A14:.C14])-1+(ROWS([.$A$1:.$AMJ14])-1)*7;0)" office:value-type="string" office:string-value="Negara kepolisian dan jaksa">
            <text:p>Negara kepolisian dan jaksa</text:p>
          </table:table-cell>
          <table:table-cell table:formula="of:=OFFSET([.$A$1];COLUMNS([.$A14:.D14])-1+(ROWS([.$A$1:.$AMJ14])-1)*7;0)" office:value-type="string" office:string-value="Negara hukum kesejahteraan">
            <text:p>Negara hukum kesejahteraan</text:p>
          </table:table-cell>
          <table:table-cell table:formula="of:=OFFSET([.$A$1];COLUMNS([.$A14:.E14])-1+(ROWS([.$A$1:.$AMJ14])-1)*7;0)" office:value-type="string" office:string-value="Begara sebagai penjaga malam">
            <text:p>Begara sebagai penjaga malam</text:p>
          </table:table-cell>
          <table:table-cell table:formula="of:=OFFSET([.$A$1];COLUMNS([.$A14:.F14])-1+(ROWS([.$A$1:.$AMJ14])-1)*7;0)" office:value-type="string" office:string-value="Negara hukum dalam arti terbatas ">
            <text:p>Negara hukum dalam arti terbatas </text:p>
          </table:table-cell>
          <table:table-cell table:formula="of:=OFFSET([.$A$1];COLUMNS([.$A14:.G14])-1+(ROWS([.$A$1:.$AMJ14])-1)*7;0)" office:value-type="string" office:string-value="Answer: a ">
            <text:p>Answer: a </text:p>
          </table:table-cell>
          <table:table-cell table:number-columns-repeated="1015"/>
        </table:table-row>
        <table:table-row table:style-name="ro1">
          <table:table-cell table:style-name="ce11" office:value-type="string">
            <text:p>23. Pancasila sebagai way of life dalam kehidupan berbangsa, bernegara, dan bermasyarakat. Dalam hal ini Pancasila memiliki makna sebagai.....</text:p>
          </table:table-cell>
          <table:table-cell/>
          <table:table-cell table:formula="of:=OFFSET([.$A$1];COLUMNS([.$A15:.A15])-1+(ROWS([.$A$1:.$AMJ15])-1)*7;0)" office:value-type="string" office:string-value="35. Pada amandemen keempat UUD 1945, pasal 29, tekah disepakati ... ">
            <text:p>35. Pada amandemen keempat UUD 1945, pasal 29, tekah disepakati ... </text:p>
          </table:table-cell>
          <table:table-cell table:formula="of:=OFFSET([.$A$1];COLUMNS([.$A15:.B15])-1+(ROWS([.$A$1:.$AMJ15])-1)*7;0)" office:value-type="string" office:string-value="Penjelasan lebih rinci">
            <text:p>Penjelasan lebih rinci</text:p>
          </table:table-cell>
          <table:table-cell table:formula="of:=OFFSET([.$A$1];COLUMNS([.$A15:.C15])-1+(ROWS([.$A$1:.$AMJ15])-1)*7;0)" office:value-type="string" office:string-value="Adanya penambahan ayat ">
            <text:p>Adanya penambahan ayat </text:p>
          </table:table-cell>
          <table:table-cell table:formula="of:=OFFSET([.$A$1];COLUMNS([.$A15:.D15])-1+(ROWS([.$A$1:.$AMJ15])-1)*7;0)" office:value-type="string" office:string-value="Perubahan hanya pada ayat (1) ">
            <text:p>Perubahan hanya pada ayat (1) </text:p>
          </table:table-cell>
          <table:table-cell table:formula="of:=OFFSET([.$A$1];COLUMNS([.$A15:.E15])-1+(ROWS([.$A$1:.$AMJ15])-1)*7;0)" office:value-type="string" office:string-value="Perubahan hanya pada ayat (2)">
            <text:p>Perubahan hanya pada ayat (2)</text:p>
          </table:table-cell>
          <table:table-cell table:formula="of:=OFFSET([.$A$1];COLUMNS([.$A15:.F15])-1+(ROWS([.$A$1:.$AMJ15])-1)*7;0)" office:value-type="string" office:string-value="Telah mengambil perubahan ">
            <text:p>Telah mengambil perubahan </text:p>
          </table:table-cell>
          <table:table-cell table:formula="of:=OFFSET([.$A$1];COLUMNS([.$A15:.G15])-1+(ROWS([.$A$1:.$AMJ15])-1)*7;0)" office:value-type="string" office:string-value="Answer: c ">
            <text:p>Answer: c </text:p>
          </table:table-cell>
          <table:table-cell table:number-columns-repeated="1015"/>
        </table:table-row>
        <table:table-row table:style-name="ro1">
          <table:table-cell table:style-name="ce11" office:value-type="string">
            <text:p>Kristalisasi nilai</text:p>
          </table:table-cell>
          <table:table-cell/>
          <table:table-cell table:formula="of:=OFFSET([.$A$1];COLUMNS([.$A16:.A16])-1+(ROWS([.$A$1:.$AMJ16])-1)*7;0)" office:value-type="string" office:string-value="36. Cita-cita nasional bangsa Indonesia yang memberi corak kepada politik luar negeri Indoensia yang bebeas dan aktif tercantum dalam Pembukaan UD 1945, yaitu ..">
            <text:p>36. Cita-cita nasional bangsa Indonesia yang memberi corak kepada politik luar negeri Indoensia yang bebeas dan aktif tercantum dalam Pembukaan UD 1945, yaitu ..</text:p>
          </table:table-cell>
          <table:table-cell table:formula="of:=OFFSET([.$A$1];COLUMNS([.$A16:.B16])-1+(ROWS([.$A$1:.$AMJ16])-1)*7;0)" office:value-type="string" office:string-value="Menjaga keteriban dunia ">
            <text:p>Menjaga keteriban dunia </text:p>
          </table:table-cell>
          <table:table-cell table:formula="of:=OFFSET([.$A$1];COLUMNS([.$A16:.C16])-1+(ROWS([.$A$1:.$AMJ16])-1)*7;0)" office:value-type="string" office:string-value="Mengirimkan pasukan kewilayah konflik">
            <text:p>Mengirimkan pasukan kewilayah konflik</text:p>
          </table:table-cell>
          <table:table-cell table:formula="of:=OFFSET([.$A$1];COLUMNS([.$A16:.D16])-1+(ROWS([.$A$1:.$AMJ16])-1)*7;0)" office:value-type="string" office:string-value="Menentang penyerangan sepihak oleh AS">
            <text:p>Menentang penyerangan sepihak oleh AS</text:p>
          </table:table-cell>
          <table:table-cell table:formula="of:=OFFSET([.$A$1];COLUMNS([.$A16:.E16])-1+(ROWS([.$A$1:.$AMJ16])-1)*7;0)" office:value-type="string" office:string-value="Mendukung penyelenggaraan hubungan bilateral">
            <text:p>Mendukung penyelenggaraan hubungan bilateral</text:p>
          </table:table-cell>
          <table:table-cell table:formula="of:=OFFSET([.$A$1];COLUMNS([.$A16:.F16])-1+(ROWS([.$A$1:.$AMJ16])-1)*7;0)" office:value-type="string" office:string-value="Kemerdekaan adalah hak segala bangsa ">
            <text:p>Kemerdekaan adalah hak segala bangsa </text:p>
          </table:table-cell>
          <table:table-cell table:formula="of:=OFFSET([.$A$1];COLUMNS([.$A16:.G16])-1+(ROWS([.$A$1:.$AMJ16])-1)*7;0)" office:value-type="string" office:string-value="Answer: e ">
            <text:p>Answer: e </text:p>
          </table:table-cell>
          <table:table-cell table:number-columns-repeated="1015"/>
        </table:table-row>
        <table:table-row table:style-name="ro1">
          <table:table-cell table:style-name="ce11" office:value-type="string">
            <text:p>Ciri-ciri warga negara </text:p>
          </table:table-cell>
          <table:table-cell/>
          <table:table-cell table:formula="of:=OFFSET([.$A$1];COLUMNS([.$A17:.A17])-1+(ROWS([.$A$1:.$AMJ17])-1)*7;0)" office:value-type="string" office:string-value="37. Contoh pelaksanaan politik luar negeri yang bebas dan aktif berdasarkan Pancasila adalah ...">
            <text:p>37. Contoh pelaksanaan politik luar negeri yang bebas dan aktif berdasarkan Pancasila adalah ...</text:p>
          </table:table-cell>
          <table:table-cell table:formula="of:=OFFSET([.$A$1];COLUMNS([.$A17:.B17])-1+(ROWS([.$A$1:.$AMJ17])-1)*7;0)" office:value-type="string" office:string-value="Ikut campur dan memihak salah satu blok">
            <text:p>Ikut campur dan memihak salah satu blok</text:p>
          </table:table-cell>
          <table:table-cell table:formula="of:=OFFSET([.$A$1];COLUMNS([.$A17:.C17])-1+(ROWS([.$A$1:.$AMJ17])-1)*7;0)" office:value-type="string" office:string-value="Pengiriman pasukan perdamaian ke wilayah konflik ">
            <text:p>Pengiriman pasukan perdamaian ke wilayah konflik </text:p>
          </table:table-cell>
          <table:table-cell table:formula="of:=OFFSET([.$A$1];COLUMNS([.$A17:.D17])-1+(ROWS([.$A$1:.$AMJ17])-1)*7;0)" office:value-type="string" office:string-value="Memberi bantuan senjata kepada negara yang bertikai ">
            <text:p>Memberi bantuan senjata kepada negara yang bertikai </text:p>
          </table:table-cell>
          <table:table-cell table:formula="of:=OFFSET([.$A$1];COLUMNS([.$A17:.E17])-1+(ROWS([.$A$1:.$AMJ17])-1)*7;0)" office:value-type="string" office:string-value="Menghimpun negara sepaham dan seidologi">
            <text:p>Menghimpun negara sepaham dan seidologi</text:p>
          </table:table-cell>
          <table:table-cell table:formula="of:=OFFSET([.$A$1];COLUMNS([.$A17:.F17])-1+(ROWS([.$A$1:.$AMJ17])-1)*7;0)" office:value-type="string" office:string-value="Organisasi ekonomi yang eropa sentris ">
            <text:p>Organisasi ekonomi yang eropa sentris </text:p>
          </table:table-cell>
          <table:table-cell table:formula="of:=OFFSET([.$A$1];COLUMNS([.$A17:.G17])-1+(ROWS([.$A$1:.$AMJ17])-1)*7;0)" office:value-type="string" office:string-value="Answer: b ">
            <text:p>Answer: b </text:p>
          </table:table-cell>
          <table:table-cell table:number-columns-repeated="1015"/>
        </table:table-row>
        <table:table-row table:style-name="ro1">
          <table:table-cell table:style-name="ce11" office:value-type="string">
            <text:p>Kepribadian bangsa</text:p>
          </table:table-cell>
          <table:table-cell/>
          <table:table-cell table:formula="of:=OFFSET([.$A$1];COLUMNS([.$A18:.A18])-1+(ROWS([.$A$1:.$AMJ18])-1)*7;0)" office:value-type="string" office:string-value="38. Bangsa Indonesia tidak dapat berdiam diri terhadap peristiwa-peristiwa internasional yang membuat suatu negara terpuruk karena ...">
            <text:p>38. Bangsa Indonesia tidak dapat berdiam diri terhadap peristiwa-peristiwa internasional yang membuat suatu negara terpuruk karena ...</text:p>
          </table:table-cell>
          <table:table-cell table:formula="of:=OFFSET([.$A$1];COLUMNS([.$A18:.B18])-1+(ROWS([.$A$1:.$AMJ18])-1)*7;0)" office:value-type="string" office:string-value="Indonesia merupakan anggota PBB yang ke 50">
            <text:p>Indonesia merupakan anggota PBB yang ke 50</text:p>
          </table:table-cell>
          <table:table-cell table:formula="of:=OFFSET([.$A$1];COLUMNS([.$A18:.C18])-1+(ROWS([.$A$1:.$AMJ18])-1)*7;0)" office:value-type="string" office:string-value="Pemerintah Indonesia memiliki kedaulatan yang sah ">
            <text:p>Pemerintah Indonesia memiliki kedaulatan yang sah </text:p>
          </table:table-cell>
          <table:table-cell table:formula="of:=OFFSET([.$A$1];COLUMNS([.$A18:.D18])-1+(ROWS([.$A$1:.$AMJ18])-1)*7;0)" office:value-type="string" office:string-value="Bangsa Indonesia adalah bagian mutlak dar bangsa-bangsa di dunia">
            <text:p>Bangsa Indonesia adalah bagian mutlak dar bangsa-bangsa di dunia</text:p>
          </table:table-cell>
          <table:table-cell table:formula="of:=OFFSET([.$A$1];COLUMNS([.$A18:.E18])-1+(ROWS([.$A$1:.$AMJ18])-1)*7;0)" office:value-type="string" office:string-value="UUD 1945 mengamanatkan agar bangsa Indonesia menjadi bangsa yang kuat">
            <text:p>UUD 1945 mengamanatkan agar bangsa Indonesia menjadi bangsa yang kuat</text:p>
          </table:table-cell>
          <table:table-cell table:formula="of:=OFFSET([.$A$1];COLUMNS([.$A18:.F18])-1+(ROWS([.$A$1:.$AMJ18])-1)*7;0)" office:value-type="string" office:string-value="Keberhasilan pembangunan bangsa Indonesai sangat bergantung pada dunia internasioanl ">
            <text:p>Keberhasilan pembangunan bangsa Indonesai sangat bergantung pada dunia internasioanl </text:p>
          </table:table-cell>
          <table:table-cell table:formula="of:=OFFSET([.$A$1];COLUMNS([.$A18:.G18])-1+(ROWS([.$A$1:.$AMJ18])-1)*7;0)" office:value-type="string" office:string-value="Answer: e ">
            <text:p>Answer: e </text:p>
          </table:table-cell>
          <table:table-cell table:number-columns-repeated="1015"/>
        </table:table-row>
        <table:table-row table:style-name="ro1">
          <table:table-cell table:style-name="ce11" office:value-type="string">
            <text:p>Karakteristik bangsa </text:p>
          </table:table-cell>
          <table:table-cell/>
          <table:table-cell table:formula="of:=OFFSET([.$A$1];COLUMNS([.$A19:.A19])-1+(ROWS([.$A$1:.$AMJ19])-1)*7;0)" office:value-type="string" office:string-value="39. Karena nilai dasar Pancasila tetap tidak mengalami perubahan, maka Pancasila tergolong pada ideologi yang ...">
            <text:p>39. Karena nilai dasar Pancasila tetap tidak mengalami perubahan, maka Pancasila tergolong pada ideologi yang ...</text:p>
          </table:table-cell>
          <table:table-cell table:formula="of:=OFFSET([.$A$1];COLUMNS([.$A19:.B19])-1+(ROWS([.$A$1:.$AMJ19])-1)*7;0)" office:value-type="string" office:string-value="Kaku">
            <text:p>Kaku</text:p>
          </table:table-cell>
          <table:table-cell table:formula="of:=OFFSET([.$A$1];COLUMNS([.$A19:.C19])-1+(ROWS([.$A$1:.$AMJ19])-1)*7;0)" office:value-type="string" office:string-value="Terbuka ">
            <text:p>Terbuka </text:p>
          </table:table-cell>
          <table:table-cell table:formula="of:=OFFSET([.$A$1];COLUMNS([.$A19:.D19])-1+(ROWS([.$A$1:.$AMJ19])-1)*7;0)" office:value-type="string" office:string-value="Inovatif">
            <text:p>Inovatif</text:p>
          </table:table-cell>
          <table:table-cell table:formula="of:=OFFSET([.$A$1];COLUMNS([.$A19:.E19])-1+(ROWS([.$A$1:.$AMJ19])-1)*7;0)" office:value-type="string" office:string-value="Progresif">
            <text:p>Progresif</text:p>
          </table:table-cell>
          <table:table-cell table:formula="of:=OFFSET([.$A$1];COLUMNS([.$A19:.F19])-1+(ROWS([.$A$1:.$AMJ19])-1)*7;0)" office:value-type="string" office:string-value="Kontemporer ">
            <text:p>Kontemporer </text:p>
          </table:table-cell>
          <table:table-cell table:formula="of:=OFFSET([.$A$1];COLUMNS([.$A19:.G19])-1+(ROWS([.$A$1:.$AMJ19])-1)*7;0)" office:value-type="string" office:string-value="Answer: a ">
            <text:p>Answer: a </text:p>
          </table:table-cell>
          <table:table-cell table:number-columns-repeated="1015"/>
        </table:table-row>
        <table:table-row table:style-name="ro1">
          <table:table-cell table:style-name="ce11" office:value-type="string">
            <text:p>Pedoman hidup </text:p>
          </table:table-cell>
          <table:table-cell/>
          <table:table-cell table:formula="of:=OFFSET([.$A$1];COLUMNS([.$A20:.A20])-1+(ROWS([.$A$1:.$AMJ20])-1)*7;0)" office:value-type="string" office:string-value="40. Fungsi filsafat Pancasila dalam hubungan dengan ideologi-ideologi di dunia adalah sebagai .... ">
            <text:p>40. Fungsi filsafat Pancasila dalam hubungan dengan ideologi-ideologi di dunia adalah sebagai .... </text:p>
          </table:table-cell>
          <table:table-cell table:formula="of:=OFFSET([.$A$1];COLUMNS([.$A20:.B20])-1+(ROWS([.$A$1:.$AMJ20])-1)*7;0)" office:value-type="string" office:string-value="Perbandingan perkembangan ideologi ">
            <text:p>Perbandingan perkembangan ideologi </text:p>
          </table:table-cell>
          <table:table-cell table:formula="of:=OFFSET([.$A$1];COLUMNS([.$A20:.C20])-1+(ROWS([.$A$1:.$AMJ20])-1)*7;0)" office:value-type="string" office:string-value="Penyaringan masuknya ideologi asing ">
            <text:p>Penyaringan masuknya ideologi asing </text:p>
          </table:table-cell>
          <table:table-cell table:formula="of:=OFFSET([.$A$1];COLUMNS([.$A20:.D20])-1+(ROWS([.$A$1:.$AMJ20])-1)*7;0)" office:value-type="string" office:string-value="Perpaduan filsafat dan ideologi">
            <text:p>Perpaduan filsafat dan ideologi</text:p>
          </table:table-cell>
          <table:table-cell table:formula="of:=OFFSET([.$A$1];COLUMNS([.$A20:.E20])-1+(ROWS([.$A$1:.$AMJ20])-1)*7;0)" office:value-type="string" office:string-value="Perebutan hegemoni filsafat ">
            <text:p>Perebutan hegemoni filsafat </text:p>
          </table:table-cell>
          <table:table-cell table:formula="of:=OFFSET([.$A$1];COLUMNS([.$A20:.F20])-1+(ROWS([.$A$1:.$AMJ20])-1)*7;0)" office:value-type="string" office:string-value="Unsur ideologi setiap bangsa ">
            <text:p>Unsur ideologi setiap bangsa </text:p>
          </table:table-cell>
          <table:table-cell table:formula="of:=OFFSET([.$A$1];COLUMNS([.$A20:.G20])-1+(ROWS([.$A$1:.$AMJ20])-1)*7;0)" office:value-type="string" office:string-value="Answer: b">
            <text:p>Answer: b</text:p>
          </table:table-cell>
          <table:table-cell table:number-columns-repeated="1015"/>
        </table:table-row>
        <table:table-row table:style-name="ro1">
          <table:table-cell table:style-name="ce11" office:value-type="string">
            <text:p>Answer: e </text:p>
          </table:table-cell>
          <table:table-cell table:number-columns-repeated="1023"/>
        </table:table-row>
        <table:table-row table:style-name="ro1">
          <table:table-cell table:style-name="ce11" office:value-type="string">
            <text:p>24. Pancasila tidak mengenal adanya fasisme sebab fasisme bertitik tolak pada ,,,, </text:p>
          </table:table-cell>
          <table:table-cell table:number-columns-repeated="1023"/>
        </table:table-row>
        <table:table-row table:style-name="ro1">
          <table:table-cell table:style-name="ce11" office:value-type="string">
            <text:p>Pemusatan kekuasaan pada beberapa orang</text:p>
          </table:table-cell>
          <table:table-cell table:number-columns-repeated="1023"/>
        </table:table-row>
        <table:table-row table:style-name="ro1">
          <table:table-cell table:style-name="ce11" office:value-type="string">
            <text:p>Mengutamakan individualisme radikal</text:p>
          </table:table-cell>
          <table:table-cell table:number-columns-repeated="1023"/>
        </table:table-row>
        <table:table-row table:style-name="ro1">
          <table:table-cell table:style-name="ce11" office:value-type="string">
            <text:p>Material modern dan individualisme </text:p>
          </table:table-cell>
          <table:table-cell table:number-columns-repeated="1023"/>
        </table:table-row>
        <table:table-row table:style-name="ro1">
          <table:table-cell table:style-name="ce11" office:value-type="string">
            <text:p>Pemusatan kekuasaan pada satu orang </text:p>
          </table:table-cell>
          <table:table-cell table:number-columns-repeated="1023"/>
        </table:table-row>
        <table:table-row table:style-name="ro1">
          <table:table-cell table:style-name="ce11" office:value-type="string">
            <text:p>Memaksakan praktek liberalisme </text:p>
          </table:table-cell>
          <table:table-cell table:number-columns-repeated="1023"/>
        </table:table-row>
        <table:table-row table:style-name="ro1">
          <table:table-cell table:style-name="ce11" office:value-type="string">
            <text:p>Answer: b </text:p>
          </table:table-cell>
          <table:table-cell table:number-columns-repeated="1023"/>
        </table:table-row>
        <table:table-row table:style-name="ro1">
          <table:table-cell table:style-name="ce11" office:value-type="string">
            <text:p>25. Fungsi pembukaan UUD 1945 alinea IV, yang mencantumkan dasar negara yang tersusun secara hierarki dan piramida di Indonesia menjadi....</text:p>
          </table:table-cell>
          <table:table-cell table:number-columns-repeated="1023"/>
        </table:table-row>
        <table:table-row table:style-name="ro1">
          <table:table-cell table:style-name="ce11" office:value-type="string">
            <text:p>Filter bagi masuknya budaya asing</text:p>
          </table:table-cell>
          <table:table-cell table:number-columns-repeated="1023"/>
        </table:table-row>
        <table:table-row table:style-name="ro1">
          <table:table-cell table:style-name="ce11" office:value-type="string">
            <text:p>Sumber budaya bangsa </text:p>
          </table:table-cell>
          <table:table-cell table:number-columns-repeated="1023"/>
        </table:table-row>
        <table:table-row table:style-name="ro1">
          <table:table-cell table:style-name="ce11" office:value-type="string">
            <text:p>Petunjuk pelaksanaan peraturan </text:p>
          </table:table-cell>
          <table:table-cell table:number-columns-repeated="1023"/>
        </table:table-row>
        <table:table-row table:style-name="ro1">
          <table:table-cell table:style-name="ce11" office:value-type="string">
            <text:p>Sumber hukum yang berlaku</text:p>
          </table:table-cell>
          <table:table-cell table:number-columns-repeated="1023"/>
        </table:table-row>
        <table:table-row table:style-name="ro1">
          <table:table-cell table:style-name="ce11" office:value-type="string">
            <text:p>Ciri dan karakteristik bangsa </text:p>
          </table:table-cell>
          <table:table-cell table:number-columns-repeated="1023"/>
        </table:table-row>
        <table:table-row table:style-name="ro1">
          <table:table-cell table:style-name="ce11" office:value-type="string">
            <text:p>Answer: e </text:p>
          </table:table-cell>
          <table:table-cell table:number-columns-repeated="1023"/>
        </table:table-row>
        <table:table-row table:style-name="ro1">
          <table:table-cell table:style-name="ce11" office:value-type="string">
            <text:p>26. Keunggulan demokrasi Pancasila dalam setiap pengambil keputusan ialah…</text:p>
          </table:table-cell>
          <table:table-cell table:number-columns-repeated="1023"/>
        </table:table-row>
        <table:table-row table:style-name="ro1">
          <table:table-cell table:style-name="ce11" office:value-type="string">
            <text:p>a.kepentingan organisasi didahulukan</text:p>
          </table:table-cell>
          <table:table-cell table:number-columns-repeated="1023"/>
        </table:table-row>
        <table:table-row table:style-name="ro1">
          <table:table-cell table:style-name="ce11" office:value-type="string">
            <text:p>Kepentingan tiap individu didahulukan</text:p>
          </table:table-cell>
          <table:table-cell table:number-columns-repeated="1023"/>
        </table:table-row>
        <table:table-row table:style-name="ro1">
          <table:table-cell table:style-name="ce11" office:value-type="string">
            <text:p>Pengambil keputusan oleh pimpinan rapat </text:p>
          </table:table-cell>
          <table:table-cell table:number-columns-repeated="1023"/>
        </table:table-row>
        <table:table-row table:style-name="ro1">
          <table:table-cell table:style-name="ce11" office:value-type="string">
            <text:p>Keputusan diambil melalui musyawarah mufakat </text:p>
          </table:table-cell>
          <table:table-cell table:number-columns-repeated="1023"/>
        </table:table-row>
        <table:table-row table:style-name="ro1">
          <table:table-cell table:style-name="ce11" office:value-type="string">
            <text:p>Masalahharus diselesaikan dengan hati-hati </text:p>
          </table:table-cell>
          <table:table-cell table:number-columns-repeated="1023"/>
        </table:table-row>
        <table:table-row table:style-name="ro1">
          <table:table-cell table:style-name="ce11" office:value-type="string">
            <text:p>Answer: d </text:p>
          </table:table-cell>
          <table:table-cell table:number-columns-repeated="1023"/>
        </table:table-row>
        <table:table-row table:style-name="ro1">
          <table:table-cell table:style-name="ce11" office:value-type="string">
            <text:p>27. Konsekuensi dari hubungan kausial organis antara Pancasila, Pembukaan UUD 1945, dan baang Tubuh UUD 1945 yang tidak dapat dipisahkan ialah ....</text:p>
          </table:table-cell>
          <table:table-cell table:number-columns-repeated="1023"/>
        </table:table-row>
        <table:table-row table:style-name="ro1">
          <table:table-cell table:style-name="ce11" office:value-type="string">
            <text:p>tiap pasal atidak boleh saling bertentangan</text:p>
          </table:table-cell>
          <table:table-cell table:number-columns-repeated="1023"/>
        </table:table-row>
        <table:table-row table:style-name="ro1">
          <table:table-cell table:style-name="ce11" office:value-type="string">
            <text:p>nilai Pancasila harus ada dalam tiap pasal </text:p>
          </table:table-cell>
          <table:table-cell table:number-columns-repeated="1023"/>
        </table:table-row>
        <table:table-row table:style-name="ro1">
          <table:table-cell table:style-name="ce11" office:value-type="string">
            <text:p>tipa unsur tersebut harus saling mengisi</text:p>
          </table:table-cell>
          <table:table-cell table:number-columns-repeated="1023"/>
        </table:table-row>
        <table:table-row table:style-name="ro1">
          <table:table-cell table:style-name="ce11" office:value-type="string">
            <text:p>batang tubuh merupakan penjelasan Pancasila </text:p>
          </table:table-cell>
          <table:table-cell table:number-columns-repeated="1023"/>
        </table:table-row>
        <table:table-row table:style-name="ro1">
          <table:table-cell table:style-name="ce11" office:value-type="string">
            <text:p>UUD harus merangkum sila-sila pad Pancasila </text:p>
          </table:table-cell>
          <table:table-cell table:number-columns-repeated="1023"/>
        </table:table-row>
        <table:table-row table:style-name="ro1">
          <table:table-cell table:style-name="ce11" office:value-type="string">
            <text:p>Answer: c </text:p>
          </table:table-cell>
          <table:table-cell table:number-columns-repeated="1023"/>
        </table:table-row>
        <table:table-row table:style-name="ro1">
          <table:table-cell table:style-name="ce11" office:value-type="string">
            <text:p>28. Manakah pernyataan dibawah ini yangsesuai dengan sila ke-2 Pancasila? </text:p>
          </table:table-cell>
          <table:table-cell table:number-columns-repeated="1023"/>
        </table:table-row>
        <table:table-row table:style-name="ro1">
          <table:table-cell table:style-name="ce11" office:value-type="string">
            <text:p>Kaum pria memiliki derajat yang lebih tinggi.</text:p>
          </table:table-cell>
          <table:table-cell table:number-columns-repeated="1023"/>
        </table:table-row>
        <table:table-row table:style-name="ro1">
          <table:table-cell table:style-name="ce11" office:value-type="string">
            <text:p>Pemimpin dan pemuka masyarakat berkedudukan lebih tinggi.</text:p>
          </table:table-cell>
          <table:table-cell table:number-columns-repeated="1023"/>
        </table:table-row>
        <table:table-row table:style-name="ro1">
          <table:table-cell table:style-name="ce11" office:value-type="string">
            <text:p>Manusia mempunyai derajat dan martanat yangsam</text:p>
          </table:table-cell>
          <table:table-cell table:number-columns-repeated="1023"/>
        </table:table-row>
        <table:table-row table:style-name="ro1">
          <table:table-cell table:style-name="ce11" office:value-type="string">
            <text:p>Kedudukan seseorang ditentukan oelh yang dimilikinya.</text:p>
          </table:table-cell>
          <table:table-cell table:number-columns-repeated="1023"/>
        </table:table-row>
        <table:table-row table:style-name="ro1">
          <table:table-cell table:style-name="ce11" office:value-type="string">
            <text:p>Kedudukan seseorang ditentukan pleh perbuatanny</text:p>
          </table:table-cell>
          <table:table-cell table:number-columns-repeated="1023"/>
        </table:table-row>
        <table:table-row table:style-name="ro1">
          <table:table-cell table:style-name="ce11" office:value-type="string">
            <text:p>Answer: c </text:p>
          </table:table-cell>
          <table:table-cell table:number-columns-repeated="1023"/>
        </table:table-row>
        <table:table-row table:style-name="ro1">
          <table:table-cell table:style-name="ce11" office:value-type="string">
            <text:p>29. Perwujudan hak asasi manusia dalam kehidupan berbangsa dapat dilihat dalam bentuk .....</text:p>
          </table:table-cell>
          <table:table-cell table:number-columns-repeated="1023"/>
        </table:table-row>
        <table:table-row table:style-name="ro1">
          <table:table-cell table:style-name="ce11" office:value-type="string">
            <text:p>Menentukan sistem perekonomian</text:p>
          </table:table-cell>
          <table:table-cell table:number-columns-repeated="1023"/>
        </table:table-row>
        <table:table-row table:style-name="ro1">
          <table:table-cell table:style-name="ce11" office:value-type="string">
            <text:p>Menentukan kerjasama dengan bangsa lain </text:p>
          </table:table-cell>
          <table:table-cell table:number-columns-repeated="1023"/>
        </table:table-row>
        <table:table-row table:style-name="ro1">
          <table:table-cell table:style-name="ce11" office:value-type="string">
            <text:p>Mengakui kebebasan beragama</text:p>
          </table:table-cell>
          <table:table-cell table:number-columns-repeated="1023"/>
        </table:table-row>
        <table:table-row table:style-name="ro1">
          <table:table-cell table:style-name="ce11" office:value-type="string">
            <text:p>Menentukan ketertiban lingkungan</text:p>
          </table:table-cell>
          <table:table-cell table:number-columns-repeated="1023"/>
        </table:table-row>
        <table:table-row table:style-name="ro1">
          <table:table-cell table:style-name="ce11" office:value-type="string">
            <text:p>Menyatakan pendapat dan berorganisasi </text:p>
          </table:table-cell>
          <table:table-cell table:number-columns-repeated="1023"/>
        </table:table-row>
        <table:table-row table:style-name="ro1">
          <table:table-cell table:style-name="ce11" office:value-type="string">
            <text:p>Answer: a </text:p>
          </table:table-cell>
          <table:table-cell table:number-columns-repeated="1023"/>
        </table:table-row>
        <table:table-row table:style-name="ro1">
          <table:table-cell table:style-name="ce11" office:value-type="string">
            <text:p>30. Mana yang terkandung pada nilai patriotisme dalam kehidupan berbangsa adalah.... </text:p>
          </table:table-cell>
          <table:table-cell table:number-columns-repeated="1023"/>
        </table:table-row>
        <table:table-row table:style-name="ro1">
          <table:table-cell table:style-name="ce11" office:value-type="string">
            <text:p>Selalu berjuang untuk kepentingan negara </text:p>
          </table:table-cell>
          <table:table-cell table:number-columns-repeated="1023"/>
        </table:table-row>
        <table:table-row table:style-name="ro1">
          <table:table-cell table:style-name="ce11" office:value-type="string">
            <text:p>Selalu menentang pada negara penjajah</text:p>
          </table:table-cell>
          <table:table-cell table:number-columns-repeated="1023"/>
        </table:table-row>
        <table:table-row table:style-name="ro1">
          <table:table-cell table:style-name="ce11" office:value-type="string">
            <text:p>Rela berkorban untuk kepentingan keluarga </text:p>
          </table:table-cell>
          <table:table-cell table:number-columns-repeated="1023"/>
        </table:table-row>
        <table:table-row table:style-name="ro1">
          <table:table-cell table:style-name="ce11" office:value-type="string">
            <text:p>Selalu mengupayakan persatuan bangsa </text:p>
          </table:table-cell>
          <table:table-cell table:number-columns-repeated="1023"/>
        </table:table-row>
        <table:table-row table:style-name="ro1">
          <table:table-cell table:style-name="ce11" office:value-type="string">
            <text:p>Mau menyumbangkan harta untuk masyarakat </text:p>
          </table:table-cell>
          <table:table-cell table:number-columns-repeated="1023"/>
        </table:table-row>
        <table:table-row table:style-name="ro1">
          <table:table-cell table:style-name="ce11" office:value-type="string">
            <text:p>Answer: b </text:p>
          </table:table-cell>
          <table:table-cell table:number-columns-repeated="1023"/>
        </table:table-row>
        <table:table-row table:style-name="ro1">
          <table:table-cell table:style-name="ce11" office:value-type="string">
            <text:p>31. Kedudukan Dewan Perwakilan Rakyat, menurut UUD 1945, kuat karena?</text:p>
          </table:table-cell>
          <table:table-cell table:number-columns-repeated="1023"/>
        </table:table-row>
        <table:table-row table:style-name="ro1">
          <table:table-cell table:style-name="ce11" office:value-type="string">
            <text:p>Berhak menentapkan Anggaran Pendapatan dan Belanja Negara</text:p>
          </table:table-cell>
          <table:table-cell table:number-columns-repeated="1023"/>
        </table:table-row>
        <table:table-row table:style-name="ro1">
          <table:table-cell table:style-name="ce11" office:value-type="string">
            <text:p>Sekuruh anggota DPR merangkap menjadi anggota DPR</text:p>
          </table:table-cell>
          <table:table-cell table:number-columns-repeated="1023"/>
        </table:table-row>
        <table:table-row table:style-name="ro1">
          <table:table-cell table:style-name="ce11" office:value-type="string">
            <text:p>Setiap undang-undang menghendaki persetujuan DPR </text:p>
          </table:table-cell>
          <table:table-cell table:number-columns-repeated="1023"/>
        </table:table-row>
        <table:table-row table:style-name="ro1">
          <table:table-cell table:style-name="ce11" office:value-type="string">
            <text:p>Merupakan mitra Presiden di bidang legislatif </text:p>
          </table:table-cell>
          <table:table-cell table:number-columns-repeated="1023"/>
        </table:table-row>
        <table:table-row table:style-name="ro1">
          <table:table-cell table:style-name="ce11" office:value-type="string">
            <text:p>Turut serta meratifikasi perjanjian internasional </text:p>
          </table:table-cell>
          <table:table-cell table:number-columns-repeated="1023"/>
        </table:table-row>
        <table:table-row table:style-name="ro1">
          <table:table-cell table:style-name="ce11" office:value-type="string">
            <text:p>Answer: a </text:p>
          </table:table-cell>
          <table:table-cell table:number-columns-repeated="1023"/>
        </table:table-row>
        <table:table-row table:style-name="ro1">
          <table:table-cell table:style-name="ce11" office:value-type="string">
            <text:p>32. Salah satu perbedaan prinsipil antara orde reformasi dengan orde sebelumnya adalah ....</text:p>
          </table:table-cell>
          <table:table-cell table:number-columns-repeated="1023"/>
        </table:table-row>
        <table:table-row table:style-name="ro1">
          <table:table-cell table:style-name="ce11" office:value-type="string">
            <text:p>DPR bersidang sekurang-kurangnya sekali dalam setahun</text:p>
          </table:table-cell>
          <table:table-cell table:number-columns-repeated="1023"/>
        </table:table-row>
        <table:table-row table:style-name="ro1">
          <table:table-cell table:style-name="ce11" office:value-type="string">
            <text:p>Aspirasi rakyat langsung dapat disampaikan </text:p>
          </table:table-cell>
          <table:table-cell table:number-columns-repeated="1023"/>
        </table:table-row>
        <table:table-row table:style-name="ro1">
          <table:table-cell table:style-name="ce11" office:value-type="string">
            <text:p>Presiden dibantu oleh badan nondepartemen </text:p>
          </table:table-cell>
          <table:table-cell table:number-columns-repeated="1023"/>
        </table:table-row>
        <table:table-row table:style-name="ro1">
          <table:table-cell table:style-name="ce11" office:value-type="string">
            <text:p>Presiden dibantu oleh menteri negara</text:p>
          </table:table-cell>
          <table:table-cell table:number-columns-repeated="1023"/>
        </table:table-row>
        <table:table-row table:style-name="ro1">
          <table:table-cell table:style-name="ce11" office:value-type="string">
            <text:p>DPR dan MPR bersifat dua kamar </text:p>
          </table:table-cell>
          <table:table-cell table:number-columns-repeated="1023"/>
        </table:table-row>
        <table:table-row table:style-name="ro1">
          <table:table-cell table:style-name="ce11" office:value-type="string">
            <text:p>Answer: b </text:p>
          </table:table-cell>
          <table:table-cell table:number-columns-repeated="1023"/>
        </table:table-row>
        <table:table-row table:style-name="ro1">
          <table:table-cell table:style-name="ce11" office:value-type="string">
            <text:p>33. Suasana kebatinan atau cita-cita hukum dasar negara Ri terangkum dalam ... </text:p>
          </table:table-cell>
          <table:table-cell table:number-columns-repeated="1023"/>
        </table:table-row>
        <table:table-row table:style-name="ro1">
          <table:table-cell table:style-name="ce11" office:value-type="string">
            <text:p>Pidato kenegaraan Presiden menjelang 17 Agustus</text:p>
          </table:table-cell>
          <table:table-cell table:number-columns-repeated="1023"/>
        </table:table-row>
        <table:table-row table:style-name="ro1">
          <table:table-cell table:style-name="ce11" office:value-type="string">
            <text:p>Berbagai konvensi dan jurisprudensi yang berlaku</text:p>
          </table:table-cell>
          <table:table-cell table:number-columns-repeated="1023"/>
        </table:table-row>
        <table:table-row table:style-name="ro1">
          <table:table-cell table:style-name="ce11" office:value-type="string">
            <text:p>Peraturan perundang-undangan yang telah berlaku </text:p>
          </table:table-cell>
          <table:table-cell table:number-columns-repeated="1023"/>
        </table:table-row>
        <table:table-row table:style-name="ro1">
          <table:table-cell table:style-name="ce11" office:value-type="string">
            <text:p>Empat pokok pikiran Pembukaan UUD 1945</text:p>
          </table:table-cell>
          <table:table-cell table:number-columns-repeated="1023"/>
        </table:table-row>
        <table:table-row table:style-name="ro1">
          <table:table-cell table:style-name="ce11" office:value-type="string">
            <text:p>Ketetapan dan keputusan MPR/MPRS </text:p>
          </table:table-cell>
          <table:table-cell table:number-columns-repeated="1023"/>
        </table:table-row>
        <table:table-row table:style-name="ro1">
          <table:table-cell table:style-name="ce11" office:value-type="string">
            <text:p>Answer: d </text:p>
          </table:table-cell>
          <table:table-cell table:number-columns-repeated="1023"/>
        </table:table-row>
        <table:table-row table:style-name="ro1">
          <table:table-cell table:style-name="ce11" office:value-type="string">
            <text:p>34. Di Pembukaan UUD 1945 tercantum tujuan negara, yaitu ? .....melindungi segenap bangsa Indonesia dan seluruh tumpah darah Indonesia ...? Hal ini menunjukkan bangsa Indonesia menganut sistem dalam arti .....</text:p>
          </table:table-cell>
          <table:table-cell table:number-columns-repeated="1023"/>
        </table:table-row>
        <table:table-row table:style-name="ro1">
          <table:table-cell table:style-name="ce11" office:value-type="string">
            <text:p>Negara hukum demokrasi </text:p>
          </table:table-cell>
          <table:table-cell table:number-columns-repeated="1023"/>
        </table:table-row>
        <table:table-row table:style-name="ro1">
          <table:table-cell table:style-name="ce11" office:value-type="string">
            <text:p>Negara kepolisian dan jaksa</text:p>
          </table:table-cell>
          <table:table-cell table:number-columns-repeated="1023"/>
        </table:table-row>
        <table:table-row table:style-name="ro1">
          <table:table-cell table:style-name="ce11" office:value-type="string">
            <text:p>Negara hukum kesejahteraan</text:p>
          </table:table-cell>
          <table:table-cell table:number-columns-repeated="1023"/>
        </table:table-row>
        <table:table-row table:style-name="ro1">
          <table:table-cell table:style-name="ce11" office:value-type="string">
            <text:p>Begara sebagai penjaga malam</text:p>
          </table:table-cell>
          <table:table-cell table:number-columns-repeated="1023"/>
        </table:table-row>
        <table:table-row table:style-name="ro1">
          <table:table-cell table:style-name="ce11" office:value-type="string">
            <text:p>Negara hukum dalam arti terbatas </text:p>
          </table:table-cell>
          <table:table-cell table:number-columns-repeated="1023"/>
        </table:table-row>
        <table:table-row table:style-name="ro1">
          <table:table-cell table:style-name="ce11" office:value-type="string">
            <text:p>Answer: a </text:p>
          </table:table-cell>
          <table:table-cell table:number-columns-repeated="1023"/>
        </table:table-row>
        <table:table-row table:style-name="ro1">
          <table:table-cell table:style-name="ce11" office:value-type="string">
            <text:p>35. Pada amandemen keempat UUD 1945, pasal 29, tekah disepakati ... </text:p>
          </table:table-cell>
          <table:table-cell table:number-columns-repeated="1023"/>
        </table:table-row>
        <table:table-row table:style-name="ro1">
          <table:table-cell table:style-name="ce11" office:value-type="string">
            <text:p>Penjelasan lebih rinci</text:p>
          </table:table-cell>
          <table:table-cell table:number-columns-repeated="1023"/>
        </table:table-row>
        <table:table-row table:style-name="ro1">
          <table:table-cell table:style-name="ce11" office:value-type="string">
            <text:p>Adanya penambahan ayat </text:p>
          </table:table-cell>
          <table:table-cell table:number-columns-repeated="1023"/>
        </table:table-row>
        <table:table-row table:style-name="ro1">
          <table:table-cell table:style-name="ce11" office:value-type="string">
            <text:p>Perubahan hanya pada ayat (1) </text:p>
          </table:table-cell>
          <table:table-cell table:number-columns-repeated="1023"/>
        </table:table-row>
        <table:table-row table:style-name="ro1">
          <table:table-cell table:style-name="ce11" office:value-type="string">
            <text:p>Perubahan hanya pada ayat (2)</text:p>
          </table:table-cell>
          <table:table-cell table:number-columns-repeated="1023"/>
        </table:table-row>
        <table:table-row table:style-name="ro1">
          <table:table-cell table:style-name="ce11" office:value-type="string">
            <text:p>Telah mengambil perubahan </text:p>
          </table:table-cell>
          <table:table-cell table:number-columns-repeated="1023"/>
        </table:table-row>
        <table:table-row table:style-name="ro1">
          <table:table-cell table:style-name="ce11" office:value-type="string">
            <text:p>Answer: c </text:p>
          </table:table-cell>
          <table:table-cell table:number-columns-repeated="1023"/>
        </table:table-row>
        <table:table-row table:style-name="ro1">
          <table:table-cell table:style-name="ce11" office:value-type="string">
            <text:p>36. Cita-cita nasional bangsa Indonesia yang memberi corak kepada politik luar negeri Indoensia yang bebeas dan aktif tercantum dalam Pembukaan UD 1945, yaitu ..</text:p>
          </table:table-cell>
          <table:table-cell table:number-columns-repeated="1023"/>
        </table:table-row>
        <table:table-row table:style-name="ro1">
          <table:table-cell table:style-name="ce11" office:value-type="string">
            <text:p>Menjaga keteriban dunia </text:p>
          </table:table-cell>
          <table:table-cell table:number-columns-repeated="1023"/>
        </table:table-row>
        <table:table-row table:style-name="ro1">
          <table:table-cell table:style-name="ce11" office:value-type="string">
            <text:p>Mengirimkan pasukan kewilayah konflik</text:p>
          </table:table-cell>
          <table:table-cell table:number-columns-repeated="1023"/>
        </table:table-row>
        <table:table-row table:style-name="ro1">
          <table:table-cell table:style-name="ce11" office:value-type="string">
            <text:p>Menentang penyerangan sepihak oleh AS</text:p>
          </table:table-cell>
          <table:table-cell table:number-columns-repeated="1023"/>
        </table:table-row>
        <table:table-row table:style-name="ro1">
          <table:table-cell table:style-name="ce11" office:value-type="string">
            <text:p>Mendukung penyelenggaraan hubungan bilateral</text:p>
          </table:table-cell>
          <table:table-cell table:number-columns-repeated="1023"/>
        </table:table-row>
        <table:table-row table:style-name="ro1">
          <table:table-cell table:style-name="ce11" office:value-type="string">
            <text:p>Kemerdekaan adalah hak segala bangsa </text:p>
          </table:table-cell>
          <table:table-cell table:number-columns-repeated="1023"/>
        </table:table-row>
        <table:table-row table:style-name="ro1">
          <table:table-cell table:style-name="ce11" office:value-type="string">
            <text:p>Answer: e </text:p>
          </table:table-cell>
          <table:table-cell table:number-columns-repeated="1023"/>
        </table:table-row>
        <table:table-row table:style-name="ro1">
          <table:table-cell table:style-name="ce11" office:value-type="string">
            <text:p>37. Contoh pelaksanaan politik luar negeri yang bebas dan aktif berdasarkan Pancasila adalah ...</text:p>
          </table:table-cell>
          <table:table-cell table:number-columns-repeated="1023"/>
        </table:table-row>
        <table:table-row table:style-name="ro1">
          <table:table-cell table:style-name="ce11" office:value-type="string">
            <text:p>Ikut campur dan memihak salah satu blok</text:p>
          </table:table-cell>
          <table:table-cell table:number-columns-repeated="1023"/>
        </table:table-row>
        <table:table-row table:style-name="ro1">
          <table:table-cell table:style-name="ce11" office:value-type="string">
            <text:p>Pengiriman pasukan perdamaian ke wilayah konflik </text:p>
          </table:table-cell>
          <table:table-cell table:number-columns-repeated="1023"/>
        </table:table-row>
        <table:table-row table:style-name="ro1">
          <table:table-cell table:style-name="ce11" office:value-type="string">
            <text:p>Memberi bantuan senjata kepada negara yang bertikai </text:p>
          </table:table-cell>
          <table:table-cell table:number-columns-repeated="1023"/>
        </table:table-row>
        <table:table-row table:style-name="ro1">
          <table:table-cell table:style-name="ce11" office:value-type="string">
            <text:p>Menghimpun negara sepaham dan seidologi</text:p>
          </table:table-cell>
          <table:table-cell table:number-columns-repeated="1023"/>
        </table:table-row>
        <table:table-row table:style-name="ro1">
          <table:table-cell table:style-name="ce11" office:value-type="string">
            <text:p>Organisasi ekonomi yang eropa sentris </text:p>
          </table:table-cell>
          <table:table-cell table:number-columns-repeated="1023"/>
        </table:table-row>
        <table:table-row table:style-name="ro1">
          <table:table-cell table:style-name="ce11" office:value-type="string">
            <text:p>Answer: b </text:p>
          </table:table-cell>
          <table:table-cell table:number-columns-repeated="1023"/>
        </table:table-row>
        <table:table-row table:style-name="ro1">
          <table:table-cell table:style-name="ce11" office:value-type="string">
            <text:p>38. Bangsa Indonesia tidak dapat berdiam diri terhadap peristiwa-peristiwa internasional yang membuat suatu negara terpuruk karena ...</text:p>
          </table:table-cell>
          <table:table-cell table:number-columns-repeated="1023"/>
        </table:table-row>
        <table:table-row table:style-name="ro1">
          <table:table-cell table:style-name="ce11" office:value-type="string">
            <text:p>Indonesia merupakan anggota PBB yang ke 50</text:p>
          </table:table-cell>
          <table:table-cell table:number-columns-repeated="1023"/>
        </table:table-row>
        <table:table-row table:style-name="ro1">
          <table:table-cell table:style-name="ce11" office:value-type="string">
            <text:p>Pemerintah Indonesia memiliki kedaulatan yang sah </text:p>
          </table:table-cell>
          <table:table-cell table:number-columns-repeated="1023"/>
        </table:table-row>
        <table:table-row table:style-name="ro1">
          <table:table-cell table:style-name="ce11" office:value-type="string">
            <text:p>Bangsa Indonesia adalah bagian mutlak dar bangsa-bangsa di dunia</text:p>
          </table:table-cell>
          <table:table-cell table:number-columns-repeated="1023"/>
        </table:table-row>
        <table:table-row table:style-name="ro1">
          <table:table-cell table:style-name="ce11" office:value-type="string">
            <text:p>UUD 1945 mengamanatkan agar bangsa Indonesia menjadi bangsa yang kuat</text:p>
          </table:table-cell>
          <table:table-cell table:number-columns-repeated="1023"/>
        </table:table-row>
        <table:table-row table:style-name="ro1">
          <table:table-cell table:style-name="ce11" office:value-type="string">
            <text:p>Keberhasilan pembangunan bangsa Indonesai sangat bergantung pada dunia internasioanl </text:p>
          </table:table-cell>
          <table:table-cell table:number-columns-repeated="1023"/>
        </table:table-row>
        <table:table-row table:style-name="ro1">
          <table:table-cell table:style-name="ce11" office:value-type="string">
            <text:p>Answer: e </text:p>
          </table:table-cell>
          <table:table-cell table:number-columns-repeated="1023"/>
        </table:table-row>
        <table:table-row table:style-name="ro1">
          <table:table-cell table:style-name="ce11" office:value-type="string">
            <text:p>39. Karena nilai dasar Pancasila tetap tidak mengalami perubahan, maka Pancasila tergolong pada ideologi yang ...</text:p>
          </table:table-cell>
          <table:table-cell table:number-columns-repeated="1023"/>
        </table:table-row>
        <table:table-row table:style-name="ro1">
          <table:table-cell table:style-name="ce11" office:value-type="string">
            <text:p>Kaku</text:p>
          </table:table-cell>
          <table:table-cell table:number-columns-repeated="1023"/>
        </table:table-row>
        <table:table-row table:style-name="ro1">
          <table:table-cell table:style-name="ce11" office:value-type="string">
            <text:p>Terbuka </text:p>
          </table:table-cell>
          <table:table-cell table:number-columns-repeated="1023"/>
        </table:table-row>
        <table:table-row table:style-name="ro1">
          <table:table-cell table:style-name="ce11" office:value-type="string">
            <text:p>Inovatif</text:p>
          </table:table-cell>
          <table:table-cell table:number-columns-repeated="1023"/>
        </table:table-row>
        <table:table-row table:style-name="ro1">
          <table:table-cell table:style-name="ce11" office:value-type="string">
            <text:p>Progresif</text:p>
          </table:table-cell>
          <table:table-cell table:number-columns-repeated="1023"/>
        </table:table-row>
        <table:table-row table:style-name="ro1">
          <table:table-cell table:style-name="ce11" office:value-type="string">
            <text:p>Kontemporer </text:p>
          </table:table-cell>
          <table:table-cell table:number-columns-repeated="1023"/>
        </table:table-row>
        <table:table-row table:style-name="ro1">
          <table:table-cell table:style-name="ce11" office:value-type="string">
            <text:p>Answer: a </text:p>
          </table:table-cell>
          <table:table-cell table:number-columns-repeated="1023"/>
        </table:table-row>
        <table:table-row table:style-name="ro1">
          <table:table-cell table:style-name="ce11" office:value-type="string">
            <text:p>40. Fungsi filsafat Pancasila dalam hubungan dengan ideologi-ideologi di dunia adalah sebagai .... </text:p>
          </table:table-cell>
          <table:table-cell table:number-columns-repeated="1023"/>
        </table:table-row>
        <table:table-row table:style-name="ro1">
          <table:table-cell table:style-name="ce11" office:value-type="string">
            <text:p>Perbandingan perkembangan ideologi </text:p>
          </table:table-cell>
          <table:table-cell table:number-columns-repeated="1023"/>
        </table:table-row>
        <table:table-row table:style-name="ro1">
          <table:table-cell table:style-name="ce11" office:value-type="string">
            <text:p>Penyaringan masuknya ideologi asing </text:p>
          </table:table-cell>
          <table:table-cell table:number-columns-repeated="1023"/>
        </table:table-row>
        <table:table-row table:style-name="ro1">
          <table:table-cell table:style-name="ce11" office:value-type="string">
            <text:p>Perpaduan filsafat dan ideologi</text:p>
          </table:table-cell>
          <table:table-cell table:number-columns-repeated="1023"/>
        </table:table-row>
        <table:table-row table:style-name="ro1">
          <table:table-cell table:style-name="ce11" office:value-type="string">
            <text:p>Perebutan hegemoni filsafat </text:p>
          </table:table-cell>
          <table:table-cell table:number-columns-repeated="1023"/>
        </table:table-row>
        <table:table-row table:style-name="ro1">
          <table:table-cell table:style-name="ce11" office:value-type="string">
            <text:p>Unsur ideologi setiap bangsa </text:p>
          </table:table-cell>
          <table:table-cell table:number-columns-repeated="1023"/>
        </table:table-row>
        <table:table-row table:style-name="ro1">
          <table:table-cell table:style-name="ce11" office:value-type="string">
            <text:p>Answer: b</text:p>
          </table:table-cell>
          <table:table-cell table:number-columns-repeated="1023"/>
        </table:table-row>
        <table:table-row table:style-name="ro1" table:number-rows-repeated="1048435">
          <table:table-cell table:number-columns-repeated="1024"/>
        </table:table-row>
        <table:table-row table:style-name="ro1">
          <table:table-cell table:number-columns-repeated="1024"/>
        </table:table-row>
        <table:named-expressions/>
      </table:table>
      <table:table table:name="Tata Negara" table:style-name="ta5" table:print="false">
        <office:forms form:automatic-focus="false" form:apply-design-mode="false"/>
        <table:table-column table:style-name="co30" table:visibility="collapse" table:default-cell-style-name="Excel_20_Built-in_20_Normal"/>
        <table:table-column table:style-name="co9" table:visibility="collapse" table:default-cell-style-name="Excel_20_Built-in_20_Normal"/>
        <table:table-column table:style-name="co31" table:default-cell-style-name="Excel_20_Built-in_20_Normal"/>
        <table:table-column table:style-name="co32" table:number-columns-repeated="5" table:default-cell-style-name="Excel_20_Built-in_20_Normal"/>
        <table:table-column table:style-name="co9" table:number-columns-repeated="1016" table:default-cell-style-name="Excel_20_Built-in_20_Normal"/>
        <table:table-row table:style-name="ro1">
          <table:table-cell table:style-name="ce10" office:value-type="string">
            <text:p>41. Pengakuan de jure dari suatu negara terhadap negara yang lain ditandai oleh ... </text:p>
          </table:table-cell>
          <table:table-cell/>
          <table:table-cell table:style-name="ce12" table:formula="of:=OFFSET([.$A$1];COLUMNS([.$A1:.A1])-1+(ROWS([.$A$1:.$AMJ1])-1)*7;0)" office:value-type="string" office:string-value="41. Pengakuan de jure dari suatu negara terhadap negara yang lain ditandai oleh ... ">
            <text:p>41. Pengakuan de jure dari suatu negara terhadap negara yang lain ditandai oleh ... </text:p>
          </table:table-cell>
          <table:table-cell table:style-name="ce12" table:formula="of:=OFFSET([.$A$1];COLUMNS([.$A1:.B1])-1+(ROWS([.$A$1:.$AMJ1])-1)*7;0)" office:value-type="string" office:string-value="Bantuan diplomasi">
            <text:p>Bantuan diplomasi</text:p>
          </table:table-cell>
          <table:table-cell table:style-name="ce12" table:formula="of:=OFFSET([.$A$1];COLUMNS([.$A1:.C1])-1+(ROWS([.$A$1:.$AMJ1])-1)*7;0)" office:value-type="string" office:string-value="Kerja sama militer">
            <text:p>Kerja sama militer</text:p>
          </table:table-cell>
          <table:table-cell table:style-name="ce12" table:formula="of:=OFFSET([.$A$1];COLUMNS([.$A1:.D1])-1+(ROWS([.$A$1:.$AMJ1])-1)*7;0)" office:value-type="string" office:string-value="Hubungan diplomatik ">
            <text:p>Hubungan diplomatik </text:p>
          </table:table-cell>
          <table:table-cell table:style-name="ce12" table:formula="of:=OFFSET([.$A$1];COLUMNS([.$A1:.E1])-1+(ROWS([.$A$1:.$AMJ1])-1)*7;0)" office:value-type="string" office:string-value="Kunjungan kepala negara ">
            <text:p>Kunjungan kepala negara </text:p>
          </table:table-cell>
          <table:table-cell table:style-name="ce12" table:formula="of:=OFFSET([.$A$1];COLUMNS([.$A1:.F1])-1+(ROWS([.$A$1:.$AMJ1])-1)*7;0)" office:value-type="string" office:string-value="Bantuan ekonomi ">
            <text:p>Bantuan ekonomi </text:p>
          </table:table-cell>
          <table:table-cell table:style-name="ce12" table:formula="of:=OFFSET([.$A$1];COLUMNS([.$A1:.G1])-1+(ROWS([.$A$1:.$AMJ1])-1)*7;0)" office:value-type="string" office:string-value="Answer: b ">
            <text:p>Answer: b </text:p>
          </table:table-cell>
          <table:table-cell table:number-columns-repeated="1015"/>
        </table:table-row>
        <table:table-row table:style-name="ro1">
          <table:table-cell table:style-name="ce10" office:value-type="string">
            <text:p>Bantuan diplomasi</text:p>
          </table:table-cell>
          <table:table-cell/>
          <table:table-cell table:style-name="ce12" table:formula="of:=OFFSET([.$A$1];COLUMNS([.$A2:.A2])-1+(ROWS([.$A$1:.$AMJ2])-1)*7;0)" office:value-type="string" office:string-value="42. Dilihat dari segi tujuannya, negara kepolisian bertujuan ... ">
            <text:p>42. Dilihat dari segi tujuannya, negara kepolisian bertujuan ... </text:p>
          </table:table-cell>
          <table:table-cell table:style-name="ce12" table:formula="of:=OFFSET([.$A$1];COLUMNS([.$A2:.B2])-1+(ROWS([.$A$1:.$AMJ2])-1)*7;0)" office:value-type="string" office:string-value="Meningkatkan kesejahteraan">
            <text:p>Meningkatkan kesejahteraan</text:p>
          </table:table-cell>
          <table:table-cell table:style-name="ce12" table:formula="of:=OFFSET([.$A$1];COLUMNS([.$A2:.C2])-1+(ROWS([.$A$1:.$AMJ2])-1)*7;0)" office:value-type="string" office:string-value="Mewujudkan ketertiban">
            <text:p>Mewujudkan ketertiban</text:p>
          </table:table-cell>
          <table:table-cell table:style-name="ce12" table:formula="of:=OFFSET([.$A$1];COLUMNS([.$A2:.D2])-1+(ROWS([.$A$1:.$AMJ2])-1)*7;0)" office:value-type="string" office:string-value="Memelihara kekuasaan ">
            <text:p>Memelihara kekuasaan </text:p>
          </table:table-cell>
          <table:table-cell table:style-name="ce12" table:formula="of:=OFFSET([.$A$1];COLUMNS([.$A2:.E2])-1+(ROWS([.$A$1:.$AMJ2])-1)*7;0)" office:value-type="string" office:string-value="Menjamin keamanan">
            <text:p>Menjamin keamanan</text:p>
          </table:table-cell>
          <table:table-cell table:style-name="ce12" table:formula="of:=OFFSET([.$A$1];COLUMNS([.$A2:.F2])-1+(ROWS([.$A$1:.$AMJ2])-1)*7;0)" office:value-type="string" office:string-value="Mempertahankan persatuan ">
            <text:p>Mempertahankan persatuan </text:p>
          </table:table-cell>
          <table:table-cell table:style-name="ce12" table:formula="of:=OFFSET([.$A$1];COLUMNS([.$A2:.G2])-1+(ROWS([.$A$1:.$AMJ2])-1)*7;0)" office:value-type="string" office:string-value="Answer: b ">
            <text:p>Answer: b </text:p>
          </table:table-cell>
          <table:table-cell table:number-columns-repeated="1015"/>
        </table:table-row>
        <table:table-row table:style-name="ro1">
          <table:table-cell table:style-name="ce10" office:value-type="string">
            <text:p>Kerja sama militer</text:p>
          </table:table-cell>
          <table:table-cell/>
          <table:table-cell table:style-name="ce12" table:formula="of:=OFFSET([.$A$1];COLUMNS([.$A3:.A3])-1+(ROWS([.$A$1:.$AMJ3])-1)*7;0)" office:value-type="string" office:string-value="43. Corak negara yang menganut ideologi fasisme mengutamakan ... ">
            <text:p>43. Corak negara yang menganut ideologi fasisme mengutamakan ... </text:p>
          </table:table-cell>
          <table:table-cell table:style-name="ce12" table:formula="of:=OFFSET([.$A$1];COLUMNS([.$A3:.B3])-1+(ROWS([.$A$1:.$AMJ3])-1)*7;0)" office:value-type="string" office:string-value="Kesejahteraan bersama">
            <text:p>Kesejahteraan bersama</text:p>
          </table:table-cell>
          <table:table-cell table:style-name="ce12" table:formula="of:=OFFSET([.$A$1];COLUMNS([.$A3:.C3])-1+(ROWS([.$A$1:.$AMJ3])-1)*7;0)" office:value-type="string" office:string-value="Kemakmuran rakyat">
            <text:p>Kemakmuran rakyat</text:p>
          </table:table-cell>
          <table:table-cell table:style-name="ce12" table:formula="of:=OFFSET([.$A$1];COLUMNS([.$A3:.D3])-1+(ROWS([.$A$1:.$AMJ3])-1)*7;0)" office:value-type="string" office:string-value="Keadilan sosial ">
            <text:p>Keadilan sosial </text:p>
          </table:table-cell>
          <table:table-cell table:style-name="ce12" table:formula="of:=OFFSET([.$A$1];COLUMNS([.$A3:.E3])-1+(ROWS([.$A$1:.$AMJ3])-1)*7;0)" office:value-type="string" office:string-value="Ketentraman masyarakat">
            <text:p>Ketentraman masyarakat</text:p>
          </table:table-cell>
          <table:table-cell table:style-name="ce12" table:formula="of:=OFFSET([.$A$1];COLUMNS([.$A3:.F3])-1+(ROWS([.$A$1:.$AMJ3])-1)*7;0)" office:value-type="string" office:string-value="Kekuasaan negara ">
            <text:p>Kekuasaan negara </text:p>
          </table:table-cell>
          <table:table-cell table:style-name="ce12" table:formula="of:=OFFSET([.$A$1];COLUMNS([.$A3:.G3])-1+(ROWS([.$A$1:.$AMJ3])-1)*7;0)" office:value-type="string" office:string-value="Answer: e ">
            <text:p>Answer: e </text:p>
          </table:table-cell>
          <table:table-cell table:number-columns-repeated="1015"/>
        </table:table-row>
        <table:table-row table:style-name="ro1">
          <table:table-cell table:style-name="ce10" office:value-type="string">
            <text:p>Hubungan diplomatik </text:p>
          </table:table-cell>
          <table:table-cell/>
          <table:table-cell table:style-name="ce12" table:formula="of:=OFFSET([.$A$1];COLUMNS([.$A4:.A4])-1+(ROWS([.$A$1:.$AMJ4])-1)*7;0)" office:value-type="string" office:string-value="44. Ciri khas negara kesatuan adalah ...">
            <text:p>44. Ciri khas negara kesatuan adalah ...</text:p>
          </table:table-cell>
          <table:table-cell table:style-name="ce12" table:formula="of:=OFFSET([.$A$1];COLUMNS([.$A4:.B4])-1+(ROWS([.$A$1:.$AMJ4])-1)*7;0)" office:value-type="string" office:string-value="Kepala negaranya adalah seorang presiden ">
            <text:p>Kepala negaranya adalah seorang presiden </text:p>
          </table:table-cell>
          <table:table-cell table:style-name="ce12" table:formula="of:=OFFSET([.$A$1];COLUMNS([.$A4:.C4])-1+(ROWS([.$A$1:.$AMJ4])-1)*7;0)" office:value-type="string" office:string-value="Kekuasaan asli ada pada pemerintah pusat ">
            <text:p>Kekuasaan asli ada pada pemerintah pusat </text:p>
          </table:table-cell>
          <table:table-cell table:style-name="ce12" table:formula="of:=OFFSET([.$A$1];COLUMNS([.$A4:.D4])-1+(ROWS([.$A$1:.$AMJ4])-1)*7;0)" office:value-type="string" office:string-value="Warga negara mudah berpindah domisili ">
            <text:p>Warga negara mudah berpindah domisili </text:p>
          </table:table-cell>
          <table:table-cell table:style-name="ce12" table:formula="of:=OFFSET([.$A$1];COLUMNS([.$A4:.E4])-1+(ROWS([.$A$1:.$AMJ4])-1)*7;0)" office:value-type="string" office:string-value="Adanya konstitusi yang tertulis">
            <text:p>Adanya konstitusi yang tertulis</text:p>
          </table:table-cell>
          <table:table-cell table:style-name="ce12" table:formula="of:=OFFSET([.$A$1];COLUMNS([.$A4:.F4])-1+(ROWS([.$A$1:.$AMJ4])-1)*7;0)" office:value-type="string" office:string-value="Kepala negaranya dipilih oleh rakyat ">
            <text:p>Kepala negaranya dipilih oleh rakyat </text:p>
          </table:table-cell>
          <table:table-cell table:style-name="ce12" table:formula="of:=OFFSET([.$A$1];COLUMNS([.$A4:.G4])-1+(ROWS([.$A$1:.$AMJ4])-1)*7;0)" office:value-type="string" office:string-value="Answer: b ">
            <text:p>Answer: b </text:p>
          </table:table-cell>
          <table:table-cell table:number-columns-repeated="1015"/>
        </table:table-row>
        <table:table-row table:style-name="ro1">
          <table:table-cell table:style-name="ce10" office:value-type="string">
            <text:p>Kunjungan kepala negara </text:p>
          </table:table-cell>
          <table:table-cell/>
          <table:table-cell table:style-name="ce12" table:formula="of:=OFFSET([.$A$1];COLUMNS([.$A5:.A5])-1+(ROWS([.$A$1:.$AMJ5])-1)*7;0)" office:value-type="string" office:string-value="45. paabila didasarkan pada ajaran Trias Politika, yang dikenal dengan teori pemisahan kekuasaan negara, maka penetapan APBN menurut UUD 1945 merupakan campur tangan...">
            <text:p>45. paabila didasarkan pada ajaran Trias Politika, yang dikenal dengan teori pemisahan kekuasaan negara, maka penetapan APBN menurut UUD 1945 merupakan campur tangan...</text:p>
          </table:table-cell>
          <table:table-cell table:style-name="ce12" table:formula="of:=OFFSET([.$A$1];COLUMNS([.$A5:.B5])-1+(ROWS([.$A$1:.$AMJ5])-1)*7;0)" office:value-type="string" office:string-value="Presiden dalam kekuasaan Dewan Perwakilan Rakyat">
            <text:p>Presiden dalam kekuasaan Dewan Perwakilan Rakyat</text:p>
          </table:table-cell>
          <table:table-cell table:style-name="ce12" table:formula="of:=OFFSET([.$A$1];COLUMNS([.$A5:.C5])-1+(ROWS([.$A$1:.$AMJ5])-1)*7;0)" office:value-type="string" office:string-value="Dewan Perwakilan Rakyat dalam kekuasaan presiden">
            <text:p>Dewan Perwakilan Rakyat dalam kekuasaan presiden</text:p>
          </table:table-cell>
          <table:table-cell table:style-name="ce12" table:formula="of:=OFFSET([.$A$1];COLUMNS([.$A5:.D5])-1+(ROWS([.$A$1:.$AMJ5])-1)*7;0)" office:value-type="string" office:string-value="Presiden dalam kekuasaan Mahkamah Agung ">
            <text:p>Presiden dalam kekuasaan Mahkamah Agung </text:p>
          </table:table-cell>
          <table:table-cell table:style-name="ce12" table:formula="of:=OFFSET([.$A$1];COLUMNS([.$A5:.E5])-1+(ROWS([.$A$1:.$AMJ5])-1)*7;0)" office:value-type="string" office:string-value="Mahkamah Agung dalamkekuasaan Presiden ">
            <text:p>Mahkamah Agung dalamkekuasaan Presiden </text:p>
          </table:table-cell>
          <table:table-cell table:style-name="ce12" table:formula="of:=OFFSET([.$A$1];COLUMNS([.$A5:.F5])-1+(ROWS([.$A$1:.$AMJ5])-1)*7;0)" office:value-type="string" office:string-value="DPR dalam kekuasaan Mahkamah Agung ">
            <text:p>DPR dalam kekuasaan Mahkamah Agung </text:p>
          </table:table-cell>
          <table:table-cell table:style-name="ce12" table:formula="of:=OFFSET([.$A$1];COLUMNS([.$A5:.G5])-1+(ROWS([.$A$1:.$AMJ5])-1)*7;0)" office:value-type="string" office:string-value="Answer: a ">
            <text:p>Answer: a </text:p>
          </table:table-cell>
          <table:table-cell table:number-columns-repeated="1015"/>
        </table:table-row>
        <table:table-row table:style-name="ro1">
          <table:table-cell table:style-name="ce10" office:value-type="string">
            <text:p>Bantuan ekonomi </text:p>
          </table:table-cell>
          <table:table-cell/>
          <table:table-cell table:style-name="ce12" table:formula="of:=OFFSET([.$A$1];COLUMNS([.$A6:.A6])-1+(ROWS([.$A$1:.$AMJ6])-1)*7;0)" office:value-type="string" office:string-value="46. Jika dibandingkan dengan kabinet parlementer kelebihan kabinet presidentil adalah dalam hal...">
            <text:p>46. Jika dibandingkan dengan kabinet parlementer kelebihan kabinet presidentil adalah dalam hal...</text:p>
          </table:table-cell>
          <table:table-cell table:style-name="ce12" table:formula="of:=OFFSET([.$A$1];COLUMNS([.$A6:.B6])-1+(ROWS([.$A$1:.$AMJ6])-1)*7;0)" office:value-type="string" office:string-value="Pembentukan kabinet sangat demokratis">
            <text:p>Pembentukan kabinet sangat demokratis</text:p>
          </table:table-cell>
          <table:table-cell table:style-name="ce12" table:formula="of:=OFFSET([.$A$1];COLUMNS([.$A6:.C6])-1+(ROWS([.$A$1:.$AMJ6])-1)*7;0)" office:value-type="string" office:string-value="Jalannya pemerintahan lebih setabil ">
            <text:p>Jalannya pemerintahan lebih setabil </text:p>
          </table:table-cell>
          <table:table-cell table:style-name="ce12" table:formula="of:=OFFSET([.$A$1];COLUMNS([.$A6:.D6])-1+(ROWS([.$A$1:.$AMJ6])-1)*7;0)" office:value-type="string" office:string-value="Para menteri bertanggung jawab secara kolektif ">
            <text:p>Para menteri bertanggung jawab secara kolektif </text:p>
          </table:table-cell>
          <table:table-cell table:style-name="ce12" table:formula="of:=OFFSET([.$A$1];COLUMNS([.$A6:.E6])-1+(ROWS([.$A$1:.$AMJ6])-1)*7;0)" office:value-type="string" office:string-value="Para meneri dapat diganti sewaktu-waktu">
            <text:p>Para meneri dapat diganti sewaktu-waktu</text:p>
          </table:table-cell>
          <table:table-cell table:style-name="ce12" table:formula="of:=OFFSET([.$A$1];COLUMNS([.$A6:.F6])-1+(ROWS([.$A$1:.$AMJ6])-1)*7;0)" office:value-type="string" office:string-value="Pemerintahan lebih mencerminkan aspirasi rakyat ">
            <text:p>Pemerintahan lebih mencerminkan aspirasi rakyat </text:p>
          </table:table-cell>
          <table:table-cell table:style-name="ce12" table:formula="of:=OFFSET([.$A$1];COLUMNS([.$A6:.G6])-1+(ROWS([.$A$1:.$AMJ6])-1)*7;0)" office:value-type="string" office:string-value="Answer: b ">
            <text:p>Answer: b </text:p>
          </table:table-cell>
          <table:table-cell table:number-columns-repeated="1015"/>
        </table:table-row>
        <table:table-row table:style-name="ro1">
          <table:table-cell table:style-name="ce10" office:value-type="string">
            <text:p>Answer: b </text:p>
          </table:table-cell>
          <table:table-cell/>
          <table:table-cell table:style-name="ce12" table:formula="of:=OFFSET([.$A$1];COLUMNS([.$A7:.A7])-1+(ROWS([.$A$1:.$AMJ7])-1)*7;0)" office:value-type="string" office:string-value="47. Dibandingkan dengan berbagai norma sosial lainnya, sanksi norma kesopanan bersumber dari ...">
            <text:p>47. Dibandingkan dengan berbagai norma sosial lainnya, sanksi norma kesopanan bersumber dari ...</text:p>
          </table:table-cell>
          <table:table-cell table:style-name="ce12" table:formula="of:=OFFSET([.$A$1];COLUMNS([.$A7:.B7])-1+(ROWS([.$A$1:.$AMJ7])-1)*7;0)" office:value-type="string" office:string-value="Hati nurani">
            <text:p>Hati nurani</text:p>
          </table:table-cell>
          <table:table-cell table:style-name="ce12" table:formula="of:=OFFSET([.$A$1];COLUMNS([.$A7:.C7])-1+(ROWS([.$A$1:.$AMJ7])-1)*7;0)" office:value-type="string" office:string-value="Masyarakat ">
            <text:p>Masyarakat </text:p>
          </table:table-cell>
          <table:table-cell table:style-name="ce12" table:formula="of:=OFFSET([.$A$1];COLUMNS([.$A7:.D7])-1+(ROWS([.$A$1:.$AMJ7])-1)*7;0)" office:value-type="string" office:string-value="Tuhan">
            <text:p>Tuhan</text:p>
          </table:table-cell>
          <table:table-cell table:style-name="ce12" table:formula="of:=OFFSET([.$A$1];COLUMNS([.$A7:.E7])-1+(ROWS([.$A$1:.$AMJ7])-1)*7;0)" office:value-type="string" office:string-value="Lembaga sosial">
            <text:p>Lembaga sosial</text:p>
          </table:table-cell>
          <table:table-cell table:style-name="ce12" table:formula="of:=OFFSET([.$A$1];COLUMNS([.$A7:.F7])-1+(ROWS([.$A$1:.$AMJ7])-1)*7;0)" office:value-type="string" office:string-value="Negara ">
            <text:p>Negara </text:p>
          </table:table-cell>
          <table:table-cell table:style-name="ce12" table:formula="of:=OFFSET([.$A$1];COLUMNS([.$A7:.G7])-1+(ROWS([.$A$1:.$AMJ7])-1)*7;0)" office:value-type="string" office:string-value="Answer: a ">
            <text:p>Answer: a </text:p>
          </table:table-cell>
          <table:table-cell table:number-columns-repeated="1015"/>
        </table:table-row>
        <table:table-row table:style-name="ro1">
          <table:table-cell table:style-name="ce10" office:value-type="string">
            <text:p>42. Dilihat dari segi tujuannya, negara kepolisian bertujuan ... </text:p>
          </table:table-cell>
          <table:table-cell/>
          <table:table-cell table:style-name="ce12" table:formula="of:=OFFSET([.$A$1];COLUMNS([.$A8:.A8])-1+(ROWS([.$A$1:.$AMJ8])-1)*7;0)" office:value-type="string" office:string-value="48. Berikut ini,hal yang termasuk dalam bidang hukum privat adalah ... ">
            <text:p>48. Berikut ini,hal yang termasuk dalam bidang hukum privat adalah ... </text:p>
          </table:table-cell>
          <table:table-cell table:style-name="ce12" table:formula="of:=OFFSET([.$A$1];COLUMNS([.$A8:.B8])-1+(ROWS([.$A$1:.$AMJ8])-1)*7;0)" office:value-type="string" office:string-value="Melanggar perjanjian">
            <text:p>Melanggar perjanjian</text:p>
          </table:table-cell>
          <table:table-cell table:style-name="ce12" table:formula="of:=OFFSET([.$A$1];COLUMNS([.$A8:.C8])-1+(ROWS([.$A$1:.$AMJ8])-1)*7;0)" office:value-type="string" office:string-value="Penggelapan barang">
            <text:p>Penggelapan barang</text:p>
          </table:table-cell>
          <table:table-cell table:style-name="ce12" table:formula="of:=OFFSET([.$A$1];COLUMNS([.$A8:.D8])-1+(ROWS([.$A$1:.$AMJ8])-1)*7;0)" office:value-type="string" office:string-value="Hubungan antara daerah ">
            <text:p>Hubungan antara daerah </text:p>
          </table:table-cell>
          <table:table-cell table:style-name="ce12" table:formula="of:=OFFSET([.$A$1];COLUMNS([.$A8:.E8])-1+(ROWS([.$A$1:.$AMJ8])-1)*7;0)" office:value-type="string" office:string-value="Pelanggaran hukum">
            <text:p>Pelanggaran hukum</text:p>
          </table:table-cell>
          <table:table-cell table:style-name="ce12" table:formula="of:=OFFSET([.$A$1];COLUMNS([.$A8:.F8])-1+(ROWS([.$A$1:.$AMJ8])-1)*7;0)" office:value-type="string" office:string-value="Pembunuhan berencana ">
            <text:p>Pembunuhan berencana </text:p>
          </table:table-cell>
          <table:table-cell table:style-name="ce12" table:formula="of:=OFFSET([.$A$1];COLUMNS([.$A8:.G8])-1+(ROWS([.$A$1:.$AMJ8])-1)*7;0)" office:value-type="string" office:string-value="Answer: a ">
            <text:p>Answer: a </text:p>
          </table:table-cell>
          <table:table-cell table:number-columns-repeated="1015"/>
        </table:table-row>
        <table:table-row table:style-name="ro1">
          <table:table-cell table:style-name="ce10" office:value-type="string">
            <text:p>Meningkatkan kesejahteraan</text:p>
          </table:table-cell>
          <table:table-cell/>
          <table:table-cell table:style-name="ce12" table:formula="of:=OFFSET([.$A$1];COLUMNS([.$A9:.A9])-1+(ROWS([.$A$1:.$AMJ9])-1)*7;0)" office:value-type="string" office:string-value="49. Untuk menarik hati rakyat Indonesia Jepang membentuk dan melantik badan Penyidik Usaha Persiapan kemerdekaan Indonesia pada tanggal ..">
            <text:p>49. Untuk menarik hati rakyat Indonesia Jepang membentuk dan melantik badan Penyidik Usaha Persiapan kemerdekaan Indonesia pada tanggal ..</text:p>
          </table:table-cell>
          <table:table-cell table:style-name="ce12" table:formula="of:=OFFSET([.$A$1];COLUMNS([.$A9:.B9])-1+(ROWS([.$A$1:.$AMJ9])-1)*7;0)" office:value-type="string" office:string-value="8 Maret 1942">
            <text:p>8 Maret 1942</text:p>
          </table:table-cell>
          <table:table-cell table:style-name="ce12" table:formula="of:=OFFSET([.$A$1];COLUMNS([.$A9:.C9])-1+(ROWS([.$A$1:.$AMJ9])-1)*7;0)" office:value-type="date" office:date-value="1943-09-08">
            <text:p>09/08/43</text:p>
          </table:table-cell>
          <table:table-cell table:style-name="ce12" table:formula="of:=OFFSET([.$A$1];COLUMNS([.$A9:.D9])-1+(ROWS([.$A$1:.$AMJ9])-1)*7;0)" office:value-type="date" office:date-value="1945-04-29">
            <text:p>04/29/45</text:p>
          </table:table-cell>
          <table:table-cell table:style-name="ce12" table:formula="of:=OFFSET([.$A$1];COLUMNS([.$A9:.E9])-1+(ROWS([.$A$1:.$AMJ9])-1)*7;0)" office:value-type="string" office:string-value="29 Mei 1945">
            <text:p>29 Mei 1945</text:p>
          </table:table-cell>
          <table:table-cell table:style-name="ce12" table:formula="of:=OFFSET([.$A$1];COLUMNS([.$A9:.F9])-1+(ROWS([.$A$1:.$AMJ9])-1)*7;0)" office:value-type="string" office:string-value="14 Agustus 1945 ">
            <text:p>14 Agustus 1945 </text:p>
          </table:table-cell>
          <table:table-cell table:style-name="ce12" table:formula="of:=OFFSET([.$A$1];COLUMNS([.$A9:.G9])-1+(ROWS([.$A$1:.$AMJ9])-1)*7;0)" office:value-type="string" office:string-value="Answer: e ">
            <text:p>Answer: e </text:p>
          </table:table-cell>
          <table:table-cell table:number-columns-repeated="1015"/>
        </table:table-row>
        <table:table-row table:style-name="ro1">
          <table:table-cell table:style-name="ce10" office:value-type="string">
            <text:p>Mewujudkan ketertiban</text:p>
          </table:table-cell>
          <table:table-cell/>
          <table:table-cell table:style-name="ce12" table:formula="of:=OFFSET([.$A$1];COLUMNS([.$A10:.A10])-1+(ROWS([.$A$1:.$AMJ10])-1)*7;0)" office:value-type="string" office:string-value="50. norma pertama dalam tata hukum Indonesia adalah …">
            <text:p>50. norma pertama dalam tata hukum Indonesia adalah …</text:p>
          </table:table-cell>
          <table:table-cell table:style-name="ce12" table:formula="of:=OFFSET([.$A$1];COLUMNS([.$A10:.B10])-1+(ROWS([.$A$1:.$AMJ10])-1)*7;0)" office:value-type="string" office:string-value=" Dekrit Presiden">
            <text:p><text:s/>Dekrit Presiden</text:p>
          </table:table-cell>
          <table:table-cell table:style-name="ce12" table:formula="of:=OFFSET([.$A$1];COLUMNS([.$A10:.C10])-1+(ROWS([.$A$1:.$AMJ10])-1)*7;0)" office:value-type="string" office:string-value="Proklamasi Kemerdekaan">
            <text:p>Proklamasi Kemerdekaan</text:p>
          </table:table-cell>
          <table:table-cell table:style-name="ce12" table:formula="of:=OFFSET([.$A$1];COLUMNS([.$A10:.D10])-1+(ROWS([.$A$1:.$AMJ10])-1)*7;0)" office:value-type="string" office:string-value="Ketetapan MPR ">
            <text:p>Ketetapan MPR </text:p>
          </table:table-cell>
          <table:table-cell table:style-name="ce12" table:formula="of:=OFFSET([.$A$1];COLUMNS([.$A10:.E10])-1+(ROWS([.$A$1:.$AMJ10])-1)*7;0)" office:value-type="string" office:string-value="Pembukaan UUD 1945">
            <text:p>Pembukaan UUD 1945</text:p>
          </table:table-cell>
          <table:table-cell table:style-name="ce12" table:formula="of:=OFFSET([.$A$1];COLUMNS([.$A10:.F10])-1+(ROWS([.$A$1:.$AMJ10])-1)*7;0)" office:value-type="string" office:string-value=" Pancasila ">
            <text:p><text:s/>Pancasila </text:p>
          </table:table-cell>
          <table:table-cell table:style-name="ce12" table:formula="of:=OFFSET([.$A$1];COLUMNS([.$A10:.G10])-1+(ROWS([.$A$1:.$AMJ10])-1)*7;0)" office:value-type="string" office:string-value="Answer: d ">
            <text:p>Answer: d </text:p>
          </table:table-cell>
          <table:table-cell table:number-columns-repeated="1015"/>
        </table:table-row>
        <table:table-row table:style-name="ro1">
          <table:table-cell table:style-name="ce10" office:value-type="string">
            <text:p>Memelihara kekuasaan </text:p>
          </table:table-cell>
          <table:table-cell/>
          <table:table-cell table:style-name="ce12" table:formula="of:=OFFSET([.$A$1];COLUMNS([.$A11:.A11])-1+(ROWS([.$A$1:.$AMJ11])-1)*7;0)" office:value-type="string" office:string-value="51. Hubungan antara pancasila dan Prokolamasi Kemerdekaan adalah ... ">
            <text:p>51. Hubungan antara pancasila dan Prokolamasi Kemerdekaan adalah ... </text:p>
          </table:table-cell>
          <table:table-cell table:style-name="ce12" table:formula="of:=OFFSET([.$A$1];COLUMNS([.$A11:.B11])-1+(ROWS([.$A$1:.$AMJ11])-1)*7;0)" office:value-type="string" office:string-value="Pancasila memberi motivasi perjuangan kemerdekaan">
            <text:p>Pancasila memberi motivasi perjuangan kemerdekaan</text:p>
          </table:table-cell>
          <table:table-cell table:style-name="ce12" table:formula="of:=OFFSET([.$A$1];COLUMNS([.$A11:.C11])-1+(ROWS([.$A$1:.$AMJ11])-1)*7;0)" office:value-type="string" office:string-value="Pancasila menjadi dasar perumusan Teks Proklamasi">
            <text:p>Pancasila menjadi dasar perumusan Teks Proklamasi</text:p>
          </table:table-cell>
          <table:table-cell table:style-name="ce12" table:formula="of:=OFFSET([.$A$1];COLUMNS([.$A11:.D11])-1+(ROWS([.$A$1:.$AMJ11])-1)*7;0)" office:value-type="string" office:string-value="Teks Proklamasi dirumuskan bersamaan dengan Pancasila ">
            <text:p>Teks Proklamasi dirumuskan bersamaan dengan Pancasila </text:p>
          </table:table-cell>
          <table:table-cell table:style-name="ce12" table:formula="of:=OFFSET([.$A$1];COLUMNS([.$A11:.E11])-1+(ROWS([.$A$1:.$AMJ11])-1)*7;0)" office:value-type="string" office:string-value="Proklamasi Kemerdekaan menjadi dasar berlakunya Pancasila ">
            <text:p>Proklamasi Kemerdekaan menjadi dasar berlakunya Pancasila </text:p>
          </table:table-cell>
          <table:table-cell table:style-name="ce12" table:formula="of:=OFFSET([.$A$1];COLUMNS([.$A11:.F11])-1+(ROWS([.$A$1:.$AMJ11])-1)*7;0)" office:value-type="string" office:string-value="Nilai Pancasila dan Proklamasi Kemerdekaan adalah sama ">
            <text:p>Nilai Pancasila dan Proklamasi Kemerdekaan adalah sama </text:p>
          </table:table-cell>
          <table:table-cell table:style-name="ce12" table:formula="of:=OFFSET([.$A$1];COLUMNS([.$A11:.G11])-1+(ROWS([.$A$1:.$AMJ11])-1)*7;0)" office:value-type="string" office:string-value="Answer: d ">
            <text:p>Answer: d </text:p>
          </table:table-cell>
          <table:table-cell table:number-columns-repeated="1015"/>
        </table:table-row>
        <table:table-row table:style-name="ro1">
          <table:table-cell table:style-name="ce10" office:value-type="string">
            <text:p>Menjamin keamanan</text:p>
          </table:table-cell>
          <table:table-cell/>
          <table:table-cell table:style-name="ce12" table:formula="of:=OFFSET([.$A$1];COLUMNS([.$A12:.A12])-1+(ROWS([.$A$1:.$AMJ12])-1)*7;0)" office:value-type="string" office:string-value="52. Menurut Pasal 14 ayat (1) UUD 1945 hasil perubahan pertama, dalam hal memberi grasi dan rehabilitasi, Presiden perlu memperhatikan pertimbangan dari ....">
            <text:p>52. Menurut Pasal 14 ayat (1) UUD 1945 hasil perubahan pertama, dalam hal memberi grasi dan rehabilitasi, Presiden perlu memperhatikan pertimbangan dari ....</text:p>
          </table:table-cell>
          <table:table-cell table:style-name="ce12" table:formula="of:=OFFSET([.$A$1];COLUMNS([.$A12:.B12])-1+(ROWS([.$A$1:.$AMJ12])-1)*7;0)" office:value-type="string" office:string-value="MPR">
            <text:p>MPR</text:p>
          </table:table-cell>
          <table:table-cell table:style-name="ce12" table:formula="of:=OFFSET([.$A$1];COLUMNS([.$A12:.C12])-1+(ROWS([.$A$1:.$AMJ12])-1)*7;0)" office:value-type="string" office:string-value="Dewan Perwakilan Rakyat">
            <text:p>Dewan Perwakilan Rakyat</text:p>
          </table:table-cell>
          <table:table-cell table:style-name="ce12" table:formula="of:=OFFSET([.$A$1];COLUMNS([.$A12:.D12])-1+(ROWS([.$A$1:.$AMJ12])-1)*7;0)" office:value-type="string" office:string-value="Mahkamah Agung">
            <text:p>Mahkamah Agung</text:p>
          </table:table-cell>
          <table:table-cell table:style-name="ce12" table:formula="of:=OFFSET([.$A$1];COLUMNS([.$A12:.E12])-1+(ROWS([.$A$1:.$AMJ12])-1)*7;0)" office:value-type="string" office:string-value="Menteri Kehakiman">
            <text:p>Menteri Kehakiman</text:p>
          </table:table-cell>
          <table:table-cell table:style-name="ce12" table:formula="of:=OFFSET([.$A$1];COLUMNS([.$A12:.F12])-1+(ROWS([.$A$1:.$AMJ12])-1)*7;0)" office:value-type="string" office:string-value="Dewan Pertimbangan Agung ">
            <text:p>Dewan Pertimbangan Agung </text:p>
          </table:table-cell>
          <table:table-cell table:style-name="ce12" table:formula="of:=OFFSET([.$A$1];COLUMNS([.$A12:.G12])-1+(ROWS([.$A$1:.$AMJ12])-1)*7;0)" office:value-type="string" office:string-value="Answer: c ">
            <text:p>Answer: c </text:p>
          </table:table-cell>
          <table:table-cell table:number-columns-repeated="1015"/>
        </table:table-row>
        <table:table-row table:style-name="ro1">
          <table:table-cell table:style-name="ce10" office:value-type="string">
            <text:p>Mempertahankan persatuan </text:p>
          </table:table-cell>
          <table:table-cell/>
          <table:table-cell table:style-name="ce12" table:formula="of:=OFFSET([.$A$1];COLUMNS([.$A13:.A13])-1+(ROWS([.$A$1:.$AMJ13])-1)*7;0)" office:value-type="string" office:string-value="53. Berdasarkan UUD 1945, anggota Badan Pemeriksa Keuangan dipilih oleh ....">
            <text:p>53. Berdasarkan UUD 1945, anggota Badan Pemeriksa Keuangan dipilih oleh ....</text:p>
          </table:table-cell>
          <table:table-cell table:style-name="ce12" table:formula="of:=OFFSET([.$A$1];COLUMNS([.$A13:.B13])-1+(ROWS([.$A$1:.$AMJ13])-1)*7;0)" office:value-type="string" office:string-value="Presiden dengan memperhatikan pertimbangan DPR">
            <text:p>Presiden dengan memperhatikan pertimbangan DPR</text:p>
          </table:table-cell>
          <table:table-cell table:style-name="ce12" table:formula="of:=OFFSET([.$A$1];COLUMNS([.$A13:.C13])-1+(ROWS([.$A$1:.$AMJ13])-1)*7;0)" office:value-type="string" office:string-value="DPR dengan memperhatikan usul dari pemerinah">
            <text:p>DPR dengan memperhatikan usul dari pemerinah</text:p>
          </table:table-cell>
          <table:table-cell table:style-name="ce12" table:formula="of:=OFFSET([.$A$1];COLUMNS([.$A13:.D13])-1+(ROWS([.$A$1:.$AMJ13])-1)*7;0)" office:value-type="string" office:string-value="Presiden dengan memperhatikan pendapat DPD ">
            <text:p>Presiden dengan memperhatikan pendapat DPD </text:p>
          </table:table-cell>
          <table:table-cell table:style-name="ce12" table:formula="of:=OFFSET([.$A$1];COLUMNS([.$A13:.E13])-1+(ROWS([.$A$1:.$AMJ13])-1)*7;0)" office:value-type="string" office:string-value="DPR dengan meperhatikan pertimbangan DPD">
            <text:p>DPR dengan meperhatikan pertimbangan DPD</text:p>
          </table:table-cell>
          <table:table-cell table:style-name="ce12" table:formula="of:=OFFSET([.$A$1];COLUMNS([.$A13:.F13])-1+(ROWS([.$A$1:.$AMJ13])-1)*7;0)" office:value-type="string" office:string-value="Presiden dengan memperhatikan perimbangan DPD ">
            <text:p>Presiden dengan memperhatikan perimbangan DPD </text:p>
          </table:table-cell>
          <table:table-cell table:style-name="ce12" table:formula="of:=OFFSET([.$A$1];COLUMNS([.$A13:.G13])-1+(ROWS([.$A$1:.$AMJ13])-1)*7;0)" office:value-type="string" office:string-value="Answer: a ">
            <text:p>Answer: a </text:p>
          </table:table-cell>
          <table:table-cell table:number-columns-repeated="1015"/>
        </table:table-row>
        <table:table-row table:style-name="ro1">
          <table:table-cell table:style-name="ce10" office:value-type="string">
            <text:p>Answer: b </text:p>
          </table:table-cell>
          <table:table-cell/>
          <table:table-cell table:style-name="ce12" table:formula="of:=OFFSET([.$A$1];COLUMNS([.$A14:.A14])-1+(ROWS([.$A$1:.$AMJ14])-1)*7;0)" office:value-type="string" office:string-value="54. Anggota Dewan Perwakilan Rakyat menurut UUD 1945 mempunyai hak interpelasi, yakni hak untuk ....">
            <text:p>54. Anggota Dewan Perwakilan Rakyat menurut UUD 1945 mempunyai hak interpelasi, yakni hak untuk ....</text:p>
          </table:table-cell>
          <table:table-cell table:style-name="ce12" table:formula="of:=OFFSET([.$A$1];COLUMNS([.$A14:.B14])-1+(ROWS([.$A$1:.$AMJ14])-1)*7;0)" office:value-type="string" office:string-value="Bertanya kepada Pemerintah">
            <text:p>Bertanya kepada Pemerintah</text:p>
          </table:table-cell>
          <table:table-cell table:style-name="ce12" table:formula="of:=OFFSET([.$A$1];COLUMNS([.$A14:.C14])-1+(ROWS([.$A$1:.$AMJ14])-1)*7;0)" office:value-type="string" office:string-value="Melakukan penyelidikan ">
            <text:p>Melakukan penyelidikan </text:p>
          </table:table-cell>
          <table:table-cell table:style-name="ce12" table:formula="of:=OFFSET([.$A$1];COLUMNS([.$A14:.D14])-1+(ROWS([.$A$1:.$AMJ14])-1)*7;0)" office:value-type="string" office:string-value="Melakukan perubahan terhadap RUU ">
            <text:p>Melakukan perubahan terhadap RUU </text:p>
          </table:table-cell>
          <table:table-cell table:style-name="ce12" table:formula="of:=OFFSET([.$A$1];COLUMNS([.$A14:.E14])-1+(ROWS([.$A$1:.$AMJ14])-1)*7;0)" office:value-type="string" office:string-value="Mengawasi jalannya pemerintahan">
            <text:p>Mengawasi jalannya pemerintahan</text:p>
          </table:table-cell>
          <table:table-cell table:style-name="ce12" table:formula="of:=OFFSET([.$A$1];COLUMNS([.$A14:.F14])-1+(ROWS([.$A$1:.$AMJ14])-1)*7;0)" office:value-type="string" office:string-value="Ikut serta menetapkan APBN ">
            <text:p>Ikut serta menetapkan APBN </text:p>
          </table:table-cell>
          <table:table-cell table:style-name="ce12" table:formula="of:=OFFSET([.$A$1];COLUMNS([.$A14:.G14])-1+(ROWS([.$A$1:.$AMJ14])-1)*7;0)" office:value-type="string" office:string-value="Answer: a ">
            <text:p>Answer: a </text:p>
          </table:table-cell>
          <table:table-cell table:number-columns-repeated="1015"/>
        </table:table-row>
        <table:table-row table:style-name="ro1">
          <table:table-cell table:style-name="ce10" office:value-type="string">
            <text:p>43. Corak negara yang menganut ideologi fasisme mengutamakan ... </text:p>
          </table:table-cell>
          <table:table-cell/>
          <table:table-cell table:style-name="ce12" table:formula="of:=OFFSET([.$A$1];COLUMNS([.$A15:.A15])-1+(ROWS([.$A$1:.$AMJ15])-1)*7;0)" office:value-type="string" office:string-value="55. Berdasarkan UUD 1945, Mahkamah Agung hanya mempunyai hak menguji formil terhadap peraturan perundang-undangan yang berupa ....">
            <text:p>55. Berdasarkan UUD 1945, Mahkamah Agung hanya mempunyai hak menguji formil terhadap peraturan perundang-undangan yang berupa ....</text:p>
          </table:table-cell>
          <table:table-cell table:style-name="ce12" table:formula="of:=OFFSET([.$A$1];COLUMNS([.$A15:.B15])-1+(ROWS([.$A$1:.$AMJ15])-1)*7;0)" office:value-type="string" office:string-value="Undang-undang">
            <text:p>Undang-undang</text:p>
          </table:table-cell>
          <table:table-cell table:style-name="ce12" table:formula="of:=OFFSET([.$A$1];COLUMNS([.$A15:.C15])-1+(ROWS([.$A$1:.$AMJ15])-1)*7;0)" office:value-type="string" office:string-value="Peraturan pemerintah ">
            <text:p>Peraturan pemerintah </text:p>
          </table:table-cell>
          <table:table-cell table:style-name="ce12" table:formula="of:=OFFSET([.$A$1];COLUMNS([.$A15:.D15])-1+(ROWS([.$A$1:.$AMJ15])-1)*7;0)" office:value-type="string" office:string-value="Keputusan presiden">
            <text:p>Keputusan presiden</text:p>
          </table:table-cell>
          <table:table-cell table:style-name="ce12" table:formula="of:=OFFSET([.$A$1];COLUMNS([.$A15:.E15])-1+(ROWS([.$A$1:.$AMJ15])-1)*7;0)" office:value-type="string" office:string-value="Keputusan menteri ">
            <text:p>Keputusan menteri </text:p>
          </table:table-cell>
          <table:table-cell table:style-name="ce12" table:formula="of:=OFFSET([.$A$1];COLUMNS([.$A15:.F15])-1+(ROWS([.$A$1:.$AMJ15])-1)*7;0)" office:value-type="string" office:string-value="Peraturan derah ">
            <text:p>Peraturan derah </text:p>
          </table:table-cell>
          <table:table-cell table:style-name="ce12" table:formula="of:=OFFSET([.$A$1];COLUMNS([.$A15:.G15])-1+(ROWS([.$A$1:.$AMJ15])-1)*7;0)" office:value-type="string" office:string-value="Answer: c ">
            <text:p>Answer: c </text:p>
          </table:table-cell>
          <table:table-cell table:number-columns-repeated="1015"/>
        </table:table-row>
        <table:table-row table:style-name="ro1">
          <table:table-cell table:style-name="ce10" office:value-type="string">
            <text:p>Kesejahteraan bersama</text:p>
          </table:table-cell>
          <table:table-cell/>
          <table:table-cell table:style-name="ce12" table:formula="of:=OFFSET([.$A$1];COLUMNS([.$A16:.A16])-1+(ROWS([.$A$1:.$AMJ16])-1)*7;0)" office:value-type="string" office:string-value="56. Menurut Pasal 24 ayat (1) UUD 1945, Mahkamah Konstitusi anatar lain mempunyai kewenangan .....">
            <text:p>56. Menurut Pasal 24 ayat (1) UUD 1945, Mahkamah Konstitusi anatar lain mempunyai kewenangan .....</text:p>
          </table:table-cell>
          <table:table-cell table:style-name="ce12" table:formula="of:=OFFSET([.$A$1];COLUMNS([.$A16:.B16])-1+(ROWS([.$A$1:.$AMJ16])-1)*7;0)" office:value-type="string" office:string-value="Memberhentikan ketua MPR">
            <text:p>Memberhentikan ketua MPR</text:p>
          </table:table-cell>
          <table:table-cell table:style-name="ce12" table:formula="of:=OFFSET([.$A$1];COLUMNS([.$A16:.C16])-1+(ROWS([.$A$1:.$AMJ16])-1)*7;0)" office:value-type="string" office:string-value="Memberhentikan ketua DPR ">
            <text:p>Memberhentikan ketua DPR </text:p>
          </table:table-cell>
          <table:table-cell table:style-name="ce12" table:formula="of:=OFFSET([.$A$1];COLUMNS([.$A16:.D16])-1+(ROWS([.$A$1:.$AMJ16])-1)*7;0)" office:value-type="string" office:string-value="Memberhentikan presiden">
            <text:p>Memberhentikan presiden</text:p>
          </table:table-cell>
          <table:table-cell table:style-name="ce12" table:formula="of:=OFFSET([.$A$1];COLUMNS([.$A16:.E16])-1+(ROWS([.$A$1:.$AMJ16])-1)*7;0)" office:value-type="string" office:string-value="Membuat partai politik">
            <text:p>Membuat partai politik</text:p>
          </table:table-cell>
          <table:table-cell table:style-name="ce12" table:formula="of:=OFFSET([.$A$1];COLUMNS([.$A16:.F16])-1+(ROWS([.$A$1:.$AMJ16])-1)*7;0)" office:value-type="string" office:string-value="Mengubah undang-undang dasar ">
            <text:p>Mengubah undang-undang dasar </text:p>
          </table:table-cell>
          <table:table-cell table:style-name="ce12" table:formula="of:=OFFSET([.$A$1];COLUMNS([.$A16:.G16])-1+(ROWS([.$A$1:.$AMJ16])-1)*7;0)" office:value-type="string" office:string-value="Answer: a ">
            <text:p>Answer: a </text:p>
          </table:table-cell>
          <table:table-cell table:number-columns-repeated="1015"/>
        </table:table-row>
        <table:table-row table:style-name="ro1">
          <table:table-cell table:style-name="ce10" office:value-type="string">
            <text:p>Kemakmuran rakyat</text:p>
          </table:table-cell>
          <table:table-cell/>
          <table:table-cell table:style-name="ce12" table:formula="of:=OFFSET([.$A$1];COLUMNS([.$A17:.A17])-1+(ROWS([.$A$1:.$AMJ17])-1)*7;0)" office:value-type="string" office:string-value="57. Desentralisasi sebagai salah satu asas yang dianut dalampenyelenggaraan pemerintahan di daerah maknanya adalah ....">
            <text:p>57. Desentralisasi sebagai salah satu asas yang dianut dalampenyelenggaraan pemerintahan di daerah maknanya adalah ....</text:p>
          </table:table-cell>
          <table:table-cell table:style-name="ce12" table:formula="of:=OFFSET([.$A$1];COLUMNS([.$A17:.B17])-1+(ROWS([.$A$1:.$AMJ17])-1)*7;0)" office:value-type="string" office:string-value="Penugasan dari pemerintah kepada daerah untuk melaksanakan tugas tertentu">
            <text:p>Penugasan dari pemerintah kepada daerah untuk melaksanakan tugas tertentu</text:p>
          </table:table-cell>
          <table:table-cell table:style-name="ce12" table:formula="of:=OFFSET([.$A$1];COLUMNS([.$A17:.C17])-1+(ROWS([.$A$1:.$AMJ17])-1)*7;0)" office:value-type="string" office:string-value="Penyerahan kewenangan kepada derah untuk mengurus rumah tangganya sendiri ">
            <text:p>Penyerahan kewenangan kepada derah untuk mengurus rumah tangganya sendiri </text:p>
          </table:table-cell>
          <table:table-cell table:style-name="ce12" table:formula="of:=OFFSET([.$A$1];COLUMNS([.$A17:.D17])-1+(ROWS([.$A$1:.$AMJ17])-1)*7;0)" office:value-type="string" office:string-value="Pendelegasian kewenangan dari pemerintah pusat kepada pemerintah daerah">
            <text:p>Pendelegasian kewenangan dari pemerintah pusat kepada pemerintah daerah</text:p>
          </table:table-cell>
          <table:table-cell table:style-name="ce12" table:formula="of:=OFFSET([.$A$1];COLUMNS([.$A17:.E17])-1+(ROWS([.$A$1:.$AMJ17])-1)*7;0)" office:value-type="string" office:string-value="Pelimpahan tugas kepada daerah untuk mengurus dan melaksanakan pemerintahan ">
            <text:p>Pelimpahan tugas kepada daerah untuk mengurus dan melaksanakan pemerintahan </text:p>
          </table:table-cell>
          <table:table-cell table:style-name="ce12" table:formula="of:=OFFSET([.$A$1];COLUMNS([.$A17:.F17])-1+(ROWS([.$A$1:.$AMJ17])-1)*7;0)" office:value-type="string" office:string-value="Pembagian tugas pemerintahan antara pemerintah pusat dan pemerintah daerah ">
            <text:p>Pembagian tugas pemerintahan antara pemerintah pusat dan pemerintah daerah </text:p>
          </table:table-cell>
          <table:table-cell table:style-name="ce12" table:formula="of:=OFFSET([.$A$1];COLUMNS([.$A17:.G17])-1+(ROWS([.$A$1:.$AMJ17])-1)*7;0)" office:value-type="string" office:string-value="Answer: c ">
            <text:p>Answer: c </text:p>
          </table:table-cell>
          <table:table-cell table:number-columns-repeated="1015"/>
        </table:table-row>
        <table:table-row table:style-name="ro1">
          <table:table-cell table:style-name="ce10" office:value-type="string">
            <text:p>Keadilan sosial </text:p>
          </table:table-cell>
          <table:table-cell/>
          <table:table-cell table:style-name="ce12" table:formula="of:=OFFSET([.$A$1];COLUMNS([.$A18:.A18])-1+(ROWS([.$A$1:.$AMJ18])-1)*7;0)" office:value-type="string" office:string-value="58. Salah satu hal yang menjadi kewenangan pemerintah pusat menurut Undang- undang No.22 tahun 1999 tentang Otonomi Daerah adalah ...">
            <text:p>58. Salah satu hal yang menjadi kewenangan pemerintah pusat menurut Undang- undang No.22 tahun 1999 tentang Otonomi Daerah adalah ...</text:p>
          </table:table-cell>
          <table:table-cell table:style-name="ce12" table:formula="of:=OFFSET([.$A$1];COLUMNS([.$A18:.B18])-1+(ROWS([.$A$1:.$AMJ18])-1)*7;0)" office:value-type="string" office:string-value="Industri dan perdagangan">
            <text:p>Industri dan perdagangan</text:p>
          </table:table-cell>
          <table:table-cell table:style-name="ce12" table:formula="of:=OFFSET([.$A$1];COLUMNS([.$A18:.C18])-1+(ROWS([.$A$1:.$AMJ18])-1)*7;0)" office:value-type="string" office:string-value="Penanaman modal ">
            <text:p>Penanaman modal </text:p>
          </table:table-cell>
          <table:table-cell table:style-name="ce12" table:formula="of:=OFFSET([.$A$1];COLUMNS([.$A18:.D18])-1+(ROWS([.$A$1:.$AMJ18])-1)*7;0)" office:value-type="string" office:string-value="Pemberdayaan sumber daya alam ">
            <text:p>Pemberdayaan sumber daya alam </text:p>
          </table:table-cell>
          <table:table-cell table:style-name="ce12" table:formula="of:=OFFSET([.$A$1];COLUMNS([.$A18:.E18])-1+(ROWS([.$A$1:.$AMJ18])-1)*7;0)" office:value-type="string" office:string-value="Pekerjaan umum">
            <text:p>Pekerjaan umum</text:p>
          </table:table-cell>
          <table:table-cell table:style-name="ce12" table:formula="of:=OFFSET([.$A$1];COLUMNS([.$A18:.F18])-1+(ROWS([.$A$1:.$AMJ18])-1)*7;0)" office:value-type="string" office:string-value="Pendidikan dan kebudayaan ">
            <text:p>Pendidikan dan kebudayaan </text:p>
          </table:table-cell>
          <table:table-cell table:style-name="ce12" table:formula="of:=OFFSET([.$A$1];COLUMNS([.$A18:.G18])-1+(ROWS([.$A$1:.$AMJ18])-1)*7;0)" office:value-type="string" office:string-value="Answer: c ">
            <text:p>Answer: c </text:p>
          </table:table-cell>
          <table:table-cell table:number-columns-repeated="1015"/>
        </table:table-row>
        <table:table-row table:style-name="ro1">
          <table:table-cell table:style-name="ce10" office:value-type="string">
            <text:p>Ketentraman masyarakat</text:p>
          </table:table-cell>
          <table:table-cell/>
          <table:table-cell table:style-name="ce12" table:formula="of:=OFFSET([.$A$1];COLUMNS([.$A19:.A19])-1+(ROWS([.$A$1:.$AMJ19])-1)*7;0)" office:value-type="string" office:string-value="59. Berikut ini merupakan asas-asas yang dianut PP, KECUALI ,,,,">
            <text:p>59. Berikut ini merupakan asas-asas yang dianut PP, KECUALI ,,,,</text:p>
          </table:table-cell>
          <table:table-cell table:style-name="ce12" table:formula="of:=OFFSET([.$A$1];COLUMNS([.$A19:.B19])-1+(ROWS([.$A$1:.$AMJ19])-1)*7;0)" office:value-type="string" office:string-value="Persamaan kedaulatan antara semua anggota">
            <text:p>Persamaan kedaulatan antara semua anggota</text:p>
          </table:table-cell>
          <table:table-cell table:style-name="ce12" table:formula="of:=OFFSET([.$A$1];COLUMNS([.$A19:.C19])-1+(ROWS([.$A$1:.$AMJ19])-1)*7;0)" office:value-type="string" office:string-value="Memenuhi kewajiban dengan itikad baik">
            <text:p>Memenuhi kewajiban dengan itikad baik</text:p>
          </table:table-cell>
          <table:table-cell table:style-name="ce12" table:formula="of:=OFFSET([.$A$1];COLUMNS([.$A19:.D19])-1+(ROWS([.$A$1:.$AMJ19])-1)*7;0)" office:value-type="string" office:string-value="Menyelesaikan persengketaan dengan cara damai ">
            <text:p>Menyelesaikan persengketaan dengan cara damai </text:p>
          </table:table-cell>
          <table:table-cell table:style-name="ce12" table:formula="of:=OFFSET([.$A$1];COLUMNS([.$A19:.E19])-1+(ROWS([.$A$1:.$AMJ19])-1)*7;0)" office:value-type="string" office:string-value="Menjauhi penggunaan ancaman dan kekerasan">
            <text:p>Menjauhi penggunaan ancaman dan kekerasan</text:p>
          </table:table-cell>
          <table:table-cell table:style-name="ce12" table:formula="of:=OFFSET([.$A$1];COLUMNS([.$A19:.F19])-1+(ROWS([.$A$1:.$AMJ19])-1)*7;0)" office:value-type="string" office:string-value="Mencampuri urusan suatu negara demi kepentingan besama ">
            <text:p>Mencampuri urusan suatu negara demi kepentingan besama </text:p>
          </table:table-cell>
          <table:table-cell table:style-name="ce12" table:formula="of:=OFFSET([.$A$1];COLUMNS([.$A19:.G19])-1+(ROWS([.$A$1:.$AMJ19])-1)*7;0)" office:value-type="string" office:string-value="Answer: e ">
            <text:p>Answer: e </text:p>
          </table:table-cell>
          <table:table-cell table:number-columns-repeated="1015"/>
        </table:table-row>
        <table:table-row table:style-name="ro1">
          <table:table-cell table:style-name="ce10" office:value-type="string">
            <text:p>Kekuasaan negara </text:p>
          </table:table-cell>
          <table:table-cell/>
          <table:table-cell table:style-name="ce12" table:formula="of:=OFFSET([.$A$1];COLUMNS([.$A20:.A20])-1+(ROWS([.$A$1:.$AMJ20])-1)*7;0)" office:value-type="string" office:string-value="60. Organ utama PBB yang berfungsi membuat rekomendasi entang prinsip kerja sama internasional dalam rangka memelihara perdamaian dan keamanan internasional adalah ...">
            <text:p>60. Organ utama PBB yang berfungsi membuat rekomendasi entang prinsip kerja sama internasional dalam rangka memelihara perdamaian dan keamanan internasional adalah ...</text:p>
          </table:table-cell>
          <table:table-cell table:style-name="ce12" table:formula="of:=OFFSET([.$A$1];COLUMNS([.$A20:.B20])-1+(ROWS([.$A$1:.$AMJ20])-1)*7;0)" office:value-type="string" office:string-value="Dewan Keamanan">
            <text:p>Dewan Keamanan</text:p>
          </table:table-cell>
          <table:table-cell table:style-name="ce12" table:formula="of:=OFFSET([.$A$1];COLUMNS([.$A20:.C20])-1+(ROWS([.$A$1:.$AMJ20])-1)*7;0)" office:value-type="string" office:string-value="Majelis Umum">
            <text:p>Majelis Umum</text:p>
          </table:table-cell>
          <table:table-cell table:style-name="ce12" table:formula="of:=OFFSET([.$A$1];COLUMNS([.$A20:.D20])-1+(ROWS([.$A$1:.$AMJ20])-1)*7;0)" office:value-type="string" office:string-value="Dewan Perwalian">
            <text:p>Dewan Perwalian</text:p>
          </table:table-cell>
          <table:table-cell table:style-name="ce12" table:formula="of:=OFFSET([.$A$1];COLUMNS([.$A20:.E20])-1+(ROWS([.$A$1:.$AMJ20])-1)*7;0)" office:value-type="string" office:string-value="Sekretarit">
            <text:p>Sekretarit</text:p>
          </table:table-cell>
          <table:table-cell table:style-name="ce12" table:formula="of:=OFFSET([.$A$1];COLUMNS([.$A20:.F20])-1+(ROWS([.$A$1:.$AMJ20])-1)*7;0)" office:value-type="string" office:string-value="Dewan Ekonomi dan Sosial ">
            <text:p>Dewan Ekonomi dan Sosial </text:p>
          </table:table-cell>
          <table:table-cell table:style-name="ce12" table:formula="of:=OFFSET([.$A$1];COLUMNS([.$A20:.G20])-1+(ROWS([.$A$1:.$AMJ20])-1)*7;0)" office:value-type="string" office:string-value="Answer: a">
            <text:p>Answer: a</text:p>
          </table:table-cell>
          <table:table-cell table:number-columns-repeated="1015"/>
        </table:table-row>
        <table:table-row table:style-name="ro1">
          <table:table-cell table:style-name="ce10" office:value-type="string">
            <text:p>Answer: e </text:p>
          </table:table-cell>
          <table:table-cell/>
          <table:table-cell table:style-name="ce12" table:number-columns-repeated="7"/>
          <table:table-cell table:number-columns-repeated="1015"/>
        </table:table-row>
        <table:table-row table:style-name="ro1">
          <table:table-cell table:style-name="ce10" office:value-type="string">
            <text:p>44. Ciri khas negara kesatuan adalah ...</text:p>
          </table:table-cell>
          <table:table-cell/>
          <table:table-cell table:style-name="ce12" table:number-columns-repeated="7"/>
          <table:table-cell table:number-columns-repeated="1015"/>
        </table:table-row>
        <table:table-row table:style-name="ro1">
          <table:table-cell table:style-name="ce10" office:value-type="string">
            <text:p>Kepala negaranya adalah seorang presiden </text:p>
          </table:table-cell>
          <table:table-cell/>
          <table:table-cell table:style-name="ce12" table:number-columns-repeated="7"/>
          <table:table-cell table:number-columns-repeated="1015"/>
        </table:table-row>
        <table:table-row table:style-name="ro1">
          <table:table-cell table:style-name="ce10" office:value-type="string">
            <text:p>Kekuasaan asli ada pada pemerintah pusat </text:p>
          </table:table-cell>
          <table:table-cell/>
          <table:table-cell table:style-name="ce12" table:number-columns-repeated="7"/>
          <table:table-cell table:number-columns-repeated="1015"/>
        </table:table-row>
        <table:table-row table:style-name="ro1">
          <table:table-cell table:style-name="ce10" office:value-type="string">
            <text:p>Warga negara mudah berpindah domisili </text:p>
          </table:table-cell>
          <table:table-cell/>
          <table:table-cell table:style-name="ce12" table:number-columns-repeated="7"/>
          <table:table-cell table:number-columns-repeated="1015"/>
        </table:table-row>
        <table:table-row table:style-name="ro1">
          <table:table-cell table:style-name="ce10" office:value-type="string">
            <text:p>Adanya konstitusi yang tertulis</text:p>
          </table:table-cell>
          <table:table-cell/>
          <table:table-cell table:style-name="ce12" table:number-columns-repeated="7"/>
          <table:table-cell table:number-columns-repeated="1015"/>
        </table:table-row>
        <table:table-row table:style-name="ro1">
          <table:table-cell table:style-name="ce10" office:value-type="string">
            <text:p>Kepala negaranya dipilih oleh rakyat </text:p>
          </table:table-cell>
          <table:table-cell/>
          <table:table-cell table:style-name="ce12" table:number-columns-repeated="7"/>
          <table:table-cell table:number-columns-repeated="1015"/>
        </table:table-row>
        <table:table-row table:style-name="ro1">
          <table:table-cell table:style-name="ce10" office:value-type="string">
            <text:p>Answer: b </text:p>
          </table:table-cell>
          <table:table-cell/>
          <table:table-cell table:style-name="ce12" table:number-columns-repeated="7"/>
          <table:table-cell table:number-columns-repeated="1015"/>
        </table:table-row>
        <table:table-row table:style-name="ro1">
          <table:table-cell table:style-name="ce10" office:value-type="string">
            <text:p>45. paabila didasarkan pada ajaran Trias Politika, yang dikenal dengan teori pemisahan kekuasaan negara, maka penetapan APBN menurut UUD 1945 merupakan campur tangan...</text:p>
          </table:table-cell>
          <table:table-cell/>
          <table:table-cell table:style-name="ce12" table:number-columns-repeated="7"/>
          <table:table-cell table:number-columns-repeated="1015"/>
        </table:table-row>
        <table:table-row table:style-name="ro1">
          <table:table-cell table:style-name="ce10" office:value-type="string">
            <text:p>Presiden dalam kekuasaan Dewan Perwakilan Rakyat</text:p>
          </table:table-cell>
          <table:table-cell/>
          <table:table-cell table:style-name="ce12" table:number-columns-repeated="7"/>
          <table:table-cell table:number-columns-repeated="1015"/>
        </table:table-row>
        <table:table-row table:style-name="ro1">
          <table:table-cell table:style-name="ce10" office:value-type="string">
            <text:p>Dewan Perwakilan Rakyat dalam kekuasaan presiden</text:p>
          </table:table-cell>
          <table:table-cell/>
          <table:table-cell table:style-name="ce12" table:number-columns-repeated="7"/>
          <table:table-cell table:number-columns-repeated="1015"/>
        </table:table-row>
        <table:table-row table:style-name="ro1">
          <table:table-cell table:style-name="ce10" office:value-type="string">
            <text:p>Presiden dalam kekuasaan Mahkamah Agung </text:p>
          </table:table-cell>
          <table:table-cell/>
          <table:table-cell table:style-name="ce12" table:number-columns-repeated="7"/>
          <table:table-cell table:number-columns-repeated="1015"/>
        </table:table-row>
        <table:table-row table:style-name="ro1">
          <table:table-cell table:style-name="ce10" office:value-type="string">
            <text:p>Mahkamah Agung dalamkekuasaan Presiden </text:p>
          </table:table-cell>
          <table:table-cell/>
          <table:table-cell table:style-name="ce12" table:number-columns-repeated="7"/>
          <table:table-cell table:number-columns-repeated="1015"/>
        </table:table-row>
        <table:table-row table:style-name="ro1">
          <table:table-cell table:style-name="ce10" office:value-type="string">
            <text:p>DPR dalam kekuasaan Mahkamah Agung </text:p>
          </table:table-cell>
          <table:table-cell/>
          <table:table-cell table:style-name="ce12" table:number-columns-repeated="7"/>
          <table:table-cell table:number-columns-repeated="1015"/>
        </table:table-row>
        <table:table-row table:style-name="ro1">
          <table:table-cell table:style-name="ce10" office:value-type="string">
            <text:p>Answer: a </text:p>
          </table:table-cell>
          <table:table-cell/>
          <table:table-cell table:style-name="ce12" table:number-columns-repeated="7"/>
          <table:table-cell table:number-columns-repeated="1015"/>
        </table:table-row>
        <table:table-row table:style-name="ro1">
          <table:table-cell table:style-name="ce10" office:value-type="string">
            <text:p>46. Jika dibandingkan dengan kabinet parlementer kelebihan kabinet presidentil adalah dalam hal...</text:p>
          </table:table-cell>
          <table:table-cell/>
          <table:table-cell table:style-name="ce12" table:number-columns-repeated="7"/>
          <table:table-cell table:number-columns-repeated="1015"/>
        </table:table-row>
        <table:table-row table:style-name="ro1">
          <table:table-cell table:style-name="ce10" office:value-type="string">
            <text:p>Pembentukan kabinet sangat demokratis</text:p>
          </table:table-cell>
          <table:table-cell/>
          <table:table-cell table:style-name="ce12" table:number-columns-repeated="7"/>
          <table:table-cell table:number-columns-repeated="1015"/>
        </table:table-row>
        <table:table-row table:style-name="ro1">
          <table:table-cell table:style-name="ce10" office:value-type="string">
            <text:p>Jalannya pemerintahan lebih setabil </text:p>
          </table:table-cell>
          <table:table-cell table:number-columns-repeated="1023"/>
        </table:table-row>
        <table:table-row table:style-name="ro1">
          <table:table-cell table:style-name="ce10" office:value-type="string">
            <text:p>Para menteri bertanggung jawab secara kolektif </text:p>
          </table:table-cell>
          <table:table-cell table:number-columns-repeated="1023"/>
        </table:table-row>
        <table:table-row table:style-name="ro1">
          <table:table-cell table:style-name="ce10" office:value-type="string">
            <text:p>Para meneri dapat diganti sewaktu-waktu</text:p>
          </table:table-cell>
          <table:table-cell table:number-columns-repeated="1023"/>
        </table:table-row>
        <table:table-row table:style-name="ro1">
          <table:table-cell table:style-name="ce10" office:value-type="string">
            <text:p>Pemerintahan lebih mencerminkan aspirasi rakyat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1">
          <table:table-cell table:style-name="ce10" office:value-type="string">
            <text:p>47. Dibandingkan dengan berbagai norma sosial lainnya, sanksi norma kesopanan bersumber dari ...</text:p>
          </table:table-cell>
          <table:table-cell table:number-columns-repeated="1023"/>
        </table:table-row>
        <table:table-row table:style-name="ro1">
          <table:table-cell table:style-name="ce10" office:value-type="string">
            <text:p>Hati nurani</text:p>
          </table:table-cell>
          <table:table-cell table:number-columns-repeated="1023"/>
        </table:table-row>
        <table:table-row table:style-name="ro1">
          <table:table-cell table:style-name="ce10" office:value-type="string">
            <text:p>Masyarakat </text:p>
          </table:table-cell>
          <table:table-cell table:number-columns-repeated="1023"/>
        </table:table-row>
        <table:table-row table:style-name="ro1">
          <table:table-cell table:style-name="ce10" office:value-type="string">
            <text:p>Tuhan</text:p>
          </table:table-cell>
          <table:table-cell table:number-columns-repeated="1023"/>
        </table:table-row>
        <table:table-row table:style-name="ro1">
          <table:table-cell table:style-name="ce10" office:value-type="string">
            <text:p>Lembaga sosial</text:p>
          </table:table-cell>
          <table:table-cell table:number-columns-repeated="1023"/>
        </table:table-row>
        <table:table-row table:style-name="ro1">
          <table:table-cell table:style-name="ce10" office:value-type="string">
            <text:p>Negara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48. Berikut ini,hal yang termasuk dalam bidang hukum privat adalah ... </text:p>
          </table:table-cell>
          <table:table-cell table:number-columns-repeated="1023"/>
        </table:table-row>
        <table:table-row table:style-name="ro1">
          <table:table-cell table:style-name="ce10" office:value-type="string">
            <text:p>Melanggar perjanjian</text:p>
          </table:table-cell>
          <table:table-cell table:number-columns-repeated="1023"/>
        </table:table-row>
        <table:table-row table:style-name="ro1">
          <table:table-cell table:style-name="ce10" office:value-type="string">
            <text:p>Penggelapan barang</text:p>
          </table:table-cell>
          <table:table-cell table:number-columns-repeated="1023"/>
        </table:table-row>
        <table:table-row table:style-name="ro1">
          <table:table-cell table:style-name="ce10" office:value-type="string">
            <text:p>Hubungan antara daerah </text:p>
          </table:table-cell>
          <table:table-cell table:number-columns-repeated="1023"/>
        </table:table-row>
        <table:table-row table:style-name="ro1">
          <table:table-cell table:style-name="ce10" office:value-type="string">
            <text:p>Pelanggaran hukum</text:p>
          </table:table-cell>
          <table:table-cell table:number-columns-repeated="1023"/>
        </table:table-row>
        <table:table-row table:style-name="ro1">
          <table:table-cell table:style-name="ce10" office:value-type="string">
            <text:p>Pembunuhan berencana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49. Untuk menarik hati rakyat Indonesia Jepang membentuk dan melantik badan Penyidik Usaha Persiapan kemerdekaan Indonesia pada tanggal ..</text:p>
          </table:table-cell>
          <table:table-cell table:number-columns-repeated="1023"/>
        </table:table-row>
        <table:table-row table:style-name="ro1">
          <table:table-cell table:style-name="ce10" office:value-type="string">
            <text:p>8 Maret 1942</text:p>
          </table:table-cell>
          <table:table-cell table:number-columns-repeated="1023"/>
        </table:table-row>
        <table:table-row table:style-name="ro1">
          <table:table-cell table:style-name="ce13" office:value-type="date" office:date-value="1943-09-08">
            <text:p>09/08/43</text:p>
          </table:table-cell>
          <table:table-cell table:number-columns-repeated="1023"/>
        </table:table-row>
        <table:table-row table:style-name="ro1">
          <table:table-cell table:style-name="ce13" office:value-type="date" office:date-value="1945-04-29">
            <text:p>04/29/45</text:p>
          </table:table-cell>
          <table:table-cell table:number-columns-repeated="1023"/>
        </table:table-row>
        <table:table-row table:style-name="ro1">
          <table:table-cell table:style-name="ce10" office:value-type="string">
            <text:p>29 Mei 1945</text:p>
          </table:table-cell>
          <table:table-cell table:number-columns-repeated="1023"/>
        </table:table-row>
        <table:table-row table:style-name="ro1">
          <table:table-cell table:style-name="ce10" office:value-type="string">
            <text:p>14 Agustus 1945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50. norma pertama dalam tata hukum Indonesia adalah …</text:p>
          </table:table-cell>
          <table:table-cell table:number-columns-repeated="1023"/>
        </table:table-row>
        <table:table-row table:style-name="ro1">
          <table:table-cell table:style-name="ce10" office:value-type="string">
            <text:p><text:s/>Dekrit Presiden</text:p>
          </table:table-cell>
          <table:table-cell table:number-columns-repeated="1023"/>
        </table:table-row>
        <table:table-row table:style-name="ro1">
          <table:table-cell table:style-name="ce10" office:value-type="string">
            <text:p>Proklamasi Kemerdekaan</text:p>
          </table:table-cell>
          <table:table-cell table:number-columns-repeated="1023"/>
        </table:table-row>
        <table:table-row table:style-name="ro1">
          <table:table-cell table:style-name="ce10" office:value-type="string">
            <text:p>Ketetapan MPR </text:p>
          </table:table-cell>
          <table:table-cell table:number-columns-repeated="1023"/>
        </table:table-row>
        <table:table-row table:style-name="ro1">
          <table:table-cell table:style-name="ce10" office:value-type="string">
            <text:p>Pembukaan UUD 1945</text:p>
          </table:table-cell>
          <table:table-cell table:number-columns-repeated="1023"/>
        </table:table-row>
        <table:table-row table:style-name="ro1">
          <table:table-cell table:style-name="ce10" office:value-type="string">
            <text:p><text:s/>Pancasila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51. Hubungan antara pancasila dan Prokolamasi Kemerdekaan adalah ... </text:p>
          </table:table-cell>
          <table:table-cell table:number-columns-repeated="1023"/>
        </table:table-row>
        <table:table-row table:style-name="ro1">
          <table:table-cell table:style-name="ce10" office:value-type="string">
            <text:p>Pancasila memberi motivasi perjuangan kemerdekaan</text:p>
          </table:table-cell>
          <table:table-cell table:number-columns-repeated="1023"/>
        </table:table-row>
        <table:table-row table:style-name="ro1">
          <table:table-cell table:style-name="ce10" office:value-type="string">
            <text:p>Pancasila menjadi dasar perumusan Teks Proklamasi</text:p>
          </table:table-cell>
          <table:table-cell table:number-columns-repeated="1023"/>
        </table:table-row>
        <table:table-row table:style-name="ro1">
          <table:table-cell table:style-name="ce10" office:value-type="string">
            <text:p>Teks Proklamasi dirumuskan bersamaan dengan Pancasila </text:p>
          </table:table-cell>
          <table:table-cell table:number-columns-repeated="1023"/>
        </table:table-row>
        <table:table-row table:style-name="ro1">
          <table:table-cell table:style-name="ce10" office:value-type="string">
            <text:p>Proklamasi Kemerdekaan menjadi dasar berlakunya Pancasila </text:p>
          </table:table-cell>
          <table:table-cell table:number-columns-repeated="1023"/>
        </table:table-row>
        <table:table-row table:style-name="ro1">
          <table:table-cell table:style-name="ce10" office:value-type="string">
            <text:p>Nilai Pancasila dan Proklamasi Kemerdekaan adalah sama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52. Menurut Pasal 14 ayat (1) UUD 1945 hasil perubahan pertama, dalam hal memberi grasi dan rehabilitasi, Presiden perlu memperhatikan pertimbangan dari ....</text:p>
          </table:table-cell>
          <table:table-cell table:number-columns-repeated="1023"/>
        </table:table-row>
        <table:table-row table:style-name="ro1">
          <table:table-cell table:style-name="ce10" office:value-type="string">
            <text:p>MPR</text:p>
          </table:table-cell>
          <table:table-cell table:number-columns-repeated="1023"/>
        </table:table-row>
        <table:table-row table:style-name="ro1">
          <table:table-cell table:style-name="ce10" office:value-type="string">
            <text:p>Dewan Perwakilan Rakyat</text:p>
          </table:table-cell>
          <table:table-cell table:number-columns-repeated="1023"/>
        </table:table-row>
        <table:table-row table:style-name="ro1">
          <table:table-cell table:style-name="ce10" office:value-type="string">
            <text:p>Mahkamah Agung</text:p>
          </table:table-cell>
          <table:table-cell table:number-columns-repeated="1023"/>
        </table:table-row>
        <table:table-row table:style-name="ro1">
          <table:table-cell table:style-name="ce10" office:value-type="string">
            <text:p>Menteri Kehakiman</text:p>
          </table:table-cell>
          <table:table-cell table:number-columns-repeated="1023"/>
        </table:table-row>
        <table:table-row table:style-name="ro1">
          <table:table-cell table:style-name="ce10" office:value-type="string">
            <text:p>Dewan Pertimbangan Agung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53. Berdasarkan UUD 1945, anggota Badan Pemeriksa Keuangan dipilih oleh ....</text:p>
          </table:table-cell>
          <table:table-cell table:number-columns-repeated="1023"/>
        </table:table-row>
        <table:table-row table:style-name="ro1">
          <table:table-cell table:style-name="ce10" office:value-type="string">
            <text:p>Presiden dengan memperhatikan pertimbangan DPR</text:p>
          </table:table-cell>
          <table:table-cell table:number-columns-repeated="1023"/>
        </table:table-row>
        <table:table-row table:style-name="ro1">
          <table:table-cell table:style-name="ce10" office:value-type="string">
            <text:p>DPR dengan memperhatikan usul dari pemerinah</text:p>
          </table:table-cell>
          <table:table-cell table:number-columns-repeated="1023"/>
        </table:table-row>
        <table:table-row table:style-name="ro1">
          <table:table-cell table:style-name="ce10" office:value-type="string">
            <text:p>Presiden dengan memperhatikan pendapat DPD </text:p>
          </table:table-cell>
          <table:table-cell table:number-columns-repeated="1023"/>
        </table:table-row>
        <table:table-row table:style-name="ro1">
          <table:table-cell table:style-name="ce10" office:value-type="string">
            <text:p>DPR dengan meperhatikan pertimbangan DPD</text:p>
          </table:table-cell>
          <table:table-cell table:number-columns-repeated="1023"/>
        </table:table-row>
        <table:table-row table:style-name="ro1">
          <table:table-cell table:style-name="ce10" office:value-type="string">
            <text:p>Presiden dengan memperhatikan perimbangan DPD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54. Anggota Dewan Perwakilan Rakyat menurut UUD 1945 mempunyai hak interpelasi, yakni hak untuk ....</text:p>
          </table:table-cell>
          <table:table-cell table:number-columns-repeated="1023"/>
        </table:table-row>
        <table:table-row table:style-name="ro1">
          <table:table-cell table:style-name="ce10" office:value-type="string">
            <text:p>Bertanya kepada Pemerintah</text:p>
          </table:table-cell>
          <table:table-cell table:number-columns-repeated="1023"/>
        </table:table-row>
        <table:table-row table:style-name="ro1">
          <table:table-cell table:style-name="ce10" office:value-type="string">
            <text:p>Melakukan penyelidikan </text:p>
          </table:table-cell>
          <table:table-cell table:number-columns-repeated="1023"/>
        </table:table-row>
        <table:table-row table:style-name="ro1">
          <table:table-cell table:style-name="ce10" office:value-type="string">
            <text:p>Melakukan perubahan terhadap RUU </text:p>
          </table:table-cell>
          <table:table-cell table:number-columns-repeated="1023"/>
        </table:table-row>
        <table:table-row table:style-name="ro1">
          <table:table-cell table:style-name="ce10" office:value-type="string">
            <text:p>Mengawasi jalannya pemerintahan</text:p>
          </table:table-cell>
          <table:table-cell table:number-columns-repeated="1023"/>
        </table:table-row>
        <table:table-row table:style-name="ro1">
          <table:table-cell table:style-name="ce10" office:value-type="string">
            <text:p>Ikut serta menetapkan APBN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55. Berdasarkan UUD 1945, Mahkamah Agung hanya mempunyai hak menguji formil terhadap peraturan perundang-undangan yang berupa ....</text:p>
          </table:table-cell>
          <table:table-cell table:number-columns-repeated="1023"/>
        </table:table-row>
        <table:table-row table:style-name="ro1">
          <table:table-cell table:style-name="ce10" office:value-type="string">
            <text:p>Undang-undang</text:p>
          </table:table-cell>
          <table:table-cell table:number-columns-repeated="1023"/>
        </table:table-row>
        <table:table-row table:style-name="ro1">
          <table:table-cell table:style-name="ce10" office:value-type="string">
            <text:p>Peraturan pemerintah </text:p>
          </table:table-cell>
          <table:table-cell table:number-columns-repeated="1023"/>
        </table:table-row>
        <table:table-row table:style-name="ro1">
          <table:table-cell table:style-name="ce10" office:value-type="string">
            <text:p>Keputusan presiden</text:p>
          </table:table-cell>
          <table:table-cell table:number-columns-repeated="1023"/>
        </table:table-row>
        <table:table-row table:style-name="ro1">
          <table:table-cell table:style-name="ce10" office:value-type="string">
            <text:p>Keputusan menteri </text:p>
          </table:table-cell>
          <table:table-cell table:number-columns-repeated="1023"/>
        </table:table-row>
        <table:table-row table:style-name="ro1">
          <table:table-cell table:style-name="ce10" office:value-type="string">
            <text:p>Peraturan derah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56. Menurut Pasal 24 ayat (1) UUD 1945, Mahkamah Konstitusi anatar lain mempunyai kewenangan .....</text:p>
          </table:table-cell>
          <table:table-cell table:number-columns-repeated="1023"/>
        </table:table-row>
        <table:table-row table:style-name="ro1">
          <table:table-cell table:style-name="ce10" office:value-type="string">
            <text:p>Memberhentikan ketua MPR</text:p>
          </table:table-cell>
          <table:table-cell table:number-columns-repeated="1023"/>
        </table:table-row>
        <table:table-row table:style-name="ro1">
          <table:table-cell table:style-name="ce10" office:value-type="string">
            <text:p>Memberhentikan ketua DPR </text:p>
          </table:table-cell>
          <table:table-cell table:number-columns-repeated="1023"/>
        </table:table-row>
        <table:table-row table:style-name="ro1">
          <table:table-cell table:style-name="ce10" office:value-type="string">
            <text:p>Memberhentikan presiden</text:p>
          </table:table-cell>
          <table:table-cell table:number-columns-repeated="1023"/>
        </table:table-row>
        <table:table-row table:style-name="ro1">
          <table:table-cell table:style-name="ce10" office:value-type="string">
            <text:p>Membuat partai politik</text:p>
          </table:table-cell>
          <table:table-cell table:number-columns-repeated="1023"/>
        </table:table-row>
        <table:table-row table:style-name="ro1">
          <table:table-cell table:style-name="ce10" office:value-type="string">
            <text:p>Mengubah undang-undang dasar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57. Desentralisasi sebagai salah satu asas yang dianut dalampenyelenggaraan pemerintahan di daerah maknanya adalah ....</text:p>
          </table:table-cell>
          <table:table-cell table:number-columns-repeated="1023"/>
        </table:table-row>
        <table:table-row table:style-name="ro1">
          <table:table-cell table:style-name="ce10" office:value-type="string">
            <text:p>Penugasan dari pemerintah kepada daerah untuk melaksanakan tugas tertentu</text:p>
          </table:table-cell>
          <table:table-cell table:number-columns-repeated="1023"/>
        </table:table-row>
        <table:table-row table:style-name="ro1">
          <table:table-cell table:style-name="ce10" office:value-type="string">
            <text:p>Penyerahan kewenangan kepada derah untuk mengurus rumah tangganya sendiri </text:p>
          </table:table-cell>
          <table:table-cell table:number-columns-repeated="1023"/>
        </table:table-row>
        <table:table-row table:style-name="ro1">
          <table:table-cell table:style-name="ce10" office:value-type="string">
            <text:p>Pendelegasian kewenangan dari pemerintah pusat kepada pemerintah daerah</text:p>
          </table:table-cell>
          <table:table-cell table:number-columns-repeated="1023"/>
        </table:table-row>
        <table:table-row table:style-name="ro1">
          <table:table-cell table:style-name="ce10" office:value-type="string">
            <text:p>Pelimpahan tugas kepada daerah untuk mengurus dan melaksanakan pemerintahan </text:p>
          </table:table-cell>
          <table:table-cell table:number-columns-repeated="1023"/>
        </table:table-row>
        <table:table-row table:style-name="ro1">
          <table:table-cell table:style-name="ce10" office:value-type="string">
            <text:p>Pembagian tugas pemerintahan antara pemerintah pusat dan pemerintah daerah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58. Salah satu hal yang menjadi kewenangan pemerintah pusat menurut Undang- undang No.22 tahun 1999 tentang Otonomi Daerah adalah ...</text:p>
          </table:table-cell>
          <table:table-cell table:number-columns-repeated="1023"/>
        </table:table-row>
        <table:table-row table:style-name="ro1">
          <table:table-cell table:style-name="ce10" office:value-type="string">
            <text:p>Industri dan perdagangan</text:p>
          </table:table-cell>
          <table:table-cell table:number-columns-repeated="1023"/>
        </table:table-row>
        <table:table-row table:style-name="ro1">
          <table:table-cell table:style-name="ce10" office:value-type="string">
            <text:p>Penanaman modal </text:p>
          </table:table-cell>
          <table:table-cell table:number-columns-repeated="1023"/>
        </table:table-row>
        <table:table-row table:style-name="ro1">
          <table:table-cell table:style-name="ce10" office:value-type="string">
            <text:p>Pemberdayaan sumber daya alam </text:p>
          </table:table-cell>
          <table:table-cell table:number-columns-repeated="1023"/>
        </table:table-row>
        <table:table-row table:style-name="ro1">
          <table:table-cell table:style-name="ce10" office:value-type="string">
            <text:p>Pekerjaan umum</text:p>
          </table:table-cell>
          <table:table-cell table:number-columns-repeated="1023"/>
        </table:table-row>
        <table:table-row table:style-name="ro1">
          <table:table-cell table:style-name="ce10" office:value-type="string">
            <text:p>Pendidikan dan kebudayaan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59. Berikut ini merupakan asas-asas yang dianut PP, KECUALI ,,,,</text:p>
          </table:table-cell>
          <table:table-cell table:number-columns-repeated="1023"/>
        </table:table-row>
        <table:table-row table:style-name="ro1">
          <table:table-cell table:style-name="ce10" office:value-type="string">
            <text:p>Persamaan kedaulatan antara semua anggota</text:p>
          </table:table-cell>
          <table:table-cell table:number-columns-repeated="1023"/>
        </table:table-row>
        <table:table-row table:style-name="ro1">
          <table:table-cell table:style-name="ce10" office:value-type="string">
            <text:p>Memenuhi kewajiban dengan itikad baik</text:p>
          </table:table-cell>
          <table:table-cell table:number-columns-repeated="1023"/>
        </table:table-row>
        <table:table-row table:style-name="ro1">
          <table:table-cell table:style-name="ce10" office:value-type="string">
            <text:p>Menyelesaikan persengketaan dengan cara damai </text:p>
          </table:table-cell>
          <table:table-cell table:number-columns-repeated="1023"/>
        </table:table-row>
        <table:table-row table:style-name="ro1">
          <table:table-cell table:style-name="ce10" office:value-type="string">
            <text:p>Menjauhi penggunaan ancaman dan kekerasan</text:p>
          </table:table-cell>
          <table:table-cell table:number-columns-repeated="1023"/>
        </table:table-row>
        <table:table-row table:style-name="ro1">
          <table:table-cell table:style-name="ce10" office:value-type="string">
            <text:p>Mencampuri urusan suatu negara demi kepentingan besama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60. Organ utama PBB yang berfungsi membuat rekomendasi entang prinsip kerja sama internasional dalam rangka memelihara perdamaian dan keamanan internasional adalah ...</text:p>
          </table:table-cell>
          <table:table-cell table:number-columns-repeated="1023"/>
        </table:table-row>
        <table:table-row table:style-name="ro1">
          <table:table-cell table:style-name="ce10" office:value-type="string">
            <text:p>Dewan Keamanan</text:p>
          </table:table-cell>
          <table:table-cell table:number-columns-repeated="1023"/>
        </table:table-row>
        <table:table-row table:style-name="ro1">
          <table:table-cell table:style-name="ce10" office:value-type="string">
            <text:p>Majelis Umum</text:p>
          </table:table-cell>
          <table:table-cell table:number-columns-repeated="1023"/>
        </table:table-row>
        <table:table-row table:style-name="ro1">
          <table:table-cell table:style-name="ce10" office:value-type="string">
            <text:p>Dewan Perwalian</text:p>
          </table:table-cell>
          <table:table-cell table:number-columns-repeated="1023"/>
        </table:table-row>
        <table:table-row table:style-name="ro1">
          <table:table-cell table:style-name="ce10" office:value-type="string">
            <text:p>Sekretarit</text:p>
          </table:table-cell>
          <table:table-cell table:number-columns-repeated="1023"/>
        </table:table-row>
        <table:table-row table:style-name="ro1">
          <table:table-cell table:style-name="ce10" office:value-type="string">
            <text:p>Dewan Ekonomi dan Sosial </text:p>
          </table:table-cell>
          <table:table-cell table:number-columns-repeated="1023"/>
        </table:table-row>
        <table:table-row table:style-name="ro1">
          <table:table-cell table:style-name="ce10" office:value-type="string">
            <text:p>Answer: a</text:p>
          </table:table-cell>
          <table:table-cell table:number-columns-repeated="1023"/>
        </table:table-row>
        <table:table-row table:style-name="ro1" table:number-rows-repeated="1048435">
          <table:table-cell table:number-columns-repeated="1024"/>
        </table:table-row>
        <table:table-row table:style-name="ro1">
          <table:table-cell table:number-columns-repeated="1024"/>
        </table:table-row>
        <table:named-expressions/>
      </table:table>
      <table:table table:name="Bidang Sejarah" table:style-name="ta8" table:print="false">
        <office:forms form:automatic-focus="false" form:apply-design-mode="false"/>
        <table:table-column table:style-name="co45" table:visibility="collapse" table:default-cell-style-name="Excel_20_Built-in_20_Normal"/>
        <table:table-column table:style-name="co9" table:visibility="collapse" table:default-cell-style-name="Excel_20_Built-in_20_Normal"/>
        <table:table-column table:style-name="co46" table:number-columns-repeated="6" table:default-cell-style-name="Excel_20_Built-in_20_Normal"/>
        <table:table-column table:style-name="co9" table:number-columns-repeated="1016" table:default-cell-style-name="Excel_20_Built-in_20_Normal"/>
        <table:table-row table:style-name="ro9">
          <table:table-cell table:style-name="ce10" office:value-type="string">
            <text:p>61. Dunia Melayu, yaitu Riau, malaka, dan daerah sekitarnya sangat beruntung dilihat dari sudut internasional karena....</text:p>
          </table:table-cell>
          <table:table-cell/>
          <table:table-cell table:style-name="ce12" table:formula="of:=OFFSET([.$A$1];COLUMNS([.$A1:.A1])-1+(ROWS([.$A$1:.$AMJ1])-1)*7;0)" office:value-type="string" office:string-value="61. Dunia Melayu, yaitu Riau, malaka, dan daerah sekitarnya sangat beruntung dilihat dari sudut internasional karena....">
            <text:p>61. Dunia Melayu, yaitu Riau, malaka, dan daerah sekitarnya sangat beruntung dilihat dari sudut internasional karena....</text:p>
          </table:table-cell>
          <table:table-cell table:style-name="ce12" table:formula="of:=OFFSET([.$A$1];COLUMNS([.$A1:.B1])-1+(ROWS([.$A$1:.$AMJ1])-1)*7;0)" office:value-type="string" office:string-value="Letak geografis yang dipengaruhi angin musim">
            <text:p>Letak geografis yang dipengaruhi angin musim</text:p>
          </table:table-cell>
          <table:table-cell table:style-name="ce12" table:formula="of:=OFFSET([.$A$1];COLUMNS([.$A1:.C1])-1+(ROWS([.$A$1:.$AMJ1])-1)*7;0)" office:value-type="string" office:string-value="Tedapat beberapa keseltanan dikedua tepi Selat Malaka ">
            <text:p>Tedapat beberapa keseltanan dikedua tepi Selat Malaka </text:p>
          </table:table-cell>
          <table:table-cell table:style-name="ce12" table:formula="of:=OFFSET([.$A$1];COLUMNS([.$A1:.D1])-1+(ROWS([.$A$1:.$AMJ1])-1)*7;0)" office:value-type="string" office:string-value="Penggunaan mata uang yang sama">
            <text:p>Penggunaan mata uang yang sama</text:p>
          </table:table-cell>
          <table:table-cell table:style-name="ce12" table:formula="of:=OFFSET([.$A$1];COLUMNS([.$A1:.E1])-1+(ROWS([.$A$1:.$AMJ1])-1)*7;0)" office:value-type="string" office:string-value="Agama yang sama">
            <text:p>Agama yang sama</text:p>
          </table:table-cell>
          <table:table-cell table:style-name="ce12" table:formula="of:=OFFSET([.$A$1];COLUMNS([.$A1:.F1])-1+(ROWS([.$A$1:.$AMJ1])-1)*7;0)" office:value-type="string" office:string-value="Penggunaan bahasa yang sama ">
            <text:p>Penggunaan bahasa yang sama </text:p>
          </table:table-cell>
          <table:table-cell table:style-name="ce12" table:formula="of:=OFFSET([.$A$1];COLUMNS([.$A1:.G1])-1+(ROWS([.$A$1:.$AMJ1])-1)*7;0)" office:value-type="string" office:string-value="Answer: e ">
            <text:p>Answer: e </text:p>
          </table:table-cell>
          <table:table-cell table:number-columns-repeated="1015"/>
        </table:table-row>
        <table:table-row table:style-name="ro9">
          <table:table-cell table:style-name="ce10" office:value-type="string">
            <text:p>Letak geografis yang dipengaruhi angin musim</text:p>
          </table:table-cell>
          <table:table-cell/>
          <table:table-cell table:style-name="ce12" table:formula="of:=OFFSET([.$A$1];COLUMNS([.$A2:.A2])-1+(ROWS([.$A$1:.$AMJ2])-1)*7;0)" office:value-type="string" office:string-value="62. Kedatangan bangsa-bangsa baik dari Asia Barat, Asia Selatan maupun Asia Timur ke Kepulauan Indonesia sejak abad X adalah karena antara lain lada yang dihasilkan di Sumatera dan Jawa Barat, juga di ....">
            <text:p>62. Kedatangan bangsa-bangsa baik dari Asia Barat, Asia Selatan maupun Asia Timur ke Kepulauan Indonesia sejak abad X adalah karena antara lain lada yang dihasilkan di Sumatera dan Jawa Barat, juga di ....</text:p>
          </table:table-cell>
          <table:table-cell table:style-name="ce12" table:formula="of:=OFFSET([.$A$1];COLUMNS([.$A2:.B2])-1+(ROWS([.$A$1:.$AMJ2])-1)*7;0)" office:value-type="string" office:string-value="Jawa Tengah ">
            <text:p>Jawa Tengah </text:p>
          </table:table-cell>
          <table:table-cell table:style-name="ce12" table:formula="of:=OFFSET([.$A$1];COLUMNS([.$A2:.C2])-1+(ROWS([.$A$1:.$AMJ2])-1)*7;0)" office:value-type="string" office:string-value="Kalimantan Selatan ">
            <text:p>Kalimantan Selatan </text:p>
          </table:table-cell>
          <table:table-cell table:style-name="ce12" table:formula="of:=OFFSET([.$A$1];COLUMNS([.$A2:.D2])-1+(ROWS([.$A$1:.$AMJ2])-1)*7;0)" office:value-type="string" office:string-value="Kalimantan Timur ">
            <text:p>Kalimantan Timur </text:p>
          </table:table-cell>
          <table:table-cell table:style-name="ce12" table:formula="of:=OFFSET([.$A$1];COLUMNS([.$A2:.E2])-1+(ROWS([.$A$1:.$AMJ2])-1)*7;0)" office:value-type="string" office:string-value="Jawa Timur">
            <text:p>Jawa Timur</text:p>
          </table:table-cell>
          <table:table-cell table:style-name="ce12" table:formula="of:=OFFSET([.$A$1];COLUMNS([.$A2:.F2])-1+(ROWS([.$A$1:.$AMJ2])-1)*7;0)" office:value-type="string" office:string-value="Sulawesi Selatan ">
            <text:p>Sulawesi Selatan </text:p>
          </table:table-cell>
          <table:table-cell table:style-name="ce12" table:formula="of:=OFFSET([.$A$1];COLUMNS([.$A2:.G2])-1+(ROWS([.$A$1:.$AMJ2])-1)*7;0)" office:value-type="string" office:string-value="Answer: e ">
            <text:p>Answer: e </text:p>
          </table:table-cell>
          <table:table-cell table:number-columns-repeated="1015"/>
        </table:table-row>
        <table:table-row table:style-name="ro9">
          <table:table-cell table:style-name="ce10" office:value-type="string">
            <text:p>Tedapat beberapa keseltanan dikedua tepi Selat Malaka </text:p>
          </table:table-cell>
          <table:table-cell/>
          <table:table-cell table:style-name="ce12" table:formula="of:=OFFSET([.$A$1];COLUMNS([.$A3:.A3])-1+(ROWS([.$A$1:.$AMJ3])-1)*7;0)" office:value-type="string" office:string-value="63. rempah-rempah yang sulit diperoleh di Eropa pada abad ke-15, ke-16, dan ke-17 membuat orang-orang Eropa ingin membelinya sendiri dari tempat-tempat penghasilannyHal ini menimbulkan persaingan antara orang-orang Eropa sendiri antara lain yang terjadi di Banten antara orang-orang Belanda dan .... ">
            <text:p>63. rempah-rempah yang sulit diperoleh di Eropa pada abad ke-15, ke-16, dan ke-17 membuat orang-orang Eropa ingin membelinya sendiri dari tempat-tempat penghasilannyHal ini menimbulkan persaingan antara orang-orang Eropa sendiri antara lain yang terjadi di Banten antara orang-orang Belanda dan .... </text:p>
          </table:table-cell>
          <table:table-cell table:style-name="ce12" table:formula="of:=OFFSET([.$A$1];COLUMNS([.$A3:.B3])-1+(ROWS([.$A$1:.$AMJ3])-1)*7;0)" office:value-type="string" office:string-value="Orang-orang Spanyol ">
            <text:p>Orang-orang Spanyol </text:p>
          </table:table-cell>
          <table:table-cell table:style-name="ce12" table:formula="of:=OFFSET([.$A$1];COLUMNS([.$A3:.C3])-1+(ROWS([.$A$1:.$AMJ3])-1)*7;0)" office:value-type="string" office:string-value="Orang-orang Portugis ">
            <text:p>Orang-orang Portugis </text:p>
          </table:table-cell>
          <table:table-cell table:style-name="ce12" table:formula="of:=OFFSET([.$A$1];COLUMNS([.$A3:.D3])-1+(ROWS([.$A$1:.$AMJ3])-1)*7;0)" office:value-type="string" office:string-value="Orang-orang Perancis ">
            <text:p>Orang-orang Perancis </text:p>
          </table:table-cell>
          <table:table-cell table:style-name="ce12" table:formula="of:=OFFSET([.$A$1];COLUMNS([.$A3:.E3])-1+(ROWS([.$A$1:.$AMJ3])-1)*7;0)" office:value-type="string" office:string-value="Orang-orang Italia ">
            <text:p>Orang-orang Italia </text:p>
          </table:table-cell>
          <table:table-cell table:style-name="ce12" table:formula="of:=OFFSET([.$A$1];COLUMNS([.$A3:.F3])-1+(ROWS([.$A$1:.$AMJ3])-1)*7;0)" office:value-type="string" office:string-value="Orang-orang Inggris ">
            <text:p>Orang-orang Inggris </text:p>
          </table:table-cell>
          <table:table-cell table:style-name="ce12" table:formula="of:=OFFSET([.$A$1];COLUMNS([.$A3:.G3])-1+(ROWS([.$A$1:.$AMJ3])-1)*7;0)" office:value-type="string" office:string-value="Answer: b ">
            <text:p>Answer: b </text:p>
          </table:table-cell>
          <table:table-cell table:number-columns-repeated="1015"/>
        </table:table-row>
        <table:table-row table:style-name="ro9">
          <table:table-cell table:style-name="ce10" office:value-type="string">
            <text:p>Penggunaan mata uang yang sama</text:p>
          </table:table-cell>
          <table:table-cell/>
          <table:table-cell table:style-name="ce12" table:formula="of:=OFFSET([.$A$1];COLUMNS([.$A4:.A4])-1+(ROWS([.$A$1:.$AMJ4])-1)*7;0)" office:value-type="string" office:string-value="64. Pembentukan Oost-Indische Compagnie pada tahun 1602 dimaksudkan agar dalam perdagangan rempah-rempah di Kepulauan Indonesai, pedagang-pedagang Belanda dapat menghadapi bersama...">
            <text:p>64. Pembentukan Oost-Indische Compagnie pada tahun 1602 dimaksudkan agar dalam perdagangan rempah-rempah di Kepulauan Indonesai, pedagang-pedagang Belanda dapat menghadapi bersama...</text:p>
          </table:table-cell>
          <table:table-cell table:style-name="ce12" table:formula="of:=OFFSET([.$A$1];COLUMNS([.$A4:.B4])-1+(ROWS([.$A$1:.$AMJ4])-1)*7;0)" office:value-type="string" office:string-value="Pedagang-pedagang Spanyol ">
            <text:p>Pedagang-pedagang Spanyol </text:p>
          </table:table-cell>
          <table:table-cell table:style-name="ce12" table:formula="of:=OFFSET([.$A$1];COLUMNS([.$A4:.C4])-1+(ROWS([.$A$1:.$AMJ4])-1)*7;0)" office:value-type="string" office:string-value="Para pedagang Cina">
            <text:p>Para pedagang Cina</text:p>
          </table:table-cell>
          <table:table-cell table:style-name="ce12" table:formula="of:=OFFSET([.$A$1];COLUMNS([.$A4:.D4])-1+(ROWS([.$A$1:.$AMJ4])-1)*7;0)" office:value-type="string" office:string-value="Para perampok">
            <text:p>Para perampok</text:p>
          </table:table-cell>
          <table:table-cell table:style-name="ce12" table:formula="of:=OFFSET([.$A$1];COLUMNS([.$A4:.E4])-1+(ROWS([.$A$1:.$AMJ4])-1)*7;0)" office:value-type="string" office:string-value="Maslah-masalah yang muncul lebih terpadu">
            <text:p>Maslah-masalah yang muncul lebih terpadu</text:p>
          </table:table-cell>
          <table:table-cell table:style-name="ce12" table:formula="of:=OFFSET([.$A$1];COLUMNS([.$A4:.F4])-1+(ROWS([.$A$1:.$AMJ4])-1)*7;0)" office:value-type="string" office:string-value="Persaingan antar pedagang Belanda sendiri ">
            <text:p>Persaingan antar pedagang Belanda sendiri </text:p>
          </table:table-cell>
          <table:table-cell table:style-name="ce12" table:formula="of:=OFFSET([.$A$1];COLUMNS([.$A4:.G4])-1+(ROWS([.$A$1:.$AMJ4])-1)*7;0)" office:value-type="string" office:string-value="Answer: e ">
            <text:p>Answer: e </text:p>
          </table:table-cell>
          <table:table-cell table:number-columns-repeated="1015"/>
        </table:table-row>
        <table:table-row table:style-name="ro9">
          <table:table-cell table:style-name="ce10" office:value-type="string">
            <text:p>Agama yang sama</text:p>
          </table:table-cell>
          <table:table-cell/>
          <table:table-cell table:style-name="ce12" table:formula="of:=OFFSET([.$A$1];COLUMNS([.$A5:.A5])-1+(ROWS([.$A$1:.$AMJ5])-1)*7;0)" office:value-type="string" office:string-value="65. Untuk melindungi perdagangan, VOC diberi ....">
            <text:p>65. Untuk melindungi perdagangan, VOC diberi ....</text:p>
          </table:table-cell>
          <table:table-cell table:style-name="ce12" table:formula="of:=OFFSET([.$A$1];COLUMNS([.$A5:.B5])-1+(ROWS([.$A$1:.$AMJ5])-1)*7;0)" office:value-type="string" office:string-value="Keleluasaan membuat kapal-kapal perangnya sendiri">
            <text:p>Keleluasaan membuat kapal-kapal perangnya sendiri</text:p>
          </table:table-cell>
          <table:table-cell table:style-name="ce12" table:formula="of:=OFFSET([.$A$1];COLUMNS([.$A5:.C5])-1+(ROWS([.$A$1:.$AMJ5])-1)*7;0)" office:value-type="string" office:string-value="Hak octrooi">
            <text:p>Hak octrooi</text:p>
          </table:table-cell>
          <table:table-cell table:style-name="ce12" table:formula="of:=OFFSET([.$A$1];COLUMNS([.$A5:.D5])-1+(ROWS([.$A$1:.$AMJ5])-1)*7;0)" office:value-type="string" office:string-value="Keleluasaan mengekspor rempah-rempah ke pasar Eropa ">
            <text:p>Keleluasaan mengekspor rempah-rempah ke pasar Eropa </text:p>
          </table:table-cell>
          <table:table-cell table:style-name="ce12" table:formula="of:=OFFSET([.$A$1];COLUMNS([.$A5:.E5])-1+(ROWS([.$A$1:.$AMJ5])-1)*7;0)" office:value-type="string" office:string-value="Armada dengan tentara sewaan yang kuat">
            <text:p>Armada dengan tentara sewaan yang kuat</text:p>
          </table:table-cell>
          <table:table-cell table:style-name="ce12" table:formula="of:=OFFSET([.$A$1];COLUMNS([.$A5:.F5])-1+(ROWS([.$A$1:.$AMJ5])-1)*7;0)" office:value-type="string" office:string-value="Izin untuk meberlakukan Punale Sanctie ">
            <text:p>Izin untuk meberlakukan Punale Sanctie </text:p>
          </table:table-cell>
          <table:table-cell table:style-name="ce12" table:formula="of:=OFFSET([.$A$1];COLUMNS([.$A5:.G5])-1+(ROWS([.$A$1:.$AMJ5])-1)*7;0)" office:value-type="string" office:string-value="Answer: d ">
            <text:p>Answer: d </text:p>
          </table:table-cell>
          <table:table-cell table:number-columns-repeated="1015"/>
        </table:table-row>
        <table:table-row table:style-name="ro9">
          <table:table-cell table:style-name="ce10" office:value-type="string">
            <text:p>Penggunaan bahasa yang sama </text:p>
          </table:table-cell>
          <table:table-cell/>
          <table:table-cell table:style-name="ce12" table:formula="of:=OFFSET([.$A$1];COLUMNS([.$A6:.A6])-1+(ROWS([.$A$1:.$AMJ6])-1)*7;0)" office:value-type="string" office:string-value="66. Jatuhnya kerajaan-kerajaan besar di Indonesia seperti Gowa, Mataram, Banten, dan Aceh yang berlangsung dari sekitar 1680 hingga 1750 ke tangan Belanda menandai awal dari...">
            <text:p>66. Jatuhnya kerajaan-kerajaan besar di Indonesia seperti Gowa, Mataram, Banten, dan Aceh yang berlangsung dari sekitar 1680 hingga 1750 ke tangan Belanda menandai awal dari...</text:p>
          </table:table-cell>
          <table:table-cell table:style-name="ce12" table:formula="of:=OFFSET([.$A$1];COLUMNS([.$A6:.B6])-1+(ROWS([.$A$1:.$AMJ6])-1)*7;0)" office:value-type="string" office:string-value="Hancurnya perdagangan rempah-rempah ">
            <text:p>Hancurnya perdagangan rempah-rempah </text:p>
          </table:table-cell>
          <table:table-cell table:style-name="ce12" table:formula="of:=OFFSET([.$A$1];COLUMNS([.$A6:.C6])-1+(ROWS([.$A$1:.$AMJ6])-1)*7;0)" office:value-type="string" office:string-value="Mulai terciptanya kesatuan wilaah di Indonesia">
            <text:p>Mulai terciptanya kesatuan wilaah di Indonesia</text:p>
          </table:table-cell>
          <table:table-cell table:style-name="ce12" table:formula="of:=OFFSET([.$A$1];COLUMNS([.$A6:.D6])-1+(ROWS([.$A$1:.$AMJ6])-1)*7;0)" office:value-type="string" office:string-value="Pendidikan barat masuk ke Indonesia">
            <text:p>Pendidikan barat masuk ke Indonesia</text:p>
          </table:table-cell>
          <table:table-cell table:style-name="ce12" table:formula="of:=OFFSET([.$A$1];COLUMNS([.$A6:.E6])-1+(ROWS([.$A$1:.$AMJ6])-1)*7;0)" office:value-type="string" office:string-value="Munculnya perlawanan terhadap kekuasaan Belanda ">
            <text:p>Munculnya perlawanan terhadap kekuasaan Belanda </text:p>
          </table:table-cell>
          <table:table-cell table:style-name="ce12" table:formula="of:=OFFSET([.$A$1];COLUMNS([.$A6:.F6])-1+(ROWS([.$A$1:.$AMJ6])-1)*7;0)" office:value-type="string" office:string-value="Berakhirnya pengaruh Portugis di Indonesia ">
            <text:p>Berakhirnya pengaruh Portugis di Indonesia </text:p>
          </table:table-cell>
          <table:table-cell table:style-name="ce12" table:formula="of:=OFFSET([.$A$1];COLUMNS([.$A6:.G6])-1+(ROWS([.$A$1:.$AMJ6])-1)*7;0)" office:value-type="string" office:string-value="Answer: d ">
            <text:p>Answer: d </text:p>
          </table:table-cell>
          <table:table-cell table:number-columns-repeated="1015"/>
        </table:table-row>
        <table:table-row table:style-name="ro1">
          <table:table-cell table:style-name="ce10" office:value-type="string">
            <text:p>Answer: e </text:p>
          </table:table-cell>
          <table:table-cell/>
          <table:table-cell table:style-name="ce12" table:formula="of:=OFFSET([.$A$1];COLUMNS([.$A7:.A7])-1+(ROWS([.$A$1:.$AMJ7])-1)*7;0)" office:value-type="string" office:string-value="67. Raja Bone, Arum Pone, menolak menyerahkan wilayah-wilayah kekuasaannya, setelah Inggris meninggalkan Indonesia pad tahun 1816, karena ia menganggap …">
            <text:p>67. Raja Bone, Arum Pone, menolak menyerahkan wilayah-wilayah kekuasaannya, setelah Inggris meninggalkan Indonesia pad tahun 1816, karena ia menganggap …</text:p>
          </table:table-cell>
          <table:table-cell table:style-name="ce12" table:formula="of:=OFFSET([.$A$1];COLUMNS([.$A7:.B7])-1+(ROWS([.$A$1:.$AMJ7])-1)*7;0)" office:value-type="string" office:string-value=" Kerajaannya adalah kerajaan merdeka">
            <text:p><text:s/>Kerajaannya adalah kerajaan merdeka</text:p>
          </table:table-cell>
          <table:table-cell table:style-name="ce12" table:formula="of:=OFFSET([.$A$1];COLUMNS([.$A7:.C7])-1+(ROWS([.$A$1:.$AMJ7])-1)*7;0)" office:value-type="string" office:string-value="Kedudukannya sama dengan Belanda ">
            <text:p>Kedudukannya sama dengan Belanda </text:p>
          </table:table-cell>
          <table:table-cell table:style-name="ce12" table:formula="of:=OFFSET([.$A$1];COLUMNS([.$A7:.D7])-1+(ROWS([.$A$1:.$AMJ7])-1)*7;0)" office:value-type="string" office:string-value="Belanda selalu memeras">
            <text:p>Belanda selalu memeras</text:p>
          </table:table-cell>
          <table:table-cell table:style-name="ce12" table:formula="of:=OFFSET([.$A$1];COLUMNS([.$A7:.E7])-1+(ROWS([.$A$1:.$AMJ7])-1)*7;0)" office:value-type="string" office:string-value="Belanda ingin menguasai secara mutlak">
            <text:p>Belanda ingin menguasai secara mutlak</text:p>
          </table:table-cell>
          <table:table-cell table:style-name="ce12" table:formula="of:=OFFSET([.$A$1];COLUMNS([.$A7:.F7])-1+(ROWS([.$A$1:.$AMJ7])-1)*7;0)" office:value-type="string" office:string-value=" Belanda tidak pernah menepati janji ">
            <text:p><text:s/>Belanda tidak pernah menepati janji </text:p>
          </table:table-cell>
          <table:table-cell table:style-name="ce12" table:formula="of:=OFFSET([.$A$1];COLUMNS([.$A7:.G7])-1+(ROWS([.$A$1:.$AMJ7])-1)*7;0)" office:value-type="string" office:string-value="Answer: d ">
            <text:p>Answer: d </text:p>
          </table:table-cell>
          <table:table-cell table:number-columns-repeated="1015"/>
        </table:table-row>
        <table:table-row table:style-name="ro9">
          <table:table-cell table:style-name="ce10" office:value-type="string">
            <text:p>62. Kedatangan bangsa-bangsa baik dari Asia Barat, Asia Selatan maupun Asia Timur ke Kepulauan Indonesia sejak abad X adalah karena antara lain lada yang dihasilkan di Sumatera dan Jawa Barat, juga di ....</text:p>
          </table:table-cell>
          <table:table-cell/>
          <table:table-cell table:style-name="ce12" table:formula="of:=OFFSET([.$A$1];COLUMNS([.$A8:.A8])-1+(ROWS([.$A$1:.$AMJ8])-1)*7;0)" office:value-type="string" office:string-value="68. Pada tahun 1830 pemerintah Belanda menghadapi kekurangan dana untuk menjalankan kegiatannya di Hindia Belanda karena....">
            <text:p>68. Pada tahun 1830 pemerintah Belanda menghadapi kekurangan dana untuk menjalankan kegiatannya di Hindia Belanda karena....</text:p>
          </table:table-cell>
          <table:table-cell table:style-name="ce12" table:formula="of:=OFFSET([.$A$1];COLUMNS([.$A8:.B8])-1+(ROWS([.$A$1:.$AMJ8])-1)*7;0)" office:value-type="string" office:string-value="Keikutsertaannya dalam perang yang terjadi di Eropa">
            <text:p>Keikutsertaannya dalam perang yang terjadi di Eropa</text:p>
          </table:table-cell>
          <table:table-cell table:style-name="ce12" table:formula="of:=OFFSET([.$A$1];COLUMNS([.$A8:.C8])-1+(ROWS([.$A$1:.$AMJ8])-1)*7;0)" office:value-type="string" office:string-value="Harus memberi sumbangan kepada perancis yang menjadi sekutu ">
            <text:p>Harus memberi sumbangan kepada perancis yang menjadi sekutu </text:p>
          </table:table-cell>
          <table:table-cell table:style-name="ce12" table:formula="of:=OFFSET([.$A$1];COLUMNS([.$A8:.D8])-1+(ROWS([.$A$1:.$AMJ8])-1)*7;0)" office:value-type="string" office:string-value="Perang Diponegor yang menelan biaya besar">
            <text:p>Perang Diponegor yang menelan biaya besar</text:p>
          </table:table-cell>
          <table:table-cell table:style-name="ce12" table:formula="of:=OFFSET([.$A$1];COLUMNS([.$A8:.E8])-1+(ROWS([.$A$1:.$AMJ8])-1)*7;0)" office:value-type="string" office:string-value="Kerugian yang dialami karena banjir besar yang melanda Belanda yang berada di bawah permukaan laut">
            <text:p>Kerugian yang dialami karena banjir besar yang melanda Belanda yang berada di bawah permukaan laut</text:p>
          </table:table-cell>
          <table:table-cell table:style-name="ce12" table:formula="of:=OFFSET([.$A$1];COLUMNS([.$A8:.F8])-1+(ROWS([.$A$1:.$AMJ8])-1)*7;0)" office:value-type="string" office:string-value="Harus memberi dukungan finansial kepada Inggris yang membantunya melawan Perancis ">
            <text:p>Harus memberi dukungan finansial kepada Inggris yang membantunya melawan Perancis </text:p>
          </table:table-cell>
          <table:table-cell table:style-name="ce12" table:formula="of:=OFFSET([.$A$1];COLUMNS([.$A8:.G8])-1+(ROWS([.$A$1:.$AMJ8])-1)*7;0)" office:value-type="string" office:string-value="Answer: a ">
            <text:p>Answer: a </text:p>
          </table:table-cell>
          <table:table-cell table:number-columns-repeated="1015"/>
        </table:table-row>
        <table:table-row table:style-name="ro9">
          <table:table-cell table:style-name="ce10" office:value-type="string">
            <text:p>Jawa Tengah </text:p>
          </table:table-cell>
          <table:table-cell/>
          <table:table-cell table:style-name="ce12" table:formula="of:=OFFSET([.$A$1];COLUMNS([.$A9:.A9])-1+(ROWS([.$A$1:.$AMJ9])-1)*7;0)" office:value-type="string" office:string-value="69. Munculnya kesadaran berbangsa di kalangan penduduk Indonesia didorong mula- mula oleh ...">
            <text:p>69. Munculnya kesadaran berbangsa di kalangan penduduk Indonesia didorong mula- mula oleh ...</text:p>
          </table:table-cell>
          <table:table-cell table:style-name="ce12" table:formula="of:=OFFSET([.$A$1];COLUMNS([.$A9:.B9])-1+(ROWS([.$A$1:.$AMJ9])-1)*7;0)" office:value-type="string" office:string-value="Kaum intlektual Belanda">
            <text:p>Kaum intlektual Belanda</text:p>
          </table:table-cell>
          <table:table-cell table:style-name="ce12" table:formula="of:=OFFSET([.$A$1];COLUMNS([.$A9:.C9])-1+(ROWS([.$A$1:.$AMJ9])-1)*7;0)" office:value-type="string" office:string-value="Kaum intlektual Indonesia ">
            <text:p>Kaum intlektual Indonesia </text:p>
          </table:table-cell>
          <table:table-cell table:style-name="ce12" table:formula="of:=OFFSET([.$A$1];COLUMNS([.$A9:.D9])-1+(ROWS([.$A$1:.$AMJ9])-1)*7;0)" office:value-type="string" office:string-value="Para ulama">
            <text:p>Para ulama</text:p>
          </table:table-cell>
          <table:table-cell table:style-name="ce12" table:formula="of:=OFFSET([.$A$1];COLUMNS([.$A9:.E9])-1+(ROWS([.$A$1:.$AMJ9])-1)*7;0)" office:value-type="string" office:string-value=" Para pedagang ">
            <text:p><text:s/>Para pedagang </text:p>
          </table:table-cell>
          <table:table-cell table:style-name="ce12" table:formula="of:=OFFSET([.$A$1];COLUMNS([.$A9:.F9])-1+(ROWS([.$A$1:.$AMJ9])-1)*7;0)" office:value-type="string" office:string-value="Para musyafir">
            <text:p>Para musyafir</text:p>
          </table:table-cell>
          <table:table-cell table:style-name="ce12" table:formula="of:=OFFSET([.$A$1];COLUMNS([.$A9:.G9])-1+(ROWS([.$A$1:.$AMJ9])-1)*7;0)" office:value-type="string" office:string-value="Answer: b ">
            <text:p>Answer: b </text:p>
          </table:table-cell>
          <table:table-cell table:number-columns-repeated="1015"/>
        </table:table-row>
        <table:table-row table:style-name="ro9">
          <table:table-cell table:style-name="ce10" office:value-type="string">
            <text:p>Kalimantan Selatan </text:p>
          </table:table-cell>
          <table:table-cell/>
          <table:table-cell table:style-name="ce12" table:formula="of:=OFFSET([.$A$1];COLUMNS([.$A10:.A10])-1+(ROWS([.$A$1:.$AMJ10])-1)*7;0)" office:value-type="string" office:string-value="70. Salah satu sumbangan yang diberikan Sumpah Pemuda adalah …">
            <text:p>70. Salah satu sumbangan yang diberikan Sumpah Pemuda adalah …</text:p>
          </table:table-cell>
          <table:table-cell table:style-name="ce12" table:formula="of:=OFFSET([.$A$1];COLUMNS([.$A10:.B10])-1+(ROWS([.$A$1:.$AMJ10])-1)*7;0)" office:value-type="string" office:string-value=" Memberi penghargaan kepada tradisi etnik">
            <text:p><text:s/>Memberi penghargaan kepada tradisi etnik</text:p>
          </table:table-cell>
          <table:table-cell table:style-name="ce12" table:formula="of:=OFFSET([.$A$1];COLUMNS([.$A10:.C10])-1+(ROWS([.$A$1:.$AMJ10])-1)*7;0)" office:value-type="string" office:string-value="Meningkatkan kesadaran berbangsa">
            <text:p>Meningkatkan kesadaran berbangsa</text:p>
          </table:table-cell>
          <table:table-cell table:style-name="ce12" table:formula="of:=OFFSET([.$A$1];COLUMNS([.$A10:.D10])-1+(ROWS([.$A$1:.$AMJ10])-1)*7;0)" office:value-type="string" office:string-value="Saling menghargai di kalangan suku-suku bangsa ">
            <text:p>Saling menghargai di kalangan suku-suku bangsa </text:p>
          </table:table-cell>
          <table:table-cell table:style-name="ce12" table:formula="of:=OFFSET([.$A$1];COLUMNS([.$A10:.E10])-1+(ROWS([.$A$1:.$AMJ10])-1)*7;0)" office:value-type="string" office:string-value="Kesadaran akan kemampuan bangsa sendiri ">
            <text:p>Kesadaran akan kemampuan bangsa sendiri </text:p>
          </table:table-cell>
          <table:table-cell table:style-name="ce12" table:formula="of:=OFFSET([.$A$1];COLUMNS([.$A10:.F10])-1+(ROWS([.$A$1:.$AMJ10])-1)*7;0)" office:value-type="string" office:string-value="Kesadaran akan kebhinekaan ">
            <text:p>Kesadaran akan kebhinekaan </text:p>
          </table:table-cell>
          <table:table-cell table:style-name="ce12" table:formula="of:=OFFSET([.$A$1];COLUMNS([.$A10:.G10])-1+(ROWS([.$A$1:.$AMJ10])-1)*7;0)" office:value-type="string" office:string-value="Answer: b ">
            <text:p>Answer: b </text:p>
          </table:table-cell>
          <table:table-cell table:number-columns-repeated="1015"/>
        </table:table-row>
        <table:table-row table:style-name="ro9">
          <table:table-cell table:style-name="ce10" office:value-type="string">
            <text:p>Kalimantan Timur </text:p>
          </table:table-cell>
          <table:table-cell/>
          <table:table-cell table:style-name="ce12" table:formula="of:=OFFSET([.$A$1];COLUMNS([.$A11:.A11])-1+(ROWS([.$A$1:.$AMJ11])-1)*7;0)" office:value-type="string" office:string-value="71. Jepang pada dasawasa 20 dan 30 abad ke-20 sudah mempunyai perhatian sangat besar terhadap Hindia Belanda karena menganggap potensi yang dimiliki wilayah ini sangat penting.Potensi-potensi itu antara lain adalah ...">
            <text:p>71. Jepang pada dasawasa 20 dan 30 abad ke-20 sudah mempunyai perhatian sangat besar terhadap Hindia Belanda karena menganggap potensi yang dimiliki wilayah ini sangat penting.Potensi-potensi itu antara lain adalah ...</text:p>
          </table:table-cell>
          <table:table-cell table:style-name="ce12" table:formula="of:=OFFSET([.$A$1];COLUMNS([.$A11:.B11])-1+(ROWS([.$A$1:.$AMJ11])-1)*7;0)" office:value-type="string" office:string-value="Perkebunan-perkebunan ">
            <text:p>Perkebunan-perkebunan </text:p>
          </table:table-cell>
          <table:table-cell table:style-name="ce12" table:formula="of:=OFFSET([.$A$1];COLUMNS([.$A11:.C11])-1+(ROWS([.$A$1:.$AMJ11])-1)*7;0)" office:value-type="string" office:string-value="Tanaga manusia ">
            <text:p>Tanaga manusia </text:p>
          </table:table-cell>
          <table:table-cell table:style-name="ce12" table:formula="of:=OFFSET([.$A$1];COLUMNS([.$A11:.D11])-1+(ROWS([.$A$1:.$AMJ11])-1)*7;0)" office:value-type="string" office:string-value="Hasil tambang ">
            <text:p>Hasil tambang </text:p>
          </table:table-cell>
          <table:table-cell table:style-name="ce12" table:formula="of:=OFFSET([.$A$1];COLUMNS([.$A11:.E11])-1+(ROWS([.$A$1:.$AMJ11])-1)*7;0)" office:value-type="string" office:string-value="Hasil laut">
            <text:p>Hasil laut</text:p>
          </table:table-cell>
          <table:table-cell table:style-name="ce12" table:formula="of:=OFFSET([.$A$1];COLUMNS([.$A11:.F11])-1+(ROWS([.$A$1:.$AMJ11])-1)*7;0)" office:value-type="string" office:string-value="Hasil pertanian ">
            <text:p>Hasil pertanian </text:p>
          </table:table-cell>
          <table:table-cell table:style-name="ce12" table:formula="of:=OFFSET([.$A$1];COLUMNS([.$A11:.G11])-1+(ROWS([.$A$1:.$AMJ11])-1)*7;0)" office:value-type="string" office:string-value="Answer: c ">
            <text:p>Answer: c </text:p>
          </table:table-cell>
          <table:table-cell table:number-columns-repeated="1015"/>
        </table:table-row>
        <table:table-row table:style-name="ro9">
          <table:table-cell table:style-name="ce10" office:value-type="string">
            <text:p>Jawa Timur</text:p>
          </table:table-cell>
          <table:table-cell/>
          <table:table-cell table:style-name="ce12" table:formula="of:=OFFSET([.$A$1];COLUMNS([.$A12:.A12])-1+(ROWS([.$A$1:.$AMJ12])-1)*7;0)" office:value-type="string" office:string-value="72. Indonesia ternyata bukan wilayah kecil bagi yentara pendudukan Jepang pada waktu Perang Dunia II. Oleh sebab itu, wilayah ini dibagi atas dua bagian untuk diperintah, yaitu bagian timur dan bagian barat, Bagian barat Indonesia dikuasai oleh ..... ">
            <text:p>72. Indonesia ternyata bukan wilayah kecil bagi yentara pendudukan Jepang pada waktu Perang Dunia II. Oleh sebab itu, wilayah ini dibagi atas dua bagian untuk diperintah, yaitu bagian timur dan bagian barat, Bagian barat Indonesia dikuasai oleh ..... </text:p>
          </table:table-cell>
          <table:table-cell table:style-name="ce12" table:formula="of:=OFFSET([.$A$1];COLUMNS([.$A12:.B12])-1+(ROWS([.$A$1:.$AMJ12])-1)*7;0)" office:value-type="string" office:string-value="Kami Kase">
            <text:p>Kami Kase</text:p>
          </table:table-cell>
          <table:table-cell table:style-name="ce12" table:formula="of:=OFFSET([.$A$1];COLUMNS([.$A12:.C12])-1+(ROWS([.$A$1:.$AMJ12])-1)*7;0)" office:value-type="string" office:string-value="Angkatan Darat ">
            <text:p>Angkatan Darat </text:p>
          </table:table-cell>
          <table:table-cell table:style-name="ce12" table:formula="of:=OFFSET([.$A$1];COLUMNS([.$A12:.D12])-1+(ROWS([.$A$1:.$AMJ12])-1)*7;0)" office:value-type="string" office:string-value="Angkatan Lau ">
            <text:p>Angkatan Lau </text:p>
          </table:table-cell>
          <table:table-cell table:style-name="ce12" table:formula="of:=OFFSET([.$A$1];COLUMNS([.$A12:.E12])-1+(ROWS([.$A$1:.$AMJ12])-1)*7;0)" office:value-type="string" office:string-value="Angkatan Udara ">
            <text:p>Angkatan Udara </text:p>
          </table:table-cell>
          <table:table-cell table:style-name="ce12" table:formula="of:=OFFSET([.$A$1];COLUMNS([.$A12:.F12])-1+(ROWS([.$A$1:.$AMJ12])-1)*7;0)" office:value-type="string" office:string-value="Kempe tai ">
            <text:p>Kempe tai </text:p>
          </table:table-cell>
          <table:table-cell table:style-name="ce12" table:formula="of:=OFFSET([.$A$1];COLUMNS([.$A12:.G12])-1+(ROWS([.$A$1:.$AMJ12])-1)*7;0)" office:value-type="string" office:string-value="Answer: b ">
            <text:p>Answer: b </text:p>
          </table:table-cell>
          <table:table-cell table:number-columns-repeated="1015"/>
        </table:table-row>
        <table:table-row table:style-name="ro9">
          <table:table-cell table:style-name="ce10" office:value-type="string">
            <text:p>Sulawesi Selatan </text:p>
          </table:table-cell>
          <table:table-cell/>
          <table:table-cell table:style-name="ce12" table:formula="of:=OFFSET([.$A$1];COLUMNS([.$A13:.A13])-1+(ROWS([.$A$1:.$AMJ13])-1)*7;0)" office:value-type="string" office:string-value="73. Untuk mempertahankan kedaulatan Republik Indonesia pada tanggal 23 Agustus 1945 Presiden Soekarno mengumumkan berdirinya tiga abadan baru, yaitu ..">
            <text:p>73. Untuk mempertahankan kedaulatan Republik Indonesia pada tanggal 23 Agustus 1945 Presiden Soekarno mengumumkan berdirinya tiga abadan baru, yaitu ..</text:p>
          </table:table-cell>
          <table:table-cell table:style-name="ce12" table:formula="of:=OFFSET([.$A$1];COLUMNS([.$A13:.B13])-1+(ROWS([.$A$1:.$AMJ13])-1)*7;0)" office:value-type="string" office:string-value="KNPI">
            <text:p>KNPI</text:p>
          </table:table-cell>
          <table:table-cell table:style-name="ce12" table:formula="of:=OFFSET([.$A$1];COLUMNS([.$A13:.C13])-1+(ROWS([.$A$1:.$AMJ13])-1)*7;0)" office:value-type="string" office:string-value="KNIP ">
            <text:p>KNIP </text:p>
          </table:table-cell>
          <table:table-cell table:style-name="ce12" table:formula="of:=OFFSET([.$A$1];COLUMNS([.$A13:.D13])-1+(ROWS([.$A$1:.$AMJ13])-1)*7;0)" office:value-type="string" office:string-value="KNI ">
            <text:p>KNI </text:p>
          </table:table-cell>
          <table:table-cell table:style-name="ce12" table:formula="of:=OFFSET([.$A$1];COLUMNS([.$A13:.E13])-1+(ROWS([.$A$1:.$AMJ13])-1)*7;0)" office:value-type="string" office:string-value="KNIP">
            <text:p>KNIP</text:p>
          </table:table-cell>
          <table:table-cell table:style-name="ce12" table:formula="of:=OFFSET([.$A$1];COLUMNS([.$A13:.F13])-1+(ROWS([.$A$1:.$AMJ13])-1)*7;0)" office:value-type="string" office:string-value="KNII">
            <text:p>KNII</text:p>
          </table:table-cell>
          <table:table-cell table:style-name="ce12" table:formula="of:=OFFSET([.$A$1];COLUMNS([.$A13:.G13])-1+(ROWS([.$A$1:.$AMJ13])-1)*7;0)" office:value-type="string" office:string-value="Answer: b ">
            <text:p>Answer: b </text:p>
          </table:table-cell>
          <table:table-cell table:number-columns-repeated="1015"/>
        </table:table-row>
        <table:table-row table:style-name="ro1">
          <table:table-cell table:style-name="ce10" office:value-type="string">
            <text:p>Answer: e </text:p>
          </table:table-cell>
          <table:table-cell/>
          <table:table-cell table:style-name="ce12" table:formula="of:=OFFSET([.$A$1];COLUMNS([.$A14:.A14])-1+(ROWS([.$A$1:.$AMJ14])-1)*7;0)" office:value-type="string" office:string-value="74. Setelah Indonesia merdeka dan memeperoleh pengakuan internasional, ternyata masalah-masalah yang dihadapi belumberakhir, terutama masalah konstitusi. Pada tahun 1950, setelah terbentuk negara kesatuan, UUD Sementara yag digunakan pada hakikatnya merupakan UUD ... ">
            <text:p>74. Setelah Indonesia merdeka dan memeperoleh pengakuan internasional, ternyata masalah-masalah yang dihadapi belumberakhir, terutama masalah konstitusi. Pada tahun 1950, setelah terbentuk negara kesatuan, UUD Sementara yag digunakan pada hakikatnya merupakan UUD ... </text:p>
          </table:table-cell>
          <table:table-cell table:style-name="ce12" table:formula="of:=OFFSET([.$A$1];COLUMNS([.$A14:.B14])-1+(ROWS([.$A$1:.$AMJ14])-1)*7;0)" office:value-type="string" office:string-value="Hindia Belanda dengan beberapa perubahan">
            <text:p>Hindia Belanda dengan beberapa perubahan</text:p>
          </table:table-cell>
          <table:table-cell table:style-name="ce12" table:formula="of:=OFFSET([.$A$1];COLUMNS([.$A14:.C14])-1+(ROWS([.$A$1:.$AMJ14])-1)*7;0)" office:value-type="string" office:string-value="Negara Indonesia Timur dengan beberapa perubahan ">
            <text:p>Negara Indonesia Timur dengan beberapa perubahan </text:p>
          </table:table-cell>
          <table:table-cell table:style-name="ce12" table:formula="of:=OFFSET([.$A$1];COLUMNS([.$A14:.D14])-1+(ROWS([.$A$1:.$AMJ14])-1)*7;0)" office:value-type="string" office:string-value="1945 yang disempurnakan">
            <text:p>1945 yang disempurnakan</text:p>
          </table:table-cell>
          <table:table-cell table:style-name="ce12" table:formula="of:=OFFSET([.$A$1];COLUMNS([.$A14:.E14])-1+(ROWS([.$A$1:.$AMJ14])-1)*7;0)" office:value-type="string" office:string-value="RIS dengan beberapa perubahan">
            <text:p>RIS dengan beberapa perubahan</text:p>
          </table:table-cell>
          <table:table-cell table:style-name="ce12" table:formula="of:=OFFSET([.$A$1];COLUMNS([.$A14:.F14])-1+(ROWS([.$A$1:.$AMJ14])-1)*7;0)" office:value-type="string" office:string-value="Baru yang direncanakan KNI ">
            <text:p>Baru yang direncanakan KNI </text:p>
          </table:table-cell>
          <table:table-cell table:style-name="ce12" table:formula="of:=OFFSET([.$A$1];COLUMNS([.$A14:.G14])-1+(ROWS([.$A$1:.$AMJ14])-1)*7;0)" office:value-type="string" office:string-value="Answer: a ">
            <text:p>Answer: a </text:p>
          </table:table-cell>
          <table:table-cell table:number-columns-repeated="1015"/>
        </table:table-row>
        <table:table-row table:style-name="ro9">
          <table:table-cell table:style-name="ce10" office:value-type="string">
            <text:p>63. rempah-rempah yang sulit diperoleh di Eropa pada abad ke-15, ke-16, dan ke-17 membuat orang-orang Eropa ingin membelinya sendiri dari tempat-tempat penghasilannyHal ini menimbulkan persaingan antara orang-orang Eropa sendiri antara lain yang terjadi di Banten antara orang-orang Belanda dan .... </text:p>
          </table:table-cell>
          <table:table-cell/>
          <table:table-cell table:style-name="ce12" table:formula="of:=OFFSET([.$A$1];COLUMNS([.$A15:.A15])-1+(ROWS([.$A$1:.$AMJ15])-1)*7;0)" office:value-type="string" office:string-value="75. Badan yang diharpakan dapat membuat konstitusi baru setelah pemilihanumumpertama adalah konstituantNamun, badan ini ternyata gagal, sehinga UUD Sementara tetap diberlakukan sampai Presiden Soekarno mengeluarkan Dekrit 5 Juli 1959. Masalah yang dihadapi konstituante adalah ..">
            <text:p>75. Badan yang diharpakan dapat membuat konstitusi baru setelah pemilihanumumpertama adalah konstituantNamun, badan ini ternyata gagal, sehinga UUD Sementara tetap diberlakukan sampai Presiden Soekarno mengeluarkan Dekrit 5 Juli 1959. Masalah yang dihadapi konstituante adalah ..</text:p>
          </table:table-cell>
          <table:table-cell table:style-name="ce12" table:formula="of:=OFFSET([.$A$1];COLUMNS([.$A15:.B15])-1+(ROWS([.$A$1:.$AMJ15])-1)*7;0)" office:value-type="string" office:string-value="Para anggota tidak ahli">
            <text:p>Para anggota tidak ahli</text:p>
          </table:table-cell>
          <table:table-cell table:style-name="ce12" table:formula="of:=OFFSET([.$A$1];COLUMNS([.$A15:.C15])-1+(ROWS([.$A$1:.$AMJ15])-1)*7;0)" office:value-type="string" office:string-value="Terlalu banyak partai ">
            <text:p>Terlalu banyak partai </text:p>
          </table:table-cell>
          <table:table-cell table:style-name="ce12" table:formula="of:=OFFSET([.$A$1];COLUMNS([.$A15:.D15])-1+(ROWS([.$A$1:.$AMJ15])-1)*7;0)" office:value-type="string" office:string-value="Tidak ada batas waktu">
            <text:p>Tidak ada batas waktu</text:p>
          </table:table-cell>
          <table:table-cell table:style-name="ce12" table:formula="of:=OFFSET([.$A$1];COLUMNS([.$A15:.E15])-1+(ROWS([.$A$1:.$AMJ15])-1)*7;0)" office:value-type="string" office:string-value="Partai-partai kecil tidak dapat bersuara">
            <text:p>Partai-partai kecil tidak dapat bersuara</text:p>
          </table:table-cell>
          <table:table-cell table:style-name="ce12" table:formula="of:=OFFSET([.$A$1];COLUMNS([.$A15:.F15])-1+(ROWS([.$A$1:.$AMJ15])-1)*7;0)" office:value-type="string" office:string-value="Partai-partai besar mendominasi perdebatan ">
            <text:p>Partai-partai besar mendominasi perdebatan </text:p>
          </table:table-cell>
          <table:table-cell table:style-name="ce12" table:formula="of:=OFFSET([.$A$1];COLUMNS([.$A15:.G15])-1+(ROWS([.$A$1:.$AMJ15])-1)*7;0)" office:value-type="string" office:string-value="Answer: a ">
            <text:p>Answer: a </text:p>
          </table:table-cell>
          <table:table-cell table:number-columns-repeated="1015"/>
        </table:table-row>
        <table:table-row table:style-name="ro9">
          <table:table-cell table:style-name="ce10" office:value-type="string">
            <text:p>Orang-orang Spanyol </text:p>
          </table:table-cell>
          <table:table-cell/>
          <table:table-cell table:style-name="ce12" table:formula="of:=OFFSET([.$A$1];COLUMNS([.$A16:.A16])-1+(ROWS([.$A$1:.$AMJ16])-1)*7;0)" office:value-type="string" office:string-value="76. Dampak kegagalan konstituante dan pemberontakan-pemberontakan di beberapa daerah Indonesia membuat Letnan Jenderal Nasution mengeluarkan peraturan tanggal 3 Juni 1959 yang ....">
            <text:p>76. Dampak kegagalan konstituante dan pemberontakan-pemberontakan di beberapa daerah Indonesia membuat Letnan Jenderal Nasution mengeluarkan peraturan tanggal 3 Juni 1959 yang ....</text:p>
          </table:table-cell>
          <table:table-cell table:style-name="ce12" table:formula="of:=OFFSET([.$A$1];COLUMNS([.$A16:.B16])-1+(ROWS([.$A$1:.$AMJ16])-1)*7;0)" office:value-type="string" office:string-value="Melarang kegiaan politik ">
            <text:p>Melarang kegiaan politik </text:p>
          </table:table-cell>
          <table:table-cell table:style-name="ce12" table:formula="of:=OFFSET([.$A$1];COLUMNS([.$A16:.C16])-1+(ROWS([.$A$1:.$AMJ16])-1)*7;0)" office:value-type="string" office:string-value="Mengadakan mutasi">
            <text:p>Mengadakan mutasi</text:p>
          </table:table-cell>
          <table:table-cell table:style-name="ce12" table:formula="of:=OFFSET([.$A$1];COLUMNS([.$A16:.D16])-1+(ROWS([.$A$1:.$AMJ16])-1)*7;0)" office:value-type="string" office:string-value="Mengurangi jumlah partai">
            <text:p>Mengurangi jumlah partai</text:p>
          </table:table-cell>
          <table:table-cell table:style-name="ce12" table:formula="of:=OFFSET([.$A$1];COLUMNS([.$A16:.E16])-1+(ROWS([.$A$1:.$AMJ16])-1)*7;0)" office:value-type="string" office:string-value="Melarang partai sosialis Indonesia">
            <text:p>Melarang partai sosialis Indonesia</text:p>
          </table:table-cell>
          <table:table-cell table:style-name="ce12" table:formula="of:=OFFSET([.$A$1];COLUMNS([.$A16:.F16])-1+(ROWS([.$A$1:.$AMJ16])-1)*7;0)" office:value-type="string" office:string-value=" Melarang partai Masyumi ">
            <text:p><text:s/>Melarang partai Masyumi </text:p>
          </table:table-cell>
          <table:table-cell table:style-name="ce12" table:formula="of:=OFFSET([.$A$1];COLUMNS([.$A16:.G16])-1+(ROWS([.$A$1:.$AMJ16])-1)*7;0)" office:value-type="string" office:string-value="Answer: a ">
            <text:p>Answer: a </text:p>
          </table:table-cell>
          <table:table-cell table:number-columns-repeated="1015"/>
        </table:table-row>
        <table:table-row table:style-name="ro9">
          <table:table-cell table:style-name="ce10" office:value-type="string">
            <text:p>Orang-orang Portugis </text:p>
          </table:table-cell>
          <table:table-cell/>
          <table:table-cell table:style-name="ce12" table:formula="of:=OFFSET([.$A$1];COLUMNS([.$A17:.A17])-1+(ROWS([.$A$1:.$AMJ17])-1)*7;0)" office:value-type="string" office:string-value="77. Kabinet Ali Sastroamidjojo adalah kabinet yang menonjol dalam ofensif diplomasi. Ia mengadakan kerjasama dengan negara-negara asing berdasarkan prinsip....">
            <text:p>77. Kabinet Ali Sastroamidjojo adalah kabinet yang menonjol dalam ofensif diplomasi. Ia mengadakan kerjasama dengan negara-negara asing berdasarkan prinsip....</text:p>
          </table:table-cell>
          <table:table-cell table:style-name="ce12" table:formula="of:=OFFSET([.$A$1];COLUMNS([.$A17:.B17])-1+(ROWS([.$A$1:.$AMJ17])-1)*7;0)" office:value-type="string" office:string-value="The right to be free ">
            <text:p>The right to be free </text:p>
          </table:table-cell>
          <table:table-cell table:style-name="ce12" table:formula="of:=OFFSET([.$A$1];COLUMNS([.$A17:.C17])-1+(ROWS([.$A$1:.$AMJ17])-1)*7;0)" office:value-type="string" office:string-value="The right of self determination">
            <text:p>The right of self determination</text:p>
          </table:table-cell>
          <table:table-cell table:style-name="ce12" table:formula="of:=OFFSET([.$A$1];COLUMNS([.$A17:.D17])-1+(ROWS([.$A$1:.$AMJ17])-1)*7;0)" office:value-type="string" office:string-value="Human rights">
            <text:p>Human rights</text:p>
          </table:table-cell>
          <table:table-cell table:style-name="ce12" table:formula="of:=OFFSET([.$A$1];COLUMNS([.$A17:.E17])-1+(ROWS([.$A$1:.$AMJ17])-1)*7;0)" office:value-type="string" office:string-value="Right to have education">
            <text:p>Right to have education</text:p>
          </table:table-cell>
          <table:table-cell table:style-name="ce12" table:formula="of:=OFFSET([.$A$1];COLUMNS([.$A17:.F17])-1+(ROWS([.$A$1:.$AMJ17])-1)*7;0)" office:value-type="string" office:string-value="Good neighbour policy ">
            <text:p>Good neighbour policy </text:p>
          </table:table-cell>
          <table:table-cell table:style-name="ce12" table:formula="of:=OFFSET([.$A$1];COLUMNS([.$A17:.G17])-1+(ROWS([.$A$1:.$AMJ17])-1)*7;0)" office:value-type="string" office:string-value="Answer: a ">
            <text:p>Answer: a </text:p>
          </table:table-cell>
          <table:table-cell table:number-columns-repeated="1015"/>
        </table:table-row>
        <table:table-row table:style-name="ro9">
          <table:table-cell table:style-name="ce10" office:value-type="string">
            <text:p>Orang-orang Perancis </text:p>
          </table:table-cell>
          <table:table-cell/>
          <table:table-cell table:style-name="ce12" table:formula="of:=OFFSET([.$A$1];COLUMNS([.$A18:.A18])-1+(ROWS([.$A$1:.$AMJ18])-1)*7;0)" office:value-type="string" office:string-value="78. Indonesa menjadi anggota negara-negara nonblok karena i ngin netral dalam percaturan dua negara adikuasa, Amerika Serikat dan RusiKedua negara itu setelah Perang Dunia II terlibat dalam ....">
            <text:p>78. Indonesa menjadi anggota negara-negara nonblok karena i ngin netral dalam percaturan dua negara adikuasa, Amerika Serikat dan RusiKedua negara itu setelah Perang Dunia II terlibat dalam ....</text:p>
          </table:table-cell>
          <table:table-cell table:style-name="ce12" table:formula="of:=OFFSET([.$A$1];COLUMNS([.$A18:.B18])-1+(ROWS([.$A$1:.$AMJ18])-1)*7;0)" office:value-type="string" office:string-value="Perang ideologi ">
            <text:p>Perang ideologi </text:p>
          </table:table-cell>
          <table:table-cell table:style-name="ce12" table:formula="of:=OFFSET([.$A$1];COLUMNS([.$A18:.C18])-1+(ROWS([.$A$1:.$AMJ18])-1)*7;0)" office:value-type="string" office:string-value="Perlombaan persenjataan">
            <text:p>Perlombaan persenjataan</text:p>
          </table:table-cell>
          <table:table-cell table:style-name="ce12" table:formula="of:=OFFSET([.$A$1];COLUMNS([.$A18:.D18])-1+(ROWS([.$A$1:.$AMJ18])-1)*7;0)" office:value-type="string" office:string-value="Persaingan ekonomi global ">
            <text:p>Persaingan ekonomi global </text:p>
          </table:table-cell>
          <table:table-cell table:style-name="ce12" table:formula="of:=OFFSET([.$A$1];COLUMNS([.$A18:.E18])-1+(ROWS([.$A$1:.$AMJ18])-1)*7;0)" office:value-type="string" office:string-value="Ofensif politik ">
            <text:p>Ofensif politik </text:p>
          </table:table-cell>
          <table:table-cell table:style-name="ce12" table:formula="of:=OFFSET([.$A$1];COLUMNS([.$A18:.F18])-1+(ROWS([.$A$1:.$AMJ18])-1)*7;0)" office:value-type="string" office:string-value="Perang politik">
            <text:p>Perang politik</text:p>
          </table:table-cell>
          <table:table-cell table:style-name="ce12" table:formula="of:=OFFSET([.$A$1];COLUMNS([.$A18:.G18])-1+(ROWS([.$A$1:.$AMJ18])-1)*7;0)" office:value-type="string" office:string-value="Answer: b ">
            <text:p>Answer: b </text:p>
          </table:table-cell>
          <table:table-cell table:number-columns-repeated="1015"/>
        </table:table-row>
        <table:table-row table:style-name="ro9">
          <table:table-cell table:style-name="ce10" office:value-type="string">
            <text:p>Orang-orang Italia </text:p>
          </table:table-cell>
          <table:table-cell/>
          <table:table-cell table:style-name="ce12" table:formula="of:=OFFSET([.$A$1];COLUMNS([.$A19:.A19])-1+(ROWS([.$A$1:.$AMJ19])-1)*7;0)" office:value-type="string" office:string-value="79. Pada dekade terakhir abad ke-20 Indonesia mengalami beberapa kali pergantian kepala negarKepala Negara pertama-tama ditumbangkan dianggap telah ....">
            <text:p>79. Pada dekade terakhir abad ke-20 Indonesia mengalami beberapa kali pergantian kepala negarKepala Negara pertama-tama ditumbangkan dianggap telah ....</text:p>
          </table:table-cell>
          <table:table-cell table:style-name="ce12" table:formula="of:=OFFSET([.$A$1];COLUMNS([.$A19:.B19])-1+(ROWS([.$A$1:.$AMJ19])-1)*7;0)" office:value-type="string" office:string-value="Mempengaruhi tentara untuk melindungi kepentingannya">
            <text:p>Mempengaruhi tentara untuk melindungi kepentingannya</text:p>
          </table:table-cell>
          <table:table-cell table:style-name="ce12" table:formula="of:=OFFSET([.$A$1];COLUMNS([.$A19:.C19])-1+(ROWS([.$A$1:.$AMJ19])-1)*7;0)" office:value-type="string" office:string-value="Tidak mampu lagi karena usia ">
            <text:p>Tidak mampu lagi karena usia </text:p>
          </table:table-cell>
          <table:table-cell table:style-name="ce12" table:formula="of:=OFFSET([.$A$1];COLUMNS([.$A19:.D19])-1+(ROWS([.$A$1:.$AMJ19])-1)*7;0)" office:value-type="string" office:string-value="Membawa krisis ekonomi bagi RI">
            <text:p>Membawa krisis ekonomi bagi RI</text:p>
          </table:table-cell>
          <table:table-cell table:style-name="ce12" table:formula="of:=OFFSET([.$A$1];COLUMNS([.$A19:.E19])-1+(ROWS([.$A$1:.$AMJ19])-1)*7;0)" office:value-type="string" office:string-value="Memberi janji-janji kosong untuk menyengsarakan rakyat ">
            <text:p>Memberi janji-janji kosong untuk menyengsarakan rakyat </text:p>
          </table:table-cell>
          <table:table-cell table:style-name="ce12" table:formula="of:=OFFSET([.$A$1];COLUMNS([.$A19:.F19])-1+(ROWS([.$A$1:.$AMJ19])-1)*7;0)" office:value-type="string" office:string-value="Dipengaruhi oleh IMF dan WHO ">
            <text:p>Dipengaruhi oleh IMF dan WHO </text:p>
          </table:table-cell>
          <table:table-cell table:style-name="ce12" table:formula="of:=OFFSET([.$A$1];COLUMNS([.$A19:.G19])-1+(ROWS([.$A$1:.$AMJ19])-1)*7;0)" office:value-type="string" office:string-value="Answer: c ">
            <text:p>Answer: c </text:p>
          </table:table-cell>
          <table:table-cell table:number-columns-repeated="1015"/>
        </table:table-row>
        <table:table-row table:style-name="ro9">
          <table:table-cell table:style-name="ce10" office:value-type="string">
            <text:p>Orang-orang Inggris </text:p>
          </table:table-cell>
          <table:table-cell/>
          <table:table-cell table:style-name="ce12" table:formula="of:=OFFSET([.$A$1];COLUMNS([.$A20:.A20])-1+(ROWS([.$A$1:.$AMJ20])-1)*7;0)" office:value-type="string" office:string-value="80. Kemajuan komunikasi yang canggih sebagai hasil kemajuan iptek telah meningkatkan konsumerisme melalui ...">
            <text:p>80. Kemajuan komunikasi yang canggih sebagai hasil kemajuan iptek telah meningkatkan konsumerisme melalui ...</text:p>
          </table:table-cell>
          <table:table-cell table:style-name="ce12" table:formula="of:=OFFSET([.$A$1];COLUMNS([.$A20:.B20])-1+(ROWS([.$A$1:.$AMJ20])-1)*7;0)" office:value-type="string" office:string-value="Sinetron">
            <text:p>Sinetron</text:p>
          </table:table-cell>
          <table:table-cell table:style-name="ce12" table:formula="of:=OFFSET([.$A$1];COLUMNS([.$A20:.C20])-1+(ROWS([.$A$1:.$AMJ20])-1)*7;0)" office:value-type="string" office:string-value="Penawaran barang mewah ">
            <text:p>Penawaran barang mewah </text:p>
          </table:table-cell>
          <table:table-cell table:style-name="ce12" table:formula="of:=OFFSET([.$A$1];COLUMNS([.$A20:.D20])-1+(ROWS([.$A$1:.$AMJ20])-1)*7;0)" office:value-type="string" office:string-value="Iklan dalam media elektronik ">
            <text:p>Iklan dalam media elektronik </text:p>
          </table:table-cell>
          <table:table-cell table:style-name="ce12" table:formula="of:=OFFSET([.$A$1];COLUMNS([.$A20:.E20])-1+(ROWS([.$A$1:.$AMJ20])-1)*7;0)" office:value-type="string" office:string-value="Film">
            <text:p>Film</text:p>
          </table:table-cell>
          <table:table-cell table:style-name="ce12" table:formula="of:=OFFSET([.$A$1];COLUMNS([.$A20:.F20])-1+(ROWS([.$A$1:.$AMJ20])-1)*7;0)" office:value-type="string" office:string-value="Kuis ">
            <text:p>Kuis </text:p>
          </table:table-cell>
          <table:table-cell table:style-name="ce12" table:formula="of:=OFFSET([.$A$1];COLUMNS([.$A20:.G20])-1+(ROWS([.$A$1:.$AMJ20])-1)*7;0)" office:value-type="string" office:string-value="Answer: c">
            <text:p>Answer: c</text:p>
          </table:table-cell>
          <table:table-cell table:number-columns-repeated="1015"/>
        </table:table-row>
        <table:table-row table:style-name="ro1">
          <table:table-cell table:style-name="ce10" office:value-type="string">
            <text:p>Answer: b </text:p>
          </table:table-cell>
          <table:table-cell/>
          <table:table-cell table:style-name="ce12" table:number-columns-repeated="7"/>
          <table:table-cell table:number-columns-repeated="1015"/>
        </table:table-row>
        <table:table-row table:style-name="ro9">
          <table:table-cell table:style-name="ce10" office:value-type="string">
            <text:p>64. Pembentukan Oost-Indische Compagnie pada tahun 1602 dimaksudkan agar dalam perdagangan rempah-rempah di Kepulauan Indonesai, pedagang-pedagang Belanda dapat menghadapi bersama...</text:p>
          </table:table-cell>
          <table:table-cell/>
          <table:table-cell table:style-name="ce12" table:number-columns-repeated="7"/>
          <table:table-cell table:number-columns-repeated="1015"/>
        </table:table-row>
        <table:table-row table:style-name="ro9">
          <table:table-cell table:style-name="ce10" office:value-type="string">
            <text:p>Pedagang-pedagang Spanyol </text:p>
          </table:table-cell>
          <table:table-cell/>
          <table:table-cell table:style-name="ce12" table:number-columns-repeated="7"/>
          <table:table-cell table:number-columns-repeated="1015"/>
        </table:table-row>
        <table:table-row table:style-name="ro9">
          <table:table-cell table:style-name="ce10" office:value-type="string">
            <text:p>Para pedagang Cina</text:p>
          </table:table-cell>
          <table:table-cell/>
          <table:table-cell table:style-name="ce12" table:number-columns-repeated="7"/>
          <table:table-cell table:number-columns-repeated="1015"/>
        </table:table-row>
        <table:table-row table:style-name="ro9">
          <table:table-cell table:style-name="ce10" office:value-type="string">
            <text:p>Para perampok</text:p>
          </table:table-cell>
          <table:table-cell/>
          <table:table-cell table:style-name="ce12" table:number-columns-repeated="7"/>
          <table:table-cell table:number-columns-repeated="1015"/>
        </table:table-row>
        <table:table-row table:style-name="ro9">
          <table:table-cell table:style-name="ce10" office:value-type="string">
            <text:p>Maslah-masalah yang muncul lebih terpadu</text:p>
          </table:table-cell>
          <table:table-cell/>
          <table:table-cell table:style-name="ce12" table:number-columns-repeated="7"/>
          <table:table-cell table:number-columns-repeated="1015"/>
        </table:table-row>
        <table:table-row table:style-name="ro9">
          <table:table-cell table:style-name="ce10" office:value-type="string">
            <text:p>Persaingan antar pedagang Belanda sendiri </text:p>
          </table:table-cell>
          <table:table-cell/>
          <table:table-cell table:style-name="ce12"/>
          <table:table-cell table:number-columns-repeated="1021"/>
        </table:table-row>
        <table:table-row table:style-name="ro1">
          <table:table-cell table:style-name="ce10" office:value-type="string">
            <text:p>Answer: e </text:p>
          </table:table-cell>
          <table:table-cell table:number-columns-repeated="1023"/>
        </table:table-row>
        <table:table-row table:style-name="ro9">
          <table:table-cell table:style-name="ce10" office:value-type="string">
            <text:p>65. Untuk melindungi perdagangan, VOC diberi ....</text:p>
          </table:table-cell>
          <table:table-cell table:number-columns-repeated="1023"/>
        </table:table-row>
        <table:table-row table:style-name="ro9">
          <table:table-cell table:style-name="ce10" office:value-type="string">
            <text:p>Keleluasaan membuat kapal-kapal perangnya sendiri</text:p>
          </table:table-cell>
          <table:table-cell table:number-columns-repeated="1023"/>
        </table:table-row>
        <table:table-row table:style-name="ro9">
          <table:table-cell table:style-name="ce10" office:value-type="string">
            <text:p>Hak octrooi</text:p>
          </table:table-cell>
          <table:table-cell table:number-columns-repeated="1023"/>
        </table:table-row>
        <table:table-row table:style-name="ro9">
          <table:table-cell table:style-name="ce10" office:value-type="string">
            <text:p>Keleluasaan mengekspor rempah-rempah ke pasar Eropa </text:p>
          </table:table-cell>
          <table:table-cell table:number-columns-repeated="1023"/>
        </table:table-row>
        <table:table-row table:style-name="ro9">
          <table:table-cell table:style-name="ce10" office:value-type="string">
            <text:p>Armada dengan tentara sewaan yang kuat</text:p>
          </table:table-cell>
          <table:table-cell table:number-columns-repeated="1023"/>
        </table:table-row>
        <table:table-row table:style-name="ro9">
          <table:table-cell table:style-name="ce10" office:value-type="string">
            <text:p>Izin untuk meberlakukan Punale Sanctie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9">
          <table:table-cell table:style-name="ce10" office:value-type="string">
            <text:p>66. Jatuhnya kerajaan-kerajaan besar di Indonesia seperti Gowa, Mataram, Banten, dan Aceh yang berlangsung dari sekitar 1680 hingga 1750 ke tangan Belanda menandai awal dari...</text:p>
          </table:table-cell>
          <table:table-cell table:number-columns-repeated="1023"/>
        </table:table-row>
        <table:table-row table:style-name="ro9">
          <table:table-cell table:style-name="ce10" office:value-type="string">
            <text:p>Hancurnya perdagangan rempah-rempah </text:p>
          </table:table-cell>
          <table:table-cell table:number-columns-repeated="1023"/>
        </table:table-row>
        <table:table-row table:style-name="ro9">
          <table:table-cell table:style-name="ce10" office:value-type="string">
            <text:p>Mulai terciptanya kesatuan wilaah di Indonesia</text:p>
          </table:table-cell>
          <table:table-cell table:number-columns-repeated="1023"/>
        </table:table-row>
        <table:table-row table:style-name="ro9">
          <table:table-cell table:style-name="ce10" office:value-type="string">
            <text:p>Pendidikan barat masuk ke Indonesia</text:p>
          </table:table-cell>
          <table:table-cell table:number-columns-repeated="1023"/>
        </table:table-row>
        <table:table-row table:style-name="ro9">
          <table:table-cell table:style-name="ce10" office:value-type="string">
            <text:p>Munculnya perlawanan terhadap kekuasaan Belanda </text:p>
          </table:table-cell>
          <table:table-cell table:number-columns-repeated="1023"/>
        </table:table-row>
        <table:table-row table:style-name="ro9">
          <table:table-cell table:style-name="ce10" office:value-type="string">
            <text:p>Berakhirnya pengaruh Portugis di Indonesia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9">
          <table:table-cell table:style-name="ce10" office:value-type="string">
            <text:p>67. Raja Bone, Arum Pone, menolak menyerahkan wilayah-wilayah kekuasaannya, setelah Inggris meninggalkan Indonesia pad tahun 1816, karena ia menganggap …</text:p>
          </table:table-cell>
          <table:table-cell table:number-columns-repeated="1023"/>
        </table:table-row>
        <table:table-row table:style-name="ro9">
          <table:table-cell table:style-name="ce10" office:value-type="string">
            <text:p><text:s/>Kerajaannya adalah kerajaan merdeka</text:p>
          </table:table-cell>
          <table:table-cell table:number-columns-repeated="1023"/>
        </table:table-row>
        <table:table-row table:style-name="ro9">
          <table:table-cell table:style-name="ce10" office:value-type="string">
            <text:p>Kedudukannya sama dengan Belanda </text:p>
          </table:table-cell>
          <table:table-cell table:number-columns-repeated="1023"/>
        </table:table-row>
        <table:table-row table:style-name="ro9">
          <table:table-cell table:style-name="ce10" office:value-type="string">
            <text:p>Belanda selalu memeras</text:p>
          </table:table-cell>
          <table:table-cell table:number-columns-repeated="1023"/>
        </table:table-row>
        <table:table-row table:style-name="ro9">
          <table:table-cell table:style-name="ce10" office:value-type="string">
            <text:p>Belanda ingin menguasai secara mutlak</text:p>
          </table:table-cell>
          <table:table-cell table:number-columns-repeated="1023"/>
        </table:table-row>
        <table:table-row table:style-name="ro9">
          <table:table-cell table:style-name="ce10" office:value-type="string">
            <text:p><text:s/>Belanda tidak pernah menepati janji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9">
          <table:table-cell table:style-name="ce10" office:value-type="string">
            <text:p>68. Pada tahun 1830 pemerintah Belanda menghadapi kekurangan dana untuk menjalankan kegiatannya di Hindia Belanda karena....</text:p>
          </table:table-cell>
          <table:table-cell table:number-columns-repeated="1023"/>
        </table:table-row>
        <table:table-row table:style-name="ro9">
          <table:table-cell table:style-name="ce10" office:value-type="string">
            <text:p>Keikutsertaannya dalam perang yang terjadi di Eropa</text:p>
          </table:table-cell>
          <table:table-cell table:number-columns-repeated="1023"/>
        </table:table-row>
        <table:table-row table:style-name="ro9">
          <table:table-cell table:style-name="ce10" office:value-type="string">
            <text:p>Harus memberi sumbangan kepada perancis yang menjadi sekutu </text:p>
          </table:table-cell>
          <table:table-cell table:number-columns-repeated="1023"/>
        </table:table-row>
        <table:table-row table:style-name="ro9">
          <table:table-cell table:style-name="ce10" office:value-type="string">
            <text:p>Perang Diponegor yang menelan biaya besar</text:p>
          </table:table-cell>
          <table:table-cell table:number-columns-repeated="1023"/>
        </table:table-row>
        <table:table-row table:style-name="ro9">
          <table:table-cell table:style-name="ce10" office:value-type="string">
            <text:p>Kerugian yang dialami karena banjir besar yang melanda Belanda yang berada di bawah permukaan laut</text:p>
          </table:table-cell>
          <table:table-cell table:number-columns-repeated="1023"/>
        </table:table-row>
        <table:table-row table:style-name="ro9">
          <table:table-cell table:style-name="ce10" office:value-type="string">
            <text:p>Harus memberi dukungan finansial kepada Inggris yang membantunya melawan Perancis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9">
          <table:table-cell table:style-name="ce10" office:value-type="string">
            <text:p>69. Munculnya kesadaran berbangsa di kalangan penduduk Indonesia didorong mula- mula oleh ...</text:p>
          </table:table-cell>
          <table:table-cell table:number-columns-repeated="1023"/>
        </table:table-row>
        <table:table-row table:style-name="ro9">
          <table:table-cell table:style-name="ce10" office:value-type="string">
            <text:p>Kaum intlektual Belanda</text:p>
          </table:table-cell>
          <table:table-cell table:number-columns-repeated="1023"/>
        </table:table-row>
        <table:table-row table:style-name="ro9">
          <table:table-cell table:style-name="ce10" office:value-type="string">
            <text:p>Kaum intlektual Indonesia </text:p>
          </table:table-cell>
          <table:table-cell table:number-columns-repeated="1023"/>
        </table:table-row>
        <table:table-row table:style-name="ro9">
          <table:table-cell table:style-name="ce10" office:value-type="string">
            <text:p>Para ulama</text:p>
          </table:table-cell>
          <table:table-cell table:number-columns-repeated="1023"/>
        </table:table-row>
        <table:table-row table:style-name="ro9">
          <table:table-cell table:style-name="ce10" office:value-type="string">
            <text:p><text:s/>Para pedagang </text:p>
          </table:table-cell>
          <table:table-cell table:number-columns-repeated="1023"/>
        </table:table-row>
        <table:table-row table:style-name="ro9">
          <table:table-cell table:style-name="ce10" office:value-type="string">
            <text:p>Para musyafir</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9">
          <table:table-cell table:style-name="ce10" office:value-type="string">
            <text:p>70. Salah satu sumbangan yang diberikan Sumpah Pemuda adalah …</text:p>
          </table:table-cell>
          <table:table-cell table:number-columns-repeated="1023"/>
        </table:table-row>
        <table:table-row table:style-name="ro9">
          <table:table-cell table:style-name="ce10" office:value-type="string">
            <text:p><text:s/>Memberi penghargaan kepada tradisi etnik</text:p>
          </table:table-cell>
          <table:table-cell table:number-columns-repeated="1023"/>
        </table:table-row>
        <table:table-row table:style-name="ro9">
          <table:table-cell table:style-name="ce10" office:value-type="string">
            <text:p>Meningkatkan kesadaran berbangsa</text:p>
          </table:table-cell>
          <table:table-cell table:number-columns-repeated="1023"/>
        </table:table-row>
        <table:table-row table:style-name="ro9">
          <table:table-cell table:style-name="ce10" office:value-type="string">
            <text:p>Saling menghargai di kalangan suku-suku bangsa </text:p>
          </table:table-cell>
          <table:table-cell table:number-columns-repeated="1023"/>
        </table:table-row>
        <table:table-row table:style-name="ro9">
          <table:table-cell table:style-name="ce10" office:value-type="string">
            <text:p>Kesadaran akan kemampuan bangsa sendiri </text:p>
          </table:table-cell>
          <table:table-cell table:number-columns-repeated="1023"/>
        </table:table-row>
        <table:table-row table:style-name="ro9">
          <table:table-cell table:style-name="ce10" office:value-type="string">
            <text:p>Kesadaran akan kebhinekaan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9">
          <table:table-cell table:style-name="ce10" office:value-type="string">
            <text:p>71. Jepang pada dasawasa 20 dan 30 abad ke-20 sudah mempunyai perhatian sangat besar terhadap Hindia Belanda karena menganggap potensi yang dimiliki wilayah ini sangat penting.Potensi-potensi itu antara lain adalah ...</text:p>
          </table:table-cell>
          <table:table-cell table:number-columns-repeated="1023"/>
        </table:table-row>
        <table:table-row table:style-name="ro9">
          <table:table-cell table:style-name="ce10" office:value-type="string">
            <text:p>Perkebunan-perkebunan </text:p>
          </table:table-cell>
          <table:table-cell table:number-columns-repeated="1023"/>
        </table:table-row>
        <table:table-row table:style-name="ro9">
          <table:table-cell table:style-name="ce10" office:value-type="string">
            <text:p>Tanaga manusia </text:p>
          </table:table-cell>
          <table:table-cell table:number-columns-repeated="1023"/>
        </table:table-row>
        <table:table-row table:style-name="ro9">
          <table:table-cell table:style-name="ce10" office:value-type="string">
            <text:p>Hasil tambang </text:p>
          </table:table-cell>
          <table:table-cell table:number-columns-repeated="1023"/>
        </table:table-row>
        <table:table-row table:style-name="ro9">
          <table:table-cell table:style-name="ce10" office:value-type="string">
            <text:p>Hasil laut</text:p>
          </table:table-cell>
          <table:table-cell table:number-columns-repeated="1023"/>
        </table:table-row>
        <table:table-row table:style-name="ro9">
          <table:table-cell table:style-name="ce10" office:value-type="string">
            <text:p>Hasil pertanian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9">
          <table:table-cell table:style-name="ce10" office:value-type="string">
            <text:p>72. Indonesia ternyata bukan wilayah kecil bagi yentara pendudukan Jepang pada waktu Perang Dunia II. Oleh sebab itu, wilayah ini dibagi atas dua bagian untuk diperintah, yaitu bagian timur dan bagian barat, Bagian barat Indonesia dikuasai oleh ..... </text:p>
          </table:table-cell>
          <table:table-cell table:number-columns-repeated="1023"/>
        </table:table-row>
        <table:table-row table:style-name="ro9">
          <table:table-cell table:style-name="ce10" office:value-type="string">
            <text:p>Kami Kase</text:p>
          </table:table-cell>
          <table:table-cell table:number-columns-repeated="1023"/>
        </table:table-row>
        <table:table-row table:style-name="ro9">
          <table:table-cell table:style-name="ce10" office:value-type="string">
            <text:p>Angkatan Darat </text:p>
          </table:table-cell>
          <table:table-cell table:number-columns-repeated="1023"/>
        </table:table-row>
        <table:table-row table:style-name="ro9">
          <table:table-cell table:style-name="ce10" office:value-type="string">
            <text:p>Angkatan Lau </text:p>
          </table:table-cell>
          <table:table-cell table:number-columns-repeated="1023"/>
        </table:table-row>
        <table:table-row table:style-name="ro9">
          <table:table-cell table:style-name="ce10" office:value-type="string">
            <text:p>Angkatan Udara </text:p>
          </table:table-cell>
          <table:table-cell table:number-columns-repeated="1023"/>
        </table:table-row>
        <table:table-row table:style-name="ro9">
          <table:table-cell table:style-name="ce10" office:value-type="string">
            <text:p>Kempe tai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9">
          <table:table-cell table:style-name="ce10" office:value-type="string">
            <text:p>73. Untuk mempertahankan kedaulatan Republik Indonesia pada tanggal 23 Agustus 1945 Presiden Soekarno mengumumkan berdirinya tiga abadan baru, yaitu ..</text:p>
          </table:table-cell>
          <table:table-cell table:number-columns-repeated="1023"/>
        </table:table-row>
        <table:table-row table:style-name="ro1">
          <table:table-cell table:style-name="ce10" office:value-type="string">
            <text:p>KNPI</text:p>
          </table:table-cell>
          <table:table-cell table:number-columns-repeated="1023"/>
        </table:table-row>
        <table:table-row table:style-name="ro1">
          <table:table-cell table:style-name="ce10" office:value-type="string">
            <text:p>KNIP </text:p>
          </table:table-cell>
          <table:table-cell table:number-columns-repeated="1023"/>
        </table:table-row>
        <table:table-row table:style-name="ro1">
          <table:table-cell table:style-name="ce10" office:value-type="string">
            <text:p>KNI </text:p>
          </table:table-cell>
          <table:table-cell table:number-columns-repeated="1023"/>
        </table:table-row>
        <table:table-row table:style-name="ro1">
          <table:table-cell table:style-name="ce10" office:value-type="string">
            <text:p>KNIP</text:p>
          </table:table-cell>
          <table:table-cell table:number-columns-repeated="1023"/>
        </table:table-row>
        <table:table-row table:style-name="ro1">
          <table:table-cell table:style-name="ce10" office:value-type="string">
            <text:p>KNII</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9">
          <table:table-cell table:style-name="ce10" office:value-type="string">
            <text:p>74. Setelah Indonesia merdeka dan memeperoleh pengakuan internasional, ternyata masalah-masalah yang dihadapi belumberakhir, terutama masalah konstitusi. Pada tahun 1950, setelah terbentuk negara kesatuan, UUD Sementara yag digunakan pada hakikatnya merupakan UUD ... </text:p>
          </table:table-cell>
          <table:table-cell table:number-columns-repeated="1023"/>
        </table:table-row>
        <table:table-row table:style-name="ro9">
          <table:table-cell table:style-name="ce10" office:value-type="string">
            <text:p>Hindia Belanda dengan beberapa perubahan</text:p>
          </table:table-cell>
          <table:table-cell table:number-columns-repeated="1023"/>
        </table:table-row>
        <table:table-row table:style-name="ro9">
          <table:table-cell table:style-name="ce10" office:value-type="string">
            <text:p>Negara Indonesia Timur dengan beberapa perubahan </text:p>
          </table:table-cell>
          <table:table-cell table:number-columns-repeated="1023"/>
        </table:table-row>
        <table:table-row table:style-name="ro9">
          <table:table-cell table:style-name="ce10" office:value-type="string">
            <text:p>1945 yang disempurnakan</text:p>
          </table:table-cell>
          <table:table-cell table:number-columns-repeated="1023"/>
        </table:table-row>
        <table:table-row table:style-name="ro9">
          <table:table-cell table:style-name="ce10" office:value-type="string">
            <text:p>RIS dengan beberapa perubahan</text:p>
          </table:table-cell>
          <table:table-cell table:number-columns-repeated="1023"/>
        </table:table-row>
        <table:table-row table:style-name="ro9">
          <table:table-cell table:style-name="ce10" office:value-type="string">
            <text:p>Baru yang direncanakan KNI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9">
          <table:table-cell table:style-name="ce10" office:value-type="string">
            <text:p>75. Badan yang diharpakan dapat membuat konstitusi baru setelah pemilihanumumpertama adalah konstituantNamun, badan ini ternyata gagal, sehinga UUD Sementara tetap diberlakukan sampai Presiden Soekarno mengeluarkan Dekrit 5 Juli 1959. Masalah yang dihadapi konstituante adalah ..</text:p>
          </table:table-cell>
          <table:table-cell table:number-columns-repeated="1023"/>
        </table:table-row>
        <table:table-row table:style-name="ro9">
          <table:table-cell table:style-name="ce10" office:value-type="string">
            <text:p>Para anggota tidak ahli</text:p>
          </table:table-cell>
          <table:table-cell table:number-columns-repeated="1023"/>
        </table:table-row>
        <table:table-row table:style-name="ro9">
          <table:table-cell table:style-name="ce10" office:value-type="string">
            <text:p>Terlalu banyak partai </text:p>
          </table:table-cell>
          <table:table-cell table:number-columns-repeated="1023"/>
        </table:table-row>
        <table:table-row table:style-name="ro9">
          <table:table-cell table:style-name="ce10" office:value-type="string">
            <text:p>Tidak ada batas waktu</text:p>
          </table:table-cell>
          <table:table-cell table:number-columns-repeated="1023"/>
        </table:table-row>
        <table:table-row table:style-name="ro9">
          <table:table-cell table:style-name="ce10" office:value-type="string">
            <text:p>Partai-partai kecil tidak dapat bersuara</text:p>
          </table:table-cell>
          <table:table-cell table:number-columns-repeated="1023"/>
        </table:table-row>
        <table:table-row table:style-name="ro9">
          <table:table-cell table:style-name="ce10" office:value-type="string">
            <text:p>Partai-partai besar mendominasi perdebatan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9">
          <table:table-cell table:style-name="ce10" office:value-type="string">
            <text:p>76. Dampak kegagalan konstituante dan pemberontakan-pemberontakan di beberapa daerah Indonesia membuat Letnan Jenderal Nasution mengeluarkan peraturan tanggal 3 Juni 1959 yang ....</text:p>
          </table:table-cell>
          <table:table-cell table:number-columns-repeated="1023"/>
        </table:table-row>
        <table:table-row table:style-name="ro9">
          <table:table-cell table:style-name="ce10" office:value-type="string">
            <text:p>Melarang kegiaan politik </text:p>
          </table:table-cell>
          <table:table-cell table:number-columns-repeated="1023"/>
        </table:table-row>
        <table:table-row table:style-name="ro9">
          <table:table-cell table:style-name="ce10" office:value-type="string">
            <text:p>Mengadakan mutasi</text:p>
          </table:table-cell>
          <table:table-cell table:number-columns-repeated="1023"/>
        </table:table-row>
        <table:table-row table:style-name="ro9">
          <table:table-cell table:style-name="ce10" office:value-type="string">
            <text:p>Mengurangi jumlah partai</text:p>
          </table:table-cell>
          <table:table-cell table:number-columns-repeated="1023"/>
        </table:table-row>
        <table:table-row table:style-name="ro9">
          <table:table-cell table:style-name="ce10" office:value-type="string">
            <text:p>Melarang partai sosialis Indonesia</text:p>
          </table:table-cell>
          <table:table-cell table:number-columns-repeated="1023"/>
        </table:table-row>
        <table:table-row table:style-name="ro9">
          <table:table-cell table:style-name="ce10" office:value-type="string">
            <text:p><text:s/>Melarang partai Masyumi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9">
          <table:table-cell table:style-name="ce10" office:value-type="string">
            <text:p>77. Kabinet Ali Sastroamidjojo adalah kabinet yang menonjol dalam ofensif diplomasi. Ia mengadakan kerjasama dengan negara-negara asing berdasarkan prinsip....</text:p>
          </table:table-cell>
          <table:table-cell table:number-columns-repeated="1023"/>
        </table:table-row>
        <table:table-row table:style-name="ro1">
          <table:table-cell table:style-name="ce10" office:value-type="string">
            <text:p>The right to be free </text:p>
          </table:table-cell>
          <table:table-cell table:number-columns-repeated="1023"/>
        </table:table-row>
        <table:table-row table:style-name="ro1">
          <table:table-cell table:style-name="ce10" office:value-type="string">
            <text:p>The right of self determination</text:p>
          </table:table-cell>
          <table:table-cell table:number-columns-repeated="1023"/>
        </table:table-row>
        <table:table-row table:style-name="ro1">
          <table:table-cell table:style-name="ce10" office:value-type="string">
            <text:p>Human rights</text:p>
          </table:table-cell>
          <table:table-cell table:number-columns-repeated="1023"/>
        </table:table-row>
        <table:table-row table:style-name="ro1">
          <table:table-cell table:style-name="ce10" office:value-type="string">
            <text:p>Right to have education</text:p>
          </table:table-cell>
          <table:table-cell table:number-columns-repeated="1023"/>
        </table:table-row>
        <table:table-row table:style-name="ro9">
          <table:table-cell table:style-name="ce10" office:value-type="string">
            <text:p>Good neighbour policy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9">
          <table:table-cell table:style-name="ce10" office:value-type="string">
            <text:p>78. Indonesa menjadi anggota negara-negara nonblok karena i ngin netral dalam percaturan dua negara adikuasa, Amerika Serikat dan RusiKedua negara itu setelah Perang Dunia II terlibat dalam ....</text:p>
          </table:table-cell>
          <table:table-cell table:number-columns-repeated="1023"/>
        </table:table-row>
        <table:table-row table:style-name="ro9">
          <table:table-cell table:style-name="ce10" office:value-type="string">
            <text:p>Perang ideologi </text:p>
          </table:table-cell>
          <table:table-cell table:number-columns-repeated="1023"/>
        </table:table-row>
        <table:table-row table:style-name="ro9">
          <table:table-cell table:style-name="ce10" office:value-type="string">
            <text:p>Perlombaan persenjataan</text:p>
          </table:table-cell>
          <table:table-cell table:number-columns-repeated="1023"/>
        </table:table-row>
        <table:table-row table:style-name="ro9">
          <table:table-cell table:style-name="ce10" office:value-type="string">
            <text:p>Persaingan ekonomi global </text:p>
          </table:table-cell>
          <table:table-cell table:number-columns-repeated="1023"/>
        </table:table-row>
        <table:table-row table:style-name="ro9">
          <table:table-cell table:style-name="ce10" office:value-type="string">
            <text:p>Ofensif politik </text:p>
          </table:table-cell>
          <table:table-cell table:number-columns-repeated="1023"/>
        </table:table-row>
        <table:table-row table:style-name="ro9">
          <table:table-cell table:style-name="ce10" office:value-type="string">
            <text:p>Perang politik</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9">
          <table:table-cell table:style-name="ce10" office:value-type="string">
            <text:p>79. Pada dekade terakhir abad ke-20 Indonesia mengalami beberapa kali pergantian kepala negarKepala Negara pertama-tama ditumbangkan dianggap telah ....</text:p>
          </table:table-cell>
          <table:table-cell table:number-columns-repeated="1023"/>
        </table:table-row>
        <table:table-row table:style-name="ro9">
          <table:table-cell table:style-name="ce10" office:value-type="string">
            <text:p>Mempengaruhi tentara untuk melindungi kepentingannya</text:p>
          </table:table-cell>
          <table:table-cell table:number-columns-repeated="1023"/>
        </table:table-row>
        <table:table-row table:style-name="ro9">
          <table:table-cell table:style-name="ce10" office:value-type="string">
            <text:p>Tidak mampu lagi karena usia </text:p>
          </table:table-cell>
          <table:table-cell table:number-columns-repeated="1023"/>
        </table:table-row>
        <table:table-row table:style-name="ro9">
          <table:table-cell table:style-name="ce10" office:value-type="string">
            <text:p>Membawa krisis ekonomi bagi RI</text:p>
          </table:table-cell>
          <table:table-cell table:number-columns-repeated="1023"/>
        </table:table-row>
        <table:table-row table:style-name="ro9">
          <table:table-cell table:style-name="ce10" office:value-type="string">
            <text:p>Memberi janji-janji kosong untuk menyengsarakan rakyat </text:p>
          </table:table-cell>
          <table:table-cell table:number-columns-repeated="1023"/>
        </table:table-row>
        <table:table-row table:style-name="ro9">
          <table:table-cell table:style-name="ce10" office:value-type="string">
            <text:p>Dipengaruhi oleh IMF dan WHO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9">
          <table:table-cell table:style-name="ce10" office:value-type="string">
            <text:p>80. Kemajuan komunikasi yang canggih sebagai hasil kemajuan iptek telah meningkatkan konsumerisme melalui ...</text:p>
          </table:table-cell>
          <table:table-cell table:number-columns-repeated="1023"/>
        </table:table-row>
        <table:table-row table:style-name="ro9">
          <table:table-cell table:style-name="ce10" office:value-type="string">
            <text:p>Sinetron</text:p>
          </table:table-cell>
          <table:table-cell table:number-columns-repeated="1023"/>
        </table:table-row>
        <table:table-row table:style-name="ro9">
          <table:table-cell table:style-name="ce10" office:value-type="string">
            <text:p>Penawaran barang mewah </text:p>
          </table:table-cell>
          <table:table-cell table:number-columns-repeated="1023"/>
        </table:table-row>
        <table:table-row table:style-name="ro9">
          <table:table-cell table:style-name="ce10" office:value-type="string">
            <text:p>Iklan dalam media elektronik </text:p>
          </table:table-cell>
          <table:table-cell table:number-columns-repeated="1023"/>
        </table:table-row>
        <table:table-row table:style-name="ro1">
          <table:table-cell table:style-name="ce10" office:value-type="string">
            <text:p>Film</text:p>
          </table:table-cell>
          <table:table-cell table:number-columns-repeated="1023"/>
        </table:table-row>
        <table:table-row table:style-name="ro9">
          <table:table-cell table:style-name="ce10" office:value-type="string">
            <text:p>Kuis </text:p>
          </table:table-cell>
          <table:table-cell table:number-columns-repeated="1023"/>
        </table:table-row>
        <table:table-row table:style-name="ro1">
          <table:table-cell table:style-name="ce10" office:value-type="string">
            <text:p>Answer: c</text:p>
          </table:table-cell>
          <table:table-cell table:number-columns-repeated="1023"/>
        </table:table-row>
        <table:table-row table:style-name="ro1" table:number-rows-repeated="1048435">
          <table:table-cell table:number-columns-repeated="1024"/>
        </table:table-row>
        <table:table-row table:style-name="ro1">
          <table:table-cell table:number-columns-repeated="1024"/>
        </table:table-row>
        <table:named-expressions/>
      </table:table>
      <table:table table:name="Kebijakan Pemerintah" table:style-name="ta11" table:print="false">
        <office:forms form:automatic-focus="false" form:apply-design-mode="false"/>
        <table:table-column table:style-name="co47" table:visibility="collapse" table:default-cell-style-name="Excel_20_Built-in_20_Normal"/>
        <table:table-column table:style-name="co9" table:visibility="collapse" table:default-cell-style-name="Excel_20_Built-in_20_Normal"/>
        <table:table-column table:style-name="co46" table:number-columns-repeated="6" table:default-cell-style-name="Excel_20_Built-in_20_Normal"/>
        <table:table-column table:style-name="co9" table:number-columns-repeated="1016" table:default-cell-style-name="Excel_20_Built-in_20_Normal"/>
        <table:table-row table:style-name="ro9">
          <table:table-cell table:style-name="ce10" office:value-type="string">
            <text:p>81. Pemerintah telah menetapkan kebijakan wajib belajar pendidikan dasar 9 tahun. Yang dimaksud pendidikan dasar 9 tahun adalah .....</text:p>
          </table:table-cell>
          <table:table-cell/>
          <table:table-cell table:style-name="ce12" table:formula="of:=OFFSET([.$A$1];COLUMNS([.$A1:.A1])-1+(ROWS([.$A$1:.$AMJ1])-1)*7;0)" office:value-type="string" office:string-value="81. Pemerintah telah menetapkan kebijakan wajib belajar pendidikan dasar 9 tahun. Yang dimaksud pendidikan dasar 9 tahun adalah .....">
            <text:p>81. Pemerintah telah menetapkan kebijakan wajib belajar pendidikan dasar 9 tahun. Yang dimaksud pendidikan dasar 9 tahun adalah .....</text:p>
          </table:table-cell>
          <table:table-cell table:style-name="ce12" table:formula="of:=OFFSET([.$A$1];COLUMNS([.$A1:.B1])-1+(ROWS([.$A$1:.$AMJ1])-1)*7;0)" office:value-type="string" office:string-value="Pendidikan yang terdiri dari prasekolah, SD, dan SLTP">
            <text:p>Pendidikan yang terdiri dari prasekolah, SD, dan SLTP</text:p>
          </table:table-cell>
          <table:table-cell table:style-name="ce12" table:formula="of:=OFFSET([.$A$1];COLUMNS([.$A1:.C1])-1+(ROWS([.$A$1:.$AMJ1])-1)*7;0)" office:value-type="string" office:string-value="Pendidikan tingkat SLTP 3 tahun yang dihapus dan diintegrasikan menjadi SD tahun ">
            <text:p>Pendidikan tingkat SLTP 3 tahun yang dihapus dan diintegrasikan menjadi SD tahun </text:p>
          </table:table-cell>
          <table:table-cell table:style-name="ce12" table:formula="of:=OFFSET([.$A$1];COLUMNS([.$A1:.D1])-1+(ROWS([.$A$1:.$AMJ1])-1)*7;0)" office:value-type="string" office:string-value="Pendidikan tingkat SD 6 tahun dan SLTP 3 tahun">
            <text:p>Pendidikan tingkat SD 6 tahun dan SLTP 3 tahun</text:p>
          </table:table-cell>
          <table:table-cell table:style-name="ce12" table:formula="of:=OFFSET([.$A$1];COLUMNS([.$A1:.E1])-1+(ROWS([.$A$1:.$AMJ1])-1)*7;0)" office:value-type="string" office:string-value="Pendidikan pada tingkat SD yang diperpanjang menjadi 9 tahun ">
            <text:p>Pendidikan pada tingkat SD yang diperpanjang menjadi 9 tahun </text:p>
          </table:table-cell>
          <table:table-cell table:style-name="ce12" table:formula="of:=OFFSET([.$A$1];COLUMNS([.$A1:.F1])-1+(ROWS([.$A$1:.$AMJ1])-1)*7;0)" office:value-type="string" office:string-value="Pendidikan SD dan SLTP yang sama-sama menjadi 9 tahun ">
            <text:p>Pendidikan SD dan SLTP yang sama-sama menjadi 9 tahun </text:p>
          </table:table-cell>
          <table:table-cell table:style-name="ce12" table:formula="of:=OFFSET([.$A$1];COLUMNS([.$A1:.G1])-1+(ROWS([.$A$1:.$AMJ1])-1)*7;0)" office:value-type="string" office:string-value="Answer: a ">
            <text:p>Answer: a </text:p>
          </table:table-cell>
          <table:table-cell table:number-columns-repeated="1015"/>
        </table:table-row>
        <table:table-row table:style-name="ro9">
          <table:table-cell table:style-name="ce10" office:value-type="string">
            <text:p>Pendidikan yang terdiri dari prasekolah, SD, dan SLTP</text:p>
          </table:table-cell>
          <table:table-cell/>
          <table:table-cell table:style-name="ce12" table:formula="of:=OFFSET([.$A$1];COLUMNS([.$A2:.A2])-1+(ROWS([.$A$1:.$AMJ2])-1)*7;0)" office:value-type="string" office:string-value="82. Menurut Undang-undang Sistem Pendidikan Nasional, penyelenggaraan pendidikan dilaksanakan melalui jalur dan jenjang yang tersediYang dimaksud jalur pendidikan adalah jalur pendidikan ....">
            <text:p>82. Menurut Undang-undang Sistem Pendidikan Nasional, penyelenggaraan pendidikan dilaksanakan melalui jalur dan jenjang yang tersediYang dimaksud jalur pendidikan adalah jalur pendidikan ....</text:p>
          </table:table-cell>
          <table:table-cell table:style-name="ce12" table:formula="of:=OFFSET([.$A$1];COLUMNS([.$A2:.B2])-1+(ROWS([.$A$1:.$AMJ2])-1)*7;0)" office:value-type="string" office:string-value="Sekolah dan luar sekolah">
            <text:p>Sekolah dan luar sekolah</text:p>
          </table:table-cell>
          <table:table-cell table:style-name="ce12" table:formula="of:=OFFSET([.$A$1];COLUMNS([.$A2:.C2])-1+(ROWS([.$A$1:.$AMJ2])-1)*7;0)" office:value-type="string" office:string-value="Formal dan informal">
            <text:p>Formal dan informal</text:p>
          </table:table-cell>
          <table:table-cell table:style-name="ce12" table:formula="of:=OFFSET([.$A$1];COLUMNS([.$A2:.D2])-1+(ROWS([.$A$1:.$AMJ2])-1)*7;0)" office:value-type="string" office:string-value="Umum dan kejuruan">
            <text:p>Umum dan kejuruan</text:p>
          </table:table-cell>
          <table:table-cell table:style-name="ce12" table:formula="of:=OFFSET([.$A$1];COLUMNS([.$A2:.E2])-1+(ROWS([.$A$1:.$AMJ2])-1)*7;0)" office:value-type="string" office:string-value="Dasar, menengah, dan tinggi">
            <text:p>Dasar, menengah, dan tinggi</text:p>
          </table:table-cell>
          <table:table-cell table:style-name="ce12" table:formula="of:=OFFSET([.$A$1];COLUMNS([.$A2:.F2])-1+(ROWS([.$A$1:.$AMJ2])-1)*7;0)" office:value-type="string" office:string-value="Umum dan kedinasan ">
            <text:p>Umum dan kedinasan </text:p>
          </table:table-cell>
          <table:table-cell table:style-name="ce12" table:formula="of:=OFFSET([.$A$1];COLUMNS([.$A2:.G2])-1+(ROWS([.$A$1:.$AMJ2])-1)*7;0)" office:value-type="string" office:string-value="Answer: b ">
            <text:p>Answer: b </text:p>
          </table:table-cell>
          <table:table-cell table:number-columns-repeated="1015"/>
        </table:table-row>
        <table:table-row table:style-name="ro9">
          <table:table-cell table:style-name="ce10" office:value-type="string">
            <text:p>Pendidikan tingkat SLTP 3 tahun yang dihapus dan diintegrasikan menjadi SD tahun </text:p>
          </table:table-cell>
          <table:table-cell/>
          <table:table-cell table:style-name="ce12" table:formula="of:=OFFSET([.$A$1];COLUMNS([.$A3:.A3])-1+(ROWS([.$A$1:.$AMJ3])-1)*7;0)" office:value-type="string" office:string-value="83. GBHN 199-2004 tlah mengamanatkan terselengaranya pemilu secara lebih demokratis pada tahun 2004 yang dilaksnakan oleh sebuah badan penyelenggara pemilu yang independen dan nonpartisan, yaitu....">
            <text:p>83. GBHN 199-2004 tlah mengamanatkan terselengaranya pemilu secara lebih demokratis pada tahun 2004 yang dilaksnakan oleh sebuah badan penyelenggara pemilu yang independen dan nonpartisan, yaitu....</text:p>
          </table:table-cell>
          <table:table-cell table:style-name="ce12" table:formula="of:=OFFSET([.$A$1];COLUMNS([.$A3:.B3])-1+(ROWS([.$A$1:.$AMJ3])-1)*7;0)" office:value-type="string" office:string-value="Komisi pemiihan umum ">
            <text:p>Komisi pemiihan umum </text:p>
          </table:table-cell>
          <table:table-cell table:style-name="ce12" table:formula="of:=OFFSET([.$A$1];COLUMNS([.$A3:.C3])-1+(ROWS([.$A$1:.$AMJ3])-1)*7;0)" office:value-type="string" office:string-value="Lembaga pemilihan umum">
            <text:p>Lembaga pemilihan umum</text:p>
          </table:table-cell>
          <table:table-cell table:style-name="ce12" table:formula="of:=OFFSET([.$A$1];COLUMNS([.$A3:.D3])-1+(ROWS([.$A$1:.$AMJ3])-1)*7;0)" office:value-type="string" office:string-value="Badan pemilihan umum">
            <text:p>Badan pemilihan umum</text:p>
          </table:table-cell>
          <table:table-cell table:style-name="ce12" table:formula="of:=OFFSET([.$A$1];COLUMNS([.$A3:.E3])-1+(ROWS([.$A$1:.$AMJ3])-1)*7;0)" office:value-type="string" office:string-value="Biro pemilihan umum">
            <text:p>Biro pemilihan umum</text:p>
          </table:table-cell>
          <table:table-cell table:style-name="ce12" table:formula="of:=OFFSET([.$A$1];COLUMNS([.$A3:.F3])-1+(ROWS([.$A$1:.$AMJ3])-1)*7;0)" office:value-type="string" office:string-value="Pelksanaan pemilihan umum ">
            <text:p>Pelksanaan pemilihan umum </text:p>
          </table:table-cell>
          <table:table-cell table:style-name="ce12" table:formula="of:=OFFSET([.$A$1];COLUMNS([.$A3:.G3])-1+(ROWS([.$A$1:.$AMJ3])-1)*7;0)" office:value-type="string" office:string-value="Answer: a ">
            <text:p>Answer: a </text:p>
          </table:table-cell>
          <table:table-cell table:number-columns-repeated="1015"/>
        </table:table-row>
        <table:table-row table:style-name="ro9">
          <table:table-cell table:style-name="ce10" office:value-type="string">
            <text:p>Pendidikan tingkat SD 6 tahun dan SLTP 3 tahun</text:p>
          </table:table-cell>
          <table:table-cell/>
          <table:table-cell table:style-name="ce12" table:formula="of:=OFFSET([.$A$1];COLUMNS([.$A4:.A4])-1+(ROWS([.$A$1:.$AMJ4])-1)*7;0)" office:value-type="string" office:string-value="84. Sistem pemerintahan Presidential mengatur hubungan antara presiden dengan DPR, yaitu ....">
            <text:p>84. Sistem pemerintahan Presidential mengatur hubungan antara presiden dengan DPR, yaitu ....</text:p>
          </table:table-cell>
          <table:table-cell table:style-name="ce12" table:formula="of:=OFFSET([.$A$1];COLUMNS([.$A4:.B4])-1+(ROWS([.$A$1:.$AMJ4])-1)*7;0)" office:value-type="string" office:string-value="Presiden dapat membubarkan DPR">
            <text:p>Presiden dapat membubarkan DPR</text:p>
          </table:table-cell>
          <table:table-cell table:style-name="ce12" table:formula="of:=OFFSET([.$A$1];COLUMNS([.$A4:.C4])-1+(ROWS([.$A$1:.$AMJ4])-1)*7;0)" office:value-type="string" office:string-value="Presiden dan DPR tidak dapat saling menjatuhkan ">
            <text:p>Presiden dan DPR tidak dapat saling menjatuhkan </text:p>
          </table:table-cell>
          <table:table-cell table:style-name="ce12" table:formula="of:=OFFSET([.$A$1];COLUMNS([.$A4:.D4])-1+(ROWS([.$A$1:.$AMJ4])-1)*7;0)" office:value-type="string" office:string-value="Presiden dapat menganti anggota DPR ">
            <text:p>Presiden dapat menganti anggota DPR </text:p>
          </table:table-cell>
          <table:table-cell table:style-name="ce12" table:formula="of:=OFFSET([.$A$1];COLUMNS([.$A4:.E4])-1+(ROWS([.$A$1:.$AMJ4])-1)*7;0)" office:value-type="string" office:string-value="Presiden dapat diberhentikan oleh DPR ">
            <text:p>Presiden dapat diberhentikan oleh DPR </text:p>
          </table:table-cell>
          <table:table-cell table:style-name="ce12" table:formula="of:=OFFSET([.$A$1];COLUMNS([.$A4:.F4])-1+(ROWS([.$A$1:.$AMJ4])-1)*7;0)" office:value-type="string" office:string-value="Presiden dapat me-recall anggota DPR ">
            <text:p>Presiden dapat me-recall anggota DPR </text:p>
          </table:table-cell>
          <table:table-cell table:style-name="ce12" table:formula="of:=OFFSET([.$A$1];COLUMNS([.$A4:.G4])-1+(ROWS([.$A$1:.$AMJ4])-1)*7;0)" office:value-type="string" office:string-value="Answer: b">
            <text:p>Answer: b</text:p>
          </table:table-cell>
          <table:table-cell table:number-columns-repeated="1015"/>
        </table:table-row>
        <table:table-row table:style-name="ro9">
          <table:table-cell table:style-name="ce10" office:value-type="string">
            <text:p>Pendidikan pada tingkat SD yang diperpanjang menjadi 9 tahun </text:p>
          </table:table-cell>
          <table:table-cell/>
          <table:table-cell table:style-name="ce12" table:formula="of:=OFFSET([.$A$1];COLUMNS([.$A5:.A5])-1+(ROWS([.$A$1:.$AMJ5])-1)*7;0)" office:value-type="string" office:string-value="85. Ciri utama sistem ekonomi kerakyatan adalah penegakan prinsip keadilan dan demokrasi disertai kepedulian ...">
            <text:p>85. Ciri utama sistem ekonomi kerakyatan adalah penegakan prinsip keadilan dan demokrasi disertai kepedulian ...</text:p>
          </table:table-cell>
          <table:table-cell table:style-name="ce12" table:formula="of:=OFFSET([.$A$1];COLUMNS([.$A5:.B5])-1+(ROWS([.$A$1:.$AMJ5])-1)*7;0)" office:value-type="string" office:string-value="Terhadap peningkatan ekspor">
            <text:p>Terhadap peningkatan ekspor</text:p>
          </table:table-cell>
          <table:table-cell table:style-name="ce12" table:formula="of:=OFFSET([.$A$1];COLUMNS([.$A5:.C5])-1+(ROWS([.$A$1:.$AMJ5])-1)*7;0)" office:value-type="string" office:string-value="Terhadap tenaga wanita ">
            <text:p>Terhadap tenaga wanita </text:p>
          </table:table-cell>
          <table:table-cell table:style-name="ce12" table:formula="of:=OFFSET([.$A$1];COLUMNS([.$A5:.D5])-1+(ROWS([.$A$1:.$AMJ5])-1)*7;0)" office:value-type="string" office:string-value="Terhadap yang lemah">
            <text:p>Terhadap yang lemah</text:p>
          </table:table-cell>
          <table:table-cell table:style-name="ce12" table:formula="of:=OFFSET([.$A$1];COLUMNS([.$A5:.E5])-1+(ROWS([.$A$1:.$AMJ5])-1)*7;0)" office:value-type="string" office:string-value="Menghadapi globalisasi">
            <text:p>Menghadapi globalisasi</text:p>
          </table:table-cell>
          <table:table-cell table:style-name="ce12" table:formula="of:=OFFSET([.$A$1];COLUMNS([.$A5:.F5])-1+(ROWS([.$A$1:.$AMJ5])-1)*7;0)" office:value-type="string" office:string-value="Terhadap pertahanan nasional ">
            <text:p>Terhadap pertahanan nasional </text:p>
          </table:table-cell>
          <table:table-cell table:style-name="ce12" table:formula="of:=OFFSET([.$A$1];COLUMNS([.$A5:.G5])-1+(ROWS([.$A$1:.$AMJ5])-1)*7;0)" office:value-type="string" office:string-value="Answer: c">
            <text:p>Answer: c</text:p>
          </table:table-cell>
          <table:table-cell table:number-columns-repeated="1015"/>
        </table:table-row>
        <table:table-row table:style-name="ro9">
          <table:table-cell table:style-name="ce10" office:value-type="string">
            <text:p>Pendidikan SD dan SLTP yang sama-sama menjadi 9 tahun </text:p>
          </table:table-cell>
          <table:table-cell/>
          <table:table-cell table:style-name="ce12" table:formula="of:=OFFSET([.$A$1];COLUMNS([.$A6:.A6])-1+(ROWS([.$A$1:.$AMJ6])-1)*7;0)" office:value-type="string" office:string-value="87. Untuk menanggulangi banyaknya tenaga kerja yang menganggur dan setengah menganggur, salah satu jalan keluarnya ialah dengan ....">
            <text:p>87. Untuk menanggulangi banyaknya tenaga kerja yang menganggur dan setengah menganggur, salah satu jalan keluarnya ialah dengan ....</text:p>
          </table:table-cell>
          <table:table-cell table:style-name="ce12" table:formula="of:=OFFSET([.$A$1];COLUMNS([.$A6:.B6])-1+(ROWS([.$A$1:.$AMJ6])-1)*7;0)" office:value-type="string" office:string-value="Memperbaiki sektor industri">
            <text:p>Memperbaiki sektor industri</text:p>
          </table:table-cell>
          <table:table-cell table:style-name="ce12" table:formula="of:=OFFSET([.$A$1];COLUMNS([.$A6:.C6])-1+(ROWS([.$A$1:.$AMJ6])-1)*7;0)" office:value-type="string" office:string-value="Memperluas kesempatan kerja ">
            <text:p>Memperluas kesempatan kerja </text:p>
          </table:table-cell>
          <table:table-cell table:style-name="ce12" table:formula="of:=OFFSET([.$A$1];COLUMNS([.$A6:.D6])-1+(ROWS([.$A$1:.$AMJ6])-1)*7;0)" office:value-type="string" office:string-value="Memperluas pendidikan">
            <text:p>Memperluas pendidikan</text:p>
          </table:table-cell>
          <table:table-cell table:style-name="ce12" table:formula="of:=OFFSET([.$A$1];COLUMNS([.$A6:.E6])-1+(ROWS([.$A$1:.$AMJ6])-1)*7;0)" office:value-type="string" office:string-value="Memanfaatkan sumber daya alam ">
            <text:p>Memanfaatkan sumber daya alam </text:p>
          </table:table-cell>
          <table:table-cell table:style-name="ce12" table:formula="of:=OFFSET([.$A$1];COLUMNS([.$A6:.F6])-1+(ROWS([.$A$1:.$AMJ6])-1)*7;0)" office:value-type="string" office:string-value="Meminta bantuan luar negeri ">
            <text:p>Meminta bantuan luar negeri </text:p>
          </table:table-cell>
          <table:table-cell table:style-name="ce12" table:formula="of:=OFFSET([.$A$1];COLUMNS([.$A6:.G6])-1+(ROWS([.$A$1:.$AMJ6])-1)*7;0)" office:value-type="string" office:string-value="Answer: b ">
            <text:p>Answer: b </text:p>
          </table:table-cell>
          <table:table-cell table:number-columns-repeated="1015"/>
        </table:table-row>
        <table:table-row table:style-name="ro1">
          <table:table-cell table:style-name="ce10" office:value-type="string">
            <text:p>Answer: a </text:p>
          </table:table-cell>
          <table:table-cell/>
          <table:table-cell table:style-name="ce12" table:formula="of:=OFFSET([.$A$1];COLUMNS([.$A7:.A7])-1+(ROWS([.$A$1:.$AMJ7])-1)*7;0)" office:value-type="string" office:string-value="88. Sasaran perbaikan struktur politik yang demokratis pada intinya ialah adanya keseimbangan, adanya penigkatan kinerja lembaga-lembaga negara, serta adanya …">
            <text:p>88. Sasaran perbaikan struktur politik yang demokratis pada intinya ialah adanya keseimbangan, adanya penigkatan kinerja lembaga-lembaga negara, serta adanya …</text:p>
          </table:table-cell>
          <table:table-cell table:style-name="ce12" table:formula="of:=OFFSET([.$A$1];COLUMNS([.$A7:.B7])-1+(ROWS([.$A$1:.$AMJ7])-1)*7;0)" office:value-type="string" office:string-value=" Pemisahan kekuasaan secar tegas">
            <text:p><text:s/>Pemisahan kekuasaan secar tegas</text:p>
          </table:table-cell>
          <table:table-cell table:style-name="ce12" table:formula="of:=OFFSET([.$A$1];COLUMNS([.$A7:.C7])-1+(ROWS([.$A$1:.$AMJ7])-1)*7;0)" office:value-type="string" office:string-value="Pengawasan yang ketat">
            <text:p>Pengawasan yang ketat</text:p>
          </table:table-cell>
          <table:table-cell table:style-name="ce12" table:formula="of:=OFFSET([.$A$1];COLUMNS([.$A7:.D7])-1+(ROWS([.$A$1:.$AMJ7])-1)*7;0)" office:value-type="string" office:string-value="Kebebasan pers">
            <text:p>Kebebasan pers</text:p>
          </table:table-cell>
          <table:table-cell table:style-name="ce12" table:formula="of:=OFFSET([.$A$1];COLUMNS([.$A7:.E7])-1+(ROWS([.$A$1:.$AMJ7])-1)*7;0)" office:value-type="string" office:string-value="Kemauan pimpinan nasional">
            <text:p>Kemauan pimpinan nasional</text:p>
          </table:table-cell>
          <table:table-cell table:style-name="ce12" table:formula="of:=OFFSET([.$A$1];COLUMNS([.$A7:.F7])-1+(ROWS([.$A$1:.$AMJ7])-1)*7;0)" office:value-type="string" office:string-value="Dominasi partai politik ">
            <text:p>Dominasi partai politik </text:p>
          </table:table-cell>
          <table:table-cell table:style-name="ce12" table:formula="of:=OFFSET([.$A$1];COLUMNS([.$A7:.G7])-1+(ROWS([.$A$1:.$AMJ7])-1)*7;0)" office:value-type="string" office:string-value="Answer: a ">
            <text:p>Answer: a </text:p>
          </table:table-cell>
          <table:table-cell table:number-columns-repeated="1015"/>
        </table:table-row>
        <table:table-row table:style-name="ro9">
          <table:table-cell table:style-name="ce10" office:value-type="string">
            <text:p>82. Menurut Undang-undang Sistem Pendidikan Nasional, penyelenggaraan pendidikan dilaksanakan melalui jalur dan jenjang yang tersediYang dimaksud jalur pendidikan adalah jalur pendidikan ....</text:p>
          </table:table-cell>
          <table:table-cell/>
          <table:table-cell table:style-name="ce12" table:formula="of:=OFFSET([.$A$1];COLUMNS([.$A8:.A8])-1+(ROWS([.$A$1:.$AMJ8])-1)*7;0)" office:value-type="string" office:string-value="89. Indonesia perlu membina kerjasama internasional dalam upaya memberantas kejahatan lintas batas. Hal itu dapat dilakukan melalui perluasan ....">
            <text:p>89. Indonesia perlu membina kerjasama internasional dalam upaya memberantas kejahatan lintas batas. Hal itu dapat dilakukan melalui perluasan ....</text:p>
          </table:table-cell>
          <table:table-cell table:style-name="ce12" table:formula="of:=OFFSET([.$A$1];COLUMNS([.$A8:.B8])-1+(ROWS([.$A$1:.$AMJ8])-1)*7;0)" office:value-type="string" office:string-value="Zona perairan bebas">
            <text:p>Zona perairan bebas</text:p>
          </table:table-cell>
          <table:table-cell table:style-name="ce12" table:formula="of:=OFFSET([.$A$1];COLUMNS([.$A8:.C8])-1+(ROWS([.$A$1:.$AMJ8])-1)*7;0)" office:value-type="string" office:string-value="Perjanjian tentang perbatasan negara ">
            <text:p>Perjanjian tentang perbatasan negara </text:p>
          </table:table-cell>
          <table:table-cell table:style-name="ce12" table:formula="of:=OFFSET([.$A$1];COLUMNS([.$A8:.D8])-1+(ROWS([.$A$1:.$AMJ8])-1)*7;0)" office:value-type="string" office:string-value="Tugas interpol">
            <text:p>Tugas interpol</text:p>
          </table:table-cell>
          <table:table-cell table:style-name="ce12" table:formula="of:=OFFSET([.$A$1];COLUMNS([.$A8:.E8])-1+(ROWS([.$A$1:.$AMJ8])-1)*7;0)" office:value-type="string" office:string-value="Hukum laut">
            <text:p>Hukum laut</text:p>
          </table:table-cell>
          <table:table-cell table:style-name="ce12" table:formula="of:=OFFSET([.$A$1];COLUMNS([.$A8:.F8])-1+(ROWS([.$A$1:.$AMJ8])-1)*7;0)" office:value-type="string" office:string-value="Perjanjian ekstradisi ">
            <text:p>Perjanjian ekstradisi </text:p>
          </table:table-cell>
          <table:table-cell table:style-name="ce12" table:formula="of:=OFFSET([.$A$1];COLUMNS([.$A8:.G8])-1+(ROWS([.$A$1:.$AMJ8])-1)*7;0)" office:value-type="string" office:string-value="Answer: e ">
            <text:p>Answer: e </text:p>
          </table:table-cell>
          <table:table-cell table:number-columns-repeated="1015"/>
        </table:table-row>
        <table:table-row table:style-name="ro9">
          <table:table-cell table:style-name="ce10" office:value-type="string">
            <text:p>Sekolah dan luar sekolah</text:p>
          </table:table-cell>
          <table:table-cell/>
          <table:table-cell table:style-name="ce12" table:formula="of:=OFFSET([.$A$1];COLUMNS([.$A9:.A9])-1+(ROWS([.$A$1:.$AMJ9])-1)*7;0)" office:value-type="string" office:string-value="90. Pemilihan umum yang dilaksanakan di Indonesia selama Orde Baru memiliki asas langsung, umum, bebas dan rahasia, sedangkan pada masa reformasi (pemilu1999) termasuk juga asas">
            <text:p>90. Pemilihan umum yang dilaksanakan di Indonesia selama Orde Baru memiliki asas langsung, umum, bebas dan rahasia, sedangkan pada masa reformasi (pemilu1999) termasuk juga asas</text:p>
          </table:table-cell>
          <table:table-cell table:style-name="ce12" table:formula="of:=OFFSET([.$A$1];COLUMNS([.$A9:.B9])-1+(ROWS([.$A$1:.$AMJ9])-1)*7;0)" office:value-type="string" office:string-value="Kebesamaan ">
            <text:p>Kebesamaan </text:p>
          </table:table-cell>
          <table:table-cell table:style-name="ce12" table:formula="of:=OFFSET([.$A$1];COLUMNS([.$A9:.C9])-1+(ROWS([.$A$1:.$AMJ9])-1)*7;0)" office:value-type="string" office:string-value="Semua untuk semua ">
            <text:p>Semua untuk semua </text:p>
          </table:table-cell>
          <table:table-cell table:style-name="ce12" table:formula="of:=OFFSET([.$A$1];COLUMNS([.$A9:.D9])-1+(ROWS([.$A$1:.$AMJ9])-1)*7;0)" office:value-type="string" office:string-value="Efektif dan efisien">
            <text:p>Efektif dan efisien</text:p>
          </table:table-cell>
          <table:table-cell table:style-name="ce12" table:formula="of:=OFFSET([.$A$1];COLUMNS([.$A9:.E9])-1+(ROWS([.$A$1:.$AMJ9])-1)*7;0)" office:value-type="string" office:string-value=" Jujur dan adil">
            <text:p><text:s/>Jujur dan adil</text:p>
          </table:table-cell>
          <table:table-cell table:style-name="ce12" table:formula="of:=OFFSET([.$A$1];COLUMNS([.$A9:.F9])-1+(ROWS([.$A$1:.$AMJ9])-1)*7;0)" office:value-type="string" office:string-value="Bertanggung jawab ">
            <text:p>Bertanggung jawab </text:p>
          </table:table-cell>
          <table:table-cell table:style-name="ce12" table:formula="of:=OFFSET([.$A$1];COLUMNS([.$A9:.G9])-1+(ROWS([.$A$1:.$AMJ9])-1)*7;0)" office:value-type="string" office:string-value="Answer: d ">
            <text:p>Answer: d </text:p>
          </table:table-cell>
          <table:table-cell table:number-columns-repeated="1015"/>
        </table:table-row>
        <table:table-row table:style-name="ro9">
          <table:table-cell table:style-name="ce10" office:value-type="string">
            <text:p>Formal dan informal</text:p>
          </table:table-cell>
          <table:table-cell/>
          <table:table-cell table:style-name="ce12" table:formula="of:=OFFSET([.$A$1];COLUMNS([.$A10:.A10])-1+(ROWS([.$A$1:.$AMJ10])-1)*7;0)" office:value-type="string" office:string-value="91. Pendidikan dasar berbeda degan sekolah dasar karena pendidikan dasar mencakup ...">
            <text:p>91. Pendidikan dasar berbeda degan sekolah dasar karena pendidikan dasar mencakup ...</text:p>
          </table:table-cell>
          <table:table-cell table:style-name="ce12" table:formula="of:=OFFSET([.$A$1];COLUMNS([.$A10:.B10])-1+(ROWS([.$A$1:.$AMJ10])-1)*7;0)" office:value-type="string" office:string-value="TK dan SD">
            <text:p>TK dan SD</text:p>
          </table:table-cell>
          <table:table-cell table:style-name="ce12" table:formula="of:=OFFSET([.$A$1];COLUMNS([.$A10:.C10])-1+(ROWS([.$A$1:.$AMJ10])-1)*7;0)" office:value-type="string" office:string-value="SD dan SMP ">
            <text:p>SD dan SMP </text:p>
          </table:table-cell>
          <table:table-cell table:style-name="ce12" table:formula="of:=OFFSET([.$A$1];COLUMNS([.$A10:.D10])-1+(ROWS([.$A$1:.$AMJ10])-1)*7;0)" office:value-type="string" office:string-value="SD, SLTP, MI dan MTs">
            <text:p>SD, SLTP, MI dan MTs</text:p>
          </table:table-cell>
          <table:table-cell table:style-name="ce12" table:formula="of:=OFFSET([.$A$1];COLUMNS([.$A10:.E10])-1+(ROWS([.$A$1:.$AMJ10])-1)*7;0)" office:value-type="string" office:string-value="SD, SMP, dan SMU">
            <text:p>SD, SMP, dan SMU</text:p>
          </table:table-cell>
          <table:table-cell table:style-name="ce12" table:formula="of:=OFFSET([.$A$1];COLUMNS([.$A10:.F10])-1+(ROWS([.$A$1:.$AMJ10])-1)*7;0)" office:value-type="string" office:string-value="TK, SD dan SMp ">
            <text:p>TK, SD dan SMp </text:p>
          </table:table-cell>
          <table:table-cell table:style-name="ce12" table:formula="of:=OFFSET([.$A$1];COLUMNS([.$A10:.G10])-1+(ROWS([.$A$1:.$AMJ10])-1)*7;0)" office:value-type="string" office:string-value="Answer: d ">
            <text:p>Answer: d </text:p>
          </table:table-cell>
          <table:table-cell table:number-columns-repeated="1015"/>
        </table:table-row>
        <table:table-row table:style-name="ro9">
          <table:table-cell table:style-name="ce10" office:value-type="string">
            <text:p>Umum dan kejuruan</text:p>
          </table:table-cell>
          <table:table-cell/>
          <table:table-cell table:style-name="ce12" table:formula="of:=OFFSET([.$A$1];COLUMNS([.$A11:.A11])-1+(ROWS([.$A$1:.$AMJ11])-1)*7;0)" office:value-type="string" office:string-value="92. Konsep school/community based management yang mulai dilaksanakan di Indonesia sekarang ini adalah manajemen pendidikan yang diprogramkan untuk …">
            <text:p>92. Konsep school/community based management yang mulai dilaksanakan di Indonesia sekarang ini adalah manajemen pendidikan yang diprogramkan untuk …</text:p>
          </table:table-cell>
          <table:table-cell table:style-name="ce12" table:formula="of:=OFFSET([.$A$1];COLUMNS([.$A11:.B11])-1+(ROWS([.$A$1:.$AMJ11])-1)*7;0)" office:value-type="string" office:string-value="Prasekolah dan pendidikan dasar">
            <text:p>Prasekolah dan pendidikan dasar</text:p>
          </table:table-cell>
          <table:table-cell table:style-name="ce12" table:formula="of:=OFFSET([.$A$1];COLUMNS([.$A11:.C11])-1+(ROWS([.$A$1:.$AMJ11])-1)*7;0)" office:value-type="string" office:string-value="Pendidikan tinggi">
            <text:p>Pendidikan tinggi</text:p>
          </table:table-cell>
          <table:table-cell table:style-name="ce12" table:formula="of:=OFFSET([.$A$1];COLUMNS([.$A11:.D11])-1+(ROWS([.$A$1:.$AMJ11])-1)*7;0)" office:value-type="string" office:string-value="Pendidikan menengah dan tinggi">
            <text:p>Pendidikan menengah dan tinggi</text:p>
          </table:table-cell>
          <table:table-cell table:style-name="ce12" table:formula="of:=OFFSET([.$A$1];COLUMNS([.$A11:.E11])-1+(ROWS([.$A$1:.$AMJ11])-1)*7;0)" office:value-type="string" office:string-value="Pendidikan dasar dan menengah">
            <text:p>Pendidikan dasar dan menengah</text:p>
          </table:table-cell>
          <table:table-cell table:style-name="ce12" table:formula="of:=OFFSET([.$A$1];COLUMNS([.$A11:.F11])-1+(ROWS([.$A$1:.$AMJ11])-1)*7;0)" office:value-type="string" office:string-value="Sekolah dasar dan menengah ">
            <text:p>Sekolah dasar dan menengah </text:p>
          </table:table-cell>
          <table:table-cell table:style-name="ce12" table:formula="of:=OFFSET([.$A$1];COLUMNS([.$A11:.G11])-1+(ROWS([.$A$1:.$AMJ11])-1)*7;0)" office:value-type="string" office:string-value="Answer: d ">
            <text:p>Answer: d </text:p>
          </table:table-cell>
          <table:table-cell table:number-columns-repeated="1015"/>
        </table:table-row>
        <table:table-row table:style-name="ro9">
          <table:table-cell table:style-name="ce10" office:value-type="string">
            <text:p>Dasar, menengah, dan tinggi</text:p>
          </table:table-cell>
          <table:table-cell/>
          <table:table-cell table:style-name="ce12" table:formula="of:=OFFSET([.$A$1];COLUMNS([.$A12:.A12])-1+(ROWS([.$A$1:.$AMJ12])-1)*7;0)" office:value-type="string" office:string-value="93. Pendidikan luar sekolah (PLS) sangat penting diselenggarakan di Indonesia terutama berkenaan dengan banyaknya warga negara yang berusia 10-44 tahun masih ....">
            <text:p>93. Pendidikan luar sekolah (PLS) sangat penting diselenggarakan di Indonesia terutama berkenaan dengan banyaknya warga negara yang berusia 10-44 tahun masih ....</text:p>
          </table:table-cell>
          <table:table-cell table:style-name="ce12" table:formula="of:=OFFSET([.$A$1];COLUMNS([.$A12:.B12])-1+(ROWS([.$A$1:.$AMJ12])-1)*7;0)" office:value-type="string" office:string-value="Belum mampu mendapatkan pekerjaan">
            <text:p>Belum mampu mendapatkan pekerjaan</text:p>
          </table:table-cell>
          <table:table-cell table:style-name="ce12" table:formula="of:=OFFSET([.$A$1];COLUMNS([.$A12:.C12])-1+(ROWS([.$A$1:.$AMJ12])-1)*7;0)" office:value-type="string" office:string-value="Buta pengetahuan dasar">
            <text:p>Buta pengetahuan dasar</text:p>
          </table:table-cell>
          <table:table-cell table:style-name="ce12" table:formula="of:=OFFSET([.$A$1];COLUMNS([.$A12:.D12])-1+(ROWS([.$A$1:.$AMJ12])-1)*7;0)" office:value-type="string" office:string-value="Tergolong warga negara tidak mandiri">
            <text:p>Tergolong warga negara tidak mandiri</text:p>
          </table:table-cell>
          <table:table-cell table:style-name="ce12" table:formula="of:=OFFSET([.$A$1];COLUMNS([.$A12:.E12])-1+(ROWS([.$A$1:.$AMJ12])-1)*7;0)" office:value-type="string" office:string-value="Mengalami sikap rendah diri">
            <text:p>Mengalami sikap rendah diri</text:p>
          </table:table-cell>
          <table:table-cell table:style-name="ce12" table:formula="of:=OFFSET([.$A$1];COLUMNS([.$A12:.F12])-1+(ROWS([.$A$1:.$AMJ12])-1)*7;0)" office:value-type="string" office:string-value="Buta aksara latin dan angka ">
            <text:p>Buta aksara latin dan angka </text:p>
          </table:table-cell>
          <table:table-cell table:style-name="ce12" table:formula="of:=OFFSET([.$A$1];COLUMNS([.$A12:.G12])-1+(ROWS([.$A$1:.$AMJ12])-1)*7;0)" office:value-type="string" office:string-value="Answer: e ">
            <text:p>Answer: e </text:p>
          </table:table-cell>
          <table:table-cell table:number-columns-repeated="1015"/>
        </table:table-row>
        <table:table-row table:style-name="ro9">
          <table:table-cell table:style-name="ce10" office:value-type="string">
            <text:p>Umum dan kedinasan </text:p>
          </table:table-cell>
          <table:table-cell/>
          <table:table-cell table:style-name="ce12" table:formula="of:=OFFSET([.$A$1];COLUMNS([.$A13:.A13])-1+(ROWS([.$A$1:.$AMJ13])-1)*7;0)" office:value-type="string" office:string-value="94. Pada dasarnya Indonesia adalah salah satu tujuan wisatwan mancanegara karena Indonesia memiliki selain sumber daya keragaman budaya dan seni juga memiliki ... ">
            <text:p>94. Pada dasarnya Indonesia adalah salah satu tujuan wisatwan mancanegara karena Indonesia memiliki selain sumber daya keragaman budaya dan seni juga memiliki ... </text:p>
          </table:table-cell>
          <table:table-cell table:style-name="ce12" table:formula="of:=OFFSET([.$A$1];COLUMNS([.$A13:.B13])-1+(ROWS([.$A$1:.$AMJ13])-1)*7;0)" office:value-type="string" office:string-value="Letak yang strategis">
            <text:p>Letak yang strategis</text:p>
          </table:table-cell>
          <table:table-cell table:style-name="ce12" table:formula="of:=OFFSET([.$A$1];COLUMNS([.$A13:.C13])-1+(ROWS([.$A$1:.$AMJ13])-1)*7;0)" office:value-type="string" office:string-value="Banyak pulau ">
            <text:p>Banyak pulau </text:p>
          </table:table-cell>
          <table:table-cell table:style-name="ce12" table:formula="of:=OFFSET([.$A$1];COLUMNS([.$A13:.D13])-1+(ROWS([.$A$1:.$AMJ13])-1)*7;0)" office:value-type="string" office:string-value="Alam/pesona alam">
            <text:p>Alam/pesona alam</text:p>
          </table:table-cell>
          <table:table-cell table:style-name="ce12" table:formula="of:=OFFSET([.$A$1];COLUMNS([.$A13:.E13])-1+(ROWS([.$A$1:.$AMJ13])-1)*7;0)" office:value-type="string" office:string-value="Keaslian budaya">
            <text:p>Keaslian budaya</text:p>
          </table:table-cell>
          <table:table-cell table:style-name="ce12" table:formula="of:=OFFSET([.$A$1];COLUMNS([.$A13:.F13])-1+(ROWS([.$A$1:.$AMJ13])-1)*7;0)" office:value-type="string" office:string-value="Penduduk yang ramah ">
            <text:p>Penduduk yang ramah </text:p>
          </table:table-cell>
          <table:table-cell table:style-name="ce12" table:formula="of:=OFFSET([.$A$1];COLUMNS([.$A13:.G13])-1+(ROWS([.$A$1:.$AMJ13])-1)*7;0)" office:value-type="string" office:string-value="Answer: c ">
            <text:p>Answer: c </text:p>
          </table:table-cell>
          <table:table-cell table:number-columns-repeated="1015"/>
        </table:table-row>
        <table:table-row table:style-name="ro1">
          <table:table-cell table:style-name="ce10" office:value-type="string">
            <text:p>Answer: b </text:p>
          </table:table-cell>
          <table:table-cell/>
          <table:table-cell table:style-name="ce12" table:formula="of:=OFFSET([.$A$1];COLUMNS([.$A14:.A14])-1+(ROWS([.$A$1:.$AMJ14])-1)*7;0)" office:value-type="string" office:string-value="95. Berdasarkan UU tentang Pemerintahan Derah (UU No.22 tahun 1999),pemerintahan Derah yang terkecil adalah desa,pemerintahan desa terdiri atas pemerinahan desa dan ... ">
            <text:p>95. Berdasarkan UU tentang Pemerintahan Derah (UU No.22 tahun 1999),pemerintahan Derah yang terkecil adalah desa,pemerintahan desa terdiri atas pemerinahan desa dan ... </text:p>
          </table:table-cell>
          <table:table-cell table:style-name="ce12" table:formula="of:=OFFSET([.$A$1];COLUMNS([.$A14:.B14])-1+(ROWS([.$A$1:.$AMJ14])-1)*7;0)" office:value-type="string" office:string-value="Badan konsulasi desa">
            <text:p>Badan konsulasi desa</text:p>
          </table:table-cell>
          <table:table-cell table:style-name="ce12" table:formula="of:=OFFSET([.$A$1];COLUMNS([.$A14:.C14])-1+(ROWS([.$A$1:.$AMJ14])-1)*7;0)" office:value-type="string" office:string-value="Badan permusyawaratan desa ">
            <text:p>Badan permusyawaratan desa </text:p>
          </table:table-cell>
          <table:table-cell table:style-name="ce12" table:formula="of:=OFFSET([.$A$1];COLUMNS([.$A14:.D14])-1+(ROWS([.$A$1:.$AMJ14])-1)*7;0)" office:value-type="string" office:string-value="Badan rembug desa">
            <text:p>Badan rembug desa</text:p>
          </table:table-cell>
          <table:table-cell table:style-name="ce12" table:formula="of:=OFFSET([.$A$1];COLUMNS([.$A14:.E14])-1+(ROWS([.$A$1:.$AMJ14])-1)*7;0)" office:value-type="string" office:string-value="Badan perwakilan desa">
            <text:p>Badan perwakilan desa</text:p>
          </table:table-cell>
          <table:table-cell table:style-name="ce12" table:formula="of:=OFFSET([.$A$1];COLUMNS([.$A14:.F14])-1+(ROWS([.$A$1:.$AMJ14])-1)*7;0)" office:value-type="string" office:string-value="Badan kekeluargaan desa ">
            <text:p>Badan kekeluargaan desa </text:p>
          </table:table-cell>
          <table:table-cell table:style-name="ce12" table:formula="of:=OFFSET([.$A$1];COLUMNS([.$A14:.G14])-1+(ROWS([.$A$1:.$AMJ14])-1)*7;0)" office:value-type="string" office:string-value="Answer: d ">
            <text:p>Answer: d </text:p>
          </table:table-cell>
          <table:table-cell table:number-columns-repeated="1015"/>
        </table:table-row>
        <table:table-row table:style-name="ro9">
          <table:table-cell table:style-name="ce10" office:value-type="string">
            <text:p>83. GBHN 199-2004 tlah mengamanatkan terselengaranya pemilu secara lebih demokratis pada tahun 2004 yang dilaksnakan oleh sebuah badan penyelenggara pemilu yang independen dan nonpartisan, yaitu....</text:p>
          </table:table-cell>
          <table:table-cell/>
          <table:table-cell table:style-name="ce12" table:formula="of:=OFFSET([.$A$1];COLUMNS([.$A15:.A15])-1+(ROWS([.$A$1:.$AMJ15])-1)*7;0)" office:value-type="string" office:string-value="96. Penyelenggaraan pemerintah dengan otonomi berdasarkan pada asas …">
            <text:p>96. Penyelenggaraan pemerintah dengan otonomi berdasarkan pada asas …</text:p>
          </table:table-cell>
          <table:table-cell table:style-name="ce12" table:formula="of:=OFFSET([.$A$1];COLUMNS([.$A15:.B15])-1+(ROWS([.$A$1:.$AMJ15])-1)*7;0)" office:value-type="string" office:string-value="Dekonsentrasi">
            <text:p>Dekonsentrasi</text:p>
          </table:table-cell>
          <table:table-cell table:style-name="ce12" table:formula="of:=OFFSET([.$A$1];COLUMNS([.$A15:.C15])-1+(ROWS([.$A$1:.$AMJ15])-1)*7;0)" office:value-type="string" office:string-value="Desentralisasi">
            <text:p>Desentralisasi</text:p>
          </table:table-cell>
          <table:table-cell table:style-name="ce12" table:formula="of:=OFFSET([.$A$1];COLUMNS([.$A15:.D15])-1+(ROWS([.$A$1:.$AMJ15])-1)*7;0)" office:value-type="string" office:string-value="Medebewin ">
            <text:p>Medebewin </text:p>
          </table:table-cell>
          <table:table-cell table:style-name="ce12" table:formula="of:=OFFSET([.$A$1];COLUMNS([.$A15:.E15])-1+(ROWS([.$A$1:.$AMJ15])-1)*7;0)" office:value-type="string" office:string-value="Sentralisasi ">
            <text:p>Sentralisasi </text:p>
          </table:table-cell>
          <table:table-cell table:style-name="ce12" table:formula="of:=OFFSET([.$A$1];COLUMNS([.$A15:.F15])-1+(ROWS([.$A$1:.$AMJ15])-1)*7;0)" office:value-type="string" office:string-value="konsentrasi ">
            <text:p>konsentrasi </text:p>
          </table:table-cell>
          <table:table-cell table:style-name="ce12" table:formula="of:=OFFSET([.$A$1];COLUMNS([.$A15:.G15])-1+(ROWS([.$A$1:.$AMJ15])-1)*7;0)" office:value-type="string" office:string-value="Answer: b ">
            <text:p>Answer: b </text:p>
          </table:table-cell>
          <table:table-cell table:number-columns-repeated="1015"/>
        </table:table-row>
        <table:table-row table:style-name="ro9">
          <table:table-cell table:style-name="ce10" office:value-type="string">
            <text:p>Komisi pemiihan umum </text:p>
          </table:table-cell>
          <table:table-cell/>
          <table:table-cell table:style-name="ce12" table:formula="of:=OFFSET([.$A$1];COLUMNS([.$A16:.A16])-1+(ROWS([.$A$1:.$AMJ16])-1)*7;0)" office:value-type="string" office:string-value="97. Jakarta merupakan suatu Daerah Khusus Ibu Kota dengan penataan pemerintahannya secara khusus karena memiliki kekhususan, antara lain sebagai ....">
            <text:p>97. Jakarta merupakan suatu Daerah Khusus Ibu Kota dengan penataan pemerintahannya secara khusus karena memiliki kekhususan, antara lain sebagai ....</text:p>
          </table:table-cell>
          <table:table-cell table:style-name="ce12" table:formula="of:=OFFSET([.$A$1];COLUMNS([.$A16:.B16])-1+(ROWS([.$A$1:.$AMJ16])-1)*7;0)" office:value-type="string" office:string-value="Pusat pemerintahan negara">
            <text:p>Pusat pemerintahan negara</text:p>
          </table:table-cell>
          <table:table-cell table:style-name="ce12" table:formula="of:=OFFSET([.$A$1];COLUMNS([.$A16:.C16])-1+(ROWS([.$A$1:.$AMJ16])-1)*7;0)" office:value-type="string" office:string-value="Pusat industri tinggi">
            <text:p>Pusat industri tinggi</text:p>
          </table:table-cell>
          <table:table-cell table:style-name="ce12" table:formula="of:=OFFSET([.$A$1];COLUMNS([.$A16:.D16])-1+(ROWS([.$A$1:.$AMJ16])-1)*7;0)" office:value-type="string" office:string-value="Kota yang paling tua">
            <text:p>Kota yang paling tua</text:p>
          </table:table-cell>
          <table:table-cell table:style-name="ce12" table:formula="of:=OFFSET([.$A$1];COLUMNS([.$A16:.E16])-1+(ROWS([.$A$1:.$AMJ16])-1)*7;0)" office:value-type="string" office:string-value="Daerah tujuan wisata">
            <text:p>Daerah tujuan wisata</text:p>
          </table:table-cell>
          <table:table-cell table:style-name="ce12" table:formula="of:=OFFSET([.$A$1];COLUMNS([.$A16:.F16])-1+(ROWS([.$A$1:.$AMJ16])-1)*7;0)" office:value-type="string" office:string-value="Kota modern ">
            <text:p>Kota modern </text:p>
          </table:table-cell>
          <table:table-cell table:style-name="ce12" table:formula="of:=OFFSET([.$A$1];COLUMNS([.$A16:.G16])-1+(ROWS([.$A$1:.$AMJ16])-1)*7;0)" office:value-type="string" office:string-value="Answer: a ">
            <text:p>Answer: a </text:p>
          </table:table-cell>
          <table:table-cell table:number-columns-repeated="1015"/>
        </table:table-row>
        <table:table-row table:style-name="ro9">
          <table:table-cell table:style-name="ce10" office:value-type="string">
            <text:p>Lembaga pemilihan umum</text:p>
          </table:table-cell>
          <table:table-cell/>
          <table:table-cell table:style-name="ce12" table:formula="of:=OFFSET([.$A$1];COLUMNS([.$A17:.A17])-1+(ROWS([.$A$1:.$AMJ17])-1)*7;0)" office:value-type="string" office:string-value="98. Indonesia kaya akan sumber daya alam apabila dibandingkan dengan yang dimiliki oleh Jepang, tetapi kita kalah dengan Jepang dalam hal kualitas sumber daya ....">
            <text:p>98. Indonesia kaya akan sumber daya alam apabila dibandingkan dengan yang dimiliki oleh Jepang, tetapi kita kalah dengan Jepang dalam hal kualitas sumber daya ....</text:p>
          </table:table-cell>
          <table:table-cell table:style-name="ce12" table:formula="of:=OFFSET([.$A$1];COLUMNS([.$A17:.B17])-1+(ROWS([.$A$1:.$AMJ17])-1)*7;0)" office:value-type="string" office:string-value="Teknologi">
            <text:p>Teknologi</text:p>
          </table:table-cell>
          <table:table-cell table:style-name="ce12" table:formula="of:=OFFSET([.$A$1];COLUMNS([.$A17:.C17])-1+(ROWS([.$A$1:.$AMJ17])-1)*7;0)" office:value-type="string" office:string-value="Generasi muda">
            <text:p>Generasi muda</text:p>
          </table:table-cell>
          <table:table-cell table:style-name="ce12" table:formula="of:=OFFSET([.$A$1];COLUMNS([.$A17:.D17])-1+(ROWS([.$A$1:.$AMJ17])-1)*7;0)" office:value-type="string" office:string-value="Perempuan">
            <text:p>Perempuan</text:p>
          </table:table-cell>
          <table:table-cell table:style-name="ce12" table:formula="of:=OFFSET([.$A$1];COLUMNS([.$A17:.E17])-1+(ROWS([.$A$1:.$AMJ17])-1)*7;0)" office:value-type="string" office:string-value="Industri">
            <text:p>Industri</text:p>
          </table:table-cell>
          <table:table-cell table:style-name="ce12" table:formula="of:=OFFSET([.$A$1];COLUMNS([.$A17:.F17])-1+(ROWS([.$A$1:.$AMJ17])-1)*7;0)" office:value-type="string" office:string-value="Manusia ">
            <text:p>Manusia </text:p>
          </table:table-cell>
          <table:table-cell table:style-name="ce12" table:formula="of:=OFFSET([.$A$1];COLUMNS([.$A17:.G17])-1+(ROWS([.$A$1:.$AMJ17])-1)*7;0)" office:value-type="string" office:string-value="Answer: e ">
            <text:p>Answer: e </text:p>
          </table:table-cell>
          <table:table-cell table:number-columns-repeated="1015"/>
        </table:table-row>
        <table:table-row table:style-name="ro9">
          <table:table-cell table:style-name="ce10" office:value-type="string">
            <text:p>Badan pemilihan umum</text:p>
          </table:table-cell>
          <table:table-cell/>
          <table:table-cell table:style-name="ce12" table:formula="of:=OFFSET([.$A$1];COLUMNS([.$A18:.A18])-1+(ROWS([.$A$1:.$AMJ18])-1)*7;0)" office:value-type="string" office:string-value="99. Hutan Indonesia dikhawatirkan akan semakin mengalami kerusakan parah terutama karena ulah pemegang HPH, penebangan liar, dan karena ...">
            <text:p>99. Hutan Indonesia dikhawatirkan akan semakin mengalami kerusakan parah terutama karena ulah pemegang HPH, penebangan liar, dan karena ...</text:p>
          </table:table-cell>
          <table:table-cell table:style-name="ce12" table:formula="of:=OFFSET([.$A$1];COLUMNS([.$A18:.B18])-1+(ROWS([.$A$1:.$AMJ18])-1)*7;0)" office:value-type="string" office:string-value="Permintaan pabrik kertas">
            <text:p>Permintaan pabrik kertas</text:p>
          </table:table-cell>
          <table:table-cell table:style-name="ce12" table:formula="of:=OFFSET([.$A$1];COLUMNS([.$A18:.C18])-1+(ROWS([.$A$1:.$AMJ18])-1)*7;0)" office:value-type="string" office:string-value="Meningkatnya industri tripleks ">
            <text:p>Meningkatnya industri tripleks </text:p>
          </table:table-cell>
          <table:table-cell table:style-name="ce12" table:formula="of:=OFFSET([.$A$1];COLUMNS([.$A18:.D18])-1+(ROWS([.$A$1:.$AMJ18])-1)*7;0)" office:value-type="string" office:string-value="Terjadinya penyelundupan ">
            <text:p>Terjadinya penyelundupan </text:p>
          </table:table-cell>
          <table:table-cell table:style-name="ce12" table:formula="of:=OFFSET([.$A$1];COLUMNS([.$A18:.E18])-1+(ROWS([.$A$1:.$AMJ18])-1)*7;0)" office:value-type="string" office:string-value="Kemarau panjang">
            <text:p>Kemarau panjang</text:p>
          </table:table-cell>
          <table:table-cell table:style-name="ce12" table:formula="of:=OFFSET([.$A$1];COLUMNS([.$A18:.F18])-1+(ROWS([.$A$1:.$AMJ18])-1)*7;0)" office:value-type="string" office:string-value="Kebakaran hutan ">
            <text:p>Kebakaran hutan </text:p>
          </table:table-cell>
          <table:table-cell table:style-name="ce12" table:formula="of:=OFFSET([.$A$1];COLUMNS([.$A18:.G18])-1+(ROWS([.$A$1:.$AMJ18])-1)*7;0)" office:value-type="string" office:string-value="Answer: e ">
            <text:p>Answer: e </text:p>
          </table:table-cell>
          <table:table-cell table:number-columns-repeated="1015"/>
        </table:table-row>
        <table:table-row table:style-name="ro9">
          <table:table-cell table:style-name="ce10" office:value-type="string">
            <text:p>Biro pemilihan umum</text:p>
          </table:table-cell>
          <table:table-cell/>
          <table:table-cell table:style-name="ce12" table:formula="of:=OFFSET([.$A$1];COLUMNS([.$A19:.A19])-1+(ROWS([.$A$1:.$AMJ19])-1)*7;0)" office:value-type="string" office:string-value="100. Sistem pertahanan dan keamanan Indonesia mengalami perubahan substansial, yakni TNI sebagai kekuatan pertahanan negara, sedangkan Polri sebagai kekuatan dengan fungsi …">
            <text:p>100. Sistem pertahanan dan keamanan Indonesia mengalami perubahan substansial, yakni TNI sebagai kekuatan pertahanan negara, sedangkan Polri sebagai kekuatan dengan fungsi …</text:p>
          </table:table-cell>
          <table:table-cell table:style-name="ce12" table:formula="of:=OFFSET([.$A$1];COLUMNS([.$A19:.B19])-1+(ROWS([.$A$1:.$AMJ19])-1)*7;0)" office:value-type="string" office:string-value="Sosial kemasyarakatan">
            <text:p>Sosial kemasyarakatan</text:p>
          </table:table-cell>
          <table:table-cell table:style-name="ce12" table:formula="of:=OFFSET([.$A$1];COLUMNS([.$A19:.C19])-1+(ROWS([.$A$1:.$AMJ19])-1)*7;0)" office:value-type="string" office:string-value="Menjaga hukum dan keadilan">
            <text:p>Menjaga hukum dan keadilan</text:p>
          </table:table-cell>
          <table:table-cell table:style-name="ce12" table:formula="of:=OFFSET([.$A$1];COLUMNS([.$A19:.D19])-1+(ROWS([.$A$1:.$AMJ19])-1)*7;0)" office:value-type="string" office:string-value="Pengendalian mumum">
            <text:p>Pengendalian mumum</text:p>
          </table:table-cell>
          <table:table-cell table:style-name="ce12" table:formula="of:=OFFSET([.$A$1];COLUMNS([.$A19:.E19])-1+(ROWS([.$A$1:.$AMJ19])-1)*7;0)" office:value-type="string" office:string-value="Keamanan dan ketertiban masyarakat  ">
            <text:p>Keamanan dan ketertiban masyarakat <text:s/></text:p>
          </table:table-cell>
          <table:table-cell table:style-name="ce12" table:formula="of:=OFFSET([.$A$1];COLUMNS([.$A19:.F19])-1+(ROWS([.$A$1:.$AMJ19])-1)*7;0)" office:value-type="string" office:string-value="Penyidikan dan keamanan publik">
            <text:p>Penyidikan dan keamanan publik</text:p>
          </table:table-cell>
          <table:table-cell table:style-name="ce12" table:formula="of:=OFFSET([.$A$1];COLUMNS([.$A19:.G19])-1+(ROWS([.$A$1:.$AMJ19])-1)*7;0)" office:value-type="string" office:string-value="Answer: d">
            <text:p>Answer: d</text:p>
          </table:table-cell>
          <table:table-cell table:number-columns-repeated="1015"/>
        </table:table-row>
        <table:table-row table:style-name="ro9">
          <table:table-cell table:style-name="ce10" office:value-type="string">
            <text:p>Pelksanaan pemilihan umum </text:p>
          </table:table-cell>
          <table:table-cell/>
          <table:table-cell table:style-name="ce12" table:number-columns-repeated="7"/>
          <table:table-cell table:number-columns-repeated="1015"/>
        </table:table-row>
        <table:table-row table:style-name="ro1">
          <table:table-cell table:style-name="ce10" office:value-type="string">
            <text:p>Answer: a </text:p>
          </table:table-cell>
          <table:table-cell/>
          <table:table-cell table:style-name="ce12" table:number-columns-repeated="7"/>
          <table:table-cell table:number-columns-repeated="1015"/>
        </table:table-row>
        <table:table-row table:style-name="ro9">
          <table:table-cell table:style-name="ce10" office:value-type="string">
            <text:p>84. Sistem pemerintahan Presidential mengatur hubungan antara presiden dengan DPR, yaitu ....</text:p>
          </table:table-cell>
          <table:table-cell/>
          <table:table-cell table:style-name="ce12" table:number-columns-repeated="7"/>
          <table:table-cell table:number-columns-repeated="1015"/>
        </table:table-row>
        <table:table-row table:style-name="ro9">
          <table:table-cell table:style-name="ce10" office:value-type="string">
            <text:p>Presiden dapat membubarkan DPR</text:p>
          </table:table-cell>
          <table:table-cell/>
          <table:table-cell table:style-name="ce12" table:number-columns-repeated="7"/>
          <table:table-cell table:number-columns-repeated="1015"/>
        </table:table-row>
        <table:table-row table:style-name="ro9">
          <table:table-cell table:style-name="ce10" office:value-type="string">
            <text:p>Presiden dan DPR tidak dapat saling menjatuhkan </text:p>
          </table:table-cell>
          <table:table-cell/>
          <table:table-cell table:style-name="ce12" table:number-columns-repeated="7"/>
          <table:table-cell table:number-columns-repeated="1015"/>
        </table:table-row>
        <table:table-row table:style-name="ro9">
          <table:table-cell table:style-name="ce10" office:value-type="string">
            <text:p>Presiden dapat menganti anggota DPR </text:p>
          </table:table-cell>
          <table:table-cell/>
          <table:table-cell table:style-name="ce12" table:number-columns-repeated="7"/>
          <table:table-cell table:number-columns-repeated="1015"/>
        </table:table-row>
        <table:table-row table:style-name="ro9">
          <table:table-cell table:style-name="ce10" office:value-type="string">
            <text:p>Presiden dapat diberhentikan oleh DPR </text:p>
          </table:table-cell>
          <table:table-cell/>
          <table:table-cell table:style-name="ce12" table:number-columns-repeated="7"/>
          <table:table-cell table:number-columns-repeated="1015"/>
        </table:table-row>
        <table:table-row table:style-name="ro9">
          <table:table-cell table:style-name="ce10" office:value-type="string">
            <text:p>Presiden dapat me-recall anggota DPR </text:p>
          </table:table-cell>
          <table:table-cell/>
          <table:table-cell table:style-name="ce12" table:number-columns-repeated="7"/>
          <table:table-cell table:number-columns-repeated="1015"/>
        </table:table-row>
        <table:table-row table:style-name="ro1">
          <table:table-cell table:style-name="ce10" office:value-type="string">
            <text:p>Answer: b</text:p>
          </table:table-cell>
          <table:table-cell/>
          <table:table-cell table:style-name="ce12" table:number-columns-repeated="7"/>
          <table:table-cell table:number-columns-repeated="1015"/>
        </table:table-row>
        <table:table-row table:style-name="ro9">
          <table:table-cell table:style-name="ce10" office:value-type="string">
            <text:p>85. Ciri utama sistem ekonomi kerakyatan adalah penegakan prinsip keadilan dan demokrasi disertai kepedulian ...</text:p>
          </table:table-cell>
          <table:table-cell/>
          <table:table-cell table:style-name="ce12" table:number-columns-repeated="7"/>
          <table:table-cell table:number-columns-repeated="1015"/>
        </table:table-row>
        <table:table-row table:style-name="ro9">
          <table:table-cell table:style-name="ce10" office:value-type="string">
            <text:p>Terhadap peningkatan ekspor</text:p>
          </table:table-cell>
          <table:table-cell/>
          <table:table-cell table:style-name="ce12" table:number-columns-repeated="7"/>
          <table:table-cell table:number-columns-repeated="1015"/>
        </table:table-row>
        <table:table-row table:style-name="ro9">
          <table:table-cell table:style-name="ce10" office:value-type="string">
            <text:p>Terhadap tenaga wanita </text:p>
          </table:table-cell>
          <table:table-cell table:number-columns-repeated="1023"/>
        </table:table-row>
        <table:table-row table:style-name="ro9">
          <table:table-cell table:style-name="ce10" office:value-type="string">
            <text:p>Terhadap yang lemah</text:p>
          </table:table-cell>
          <table:table-cell table:number-columns-repeated="1023"/>
        </table:table-row>
        <table:table-row table:style-name="ro9">
          <table:table-cell table:style-name="ce10" office:value-type="string">
            <text:p>Menghadapi globalisasi</text:p>
          </table:table-cell>
          <table:table-cell table:number-columns-repeated="1023"/>
        </table:table-row>
        <table:table-row table:style-name="ro9">
          <table:table-cell table:style-name="ce10" office:value-type="string">
            <text:p>Terhadap pertahanan nasional </text:p>
          </table:table-cell>
          <table:table-cell table:number-columns-repeated="1023"/>
        </table:table-row>
        <table:table-row table:style-name="ro1">
          <table:table-cell table:style-name="ce10" office:value-type="string">
            <text:p>Answer: c</text:p>
          </table:table-cell>
          <table:table-cell table:number-columns-repeated="1023"/>
        </table:table-row>
        <table:table-row table:style-name="ro9">
          <table:table-cell table:style-name="ce10" office:value-type="string">
            <text:p>87. Untuk menanggulangi banyaknya tenaga kerja yang menganggur dan setengah menganggur, salah satu jalan keluarnya ialah dengan ....</text:p>
          </table:table-cell>
          <table:table-cell table:number-columns-repeated="1023"/>
        </table:table-row>
        <table:table-row table:style-name="ro9">
          <table:table-cell table:style-name="ce10" office:value-type="string">
            <text:p>Memperbaiki sektor industri</text:p>
          </table:table-cell>
          <table:table-cell table:number-columns-repeated="1023"/>
        </table:table-row>
        <table:table-row table:style-name="ro9">
          <table:table-cell table:style-name="ce10" office:value-type="string">
            <text:p>Memperluas kesempatan kerja </text:p>
          </table:table-cell>
          <table:table-cell table:number-columns-repeated="1023"/>
        </table:table-row>
        <table:table-row table:style-name="ro9">
          <table:table-cell table:style-name="ce10" office:value-type="string">
            <text:p>Memperluas pendidikan</text:p>
          </table:table-cell>
          <table:table-cell table:number-columns-repeated="1023"/>
        </table:table-row>
        <table:table-row table:style-name="ro9">
          <table:table-cell table:style-name="ce10" office:value-type="string">
            <text:p>Memanfaatkan sumber daya alam </text:p>
          </table:table-cell>
          <table:table-cell table:number-columns-repeated="1023"/>
        </table:table-row>
        <table:table-row table:style-name="ro9">
          <table:table-cell table:style-name="ce10" office:value-type="string">
            <text:p>Meminta bantuan luar negeri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9">
          <table:table-cell table:style-name="ce10" office:value-type="string">
            <text:p>88. Sasaran perbaikan struktur politik yang demokratis pada intinya ialah adanya keseimbangan, adanya penigkatan kinerja lembaga-lembaga negara, serta adanya …</text:p>
          </table:table-cell>
          <table:table-cell table:number-columns-repeated="1023"/>
        </table:table-row>
        <table:table-row table:style-name="ro9">
          <table:table-cell table:style-name="ce10" office:value-type="string">
            <text:p><text:s/>Pemisahan kekuasaan secar tegas</text:p>
          </table:table-cell>
          <table:table-cell table:number-columns-repeated="1023"/>
        </table:table-row>
        <table:table-row table:style-name="ro9">
          <table:table-cell table:style-name="ce10" office:value-type="string">
            <text:p>Pengawasan yang ketat</text:p>
          </table:table-cell>
          <table:table-cell table:number-columns-repeated="1023"/>
        </table:table-row>
        <table:table-row table:style-name="ro9">
          <table:table-cell table:style-name="ce10" office:value-type="string">
            <text:p>Kebebasan pers</text:p>
          </table:table-cell>
          <table:table-cell table:number-columns-repeated="1023"/>
        </table:table-row>
        <table:table-row table:style-name="ro9">
          <table:table-cell table:style-name="ce10" office:value-type="string">
            <text:p>Kemauan pimpinan nasional</text:p>
          </table:table-cell>
          <table:table-cell table:number-columns-repeated="1023"/>
        </table:table-row>
        <table:table-row table:style-name="ro9">
          <table:table-cell table:style-name="ce10" office:value-type="string">
            <text:p>Dominasi partai politik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9">
          <table:table-cell table:style-name="ce10" office:value-type="string">
            <text:p>89. Indonesia perlu membina kerjasama internasional dalam upaya memberantas kejahatan lintas batas. Hal itu dapat dilakukan melalui perluasan ....</text:p>
          </table:table-cell>
          <table:table-cell table:number-columns-repeated="1023"/>
        </table:table-row>
        <table:table-row table:style-name="ro9">
          <table:table-cell table:style-name="ce10" office:value-type="string">
            <text:p>Zona perairan bebas</text:p>
          </table:table-cell>
          <table:table-cell table:number-columns-repeated="1023"/>
        </table:table-row>
        <table:table-row table:style-name="ro9">
          <table:table-cell table:style-name="ce10" office:value-type="string">
            <text:p>Perjanjian tentang perbatasan negara </text:p>
          </table:table-cell>
          <table:table-cell table:number-columns-repeated="1023"/>
        </table:table-row>
        <table:table-row table:style-name="ro9">
          <table:table-cell table:style-name="ce10" office:value-type="string">
            <text:p>Tugas interpol</text:p>
          </table:table-cell>
          <table:table-cell table:number-columns-repeated="1023"/>
        </table:table-row>
        <table:table-row table:style-name="ro9">
          <table:table-cell table:style-name="ce10" office:value-type="string">
            <text:p>Hukum laut</text:p>
          </table:table-cell>
          <table:table-cell table:number-columns-repeated="1023"/>
        </table:table-row>
        <table:table-row table:style-name="ro9">
          <table:table-cell table:style-name="ce10" office:value-type="string">
            <text:p>Perjanjian ekstradisi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9">
          <table:table-cell table:style-name="ce10" office:value-type="string">
            <text:p>90. Pemilihan umum yang dilaksanakan di Indonesia selama Orde Baru memiliki asas langsung, umum, bebas dan rahasia, sedangkan pada masa reformasi (pemilu1999) termasuk juga asas</text:p>
          </table:table-cell>
          <table:table-cell table:number-columns-repeated="1023"/>
        </table:table-row>
        <table:table-row table:style-name="ro9">
          <table:table-cell table:style-name="ce10" office:value-type="string">
            <text:p>Kebesamaan </text:p>
          </table:table-cell>
          <table:table-cell table:number-columns-repeated="1023"/>
        </table:table-row>
        <table:table-row table:style-name="ro9">
          <table:table-cell table:style-name="ce10" office:value-type="string">
            <text:p>Semua untuk semua </text:p>
          </table:table-cell>
          <table:table-cell table:number-columns-repeated="1023"/>
        </table:table-row>
        <table:table-row table:style-name="ro9">
          <table:table-cell table:style-name="ce10" office:value-type="string">
            <text:p>Efektif dan efisien</text:p>
          </table:table-cell>
          <table:table-cell table:number-columns-repeated="1023"/>
        </table:table-row>
        <table:table-row table:style-name="ro9">
          <table:table-cell table:style-name="ce10" office:value-type="string">
            <text:p><text:s/>Jujur dan adil</text:p>
          </table:table-cell>
          <table:table-cell table:number-columns-repeated="1023"/>
        </table:table-row>
        <table:table-row table:style-name="ro9">
          <table:table-cell table:style-name="ce10" office:value-type="string">
            <text:p>Bertanggung jawab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9">
          <table:table-cell table:style-name="ce10" office:value-type="string">
            <text:p>91. Pendidikan dasar berbeda degan sekolah dasar karena pendidikan dasar mencakup ...</text:p>
          </table:table-cell>
          <table:table-cell table:number-columns-repeated="1023"/>
        </table:table-row>
        <table:table-row table:style-name="ro9">
          <table:table-cell table:style-name="ce10" office:value-type="string">
            <text:p>TK dan SD</text:p>
          </table:table-cell>
          <table:table-cell table:number-columns-repeated="1023"/>
        </table:table-row>
        <table:table-row table:style-name="ro9">
          <table:table-cell table:style-name="ce10" office:value-type="string">
            <text:p>SD dan SMP </text:p>
          </table:table-cell>
          <table:table-cell table:number-columns-repeated="1023"/>
        </table:table-row>
        <table:table-row table:style-name="ro9">
          <table:table-cell table:style-name="ce10" office:value-type="string">
            <text:p>SD, SLTP, MI dan MTs</text:p>
          </table:table-cell>
          <table:table-cell table:number-columns-repeated="1023"/>
        </table:table-row>
        <table:table-row table:style-name="ro9">
          <table:table-cell table:style-name="ce10" office:value-type="string">
            <text:p>SD, SMP, dan SMU</text:p>
          </table:table-cell>
          <table:table-cell table:number-columns-repeated="1023"/>
        </table:table-row>
        <table:table-row table:style-name="ro9">
          <table:table-cell table:style-name="ce10" office:value-type="string">
            <text:p>TK, SD dan SMp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9">
          <table:table-cell table:style-name="ce10" office:value-type="string">
            <text:p>92. Konsep school/community based management yang mulai dilaksanakan di Indonesia sekarang ini adalah manajemen pendidikan yang diprogramkan untuk …</text:p>
          </table:table-cell>
          <table:table-cell table:number-columns-repeated="1023"/>
        </table:table-row>
        <table:table-row table:style-name="ro9">
          <table:table-cell table:style-name="ce10" office:value-type="string">
            <text:p>Prasekolah dan pendidikan dasar</text:p>
          </table:table-cell>
          <table:table-cell table:number-columns-repeated="1023"/>
        </table:table-row>
        <table:table-row table:style-name="ro9">
          <table:table-cell table:style-name="ce10" office:value-type="string">
            <text:p>Pendidikan tinggi</text:p>
          </table:table-cell>
          <table:table-cell table:number-columns-repeated="1023"/>
        </table:table-row>
        <table:table-row table:style-name="ro9">
          <table:table-cell table:style-name="ce10" office:value-type="string">
            <text:p>Pendidikan menengah dan tinggi</text:p>
          </table:table-cell>
          <table:table-cell table:number-columns-repeated="1023"/>
        </table:table-row>
        <table:table-row table:style-name="ro9">
          <table:table-cell table:style-name="ce10" office:value-type="string">
            <text:p>Pendidikan dasar dan menengah</text:p>
          </table:table-cell>
          <table:table-cell table:number-columns-repeated="1023"/>
        </table:table-row>
        <table:table-row table:style-name="ro9">
          <table:table-cell table:style-name="ce10" office:value-type="string">
            <text:p>Sekolah dasar dan menengah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9">
          <table:table-cell table:style-name="ce10" office:value-type="string">
            <text:p>93. Pendidikan luar sekolah (PLS) sangat penting diselenggarakan di Indonesia terutama berkenaan dengan banyaknya warga negara yang berusia 10-44 tahun masih ....</text:p>
          </table:table-cell>
          <table:table-cell table:number-columns-repeated="1023"/>
        </table:table-row>
        <table:table-row table:style-name="ro9">
          <table:table-cell table:style-name="ce10" office:value-type="string">
            <text:p>Belum mampu mendapatkan pekerjaan</text:p>
          </table:table-cell>
          <table:table-cell table:number-columns-repeated="1023"/>
        </table:table-row>
        <table:table-row table:style-name="ro9">
          <table:table-cell table:style-name="ce10" office:value-type="string">
            <text:p>Buta pengetahuan dasar</text:p>
          </table:table-cell>
          <table:table-cell table:number-columns-repeated="1023"/>
        </table:table-row>
        <table:table-row table:style-name="ro9">
          <table:table-cell table:style-name="ce10" office:value-type="string">
            <text:p>Tergolong warga negara tidak mandiri</text:p>
          </table:table-cell>
          <table:table-cell table:number-columns-repeated="1023"/>
        </table:table-row>
        <table:table-row table:style-name="ro9">
          <table:table-cell table:style-name="ce10" office:value-type="string">
            <text:p>Mengalami sikap rendah diri</text:p>
          </table:table-cell>
          <table:table-cell table:number-columns-repeated="1023"/>
        </table:table-row>
        <table:table-row table:style-name="ro9">
          <table:table-cell table:style-name="ce10" office:value-type="string">
            <text:p>Buta aksara latin dan angka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9">
          <table:table-cell table:style-name="ce10" office:value-type="string">
            <text:p>94. Pada dasarnya Indonesia adalah salah satu tujuan wisatwan mancanegara karena Indonesia memiliki selain sumber daya keragaman budaya dan seni juga memiliki ... </text:p>
          </table:table-cell>
          <table:table-cell table:number-columns-repeated="1023"/>
        </table:table-row>
        <table:table-row table:style-name="ro9">
          <table:table-cell table:style-name="ce10" office:value-type="string">
            <text:p>Letak yang strategis</text:p>
          </table:table-cell>
          <table:table-cell table:number-columns-repeated="1023"/>
        </table:table-row>
        <table:table-row table:style-name="ro9">
          <table:table-cell table:style-name="ce10" office:value-type="string">
            <text:p>Banyak pulau </text:p>
          </table:table-cell>
          <table:table-cell table:number-columns-repeated="1023"/>
        </table:table-row>
        <table:table-row table:style-name="ro9">
          <table:table-cell table:style-name="ce10" office:value-type="string">
            <text:p>Alam/pesona alam</text:p>
          </table:table-cell>
          <table:table-cell table:number-columns-repeated="1023"/>
        </table:table-row>
        <table:table-row table:style-name="ro9">
          <table:table-cell table:style-name="ce10" office:value-type="string">
            <text:p>Keaslian budaya</text:p>
          </table:table-cell>
          <table:table-cell table:number-columns-repeated="1023"/>
        </table:table-row>
        <table:table-row table:style-name="ro9">
          <table:table-cell table:style-name="ce10" office:value-type="string">
            <text:p>Penduduk yang ramah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9">
          <table:table-cell table:style-name="ce10" office:value-type="string">
            <text:p>95. Berdasarkan UU tentang Pemerintahan Derah (UU No.22 tahun 1999),pemerintahan Derah yang terkecil adalah desa,pemerintahan desa terdiri atas pemerinahan desa dan ... </text:p>
          </table:table-cell>
          <table:table-cell table:number-columns-repeated="1023"/>
        </table:table-row>
        <table:table-row table:style-name="ro9">
          <table:table-cell table:style-name="ce10" office:value-type="string">
            <text:p>Badan konsulasi desa</text:p>
          </table:table-cell>
          <table:table-cell table:number-columns-repeated="1023"/>
        </table:table-row>
        <table:table-row table:style-name="ro9">
          <table:table-cell table:style-name="ce10" office:value-type="string">
            <text:p>Badan permusyawaratan desa </text:p>
          </table:table-cell>
          <table:table-cell table:number-columns-repeated="1023"/>
        </table:table-row>
        <table:table-row table:style-name="ro9">
          <table:table-cell table:style-name="ce10" office:value-type="string">
            <text:p>Badan rembug desa</text:p>
          </table:table-cell>
          <table:table-cell table:number-columns-repeated="1023"/>
        </table:table-row>
        <table:table-row table:style-name="ro9">
          <table:table-cell table:style-name="ce10" office:value-type="string">
            <text:p>Badan perwakilan desa</text:p>
          </table:table-cell>
          <table:table-cell table:number-columns-repeated="1023"/>
        </table:table-row>
        <table:table-row table:style-name="ro9">
          <table:table-cell table:style-name="ce10" office:value-type="string">
            <text:p>Badan kekeluargaan desa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9">
          <table:table-cell table:style-name="ce10" office:value-type="string">
            <text:p>96. Penyelenggaraan pemerintah dengan otonomi berdasarkan pada asas …</text:p>
          </table:table-cell>
          <table:table-cell table:number-columns-repeated="1023"/>
        </table:table-row>
        <table:table-row table:style-name="ro9">
          <table:table-cell table:style-name="ce10" office:value-type="string">
            <text:p>Dekonsentrasi</text:p>
          </table:table-cell>
          <table:table-cell table:number-columns-repeated="1023"/>
        </table:table-row>
        <table:table-row table:style-name="ro9">
          <table:table-cell table:style-name="ce10" office:value-type="string">
            <text:p>Desentralisasi</text:p>
          </table:table-cell>
          <table:table-cell table:number-columns-repeated="1023"/>
        </table:table-row>
        <table:table-row table:style-name="ro9">
          <table:table-cell table:style-name="ce10" office:value-type="string">
            <text:p>Medebewin </text:p>
          </table:table-cell>
          <table:table-cell table:number-columns-repeated="1023"/>
        </table:table-row>
        <table:table-row table:style-name="ro9">
          <table:table-cell table:style-name="ce10" office:value-type="string">
            <text:p>Sentralisasi </text:p>
          </table:table-cell>
          <table:table-cell table:number-columns-repeated="1023"/>
        </table:table-row>
        <table:table-row table:style-name="ro9">
          <table:table-cell table:style-name="ce10" office:value-type="string">
            <text:p>konsentrasi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9">
          <table:table-cell table:style-name="ce10" office:value-type="string">
            <text:p>97. Jakarta merupakan suatu Daerah Khusus Ibu Kota dengan penataan pemerintahannya secara khusus karena memiliki kekhususan, antara lain sebagai ....</text:p>
          </table:table-cell>
          <table:table-cell table:number-columns-repeated="1023"/>
        </table:table-row>
        <table:table-row table:style-name="ro9">
          <table:table-cell table:style-name="ce10" office:value-type="string">
            <text:p>Pusat pemerintahan negara</text:p>
          </table:table-cell>
          <table:table-cell table:number-columns-repeated="1023"/>
        </table:table-row>
        <table:table-row table:style-name="ro9">
          <table:table-cell table:style-name="ce10" office:value-type="string">
            <text:p>Pusat industri tinggi</text:p>
          </table:table-cell>
          <table:table-cell table:number-columns-repeated="1023"/>
        </table:table-row>
        <table:table-row table:style-name="ro9">
          <table:table-cell table:style-name="ce10" office:value-type="string">
            <text:p>Kota yang paling tua</text:p>
          </table:table-cell>
          <table:table-cell table:number-columns-repeated="1023"/>
        </table:table-row>
        <table:table-row table:style-name="ro9">
          <table:table-cell table:style-name="ce10" office:value-type="string">
            <text:p>Daerah tujuan wisata</text:p>
          </table:table-cell>
          <table:table-cell table:number-columns-repeated="1023"/>
        </table:table-row>
        <table:table-row table:style-name="ro9">
          <table:table-cell table:style-name="ce10" office:value-type="string">
            <text:p>Kota modern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9">
          <table:table-cell table:style-name="ce10" office:value-type="string">
            <text:p>98. Indonesia kaya akan sumber daya alam apabila dibandingkan dengan yang dimiliki oleh Jepang, tetapi kita kalah dengan Jepang dalam hal kualitas sumber daya ....</text:p>
          </table:table-cell>
          <table:table-cell table:number-columns-repeated="1023"/>
        </table:table-row>
        <table:table-row table:style-name="ro9">
          <table:table-cell table:style-name="ce10" office:value-type="string">
            <text:p>Teknologi</text:p>
          </table:table-cell>
          <table:table-cell table:number-columns-repeated="1023"/>
        </table:table-row>
        <table:table-row table:style-name="ro9">
          <table:table-cell table:style-name="ce10" office:value-type="string">
            <text:p>Generasi muda</text:p>
          </table:table-cell>
          <table:table-cell table:number-columns-repeated="1023"/>
        </table:table-row>
        <table:table-row table:style-name="ro9">
          <table:table-cell table:style-name="ce10" office:value-type="string">
            <text:p>Perempuan</text:p>
          </table:table-cell>
          <table:table-cell table:number-columns-repeated="1023"/>
        </table:table-row>
        <table:table-row table:style-name="ro9">
          <table:table-cell table:style-name="ce10" office:value-type="string">
            <text:p>Industri</text:p>
          </table:table-cell>
          <table:table-cell table:number-columns-repeated="1023"/>
        </table:table-row>
        <table:table-row table:style-name="ro9">
          <table:table-cell table:style-name="ce10" office:value-type="string">
            <text:p>Manusia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9">
          <table:table-cell table:style-name="ce10" office:value-type="string">
            <text:p>99. Hutan Indonesia dikhawatirkan akan semakin mengalami kerusakan parah terutama karena ulah pemegang HPH, penebangan liar, dan karena ...</text:p>
          </table:table-cell>
          <table:table-cell table:number-columns-repeated="1023"/>
        </table:table-row>
        <table:table-row table:style-name="ro9">
          <table:table-cell table:style-name="ce10" office:value-type="string">
            <text:p>Permintaan pabrik kertas</text:p>
          </table:table-cell>
          <table:table-cell table:number-columns-repeated="1023"/>
        </table:table-row>
        <table:table-row table:style-name="ro9">
          <table:table-cell table:style-name="ce10" office:value-type="string">
            <text:p>Meningkatnya industri tripleks </text:p>
          </table:table-cell>
          <table:table-cell table:number-columns-repeated="1023"/>
        </table:table-row>
        <table:table-row table:style-name="ro9">
          <table:table-cell table:style-name="ce10" office:value-type="string">
            <text:p>Terjadinya penyelundupan </text:p>
          </table:table-cell>
          <table:table-cell table:number-columns-repeated="1023"/>
        </table:table-row>
        <table:table-row table:style-name="ro9">
          <table:table-cell table:style-name="ce10" office:value-type="string">
            <text:p>Kemarau panjang</text:p>
          </table:table-cell>
          <table:table-cell table:number-columns-repeated="1023"/>
        </table:table-row>
        <table:table-row table:style-name="ro9">
          <table:table-cell table:style-name="ce10" office:value-type="string">
            <text:p>Kebakaran hutan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9">
          <table:table-cell table:style-name="ce10" office:value-type="string">
            <text:p>100. Sistem pertahanan dan keamanan Indonesia mengalami perubahan substansial, yakni TNI sebagai kekuatan pertahanan negara, sedangkan Polri sebagai kekuatan dengan fungsi …</text:p>
          </table:table-cell>
          <table:table-cell table:number-columns-repeated="1023"/>
        </table:table-row>
        <table:table-row table:style-name="ro9">
          <table:table-cell table:style-name="ce10" office:value-type="string">
            <text:p>Sosial kemasyarakatan</text:p>
          </table:table-cell>
          <table:table-cell table:number-columns-repeated="1023"/>
        </table:table-row>
        <table:table-row table:style-name="ro9">
          <table:table-cell table:style-name="ce10" office:value-type="string">
            <text:p>Menjaga hukum dan keadilan</text:p>
          </table:table-cell>
          <table:table-cell table:number-columns-repeated="1023"/>
        </table:table-row>
        <table:table-row table:style-name="ro9">
          <table:table-cell table:style-name="ce10" office:value-type="string">
            <text:p>Pengendalian mumum</text:p>
          </table:table-cell>
          <table:table-cell table:number-columns-repeated="1023"/>
        </table:table-row>
        <table:table-row table:style-name="ro9">
          <table:table-cell table:style-name="ce10" office:value-type="string">
            <text:p>Keamanan dan ketertiban masyarakat <text:s/></text:p>
          </table:table-cell>
          <table:table-cell table:number-columns-repeated="1023"/>
        </table:table-row>
        <table:table-row table:style-name="ro9">
          <table:table-cell table:style-name="ce10" office:value-type="string">
            <text:p>Penyidikan dan keamanan publik</text:p>
          </table:table-cell>
          <table:table-cell table:number-columns-repeated="1023"/>
        </table:table-row>
        <table:table-row table:style-name="ro1">
          <table:table-cell table:style-name="ce10" office:value-type="string">
            <text:p>Answer: d</text:p>
          </table:table-cell>
          <table:table-cell table:number-columns-repeated="1023"/>
        </table:table-row>
        <table:table-row table:style-name="ro1" table:number-rows-repeated="1048442">
          <table:table-cell table:number-columns-repeated="1024"/>
        </table:table-row>
        <table:table-row table:style-name="ro1">
          <table:table-cell table:number-columns-repeated="1024"/>
        </table:table-row>
        <table:named-expressions/>
      </table:table>
      <table:table table:name="Kebijakan Pemerintah 2" table:style-name="ta12" table:print="false">
        <office:forms form:automatic-focus="false" form:apply-design-mode="false"/>
        <table:table-column table:style-name="co48" table:visibility="collapse" table:default-cell-style-name="Excel_20_Built-in_20_Normal"/>
        <table:table-column table:style-name="co9" table:visibility="collapse" table:default-cell-style-name="Excel_20_Built-in_20_Normal"/>
        <table:table-column table:style-name="co49" table:number-columns-repeated="5" table:default-cell-style-name="Excel_20_Built-in_20_Normal"/>
        <table:table-column table:style-name="co9" table:number-columns-repeated="1017" table:default-cell-style-name="Excel_20_Built-in_20_Normal"/>
        <table:table-row table:style-name="ro9">
          <table:table-cell office:value-type="string">
            <text:p>Kurikulum sekolah selain yang berlaku secara nasional terdapat pula kurikulum yang disesuaikan dengan tuntutan dan kondisi daerah yang disebut dengan...</text:p>
          </table:table-cell>
          <table:table-cell/>
          <table:table-cell table:style-name="ce12" table:formula="of:=OFFSET([.$A$1];COLUMNS([.$A1:.A1])-1+(ROWS([.$A$1:.$AMJ1])-1)*6;0)" office:value-type="string" office:string-value="Kurikulum sekolah selain yang berlaku secara nasional terdapat pula kurikulum yang disesuaikan dengan tuntutan dan kondisi daerah yang disebut dengan...">
            <text:p>Kurikulum sekolah selain yang berlaku secara nasional terdapat pula kurikulum yang disesuaikan dengan tuntutan dan kondisi daerah yang disebut dengan...</text:p>
          </table:table-cell>
          <table:table-cell table:style-name="ce12" table:formula="of:=OFFSET([.$A$1];COLUMNS([.$A1:.B1])-1+(ROWS([.$A$1:.$AMJ1])-1)*6;0)" office:value-type="string" office:string-value="Kurikulum daerah">
            <text:p>Kurikulum daerah</text:p>
          </table:table-cell>
          <table:table-cell table:style-name="ce12" table:formula="of:=OFFSET([.$A$1];COLUMNS([.$A1:.C1])-1+(ROWS([.$A$1:.$AMJ1])-1)*6;0)" office:value-type="string" office:string-value="Kurikulum terpadu">
            <text:p>Kurikulum terpadu</text:p>
          </table:table-cell>
          <table:table-cell table:style-name="ce12" table:formula="of:=OFFSET([.$A$1];COLUMNS([.$A1:.D1])-1+(ROWS([.$A$1:.$AMJ1])-1)*6;0)" office:value-type="string" office:string-value="Unsure daerah">
            <text:p>Unsure daerah</text:p>
          </table:table-cell>
          <table:table-cell table:style-name="ce12" table:formula="of:=OFFSET([.$A$1];COLUMNS([.$A1:.E1])-1+(ROWS([.$A$1:.$AMJ1])-1)*6;0)" office:value-type="string" office:string-value="Muatan local">
            <text:p>Muatan local</text:p>
          </table:table-cell>
          <table:table-cell table:style-name="ce12" table:formula="of:=OFFSET([.$A$1];COLUMNS([.$A1:.F1])-1+(ROWS([.$A$1:.$AMJ1])-1)*6;0)" office:value-type="string" office:string-value="JAWAB: D ">
            <text:p>JAWAB: D </text:p>
          </table:table-cell>
          <table:table-cell table:style-name="ce12"/>
          <table:table-cell table:number-columns-repeated="1015"/>
        </table:table-row>
        <table:table-row table:style-name="ro9">
          <table:table-cell office:value-type="string">
            <text:p>Kurikulum daerah</text:p>
          </table:table-cell>
          <table:table-cell/>
          <table:table-cell table:style-name="ce12" table:formula="of:=OFFSET([.$A$1];COLUMNS([.$A2:.A2])-1+(ROWS([.$A$1:.$AMJ2])-1)*6;0)" office:value-type="string" office:string-value="Badan Pertimbangan Pendidikan Nasional (BPPN) dibentuk dan anggotanya diangkat oleh Presiden sebagai perwujudan...">
            <text:p>Badan Pertimbangan Pendidikan Nasional (BPPN) dibentuk dan anggotanya diangkat oleh Presiden sebagai perwujudan...</text:p>
          </table:table-cell>
          <table:table-cell table:style-name="ce12" table:formula="of:=OFFSET([.$A$1];COLUMNS([.$A2:.B2])-1+(ROWS([.$A$1:.$AMJ2])-1)*6;0)" office:value-type="string" office:string-value="Lembaga pembantu Presiden dalam pembangunan bidang pendidikan">
            <text:p>Lembaga pembantu Presiden dalam pembangunan bidang pendidikan</text:p>
          </table:table-cell>
          <table:table-cell table:style-name="ce12" table:formula="of:=OFFSET([.$A$1];COLUMNS([.$A2:.C2])-1+(ROWS([.$A$1:.$AMJ2])-1)*6;0)" office:value-type="string" office:string-value="Pengawasan pemerintah dalam pengendalian mutu pendidikan">
            <text:p>Pengawasan pemerintah dalam pengendalian mutu pendidikan</text:p>
          </table:table-cell>
          <table:table-cell table:style-name="ce12" table:formula="of:=OFFSET([.$A$1];COLUMNS([.$A2:.D2])-1+(ROWS([.$A$1:.$AMJ2])-1)*6;0)" office:value-type="string" office:string-value="Lembaga non pemerintah yang bergerak dalam bidang pendidikan">
            <text:p>Lembaga non pemerintah yang bergerak dalam bidang pendidikan</text:p>
          </table:table-cell>
          <table:table-cell table:style-name="ce12" table:formula="of:=OFFSET([.$A$1];COLUMNS([.$A2:.E2])-1+(ROWS([.$A$1:.$AMJ2])-1)*6;0)" office:value-type="string" office:string-value="Institusi non departmental dalam perumusan kebijakan pendidikan">
            <text:p>Institusi non departmental dalam perumusan kebijakan pendidikan</text:p>
          </table:table-cell>
          <table:table-cell table:style-name="ce12" table:formula="of:=OFFSET([.$A$1];COLUMNS([.$A2:.F2])-1+(ROWS([.$A$1:.$AMJ2])-1)*6;0)" office:value-type="string" office:string-value="JAWAB: A ">
            <text:p>JAWAB: A </text:p>
          </table:table-cell>
          <table:table-cell table:number-columns-repeated="1016"/>
        </table:table-row>
        <table:table-row table:style-name="ro9">
          <table:table-cell office:value-type="string">
            <text:p>Kurikulum terpadu</text:p>
          </table:table-cell>
          <table:table-cell/>
          <table:table-cell table:style-name="ce12" table:formula="of:=OFFSET([.$A$1];COLUMNS([.$A3:.A3])-1+(ROWS([.$A$1:.$AMJ3])-1)*6;0)" office:value-type="string" office:string-value="Penyelenggaraan EBTANAS pada tingkat SD, SLTP, dan SLTA memberi kontribusi positif kepada pembangunan sector pendidikan terutama dalam...">
            <text:p>Penyelenggaraan EBTANAS pada tingkat SD, SLTP, dan SLTA memberi kontribusi positif kepada pembangunan sector pendidikan terutama dalam...</text:p>
          </table:table-cell>
          <table:table-cell table:style-name="ce12" table:formula="of:=OFFSET([.$A$1];COLUMNS([.$A3:.B3])-1+(ROWS([.$A$1:.$AMJ3])-1)*6;0)" office:value-type="string" office:string-value="Upaya pengendalian mutu pendidikan">
            <text:p>Upaya pengendalian mutu pendidikan</text:p>
          </table:table-cell>
          <table:table-cell table:style-name="ce12" table:formula="of:=OFFSET([.$A$1];COLUMNS([.$A3:.C3])-1+(ROWS([.$A$1:.$AMJ3])-1)*6;0)" office:value-type="string" office:string-value="Meningkatkan angka partisipasi pendidikan">
            <text:p>Meningkatkan angka partisipasi pendidikan</text:p>
          </table:table-cell>
          <table:table-cell table:style-name="ce12" table:formula="of:=OFFSET([.$A$1];COLUMNS([.$A3:.D3])-1+(ROWS([.$A$1:.$AMJ3])-1)*6;0)" office:value-type="string" office:string-value="Mengurangi biaya operasional pendidikan">
            <text:p>Mengurangi biaya operasional pendidikan</text:p>
          </table:table-cell>
          <table:table-cell table:style-name="ce12" table:formula="of:=OFFSET([.$A$1];COLUMNS([.$A3:.E3])-1+(ROWS([.$A$1:.$AMJ3])-1)*6;0)" office:value-type="string" office:string-value="Memeratakan tanaga dan sarana kependidikan ">
            <text:p>Memeratakan tanaga dan sarana kependidikan </text:p>
          </table:table-cell>
          <table:table-cell table:style-name="ce12" table:formula="of:=OFFSET([.$A$1];COLUMNS([.$A3:.F3])-1+(ROWS([.$A$1:.$AMJ3])-1)*6;0)" office:value-type="string" office:string-value="JAWAB: A">
            <text:p>JAWAB: A</text:p>
          </table:table-cell>
          <table:table-cell table:number-columns-repeated="1016"/>
        </table:table-row>
        <table:table-row table:style-name="ro9">
          <table:table-cell office:value-type="string">
            <text:p>Unsure daerah</text:p>
          </table:table-cell>
          <table:table-cell/>
          <table:table-cell table:style-name="ce12" table:formula="of:=OFFSET([.$A$1];COLUMNS([.$A4:.A4])-1+(ROWS([.$A$1:.$AMJ4])-1)*6;0)" office:value-type="string" office:string-value="Berikut ini bentuk-bentuk perguruan tinggi menurut Undang-undang No. 2 tahun 1989 tentang Sistem Pendidikan Nasional, kecuali">
            <text:p>Berikut ini bentuk-bentuk perguruan tinggi menurut Undang-undang No. 2 tahun 1989 tentang Sistem Pendidikan Nasional, kecuali</text:p>
          </table:table-cell>
          <table:table-cell table:style-name="ce12" table:formula="of:=OFFSET([.$A$1];COLUMNS([.$A4:.B4])-1+(ROWS([.$A$1:.$AMJ4])-1)*6;0)" office:value-type="string" office:string-value="Akademi">
            <text:p>Akademi</text:p>
          </table:table-cell>
          <table:table-cell table:style-name="ce12" table:formula="of:=OFFSET([.$A$1];COLUMNS([.$A4:.C4])-1+(ROWS([.$A$1:.$AMJ4])-1)*6;0)" office:value-type="string" office:string-value="Politeknik">
            <text:p>Politeknik</text:p>
          </table:table-cell>
          <table:table-cell table:style-name="ce12" table:formula="of:=OFFSET([.$A$1];COLUMNS([.$A4:.D4])-1+(ROWS([.$A$1:.$AMJ4])-1)*6;0)" office:value-type="string" office:string-value="Sekolah tinggi">
            <text:p>Sekolah tinggi</text:p>
          </table:table-cell>
          <table:table-cell table:style-name="ce12" table:formula="of:=OFFSET([.$A$1];COLUMNS([.$A4:.E4])-1+(ROWS([.$A$1:.$AMJ4])-1)*6;0)" office:value-type="string" office:string-value="Diploma 1">
            <text:p>Diploma 1</text:p>
          </table:table-cell>
          <table:table-cell table:style-name="ce12" table:formula="of:=OFFSET([.$A$1];COLUMNS([.$A4:.F4])-1+(ROWS([.$A$1:.$AMJ4])-1)*6;0)" office:value-type="string" office:string-value="JAWAB: D">
            <text:p>JAWAB: D</text:p>
          </table:table-cell>
          <table:table-cell table:number-columns-repeated="1016"/>
        </table:table-row>
        <table:table-row table:style-name="ro9">
          <table:table-cell office:value-type="string">
            <text:p>Muatan local</text:p>
          </table:table-cell>
          <table:table-cell/>
          <table:table-cell table:style-name="ce12" table:formula="of:=OFFSET([.$A$1];COLUMNS([.$A5:.A5])-1+(ROWS([.$A$1:.$AMJ5])-1)*6;0)" office:value-type="string" office:string-value="Berikut ini nilai-nilai positif dari uoaya Pemerintah untuk memberi otonomi yang lebih luas kepada perguruan tinggi negeri terutama untuk...">
            <text:p>Berikut ini nilai-nilai positif dari uoaya Pemerintah untuk memberi otonomi yang lebih luas kepada perguruan tinggi negeri terutama untuk...</text:p>
          </table:table-cell>
          <table:table-cell table:style-name="ce12" table:formula="of:=OFFSET([.$A$1];COLUMNS([.$A5:.B5])-1+(ROWS([.$A$1:.$AMJ5])-1)*6;0)" office:value-type="string" office:string-value="Melepaskan beban pemerintah dalam pendanaan operasional">
            <text:p>Melepaskan beban pemerintah dalam pendanaan operasional</text:p>
          </table:table-cell>
          <table:table-cell table:style-name="ce12" table:formula="of:=OFFSET([.$A$1];COLUMNS([.$A5:.C5])-1+(ROWS([.$A$1:.$AMJ5])-1)*6;0)" office:value-type="string" office:string-value="Memacu pertumbuhan ekonomi dan kemakmuran rakyat">
            <text:p>Memacu pertumbuhan ekonomi dan kemakmuran rakyat</text:p>
          </table:table-cell>
          <table:table-cell table:style-name="ce12" table:formula="of:=OFFSET([.$A$1];COLUMNS([.$A5:.D5])-1+(ROWS([.$A$1:.$AMJ5])-1)*6;0)" office:value-type="string" office:string-value="Memacu perkembangan perguruan tinggi yang bersangkutan">
            <text:p>Memacu perkembangan perguruan tinggi yang bersangkutan</text:p>
          </table:table-cell>
          <table:table-cell table:style-name="ce12" table:formula="of:=OFFSET([.$A$1];COLUMNS([.$A5:.E5])-1+(ROWS([.$A$1:.$AMJ5])-1)*6;0)" office:value-type="string" office:string-value="Meningkatkan peran swasta dalam penyelenggaraan pendidikan">
            <text:p>Meningkatkan peran swasta dalam penyelenggaraan pendidikan</text:p>
          </table:table-cell>
          <table:table-cell table:style-name="ce12" table:formula="of:=OFFSET([.$A$1];COLUMNS([.$A5:.F5])-1+(ROWS([.$A$1:.$AMJ5])-1)*6;0)" office:value-type="string" office:string-value="JAWAB: C ">
            <text:p>JAWAB: C </text:p>
          </table:table-cell>
          <table:table-cell table:number-columns-repeated="1016"/>
        </table:table-row>
        <table:table-row table:style-name="ro1">
          <table:table-cell office:value-type="string">
            <text:p>JAWAB: D </text:p>
          </table:table-cell>
          <table:table-cell/>
          <table:table-cell table:style-name="ce12" table:formula="of:=OFFSET([.$A$1];COLUMNS([.$A6:.A6])-1+(ROWS([.$A$1:.$AMJ6])-1)*6;0)" office:value-type="string" office:string-value="Pelaksanaan program pendidikan Paket A dan Paket B terutama dimaksudkan dalam rangka... A.">
            <text:p>Pelaksanaan program pendidikan Paket A dan Paket B terutama dimaksudkan dalam rangka... A.</text:p>
          </table:table-cell>
          <table:table-cell table:style-name="ce12" table:formula="of:=OFFSET([.$A$1];COLUMNS([.$A6:.B6])-1+(ROWS([.$A$1:.$AMJ6])-1)*6;0)" office:value-type="string" office:string-value="Mendukung program wajib belajar 9 tahun">
            <text:p>Mendukung program wajib belajar 9 tahun</text:p>
          </table:table-cell>
          <table:table-cell table:style-name="ce12" table:formula="of:=OFFSET([.$A$1];COLUMNS([.$A6:.C6])-1+(ROWS([.$A$1:.$AMJ6])-1)*6;0)" office:value-type="string" office:string-value="Meningkatkan kecerdasan masyarakat">
            <text:p>Meningkatkan kecerdasan masyarakat</text:p>
          </table:table-cell>
          <table:table-cell table:style-name="ce12" table:formula="of:=OFFSET([.$A$1];COLUMNS([.$A6:.D6])-1+(ROWS([.$A$1:.$AMJ6])-1)*6;0)" office:value-type="string" office:string-value="Memberikan bekal keterampilan">
            <text:p>Memberikan bekal keterampilan</text:p>
          </table:table-cell>
          <table:table-cell table:style-name="ce12" table:formula="of:=OFFSET([.$A$1];COLUMNS([.$A6:.E6])-1+(ROWS([.$A$1:.$AMJ6])-1)*6;0)" office:value-type="string" office:string-value="Memberantas buta pengetahuan dasar ">
            <text:p>Memberantas buta pengetahuan dasar </text:p>
          </table:table-cell>
          <table:table-cell table:style-name="ce12" table:formula="of:=OFFSET([.$A$1];COLUMNS([.$A6:.F6])-1+(ROWS([.$A$1:.$AMJ6])-1)*6;0)" office:value-type="string" office:string-value="JAWAB: D">
            <text:p>JAWAB: D</text:p>
          </table:table-cell>
          <table:table-cell table:number-columns-repeated="1016"/>
        </table:table-row>
        <table:table-row table:style-name="ro9">
          <table:table-cell office:value-type="string">
            <text:p>Badan Pertimbangan Pendidikan Nasional (BPPN) dibentuk dan anggotanya diangkat oleh Presiden sebagai perwujudan...</text:p>
          </table:table-cell>
          <table:table-cell/>
          <table:table-cell table:style-name="ce12" table:formula="of:=OFFSET([.$A$1];COLUMNS([.$A7:.A7])-1+(ROWS([.$A$1:.$AMJ7])-1)*6;0)" office:value-type="string" office:string-value="Program Kapal Pemuda ASEAN dan Jepang bermanfaat dalam hal-hal berikut, kecuali...">
            <text:p>Program Kapal Pemuda ASEAN dan Jepang bermanfaat dalam hal-hal berikut, kecuali...</text:p>
          </table:table-cell>
          <table:table-cell table:style-name="ce12" table:formula="of:=OFFSET([.$A$1];COLUMNS([.$A7:.B7])-1+(ROWS([.$A$1:.$AMJ7])-1)*6;0)" office:value-type="string" office:string-value="Meningkatkan rasa persaudaraan">
            <text:p>Meningkatkan rasa persaudaraan</text:p>
          </table:table-cell>
          <table:table-cell table:style-name="ce12" table:formula="of:=OFFSET([.$A$1];COLUMNS([.$A7:.C7])-1+(ROWS([.$A$1:.$AMJ7])-1)*6;0)" office:value-type="string" office:string-value="Menumbuhkan saling pengertian">
            <text:p>Menumbuhkan saling pengertian</text:p>
          </table:table-cell>
          <table:table-cell table:style-name="ce12" table:formula="of:=OFFSET([.$A$1];COLUMNS([.$A7:.D7])-1+(ROWS([.$A$1:.$AMJ7])-1)*6;0)" office:value-type="string" office:string-value="Pertukaran nilai-nilai budaya positif">
            <text:p>Pertukaran nilai-nilai budaya positif</text:p>
          </table:table-cell>
          <table:table-cell table:style-name="ce12" table:formula="of:=OFFSET([.$A$1];COLUMNS([.$A7:.E7])-1+(ROWS([.$A$1:.$AMJ7])-1)*6;0)" office:value-type="string" office:string-value="Penghapusan batas-batas budaya ">
            <text:p>Penghapusan batas-batas budaya </text:p>
          </table:table-cell>
          <table:table-cell table:style-name="ce12" table:formula="of:=OFFSET([.$A$1];COLUMNS([.$A7:.F7])-1+(ROWS([.$A$1:.$AMJ7])-1)*6;0)" office:value-type="string" office:string-value="JAWAB: D">
            <text:p>JAWAB: D</text:p>
          </table:table-cell>
          <table:table-cell table:number-columns-repeated="1016"/>
        </table:table-row>
        <table:table-row table:style-name="ro9">
          <table:table-cell office:value-type="string">
            <text:p>Lembaga pembantu Presiden dalam pembangunan bidang pendidikan</text:p>
          </table:table-cell>
          <table:table-cell/>
          <table:table-cell table:style-name="ce12" table:formula="of:=OFFSET([.$A$1];COLUMNS([.$A8:.A8])-1+(ROWS([.$A$1:.$AMJ8])-1)*6;0)" office:value-type="string" office:string-value="Kedudukan budaya daerah dalam rangka pembinaan kebudayaan nasional adalah sebagai...">
            <text:p>Kedudukan budaya daerah dalam rangka pembinaan kebudayaan nasional adalah sebagai...</text:p>
          </table:table-cell>
          <table:table-cell table:style-name="ce12" table:formula="of:=OFFSET([.$A$1];COLUMNS([.$A8:.B8])-1+(ROWS([.$A$1:.$AMJ8])-1)*6;0)" office:value-type="string" office:string-value="Pelengkap">
            <text:p>Pelengkap</text:p>
          </table:table-cell>
          <table:table-cell table:style-name="ce12" table:formula="of:=OFFSET([.$A$1];COLUMNS([.$A8:.C8])-1+(ROWS([.$A$1:.$AMJ8])-1)*6;0)" office:value-type="string" office:string-value="Pendamping">
            <text:p>Pendamping</text:p>
          </table:table-cell>
          <table:table-cell table:style-name="ce12" table:formula="of:=OFFSET([.$A$1];COLUMNS([.$A8:.D8])-1+(ROWS([.$A$1:.$AMJ8])-1)*6;0)" office:value-type="string" office:string-value="Penunjang">
            <text:p>Penunjang</text:p>
          </table:table-cell>
          <table:table-cell table:style-name="ce12" table:formula="of:=OFFSET([.$A$1];COLUMNS([.$A8:.E8])-1+(ROWS([.$A$1:.$AMJ8])-1)*6;0)" office:value-type="string" office:string-value="Unsur">
            <text:p>Unsur</text:p>
          </table:table-cell>
          <table:table-cell table:style-name="ce12" table:formula="of:=OFFSET([.$A$1];COLUMNS([.$A8:.F8])-1+(ROWS([.$A$1:.$AMJ8])-1)*6;0)" office:value-type="string" office:string-value="JAWAB: D ">
            <text:p>JAWAB: D </text:p>
          </table:table-cell>
          <table:table-cell table:number-columns-repeated="1016"/>
        </table:table-row>
        <table:table-row table:style-name="ro9">
          <table:table-cell office:value-type="string">
            <text:p>Pengawasan pemerintah dalam pengendalian mutu pendidikan</text:p>
          </table:table-cell>
          <table:table-cell/>
          <table:table-cell table:style-name="ce12" table:formula="of:=OFFSET([.$A$1];COLUMNS([.$A9:.A9])-1+(ROWS([.$A$1:.$AMJ9])-1)*6;0)" office:value-type="string" office:string-value="Menteri-menteri lingkungan hidup dari Negara-negara anggota ASEAN dewasa ini menggalang">
            <text:p>Menteri-menteri lingkungan hidup dari Negara-negara anggota ASEAN dewasa ini menggalang</text:p>
          </table:table-cell>
          <table:table-cell table:style-name="ce12" table:formula="of:=OFFSET([.$A$1];COLUMNS([.$A9:.B9])-1+(ROWS([.$A$1:.$AMJ9])-1)*6;0)" office:value-type="string" office:string-value="Mendukung program wajib belajar 9 tahun">
            <text:p>Mendukung program wajib belajar 9 tahun</text:p>
          </table:table-cell>
          <table:table-cell table:style-name="ce12" table:formula="of:=OFFSET([.$A$1];COLUMNS([.$A9:.C9])-1+(ROWS([.$A$1:.$AMJ9])-1)*6;0)" office:value-type="string" office:string-value="Meningkatkan kecerdasan masyarakat">
            <text:p>Meningkatkan kecerdasan masyarakat</text:p>
          </table:table-cell>
          <table:table-cell table:style-name="ce12" table:formula="of:=OFFSET([.$A$1];COLUMNS([.$A9:.D9])-1+(ROWS([.$A$1:.$AMJ9])-1)*6;0)" office:value-type="string" office:string-value="Memberikan bekal keterampilan">
            <text:p>Memberikan bekal keterampilan</text:p>
          </table:table-cell>
          <table:table-cell table:style-name="ce12" table:formula="of:=OFFSET([.$A$1];COLUMNS([.$A9:.E9])-1+(ROWS([.$A$1:.$AMJ9])-1)*6;0)" office:value-type="string" office:string-value="Memberantas buta pengetahuan dasar ">
            <text:p>Memberantas buta pengetahuan dasar </text:p>
          </table:table-cell>
          <table:table-cell table:style-name="ce12" table:formula="of:=OFFSET([.$A$1];COLUMNS([.$A9:.F9])-1+(ROWS([.$A$1:.$AMJ9])-1)*6;0)" office:value-type="string" office:string-value="JAWAB: D">
            <text:p>JAWAB: D</text:p>
          </table:table-cell>
          <table:table-cell table:number-columns-repeated="1016"/>
        </table:table-row>
        <table:table-row table:style-name="ro9">
          <table:table-cell office:value-type="string">
            <text:p>Lembaga non pemerintah yang bergerak dalam bidang pendidikan</text:p>
          </table:table-cell>
          <table:table-cell/>
          <table:table-cell table:style-name="ce12" table:formula="of:=OFFSET([.$A$1];COLUMNS([.$A10:.A10])-1+(ROWS([.$A$1:.$AMJ10])-1)*6;0)" office:value-type="string" office:string-value="10. Pemindahan penduduk dari satu pulau ke pulau yang lain, yang dikenal dengan program transmigrasi, akan lebih efektif apabila dilakukan dengan...">
            <text:p>10. Pemindahan penduduk dari satu pulau ke pulau yang lain, yang dikenal dengan program transmigrasi, akan lebih efektif apabila dilakukan dengan...</text:p>
          </table:table-cell>
          <table:table-cell table:style-name="ce12" table:formula="of:=OFFSET([.$A$1];COLUMNS([.$A10:.B10])-1+(ROWS([.$A$1:.$AMJ10])-1)*6;0)" office:value-type="string" office:string-value="A.     Peningkatan sarana social">
            <text:p>A.     Peningkatan sarana social</text:p>
          </table:table-cell>
          <table:table-cell table:style-name="ce12" table:formula="of:=OFFSET([.$A$1];COLUMNS([.$A10:.C10])-1+(ROWS([.$A$1:.$AMJ10])-1)*6;0)" office:value-type="string" office:string-value="B.     Penyediaan lapangan kerja">
            <text:p>B.     Penyediaan lapangan kerja</text:p>
          </table:table-cell>
          <table:table-cell table:style-name="ce12" table:formula="of:=OFFSET([.$A$1];COLUMNS([.$A10:.D10])-1+(ROWS([.$A$1:.$AMJ10])-1)*6;0)" office:value-type="string" office:string-value="C.     Perumahan yang memadai">
            <text:p>C.     Perumahan yang memadai</text:p>
          </table:table-cell>
          <table:table-cell table:style-name="ce12" table:formula="of:=OFFSET([.$A$1];COLUMNS([.$A10:.E10])-1+(ROWS([.$A$1:.$AMJ10])-1)*6;0)" office:value-type="string" office:string-value="D.     Pemerataan lapangan kerja ">
            <text:p>D.     Pemerataan lapangan kerja </text:p>
          </table:table-cell>
          <table:table-cell table:style-name="ce12" table:formula="of:=OFFSET([.$A$1];COLUMNS([.$A10:.F10])-1+(ROWS([.$A$1:.$AMJ10])-1)*6;0)" office:value-type="string" office:string-value="JAWAB: D">
            <text:p>JAWAB: D</text:p>
          </table:table-cell>
          <table:table-cell table:number-columns-repeated="1016"/>
        </table:table-row>
        <table:table-row table:style-name="ro9">
          <table:table-cell office:value-type="string">
            <text:p>Institusi non departmental dalam perumusan kebijakan pendidikan</text:p>
          </table:table-cell>
          <table:table-cell/>
          <table:table-cell table:style-name="ce12" table:formula="of:=OFFSET([.$A$1];COLUMNS([.$A11:.A11])-1+(ROWS([.$A$1:.$AMJ11])-1)*6;0)" office:value-type="string" office:string-value="11. Dana Jaringan Pengaman Sosial (JPS) yang disalurkan oleh Pemerintah bertujuan untuk...">
            <text:p>11. Dana Jaringan Pengaman Sosial (JPS) yang disalurkan oleh Pemerintah bertujuan untuk...</text:p>
          </table:table-cell>
          <table:table-cell table:style-name="ce12" table:formula="of:=OFFSET([.$A$1];COLUMNS([.$A11:.B11])-1+(ROWS([.$A$1:.$AMJ11])-1)*6;0)" office:value-type="string" office:string-value="A.     Menunjang kelancaran pembangunan">
            <text:p>A.     Menunjang kelancaran pembangunan</text:p>
          </table:table-cell>
          <table:table-cell table:style-name="ce12" table:formula="of:=OFFSET([.$A$1];COLUMNS([.$A11:.C11])-1+(ROWS([.$A$1:.$AMJ11])-1)*6;0)" office:value-type="string" office:string-value="B.     Mengembangkan desa yang tertinggal">
            <text:p>B.     Mengembangkan desa yang tertinggal</text:p>
          </table:table-cell>
          <table:table-cell table:style-name="ce12" table:formula="of:=OFFSET([.$A$1];COLUMNS([.$A11:.D11])-1+(ROWS([.$A$1:.$AMJ11])-1)*6;0)" office:value-type="string" office:string-value="C.     Memberantas masalah kemiskinan">
            <text:p>C.     Memberantas masalah kemiskinan</text:p>
          </table:table-cell>
          <table:table-cell table:style-name="ce12" table:formula="of:=OFFSET([.$A$1];COLUMNS([.$A11:.E11])-1+(ROWS([.$A$1:.$AMJ11])-1)*6;0)" office:value-type="string" office:string-value="D.     Mengatasai dampak krisis ekonomiuD.     Mengatasai dampak krisis ekonomiuD.     Mengatasai dampak krisis ekonomiuD.     Mengatasai dampak krisis ekonomiuD.     Mengatasai dampak krisis ekonomiuD.     Mengatasai dampak krisis ekonomiu">
            <text:p>D.     Mengatasai dampak krisis ekonomiuD.     Mengatasai dampak krisis ekonomiuD.     Mengatasai dampak krisis ekonomiuD.     Mengatasai dampak krisis ekonomiuD.     Mengatasai dampak krisis ekonomiuD.     Mengatasai dampak krisis ekonomiu</text:p>
          </table:table-cell>
          <table:table-cell table:style-name="ce12" table:formula="of:=OFFSET([.$A$1];COLUMNS([.$A11:.F11])-1+(ROWS([.$A$1:.$AMJ11])-1)*6;0)" office:value-type="string" office:string-value="JAWAB: D">
            <text:p>JAWAB: D</text:p>
          </table:table-cell>
          <table:table-cell table:number-columns-repeated="1016"/>
        </table:table-row>
        <table:table-row table:style-name="ro1">
          <table:table-cell office:value-type="string">
            <text:p>JAWAB: A </text:p>
          </table:table-cell>
          <table:table-cell/>
          <table:table-cell table:style-name="ce12" table:formula="of:=OFFSET([.$A$1];COLUMNS([.$A12:.A12])-1+(ROWS([.$A$1:.$AMJ12])-1)*6;0)" office:value-type="string" office:string-value="12. Tantangan yang dihadapi bangsa indonesia dalam menyongsong pasaran bebas Asia Pasifik tahun 2020, harus dijawab terutama dengan...">
            <text:p>12. Tantangan yang dihadapi bangsa indonesia dalam menyongsong pasaran bebas Asia Pasifik tahun 2020, harus dijawab terutama dengan...</text:p>
          </table:table-cell>
          <table:table-cell table:style-name="ce12" table:formula="of:=OFFSET([.$A$1];COLUMNS([.$A12:.B12])-1+(ROWS([.$A$1:.$AMJ12])-1)*6;0)" office:value-type="string" office:string-value="A.     Meningkatkan sumber daya manusiaA.     Meningkatkan sumber daya manusiaA.     Meningkatkan sumber daya manusiaA.     Meningkatkan sumber daya manusiaA.     Meningkatkan sumber daya manusiaA.     Meningkatkan sumber daya manusia">
            <text:p>A.     Meningkatkan sumber daya manusiaA.     Meningkatkan sumber daya manusiaA.     Meningkatkan sumber daya manusiaA.     Meningkatkan sumber daya manusiaA.     Meningkatkan sumber daya manusiaA.     Meningkatkan sumber daya manusia</text:p>
          </table:table-cell>
          <table:table-cell table:style-name="ce12" table:formula="of:=OFFSET([.$A$1];COLUMNS([.$A12:.C12])-1+(ROWS([.$A$1:.$AMJ12])-1)*6;0)" office:value-type="string" office:string-value="B.     Mengusahakan modal yang memadaiB.     Mengusahakan modal yang memadaiB.     Mengusahakan modal yang memadaiB.     Mengusahakan modal yang memadaiB.     Mengusahakan modal yang memadaiB.     Mengusahakan modal yang memadai">
            <text:p>B.     Mengusahakan modal yang memadaiB.     Mengusahakan modal yang memadaiB.     Mengusahakan modal yang memadaiB.     Mengusahakan modal yang memadaiB.     Mengusahakan modal yang memadaiB.     Mengusahakan modal yang memadai</text:p>
          </table:table-cell>
          <table:table-cell table:style-name="ce12" table:formula="of:=OFFSET([.$A$1];COLUMNS([.$A12:.D12])-1+(ROWS([.$A$1:.$AMJ12])-1)*6;0)" office:value-type="string" office:string-value="C.     Mengolah kekayaan alam yang melimpahC.     Mengolah kekayaan alam yang melimpahC.     Mengolah kekayaan alam yang melimpahC.     Mengolah kekayaan alam yang melimpahC.     Mengolah kekayaan alam yang melimpahC.     Mengolah kekayaan alam yang melimpah">
            <text:p>C.     Mengolah kekayaan alam yang melimpahC.     Mengolah kekayaan alam yang melimpahC.     Mengolah kekayaan alam yang melimpahC.     Mengolah kekayaan alam yang melimpahC.     Mengolah kekayaan alam yang melimpahC.     Mengolah kekayaan alam yang melimpah</text:p>
          </table:table-cell>
          <table:table-cell table:style-name="ce12" table:formula="of:=OFFSET([.$A$1];COLUMNS([.$A12:.E12])-1+(ROWS([.$A$1:.$AMJ12])-1)*6;0)" office:value-type="string" office:string-value="D.     Mendapat bantuan teknologi tinggiD.     Mendapat bantuan teknologi tinggiD.     Mendapat bantuan teknologi tinggiD.     Mendapat bantuan teknologi tinggiD.     Mendapat bantuan teknologi tinggiD.     Mendapat bantuan teknologi tinggi">
            <text:p>D.     Mendapat bantuan teknologi tinggiD.     Mendapat bantuan teknologi tinggiD.     Mendapat bantuan teknologi tinggiD.     Mendapat bantuan teknologi tinggiD.     Mendapat bantuan teknologi tinggiD.     Mendapat bantuan teknologi tinggi</text:p>
          </table:table-cell>
          <table:table-cell table:style-name="ce12" table:formula="of:=OFFSET([.$A$1];COLUMNS([.$A12:.F12])-1+(ROWS([.$A$1:.$AMJ12])-1)*6;0)" office:value-type="string" office:string-value="JAWAB: A">
            <text:p>JAWAB: A</text:p>
          </table:table-cell>
          <table:table-cell table:number-columns-repeated="1016"/>
        </table:table-row>
        <table:table-row table:style-name="ro9">
          <table:table-cell office:value-type="string">
            <text:p>Penyelenggaraan EBTANAS pada tingkat SD, SLTP, dan SLTA memberi kontribusi positif kepada pembangunan sector pendidikan terutama dalam...</text:p>
          </table:table-cell>
          <table:table-cell/>
          <table:table-cell table:style-name="ce12" table:formula="of:=OFFSET([.$A$1];COLUMNS([.$A13:.A13])-1+(ROWS([.$A$1:.$AMJ13])-1)*6;0)" office:value-type="string" office:string-value="13. Deregulasi automotif automotif yang dilakukan oleh Pemerintah pertengahan tahun 1999, diharapkan memberi dampak positif dalam rangka...">
            <text:p>13. Deregulasi automotif automotif yang dilakukan oleh Pemerintah pertengahan tahun 1999, diharapkan memberi dampak positif dalam rangka...</text:p>
          </table:table-cell>
          <table:table-cell table:style-name="ce12" table:formula="of:=OFFSET([.$A$1];COLUMNS([.$A13:.B13])-1+(ROWS([.$A$1:.$AMJ13])-1)*6;0)" office:value-type="string" office:string-value="A.     Menghidupkan pasar mobil yang lesuA.     Menghidupkan pasar mobil yang lesuA.     Menghidupkan pasar mobil yang lesuA.     Menghidupkan pasar mobil yang lesuA.     Menghidupkan pasar mobil yang lesuA.     Menghidupkan pasar mobil yang lesu">
            <text:p>A.     Menghidupkan pasar mobil yang lesuA.     Menghidupkan pasar mobil yang lesuA.     Menghidupkan pasar mobil yang lesuA.     Menghidupkan pasar mobil yang lesuA.     Menghidupkan pasar mobil yang lesuA.     Menghidupkan pasar mobil yang lesu</text:p>
          </table:table-cell>
          <table:table-cell table:style-name="ce12" table:formula="of:=OFFSET([.$A$1];COLUMNS([.$A13:.C13])-1+(ROWS([.$A$1:.$AMJ13])-1)*6;0)" office:value-type="string" office:string-value="B.     Meningkatkan jumlah ekspor mobilB.     Meningkatkan jumlah ekspor mobilB.     Meningkatkan jumlah ekspor mobilB.     Meningkatkan jumlah ekspor mobilB.     Meningkatkan jumlah ekspor mobilB.     Meningkatkan jumlah ekspor mobil">
            <text:p>B.     Meningkatkan jumlah ekspor mobilB.     Meningkatkan jumlah ekspor mobilB.     Meningkatkan jumlah ekspor mobilB.     Meningkatkan jumlah ekspor mobilB.     Meningkatkan jumlah ekspor mobilB.     Meningkatkan jumlah ekspor mobil</text:p>
          </table:table-cell>
          <table:table-cell table:style-name="ce12" table:formula="of:=OFFSET([.$A$1];COLUMNS([.$A13:.D13])-1+(ROWS([.$A$1:.$AMJ13])-1)*6;0)" office:value-type="string" office:string-value="C.     Membatasi penggunaan mobil imporC.     Membatasi penggunaan mobil imporC.     Membatasi penggunaan mobil imporC.     Membatasi penggunaan mobil imporC.     Membatasi penggunaan mobil imporC.     Membatasi penggunaan mobil impor">
            <text:p>C.     Membatasi penggunaan mobil imporC.     Membatasi penggunaan mobil imporC.     Membatasi penggunaan mobil imporC.     Membatasi penggunaan mobil imporC.     Membatasi penggunaan mobil imporC.     Membatasi penggunaan mobil impor</text:p>
          </table:table-cell>
          <table:table-cell table:style-name="ce12" table:formula="of:=OFFSET([.$A$1];COLUMNS([.$A13:.E13])-1+(ROWS([.$A$1:.$AMJ13])-1)*6;0)" office:value-type="string" office:string-value="D.     Memacu pertumbuhan industri mobilD.     Memacu pertumbuhan industri mobilD.     Memacu pertumbuhan industri mobilD.     Memacu pertumbuhan industri mobilD.     Memacu pertumbuhan industri mobilD.     Memacu pertumbuhan industri mobil">
            <text:p>D.     Memacu pertumbuhan industri mobilD.     Memacu pertumbuhan industri mobilD.     Memacu pertumbuhan industri mobilD.     Memacu pertumbuhan industri mobilD.     Memacu pertumbuhan industri mobilD.     Memacu pertumbuhan industri mobil</text:p>
          </table:table-cell>
          <table:table-cell table:style-name="ce12" table:formula="of:=OFFSET([.$A$1];COLUMNS([.$A13:.F13])-1+(ROWS([.$A$1:.$AMJ13])-1)*6;0)" office:value-type="string" office:string-value=" JAWAB: D">
            <text:p><text:s/>JAWAB: D</text:p>
          </table:table-cell>
          <table:table-cell table:number-columns-repeated="1016"/>
        </table:table-row>
        <table:table-row table:style-name="ro9">
          <table:table-cell office:value-type="string">
            <text:p>Upaya pengendalian mutu pendidikan</text:p>
          </table:table-cell>
          <table:table-cell/>
          <table:table-cell table:style-name="ce12" table:formula="of:=OFFSET([.$A$1];COLUMNS([.$A14:.A14])-1+(ROWS([.$A$1:.$AMJ14])-1)*6;0)" office:value-type="string" office:string-value="14. Pemerintah telah menerbitkan dan menjual obligasi senilai Rp. 157,6 triliun, tujuan utamanya adalah..">
            <text:p>14. Pemerintah telah menerbitkan dan menjual obligasi senilai Rp. 157,6 triliun, tujuan utamanya adalah..</text:p>
          </table:table-cell>
          <table:table-cell table:style-name="ce12" table:formula="of:=OFFSET([.$A$1];COLUMNS([.$A14:.B14])-1+(ROWS([.$A$1:.$AMJ14])-1)*6;0)" office:value-type="string" office:string-value="A.     Mendorong perkembangan usaha swastaA.     Mendorong perkembangan usaha swastaA.     Mendorong perkembangan usaha swastaA.     Mendorong perkembangan usaha swastaA.     Mendorong perkembangan usaha swastaA.     Mendorong perkembangan usaha swasta">
            <text:p>A.     Mendorong perkembangan usaha swastaA.     Mendorong perkembangan usaha swastaA.     Mendorong perkembangan usaha swastaA.     Mendorong perkembangan usaha swastaA.     Mendorong perkembangan usaha swastaA.     Mendorong perkembangan usaha swasta</text:p>
          </table:table-cell>
          <table:table-cell table:style-name="ce12" table:formula="of:=OFFSET([.$A$1];COLUMNS([.$A14:.C14])-1+(ROWS([.$A$1:.$AMJ14])-1)*6;0)" office:value-type="string" office:string-value="B.     Melunasi hutang perusahaan swasta nasionalB.     Melunasi hutang perusahaan swasta nasionalB.     Melunasi hutang perusahaan swasta nasionalB.     Melunasi hutang perusahaan swasta nasionalB.     Melunasi hutang perusahaan swasta nasional">
            <text:p>B.     Melunasi hutang perusahaan swasta nasionalB.     Melunasi hutang perusahaan swasta nasionalB.     Melunasi hutang perusahaan swasta nasionalB.     Melunasi hutang perusahaan swasta nasionalB.     Melunasi hutang perusahaan swasta nasional</text:p>
          </table:table-cell>
          <table:table-cell table:style-name="ce12" table:formula="of:=OFFSET([.$A$1];COLUMNS([.$A14:.D14])-1+(ROWS([.$A$1:.$AMJ14])-1)*6;0)" office:value-type="string" office:string-value="C.     Menutupi kekurangan anggaran pembangunanC.     Menutupi kekurangan anggaran pembangunanC.     Menutupi kekurangan anggaran pembangunanC.     Menutupi kekurangan anggaran pembangunanC.     Menutupi kekurangan anggaran pembangunan">
            <text:p>C.     Menutupi kekurangan anggaran pembangunanC.     Menutupi kekurangan anggaran pembangunanC.     Menutupi kekurangan anggaran pembangunanC.     Menutupi kekurangan anggaran pembangunanC.     Menutupi kekurangan anggaran pembangunan</text:p>
          </table:table-cell>
          <table:table-cell table:style-name="ce12" table:formula="of:=OFFSET([.$A$1];COLUMNS([.$A14:.E14])-1+(ROWS([.$A$1:.$AMJ14])-1)*6;0)" office:value-type="string" office:string-value="D.     Memacu pertumbuhan ekonomi nasionalD.     Memacu pertumbuhan ekonomi nasionalD.     Memacu pertumbuhan ekonomi nasionalD.     Memacu pertumbuhan ekonomi nasionalD.     Memacu pertumbuhan ekonomi nasional">
            <text:p>D.     Memacu pertumbuhan ekonomi nasionalD.     Memacu pertumbuhan ekonomi nasionalD.     Memacu pertumbuhan ekonomi nasionalD.     Memacu pertumbuhan ekonomi nasionalD.     Memacu pertumbuhan ekonomi nasional</text:p>
          </table:table-cell>
          <table:table-cell table:style-name="ce12" table:formula="of:=OFFSET([.$A$1];COLUMNS([.$A14:.F14])-1+(ROWS([.$A$1:.$AMJ14])-1)*6;0)" office:value-type="string" office:string-value="JAWAB: D">
            <text:p>JAWAB: D</text:p>
          </table:table-cell>
          <table:table-cell table:number-columns-repeated="1016"/>
        </table:table-row>
        <table:table-row table:style-name="ro9">
          <table:table-cell office:value-type="string">
            <text:p>Meningkatkan angka partisipasi pendidikan</text:p>
          </table:table-cell>
          <table:table-cell/>
          <table:table-cell table:style-name="ce12" table:formula="of:=OFFSET([.$A$1];COLUMNS([.$A15:.A15])-1+(ROWS([.$A$1:.$AMJ15])-1)*6;0)" office:value-type="string" office:string-value="15. Berikut ini pengaruh positif dari kebijakan kebebasan pers yang dikeluarkan oleh pemerintah, kecuali...">
            <text:p>15. Berikut ini pengaruh positif dari kebijakan kebebasan pers yang dikeluarkan oleh pemerintah, kecuali...</text:p>
          </table:table-cell>
          <table:table-cell table:style-name="ce12" table:formula="of:=OFFSET([.$A$1];COLUMNS([.$A15:.B15])-1+(ROWS([.$A$1:.$AMJ15])-1)*6;0)" office:value-type="string" office:string-value="A.     Unsur budaya asing berkembang pesatA.     Unsur budaya asing berkembang pesatA.     Unsur budaya asing berkembang pesatA.     Unsur budaya asing berkembang pesatA.     Unsur budaya asing berkembang pesat">
            <text:p>A.     Unsur budaya asing berkembang pesatA.     Unsur budaya asing berkembang pesatA.     Unsur budaya asing berkembang pesatA.     Unsur budaya asing berkembang pesatA.     Unsur budaya asing berkembang pesat</text:p>
          </table:table-cell>
          <table:table-cell table:style-name="ce12" table:formula="of:=OFFSET([.$A$1];COLUMNS([.$A15:.C15])-1+(ROWS([.$A$1:.$AMJ15])-1)*6;0)" office:value-type="string" office:string-value="B.     Perkembangan ilmu pengetahuanB.     Perkembangan ilmu pengetahuanB.     Perkembangan ilmu pengetahuanB.     Perkembangan ilmu pengetahuanB.     Perkembangan ilmu pengetahuan">
            <text:p>B.     Perkembangan ilmu pengetahuanB.     Perkembangan ilmu pengetahuanB.     Perkembangan ilmu pengetahuanB.     Perkembangan ilmu pengetahuanB.     Perkembangan ilmu pengetahuan</text:p>
          </table:table-cell>
          <table:table-cell table:style-name="ce12" table:formula="of:=OFFSET([.$A$1];COLUMNS([.$A15:.D15])-1+(ROWS([.$A$1:.$AMJ15])-1)*6;0)" office:value-type="string" office:string-value="C.     Kebeanian mengekspresikan opiniC.     Kebeanian mengekspresikan opiniC.     Kebeanian mengekspresikan opiniC.     Kebeanian mengekspresikan opiniC.     Kebeanian mengekspresikan opini">
            <text:p>C.     Kebeanian mengekspresikan opiniC.     Kebeanian mengekspresikan opiniC.     Kebeanian mengekspresikan opiniC.     Kebeanian mengekspresikan opiniC.     Kebeanian mengekspresikan opini</text:p>
          </table:table-cell>
          <table:table-cell table:style-name="ce12" table:formula="of:=OFFSET([.$A$1];COLUMNS([.$A15:.E15])-1+(ROWS([.$A$1:.$AMJ15])-1)*6;0)" office:value-type="string" office:string-value="D.     Control masyarakat terhadap pemerintahD.     Control masyarakat terhadap pemerintahD.     Control masyarakat terhadap pemerintahD.     Control masyarakat terhadap pemerintahD.     Control masyarakat terhadap pemerintah">
            <text:p>D.     Control masyarakat terhadap pemerintahD.     Control masyarakat terhadap pemerintahD.     Control masyarakat terhadap pemerintahD.     Control masyarakat terhadap pemerintahD.     Control masyarakat terhadap pemerintah</text:p>
          </table:table-cell>
          <table:table-cell table:style-name="ce12" table:formula="of:=OFFSET([.$A$1];COLUMNS([.$A15:.F15])-1+(ROWS([.$A$1:.$AMJ15])-1)*6;0)" office:value-type="string" office:string-value="JAWAB: A">
            <text:p>JAWAB: A</text:p>
          </table:table-cell>
          <table:table-cell table:number-columns-repeated="1016"/>
        </table:table-row>
        <table:table-row table:style-name="ro9">
          <table:table-cell office:value-type="string">
            <text:p>Mengurangi biaya operasional pendidikan</text:p>
          </table:table-cell>
          <table:table-cell/>
          <table:table-cell table:style-name="ce12" table:formula="of:=OFFSET([.$A$1];COLUMNS([.$A16:.A16])-1+(ROWS([.$A$1:.$AMJ16])-1)*6;0)" office:value-type="string" office:string-value="16. Fraksi-fraksi yang ada di Majelis Permusyawaratan Rakyat merupakan pengelompokkan anggota yang mencerminkan...">
            <text:p>16. Fraksi-fraksi yang ada di Majelis Permusyawaratan Rakyat merupakan pengelompokkan anggota yang mencerminkan...</text:p>
          </table:table-cell>
          <table:table-cell table:style-name="ce12" table:formula="of:=OFFSET([.$A$1];COLUMNS([.$A16:.B16])-1+(ROWS([.$A$1:.$AMJ16])-1)*6;0)" office:value-type="string" office:string-value="A.     Kebijakan pemerintah dalam mengatur lembaga tertinggi NegaraA.     Kebijakan pemerintah dalam mengatur lembaga tertinggi NegaraA.     Kebijakan pemerintah dalam mengatur lembaga tertinggi NegaraA.     Kebijakan pemerintah dalam mengatur lembaga tertinggi NegaraA.     Kebijakan pemerintah dalam mengatur lembaga tertinggi Negara">
            <text:p>A.     Kebijakan pemerintah dalam mengatur lembaga tertinggi NegaraA.     Kebijakan pemerintah dalam mengatur lembaga tertinggi NegaraA.     Kebijakan pemerintah dalam mengatur lembaga tertinggi NegaraA.     Kebijakan pemerintah dalam mengatur lembaga tertinggi NegaraA.     Kebijakan pemerintah dalam mengatur lembaga tertinggi Negara</text:p>
          </table:table-cell>
          <table:table-cell table:style-name="ce12" table:formula="of:=OFFSET([.$A$1];COLUMNS([.$A16:.C16])-1+(ROWS([.$A$1:.$AMJ16])-1)*6;0)" office:value-type="string" office:string-value="B.     Perimbangan kekuasaan pemerintahan yang disepakati bersamaB.     Perimbangan kekuasaan pemerintahan yang disepakati bersamaB.     Perimbangan kekuasaan pemerintahan yang disepakati bersamaB.     Perimbangan kekuasaan pemerintahan yang disepakati bersamaB.     Perimbangan kekuasaan pemerintahan yang disepakati bersama">
            <text:p>B.     Perimbangan kekuasaan pemerintahan yang disepakati bersamaB.     Perimbangan kekuasaan pemerintahan yang disepakati bersamaB.     Perimbangan kekuasaan pemerintahan yang disepakati bersamaB.     Perimbangan kekuasaan pemerintahan yang disepakati bersamaB.     Perimbangan kekuasaan pemerintahan yang disepakati bersama</text:p>
          </table:table-cell>
          <table:table-cell table:style-name="ce12" table:formula="of:=OFFSET([.$A$1];COLUMNS([.$A16:.D16])-1+(ROWS([.$A$1:.$AMJ16])-1)*6;0)" office:value-type="string" office:string-value="C.     Pembagian kekuasaan legislative pada tingkat lembaga tertinggi NegaraC.     Pembagian kekuasaan legislative pada tingkat lembaga tertinggi NegaraC.     Pembagian kekuasaan legislative pada tingkat lembaga tertinggi NegaraC.     Pembagian kekuasaan legislative pada tingkat lembaga tertinggi NegaraC.     Pembagian kekuasaan legislative pada tingkat lembaga tertinggi Negara">
            <text:p>C.     Pembagian kekuasaan legislative pada tingkat lembaga tertinggi NegaraC.     Pembagian kekuasaan legislative pada tingkat lembaga tertinggi NegaraC.     Pembagian kekuasaan legislative pada tingkat lembaga tertinggi NegaraC.     Pembagian kekuasaan legislative pada tingkat lembaga tertinggi NegaraC.     Pembagian kekuasaan legislative pada tingkat lembaga tertinggi Negara</text:p>
          </table:table-cell>
          <table:table-cell table:style-name="ce12" table:formula="of:=OFFSET([.$A$1];COLUMNS([.$A16:.E16])-1+(ROWS([.$A$1:.$AMJ16])-1)*6;0)" office:value-type="string" office:string-value="D.     Konfigurasi politik dan pengelompokkan fungsional dalam masyarakat D.     Konfigurasi politik dan pengelompokkan fungsional dalam masyarakat D.     Konfigurasi politik dan pengelompokkan fungsional dalam masyarakat D.     Konfigurasi politik dan pengelompokkan fungsional dalam masyarakat D.     Konfigurasi politik dan pengelompokkan fungsional dalam masyarakat ">
            <text:p>D.     Konfigurasi politik dan pengelompokkan fungsional dalam masyarakat D.     Konfigurasi politik dan pengelompokkan fungsional dalam masyarakat D.     Konfigurasi politik dan pengelompokkan fungsional dalam masyarakat D.     Konfigurasi politik dan pengelompokkan fungsional dalam masyarakat D.     Konfigurasi politik dan pengelompokkan fungsional dalam masyarakat </text:p>
          </table:table-cell>
          <table:table-cell table:style-name="ce12" table:formula="of:=OFFSET([.$A$1];COLUMNS([.$A16:.F16])-1+(ROWS([.$A$1:.$AMJ16])-1)*6;0)" office:value-type="string" office:string-value="JAWAB: D">
            <text:p>JAWAB: D</text:p>
          </table:table-cell>
          <table:table-cell table:number-columns-repeated="1016"/>
        </table:table-row>
        <table:table-row table:style-name="ro9">
          <table:table-cell office:value-type="string">
            <text:p>Memeratakan tanaga dan sarana kependidikan </text:p>
          </table:table-cell>
          <table:table-cell/>
          <table:table-cell table:style-name="ce12" table:formula="of:=OFFSET([.$A$1];COLUMNS([.$A17:.A17])-1+(ROWS([.$A$1:.$AMJ17])-1)*6;0)" office:value-type="string" office:string-value="17. Ketetapan MPR No. IV/MPR/1982 tentang Referendum telah dicabut dengan Ketetapan MPR No. VIII/MPR/1998, karena...">
            <text:p>17. Ketetapan MPR No. IV/MPR/1982 tentang Referendum telah dicabut dengan Ketetapan MPR No. VIII/MPR/1998, karena...</text:p>
          </table:table-cell>
          <table:table-cell table:style-name="ce12" table:formula="of:=OFFSET([.$A$1];COLUMNS([.$A17:.B17])-1+(ROWS([.$A$1:.$AMJ17])-1)*6;0)" office:value-type="string" office:string-value="A.     Dinilai tidak sesuai dnegan tuntutan Pasal 37 UUD 1945A.     Dinilai tidak sesuai dnegan tuntutan Pasal 37 UUD 1945A.     Dinilai tidak sesuai dnegan tuntutan Pasal 37 UUD 1945A.     Dinilai tidak sesuai dnegan tuntutan Pasal 37 UUD 1945">
            <text:p>A.     Dinilai tidak sesuai dnegan tuntutan Pasal 37 UUD 1945A.     Dinilai tidak sesuai dnegan tuntutan Pasal 37 UUD 1945A.     Dinilai tidak sesuai dnegan tuntutan Pasal 37 UUD 1945A.     Dinilai tidak sesuai dnegan tuntutan Pasal 37 UUD 1945</text:p>
          </table:table-cell>
          <table:table-cell table:style-name="ce12" table:formula="of:=OFFSET([.$A$1];COLUMNS([.$A17:.C17])-1+(ROWS([.$A$1:.$AMJ17])-1)*6;0)" office:value-type="string" office:string-value="B.     Memberi kekuasaan yang terlalu luas kepada pemerintahB.     Memberi kekuasaan yang terlalu luas kepada pemerintahB.     Memberi kekuasaan yang terlalu luas kepada pemerintahB.     Memberi kekuasaan yang terlalu luas kepada pemerintah">
            <text:p>B.     Memberi kekuasaan yang terlalu luas kepada pemerintahB.     Memberi kekuasaan yang terlalu luas kepada pemerintahB.     Memberi kekuasaan yang terlalu luas kepada pemerintahB.     Memberi kekuasaan yang terlalu luas kepada pemerintah</text:p>
          </table:table-cell>
          <table:table-cell table:style-name="ce12" table:formula="of:=OFFSET([.$A$1];COLUMNS([.$A17:.D17])-1+(ROWS([.$A$1:.$AMJ17])-1)*6;0)" office:value-type="string" office:string-value="C.     Menghambat perubahan yang mendasar terhadap UUD 1945C.     Menghambat perubahan yang mendasar terhadap UUD 1945C.     Menghambat perubahan yang mendasar terhadap UUD 1945C.     Menghambat perubahan yang mendasar terhadap UUD 1945">
            <text:p>C.     Menghambat perubahan yang mendasar terhadap UUD 1945C.     Menghambat perubahan yang mendasar terhadap UUD 1945C.     Menghambat perubahan yang mendasar terhadap UUD 1945C.     Menghambat perubahan yang mendasar terhadap UUD 1945</text:p>
          </table:table-cell>
          <table:table-cell table:style-name="ce12" table:formula="of:=OFFSET([.$A$1];COLUMNS([.$A17:.E17])-1+(ROWS([.$A$1:.$AMJ17])-1)*6;0)" office:value-type="string" office:string-value="D.     Membuka kemungkinan terhadap perubahan UUD 1945 D.     Membuka kemungkinan terhadap perubahan UUD 1945 D.     Membuka kemungkinan terhadap perubahan UUD 1945 D.     Membuka kemungkinan terhadap perubahan UUD 1945 ">
            <text:p>D.     Membuka kemungkinan terhadap perubahan UUD 1945 D.     Membuka kemungkinan terhadap perubahan UUD 1945 D.     Membuka kemungkinan terhadap perubahan UUD 1945 D.     Membuka kemungkinan terhadap perubahan UUD 1945 </text:p>
          </table:table-cell>
          <table:table-cell table:style-name="ce12" table:formula="of:=OFFSET([.$A$1];COLUMNS([.$A17:.F17])-1+(ROWS([.$A$1:.$AMJ17])-1)*6;0)" office:value-type="string" office:string-value="JAWAB: A">
            <text:p>JAWAB: A</text:p>
          </table:table-cell>
          <table:table-cell table:number-columns-repeated="1016"/>
        </table:table-row>
        <table:table-row table:style-name="ro1">
          <table:table-cell office:value-type="string">
            <text:p>JAWAB: A</text:p>
          </table:table-cell>
          <table:table-cell/>
          <table:table-cell table:style-name="ce12" table:formula="of:=OFFSET([.$A$1];COLUMNS([.$A18:.A18])-1+(ROWS([.$A$1:.$AMJ18])-1)*6;0)" office:value-type="string" office:string-value="18. Hal yang amat penting diperhatikan dalam pelaksanaan otonomi daerah adalah...">
            <text:p>18. Hal yang amat penting diperhatikan dalam pelaksanaan otonomi daerah adalah...</text:p>
          </table:table-cell>
          <table:table-cell table:style-name="ce12" table:formula="of:=OFFSET([.$A$1];COLUMNS([.$A18:.B18])-1+(ROWS([.$A$1:.$AMJ18])-1)*6;0)" office:value-type="string" office:string-value="A.     Optimalisasi pemanfaatan kekayaan daerahA.     Optimalisasi pemanfaatan kekayaan daerahA.     Optimalisasi pemanfaatan kekayaan daerahA.     Optimalisasi pemanfaatan kekayaan daerah">
            <text:p>A.     Optimalisasi pemanfaatan kekayaan daerahA.     Optimalisasi pemanfaatan kekayaan daerahA.     Optimalisasi pemanfaatan kekayaan daerahA.     Optimalisasi pemanfaatan kekayaan daerah</text:p>
          </table:table-cell>
          <table:table-cell table:style-name="ce12" table:formula="of:=OFFSET([.$A$1];COLUMNS([.$A18:.C18])-1+(ROWS([.$A$1:.$AMJ18])-1)*6;0)" office:value-type="string" office:string-value="B.     Pelestarian nilai-nilai tradisional di daerahB.     Pelestarian nilai-nilai tradisional di daerahB.     Pelestarian nilai-nilai tradisional di daerahB.     Pelestarian nilai-nilai tradisional di daerah">
            <text:p>B.     Pelestarian nilai-nilai tradisional di daerahB.     Pelestarian nilai-nilai tradisional di daerahB.     Pelestarian nilai-nilai tradisional di daerahB.     Pelestarian nilai-nilai tradisional di daerah</text:p>
          </table:table-cell>
          <table:table-cell table:style-name="ce12" table:formula="of:=OFFSET([.$A$1];COLUMNS([.$A18:.D18])-1+(ROWS([.$A$1:.$AMJ18])-1)*6;0)" office:value-type="string" office:string-value="C.     Perencanaan terpadu pembangunan daerahC.     Perencanaan terpadu pembangunan daerahC.     Perencanaan terpadu pembangunan daerahC.     Perencanaan terpadu pembangunan daerah">
            <text:p>C.     Perencanaan terpadu pembangunan daerahC.     Perencanaan terpadu pembangunan daerahC.     Perencanaan terpadu pembangunan daerahC.     Perencanaan terpadu pembangunan daerah</text:p>
          </table:table-cell>
          <table:table-cell table:style-name="ce12" table:formula="of:=OFFSET([.$A$1];COLUMNS([.$A18:.E18])-1+(ROWS([.$A$1:.$AMJ18])-1)*6;0)" office:value-type="string" office:string-value="D.     Kukuhnya persatuan dan kesatuan bangsa D.     Kukuhnya persatuan dan kesatuan bangsa D.     Kukuhnya persatuan dan kesatuan bangsa D.     Kukuhnya persatuan dan kesatuan bangsa ">
            <text:p>D.     Kukuhnya persatuan dan kesatuan bangsa D.     Kukuhnya persatuan dan kesatuan bangsa D.     Kukuhnya persatuan dan kesatuan bangsa D.     Kukuhnya persatuan dan kesatuan bangsa </text:p>
          </table:table-cell>
          <table:table-cell table:style-name="ce12" table:formula="of:=OFFSET([.$A$1];COLUMNS([.$A18:.F18])-1+(ROWS([.$A$1:.$AMJ18])-1)*6;0)" office:value-type="string" office:string-value="JAWAB: D">
            <text:p>JAWAB: D</text:p>
          </table:table-cell>
          <table:table-cell table:number-columns-repeated="1016"/>
        </table:table-row>
        <table:table-row table:style-name="ro9">
          <table:table-cell office:value-type="string">
            <text:p>Berikut ini bentuk-bentuk perguruan tinggi menurut Undang-undang No. 2 tahun 1989 tentang Sistem Pendidikan Nasional, kecuali</text:p>
          </table:table-cell>
          <table:table-cell/>
          <table:table-cell table:style-name="ce12" table:formula="of:=OFFSET([.$A$1];COLUMNS([.$A19:.A19])-1+(ROWS([.$A$1:.$AMJ19])-1)*6;0)" office:value-type="string" office:string-value="19. Keputusan Presiden No. 47 Tahun 1999 menentukan bahwa anggota DPR periode 1997/2000 diberikan pesangon, dengan pertimbangan terutama...">
            <text:p>19. Keputusan Presiden No. 47 Tahun 1999 menentukan bahwa anggota DPR periode 1997/2000 diberikan pesangon, dengan pertimbangan terutama...</text:p>
          </table:table-cell>
          <table:table-cell table:style-name="ce12" table:formula="of:=OFFSET([.$A$1];COLUMNS([.$A19:.B19])-1+(ROWS([.$A$1:.$AMJ19])-1)*6;0)" office:value-type="string" office:string-value="A.     Kinerja Dewan yang tinggi dan masa bakti kurang dari 5 tahunA.     Kinerja Dewan yang tinggi dan masa bakti kurang dari 5 tahunA.     Kinerja Dewan yang tinggi dan masa bakti kurang dari 5 tahunA.     Kinerja Dewan yang tinggi dan masa bakti kurang dari 5 tahun">
            <text:p>A.     Kinerja Dewan yang tinggi dan masa bakti kurang dari 5 tahunA.     Kinerja Dewan yang tinggi dan masa bakti kurang dari 5 tahunA.     Kinerja Dewan yang tinggi dan masa bakti kurang dari 5 tahunA.     Kinerja Dewan yang tinggi dan masa bakti kurang dari 5 tahun</text:p>
          </table:table-cell>
          <table:table-cell table:style-name="ce12" table:formula="of:=OFFSET([.$A$1];COLUMNS([.$A19:.C19])-1+(ROWS([.$A$1:.$AMJ19])-1)*6;0)" office:value-type="string" office:string-value="B.     Memacu kerja anggota Dewan supaya lebih berprestasiB.     Memacu kerja anggota Dewan supaya lebih berprestasiB.     Memacu kerja anggota Dewan supaya lebih berprestasiB.     Memacu kerja anggota Dewan supaya lebih berprestasi">
            <text:p>B.     Memacu kerja anggota Dewan supaya lebih berprestasiB.     Memacu kerja anggota Dewan supaya lebih berprestasiB.     Memacu kerja anggota Dewan supaya lebih berprestasiB.     Memacu kerja anggota Dewan supaya lebih berprestasi</text:p>
          </table:table-cell>
          <table:table-cell table:style-name="ce12" table:formula="of:=OFFSET([.$A$1];COLUMNS([.$A19:.D19])-1+(ROWS([.$A$1:.$AMJ19])-1)*6;0)" office:value-type="string" office:string-value="C.     Meningkatkan kehormatan dan kesejahteraaan anggota DewanC.     Meningkatkan kehormatan dan kesejahteraaan anggota DewanC.     Meningkatkan kehormatan dan kesejahteraaan anggota DewanC.     Meningkatkan kehormatan dan kesejahteraaan anggota Dewan">
            <text:p>C.     Meningkatkan kehormatan dan kesejahteraaan anggota DewanC.     Meningkatkan kehormatan dan kesejahteraaan anggota DewanC.     Meningkatkan kehormatan dan kesejahteraaan anggota DewanC.     Meningkatkan kehormatan dan kesejahteraaan anggota Dewan</text:p>
          </table:table-cell>
          <table:table-cell table:style-name="ce12" table:formula="of:=OFFSET([.$A$1];COLUMNS([.$A19:.E19])-1+(ROWS([.$A$1:.$AMJ19])-1)*6;0)" office:value-type="string" office:string-value="D.     Jasa-jasa anggota Dewan dalam mendukung reformasi D.     Jasa-jasa anggota Dewan dalam mendukung reformasi D.     Jasa-jasa anggota Dewan dalam mendukung reformasi ">
            <text:p>D.     Jasa-jasa anggota Dewan dalam mendukung reformasi D.     Jasa-jasa anggota Dewan dalam mendukung reformasi D.     Jasa-jasa anggota Dewan dalam mendukung reformasi </text:p>
          </table:table-cell>
          <table:table-cell table:style-name="ce12" table:formula="of:=OFFSET([.$A$1];COLUMNS([.$A19:.F19])-1+(ROWS([.$A$1:.$AMJ19])-1)*6;0)" office:value-type="string" office:string-value="JAWAB: D">
            <text:p>JAWAB: D</text:p>
          </table:table-cell>
          <table:table-cell table:number-columns-repeated="1016"/>
        </table:table-row>
        <table:table-row table:style-name="ro9">
          <table:table-cell office:value-type="string">
            <text:p>Akademi</text:p>
          </table:table-cell>
          <table:table-cell/>
          <table:table-cell table:style-name="ce12" table:formula="of:=OFFSET([.$A$1];COLUMNS([.$A20:.A20])-1+(ROWS([.$A$1:.$AMJ20])-1)*6;0)" office:value-type="string" office:string-value="20. Tim terpadu yang dibentuk pemerintah untuk mengkaji pemisahan lembaga eksekuti dan yudikatif guna mewujudkan lembaga peradilan yang bebas, sebagi cirri utyama dari...">
            <text:p>20. Tim terpadu yang dibentuk pemerintah untuk mengkaji pemisahan lembaga eksekuti dan yudikatif guna mewujudkan lembaga peradilan yang bebas, sebagi cirri utyama dari...</text:p>
          </table:table-cell>
          <table:table-cell table:style-name="ce12" table:formula="of:=OFFSET([.$A$1];COLUMNS([.$A20:.B20])-1+(ROWS([.$A$1:.$AMJ20])-1)*6;0)" office:value-type="string" office:string-value="A.   Negara hukumA.   Negara hukumA.   Negara hukum">
            <text:p>A.   Negara hukumA.   Negara hukumA.   Negara hukum</text:p>
          </table:table-cell>
          <table:table-cell table:style-name="ce12" table:formula="of:=OFFSET([.$A$1];COLUMNS([.$A20:.C20])-1+(ROWS([.$A$1:.$AMJ20])-1)*6;0)" office:value-type="string" office:string-value="B.   Pemerintah demokrasiB.   Pemerintah demokrasiB.   Pemerintah demokrasi">
            <text:p>B.   Pemerintah demokrasiB.   Pemerintah demokrasiB.   Pemerintah demokrasi</text:p>
          </table:table-cell>
          <table:table-cell table:style-name="ce12" table:formula="of:=OFFSET([.$A$1];COLUMNS([.$A20:.D20])-1+(ROWS([.$A$1:.$AMJ20])-1)*6;0)" office:value-type="string" office:string-value="C.   Kedaulatan rakyatC.   Kedaulatan rakyatC.   Kedaulatan rakyat">
            <text:p>C.   Kedaulatan rakyatC.   Kedaulatan rakyatC.   Kedaulatan rakyat</text:p>
          </table:table-cell>
          <table:table-cell table:style-name="ce12" table:formula="of:=OFFSET([.$A$1];COLUMNS([.$A20:.E20])-1+(ROWS([.$A$1:.$AMJ20])-1)*6;0)" office:value-type="string" office:string-value="D.   Pemerintah republic D.   Pemerintah republic D.   Pemerintah republic ">
            <text:p>D.   Pemerintah republic D.   Pemerintah republic D.   Pemerintah republic </text:p>
          </table:table-cell>
          <table:table-cell table:style-name="ce12" table:formula="of:=OFFSET([.$A$1];COLUMNS([.$A20:.F20])-1+(ROWS([.$A$1:.$AMJ20])-1)*6;0)" office:value-type="string" office:string-value="JAWAB: B">
            <text:p>JAWAB: B</text:p>
          </table:table-cell>
          <table:table-cell table:number-columns-repeated="1016"/>
        </table:table-row>
        <table:table-row table:style-name="ro9">
          <table:table-cell office:value-type="string">
            <text:p>Politeknik</text:p>
          </table:table-cell>
          <table:table-cell/>
          <table:table-cell table:style-name="ce12" table:formula="of:=OFFSET([.$A$1];COLUMNS([.$A21:.A21])-1+(ROWS([.$A$1:.$AMJ21])-1)*6;0)" office:value-type="string" office:string-value="21. Kebijakan pemerintah untuk memisahkan kekuasaan eksekutif dan yudikatif bertujuan...">
            <text:p>21. Kebijakan pemerintah untuk memisahkan kekuasaan eksekutif dan yudikatif bertujuan...</text:p>
          </table:table-cell>
          <table:table-cell table:style-name="ce12" table:formula="of:=OFFSET([.$A$1];COLUMNS([.$A21:.B21])-1+(ROWS([.$A$1:.$AMJ21])-1)*6;0)" office:value-type="string" office:string-value="A.     Mewujudkan lembaga pengadilan yang mandiriA.     Mewujudkan lembaga pengadilan yang mandiriA.     Mewujudkan lembaga pengadilan yang mandiri">
            <text:p>A.     Mewujudkan lembaga pengadilan yang mandiriA.     Mewujudkan lembaga pengadilan yang mandiriA.     Mewujudkan lembaga pengadilan yang mandiri</text:p>
          </table:table-cell>
          <table:table-cell table:style-name="ce12" table:formula="of:=OFFSET([.$A$1];COLUMNS([.$A21:.C21])-1+(ROWS([.$A$1:.$AMJ21])-1)*6;0)" office:value-type="string" office:string-value="B.     Memudahkan pengawasan terhadap lembaga peradilanB.     Memudahkan pengawasan terhadap lembaga peradilanB.     Memudahkan pengawasan terhadap lembaga peradilan">
            <text:p>B.     Memudahkan pengawasan terhadap lembaga peradilanB.     Memudahkan pengawasan terhadap lembaga peradilanB.     Memudahkan pengawasan terhadap lembaga peradilan</text:p>
          </table:table-cell>
          <table:table-cell table:style-name="ce12" table:formula="of:=OFFSET([.$A$1];COLUMNS([.$A21:.D21])-1+(ROWS([.$A$1:.$AMJ21])-1)*6;0)" office:value-type="string" office:string-value="C.     Meingkatkan efektivitas penyelenggaraan peradilanC.     Meingkatkan efektivitas penyelenggaraan peradilanC.     Meingkatkan efektivitas penyelenggaraan peradilan">
            <text:p>C.     Meingkatkan efektivitas penyelenggaraan peradilanC.     Meingkatkan efektivitas penyelenggaraan peradilanC.     Meingkatkan efektivitas penyelenggaraan peradilan</text:p>
          </table:table-cell>
          <table:table-cell table:style-name="ce12" table:formula="of:=OFFSET([.$A$1];COLUMNS([.$A21:.E21])-1+(ROWS([.$A$1:.$AMJ21])-1)*6;0)" office:value-type="string" office:string-value="D.     Memperlancar penyelenggaraan administrasi kehakiman D.     Memperlancar penyelenggaraan administrasi kehakiman D.     Memperlancar penyelenggaraan administrasi kehakiman ">
            <text:p>D.     Memperlancar penyelenggaraan administrasi kehakiman D.     Memperlancar penyelenggaraan administrasi kehakiman D.     Memperlancar penyelenggaraan administrasi kehakiman </text:p>
          </table:table-cell>
          <table:table-cell table:style-name="ce12" table:formula="of:=OFFSET([.$A$1];COLUMNS([.$A21:.F21])-1+(ROWS([.$A$1:.$AMJ21])-1)*6;0)" office:value-type="string" office:string-value="JAWAB: A">
            <text:p>JAWAB: A</text:p>
          </table:table-cell>
          <table:table-cell table:number-columns-repeated="1016"/>
        </table:table-row>
        <table:table-row table:style-name="ro9">
          <table:table-cell office:value-type="string">
            <text:p>Sekolah tinggi</text:p>
          </table:table-cell>
          <table:table-cell/>
          <table:table-cell table:style-name="ce12" table:formula="of:=OFFSET([.$A$1];COLUMNS([.$A22:.A22])-1+(ROWS([.$A$1:.$AMJ22])-1)*6;0)" office:value-type="string" office:string-value="22. Menurut peraturan perundangOundangan yang berlaku, pemberatasan korupsi, kolusi, dan nepotisme harus dilakukan secara tegas terhadap siapa saja, dengan memperhatikan praduga tak bersalah, yahki seseorang dianggap tidak bersalah sebelum...">
            <text:p>22. Menurut peraturan perundangOundangan yang berlaku, pemberatasan korupsi, kolusi, dan nepotisme harus dilakukan secara tegas terhadap siapa saja, dengan memperhatikan praduga tak bersalah, yahki seseorang dianggap tidak bersalah sebelum...</text:p>
          </table:table-cell>
          <table:table-cell table:style-name="ce12" table:formula="of:=OFFSET([.$A$1];COLUMNS([.$A22:.B22])-1+(ROWS([.$A$1:.$AMJ22])-1)*6;0)" office:value-type="string" office:string-value="A.        Menjadi terdakwa dalam tindak pidana yang dituduhkanA.        Menjadi terdakwa dalam tindak pidana yang dituduhkanA.        Menjadi terdakwa dalam tindak pidana yang dituduhkan">
            <text:p>A.        Menjadi terdakwa dalam tindak pidana yang dituduhkanA.        Menjadi terdakwa dalam tindak pidana yang dituduhkanA.        Menjadi terdakwa dalam tindak pidana yang dituduhkan</text:p>
          </table:table-cell>
          <table:table-cell table:style-name="ce12" table:formula="of:=OFFSET([.$A$1];COLUMNS([.$A22:.C22])-1+(ROWS([.$A$1:.$AMJ22])-1)*6;0)" office:value-type="string" office:string-value="B.        Menjadi tersangka bahwa dia melakukan kesalahanB.        Menjadi tersangka bahwa dia melakukan kesalahan">
            <text:p>B.        Menjadi tersangka bahwa dia melakukan kesalahanB.        Menjadi tersangka bahwa dia melakukan kesalahan</text:p>
          </table:table-cell>
          <table:table-cell table:style-name="ce12" table:formula="of:=OFFSET([.$A$1];COLUMNS([.$A22:.D22])-1+(ROWS([.$A$1:.$AMJ22])-1)*6;0)" office:value-type="string" office:string-value="C.        Diperoleh bukti-bukti yang kuat tentang kesalahannyaC.        Diperoleh bukti-bukti yang kuat tentang kesalahannya">
            <text:p>C.        Diperoleh bukti-bukti yang kuat tentang kesalahannyaC.        Diperoleh bukti-bukti yang kuat tentang kesalahannya</text:p>
          </table:table-cell>
          <table:table-cell table:style-name="ce12" table:formula="of:=OFFSET([.$A$1];COLUMNS([.$A22:.E22])-1+(ROWS([.$A$1:.$AMJ22])-1)*6;0)" office:value-type="string" office:string-value="D.        Berlaku keputusan hakim yang menyatakan bersalah D.        Berlaku keputusan hakim yang menyatakan bersalah ">
            <text:p>D.        Berlaku keputusan hakim yang menyatakan bersalah D.        Berlaku keputusan hakim yang menyatakan bersalah </text:p>
          </table:table-cell>
          <table:table-cell table:style-name="ce12" table:formula="of:=OFFSET([.$A$1];COLUMNS([.$A22:.F22])-1+(ROWS([.$A$1:.$AMJ22])-1)*6;0)" office:value-type="string" office:string-value="JAWAB: D">
            <text:p>JAWAB: D</text:p>
          </table:table-cell>
          <table:table-cell table:number-columns-repeated="1016"/>
        </table:table-row>
        <table:table-row table:style-name="ro1">
          <table:table-cell office:value-type="string">
            <text:p>Diploma 1</text:p>
          </table:table-cell>
          <table:table-cell/>
          <table:table-cell table:style-name="ce12" table:formula="of:=OFFSET([.$A$1];COLUMNS([.$A23:.A23])-1+(ROWS([.$A$1:.$AMJ23])-1)*6;0)" office:value-type="string" office:string-value="23. Pertahanan dan keamanan bangsa dan Negara, menurut UUD 1945 menjadi tanggung jawab...">
            <text:p>23. Pertahanan dan keamanan bangsa dan Negara, menurut UUD 1945 menjadi tanggung jawab...</text:p>
          </table:table-cell>
          <table:table-cell table:style-name="ce12" table:formula="of:=OFFSET([.$A$1];COLUMNS([.$A23:.B23])-1+(ROWS([.$A$1:.$AMJ23])-1)*6;0)" office:value-type="string" office:string-value="A.   PemerintahA.   Pemerintah">
            <text:p>A.   PemerintahA.   Pemerintah</text:p>
          </table:table-cell>
          <table:table-cell table:style-name="ce12" table:formula="of:=OFFSET([.$A$1];COLUMNS([.$A23:.C23])-1+(ROWS([.$A$1:.$AMJ23])-1)*6;0)" office:value-type="string" office:string-value="B.   TNIB.   TNI">
            <text:p>B.   TNIB.   TNI</text:p>
          </table:table-cell>
          <table:table-cell table:style-name="ce12" table:formula="of:=OFFSET([.$A$1];COLUMNS([.$A23:.D23])-1+(ROWS([.$A$1:.$AMJ23])-1)*6;0)" office:value-type="string" office:string-value="C.   Warga NegaraC.   Warga Negara">
            <text:p>C.   Warga NegaraC.   Warga Negara</text:p>
          </table:table-cell>
          <table:table-cell table:style-name="ce12" table:formula="of:=OFFSET([.$A$1];COLUMNS([.$A23:.E23])-1+(ROWS([.$A$1:.$AMJ23])-1)*6;0)" office:value-type="string" office:string-value="D.   RakyatD.   Rakyat">
            <text:p>D.   RakyatD.   Rakyat</text:p>
          </table:table-cell>
          <table:table-cell table:style-name="ce12" table:formula="of:=OFFSET([.$A$1];COLUMNS([.$A23:.F23])-1+(ROWS([.$A$1:.$AMJ23])-1)*6;0)" office:value-type="string" office:string-value="JAWAB: C">
            <text:p>JAWAB: C</text:p>
          </table:table-cell>
          <table:table-cell table:number-columns-repeated="1016"/>
        </table:table-row>
        <table:table-row table:style-name="ro1">
          <table:table-cell office:value-type="string">
            <text:p>JAWAB: D</text:p>
          </table:table-cell>
          <table:table-cell/>
          <table:table-cell table:style-name="ce12" table:formula="of:=OFFSET([.$A$1];COLUMNS([.$A24:.A24])-1+(ROWS([.$A$1:.$AMJ24])-1)*6;0)" office:value-type="string" office:string-value="24. Pemisahan Polri dan TNI memiliki tujuan, terutama24. Pemisahan Polri dan TNI memiliki tujuan, terutama">
            <text:p>24. Pemisahan Polri dan TNI memiliki tujuan, terutama24. Pemisahan Polri dan TNI memiliki tujuan, terutama</text:p>
          </table:table-cell>
          <table:table-cell table:style-name="ce12" table:formula="of:=OFFSET([.$A$1];COLUMNS([.$A24:.B24])-1+(ROWS([.$A$1:.$AMJ24])-1)*6;0)" office:value-type="string" office:string-value="A.     Meningkatkan kesejahteraan PolriA.     Meningkatkan kesejahteraan Polri">
            <text:p>A.     Meningkatkan kesejahteraan PolriA.     Meningkatkan kesejahteraan Polri</text:p>
          </table:table-cell>
          <table:table-cell table:style-name="ce12" table:formula="of:=OFFSET([.$A$1];COLUMNS([.$A24:.C24])-1+(ROWS([.$A$1:.$AMJ24])-1)*6;0)" office:value-type="string" office:string-value="B.     Meningkatkan profesionalisme PolriB.     Meningkatkan profesionalisme Polri">
            <text:p>B.     Meningkatkan profesionalisme PolriB.     Meningkatkan profesionalisme Polri</text:p>
          </table:table-cell>
          <table:table-cell table:style-name="ce12" table:formula="of:=OFFSET([.$A$1];COLUMNS([.$A24:.D24])-1+(ROWS([.$A$1:.$AMJ24])-1)*6;0)" office:value-type="string" office:string-value="C.     Mereformasi struktur oirganisasi PolriC.     Mereformasi struktur oirganisasi Polri">
            <text:p>C.     Mereformasi struktur oirganisasi PolriC.     Mereformasi struktur oirganisasi Polri</text:p>
          </table:table-cell>
          <table:table-cell table:style-name="ce12" table:formula="of:=OFFSET([.$A$1];COLUMNS([.$A24:.E24])-1+(ROWS([.$A$1:.$AMJ24])-1)*6;0)" office:value-type="string" office:string-value="D.     Mereformasi struktur organisasi TNI D.     Mereformasi struktur organisasi TNI ">
            <text:p>D.     Mereformasi struktur organisasi TNI D.     Mereformasi struktur organisasi TNI </text:p>
          </table:table-cell>
          <table:table-cell table:style-name="ce12" table:formula="of:=OFFSET([.$A$1];COLUMNS([.$A24:.F24])-1+(ROWS([.$A$1:.$AMJ24])-1)*6;0)" office:value-type="string" office:string-value="JAWAB: B">
            <text:p>JAWAB: B</text:p>
          </table:table-cell>
          <table:table-cell table:number-columns-repeated="1016"/>
        </table:table-row>
        <table:table-row table:style-name="ro9">
          <table:table-cell office:value-type="string">
            <text:p>Berikut ini nilai-nilai positif dari uoaya Pemerintah untuk memberi otonomi yang lebih luas kepada perguruan tinggi negeri terutama untuk...</text:p>
          </table:table-cell>
          <table:table-cell/>
          <table:table-cell table:style-name="ce12" table:formula="of:=OFFSET([.$A$1];COLUMNS([.$A25:.A25])-1+(ROWS([.$A$1:.$AMJ25])-1)*6;0)" office:value-type="string" office:string-value="25. Peningkatan jumlah personel Kamra didasarkan pada pertimbangan, terutama...">
            <text:p>25. Peningkatan jumlah personel Kamra didasarkan pada pertimbangan, terutama...</text:p>
          </table:table-cell>
          <table:table-cell table:style-name="ce12" table:formula="of:=OFFSET([.$A$1];COLUMNS([.$A25:.B25])-1+(ROWS([.$A$1:.$AMJ25])-1)*6;0)" office:value-type="string" office:string-value="A.     Kemampuan profeesional Polri">
            <text:p>A.     Kemampuan profeesional Polri</text:p>
          </table:table-cell>
          <table:table-cell table:style-name="ce12" table:formula="of:=OFFSET([.$A$1];COLUMNS([.$A25:.C25])-1+(ROWS([.$A$1:.$AMJ25])-1)*6;0)" office:value-type="string" office:string-value="B.     Keterbatasan anggota Polri">
            <text:p>B.     Keterbatasan anggota Polri</text:p>
          </table:table-cell>
          <table:table-cell table:style-name="ce12" table:formula="of:=OFFSET([.$A$1];COLUMNS([.$A25:.D25])-1+(ROWS([.$A$1:.$AMJ25])-1)*6;0)" office:value-type="string" office:string-value="C.     Kerawanan social yang meningkat">
            <text:p>C.     Kerawanan social yang meningkat</text:p>
          </table:table-cell>
          <table:table-cell table:style-name="ce12" table:formula="of:=OFFSET([.$A$1];COLUMNS([.$A25:.E25])-1+(ROWS([.$A$1:.$AMJ25])-1)*6;0)" office:value-type="string" office:string-value="D.     Mewaspadai ancaman keamanan ">
            <text:p>D.     Mewaspadai ancaman keamanan </text:p>
          </table:table-cell>
          <table:table-cell table:style-name="ce12" table:formula="of:=OFFSET([.$A$1];COLUMNS([.$A25:.F25])-1+(ROWS([.$A$1:.$AMJ25])-1)*6;0)" office:value-type="string" office:string-value="JAWAB: D">
            <text:p>JAWAB: D</text:p>
          </table:table-cell>
          <table:table-cell table:number-columns-repeated="1016"/>
        </table:table-row>
        <table:table-row table:style-name="ro9">
          <table:table-cell office:value-type="string">
            <text:p>Melepaskan beban pemerintah dalam pendanaan operasional</text:p>
          </table:table-cell>
          <table:table-cell/>
          <table:table-cell table:style-name="ce12" table:formula="of:=OFFSET([.$A$1];COLUMNS([.$A26:.A26])-1+(ROWS([.$A$1:.$AMJ26])-1)*6;0)" office:value-type="float" office:value="0">
            <text:p>0</text:p>
          </table:table-cell>
          <table:table-cell table:style-name="ce12" table:formula="of:=OFFSET([.$A$1];COLUMNS([.$A26:.B26])-1+(ROWS([.$A$1:.$AMJ26])-1)*6;0)" office:value-type="float" office:value="0">
            <text:p>0</text:p>
          </table:table-cell>
          <table:table-cell table:style-name="ce12" table:formula="of:=OFFSET([.$A$1];COLUMNS([.$A26:.C26])-1+(ROWS([.$A$1:.$AMJ26])-1)*6;0)" office:value-type="float" office:value="0">
            <text:p>0</text:p>
          </table:table-cell>
          <table:table-cell table:style-name="ce12" table:formula="of:=OFFSET([.$A$1];COLUMNS([.$A26:.D26])-1+(ROWS([.$A$1:.$AMJ26])-1)*6;0)" office:value-type="float" office:value="0">
            <text:p>0</text:p>
          </table:table-cell>
          <table:table-cell table:style-name="ce12" table:formula="of:=OFFSET([.$A$1];COLUMNS([.$A26:.E26])-1+(ROWS([.$A$1:.$AMJ26])-1)*6;0)" office:value-type="float" office:value="0">
            <text:p>0</text:p>
          </table:table-cell>
          <table:table-cell table:style-name="ce12" table:formula="of:=OFFSET([.$A$1];COLUMNS([.$A26:.F26])-1+(ROWS([.$A$1:.$AMJ26])-1)*6;0)" office:value-type="float" office:value="0">
            <text:p>0</text:p>
          </table:table-cell>
          <table:table-cell table:number-columns-repeated="1016"/>
        </table:table-row>
        <table:table-row table:style-name="ro9">
          <table:table-cell office:value-type="string">
            <text:p>Memacu pertumbuhan ekonomi dan kemakmuran rakyat</text:p>
          </table:table-cell>
          <table:table-cell table:number-columns-repeated="1023"/>
        </table:table-row>
        <table:table-row table:style-name="ro9">
          <table:table-cell office:value-type="string">
            <text:p>Memacu perkembangan perguruan tinggi yang bersangkutan</text:p>
          </table:table-cell>
          <table:table-cell table:number-columns-repeated="1023"/>
        </table:table-row>
        <table:table-row table:style-name="ro9">
          <table:table-cell office:value-type="string">
            <text:p>Meningkatkan peran swasta dalam penyelenggaraan pendidikan</text:p>
          </table:table-cell>
          <table:table-cell table:number-columns-repeated="1023"/>
        </table:table-row>
        <table:table-row table:style-name="ro1">
          <table:table-cell office:value-type="string">
            <text:p>JAWAB: C </text:p>
          </table:table-cell>
          <table:table-cell table:number-columns-repeated="1023"/>
        </table:table-row>
        <table:table-row table:style-name="ro9">
          <table:table-cell office:value-type="string">
            <text:p>Pelaksanaan program pendidikan Paket A dan Paket B terutama dimaksudkan dalam rangka... A.</text:p>
          </table:table-cell>
          <table:table-cell table:number-columns-repeated="1023"/>
        </table:table-row>
        <table:table-row table:style-name="ro9">
          <table:table-cell office:value-type="string">
            <text:p>Mendukung program wajib belajar 9 tahun</text:p>
          </table:table-cell>
          <table:table-cell table:number-columns-repeated="1023"/>
        </table:table-row>
        <table:table-row table:style-name="ro9">
          <table:table-cell office:value-type="string">
            <text:p>Meningkatkan kecerdasan masyarakat</text:p>
          </table:table-cell>
          <table:table-cell table:number-columns-repeated="1023"/>
        </table:table-row>
        <table:table-row table:style-name="ro9">
          <table:table-cell office:value-type="string">
            <text:p>Memberikan bekal keterampilan</text:p>
          </table:table-cell>
          <table:table-cell table:number-columns-repeated="1023"/>
        </table:table-row>
        <table:table-row table:style-name="ro9">
          <table:table-cell office:value-type="string">
            <text:p>Memberantas buta pengetahuan dasar </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Program Kapal Pemuda ASEAN dan Jepang bermanfaat dalam hal-hal berikut, kecuali...</text:p>
          </table:table-cell>
          <table:table-cell table:number-columns-repeated="1023"/>
        </table:table-row>
        <table:table-row table:style-name="ro9">
          <table:table-cell office:value-type="string">
            <text:p>Meningkatkan rasa persaudaraan</text:p>
          </table:table-cell>
          <table:table-cell table:number-columns-repeated="1023"/>
        </table:table-row>
        <table:table-row table:style-name="ro9">
          <table:table-cell office:value-type="string">
            <text:p>Menumbuhkan saling pengertian</text:p>
          </table:table-cell>
          <table:table-cell table:number-columns-repeated="1023"/>
        </table:table-row>
        <table:table-row table:style-name="ro9">
          <table:table-cell office:value-type="string">
            <text:p>Pertukaran nilai-nilai budaya positif</text:p>
          </table:table-cell>
          <table:table-cell table:number-columns-repeated="1023"/>
        </table:table-row>
        <table:table-row table:style-name="ro9">
          <table:table-cell office:value-type="string">
            <text:p>Penghapusan batas-batas budaya </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Kedudukan budaya daerah dalam rangka pembinaan kebudayaan nasional adalah sebagai...</text:p>
          </table:table-cell>
          <table:table-cell table:number-columns-repeated="1023"/>
        </table:table-row>
        <table:table-row table:style-name="ro9">
          <table:table-cell office:value-type="string">
            <text:p>Pelengkap</text:p>
          </table:table-cell>
          <table:table-cell table:number-columns-repeated="1023"/>
        </table:table-row>
        <table:table-row table:style-name="ro9">
          <table:table-cell office:value-type="string">
            <text:p>Pendamping</text:p>
          </table:table-cell>
          <table:table-cell table:number-columns-repeated="1023"/>
        </table:table-row>
        <table:table-row table:style-name="ro9">
          <table:table-cell office:value-type="string">
            <text:p>Penunjang</text:p>
          </table:table-cell>
          <table:table-cell table:number-columns-repeated="1023"/>
        </table:table-row>
        <table:table-row table:style-name="ro9">
          <table:table-cell office:value-type="string">
            <text:p>Unsur</text:p>
          </table:table-cell>
          <table:table-cell table:number-columns-repeated="1023"/>
        </table:table-row>
        <table:table-row table:style-name="ro1">
          <table:table-cell office:value-type="string">
            <text:p>JAWAB: D </text:p>
          </table:table-cell>
          <table:table-cell table:number-columns-repeated="1023"/>
        </table:table-row>
        <table:table-row table:style-name="ro9">
          <table:table-cell office:value-type="string">
            <text:p>Menteri-menteri lingkungan hidup dari Negara-negara anggota ASEAN dewasa ini menggalang</text:p>
          </table:table-cell>
          <table:table-cell table:number-columns-repeated="1023"/>
        </table:table-row>
        <table:table-row table:style-name="ro9">
          <table:table-cell office:value-type="string">
            <text:p>Mendukung program wajib belajar 9 tahun</text:p>
          </table:table-cell>
          <table:table-cell table:number-columns-repeated="9"/>
          <table:table-cell table:style-name="ce14"/>
          <table:table-cell table:number-columns-repeated="1013"/>
        </table:table-row>
        <table:table-row table:style-name="ro9">
          <table:table-cell office:value-type="string">
            <text:p>Meningkatkan kecerdasan masyarakat</text:p>
          </table:table-cell>
          <table:table-cell table:number-columns-repeated="9"/>
          <table:table-cell table:style-name="ce14"/>
          <table:table-cell table:number-columns-repeated="1013"/>
        </table:table-row>
        <table:table-row table:style-name="ro9">
          <table:table-cell office:value-type="string">
            <text:p>Memberikan bekal keterampilan</text:p>
          </table:table-cell>
          <table:table-cell table:number-columns-repeated="9"/>
          <table:table-cell table:style-name="ce14"/>
          <table:table-cell table:number-columns-repeated="1013"/>
        </table:table-row>
        <table:table-row table:style-name="ro9">
          <table:table-cell office:value-type="string">
            <text:p>Memberantas buta pengetahuan dasar </text:p>
          </table:table-cell>
          <table:table-cell table:number-columns-repeated="9"/>
          <table:table-cell table:style-name="ce14"/>
          <table:table-cell table:number-columns-repeated="1013"/>
        </table:table-row>
        <table:table-row table:style-name="ro1">
          <table:table-cell office:value-type="string">
            <text:p>JAWAB: D</text:p>
          </table:table-cell>
          <table:table-cell table:number-columns-repeated="9"/>
          <table:table-cell table:style-name="ce14"/>
          <table:table-cell table:number-columns-repeated="1013"/>
        </table:table-row>
        <table:table-row table:style-name="ro9">
          <table:table-cell office:value-type="string">
            <text:p>10. Pemindahan penduduk dari satu pulau ke pulau yang lain, yang dikenal dengan program transmigrasi, akan lebih efektif apabila dilakukan dengan...</text:p>
          </table:table-cell>
          <table:table-cell table:number-columns-repeated="1023"/>
        </table:table-row>
        <table:table-row table:style-name="ro9">
          <table:table-cell office:value-type="string">
            <text:p>A.<text:span text:style-name="T1">     </text:span><text:span text:style-name="T2">Peningkatan sarana social</text:span></text:p>
          </table:table-cell>
          <table:table-cell table:number-columns-repeated="1023"/>
        </table:table-row>
        <table:table-row table:style-name="ro9">
          <table:table-cell office:value-type="string">
            <text:p>B.<text:span text:style-name="T1">     </text:span><text:span text:style-name="T2">Penyediaan lapangan kerja</text:span></text:p>
          </table:table-cell>
          <table:table-cell table:number-columns-repeated="1023"/>
        </table:table-row>
        <table:table-row table:style-name="ro9">
          <table:table-cell office:value-type="string">
            <text:p>C.<text:span text:style-name="T1">     </text:span><text:span text:style-name="T2">Perumahan yang memadai</text:span></text:p>
          </table:table-cell>
          <table:table-cell table:number-columns-repeated="1023"/>
        </table:table-row>
        <table:table-row table:style-name="ro9">
          <table:table-cell office:value-type="string">
            <text:p>D.<text:span text:style-name="T1">     </text:span><text:span text:style-name="T2">Pemerataan lapangan kerja </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11. Dana Jaringan Pengaman Sosial (JPS) yang disalurkan oleh Pemerintah bertujuan untuk...</text:p>
          </table:table-cell>
          <table:table-cell table:number-columns-repeated="1023"/>
        </table:table-row>
        <table:table-row table:style-name="ro9">
          <table:table-cell office:value-type="string">
            <text:p>A.<text:span text:style-name="T1">     </text:span><text:span text:style-name="T2">Menunjang kelancaran pembangunan</text:span></text:p>
          </table:table-cell>
          <table:table-cell table:number-columns-repeated="1023"/>
        </table:table-row>
        <table:table-row table:style-name="ro9">
          <table:table-cell office:value-type="string">
            <text:p>B.<text:span text:style-name="T1">     </text:span><text:span text:style-name="T2">Mengembangkan desa yang tertinggal</text:span></text:p>
          </table:table-cell>
          <table:table-cell table:number-columns-repeated="1023"/>
        </table:table-row>
        <table:table-row table:style-name="ro9">
          <table:table-cell office:value-type="string">
            <text:p>C.<text:span text:style-name="T1">     </text:span><text:span text:style-name="T2">Memberantas masalah kemiskinan</text:span></text:p>
          </table:table-cell>
          <table:table-cell table:number-columns-repeated="1023"/>
        </table:table-row>
        <table:table-row table:style-name="ro9">
          <table:table-cell office:value-type="string">
            <text:p>D.<text:span text:style-name="T1">     </text:span><text:span text:style-name="T2">Mengatasai dampak krisis ekonomiuD.</text:span><text:span text:style-name="T1">     </text:span><text:span text:style-name="T2">Mengatasai dampak krisis ekonomiuD.</text:span><text:span text:style-name="T1">     </text:span><text:span text:style-name="T2">Mengatasai dampak krisis ekonomiuD.</text:span><text:span text:style-name="T1">     </text:span><text:span text:style-name="T2">Mengatasai dampak krisis ekonomiuD.</text:span><text:span text:style-name="T1">     </text:span><text:span text:style-name="T2">Mengatasai dampak krisis ekonomiuD.</text:span><text:span text:style-name="T1">     </text:span><text:span text:style-name="T2">Mengatasai dampak krisis ekonomiu</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12. Tantangan yang dihadapi bangsa indonesia dalam menyongsong pasaran bebas Asia Pasifik tahun 2020, harus dijawab terutama dengan...</text:p>
          </table:table-cell>
          <table:table-cell table:number-columns-repeated="1023"/>
        </table:table-row>
        <table:table-row table:style-name="ro9">
          <table:table-cell office:value-type="string">
            <text:p>A.<text:span text:style-name="T1">     </text:span><text:span text:style-name="T2">Meningkatkan sumber daya manusiaA.</text:span><text:span text:style-name="T1">     </text:span><text:span text:style-name="T2">Meningkatkan sumber daya manusiaA.</text:span><text:span text:style-name="T1">     </text:span><text:span text:style-name="T2">Meningkatkan sumber daya manusiaA.</text:span><text:span text:style-name="T1">     </text:span><text:span text:style-name="T2">Meningkatkan sumber daya manusiaA.</text:span><text:span text:style-name="T1">     </text:span><text:span text:style-name="T2">Meningkatkan sumber daya manusiaA.</text:span><text:span text:style-name="T1">     </text:span><text:span text:style-name="T2">Meningkatkan sumber daya manusia</text:span></text:p>
          </table:table-cell>
          <table:table-cell table:number-columns-repeated="1023"/>
        </table:table-row>
        <table:table-row table:style-name="ro9">
          <table:table-cell office:value-type="string">
            <text:p>B.<text:span text:style-name="T1">     </text:span><text:span text:style-name="T2">Mengusahakan modal yang memadaiB.</text:span><text:span text:style-name="T1">     </text:span><text:span text:style-name="T2">Mengusahakan modal yang memadaiB.</text:span><text:span text:style-name="T1">     </text:span><text:span text:style-name="T2">Mengusahakan modal yang memadaiB.</text:span><text:span text:style-name="T1">     </text:span><text:span text:style-name="T2">Mengusahakan modal yang memadaiB.</text:span><text:span text:style-name="T1">     </text:span><text:span text:style-name="T2">Mengusahakan modal yang memadaiB.</text:span><text:span text:style-name="T1">     </text:span><text:span text:style-name="T2">Mengusahakan modal yang memadai</text:span></text:p>
          </table:table-cell>
          <table:table-cell table:number-columns-repeated="1023"/>
        </table:table-row>
        <table:table-row table:style-name="ro9">
          <table:table-cell office:value-type="string">
            <text:p>C.<text:span text:style-name="T1">     </text:span><text:span text:style-name="T2">Mengolah kekayaan alam yang melimpahC.</text:span><text:span text:style-name="T1">     </text:span><text:span text:style-name="T2">Mengolah kekayaan alam yang melimpahC.</text:span><text:span text:style-name="T1">     </text:span><text:span text:style-name="T2">Mengolah kekayaan alam yang melimpahC.</text:span><text:span text:style-name="T1">     </text:span><text:span text:style-name="T2">Mengolah kekayaan alam yang melimpahC.</text:span><text:span text:style-name="T1">     </text:span><text:span text:style-name="T2">Mengolah kekayaan alam yang melimpahC.</text:span><text:span text:style-name="T1">     </text:span><text:span text:style-name="T2">Mengolah kekayaan alam yang melimpah</text:span></text:p>
          </table:table-cell>
          <table:table-cell table:number-columns-repeated="1023"/>
        </table:table-row>
        <table:table-row table:style-name="ro9">
          <table:table-cell office:value-type="string">
            <text:p>D.<text:span text:style-name="T1">     </text:span><text:span text:style-name="T2">Mendapat bantuan teknologi tinggiD.</text:span><text:span text:style-name="T1">     </text:span><text:span text:style-name="T2">Mendapat bantuan teknologi tinggiD.</text:span><text:span text:style-name="T1">     </text:span><text:span text:style-name="T2">Mendapat bantuan teknologi tinggiD.</text:span><text:span text:style-name="T1">     </text:span><text:span text:style-name="T2">Mendapat bantuan teknologi tinggiD.</text:span><text:span text:style-name="T1">     </text:span><text:span text:style-name="T2">Mendapat bantuan teknologi tinggiD.</text:span><text:span text:style-name="T1">     </text:span><text:span text:style-name="T2">Mendapat bantuan teknologi tinggi</text:span></text:p>
          </table:table-cell>
          <table:table-cell table:number-columns-repeated="1023"/>
        </table:table-row>
        <table:table-row table:style-name="ro1">
          <table:table-cell office:value-type="string">
            <text:p>JAWAB: A</text:p>
          </table:table-cell>
          <table:table-cell table:number-columns-repeated="1023"/>
        </table:table-row>
        <table:table-row table:style-name="ro9">
          <table:table-cell office:value-type="string">
            <text:p>13. Deregulasi automotif automotif yang dilakukan oleh Pemerintah pertengahan tahun 1999, diharapkan memberi dampak positif dalam rangka...</text:p>
          </table:table-cell>
          <table:table-cell table:number-columns-repeated="1023"/>
        </table:table-row>
        <table:table-row table:style-name="ro9">
          <table:table-cell office:value-type="string">
            <text:p>A.<text:span text:style-name="T1">     </text:span><text:span text:style-name="T2">Menghidupkan pasar mobil yang lesuA.</text:span><text:span text:style-name="T1">     </text:span><text:span text:style-name="T2">Menghidupkan pasar mobil yang lesuA.</text:span><text:span text:style-name="T1">     </text:span><text:span text:style-name="T2">Menghidupkan pasar mobil yang lesuA.</text:span><text:span text:style-name="T1">     </text:span><text:span text:style-name="T2">Menghidupkan pasar mobil yang lesuA.</text:span><text:span text:style-name="T1">     </text:span><text:span text:style-name="T2">Menghidupkan pasar mobil yang lesuA.</text:span><text:span text:style-name="T1">     </text:span><text:span text:style-name="T2">Menghidupkan pasar mobil yang lesu</text:span></text:p>
          </table:table-cell>
          <table:table-cell table:number-columns-repeated="1023"/>
        </table:table-row>
        <table:table-row table:style-name="ro9">
          <table:table-cell office:value-type="string">
            <text:p>B.<text:span text:style-name="T1">     </text:span><text:span text:style-name="T2">Meningkatkan jumlah ekspor mobilB.</text:span><text:span text:style-name="T1">     </text:span><text:span text:style-name="T2">Meningkatkan jumlah ekspor mobilB.</text:span><text:span text:style-name="T1">     </text:span><text:span text:style-name="T2">Meningkatkan jumlah ekspor mobilB.</text:span><text:span text:style-name="T1">     </text:span><text:span text:style-name="T2">Meningkatkan jumlah ekspor mobilB.</text:span><text:span text:style-name="T1">     </text:span><text:span text:style-name="T2">Meningkatkan jumlah ekspor mobilB.</text:span><text:span text:style-name="T1">     </text:span><text:span text:style-name="T2">Meningkatkan jumlah ekspor mobil</text:span></text:p>
          </table:table-cell>
          <table:table-cell table:number-columns-repeated="1023"/>
        </table:table-row>
        <table:table-row table:style-name="ro9">
          <table:table-cell office:value-type="string">
            <text:p>C.<text:span text:style-name="T1">     </text:span><text:span text:style-name="T2">Membatasi penggunaan mobil imporC.</text:span><text:span text:style-name="T1">     </text:span><text:span text:style-name="T2">Membatasi penggunaan mobil imporC.</text:span><text:span text:style-name="T1">     </text:span><text:span text:style-name="T2">Membatasi penggunaan mobil imporC.</text:span><text:span text:style-name="T1">     </text:span><text:span text:style-name="T2">Membatasi penggunaan mobil imporC.</text:span><text:span text:style-name="T1">     </text:span><text:span text:style-name="T2">Membatasi penggunaan mobil imporC.</text:span><text:span text:style-name="T1">     </text:span><text:span text:style-name="T2">Membatasi penggunaan mobil impor</text:span></text:p>
          </table:table-cell>
          <table:table-cell table:number-columns-repeated="1023"/>
        </table:table-row>
        <table:table-row table:style-name="ro9">
          <table:table-cell office:value-type="string">
            <text:p>D.<text:span text:style-name="T1">     </text:span><text:span text:style-name="T2">Memacu pertumbuhan industri mobilD.</text:span><text:span text:style-name="T1">     </text:span><text:span text:style-name="T2">Memacu pertumbuhan industri mobilD.</text:span><text:span text:style-name="T1">     </text:span><text:span text:style-name="T2">Memacu pertumbuhan industri mobilD.</text:span><text:span text:style-name="T1">     </text:span><text:span text:style-name="T2">Memacu pertumbuhan industri mobilD.</text:span><text:span text:style-name="T1">     </text:span><text:span text:style-name="T2">Memacu pertumbuhan industri mobilD.</text:span><text:span text:style-name="T1">     </text:span><text:span text:style-name="T2">Memacu pertumbuhan industri mobil</text:span></text:p>
          </table:table-cell>
          <table:table-cell table:number-columns-repeated="1023"/>
        </table:table-row>
        <table:table-row table:style-name="ro1">
          <table:table-cell office:value-type="string">
            <text:p><text:s/>JAWAB: D</text:p>
          </table:table-cell>
          <table:table-cell table:number-columns-repeated="1023"/>
        </table:table-row>
        <table:table-row table:style-name="ro9">
          <table:table-cell office:value-type="string">
            <text:p>14. Pemerintah telah menerbitkan dan menjual obligasi senilai Rp. 157,6 triliun, tujuan utamanya adalah..</text:p>
          </table:table-cell>
          <table:table-cell table:number-columns-repeated="1023"/>
        </table:table-row>
        <table:table-row table:style-name="ro9">
          <table:table-cell office:value-type="string">
            <text:p>A.<text:span text:style-name="T1">     </text:span><text:span text:style-name="T2">Mendorong perkembangan usaha swastaA.</text:span><text:span text:style-name="T1">     </text:span><text:span text:style-name="T2">Mendorong perkembangan usaha swastaA.</text:span><text:span text:style-name="T1">     </text:span><text:span text:style-name="T2">Mendorong perkembangan usaha swastaA.</text:span><text:span text:style-name="T1">     </text:span><text:span text:style-name="T2">Mendorong perkembangan usaha swastaA.</text:span><text:span text:style-name="T1">     </text:span><text:span text:style-name="T2">Mendorong perkembangan usaha swastaA.</text:span><text:span text:style-name="T1">     </text:span><text:span text:style-name="T2">Mendorong perkembangan usaha swasta</text:span></text:p>
          </table:table-cell>
          <table:table-cell table:number-columns-repeated="1023"/>
        </table:table-row>
        <table:table-row table:style-name="ro9">
          <table:table-cell office:value-type="string">
            <text:p>B.<text:span text:style-name="T1">     </text:span><text:span text:style-name="T2">Melunasi hutang perusahaan swasta nasionalB.</text:span><text:span text:style-name="T1">     </text:span><text:span text:style-name="T2">Melunasi hutang perusahaan swasta nasionalB.</text:span><text:span text:style-name="T1">     </text:span><text:span text:style-name="T2">Melunasi hutang perusahaan swasta nasionalB.</text:span><text:span text:style-name="T1">     </text:span><text:span text:style-name="T2">Melunasi hutang perusahaan swasta nasionalB.</text:span><text:span text:style-name="T1">     </text:span><text:span text:style-name="T2">Melunasi hutang perusahaan swasta nasional</text:span></text:p>
          </table:table-cell>
          <table:table-cell table:number-columns-repeated="1023"/>
        </table:table-row>
        <table:table-row table:style-name="ro9">
          <table:table-cell office:value-type="string">
            <text:p>C.<text:span text:style-name="T1">     </text:span><text:span text:style-name="T2">Menutupi kekurangan anggaran pembangunanC.</text:span><text:span text:style-name="T1">     </text:span><text:span text:style-name="T2">Menutupi kekurangan anggaran pembangunanC.</text:span><text:span text:style-name="T1">     </text:span><text:span text:style-name="T2">Menutupi kekurangan anggaran pembangunanC.</text:span><text:span text:style-name="T1">     </text:span><text:span text:style-name="T2">Menutupi kekurangan anggaran pembangunanC.</text:span><text:span text:style-name="T1">     </text:span><text:span text:style-name="T2">Menutupi kekurangan anggaran pembangunan</text:span></text:p>
          </table:table-cell>
          <table:table-cell table:number-columns-repeated="1023"/>
        </table:table-row>
        <table:table-row table:style-name="ro9">
          <table:table-cell office:value-type="string">
            <text:p>D.<text:span text:style-name="T1">     </text:span><text:span text:style-name="T2">Memacu pertumbuhan ekonomi nasionalD.</text:span><text:span text:style-name="T1">     </text:span><text:span text:style-name="T2">Memacu pertumbuhan ekonomi nasionalD.</text:span><text:span text:style-name="T1">     </text:span><text:span text:style-name="T2">Memacu pertumbuhan ekonomi nasionalD.</text:span><text:span text:style-name="T1">     </text:span><text:span text:style-name="T2">Memacu pertumbuhan ekonomi nasionalD.</text:span><text:span text:style-name="T1">     </text:span><text:span text:style-name="T2">Memacu pertumbuhan ekonomi nasional</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15. Berikut ini pengaruh positif dari kebijakan kebebasan pers yang dikeluarkan oleh pemerintah, kecuali...</text:p>
          </table:table-cell>
          <table:table-cell table:number-columns-repeated="1023"/>
        </table:table-row>
        <table:table-row table:style-name="ro9">
          <table:table-cell office:value-type="string">
            <text:p>A.<text:span text:style-name="T1">     </text:span><text:span text:style-name="T2">Unsur budaya asing berkembang pesatA.</text:span><text:span text:style-name="T1">     </text:span><text:span text:style-name="T2">Unsur budaya asing berkembang pesatA.</text:span><text:span text:style-name="T1">     </text:span><text:span text:style-name="T2">Unsur budaya asing berkembang pesatA.</text:span><text:span text:style-name="T1">     </text:span><text:span text:style-name="T2">Unsur budaya asing berkembang pesatA.</text:span><text:span text:style-name="T1">     </text:span><text:span text:style-name="T2">Unsur budaya asing berkembang pesat</text:span></text:p>
          </table:table-cell>
          <table:table-cell table:number-columns-repeated="1023"/>
        </table:table-row>
        <table:table-row table:style-name="ro9">
          <table:table-cell office:value-type="string">
            <text:p>B.<text:span text:style-name="T1">     </text:span><text:span text:style-name="T2">Perkembangan ilmu pengetahuanB.</text:span><text:span text:style-name="T1">     </text:span><text:span text:style-name="T2">Perkembangan ilmu pengetahuanB.</text:span><text:span text:style-name="T1">     </text:span><text:span text:style-name="T2">Perkembangan ilmu pengetahuanB.</text:span><text:span text:style-name="T1">     </text:span><text:span text:style-name="T2">Perkembangan ilmu pengetahuanB.</text:span><text:span text:style-name="T1">     </text:span><text:span text:style-name="T2">Perkembangan ilmu pengetahuan</text:span></text:p>
          </table:table-cell>
          <table:table-cell table:number-columns-repeated="1023"/>
        </table:table-row>
        <table:table-row table:style-name="ro9">
          <table:table-cell office:value-type="string">
            <text:p>C.<text:span text:style-name="T1">     </text:span><text:span text:style-name="T2">Kebeanian mengekspresikan opiniC.</text:span><text:span text:style-name="T1">     </text:span><text:span text:style-name="T2">Kebeanian mengekspresikan opiniC.</text:span><text:span text:style-name="T1">     </text:span><text:span text:style-name="T2">Kebeanian mengekspresikan opiniC.</text:span><text:span text:style-name="T1">     </text:span><text:span text:style-name="T2">Kebeanian mengekspresikan opiniC.</text:span><text:span text:style-name="T1">     </text:span><text:span text:style-name="T2">Kebeanian mengekspresikan opini</text:span></text:p>
          </table:table-cell>
          <table:table-cell table:number-columns-repeated="1023"/>
        </table:table-row>
        <table:table-row table:style-name="ro9">
          <table:table-cell office:value-type="string">
            <text:p>D.<text:span text:style-name="T1">     </text:span><text:span text:style-name="T2">Control masyarakat terhadap pemerintahD.</text:span><text:span text:style-name="T1">     </text:span><text:span text:style-name="T2">Control masyarakat terhadap pemerintahD.</text:span><text:span text:style-name="T1">     </text:span><text:span text:style-name="T2">Control masyarakat terhadap pemerintahD.</text:span><text:span text:style-name="T1">     </text:span><text:span text:style-name="T2">Control masyarakat terhadap pemerintahD.</text:span><text:span text:style-name="T1">     </text:span><text:span text:style-name="T2">Control masyarakat terhadap pemerintah</text:span></text:p>
          </table:table-cell>
          <table:table-cell table:number-columns-repeated="1023"/>
        </table:table-row>
        <table:table-row table:style-name="ro1">
          <table:table-cell office:value-type="string">
            <text:p>JAWAB: A</text:p>
          </table:table-cell>
          <table:table-cell table:number-columns-repeated="1023"/>
        </table:table-row>
        <table:table-row table:style-name="ro9">
          <table:table-cell office:value-type="string">
            <text:p>16. Fraksi-fraksi yang ada di Majelis Permusyawaratan Rakyat merupakan pengelompokkan anggota yang mencerminkan...</text:p>
          </table:table-cell>
          <table:table-cell table:number-columns-repeated="1023"/>
        </table:table-row>
        <table:table-row table:style-name="ro9">
          <table:table-cell office:value-type="string">
            <text:p>A.<text:span text:style-name="T1">     </text:span><text:span text:style-name="T2">Kebijakan pemerintah dalam mengatur lembaga tertinggi NegaraA.</text:span><text:span text:style-name="T1">     </text:span><text:span text:style-name="T2">Kebijakan pemerintah dalam mengatur lembaga tertinggi NegaraA.</text:span><text:span text:style-name="T1">     </text:span><text:span text:style-name="T2">Kebijakan pemerintah dalam mengatur lembaga tertinggi NegaraA.</text:span><text:span text:style-name="T1">     </text:span><text:span text:style-name="T2">Kebijakan pemerintah dalam mengatur lembaga tertinggi NegaraA.</text:span><text:span text:style-name="T1">     </text:span><text:span text:style-name="T2">Kebijakan pemerintah dalam mengatur lembaga tertinggi Negara</text:span></text:p>
          </table:table-cell>
          <table:table-cell table:number-columns-repeated="1023"/>
        </table:table-row>
        <table:table-row table:style-name="ro9">
          <table:table-cell office:value-type="string">
            <text:p>B.<text:span text:style-name="T1">     </text:span><text:span text:style-name="T2">Perimbangan kekuasaan pemerintahan yang disepakati bersamaB.</text:span><text:span text:style-name="T1">     </text:span><text:span text:style-name="T2">Perimbangan kekuasaan pemerintahan yang disepakati bersamaB.</text:span><text:span text:style-name="T1">     </text:span><text:span text:style-name="T2">Perimbangan kekuasaan pemerintahan yang disepakati bersamaB.</text:span><text:span text:style-name="T1">     </text:span><text:span text:style-name="T2">Perimbangan kekuasaan pemerintahan yang disepakati bersamaB.</text:span><text:span text:style-name="T1">     </text:span><text:span text:style-name="T2">Perimbangan kekuasaan pemerintahan yang disepakati bersama</text:span></text:p>
          </table:table-cell>
          <table:table-cell table:number-columns-repeated="1023"/>
        </table:table-row>
        <table:table-row table:style-name="ro9">
          <table:table-cell office:value-type="string">
            <text:p>C.<text:span text:style-name="T1">     </text:span><text:span text:style-name="T2">Pembagian kekuasaan legislative pada tingkat lembaga tertinggi NegaraC.</text:span><text:span text:style-name="T1">     </text:span><text:span text:style-name="T2">Pembagian kekuasaan legislative pada tingkat lembaga tertinggi NegaraC.</text:span><text:span text:style-name="T1">     </text:span><text:span text:style-name="T2">Pembagian kekuasaan legislative pada tingkat lembaga tertinggi NegaraC.</text:span><text:span text:style-name="T1">     </text:span><text:span text:style-name="T2">Pembagian kekuasaan legislative pada tingkat lembaga tertinggi NegaraC.</text:span><text:span text:style-name="T1">     </text:span><text:span text:style-name="T2">Pembagian kekuasaan legislative pada tingkat lembaga tertinggi Negara</text:span></text:p>
          </table:table-cell>
          <table:table-cell table:number-columns-repeated="1023"/>
        </table:table-row>
        <table:table-row table:style-name="ro9">
          <table:table-cell office:value-type="string">
            <text:p>D.<text:span text:style-name="T1">     </text:span><text:span text:style-name="T2">Konfigurasi politik dan pengelompokkan fungsional dalam masyarakat D.</text:span><text:span text:style-name="T1">     </text:span><text:span text:style-name="T2">Konfigurasi politik dan pengelompokkan fungsional dalam masyarakat D.</text:span><text:span text:style-name="T1">     </text:span><text:span text:style-name="T2">Konfigurasi politik dan pengelompokkan fungsional dalam masyarakat D.</text:span><text:span text:style-name="T1">     </text:span><text:span text:style-name="T2">Konfigurasi politik dan pengelompokkan fungsional dalam masyarakat D.</text:span><text:span text:style-name="T1">     </text:span><text:span text:style-name="T2">Konfigurasi politik dan pengelompokkan fungsional dalam masyarakat </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17. Ketetapan MPR No. IV/MPR/1982 tentang Referendum telah dicabut dengan Ketetapan MPR No. VIII/MPR/1998, karena...</text:p>
          </table:table-cell>
          <table:table-cell table:number-columns-repeated="1023"/>
        </table:table-row>
        <table:table-row table:style-name="ro9">
          <table:table-cell office:value-type="string">
            <text:p>A.<text:span text:style-name="T1">     </text:span><text:span text:style-name="T2">Dinilai tidak sesuai dnegan tuntutan Pasal 37 UUD 1945A.</text:span><text:span text:style-name="T1">     </text:span><text:span text:style-name="T2">Dinilai tidak sesuai dnegan tuntutan Pasal 37 UUD 1945A.</text:span><text:span text:style-name="T1">     </text:span><text:span text:style-name="T2">Dinilai tidak sesuai dnegan tuntutan Pasal 37 UUD 1945A.</text:span><text:span text:style-name="T1">     </text:span><text:span text:style-name="T2">Dinilai tidak sesuai dnegan tuntutan Pasal 37 UUD 1945</text:span></text:p>
          </table:table-cell>
          <table:table-cell table:number-columns-repeated="1023"/>
        </table:table-row>
        <table:table-row table:style-name="ro9">
          <table:table-cell office:value-type="string">
            <text:p>B.<text:span text:style-name="T1">     </text:span><text:span text:style-name="T2">Memberi kekuasaan yang terlalu luas kepada pemerintahB.</text:span><text:span text:style-name="T1">     </text:span><text:span text:style-name="T2">Memberi kekuasaan yang terlalu luas kepada pemerintahB.</text:span><text:span text:style-name="T1">     </text:span><text:span text:style-name="T2">Memberi kekuasaan yang terlalu luas kepada pemerintahB.</text:span><text:span text:style-name="T1">     </text:span><text:span text:style-name="T2">Memberi kekuasaan yang terlalu luas kepada pemerintah</text:span></text:p>
          </table:table-cell>
          <table:table-cell table:number-columns-repeated="1023"/>
        </table:table-row>
        <table:table-row table:style-name="ro9">
          <table:table-cell office:value-type="string">
            <text:p>C.<text:span text:style-name="T1">     </text:span><text:span text:style-name="T2">Menghambat perubahan yang mendasar terhadap UUD 1945C.</text:span><text:span text:style-name="T1">     </text:span><text:span text:style-name="T2">Menghambat perubahan yang mendasar terhadap UUD 1945C.</text:span><text:span text:style-name="T1">     </text:span><text:span text:style-name="T2">Menghambat perubahan yang mendasar terhadap UUD 1945C.</text:span><text:span text:style-name="T1">     </text:span><text:span text:style-name="T2">Menghambat perubahan yang mendasar terhadap UUD 1945</text:span></text:p>
          </table:table-cell>
          <table:table-cell table:number-columns-repeated="1023"/>
        </table:table-row>
        <table:table-row table:style-name="ro9">
          <table:table-cell office:value-type="string">
            <text:p>D.<text:span text:style-name="T1">     </text:span><text:span text:style-name="T2">Membuka kemungkinan terhadap perubahan UUD 1945 D.</text:span><text:span text:style-name="T1">     </text:span><text:span text:style-name="T2">Membuka kemungkinan terhadap perubahan UUD 1945 D.</text:span><text:span text:style-name="T1">     </text:span><text:span text:style-name="T2">Membuka kemungkinan terhadap perubahan UUD 1945 D.</text:span><text:span text:style-name="T1">     </text:span><text:span text:style-name="T2">Membuka kemungkinan terhadap perubahan UUD 1945 </text:span></text:p>
          </table:table-cell>
          <table:table-cell table:number-columns-repeated="1023"/>
        </table:table-row>
        <table:table-row table:style-name="ro1">
          <table:table-cell office:value-type="string">
            <text:p>JAWAB: A</text:p>
          </table:table-cell>
          <table:table-cell table:number-columns-repeated="1023"/>
        </table:table-row>
        <table:table-row table:style-name="ro9">
          <table:table-cell office:value-type="string">
            <text:p>18. Hal yang amat penting diperhatikan dalam pelaksanaan otonomi daerah adalah...</text:p>
          </table:table-cell>
          <table:table-cell table:number-columns-repeated="1023"/>
        </table:table-row>
        <table:table-row table:style-name="ro9">
          <table:table-cell office:value-type="string">
            <text:p>A.<text:span text:style-name="T1">     </text:span><text:span text:style-name="T2">Optimalisasi pemanfaatan kekayaan daerahA.</text:span><text:span text:style-name="T1">     </text:span><text:span text:style-name="T2">Optimalisasi pemanfaatan kekayaan daerahA.</text:span><text:span text:style-name="T1">     </text:span><text:span text:style-name="T2">Optimalisasi pemanfaatan kekayaan daerahA.</text:span><text:span text:style-name="T1">     </text:span><text:span text:style-name="T2">Optimalisasi pemanfaatan kekayaan daerah</text:span></text:p>
          </table:table-cell>
          <table:table-cell table:number-columns-repeated="1023"/>
        </table:table-row>
        <table:table-row table:style-name="ro9">
          <table:table-cell office:value-type="string">
            <text:p>B.<text:span text:style-name="T1">     </text:span><text:span text:style-name="T2">Pelestarian nilai-nilai tradisional di daerahB.</text:span><text:span text:style-name="T1">     </text:span><text:span text:style-name="T2">Pelestarian nilai-nilai tradisional di daerahB.</text:span><text:span text:style-name="T1">     </text:span><text:span text:style-name="T2">Pelestarian nilai-nilai tradisional di daerahB.</text:span><text:span text:style-name="T1">     </text:span><text:span text:style-name="T2">Pelestarian nilai-nilai tradisional di daerah</text:span></text:p>
          </table:table-cell>
          <table:table-cell table:number-columns-repeated="1023"/>
        </table:table-row>
        <table:table-row table:style-name="ro9">
          <table:table-cell office:value-type="string">
            <text:p>C.<text:span text:style-name="T1">     </text:span><text:span text:style-name="T2">Perencanaan terpadu pembangunan daerahC.</text:span><text:span text:style-name="T1">     </text:span><text:span text:style-name="T2">Perencanaan terpadu pembangunan daerahC.</text:span><text:span text:style-name="T1">     </text:span><text:span text:style-name="T2">Perencanaan terpadu pembangunan daerahC.</text:span><text:span text:style-name="T1">     </text:span><text:span text:style-name="T2">Perencanaan terpadu pembangunan daerah</text:span></text:p>
          </table:table-cell>
          <table:table-cell table:number-columns-repeated="1023"/>
        </table:table-row>
        <table:table-row table:style-name="ro9">
          <table:table-cell office:value-type="string">
            <text:p>D.<text:span text:style-name="T1">     </text:span><text:span text:style-name="T2">Kukuhnya persatuan dan kesatuan bangsa D.</text:span><text:span text:style-name="T1">     </text:span><text:span text:style-name="T2">Kukuhnya persatuan dan kesatuan bangsa D.</text:span><text:span text:style-name="T1">     </text:span><text:span text:style-name="T2">Kukuhnya persatuan dan kesatuan bangsa D.</text:span><text:span text:style-name="T1">     </text:span><text:span text:style-name="T2">Kukuhnya persatuan dan kesatuan bangsa </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19. Keputusan Presiden No. 47 Tahun 1999 menentukan bahwa anggota DPR periode 1997/2000 diberikan pesangon, dengan pertimbangan terutama...</text:p>
          </table:table-cell>
          <table:table-cell table:number-columns-repeated="1023"/>
        </table:table-row>
        <table:table-row table:style-name="ro9">
          <table:table-cell office:value-type="string">
            <text:p>A.<text:span text:style-name="T1">     </text:span><text:span text:style-name="T2">Kinerja Dewan yang tinggi dan masa bakti kurang dari 5 tahunA.</text:span><text:span text:style-name="T1">     </text:span><text:span text:style-name="T2">Kinerja Dewan yang tinggi dan masa bakti kurang dari 5 tahunA.</text:span><text:span text:style-name="T1">     </text:span><text:span text:style-name="T2">Kinerja Dewan yang tinggi dan masa bakti kurang dari 5 tahunA.</text:span><text:span text:style-name="T1">     </text:span><text:span text:style-name="T2">Kinerja Dewan yang tinggi dan masa bakti kurang dari 5 tahun</text:span></text:p>
          </table:table-cell>
          <table:table-cell table:number-columns-repeated="1023"/>
        </table:table-row>
        <table:table-row table:style-name="ro9">
          <table:table-cell office:value-type="string">
            <text:p>B.<text:span text:style-name="T1">     </text:span><text:span text:style-name="T2">Memacu kerja anggota Dewan supaya lebih berprestasiB.</text:span><text:span text:style-name="T1">     </text:span><text:span text:style-name="T2">Memacu kerja anggota Dewan supaya lebih berprestasiB.</text:span><text:span text:style-name="T1">     </text:span><text:span text:style-name="T2">Memacu kerja anggota Dewan supaya lebih berprestasiB.</text:span><text:span text:style-name="T1">     </text:span><text:span text:style-name="T2">Memacu kerja anggota Dewan supaya lebih berprestasi</text:span></text:p>
          </table:table-cell>
          <table:table-cell table:number-columns-repeated="1023"/>
        </table:table-row>
        <table:table-row table:style-name="ro9">
          <table:table-cell office:value-type="string">
            <text:p>C.<text:span text:style-name="T1">     </text:span><text:span text:style-name="T2">Meningkatkan kehormatan dan kesejahteraaan anggota DewanC.</text:span><text:span text:style-name="T1">     </text:span><text:span text:style-name="T2">Meningkatkan kehormatan dan kesejahteraaan anggota DewanC.</text:span><text:span text:style-name="T1">     </text:span><text:span text:style-name="T2">Meningkatkan kehormatan dan kesejahteraaan anggota DewanC.</text:span><text:span text:style-name="T1">     </text:span><text:span text:style-name="T2">Meningkatkan kehormatan dan kesejahteraaan anggota Dewan</text:span></text:p>
          </table:table-cell>
          <table:table-cell table:number-columns-repeated="1023"/>
        </table:table-row>
        <table:table-row table:style-name="ro9">
          <table:table-cell office:value-type="string">
            <text:p>D.<text:span text:style-name="T1">     </text:span><text:span text:style-name="T2">Jasa-jasa anggota Dewan dalam mendukung reformasi D.</text:span><text:span text:style-name="T1">     </text:span><text:span text:style-name="T2">Jasa-jasa anggota Dewan dalam mendukung reformasi D.</text:span><text:span text:style-name="T1">     </text:span><text:span text:style-name="T2">Jasa-jasa anggota Dewan dalam mendukung reformasi </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20. Tim terpadu yang dibentuk pemerintah untuk mengkaji pemisahan lembaga eksekuti dan yudikatif guna mewujudkan lembaga peradilan yang bebas, sebagi cirri utyama dari...</text:p>
          </table:table-cell>
          <table:table-cell table:number-columns-repeated="1023"/>
        </table:table-row>
        <table:table-row table:style-name="ro9">
          <table:table-cell office:value-type="string">
            <text:p>A.<text:span text:style-name="T1">   </text:span><text:span text:style-name="T2">Negara hukumA.</text:span><text:span text:style-name="T1">   </text:span><text:span text:style-name="T2">Negara hukumA.</text:span><text:span text:style-name="T1">   </text:span><text:span text:style-name="T2">Negara hukum</text:span></text:p>
          </table:table-cell>
          <table:table-cell table:number-columns-repeated="1023"/>
        </table:table-row>
        <table:table-row table:style-name="ro9">
          <table:table-cell office:value-type="string">
            <text:p>B.<text:span text:style-name="T1">   </text:span><text:span text:style-name="T2">Pemerintah demokrasiB.</text:span><text:span text:style-name="T1">   </text:span><text:span text:style-name="T2">Pemerintah demokrasiB.</text:span><text:span text:style-name="T1">   </text:span><text:span text:style-name="T2">Pemerintah demokrasi</text:span></text:p>
          </table:table-cell>
          <table:table-cell table:number-columns-repeated="1023"/>
        </table:table-row>
        <table:table-row table:style-name="ro9">
          <table:table-cell office:value-type="string">
            <text:p>C.<text:span text:style-name="T1">   </text:span><text:span text:style-name="T2">Kedaulatan rakyatC.</text:span><text:span text:style-name="T1">   </text:span><text:span text:style-name="T2">Kedaulatan rakyatC.</text:span><text:span text:style-name="T1">   </text:span><text:span text:style-name="T2">Kedaulatan rakyat</text:span></text:p>
          </table:table-cell>
          <table:table-cell table:number-columns-repeated="1023"/>
        </table:table-row>
        <table:table-row table:style-name="ro9">
          <table:table-cell office:value-type="string">
            <text:p>D.<text:span text:style-name="T1">   </text:span><text:span text:style-name="T2">Pemerintah republic D.</text:span><text:span text:style-name="T1">   </text:span><text:span text:style-name="T2">Pemerintah republic D.</text:span><text:span text:style-name="T1">   </text:span><text:span text:style-name="T2">Pemerintah republic </text:span></text:p>
          </table:table-cell>
          <table:table-cell table:number-columns-repeated="1023"/>
        </table:table-row>
        <table:table-row table:style-name="ro1">
          <table:table-cell office:value-type="string">
            <text:p>JAWAB: B</text:p>
          </table:table-cell>
          <table:table-cell table:number-columns-repeated="1023"/>
        </table:table-row>
        <table:table-row table:style-name="ro9">
          <table:table-cell office:value-type="string">
            <text:p>21. Kebijakan pemerintah untuk memisahkan kekuasaan eksekutif dan yudikatif bertujuan...</text:p>
          </table:table-cell>
          <table:table-cell table:number-columns-repeated="1023"/>
        </table:table-row>
        <table:table-row table:style-name="ro9">
          <table:table-cell office:value-type="string">
            <text:p>A.<text:span text:style-name="T1">     </text:span><text:span text:style-name="T2">Mewujudkan lembaga pengadilan yang mandiriA.</text:span><text:span text:style-name="T1">     </text:span><text:span text:style-name="T2">Mewujudkan lembaga pengadilan yang mandiriA.</text:span><text:span text:style-name="T1">     </text:span><text:span text:style-name="T2">Mewujudkan lembaga pengadilan yang mandiri</text:span></text:p>
          </table:table-cell>
          <table:table-cell table:number-columns-repeated="1023"/>
        </table:table-row>
        <table:table-row table:style-name="ro9">
          <table:table-cell office:value-type="string">
            <text:p>B.<text:span text:style-name="T1">     </text:span><text:span text:style-name="T2">Memudahkan pengawasan terhadap lembaga peradilanB.</text:span><text:span text:style-name="T1">     </text:span><text:span text:style-name="T2">Memudahkan pengawasan terhadap lembaga peradilanB.</text:span><text:span text:style-name="T1">     </text:span><text:span text:style-name="T2">Memudahkan pengawasan terhadap lembaga peradilan</text:span></text:p>
          </table:table-cell>
          <table:table-cell table:number-columns-repeated="1023"/>
        </table:table-row>
        <table:table-row table:style-name="ro9">
          <table:table-cell office:value-type="string">
            <text:p>C.<text:span text:style-name="T1">     </text:span><text:span text:style-name="T2">Meingkatkan efektivitas penyelenggaraan peradilanC.</text:span><text:span text:style-name="T1">     </text:span><text:span text:style-name="T2">Meingkatkan efektivitas penyelenggaraan peradilanC.</text:span><text:span text:style-name="T1">     </text:span><text:span text:style-name="T2">Meingkatkan efektivitas penyelenggaraan peradilan</text:span></text:p>
          </table:table-cell>
          <table:table-cell table:number-columns-repeated="1023"/>
        </table:table-row>
        <table:table-row table:style-name="ro9">
          <table:table-cell office:value-type="string">
            <text:p>D.<text:span text:style-name="T1">     </text:span><text:span text:style-name="T2">Memperlancar penyelenggaraan administrasi kehakiman D.</text:span><text:span text:style-name="T1">     </text:span><text:span text:style-name="T2">Memperlancar penyelenggaraan administrasi kehakiman D.</text:span><text:span text:style-name="T1">     </text:span><text:span text:style-name="T2">Memperlancar penyelenggaraan administrasi kehakiman </text:span></text:p>
          </table:table-cell>
          <table:table-cell table:number-columns-repeated="1023"/>
        </table:table-row>
        <table:table-row table:style-name="ro1">
          <table:table-cell office:value-type="string">
            <text:p>JAWAB: A</text:p>
          </table:table-cell>
          <table:table-cell table:number-columns-repeated="1023"/>
        </table:table-row>
        <table:table-row table:style-name="ro9">
          <table:table-cell office:value-type="string">
            <text:p>22. Menurut peraturan perundangOundangan yang berlaku, pemberatasan korupsi, kolusi, dan nepotisme harus dilakukan secara tegas terhadap siapa saja, dengan memperhatikan praduga tak bersalah, yahki seseorang dianggap tidak bersalah sebelum...</text:p>
          </table:table-cell>
          <table:table-cell table:number-columns-repeated="1023"/>
        </table:table-row>
        <table:table-row table:style-name="ro9">
          <table:table-cell office:value-type="string">
            <text:p>A.<text:span text:style-name="T1">        </text:span><text:span text:style-name="T2">Menjadi terdakwa dalam tindak pidana yang dituduhkanA.</text:span><text:span text:style-name="T1">        </text:span><text:span text:style-name="T2">Menjadi terdakwa dalam tindak pidana yang dituduhkanA.</text:span><text:span text:style-name="T1">        </text:span><text:span text:style-name="T2">Menjadi terdakwa dalam tindak pidana yang dituduhkan</text:span></text:p>
          </table:table-cell>
          <table:table-cell table:number-columns-repeated="1023"/>
        </table:table-row>
        <table:table-row table:style-name="ro9">
          <table:table-cell office:value-type="string">
            <text:p>B.<text:span text:style-name="T1">        </text:span><text:span text:style-name="T2">Menjadi tersangka bahwa dia melakukan kesalahanB.</text:span><text:span text:style-name="T1">        </text:span><text:span text:style-name="T2">Menjadi tersangka bahwa dia melakukan kesalahan</text:span></text:p>
          </table:table-cell>
          <table:table-cell table:number-columns-repeated="1023"/>
        </table:table-row>
        <table:table-row table:style-name="ro9">
          <table:table-cell office:value-type="string">
            <text:p>C.<text:span text:style-name="T1">        </text:span><text:span text:style-name="T2">Diperoleh bukti-bukti yang kuat tentang kesalahannyaC.</text:span><text:span text:style-name="T1">        </text:span><text:span text:style-name="T2">Diperoleh bukti-bukti yang kuat tentang kesalahannya</text:span></text:p>
          </table:table-cell>
          <table:table-cell table:number-columns-repeated="1023"/>
        </table:table-row>
        <table:table-row table:style-name="ro9">
          <table:table-cell office:value-type="string">
            <text:p>D.<text:span text:style-name="T1">        </text:span><text:span text:style-name="T2">Berlaku keputusan hakim yang menyatakan bersalah D.</text:span><text:span text:style-name="T1">        </text:span><text:span text:style-name="T2">Berlaku keputusan hakim yang menyatakan bersalah </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9">
          <table:table-cell office:value-type="string">
            <text:p>23. Pertahanan dan keamanan bangsa dan Negara, menurut UUD 1945 menjadi tanggung jawab...</text:p>
          </table:table-cell>
          <table:table-cell table:number-columns-repeated="1023"/>
        </table:table-row>
        <table:table-row table:style-name="ro9">
          <table:table-cell office:value-type="string">
            <text:p>A.<text:span text:style-name="T1">   </text:span><text:span text:style-name="T2">PemerintahA.</text:span><text:span text:style-name="T1">   </text:span><text:span text:style-name="T2">Pemerintah</text:span></text:p>
          </table:table-cell>
          <table:table-cell table:number-columns-repeated="1023"/>
        </table:table-row>
        <table:table-row table:style-name="ro9">
          <table:table-cell office:value-type="string">
            <text:p>B.<text:span text:style-name="T1">   </text:span><text:span text:style-name="T2">TNIB.</text:span><text:span text:style-name="T1">   </text:span><text:span text:style-name="T2">TNI</text:span></text:p>
          </table:table-cell>
          <table:table-cell table:number-columns-repeated="1023"/>
        </table:table-row>
        <table:table-row table:style-name="ro9">
          <table:table-cell office:value-type="string">
            <text:p>C.<text:span text:style-name="T1">   </text:span><text:span text:style-name="T2">Warga NegaraC.</text:span><text:span text:style-name="T1">   </text:span><text:span text:style-name="T2">Warga Negara</text:span></text:p>
          </table:table-cell>
          <table:table-cell table:number-columns-repeated="1023"/>
        </table:table-row>
        <table:table-row table:style-name="ro9">
          <table:table-cell office:value-type="string">
            <text:p>D.<text:span text:style-name="T1">   </text:span><text:span text:style-name="T2">RakyatD.</text:span><text:span text:style-name="T1">   </text:span><text:span text:style-name="T2">Rakyat</text:span></text:p>
          </table:table-cell>
          <table:table-cell table:number-columns-repeated="1023"/>
        </table:table-row>
        <table:table-row table:style-name="ro1">
          <table:table-cell office:value-type="string">
            <text:p>JAWAB: C</text:p>
          </table:table-cell>
          <table:table-cell table:number-columns-repeated="1023"/>
        </table:table-row>
        <table:table-row table:style-name="ro9">
          <table:table-cell office:value-type="string">
            <text:p>24. Pemisahan Polri dan <text:span text:style-name="T3">TNI </text:span><text:span text:style-name="T2">memiliki tujuan, terutama24. Pemisahan Polri dan </text:span><text:span text:style-name="T4">TNI </text:span><text:span text:style-name="T2">memiliki tujuan, terutama</text:span></text:p>
          </table:table-cell>
          <table:table-cell table:number-columns-repeated="1023"/>
        </table:table-row>
        <table:table-row table:style-name="ro9">
          <table:table-cell office:value-type="string">
            <text:p>A.<text:span text:style-name="T1">     </text:span><text:span text:style-name="T2">Meningkatkan kesejahteraan PolriA.</text:span><text:span text:style-name="T1">     </text:span><text:span text:style-name="T2">Meningkatkan kesejahteraan Polri</text:span></text:p>
          </table:table-cell>
          <table:table-cell table:number-columns-repeated="1023"/>
        </table:table-row>
        <table:table-row table:style-name="ro9">
          <table:table-cell office:value-type="string">
            <text:p>B.<text:span text:style-name="T1">     </text:span><text:span text:style-name="T2">Meningkatkan profesionalisme PolriB.</text:span><text:span text:style-name="T1">     </text:span><text:span text:style-name="T2">Meningkatkan profesionalisme Polri</text:span></text:p>
          </table:table-cell>
          <table:table-cell table:number-columns-repeated="1023"/>
        </table:table-row>
        <table:table-row table:style-name="ro9">
          <table:table-cell office:value-type="string">
            <text:p>C.<text:span text:style-name="T1">     </text:span><text:span text:style-name="T2">Mereformasi struktur oirganisasi PolriC.</text:span><text:span text:style-name="T1">     </text:span><text:span text:style-name="T2">Mereformasi struktur oirganisasi Polri</text:span></text:p>
          </table:table-cell>
          <table:table-cell table:number-columns-repeated="1023"/>
        </table:table-row>
        <table:table-row table:style-name="ro9">
          <table:table-cell office:value-type="string">
            <text:p>D.<text:span text:style-name="T1">     </text:span><text:span text:style-name="T2">Mereformasi struktur organisasi TNI D.</text:span><text:span text:style-name="T1">     </text:span><text:span text:style-name="T2">Mereformasi struktur organisasi TNI </text:span></text:p>
          </table:table-cell>
          <table:table-cell table:number-columns-repeated="1023"/>
        </table:table-row>
        <table:table-row table:style-name="ro1">
          <table:table-cell office:value-type="string">
            <text:p>JAWAB: B</text:p>
          </table:table-cell>
          <table:table-cell table:number-columns-repeated="1023"/>
        </table:table-row>
        <table:table-row table:style-name="ro9">
          <table:table-cell office:value-type="string">
            <text:p>25. Peningkatan jumlah personel Kamra didasarkan pada pertimbangan, terutama...</text:p>
          </table:table-cell>
          <table:table-cell table:number-columns-repeated="1023"/>
        </table:table-row>
        <table:table-row table:style-name="ro9">
          <table:table-cell office:value-type="string">
            <text:p>A.<text:span text:style-name="T1">     </text:span><text:span text:style-name="T2">Kemampuan profeesional Polri</text:span></text:p>
          </table:table-cell>
          <table:table-cell table:number-columns-repeated="1023"/>
        </table:table-row>
        <table:table-row table:style-name="ro9">
          <table:table-cell office:value-type="string">
            <text:p>B.<text:span text:style-name="T1">     </text:span><text:span text:style-name="T2">Keterbatasan anggota Polri</text:span></text:p>
          </table:table-cell>
          <table:table-cell table:number-columns-repeated="1023"/>
        </table:table-row>
        <table:table-row table:style-name="ro9">
          <table:table-cell office:value-type="string">
            <text:p>C.<text:span text:style-name="T1">     </text:span><text:span text:style-name="T2">Kerawanan social yang meningkat</text:span></text:p>
          </table:table-cell>
          <table:table-cell table:number-columns-repeated="1023"/>
        </table:table-row>
        <table:table-row table:style-name="ro9">
          <table:table-cell office:value-type="string">
            <text:p>D.<text:span text:style-name="T1">     </text:span><text:span text:style-name="T2">Mewaspadai ancaman keamanan </text:span></text:p>
          </table:table-cell>
          <table:table-cell table:number-columns-repeated="1023"/>
        </table:table-row>
        <table:table-row table:style-name="ro1">
          <table:table-cell office:value-type="string">
            <text:p>JAWAB: D</text:p>
          </table:table-cell>
          <table:table-cell table:number-columns-repeated="1023"/>
        </table:table-row>
        <table:table-row table:style-name="ro1" table:number-rows-repeated="45">
          <table:table-cell table:number-columns-repeated="1024"/>
        </table:table-row>
        <table:table-row table:style-name="ro9">
          <table:table-cell/>
          <table:table-cell office:value-type="string">
            <text:p><text:s/>dst</text:p>
          </table:table-cell>
          <table:table-cell table:number-columns-repeated="1022"/>
        </table:table-row>
        <table:table-row table:style-name="ro1" table:number-rows-repeated="1048379">
          <table:table-cell table:number-columns-repeated="1024"/>
        </table:table-row>
        <table:table-row table:style-name="ro1">
          <table:table-cell table:number-columns-repeated="1024"/>
        </table:table-row>
        <table:named-expressions/>
      </table:table>
      <table:table table:name="GBHN" table:style-name="ta9" table:print="false">
        <table:table-column table:style-name="co37" table:default-cell-style-name="Excel_20_Built-in_20_Normal"/>
        <table:table-column table:style-name="co9" table:number-columns-repeated="1023" table:default-cell-style-name="Excel_20_Built-in_20_Normal"/>
        <table:table-row table:style-name="ro1">
          <table:table-cell table:style-name="ce10" office:value-type="string">
            <text:p>101. Berdasarkan Ketetapan MPR No.IV/MPR/1999, Garis-garis Besar Haluan negara diberi pengertian ....</text:p>
          </table:table-cell>
          <table:table-cell/>
          <table:table-cell table:style-name="ce12" table:formula="of:=OFFSET([.$A$1];COLUMNS([.$A1:.A1])-1+(ROWS([.$A$1:.$AMJ1])-1)*7;0)" office:value-type="string" office:string-value="101. Berdasarkan Ketetapan MPR No.IV/MPR/1999, Garis-garis Besar Haluan negara diberi pengertian ....">
            <text:p>101. Berdasarkan Ketetapan MPR No.IV/MPR/1999, Garis-garis Besar Haluan negara diberi pengertian ....</text:p>
          </table:table-cell>
          <table:table-cell table:style-name="ce12" table:formula="of:=OFFSET([.$A$1];COLUMNS([.$A1:.B1])-1+(ROWS([.$A$1:.$AMJ1])-1)*7;0)" office:value-type="string" office:string-value="a. Perwujudan aspirasi rakyat Indonesia berhubungan dengan masa depannya">
            <text:p>a. Perwujudan aspirasi rakyat Indonesia berhubungan dengan masa depannya</text:p>
          </table:table-cell>
          <table:table-cell table:style-name="ce12" table:formula="of:=OFFSET([.$A$1];COLUMNS([.$A1:.C1])-1+(ROWS([.$A$1:.$AMJ1])-1)*7;0)" office:value-type="string" office:string-value="b. Pernyataan kehendak rakyat yang menyeluruh danterpadu sebagai haluan negara ">
            <text:p>b. Pernyataan kehendak rakyat yang menyeluruh danterpadu sebagai haluan negara </text:p>
          </table:table-cell>
          <table:table-cell table:style-name="ce12" table:formula="of:=OFFSET([.$A$1];COLUMNS([.$A1:.D1])-1+(ROWS([.$A$1:.$AMJ1])-1)*7;0)" office:value-type="string" office:string-value="c. Haluan negara yang dirumuskan sebagai kebijaksanaan pembangunan nasional ">
            <text:p>c. Haluan negara yang dirumuskan sebagai kebijaksanaan pembangunan nasional </text:p>
          </table:table-cell>
          <table:table-cell table:style-name="ce12" table:formula="of:=OFFSET([.$A$1];COLUMNS([.$A1:.E1])-1+(ROWS([.$A$1:.$AMJ1])-1)*7;0)" office:value-type="string" office:string-value="d. Landasan pembangunan dalam Garis-garis besar untuk jangka waktu 5 tahun ">
            <text:p>d. Landasan pembangunan dalam Garis-garis besar untuk jangka waktu 5 tahun </text:p>
          </table:table-cell>
          <table:table-cell table:style-name="ce12" table:formula="of:=OFFSET([.$A$1];COLUMNS([.$A1:.F1])-1+(ROWS([.$A$1:.$AMJ1])-1)*7;0)" office:value-type="string" office:string-value="e. Pernyataan kehendak rakyat yang mencita-citakan kehidupan yangadil dan makmur ">
            <text:p>e. Pernyataan kehendak rakyat yang mencita-citakan kehidupan yangadil dan makmur </text:p>
          </table:table-cell>
          <table:table-cell table:style-name="ce12" table:formula="of:=OFFSET([.$A$1];COLUMNS([.$A1:.G1])-1+(ROWS([.$A$1:.$AMJ1])-1)*7;0)" office:value-type="string" office:string-value="Answer: b ">
            <text:p>Answer: b </text:p>
          </table:table-cell>
          <table:table-cell table:number-columns-repeated="1015"/>
        </table:table-row>
        <table:table-row table:style-name="ro1">
          <table:table-cell table:style-name="ce10" office:value-type="string">
            <text:p>a. Perwujudan aspirasi rakyat Indonesia berhubungan dengan masa depannya</text:p>
          </table:table-cell>
          <table:table-cell/>
          <table:table-cell table:style-name="ce12" table:formula="of:=OFFSET([.$A$1];COLUMNS([.$A2:.A2])-1+(ROWS([.$A$1:.$AMJ2])-1)*7;0)" office:value-type="string" office:string-value="102. Maksud perumusan GBHN seperti yang dinyatakan dalam Ketetapan MPR No.IV/MPR/1999 adalah ...">
            <text:p>102. Maksud perumusan GBHN seperti yang dinyatakan dalam Ketetapan MPR No.IV/MPR/1999 adalah ...</text:p>
          </table:table-cell>
          <table:table-cell table:style-name="ce12" table:formula="of:=OFFSET([.$A$1];COLUMNS([.$A2:.B2])-1+(ROWS([.$A$1:.$AMJ2])-1)*7;0)" office:value-type="string" office:string-value="a. Mempercepat tercapainya tujuan pembangunan">
            <text:p>a. Mempercepat tercapainya tujuan pembangunan</text:p>
          </table:table-cell>
          <table:table-cell table:style-name="ce12" table:formula="of:=OFFSET([.$A$1];COLUMNS([.$A2:.C2])-1+(ROWS([.$A$1:.$AMJ2])-1)*7;0)" office:value-type="string" office:string-value="b. Memberikan arah bagi penyelenggaraan negara ">
            <text:p>b. Memberikan arah bagi penyelenggaraan negara </text:p>
          </table:table-cell>
          <table:table-cell table:style-name="ce12" table:formula="of:=OFFSET([.$A$1];COLUMNS([.$A2:.D2])-1+(ROWS([.$A$1:.$AMJ2])-1)*7;0)" office:value-type="string" office:string-value="c. Meletakkan dasar terwujudnya stabilitas nasional">
            <text:p>c. Meletakkan dasar terwujudnya stabilitas nasional</text:p>
          </table:table-cell>
          <table:table-cell table:style-name="ce12" table:formula="of:=OFFSET([.$A$1];COLUMNS([.$A2:.E2])-1+(ROWS([.$A$1:.$AMJ2])-1)*7;0)" office:value-type="string" office:string-value="d. Memberikan pedoman pelaksanaan pembangunan">
            <text:p>d. Memberikan pedoman pelaksanaan pembangunan</text:p>
          </table:table-cell>
          <table:table-cell table:style-name="ce12" table:formula="of:=OFFSET([.$A$1];COLUMNS([.$A2:.F2])-1+(ROWS([.$A$1:.$AMJ2])-1)*7;0)" office:value-type="string" office:string-value="e. Menjadi panduan dalam perumusan kebijakan publik ">
            <text:p>e. Menjadi panduan dalam perumusan kebijakan publik </text:p>
          </table:table-cell>
          <table:table-cell table:style-name="ce12" table:formula="of:=OFFSET([.$A$1];COLUMNS([.$A2:.G2])-1+(ROWS([.$A$1:.$AMJ2])-1)*7;0)" office:value-type="string" office:string-value="Answer: d ">
            <text:p>Answer: d </text:p>
          </table:table-cell>
          <table:table-cell table:number-columns-repeated="1015"/>
        </table:table-row>
        <table:table-row table:style-name="ro1">
          <table:table-cell table:style-name="ce10" office:value-type="string">
            <text:p>b. Pernyataan kehendak rakyat yang menyeluruh danterpadu sebagai haluan negara </text:p>
          </table:table-cell>
          <table:table-cell/>
          <table:table-cell table:style-name="ce12" table:formula="of:=OFFSET([.$A$1];COLUMNS([.$A3:.A3])-1+(ROWS([.$A$1:.$AMJ3])-1)*7;0)" office:value-type="string" office:string-value="103. Visi pembangunan nasional seperti dirumuskan dalam GBHN adalah terwujudnya masyarakat Indonesia yang damai, demokratis, berkeadilan, berdaya saing, maju dn sejahtera, yang didukung manusia Indonesia yang memiliki karakteristik sebagai berikut, KECUALI.....">
            <text:p>103. Visi pembangunan nasional seperti dirumuskan dalam GBHN adalah terwujudnya masyarakat Indonesia yang damai, demokratis, berkeadilan, berdaya saing, maju dn sejahtera, yang didukung manusia Indonesia yang memiliki karakteristik sebagai berikut, KECUALI.....</text:p>
          </table:table-cell>
          <table:table-cell table:style-name="ce12" table:formula="of:=OFFSET([.$A$1];COLUMNS([.$A3:.B3])-1+(ROWS([.$A$1:.$AMJ3])-1)*7;0)" office:value-type="string" office:string-value="a. Berakhlak mulia">
            <text:p>a. Berakhlak mulia</text:p>
          </table:table-cell>
          <table:table-cell table:style-name="ce12" table:formula="of:=OFFSET([.$A$1];COLUMNS([.$A3:.C3])-1+(ROWS([.$A$1:.$AMJ3])-1)*7;0)" office:value-type="string" office:string-value="b. Cinta tanah air">
            <text:p>b. Cinta tanah air</text:p>
          </table:table-cell>
          <table:table-cell table:style-name="ce12" table:formula="of:=OFFSET([.$A$1];COLUMNS([.$A3:.D3])-1+(ROWS([.$A$1:.$AMJ3])-1)*7;0)" office:value-type="string" office:string-value="c. Berkesadaran hukum">
            <text:p>c. Berkesadaran hukum</text:p>
          </table:table-cell>
          <table:table-cell table:style-name="ce12" table:formula="of:=OFFSET([.$A$1];COLUMNS([.$A3:.E3])-1+(ROWS([.$A$1:.$AMJ3])-1)*7;0)" office:value-type="string" office:string-value="d. Berwawasan global">
            <text:p>d. Berwawasan global</text:p>
          </table:table-cell>
          <table:table-cell table:style-name="ce12" table:formula="of:=OFFSET([.$A$1];COLUMNS([.$A3:.F3])-1+(ROWS([.$A$1:.$AMJ3])-1)*7;0)" office:value-type="string" office:string-value="e. Memiliki etos kerja ">
            <text:p>e. Memiliki etos kerja </text:p>
          </table:table-cell>
          <table:table-cell table:style-name="ce12" table:formula="of:=OFFSET([.$A$1];COLUMNS([.$A3:.G3])-1+(ROWS([.$A$1:.$AMJ3])-1)*7;0)" office:value-type="string" office:string-value="Answer: d ">
            <text:p>Answer: d </text:p>
          </table:table-cell>
          <table:table-cell table:number-columns-repeated="1015"/>
        </table:table-row>
        <table:table-row table:style-name="ro1">
          <table:table-cell table:style-name="ce10" office:value-type="string">
            <text:p>c. Haluan negara yang dirumuskan sebagai kebijaksanaan pembangunan nasional </text:p>
          </table:table-cell>
          <table:table-cell/>
          <table:table-cell table:style-name="ce12" table:formula="of:=OFFSET([.$A$1];COLUMNS([.$A4:.A4])-1+(ROWS([.$A$1:.$AMJ4])-1)*7;0)" office:value-type="string" office:string-value="104. Salah satu misi pembangunan menurut GBHN adalah penegakan kedaulatan rakyat dalam segala aspek kehidupan bermasyarakat, berbangsa, bernegara. Implementasi dalam bidang pendidikan dilapangan yang sesuai sebagai perwujudan misi tersebut terutama .... ">
            <text:p>104. Salah satu misi pembangunan menurut GBHN adalah penegakan kedaulatan rakyat dalam segala aspek kehidupan bermasyarakat, berbangsa, bernegara. Implementasi dalam bidang pendidikan dilapangan yang sesuai sebagai perwujudan misi tersebut terutama .... </text:p>
          </table:table-cell>
          <table:table-cell table:style-name="ce12" table:formula="of:=OFFSET([.$A$1];COLUMNS([.$A4:.B4])-1+(ROWS([.$A$1:.$AMJ4])-1)*7;0)" office:value-type="string" office:string-value="a. Peningkatan disiplin belajar">
            <text:p>a. Peningkatan disiplin belajar</text:p>
          </table:table-cell>
          <table:table-cell table:style-name="ce12" table:formula="of:=OFFSET([.$A$1];COLUMNS([.$A4:.C4])-1+(ROWS([.$A$1:.$AMJ4])-1)*7;0)" office:value-type="string" office:string-value="b. Pembebasan uang sekolah">
            <text:p>b. Pembebasan uang sekolah</text:p>
          </table:table-cell>
          <table:table-cell table:style-name="ce12" table:formula="of:=OFFSET([.$A$1];COLUMNS([.$A4:.D4])-1+(ROWS([.$A$1:.$AMJ4])-1)*7;0)" office:value-type="string" office:string-value="c. Penegrian lembaga pendidikan ">
            <text:p>c. Penegrian lembaga pendidikan </text:p>
          </table:table-cell>
          <table:table-cell table:style-name="ce12" table:formula="of:=OFFSET([.$A$1];COLUMNS([.$A4:.E4])-1+(ROWS([.$A$1:.$AMJ4])-1)*7;0)" office:value-type="string" office:string-value="d. Konsep globalisasi pendidikan">
            <text:p>d. Konsep globalisasi pendidikan</text:p>
          </table:table-cell>
          <table:table-cell table:style-name="ce12" table:formula="of:=OFFSET([.$A$1];COLUMNS([.$A4:.F4])-1+(ROWS([.$A$1:.$AMJ4])-1)*7;0)" office:value-type="string" office:string-value="e. Manajemen berbasis sekolah ">
            <text:p>e. Manajemen berbasis sekolah </text:p>
          </table:table-cell>
          <table:table-cell table:style-name="ce12" table:formula="of:=OFFSET([.$A$1];COLUMNS([.$A4:.G4])-1+(ROWS([.$A$1:.$AMJ4])-1)*7;0)" office:value-type="string" office:string-value="Answer: e ">
            <text:p>Answer: e </text:p>
          </table:table-cell>
          <table:table-cell table:number-columns-repeated="1015"/>
        </table:table-row>
        <table:table-row table:style-name="ro1">
          <table:table-cell table:style-name="ce10" office:value-type="string">
            <text:p>d. Landasan pembangunan dalam Garis-garis besar untuk jangka waktu 5 tahun </text:p>
          </table:table-cell>
          <table:table-cell/>
          <table:table-cell table:style-name="ce12" table:formula="of:=OFFSET([.$A$1];COLUMNS([.$A5:.A5])-1+(ROWS([.$A$1:.$AMJ5])-1)*7;0)" office:value-type="string" office:string-value="105. Program pembangunan nasional memuat ...">
            <text:p>105. Program pembangunan nasional memuat ...</text:p>
          </table:table-cell>
          <table:table-cell table:style-name="ce12" table:formula="of:=OFFSET([.$A$1];COLUMNS([.$A5:.B5])-1+(ROWS([.$A$1:.$AMJ5])-1)*7;0)" office:value-type="string" office:string-value="a. Uraian rinci dan terukur dalam pelaksanaan GBHN ">
            <text:p>a. Uraian rinci dan terukur dalam pelaksanaan GBHN </text:p>
          </table:table-cell>
          <table:table-cell table:style-name="ce12" table:formula="of:=OFFSET([.$A$1];COLUMNS([.$A5:.C5])-1+(ROWS([.$A$1:.$AMJ5])-1)*7;0)" office:value-type="string" office:string-value="b. Kebijakan pemerintah dalam pelaksanaan GBHN">
            <text:p>b. Kebijakan pemerintah dalam pelaksanaan GBHN</text:p>
          </table:table-cell>
          <table:table-cell table:style-name="ce12" table:formula="of:=OFFSET([.$A$1];COLUMNS([.$A5:.D5])-1+(ROWS([.$A$1:.$AMJ5])-1)*7;0)" office:value-type="string" office:string-value="c. Uraian kegiatan pembangunan bebagai departemen ">
            <text:p>c. Uraian kegiatan pembangunan bebagai departemen </text:p>
          </table:table-cell>
          <table:table-cell table:style-name="ce12" table:formula="of:=OFFSET([.$A$1];COLUMNS([.$A5:.E5])-1+(ROWS([.$A$1:.$AMJ5])-1)*7;0)" office:value-type="string" office:string-value="d. Program kerja kabinet selama periode tertentu">
            <text:p>d. Program kerja kabinet selama periode tertentu</text:p>
          </table:table-cell>
          <table:table-cell table:style-name="ce12" table:formula="of:=OFFSET([.$A$1];COLUMNS([.$A5:.F5])-1+(ROWS([.$A$1:.$AMJ5])-1)*7;0)" office:value-type="string" office:string-value="e. Landasan struktural pembangunan nasional ">
            <text:p>e. Landasan struktural pembangunan nasional </text:p>
          </table:table-cell>
          <table:table-cell table:style-name="ce12" table:formula="of:=OFFSET([.$A$1];COLUMNS([.$A5:.G5])-1+(ROWS([.$A$1:.$AMJ5])-1)*7;0)" office:value-type="string" office:string-value="Answer: a ">
            <text:p>Answer: a </text:p>
          </table:table-cell>
          <table:table-cell table:number-columns-repeated="1015"/>
        </table:table-row>
        <table:table-row table:style-name="ro1">
          <table:table-cell table:style-name="ce10" office:value-type="string">
            <text:p>e. Pernyataan kehendak rakyat yang mencita-citakan kehidupan yangadil dan makmur </text:p>
          </table:table-cell>
          <table:table-cell/>
          <table:table-cell table:style-name="ce12" table:formula="of:=OFFSET([.$A$1];COLUMNS([.$A6:.A6])-1+(ROWS([.$A$1:.$AMJ6])-1)*7;0)" office:value-type="string" office:string-value="106. Arah kebijakan pembangunan hukum antara lain adalah menegakkan hukum secara konsisten untuk menjamin kepastian hukum. Untuk mewujudkan arah kebijakan ini sangat diperlukan, terutama ...">
            <text:p>106. Arah kebijakan pembangunan hukum antara lain adalah menegakkan hukum secara konsisten untuk menjamin kepastian hukum. Untuk mewujudkan arah kebijakan ini sangat diperlukan, terutama ...</text:p>
          </table:table-cell>
          <table:table-cell table:style-name="ce12" table:formula="of:=OFFSET([.$A$1];COLUMNS([.$A6:.B6])-1+(ROWS([.$A$1:.$AMJ6])-1)*7;0)" office:value-type="string" office:string-value="a. Gaji aparat penegak hukum yang mencukupi ">
            <text:p>a. Gaji aparat penegak hukum yang mencukupi </text:p>
          </table:table-cell>
          <table:table-cell table:style-name="ce12" table:formula="of:=OFFSET([.$A$1];COLUMNS([.$A6:.C6])-1+(ROWS([.$A$1:.$AMJ6])-1)*7;0)" office:value-type="string" office:string-value="b. Sarana dan prasarana peradilan yang mencukupi ">
            <text:p>b. Sarana dan prasarana peradilan yang mencukupi </text:p>
          </table:table-cell>
          <table:table-cell table:style-name="ce12" table:formula="of:=OFFSET([.$A$1];COLUMNS([.$A6:.D6])-1+(ROWS([.$A$1:.$AMJ6])-1)*7;0)" office:value-type="string" office:string-value="c. Aparat penegak hukum yang berpendidikan tinggi ">
            <text:p>c. Aparat penegak hukum yang berpendidikan tinggi </text:p>
          </table:table-cell>
          <table:table-cell table:style-name="ce12" table:formula="of:=OFFSET([.$A$1];COLUMNS([.$A6:.E6])-1+(ROWS([.$A$1:.$AMJ6])-1)*7;0)" office:value-type="string" office:string-value="d. Peraturan perundang-undangan tertulis">
            <text:p>d. Peraturan perundang-undangan tertulis</text:p>
          </table:table-cell>
          <table:table-cell table:style-name="ce12" table:formula="of:=OFFSET([.$A$1];COLUMNS([.$A6:.F6])-1+(ROWS([.$A$1:.$AMJ6])-1)*7;0)" office:value-type="string" office:string-value="e. Perubahan terhadap hukum acara yang ada saat ini ">
            <text:p>e. Perubahan terhadap hukum acara yang ada saat ini </text:p>
          </table:table-cell>
          <table:table-cell table:style-name="ce12" table:formula="of:=OFFSET([.$A$1];COLUMNS([.$A6:.G6])-1+(ROWS([.$A$1:.$AMJ6])-1)*7;0)" office:value-type="string" office:string-value="Answer: b ">
            <text:p>Answer: b </text:p>
          </table:table-cell>
          <table:table-cell table:number-columns-repeated="1015"/>
        </table:table-row>
        <table:table-row table:style-name="ro1">
          <table:table-cell table:style-name="ce10" office:value-type="string">
            <text:p>Answer: b </text:p>
          </table:table-cell>
          <table:table-cell/>
          <table:table-cell table:style-name="ce12" table:formula="of:=OFFSET([.$A$1];COLUMNS([.$A7:.A7])-1+(ROWS([.$A$1:.$AMJ7])-1)*7;0)" office:value-type="string" office:string-value="107. Program pemberdayaan lembaga peradilan dan berbagai lembaga penegak hukum saat ini terutama bertujuan untuk ....">
            <text:p>107. Program pemberdayaan lembaga peradilan dan berbagai lembaga penegak hukum saat ini terutama bertujuan untuk ....</text:p>
          </table:table-cell>
          <table:table-cell table:style-name="ce12" table:formula="of:=OFFSET([.$A$1];COLUMNS([.$A7:.B7])-1+(ROWS([.$A$1:.$AMJ7])-1)*7;0)" office:value-type="string" office:string-value="a. Memelihara keamanan ligkungan">
            <text:p>a. Memelihara keamanan ligkungan</text:p>
          </table:table-cell>
          <table:table-cell table:style-name="ce12" table:formula="of:=OFFSET([.$A$1];COLUMNS([.$A7:.C7])-1+(ROWS([.$A$1:.$AMJ7])-1)*7;0)" office:value-type="string" office:string-value="b. Mewujudkan ketertiban dalam masyarakat ">
            <text:p>b. Mewujudkan ketertiban dalam masyarakat </text:p>
          </table:table-cell>
          <table:table-cell table:style-name="ce12" table:formula="of:=OFFSET([.$A$1];COLUMNS([.$A7:.D7])-1+(ROWS([.$A$1:.$AMJ7])-1)*7;0)" office:value-type="string" office:string-value="c. Mempercepat penyelesaian berbagai perkara ">
            <text:p>c. Mempercepat penyelesaian berbagai perkara </text:p>
          </table:table-cell>
          <table:table-cell table:style-name="ce12" table:formula="of:=OFFSET([.$A$1];COLUMNS([.$A7:.E7])-1+(ROWS([.$A$1:.$AMJ7])-1)*7;0)" office:value-type="string" office:string-value="d. Mencegah terjadinya berbagai kejahatan">
            <text:p>d. Mencegah terjadinya berbagai kejahatan</text:p>
          </table:table-cell>
          <table:table-cell table:style-name="ce12" table:formula="of:=OFFSET([.$A$1];COLUMNS([.$A7:.F7])-1+(ROWS([.$A$1:.$AMJ7])-1)*7;0)" office:value-type="string" office:string-value="e. Menumbuhkan kepercayaan masyarakat ">
            <text:p>e. Menumbuhkan kepercayaan masyarakat </text:p>
          </table:table-cell>
          <table:table-cell table:style-name="ce12" table:formula="of:=OFFSET([.$A$1];COLUMNS([.$A7:.G7])-1+(ROWS([.$A$1:.$AMJ7])-1)*7;0)" office:value-type="string" office:string-value="Answer: b ">
            <text:p>Answer: b </text:p>
          </table:table-cell>
          <table:table-cell table:number-columns-repeated="1015"/>
        </table:table-row>
        <table:table-row table:style-name="ro1">
          <table:table-cell table:style-name="ce10" office:value-type="string">
            <text:p>102. Maksud perumusan GBHN seperti yang dinyatakan dalam Ketetapan MPR No.IV/MPR/1999 adalah ...</text:p>
          </table:table-cell>
          <table:table-cell/>
          <table:table-cell table:style-name="ce12" table:formula="of:=OFFSET([.$A$1];COLUMNS([.$A8:.A8])-1+(ROWS([.$A$1:.$AMJ8])-1)*7;0)" office:value-type="string" office:string-value="108. Arah kebijakan pembangunan bidang ekonomi antara lain menghindari terjadi struktur pasar monopolistik, karena hal ini sangat merugikan bagi ....">
            <text:p>108. Arah kebijakan pembangunan bidang ekonomi antara lain menghindari terjadi struktur pasar monopolistik, karena hal ini sangat merugikan bagi ....</text:p>
          </table:table-cell>
          <table:table-cell table:style-name="ce12" table:formula="of:=OFFSET([.$A$1];COLUMNS([.$A8:.B8])-1+(ROWS([.$A$1:.$AMJ8])-1)*7;0)" office:value-type="string" office:string-value="a. Pertumbuhan usaha koperasi">
            <text:p>a. Pertumbuhan usaha koperasi</text:p>
          </table:table-cell>
          <table:table-cell table:style-name="ce12" table:formula="of:=OFFSET([.$A$1];COLUMNS([.$A8:.C8])-1+(ROWS([.$A$1:.$AMJ8])-1)*7;0)" office:value-type="string" office:string-value="b. Perkembangan usaha pertanian ">
            <text:p>b. Perkembangan usaha pertanian </text:p>
          </table:table-cell>
          <table:table-cell table:style-name="ce12" table:formula="of:=OFFSET([.$A$1];COLUMNS([.$A8:.D8])-1+(ROWS([.$A$1:.$AMJ8])-1)*7;0)" office:value-type="string" office:string-value="c. Terwujudnya persaingan sehat ">
            <text:p>c. Terwujudnya persaingan sehat </text:p>
          </table:table-cell>
          <table:table-cell table:style-name="ce12" table:formula="of:=OFFSET([.$A$1];COLUMNS([.$A8:.E8])-1+(ROWS([.$A$1:.$AMJ8])-1)*7;0)" office:value-type="string" office:string-value="d. Perkembangan dunia industri ">
            <text:p>d. Perkembangan dunia industri </text:p>
          </table:table-cell>
          <table:table-cell table:style-name="ce12" table:formula="of:=OFFSET([.$A$1];COLUMNS([.$A8:.F8])-1+(ROWS([.$A$1:.$AMJ8])-1)*7;0)" office:value-type="string" office:string-value="e. Peningkatan pendapatan pajak ">
            <text:p>e. Peningkatan pendapatan pajak </text:p>
          </table:table-cell>
          <table:table-cell table:style-name="ce12" table:formula="of:=OFFSET([.$A$1];COLUMNS([.$A8:.G8])-1+(ROWS([.$A$1:.$AMJ8])-1)*7;0)" office:value-type="string" office:string-value="Answer: c ">
            <text:p>Answer: c </text:p>
          </table:table-cell>
          <table:table-cell table:number-columns-repeated="1015"/>
        </table:table-row>
        <table:table-row table:style-name="ro1">
          <table:table-cell table:style-name="ce10" office:value-type="string">
            <text:p>a. Mempercepat tercapainya tujuan pembangunan</text:p>
          </table:table-cell>
          <table:table-cell/>
          <table:table-cell table:style-name="ce12" table:formula="of:=OFFSET([.$A$1];COLUMNS([.$A9:.A9])-1+(ROWS([.$A$1:.$AMJ9])-1)*7;0)" office:value-type="string" office:string-value="109. Pemberdayaan ekonomi rakyat sangat terkait dengan upaya menggerakkan perekonomian pedesaan karena alasan-alasan berikut, KECUALI...">
            <text:p>109. Pemberdayaan ekonomi rakyat sangat terkait dengan upaya menggerakkan perekonomian pedesaan karena alasan-alasan berikut, KECUALI...</text:p>
          </table:table-cell>
          <table:table-cell table:style-name="ce12" table:formula="of:=OFFSET([.$A$1];COLUMNS([.$A9:.B9])-1+(ROWS([.$A$1:.$AMJ9])-1)*7;0)" office:value-type="string" office:string-value="a. Sebagian besar rakyat pedesaan hidup miskin">
            <text:p>a. Sebagian besar rakyat pedesaan hidup miskin</text:p>
          </table:table-cell>
          <table:table-cell table:style-name="ce12" table:formula="of:=OFFSET([.$A$1];COLUMNS([.$A9:.C9])-1+(ROWS([.$A$1:.$AMJ9])-1)*7;0)" office:value-type="string" office:string-value="b. Wilayah negeri ini sebagian besar adalah pedesaan ">
            <text:p>b. Wilayah negeri ini sebagian besar adalah pedesaan </text:p>
          </table:table-cell>
          <table:table-cell table:style-name="ce12" table:formula="of:=OFFSET([.$A$1];COLUMNS([.$A9:.D9])-1+(ROWS([.$A$1:.$AMJ9])-1)*7;0)" office:value-type="string" office:string-value="c. Pedesaan kaya dengan potensi yang dapat dikembangkan ">
            <text:p>c. Pedesaan kaya dengan potensi yang dapat dikembangkan </text:p>
          </table:table-cell>
          <table:table-cell table:style-name="ce12" table:formula="of:=OFFSET([.$A$1];COLUMNS([.$A9:.E9])-1+(ROWS([.$A$1:.$AMJ9])-1)*7;0)" office:value-type="string" office:string-value="d. Rakyat di pedesaan menuntut demokratisasi ekonomi">
            <text:p>d. Rakyat di pedesaan menuntut demokratisasi ekonomi</text:p>
          </table:table-cell>
          <table:table-cell table:style-name="ce12" table:formula="of:=OFFSET([.$A$1];COLUMNS([.$A9:.F9])-1+(ROWS([.$A$1:.$AMJ9])-1)*7;0)" office:value-type="string" office:string-value="e. Pembangunan pedesaan dapat menghemat arus urbanisasi ">
            <text:p>e. Pembangunan pedesaan dapat menghemat arus urbanisasi </text:p>
          </table:table-cell>
          <table:table-cell table:style-name="ce12" table:formula="of:=OFFSET([.$A$1];COLUMNS([.$A9:.G9])-1+(ROWS([.$A$1:.$AMJ9])-1)*7;0)" office:value-type="string" office:string-value="Answer: d ">
            <text:p>Answer: d </text:p>
          </table:table-cell>
          <table:table-cell table:number-columns-repeated="1015"/>
        </table:table-row>
        <table:table-row table:style-name="ro1">
          <table:table-cell table:style-name="ce10" office:value-type="string">
            <text:p>b. Memberikan arah bagi penyelenggaraan negara </text:p>
          </table:table-cell>
          <table:table-cell/>
          <table:table-cell table:style-name="ce12" table:formula="of:=OFFSET([.$A$1];COLUMNS([.$A10:.A10])-1+(ROWS([.$A$1:.$AMJ10])-1)*7;0)" office:value-type="string" office:string-value="110. Upaya pendidikan politik secara intensif dan komprehensif dilakukan terutama untuk ....">
            <text:p>110. Upaya pendidikan politik secara intensif dan komprehensif dilakukan terutama untuk ....</text:p>
          </table:table-cell>
          <table:table-cell table:style-name="ce12" table:formula="of:=OFFSET([.$A$1];COLUMNS([.$A10:.B10])-1+(ROWS([.$A$1:.$AMJ10])-1)*7;0)" office:value-type="string" office:string-value="a. Mewujudkan kesatuan dalam berpolitik">
            <text:p>a. Mewujudkan kesatuan dalam berpolitik</text:p>
          </table:table-cell>
          <table:table-cell table:style-name="ce12" table:formula="of:=OFFSET([.$A$1];COLUMNS([.$A10:.C10])-1+(ROWS([.$A$1:.$AMJ10])-1)*7;0)" office:value-type="string" office:string-value="b. Mencegah masuknya budaya politik asing ">
            <text:p>b. Mencegah masuknya budaya politik asing </text:p>
          </table:table-cell>
          <table:table-cell table:style-name="ce12" table:formula="of:=OFFSET([.$A$1];COLUMNS([.$A10:.D10])-1+(ROWS([.$A$1:.$AMJ10])-1)*7;0)" office:value-type="string" office:string-value="c. Meningkatkan peran berbagai lembaga negara">
            <text:p>c. Meningkatkan peran berbagai lembaga negara</text:p>
          </table:table-cell>
          <table:table-cell table:style-name="ce12" table:formula="of:=OFFSET([.$A$1];COLUMNS([.$A10:.E10])-1+(ROWS([.$A$1:.$AMJ10])-1)*7;0)" office:value-type="string" office:string-value="d. Mengembangkan budaya potitik yang demokratis">
            <text:p>d. Mengembangkan budaya potitik yang demokratis</text:p>
          </table:table-cell>
          <table:table-cell table:style-name="ce12" table:formula="of:=OFFSET([.$A$1];COLUMNS([.$A10:.F10])-1+(ROWS([.$A$1:.$AMJ10])-1)*7;0)" office:value-type="string" office:string-value="e. Menghindari perbedaan pandangan politik yang tajam ">
            <text:p>e. Menghindari perbedaan pandangan politik yang tajam </text:p>
          </table:table-cell>
          <table:table-cell table:style-name="ce12" table:formula="of:=OFFSET([.$A$1];COLUMNS([.$A10:.G10])-1+(ROWS([.$A$1:.$AMJ10])-1)*7;0)" office:value-type="string" office:string-value="Answer: d ">
            <text:p>Answer: d </text:p>
          </table:table-cell>
          <table:table-cell table:number-columns-repeated="1015"/>
        </table:table-row>
        <table:table-row table:style-name="ro1">
          <table:table-cell table:style-name="ce10" office:value-type="string">
            <text:p>c. Meletakkan dasar terwujudnya stabilitas nasional</text:p>
          </table:table-cell>
          <table:table-cell/>
          <table:table-cell table:style-name="ce12" table:formula="of:=OFFSET([.$A$1];COLUMNS([.$A11:.A11])-1+(ROWS([.$A$1:.$AMJ11])-1)*7;0)" office:value-type="string" office:string-value="111. Amanat GBHN di bidang hukum antara lain ....">
            <text:p>111. Amanat GBHN di bidang hukum antara lain ....</text:p>
          </table:table-cell>
          <table:table-cell table:style-name="ce12" table:formula="of:=OFFSET([.$A$1];COLUMNS([.$A11:.B11])-1+(ROWS([.$A$1:.$AMJ11])-1)*7;0)" office:value-type="string" office:string-value="a. Pembentukan badanperadilan yang transparan">
            <text:p>a. Pembentukan badanperadilan yang transparan</text:p>
          </table:table-cell>
          <table:table-cell table:style-name="ce12" table:formula="of:=OFFSET([.$A$1];COLUMNS([.$A11:.C11])-1+(ROWS([.$A$1:.$AMJ11])-1)*7;0)" office:value-type="string" office:string-value="b. Proses peradilan yang berimbang">
            <text:p>b. Proses peradilan yang berimbang</text:p>
          </table:table-cell>
          <table:table-cell table:style-name="ce12" table:formula="of:=OFFSET([.$A$1];COLUMNS([.$A11:.D11])-1+(ROWS([.$A$1:.$AMJ11])-1)*7;0)" office:value-type="string" office:string-value="c. Proses peradilan terhadap pelanggaran hukum dan HAM">
            <text:p>c. Proses peradilan terhadap pelanggaran hukum dan HAM</text:p>
          </table:table-cell>
          <table:table-cell table:style-name="ce12" table:formula="of:=OFFSET([.$A$1];COLUMNS([.$A11:.E11])-1+(ROWS([.$A$1:.$AMJ11])-1)*7;0)" office:value-type="string" office:string-value="d. Kesetaraan posisi antara jaksa penuntut dan pembela ">
            <text:p>d. Kesetaraan posisi antara jaksa penuntut dan pembela </text:p>
          </table:table-cell>
          <table:table-cell table:style-name="ce12" table:formula="of:=OFFSET([.$A$1];COLUMNS([.$A11:.F11])-1+(ROWS([.$A$1:.$AMJ11])-1)*7;0)" office:value-type="string" office:string-value="e. Kesejahteraan yang memadai bagi penyelenggara keadilan ">
            <text:p>e. Kesejahteraan yang memadai bagi penyelenggara keadilan </text:p>
          </table:table-cell>
          <table:table-cell table:style-name="ce12" table:formula="of:=OFFSET([.$A$1];COLUMNS([.$A11:.G11])-1+(ROWS([.$A$1:.$AMJ11])-1)*7;0)" office:value-type="string" office:string-value="Answer: e ">
            <text:p>Answer: e </text:p>
          </table:table-cell>
          <table:table-cell table:number-columns-repeated="1015"/>
        </table:table-row>
        <table:table-row table:style-name="ro1">
          <table:table-cell table:style-name="ce10" office:value-type="string">
            <text:p>d. Memberikan pedoman pelaksanaan pembangunan</text:p>
          </table:table-cell>
          <table:table-cell/>
          <table:table-cell table:style-name="ce12" table:formula="of:=OFFSET([.$A$1];COLUMNS([.$A12:.A12])-1+(ROWS([.$A$1:.$AMJ12])-1)*7;0)" office:value-type="string" office:string-value="112. Tujuan utama pendidikan menurut GBHN adalah">
            <text:p>112. Tujuan utama pendidikan menurut GBHN adalah</text:p>
          </table:table-cell>
          <table:table-cell table:style-name="ce12" table:formula="of:=OFFSET([.$A$1];COLUMNS([.$A12:.B12])-1+(ROWS([.$A$1:.$AMJ12])-1)*7;0)" office:value-type="string" office:string-value="a. Memberikan ketrampilan kepada peserta didik">
            <text:p>a. Memberikan ketrampilan kepada peserta didik</text:p>
          </table:table-cell>
          <table:table-cell table:style-name="ce12" table:formula="of:=OFFSET([.$A$1];COLUMNS([.$A12:.C12])-1+(ROWS([.$A$1:.$AMJ12])-1)*7;0)" office:value-type="string" office:string-value="b. Menciptakan masyarakat Indonesia yang berkualitas tinggi ">
            <text:p>b. Menciptakan masyarakat Indonesia yang berkualitas tinggi </text:p>
          </table:table-cell>
          <table:table-cell table:style-name="ce12" table:formula="of:=OFFSET([.$A$1];COLUMNS([.$A12:.D12])-1+(ROWS([.$A$1:.$AMJ12])-1)*7;0)" office:value-type="string" office:string-value="c. Agar peserta didik menjadi orang berguna di masyarakat">
            <text:p>c. Agar peserta didik menjadi orang berguna di masyarakat</text:p>
          </table:table-cell>
          <table:table-cell table:style-name="ce12" table:formula="of:=OFFSET([.$A$1];COLUMNS([.$A12:.E12])-1+(ROWS([.$A$1:.$AMJ12])-1)*7;0)" office:value-type="string" office:string-value="d. Menjadikan manusia Indonesia cerdik dan pandai">
            <text:p>d. Menjadikan manusia Indonesia cerdik dan pandai</text:p>
          </table:table-cell>
          <table:table-cell table:style-name="ce12" table:formula="of:=OFFSET([.$A$1];COLUMNS([.$A12:.F12])-1+(ROWS([.$A$1:.$AMJ12])-1)*7;0)" office:value-type="string" office:string-value="e. Membentuk kepribadian yang bertaqwa ">
            <text:p>e. Membentuk kepribadian yang bertaqwa </text:p>
          </table:table-cell>
          <table:table-cell table:style-name="ce12" table:formula="of:=OFFSET([.$A$1];COLUMNS([.$A12:.G12])-1+(ROWS([.$A$1:.$AMJ12])-1)*7;0)" office:value-type="string" office:string-value="Answer: b ">
            <text:p>Answer: b </text:p>
          </table:table-cell>
          <table:table-cell table:number-columns-repeated="1015"/>
        </table:table-row>
        <table:table-row table:style-name="ro1">
          <table:table-cell table:style-name="ce10" office:value-type="string">
            <text:p>e. Menjadi panduan dalam perumusan kebijakan publik </text:p>
          </table:table-cell>
          <table:table-cell/>
          <table:table-cell table:style-name="ce12" table:formula="of:=OFFSET([.$A$1];COLUMNS([.$A13:.A13])-1+(ROWS([.$A$1:.$AMJ13])-1)*7;0)" office:value-type="string" office:string-value="113. Menurut GBHN, pemerintah berkewajiban untuk melakukan pembaharuan dan pematapan sistem pendidikan nasional dengan bersdasarkan .....">
            <text:p>113. Menurut GBHN, pemerintah berkewajiban untuk melakukan pembaharuan dan pematapan sistem pendidikan nasional dengan bersdasarkan .....</text:p>
          </table:table-cell>
          <table:table-cell table:style-name="ce12" table:formula="of:=OFFSET([.$A$1];COLUMNS([.$A13:.B13])-1+(ROWS([.$A$1:.$AMJ13])-1)*7;0)" office:value-type="string" office:string-value="a. Penyelenggaraan pendidikan oleh pemerintah dan masyarakat">
            <text:p>a. Penyelenggaraan pendidikan oleh pemerintah dan masyarakat</text:p>
          </table:table-cell>
          <table:table-cell table:style-name="ce12" table:formula="of:=OFFSET([.$A$1];COLUMNS([.$A13:.C13])-1+(ROWS([.$A$1:.$AMJ13])-1)*7;0)" office:value-type="string" office:string-value="b. Pasal tentang pendidikan yang tercatum pada UUD 1945 ">
            <text:p>b. Pasal tentang pendidikan yang tercatum pada UUD 1945 </text:p>
          </table:table-cell>
          <table:table-cell table:style-name="ce12" table:formula="of:=OFFSET([.$A$1];COLUMNS([.$A13:.D13])-1+(ROWS([.$A$1:.$AMJ13])-1)*7;0)" office:value-type="string" office:string-value="c. Visi dan misi bangsa Indonesia di semua aspek kehidupan ">
            <text:p>c. Visi dan misi bangsa Indonesia di semua aspek kehidupan </text:p>
          </table:table-cell>
          <table:table-cell table:style-name="ce12" table:formula="of:=OFFSET([.$A$1];COLUMNS([.$A13:.E13])-1+(ROWS([.$A$1:.$AMJ13])-1)*7;0)" office:value-type="string" office:string-value="d. Prisip desentralisasi, otonomi keilmuan, dan manajemen ">
            <text:p>d. Prisip desentralisasi, otonomi keilmuan, dan manajemen </text:p>
          </table:table-cell>
          <table:table-cell table:style-name="ce12" table:formula="of:=OFFSET([.$A$1];COLUMNS([.$A13:.F13])-1+(ROWS([.$A$1:.$AMJ13])-1)*7;0)" office:value-type="string" office:string-value="e. Merevisi undang-udang sistem pendidikan ">
            <text:p>e. Merevisi undang-udang sistem pendidikan </text:p>
          </table:table-cell>
          <table:table-cell table:style-name="ce12" table:formula="of:=OFFSET([.$A$1];COLUMNS([.$A13:.G13])-1+(ROWS([.$A$1:.$AMJ13])-1)*7;0)" office:value-type="string" office:string-value="Answer: c ">
            <text:p>Answer: c </text:p>
          </table:table-cell>
          <table:table-cell table:number-columns-repeated="1015"/>
        </table:table-row>
        <table:table-row table:style-name="ro1">
          <table:table-cell table:style-name="ce10" office:value-type="string">
            <text:p>Answer: d </text:p>
          </table:table-cell>
          <table:table-cell/>
          <table:table-cell table:style-name="ce12" table:formula="of:=OFFSET([.$A$1];COLUMNS([.$A14:.A14])-1+(ROWS([.$A$1:.$AMJ14])-1)*7;0)" office:value-type="string" office:string-value="114. Mengembangkan otonomi daerah secara luas, nyata, dan bertanggug jawab dalam rangka pemberdayaan masyarakat, lembaga ekonomi, politik,hukum, keagamaan, adat,swadaya masyarakat merupakan amanat GBHN secara umum pada bidang .... ">
            <text:p>114. Mengembangkan otonomi daerah secara luas, nyata, dan bertanggug jawab dalam rangka pemberdayaan masyarakat, lembaga ekonomi, politik,hukum, keagamaan, adat,swadaya masyarakat merupakan amanat GBHN secara umum pada bidang .... </text:p>
          </table:table-cell>
          <table:table-cell table:style-name="ce12" table:formula="of:=OFFSET([.$A$1];COLUMNS([.$A14:.B14])-1+(ROWS([.$A$1:.$AMJ14])-1)*7;0)" office:value-type="string" office:string-value="a. Pembangunan daerah">
            <text:p>a. Pembangunan daerah</text:p>
          </table:table-cell>
          <table:table-cell table:style-name="ce12" table:formula="of:=OFFSET([.$A$1];COLUMNS([.$A14:.C14])-1+(ROWS([.$A$1:.$AMJ14])-1)*7;0)" office:value-type="string" office:string-value="b. Pembangunan nasional">
            <text:p>b. Pembangunan nasional</text:p>
          </table:table-cell>
          <table:table-cell table:style-name="ce12" table:formula="of:=OFFSET([.$A$1];COLUMNS([.$A14:.D14])-1+(ROWS([.$A$1:.$AMJ14])-1)*7;0)" office:value-type="string" office:string-value="c. Pengembangan pemerintah pusat ">
            <text:p>c. Pengembangan pemerintah pusat </text:p>
          </table:table-cell>
          <table:table-cell table:style-name="ce12" table:formula="of:=OFFSET([.$A$1];COLUMNS([.$A14:.E14])-1+(ROWS([.$A$1:.$AMJ14])-1)*7;0)" office:value-type="string" office:string-value="d. Pengembangan pemerintah daerah">
            <text:p>d. Pengembangan pemerintah daerah</text:p>
          </table:table-cell>
          <table:table-cell table:style-name="ce12" table:formula="of:=OFFSET([.$A$1];COLUMNS([.$A14:.F14])-1+(ROWS([.$A$1:.$AMJ14])-1)*7;0)" office:value-type="string" office:string-value="e. Kesetaraan anata pusat dan daerah ">
            <text:p>e. Kesetaraan anata pusat dan daerah </text:p>
          </table:table-cell>
          <table:table-cell table:style-name="ce12" table:formula="of:=OFFSET([.$A$1];COLUMNS([.$A14:.G14])-1+(ROWS([.$A$1:.$AMJ14])-1)*7;0)" office:value-type="string" office:string-value="Answer: d ">
            <text:p>Answer: d </text:p>
          </table:table-cell>
          <table:table-cell table:number-columns-repeated="1015"/>
        </table:table-row>
        <table:table-row table:style-name="ro1">
          <table:table-cell table:style-name="ce10" office:value-type="string">
            <text:p>103. Visi pembangunan nasional seperti dirumuskan dalam GBHN adalah terwujudnya masyarakat Indonesia yang damai, demokratis, berkeadilan, berdaya saing, maju dn sejahtera, yang didukung manusia Indonesia yang memiliki karakteristik sebagai berikut, KECUALI.....</text:p>
          </table:table-cell>
          <table:table-cell/>
          <table:table-cell table:style-name="ce12" table:formula="of:=OFFSET([.$A$1];COLUMNS([.$A15:.A15])-1+(ROWS([.$A$1:.$AMJ15])-1)*7;0)" office:value-type="string" office:string-value="115. Dalam rangka pengembangan otonomi daerah dalam wadah Negara Kesatuan RI, daerah yang mendapatkan perhatian khusus pada amanat GBHN adalah ....">
            <text:p>115. Dalam rangka pengembangan otonomi daerah dalam wadah Negara Kesatuan RI, daerah yang mendapatkan perhatian khusus pada amanat GBHN adalah ....</text:p>
          </table:table-cell>
          <table:table-cell table:style-name="ce12" table:formula="of:=OFFSET([.$A$1];COLUMNS([.$A15:.B15])-1+(ROWS([.$A$1:.$AMJ15])-1)*7;0)" office:value-type="string" office:string-value="a. Irian Jaya, Maluku Utara, dan Maluku">
            <text:p>a. Irian Jaya, Maluku Utara, dan Maluku</text:p>
          </table:table-cell>
          <table:table-cell table:style-name="ce12" table:formula="of:=OFFSET([.$A$1];COLUMNS([.$A15:.C15])-1+(ROWS([.$A$1:.$AMJ15])-1)*7;0)" office:value-type="string" office:string-value="b. Daerah Istimewa Aceh, Irian Jaya, dan Maluku ">
            <text:p>b. Daerah Istimewa Aceh, Irian Jaya, dan Maluku </text:p>
          </table:table-cell>
          <table:table-cell table:style-name="ce12" table:formula="of:=OFFSET([.$A$1];COLUMNS([.$A15:.D15])-1+(ROWS([.$A$1:.$AMJ15])-1)*7;0)" office:value-type="string" office:string-value="c. Nusa Tenggara Timur, maluku, dan Irian Jaya ">
            <text:p>c. Nusa Tenggara Timur, maluku, dan Irian Jaya </text:p>
          </table:table-cell>
          <table:table-cell table:style-name="ce12" table:formula="of:=OFFSET([.$A$1];COLUMNS([.$A15:.E15])-1+(ROWS([.$A$1:.$AMJ15])-1)*7;0)" office:value-type="string" office:string-value="d. Maluku, Maluku Utara, dan Sulawesi tengah ">
            <text:p>d. Maluku, Maluku Utara, dan Sulawesi tengah </text:p>
          </table:table-cell>
          <table:table-cell table:style-name="ce12" table:formula="of:=OFFSET([.$A$1];COLUMNS([.$A15:.F15])-1+(ROWS([.$A$1:.$AMJ15])-1)*7;0)" office:value-type="string" office:string-value="e. Daerah Istimewa aceh, Dki Jakarta, dan DIY ">
            <text:p>e. Daerah Istimewa aceh, Dki Jakarta, dan DIY </text:p>
          </table:table-cell>
          <table:table-cell table:style-name="ce12" table:formula="of:=OFFSET([.$A$1];COLUMNS([.$A15:.G15])-1+(ROWS([.$A$1:.$AMJ15])-1)*7;0)" office:value-type="string" office:string-value="Answer: b ">
            <text:p>Answer: b </text:p>
          </table:table-cell>
          <table:table-cell table:number-columns-repeated="1015"/>
        </table:table-row>
        <table:table-row table:style-name="ro1">
          <table:table-cell table:style-name="ce10" office:value-type="string">
            <text:p>a. Berakhlak mulia</text:p>
          </table:table-cell>
          <table:table-cell/>
          <table:table-cell table:style-name="ce12" table:formula="of:=OFFSET([.$A$1];COLUMNS([.$A16:.A16])-1+(ROWS([.$A$1:.$AMJ16])-1)*7;0)" office:value-type="string" office:string-value="116. Presiden berkewajiban umtuk mengerahkan semua potensi dan kekuatan pemerintah dalam melaksanakan dan mengendalikan pembangunan nasional. Amanat ini tertuang pada .....">
            <text:p>116. Presiden berkewajiban umtuk mengerahkan semua potensi dan kekuatan pemerintah dalam melaksanakan dan mengendalikan pembangunan nasional. Amanat ini tertuang pada .....</text:p>
          </table:table-cell>
          <table:table-cell table:style-name="ce12" table:formula="of:=OFFSET([.$A$1];COLUMNS([.$A16:.B16])-1+(ROWS([.$A$1:.$AMJ16])-1)*7;0)" office:value-type="string" office:string-value="a. Garis-garis Besar Haluan Negara">
            <text:p>a. Garis-garis Besar Haluan Negara</text:p>
          </table:table-cell>
          <table:table-cell table:style-name="ce12" table:formula="of:=OFFSET([.$A$1];COLUMNS([.$A16:.C16])-1+(ROWS([.$A$1:.$AMJ16])-1)*7;0)" office:value-type="string" office:string-value="b. DPR">
            <text:p>b. DPR</text:p>
          </table:table-cell>
          <table:table-cell table:style-name="ce12" table:formula="of:=OFFSET([.$A$1];COLUMNS([.$A16:.D16])-1+(ROWS([.$A$1:.$AMJ16])-1)*7;0)" office:value-type="string" office:string-value="c. MPR">
            <text:p>c. MPR</text:p>
          </table:table-cell>
          <table:table-cell table:style-name="ce12" table:formula="of:=OFFSET([.$A$1];COLUMNS([.$A16:.E16])-1+(ROWS([.$A$1:.$AMJ16])-1)*7;0)" office:value-type="string" office:string-value="d. Undang-undang Dasar">
            <text:p>d. Undang-undang Dasar</text:p>
          </table:table-cell>
          <table:table-cell table:style-name="ce12" table:formula="of:=OFFSET([.$A$1];COLUMNS([.$A16:.F16])-1+(ROWS([.$A$1:.$AMJ16])-1)*7;0)" office:value-type="string" office:string-value="e. Pemerintah yang berkuasa ">
            <text:p>e. Pemerintah yang berkuasa </text:p>
          </table:table-cell>
          <table:table-cell table:style-name="ce12" table:formula="of:=OFFSET([.$A$1];COLUMNS([.$A16:.G16])-1+(ROWS([.$A$1:.$AMJ16])-1)*7;0)" office:value-type="string" office:string-value="Answer: a ">
            <text:p>Answer: a </text:p>
          </table:table-cell>
          <table:table-cell table:number-columns-repeated="1015"/>
        </table:table-row>
        <table:table-row table:style-name="ro1">
          <table:table-cell table:style-name="ce10" office:value-type="string">
            <text:p>b. Cinta tanah air</text:p>
          </table:table-cell>
          <table:table-cell/>
          <table:table-cell table:style-name="ce12" table:formula="of:=OFFSET([.$A$1];COLUMNS([.$A17:.A17])-1+(ROWS([.$A$1:.$AMJ17])-1)*7;0)" office:value-type="string" office:string-value="117. Pembangunan nasional akan memperkuat jatidiri dan kepribadian masnusi, masyarakat, dan bangsa Indonesia dalam suasana yang demokratis,tenteram,aman, dan damai, merupakan amanat GBHN pada bagian...">
            <text:p>117. Pembangunan nasional akan memperkuat jatidiri dan kepribadian masnusi, masyarakat, dan bangsa Indonesia dalam suasana yang demokratis,tenteram,aman, dan damai, merupakan amanat GBHN pada bagian...</text:p>
          </table:table-cell>
          <table:table-cell table:style-name="ce12" table:formula="of:=OFFSET([.$A$1];COLUMNS([.$A17:.B17])-1+(ROWS([.$A$1:.$AMJ17])-1)*7;0)" office:value-type="string" office:string-value="a. Visi dab nisi ">
            <text:p>a. Visi dab nisi </text:p>
          </table:table-cell>
          <table:table-cell table:style-name="ce12" table:formula="of:=OFFSET([.$A$1];COLUMNS([.$A17:.C17])-1+(ROWS([.$A$1:.$AMJ17])-1)*7;0)" office:value-type="string" office:string-value="b. Kondidi umum">
            <text:p>b. Kondidi umum</text:p>
          </table:table-cell>
          <table:table-cell table:style-name="ce12" table:formula="of:=OFFSET([.$A$1];COLUMNS([.$A17:.D17])-1+(ROWS([.$A$1:.$AMJ17])-1)*7;0)" office:value-type="string" office:string-value="c. Arah kebijakan">
            <text:p>c. Arah kebijakan</text:p>
          </table:table-cell>
          <table:table-cell table:style-name="ce12" table:formula="of:=OFFSET([.$A$1];COLUMNS([.$A17:.E17])-1+(ROWS([.$A$1:.$AMJ17])-1)*7;0)" office:value-type="string" office:string-value="d. Kaidah pelaksanaan">
            <text:p>d. Kaidah pelaksanaan</text:p>
          </table:table-cell>
          <table:table-cell table:style-name="ce12" table:formula="of:=OFFSET([.$A$1];COLUMNS([.$A17:.F17])-1+(ROWS([.$A$1:.$AMJ17])-1)*7;0)" office:value-type="string" office:string-value="e. Penutup ">
            <text:p>e. Penutup </text:p>
          </table:table-cell>
          <table:table-cell table:style-name="ce12" table:formula="of:=OFFSET([.$A$1];COLUMNS([.$A17:.G17])-1+(ROWS([.$A$1:.$AMJ17])-1)*7;0)" office:value-type="string" office:string-value="Answer: e ">
            <text:p>Answer: e </text:p>
          </table:table-cell>
          <table:table-cell table:number-columns-repeated="1015"/>
        </table:table-row>
        <table:table-row table:style-name="ro1">
          <table:table-cell table:style-name="ce10" office:value-type="string">
            <text:p>c. Berkesadaran hukum</text:p>
          </table:table-cell>
          <table:table-cell/>
          <table:table-cell table:style-name="ce12" table:formula="of:=OFFSET([.$A$1];COLUMNS([.$A18:.A18])-1+(ROWS([.$A$1:.$AMJ18])-1)*7;0)" office:value-type="string" office:string-value="118. Berikut adalah lembaga yang berkewajiban melaksanakan GBHN secara aplikatif sesuai dengan fungsi, tugas, dan wewenangnya berdasarkan UUD 1945, KECUALI ....">
            <text:p>118. Berikut adalah lembaga yang berkewajiban melaksanakan GBHN secara aplikatif sesuai dengan fungsi, tugas, dan wewenangnya berdasarkan UUD 1945, KECUALI ....</text:p>
          </table:table-cell>
          <table:table-cell table:style-name="ce12" table:formula="of:=OFFSET([.$A$1];COLUMNS([.$A18:.B18])-1+(ROWS([.$A$1:.$AMJ18])-1)*7;0)" office:value-type="string" office:string-value="a. Dewan kabinet ">
            <text:p>a. Dewan kabinet </text:p>
          </table:table-cell>
          <table:table-cell table:style-name="ce12" table:formula="of:=OFFSET([.$A$1];COLUMNS([.$A18:.C18])-1+(ROWS([.$A$1:.$AMJ18])-1)*7;0)" office:value-type="string" office:string-value="b. Dewan Pewakilan Rakyat">
            <text:p>b. Dewan Pewakilan Rakyat</text:p>
          </table:table-cell>
          <table:table-cell table:style-name="ce12" table:formula="of:=OFFSET([.$A$1];COLUMNS([.$A18:.D18])-1+(ROWS([.$A$1:.$AMJ18])-1)*7;0)" office:value-type="string" office:string-value="c. Dewan Pertimbangan Agung ">
            <text:p>c. Dewan Pertimbangan Agung </text:p>
          </table:table-cell>
          <table:table-cell table:style-name="ce12" table:formula="of:=OFFSET([.$A$1];COLUMNS([.$A18:.E18])-1+(ROWS([.$A$1:.$AMJ18])-1)*7;0)" office:value-type="string" office:string-value="d. Mahkamah Agung">
            <text:p>d. Mahkamah Agung</text:p>
          </table:table-cell>
          <table:table-cell table:style-name="ce12" table:formula="of:=OFFSET([.$A$1];COLUMNS([.$A18:.F18])-1+(ROWS([.$A$1:.$AMJ18])-1)*7;0)" office:value-type="string" office:string-value="e. Badan Pemeriksa Keuangan ">
            <text:p>e. Badan Pemeriksa Keuangan </text:p>
          </table:table-cell>
          <table:table-cell table:style-name="ce12" table:formula="of:=OFFSET([.$A$1];COLUMNS([.$A18:.G18])-1+(ROWS([.$A$1:.$AMJ18])-1)*7;0)" office:value-type="string" office:string-value="Answer: a ">
            <text:p>Answer: a </text:p>
          </table:table-cell>
          <table:table-cell table:number-columns-repeated="1015"/>
        </table:table-row>
        <table:table-row table:style-name="ro1">
          <table:table-cell table:style-name="ce10" office:value-type="string">
            <text:p>d. Berwawasan global</text:p>
          </table:table-cell>
          <table:table-cell/>
          <table:table-cell table:style-name="ce12" table:formula="of:=OFFSET([.$A$1];COLUMNS([.$A19:.A19])-1+(ROWS([.$A$1:.$AMJ19])-1)*7;0)" office:value-type="string" office:string-value="119. Rencana pembangunan tahunan merupakan bentuk rinci dari .... ">
            <text:p>119. Rencana pembangunan tahunan merupakan bentuk rinci dari .... </text:p>
          </table:table-cell>
          <table:table-cell table:style-name="ce12" table:formula="of:=OFFSET([.$A$1];COLUMNS([.$A19:.B19])-1+(ROWS([.$A$1:.$AMJ19])-1)*7;0)" office:value-type="string" office:string-value="a. Propenas ">
            <text:p>a. Propenas </text:p>
          </table:table-cell>
          <table:table-cell table:style-name="ce12" table:formula="of:=OFFSET([.$A$1];COLUMNS([.$A19:.C19])-1+(ROWS([.$A$1:.$AMJ19])-1)*7;0)" office:value-type="string" office:string-value="b. APBN ">
            <text:p>b. APBN </text:p>
          </table:table-cell>
          <table:table-cell table:style-name="ce12" table:formula="of:=OFFSET([.$A$1];COLUMNS([.$A19:.D19])-1+(ROWS([.$A$1:.$AMJ19])-1)*7;0)" office:value-type="string" office:string-value="c. Repelita ">
            <text:p>c. Repelita </text:p>
          </table:table-cell>
          <table:table-cell table:style-name="ce12" table:formula="of:=OFFSET([.$A$1];COLUMNS([.$A19:.E19])-1+(ROWS([.$A$1:.$AMJ19])-1)*7;0)" office:value-type="string" office:string-value="d. RAPBN">
            <text:p>d. RAPBN</text:p>
          </table:table-cell>
          <table:table-cell table:style-name="ce12" table:formula="of:=OFFSET([.$A$1];COLUMNS([.$A19:.F19])-1+(ROWS([.$A$1:.$AMJ19])-1)*7;0)" office:value-type="string" office:string-value="e. RAPBD ">
            <text:p>e. RAPBD </text:p>
          </table:table-cell>
          <table:table-cell table:style-name="ce12" table:formula="of:=OFFSET([.$A$1];COLUMNS([.$A19:.G19])-1+(ROWS([.$A$1:.$AMJ19])-1)*7;0)" office:value-type="string" office:string-value="Answer: d ">
            <text:p>Answer: d </text:p>
          </table:table-cell>
          <table:table-cell table:number-columns-repeated="1015"/>
        </table:table-row>
        <table:table-row table:style-name="ro1">
          <table:table-cell table:style-name="ce10" office:value-type="string">
            <text:p>e. Memiliki etos kerja </text:p>
          </table:table-cell>
          <table:table-cell/>
          <table:table-cell table:style-name="ce12" table:formula="of:=OFFSET([.$A$1];COLUMNS([.$A20:.A20])-1+(ROWS([.$A$1:.$AMJ20])-1)*7;0)" office:value-type="string" office:string-value="120. Program Pembangunan Nasional yangdituangkan dalamUndang-undang Nomor 25 tahun 2000 adalah Propenas untuk tahun...">
            <text:p>120. Program Pembangunan Nasional yangdituangkan dalamUndang-undang Nomor 25 tahun 2000 adalah Propenas untuk tahun...</text:p>
          </table:table-cell>
          <table:table-cell table:style-name="ce12" table:formula="of:=OFFSET([.$A$1];COLUMNS([.$A20:.B20])-1+(ROWS([.$A$1:.$AMJ20])-1)*7;0)" office:value-type="string" office:string-value="a. 2000 - 2004">
            <text:p>a. 2000 - 2004</text:p>
          </table:table-cell>
          <table:table-cell table:style-name="ce12" table:formula="of:=OFFSET([.$A$1];COLUMNS([.$A20:.C20])-1+(ROWS([.$A$1:.$AMJ20])-1)*7;0)" office:value-type="string" office:string-value="b. 2000 - 2005 ">
            <text:p>b. 2000 - 2005 </text:p>
          </table:table-cell>
          <table:table-cell table:style-name="ce12" table:formula="of:=OFFSET([.$A$1];COLUMNS([.$A20:.D20])-1+(ROWS([.$A$1:.$AMJ20])-1)*7;0)" office:value-type="string" office:string-value="c. 2000 - 2010 ">
            <text:p>c. 2000 - 2010 </text:p>
          </table:table-cell>
          <table:table-cell table:style-name="ce12" table:formula="of:=OFFSET([.$A$1];COLUMNS([.$A20:.E20])-1+(ROWS([.$A$1:.$AMJ20])-1)*7;0)" office:value-type="string" office:string-value="d. 2000 - 2018">
            <text:p>d. 2000 - 2018</text:p>
          </table:table-cell>
          <table:table-cell table:style-name="ce12" table:formula="of:=OFFSET([.$A$1];COLUMNS([.$A20:.F20])-1+(ROWS([.$A$1:.$AMJ20])-1)*7;0)" office:value-type="string" office:string-value="e. 2000 - 2020 ">
            <text:p>e. 2000 - 2020 </text:p>
          </table:table-cell>
          <table:table-cell table:style-name="ce12" table:formula="of:=OFFSET([.$A$1];COLUMNS([.$A20:.G20])-1+(ROWS([.$A$1:.$AMJ20])-1)*7;0)" office:value-type="string" office:string-value="Answer: a ">
            <text:p>Answer: a </text:p>
          </table:table-cell>
          <table:table-cell table:number-columns-repeated="1015"/>
        </table:table-row>
        <table:table-row table:style-name="ro1">
          <table:table-cell table:style-name="ce10" office:value-type="string">
            <text:p>Answer: d </text:p>
          </table:table-cell>
          <table:table-cell/>
          <table:table-cell table:style-name="ce12" table:number-columns-repeated="7"/>
          <table:table-cell table:number-columns-repeated="1015"/>
        </table:table-row>
        <table:table-row table:style-name="ro1">
          <table:table-cell table:style-name="ce10" office:value-type="string">
            <text:p>104. Salah satu misi pembangunan menurut GBHN adalah penegakan kedaulatan rakyat dalam segala aspek kehidupan bermasyarakat, berbangsa, bernegara. Implementasi dalam bidang pendidikan dilapangan yang sesuai sebagai perwujudan misi tersebut terutama .... </text:p>
          </table:table-cell>
          <table:table-cell/>
          <table:table-cell table:style-name="ce12" table:number-columns-repeated="7"/>
          <table:table-cell table:number-columns-repeated="1015"/>
        </table:table-row>
        <table:table-row table:style-name="ro1">
          <table:table-cell table:style-name="ce10" office:value-type="string">
            <text:p>a. Peningkatan disiplin belajar</text:p>
          </table:table-cell>
          <table:table-cell/>
          <table:table-cell table:style-name="ce12" table:number-columns-repeated="7"/>
          <table:table-cell table:number-columns-repeated="1015"/>
        </table:table-row>
        <table:table-row table:style-name="ro1">
          <table:table-cell table:style-name="ce10" office:value-type="string">
            <text:p>b. Pembebasan uang sekolah</text:p>
          </table:table-cell>
          <table:table-cell/>
          <table:table-cell table:style-name="ce12" table:number-columns-repeated="7"/>
          <table:table-cell table:number-columns-repeated="1015"/>
        </table:table-row>
        <table:table-row table:style-name="ro1">
          <table:table-cell table:style-name="ce10" office:value-type="string">
            <text:p>c. Penegrian lembaga pendidikan </text:p>
          </table:table-cell>
          <table:table-cell table:number-columns-repeated="1023"/>
        </table:table-row>
        <table:table-row table:style-name="ro1">
          <table:table-cell table:style-name="ce10" office:value-type="string">
            <text:p>d. Konsep globalisasi pendidikan</text:p>
          </table:table-cell>
          <table:table-cell table:number-columns-repeated="1023"/>
        </table:table-row>
        <table:table-row table:style-name="ro1">
          <table:table-cell table:style-name="ce10" office:value-type="string">
            <text:p>e. Manajemen berbasis sekolah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105. Program pembangunan nasional memuat ...</text:p>
          </table:table-cell>
          <table:table-cell table:number-columns-repeated="1023"/>
        </table:table-row>
        <table:table-row table:style-name="ro1">
          <table:table-cell table:style-name="ce10" office:value-type="string">
            <text:p>a. Uraian rinci dan terukur dalam pelaksanaan GBHN </text:p>
          </table:table-cell>
          <table:table-cell table:number-columns-repeated="1023"/>
        </table:table-row>
        <table:table-row table:style-name="ro1">
          <table:table-cell table:style-name="ce10" office:value-type="string">
            <text:p>b. Kebijakan pemerintah dalam pelaksanaan GBHN</text:p>
          </table:table-cell>
          <table:table-cell table:number-columns-repeated="1023"/>
        </table:table-row>
        <table:table-row table:style-name="ro1">
          <table:table-cell table:style-name="ce10" office:value-type="string">
            <text:p>c. Uraian kegiatan pembangunan bebagai departemen </text:p>
          </table:table-cell>
          <table:table-cell table:number-columns-repeated="1023"/>
        </table:table-row>
        <table:table-row table:style-name="ro1">
          <table:table-cell table:style-name="ce10" office:value-type="string">
            <text:p>d. Program kerja kabinet selama periode tertentu</text:p>
          </table:table-cell>
          <table:table-cell table:number-columns-repeated="1023"/>
        </table:table-row>
        <table:table-row table:style-name="ro1">
          <table:table-cell table:style-name="ce10" office:value-type="string">
            <text:p>e. Landasan struktural pembangunan nasional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106. Arah kebijakan pembangunan hukum antara lain adalah menegakkan hukum secara konsisten untuk menjamin kepastian hukum. Untuk mewujudkan arah kebijakan ini sangat diperlukan, terutama ...</text:p>
          </table:table-cell>
          <table:table-cell table:number-columns-repeated="1023"/>
        </table:table-row>
        <table:table-row table:style-name="ro1">
          <table:table-cell table:style-name="ce10" office:value-type="string">
            <text:p>a. Gaji aparat penegak hukum yang mencukupi </text:p>
          </table:table-cell>
          <table:table-cell table:number-columns-repeated="1023"/>
        </table:table-row>
        <table:table-row table:style-name="ro1">
          <table:table-cell table:style-name="ce10" office:value-type="string">
            <text:p>b. Sarana dan prasarana peradilan yang mencukupi </text:p>
          </table:table-cell>
          <table:table-cell table:number-columns-repeated="1023"/>
        </table:table-row>
        <table:table-row table:style-name="ro1">
          <table:table-cell table:style-name="ce10" office:value-type="string">
            <text:p>c. Aparat penegak hukum yang berpendidikan tinggi </text:p>
          </table:table-cell>
          <table:table-cell table:number-columns-repeated="1023"/>
        </table:table-row>
        <table:table-row table:style-name="ro1">
          <table:table-cell table:style-name="ce10" office:value-type="string">
            <text:p>d. Peraturan perundang-undangan tertulis</text:p>
          </table:table-cell>
          <table:table-cell table:number-columns-repeated="1023"/>
        </table:table-row>
        <table:table-row table:style-name="ro1">
          <table:table-cell table:style-name="ce10" office:value-type="string">
            <text:p>e. Perubahan terhadap hukum acara yang ada saat ini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1">
          <table:table-cell table:style-name="ce10" office:value-type="string">
            <text:p>107. Program pemberdayaan lembaga peradilan dan berbagai lembaga penegak hukum saat ini terutama bertujuan untuk ....</text:p>
          </table:table-cell>
          <table:table-cell table:number-columns-repeated="1023"/>
        </table:table-row>
        <table:table-row table:style-name="ro1">
          <table:table-cell table:style-name="ce10" office:value-type="string">
            <text:p>a. Memelihara keamanan ligkungan</text:p>
          </table:table-cell>
          <table:table-cell table:number-columns-repeated="1023"/>
        </table:table-row>
        <table:table-row table:style-name="ro1">
          <table:table-cell table:style-name="ce10" office:value-type="string">
            <text:p>b. Mewujudkan ketertiban dalam masyarakat </text:p>
          </table:table-cell>
          <table:table-cell table:number-columns-repeated="1023"/>
        </table:table-row>
        <table:table-row table:style-name="ro1">
          <table:table-cell table:style-name="ce10" office:value-type="string">
            <text:p>c. Mempercepat penyelesaian berbagai perkara </text:p>
          </table:table-cell>
          <table:table-cell table:number-columns-repeated="1023"/>
        </table:table-row>
        <table:table-row table:style-name="ro1">
          <table:table-cell table:style-name="ce10" office:value-type="string">
            <text:p>d. Mencegah terjadinya berbagai kejahatan</text:p>
          </table:table-cell>
          <table:table-cell table:number-columns-repeated="1023"/>
        </table:table-row>
        <table:table-row table:style-name="ro1">
          <table:table-cell table:style-name="ce10" office:value-type="string">
            <text:p>e. Menumbuhkan kepercayaan masyarakat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1">
          <table:table-cell table:style-name="ce10" office:value-type="string">
            <text:p>108. Arah kebijakan pembangunan bidang ekonomi antara lain menghindari terjadi struktur pasar monopolistik, karena hal ini sangat merugikan bagi ....</text:p>
          </table:table-cell>
          <table:table-cell table:number-columns-repeated="1023"/>
        </table:table-row>
        <table:table-row table:style-name="ro1">
          <table:table-cell table:style-name="ce10" office:value-type="string">
            <text:p>a. Pertumbuhan usaha koperasi</text:p>
          </table:table-cell>
          <table:table-cell table:number-columns-repeated="1023"/>
        </table:table-row>
        <table:table-row table:style-name="ro1">
          <table:table-cell table:style-name="ce10" office:value-type="string">
            <text:p>b. Perkembangan usaha pertanian </text:p>
          </table:table-cell>
          <table:table-cell table:number-columns-repeated="1023"/>
        </table:table-row>
        <table:table-row table:style-name="ro1">
          <table:table-cell table:style-name="ce10" office:value-type="string">
            <text:p>c. Terwujudnya persaingan sehat </text:p>
          </table:table-cell>
          <table:table-cell table:number-columns-repeated="1023"/>
        </table:table-row>
        <table:table-row table:style-name="ro1">
          <table:table-cell table:style-name="ce10" office:value-type="string">
            <text:p>d. Perkembangan dunia industri </text:p>
          </table:table-cell>
          <table:table-cell table:number-columns-repeated="1023"/>
        </table:table-row>
        <table:table-row table:style-name="ro1">
          <table:table-cell table:style-name="ce10" office:value-type="string">
            <text:p>e. Peningkatan pendapatan pajak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109. Pemberdayaan ekonomi rakyat sangat terkait dengan upaya menggerakkan perekonomian pedesaan karena alasan-alasan berikut, KECUALI...</text:p>
          </table:table-cell>
          <table:table-cell table:number-columns-repeated="1023"/>
        </table:table-row>
        <table:table-row table:style-name="ro1">
          <table:table-cell table:style-name="ce10" office:value-type="string">
            <text:p>a. Sebagian besar rakyat pedesaan hidup miskin</text:p>
          </table:table-cell>
          <table:table-cell table:number-columns-repeated="1023"/>
        </table:table-row>
        <table:table-row table:style-name="ro1">
          <table:table-cell table:style-name="ce10" office:value-type="string">
            <text:p>b. Wilayah negeri ini sebagian besar adalah pedesaan </text:p>
          </table:table-cell>
          <table:table-cell table:number-columns-repeated="1023"/>
        </table:table-row>
        <table:table-row table:style-name="ro1">
          <table:table-cell table:style-name="ce10" office:value-type="string">
            <text:p>c. Pedesaan kaya dengan potensi yang dapat dikembangkan </text:p>
          </table:table-cell>
          <table:table-cell table:number-columns-repeated="1023"/>
        </table:table-row>
        <table:table-row table:style-name="ro1">
          <table:table-cell table:style-name="ce10" office:value-type="string">
            <text:p>d. Rakyat di pedesaan menuntut demokratisasi ekonomi</text:p>
          </table:table-cell>
          <table:table-cell table:number-columns-repeated="1023"/>
        </table:table-row>
        <table:table-row table:style-name="ro1">
          <table:table-cell table:style-name="ce10" office:value-type="string">
            <text:p>e. Pembangunan pedesaan dapat menghemat arus urbanisasi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110. Upaya pendidikan politik secara intensif dan komprehensif dilakukan terutama untuk ....</text:p>
          </table:table-cell>
          <table:table-cell table:number-columns-repeated="1023"/>
        </table:table-row>
        <table:table-row table:style-name="ro1">
          <table:table-cell table:style-name="ce10" office:value-type="string">
            <text:p>a. Mewujudkan kesatuan dalam berpolitik</text:p>
          </table:table-cell>
          <table:table-cell table:number-columns-repeated="1023"/>
        </table:table-row>
        <table:table-row table:style-name="ro1">
          <table:table-cell table:style-name="ce10" office:value-type="string">
            <text:p>b. Mencegah masuknya budaya politik asing </text:p>
          </table:table-cell>
          <table:table-cell table:number-columns-repeated="1023"/>
        </table:table-row>
        <table:table-row table:style-name="ro1">
          <table:table-cell table:style-name="ce10" office:value-type="string">
            <text:p>c. Meningkatkan peran berbagai lembaga negara</text:p>
          </table:table-cell>
          <table:table-cell table:number-columns-repeated="1023"/>
        </table:table-row>
        <table:table-row table:style-name="ro1">
          <table:table-cell table:style-name="ce10" office:value-type="string">
            <text:p>d. Mengembangkan budaya potitik yang demokratis</text:p>
          </table:table-cell>
          <table:table-cell table:number-columns-repeated="1023"/>
        </table:table-row>
        <table:table-row table:style-name="ro1">
          <table:table-cell table:style-name="ce10" office:value-type="string">
            <text:p>e. Menghindari perbedaan pandangan politik yang tajam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111. Amanat GBHN di bidang hukum antara lain ....</text:p>
          </table:table-cell>
          <table:table-cell table:number-columns-repeated="1023"/>
        </table:table-row>
        <table:table-row table:style-name="ro1">
          <table:table-cell table:style-name="ce10" office:value-type="string">
            <text:p>a. Pembentukan badanperadilan yang transparan</text:p>
          </table:table-cell>
          <table:table-cell table:number-columns-repeated="1023"/>
        </table:table-row>
        <table:table-row table:style-name="ro1">
          <table:table-cell table:style-name="ce10" office:value-type="string">
            <text:p>b. Proses peradilan yang berimbang</text:p>
          </table:table-cell>
          <table:table-cell table:number-columns-repeated="1023"/>
        </table:table-row>
        <table:table-row table:style-name="ro1">
          <table:table-cell table:style-name="ce10" office:value-type="string">
            <text:p>c. Proses peradilan terhadap pelanggaran hukum dan HAM</text:p>
          </table:table-cell>
          <table:table-cell table:number-columns-repeated="1023"/>
        </table:table-row>
        <table:table-row table:style-name="ro1">
          <table:table-cell table:style-name="ce10" office:value-type="string">
            <text:p>d. Kesetaraan posisi antara jaksa penuntut dan pembela </text:p>
          </table:table-cell>
          <table:table-cell table:number-columns-repeated="1023"/>
        </table:table-row>
        <table:table-row table:style-name="ro1">
          <table:table-cell table:style-name="ce10" office:value-type="string">
            <text:p>e. Kesejahteraan yang memadai bagi penyelenggara keadilan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112. Tujuan utama pendidikan menurut GBHN adalah</text:p>
          </table:table-cell>
          <table:table-cell table:number-columns-repeated="1023"/>
        </table:table-row>
        <table:table-row table:style-name="ro1">
          <table:table-cell table:style-name="ce10" office:value-type="string">
            <text:p>a. Memberikan ketrampilan kepada peserta didik</text:p>
          </table:table-cell>
          <table:table-cell table:number-columns-repeated="1023"/>
        </table:table-row>
        <table:table-row table:style-name="ro1">
          <table:table-cell table:style-name="ce10" office:value-type="string">
            <text:p>b. Menciptakan masyarakat Indonesia yang berkualitas tinggi </text:p>
          </table:table-cell>
          <table:table-cell table:number-columns-repeated="1023"/>
        </table:table-row>
        <table:table-row table:style-name="ro1">
          <table:table-cell table:style-name="ce10" office:value-type="string">
            <text:p>c. Agar peserta didik menjadi orang berguna di masyarakat</text:p>
          </table:table-cell>
          <table:table-cell table:number-columns-repeated="1023"/>
        </table:table-row>
        <table:table-row table:style-name="ro1">
          <table:table-cell table:style-name="ce10" office:value-type="string">
            <text:p>d. Menjadikan manusia Indonesia cerdik dan pandai</text:p>
          </table:table-cell>
          <table:table-cell table:number-columns-repeated="1023"/>
        </table:table-row>
        <table:table-row table:style-name="ro1">
          <table:table-cell table:style-name="ce10" office:value-type="string">
            <text:p>e. Membentuk kepribadian yang bertaqwa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1">
          <table:table-cell table:style-name="ce10" office:value-type="string">
            <text:p>113. Menurut GBHN, pemerintah berkewajiban untuk melakukan pembaharuan dan pematapan sistem pendidikan nasional dengan bersdasarkan .....</text:p>
          </table:table-cell>
          <table:table-cell table:number-columns-repeated="1023"/>
        </table:table-row>
        <table:table-row table:style-name="ro1">
          <table:table-cell table:style-name="ce10" office:value-type="string">
            <text:p>a. Penyelenggaraan pendidikan oleh pemerintah dan masyarakat</text:p>
          </table:table-cell>
          <table:table-cell table:number-columns-repeated="1023"/>
        </table:table-row>
        <table:table-row table:style-name="ro1">
          <table:table-cell table:style-name="ce10" office:value-type="string">
            <text:p>b. Pasal tentang pendidikan yang tercatum pada UUD 1945 </text:p>
          </table:table-cell>
          <table:table-cell table:number-columns-repeated="1023"/>
        </table:table-row>
        <table:table-row table:style-name="ro1">
          <table:table-cell table:style-name="ce10" office:value-type="string">
            <text:p>c. Visi dan misi bangsa Indonesia di semua aspek kehidupan </text:p>
          </table:table-cell>
          <table:table-cell table:number-columns-repeated="1023"/>
        </table:table-row>
        <table:table-row table:style-name="ro1">
          <table:table-cell table:style-name="ce10" office:value-type="string">
            <text:p>d. Prisip desentralisasi, otonomi keilmuan, dan manajemen </text:p>
          </table:table-cell>
          <table:table-cell table:number-columns-repeated="1023"/>
        </table:table-row>
        <table:table-row table:style-name="ro1">
          <table:table-cell table:style-name="ce10" office:value-type="string">
            <text:p>e. Merevisi undang-udang sistem pendidikan </text:p>
          </table:table-cell>
          <table:table-cell table:number-columns-repeated="1023"/>
        </table:table-row>
        <table:table-row table:style-name="ro1">
          <table:table-cell table:style-name="ce10" office:value-type="string">
            <text:p>Answer: c </text:p>
          </table:table-cell>
          <table:table-cell table:number-columns-repeated="1023"/>
        </table:table-row>
        <table:table-row table:style-name="ro1">
          <table:table-cell table:style-name="ce10" office:value-type="string">
            <text:p>114. Mengembangkan otonomi daerah secara luas, nyata, dan bertanggug jawab dalam rangka pemberdayaan masyarakat, lembaga ekonomi, politik,hukum, keagamaan, adat,swadaya masyarakat merupakan amanat GBHN secara umum pada bidang .... </text:p>
          </table:table-cell>
          <table:table-cell table:number-columns-repeated="1023"/>
        </table:table-row>
        <table:table-row table:style-name="ro1">
          <table:table-cell table:style-name="ce10" office:value-type="string">
            <text:p>a. Pembangunan daerah</text:p>
          </table:table-cell>
          <table:table-cell table:number-columns-repeated="1023"/>
        </table:table-row>
        <table:table-row table:style-name="ro1">
          <table:table-cell table:style-name="ce10" office:value-type="string">
            <text:p>b. Pembangunan nasional</text:p>
          </table:table-cell>
          <table:table-cell table:number-columns-repeated="1023"/>
        </table:table-row>
        <table:table-row table:style-name="ro1">
          <table:table-cell table:style-name="ce10" office:value-type="string">
            <text:p>c. Pengembangan pemerintah pusat </text:p>
          </table:table-cell>
          <table:table-cell table:number-columns-repeated="1023"/>
        </table:table-row>
        <table:table-row table:style-name="ro1">
          <table:table-cell table:style-name="ce10" office:value-type="string">
            <text:p>d. Pengembangan pemerintah daerah</text:p>
          </table:table-cell>
          <table:table-cell table:number-columns-repeated="1023"/>
        </table:table-row>
        <table:table-row table:style-name="ro1">
          <table:table-cell table:style-name="ce10" office:value-type="string">
            <text:p>e. Kesetaraan anata pusat dan daerah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115. Dalam rangka pengembangan otonomi daerah dalam wadah Negara Kesatuan RI, daerah yang mendapatkan perhatian khusus pada amanat GBHN adalah ....</text:p>
          </table:table-cell>
          <table:table-cell table:number-columns-repeated="1023"/>
        </table:table-row>
        <table:table-row table:style-name="ro1">
          <table:table-cell table:style-name="ce10" office:value-type="string">
            <text:p>a. Irian Jaya, Maluku Utara, dan Maluku</text:p>
          </table:table-cell>
          <table:table-cell table:number-columns-repeated="1023"/>
        </table:table-row>
        <table:table-row table:style-name="ro1">
          <table:table-cell table:style-name="ce10" office:value-type="string">
            <text:p>b. Daerah Istimewa Aceh, Irian Jaya, dan Maluku </text:p>
          </table:table-cell>
          <table:table-cell table:number-columns-repeated="1023"/>
        </table:table-row>
        <table:table-row table:style-name="ro1">
          <table:table-cell table:style-name="ce10" office:value-type="string">
            <text:p>c. Nusa Tenggara Timur, maluku, dan Irian Jaya </text:p>
          </table:table-cell>
          <table:table-cell table:number-columns-repeated="1023"/>
        </table:table-row>
        <table:table-row table:style-name="ro1">
          <table:table-cell table:style-name="ce10" office:value-type="string">
            <text:p>d. Maluku, Maluku Utara, dan Sulawesi tengah </text:p>
          </table:table-cell>
          <table:table-cell table:number-columns-repeated="1023"/>
        </table:table-row>
        <table:table-row table:style-name="ro1">
          <table:table-cell table:style-name="ce10" office:value-type="string">
            <text:p>e. Daerah Istimewa aceh, Dki Jakarta, dan DIY </text:p>
          </table:table-cell>
          <table:table-cell table:number-columns-repeated="1023"/>
        </table:table-row>
        <table:table-row table:style-name="ro1">
          <table:table-cell table:style-name="ce10" office:value-type="string">
            <text:p>Answer: b </text:p>
          </table:table-cell>
          <table:table-cell table:number-columns-repeated="1023"/>
        </table:table-row>
        <table:table-row table:style-name="ro1">
          <table:table-cell table:style-name="ce10" office:value-type="string">
            <text:p>116. Presiden berkewajiban umtuk mengerahkan semua potensi dan kekuatan pemerintah dalam melaksanakan dan mengendalikan pembangunan nasional. Amanat ini tertuang pada .....</text:p>
          </table:table-cell>
          <table:table-cell table:number-columns-repeated="1023"/>
        </table:table-row>
        <table:table-row table:style-name="ro1">
          <table:table-cell table:style-name="ce10" office:value-type="string">
            <text:p>a. Garis-garis Besar Haluan Negara</text:p>
          </table:table-cell>
          <table:table-cell table:number-columns-repeated="1023"/>
        </table:table-row>
        <table:table-row table:style-name="ro1">
          <table:table-cell table:style-name="ce10" office:value-type="string">
            <text:p>b. DPR</text:p>
          </table:table-cell>
          <table:table-cell table:number-columns-repeated="1023"/>
        </table:table-row>
        <table:table-row table:style-name="ro1">
          <table:table-cell table:style-name="ce10" office:value-type="string">
            <text:p>c. MPR</text:p>
          </table:table-cell>
          <table:table-cell table:number-columns-repeated="1023"/>
        </table:table-row>
        <table:table-row table:style-name="ro1">
          <table:table-cell table:style-name="ce10" office:value-type="string">
            <text:p>d. Undang-undang Dasar</text:p>
          </table:table-cell>
          <table:table-cell table:number-columns-repeated="1023"/>
        </table:table-row>
        <table:table-row table:style-name="ro1">
          <table:table-cell table:style-name="ce10" office:value-type="string">
            <text:p>e. Pemerintah yang berkuasa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117. Pembangunan nasional akan memperkuat jatidiri dan kepribadian masnusi, masyarakat, dan bangsa Indonesia dalam suasana yang demokratis,tenteram,aman, dan damai, merupakan amanat GBHN pada bagian...</text:p>
          </table:table-cell>
          <table:table-cell table:number-columns-repeated="1023"/>
        </table:table-row>
        <table:table-row table:style-name="ro1">
          <table:table-cell table:style-name="ce10" office:value-type="string">
            <text:p>a. Visi dab nisi </text:p>
          </table:table-cell>
          <table:table-cell table:number-columns-repeated="1023"/>
        </table:table-row>
        <table:table-row table:style-name="ro1">
          <table:table-cell table:style-name="ce10" office:value-type="string">
            <text:p>b. Kondidi umum</text:p>
          </table:table-cell>
          <table:table-cell table:number-columns-repeated="1023"/>
        </table:table-row>
        <table:table-row table:style-name="ro1">
          <table:table-cell table:style-name="ce10" office:value-type="string">
            <text:p>c. Arah kebijakan</text:p>
          </table:table-cell>
          <table:table-cell table:number-columns-repeated="1023"/>
        </table:table-row>
        <table:table-row table:style-name="ro1">
          <table:table-cell table:style-name="ce10" office:value-type="string">
            <text:p>d. Kaidah pelaksanaan</text:p>
          </table:table-cell>
          <table:table-cell table:number-columns-repeated="1023"/>
        </table:table-row>
        <table:table-row table:style-name="ro1">
          <table:table-cell table:style-name="ce10" office:value-type="string">
            <text:p>e. Penutup </text:p>
          </table:table-cell>
          <table:table-cell table:number-columns-repeated="1023"/>
        </table:table-row>
        <table:table-row table:style-name="ro1">
          <table:table-cell table:style-name="ce10" office:value-type="string">
            <text:p>Answer: e </text:p>
          </table:table-cell>
          <table:table-cell table:number-columns-repeated="1023"/>
        </table:table-row>
        <table:table-row table:style-name="ro1">
          <table:table-cell table:style-name="ce10" office:value-type="string">
            <text:p>118. Berikut adalah lembaga yang berkewajiban melaksanakan GBHN secara aplikatif sesuai dengan fungsi, tugas, dan wewenangnya berdasarkan UUD 1945, KECUALI ....</text:p>
          </table:table-cell>
          <table:table-cell table:number-columns-repeated="1023"/>
        </table:table-row>
        <table:table-row table:style-name="ro1">
          <table:table-cell table:style-name="ce10" office:value-type="string">
            <text:p>a. Dewan kabinet </text:p>
          </table:table-cell>
          <table:table-cell table:number-columns-repeated="1023"/>
        </table:table-row>
        <table:table-row table:style-name="ro1">
          <table:table-cell table:style-name="ce10" office:value-type="string">
            <text:p>b. Dewan Pewakilan Rakyat</text:p>
          </table:table-cell>
          <table:table-cell table:number-columns-repeated="1023"/>
        </table:table-row>
        <table:table-row table:style-name="ro1">
          <table:table-cell table:style-name="ce10" office:value-type="string">
            <text:p>c. Dewan Pertimbangan Agung </text:p>
          </table:table-cell>
          <table:table-cell table:number-columns-repeated="1023"/>
        </table:table-row>
        <table:table-row table:style-name="ro1">
          <table:table-cell table:style-name="ce10" office:value-type="string">
            <text:p>d. Mahkamah Agung</text:p>
          </table:table-cell>
          <table:table-cell table:number-columns-repeated="1023"/>
        </table:table-row>
        <table:table-row table:style-name="ro1">
          <table:table-cell table:style-name="ce10" office:value-type="string">
            <text:p>e. Badan Pemeriksa Keuangan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table-cell table:style-name="ce10" office:value-type="string">
            <text:p>119. Rencana pembangunan tahunan merupakan bentuk rinci dari .... </text:p>
          </table:table-cell>
          <table:table-cell table:number-columns-repeated="1023"/>
        </table:table-row>
        <table:table-row table:style-name="ro1">
          <table:table-cell table:style-name="ce10" office:value-type="string">
            <text:p>a. Propenas </text:p>
          </table:table-cell>
          <table:table-cell table:number-columns-repeated="1023"/>
        </table:table-row>
        <table:table-row table:style-name="ro1">
          <table:table-cell table:style-name="ce10" office:value-type="string">
            <text:p>b. APBN </text:p>
          </table:table-cell>
          <table:table-cell table:number-columns-repeated="1023"/>
        </table:table-row>
        <table:table-row table:style-name="ro1">
          <table:table-cell office:value-type="string">
            <text:p>c. Repelita </text:p>
          </table:table-cell>
          <table:table-cell table:number-columns-repeated="1023"/>
        </table:table-row>
        <table:table-row table:style-name="ro1">
          <table:table-cell table:style-name="ce10" office:value-type="string">
            <text:p>d. RAPBN</text:p>
          </table:table-cell>
          <table:table-cell table:number-columns-repeated="1023"/>
        </table:table-row>
        <table:table-row table:style-name="ro1">
          <table:table-cell office:value-type="string">
            <text:p>e. RAPBD </text:p>
          </table:table-cell>
          <table:table-cell table:number-columns-repeated="1023"/>
        </table:table-row>
        <table:table-row table:style-name="ro1">
          <table:table-cell table:style-name="ce10" office:value-type="string">
            <text:p>Answer: d </text:p>
          </table:table-cell>
          <table:table-cell table:number-columns-repeated="1023"/>
        </table:table-row>
        <table:table-row table:style-name="ro1">
          <table:table-cell table:style-name="ce10" office:value-type="string">
            <text:p>120. Program Pembangunan Nasional yangdituangkan dalamUndang-undang Nomor 25 tahun 2000 adalah Propenas untuk tahun...</text:p>
          </table:table-cell>
          <table:table-cell table:number-columns-repeated="1023"/>
        </table:table-row>
        <table:table-row table:style-name="ro1">
          <table:table-cell table:style-name="ce10" office:value-type="string">
            <text:p>a. 2000 - 2004</text:p>
          </table:table-cell>
          <table:table-cell table:number-columns-repeated="1023"/>
        </table:table-row>
        <table:table-row table:style-name="ro1">
          <table:table-cell table:style-name="ce10" office:value-type="string">
            <text:p>b. 2000 - 2005 </text:p>
          </table:table-cell>
          <table:table-cell table:number-columns-repeated="1023"/>
        </table:table-row>
        <table:table-row table:style-name="ro1">
          <table:table-cell table:style-name="ce10" office:value-type="string">
            <text:p>c. 2000 - 2010 </text:p>
          </table:table-cell>
          <table:table-cell table:number-columns-repeated="1023"/>
        </table:table-row>
        <table:table-row table:style-name="ro1">
          <table:table-cell table:style-name="ce10" office:value-type="string">
            <text:p>d. 2000 - 2018</text:p>
          </table:table-cell>
          <table:table-cell table:number-columns-repeated="1023"/>
        </table:table-row>
        <table:table-row table:style-name="ro1">
          <table:table-cell table:style-name="ce10" office:value-type="string">
            <text:p>e. 2000 - 2020 </text:p>
          </table:table-cell>
          <table:table-cell table:number-columns-repeated="1023"/>
        </table:table-row>
        <table:table-row table:style-name="ro1">
          <table:table-cell table:style-name="ce10" office:value-type="string">
            <text:p>Answer: a </text:p>
          </table:table-cell>
          <table:table-cell table:number-columns-repeated="1023"/>
        </table:table-row>
        <table:table-row table:style-name="ro1" table:number-rows-repeated="1048435">
          <table:table-cell table:number-columns-repeated="1024"/>
        </table:table-row>
        <table:table-row table:style-name="ro1">
          <table:table-cell table:number-columns-repeated="1024"/>
        </table:table-row>
        <table:named-expressions/>
      </table:table>
      <table:table table:name="Falsafah &amp; ideologi" table:style-name="ta10" table:print="false">
        <office:forms form:automatic-focus="false" form:apply-design-mode="false"/>
        <table:table-column table:style-name="co38" table:default-cell-style-name="Excel_20_Built-in_20_Normal"/>
        <table:table-column table:style-name="co9" table:default-cell-style-name="Excel_20_Built-in_20_Normal"/>
        <table:table-column table:style-name="co39"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9" table:number-columns-repeated="1016" table:default-cell-style-name="Excel_20_Built-in_20_Normal"/>
        <table:table-row table:style-name="ro1">
          <table:table-cell office:value-type="string">
            <text:p>1. Secara etimologis, filsafat berasal dari kata philein dan sophos. Perpaduan kata tersebut mengandung arti...</text:p>
          </table:table-cell>
          <table:table-cell/>
          <table:table-cell table:style-name="ce12" table:formula="of:=OFFSET([.$A$1];COLUMNS([.$A1:.A1])-1+(ROWS([.$A$1:.$AMJ1])-1)*6;0)" office:value-type="string" office:string-value="1. Secara etimologis, filsafat berasal dari kata philein dan sophos. Perpaduan kata tersebut mengandung arti...">
            <text:p>1. Secara etimologis, filsafat berasal dari kata philein dan sophos. Perpaduan kata tersebut mengandung arti...</text:p>
          </table:table-cell>
          <table:table-cell table:style-name="ce12" table:formula="of:=OFFSET([.$A$1];COLUMNS([.$A1:.B1])-1+(ROWS([.$A$1:.$AMJ1])-1)*6;0)" office:value-type="string" office:string-value="1. Cinta ilmu pengetahuan">
            <text:p>1. Cinta ilmu pengetahuan</text:p>
          </table:table-cell>
          <table:table-cell table:style-name="ce12" table:formula="of:=OFFSET([.$A$1];COLUMNS([.$A1:.C1])-1+(ROWS([.$A$1:.$AMJ1])-1)*6;0)" office:value-type="string" office:string-value="2. Teman dari kebijakan">
            <text:p>2. Teman dari kebijakan</text:p>
          </table:table-cell>
          <table:table-cell table:style-name="ce12" table:formula="of:=OFFSET([.$A$1];COLUMNS([.$A1:.D1])-1+(ROWS([.$A$1:.$AMJ1])-1)*6;0)" office:value-type="string" office:string-value="3. Kumpulan orang bijaksana">
            <text:p>3. Kumpulan orang bijaksana</text:p>
          </table:table-cell>
          <table:table-cell table:style-name="ce12" table:formula="of:=OFFSET([.$A$1];COLUMNS([.$A1:.E1])-1+(ROWS([.$A$1:.$AMJ1])-1)*6;0)" office:value-type="string" office:string-value="4. Pemikiran yang selalu menginginkan kebijakan">
            <text:p>4. Pemikiran yang selalu menginginkan kebijakan</text:p>
          </table:table-cell>
          <table:table-cell table:style-name="ce12" table:formula="of:=OFFSET([.$A$1];COLUMNS([.$A1:.F1])-1+(ROWS([.$A$1:.$AMJ1])-1)*6;0)" office:value-type="string" office:string-value="JAWAB: A">
            <text:p>JAWAB: A</text:p>
          </table:table-cell>
          <table:table-cell table:number-columns-repeated="1016"/>
        </table:table-row>
        <table:table-row table:style-name="ro1">
          <table:table-cell office:value-type="string">
            <text:p>1. Cinta ilmu pengetahuan</text:p>
          </table:table-cell>
          <table:table-cell/>
          <table:table-cell table:style-name="ce12" table:formula="of:=OFFSET([.$A$1];COLUMNS([.$A2:.A2])-1+(ROWS([.$A$1:.$AMJ2])-1)*6;0)" office:value-type="string" office:string-value="2. Kedudukan dan fungsi Pancasila sebagai falsafah hidup bangsa Indonesia merupakan...">
            <text:p>2. Kedudukan dan fungsi Pancasila sebagai falsafah hidup bangsa Indonesia merupakan...</text:p>
          </table:table-cell>
          <table:table-cell table:style-name="ce12" table:formula="of:=OFFSET([.$A$1];COLUMNS([.$A2:.B2])-1+(ROWS([.$A$1:.$AMJ2])-1)*6;0)" office:value-type="string" office:string-value="1. Keyakinan yang memiliki kebenaran">
            <text:p>1. Keyakinan yang memiliki kebenaran</text:p>
          </table:table-cell>
          <table:table-cell table:style-name="ce12" table:formula="of:=OFFSET([.$A$1];COLUMNS([.$A2:.C2])-1+(ROWS([.$A$1:.$AMJ2])-1)*6;0)" office:value-type="string" office:string-value="2. Sikap mental, tingkah laku, dan amal">
            <text:p>2. Sikap mental, tingkah laku, dan amal</text:p>
          </table:table-cell>
          <table:table-cell table:style-name="ce12" table:formula="of:=OFFSET([.$A$1];COLUMNS([.$A2:.D2])-1+(ROWS([.$A$1:.$AMJ2])-1)*6;0)" office:value-type="string" office:string-value="3. Penunjuk, penuntun, dan pegangan sikap">
            <text:p>3. Penunjuk, penuntun, dan pegangan sikap</text:p>
          </table:table-cell>
          <table:table-cell table:style-name="ce12" table:formula="of:=OFFSET([.$A$1];COLUMNS([.$A2:.E2])-1+(ROWS([.$A$1:.$AMJ2])-1)*6;0)" office:value-type="string" office:string-value="4. Pandangan hidup">
            <text:p>4. Pandangan hidup</text:p>
          </table:table-cell>
          <table:table-cell table:style-name="ce12" table:formula="of:=OFFSET([.$A$1];COLUMNS([.$A2:.F2])-1+(ROWS([.$A$1:.$AMJ2])-1)*6;0)" office:value-type="string" office:string-value="JAWAB: A">
            <text:p>JAWAB: A</text:p>
          </table:table-cell>
          <table:table-cell table:number-columns-repeated="1016"/>
        </table:table-row>
        <table:table-row table:style-name="ro1">
          <table:table-cell office:value-type="string">
            <text:p>2. Teman dari kebijakan</text:p>
          </table:table-cell>
          <table:table-cell/>
          <table:table-cell table:style-name="ce12" table:formula="of:=OFFSET([.$A$1];COLUMNS([.$A3:.A3])-1+(ROWS([.$A$1:.$AMJ3])-1)*6;0)" office:value-type="string" office:string-value="3. Pancasila dikatakan sebagai suatu system filsafat bila...">
            <text:p>3. Pancasila dikatakan sebagai suatu system filsafat bila...</text:p>
          </table:table-cell>
          <table:table-cell table:style-name="ce12" table:formula="of:=OFFSET([.$A$1];COLUMNS([.$A3:.B3])-1+(ROWS([.$A$1:.$AMJ3])-1)*6;0)" office:value-type="string" office:string-value="1. sila-sila Pancasila itu harus kita lihat sebagai satu rangkaian kesatuan">
            <text:p>1. sila-sila Pancasila itu harus kita lihat sebagai satu rangkaian kesatuan</text:p>
          </table:table-cell>
          <table:table-cell table:style-name="ce12" table:formula="of:=OFFSET([.$A$1];COLUMNS([.$A3:.C3])-1+(ROWS([.$A$1:.$AMJ3])-1)*6;0)" office:value-type="string" office:string-value="2. harus kita pahami sebagai totalitas">
            <text:p>2. harus kita pahami sebagai totalitas</text:p>
          </table:table-cell>
          <table:table-cell table:style-name="ce12" table:formula="of:=OFFSET([.$A$1];COLUMNS([.$A3:.D3])-1+(ROWS([.$A$1:.$AMJ3])-1)*6;0)" office:value-type="string" office:string-value="3. susunan dan bentuknya hirearkhis piramidal">
            <text:p>3. susunan dan bentuknya hirearkhis piramidal</text:p>
          </table:table-cell>
          <table:table-cell table:style-name="ce12" table:formula="of:=OFFSET([.$A$1];COLUMNS([.$A3:.E3])-1+(ROWS([.$A$1:.$AMJ3])-1)*6;0)" office:value-type="string" office:string-value="4. Semua jawaban benar">
            <text:p>4. Semua jawaban benar</text:p>
          </table:table-cell>
          <table:table-cell table:style-name="ce12" table:formula="of:=OFFSET([.$A$1];COLUMNS([.$A3:.F3])-1+(ROWS([.$A$1:.$AMJ3])-1)*6;0)" office:value-type="string" office:string-value="JAWAB: D">
            <text:p>JAWAB: D</text:p>
          </table:table-cell>
          <table:table-cell table:number-columns-repeated="1016"/>
        </table:table-row>
        <table:table-row table:style-name="ro1">
          <table:table-cell office:value-type="string">
            <text:p>3. Kumpulan orang bijaksana</text:p>
          </table:table-cell>
          <table:table-cell/>
          <table:table-cell table:style-name="ce12" table:formula="of:=OFFSET([.$A$1];COLUMNS([.$A4:.A4])-1+(ROWS([.$A$1:.$AMJ4])-1)*6;0)" office:value-type="string" office:string-value="4. Nilai-nilai yang terkandung dalam Pancasila, menurut Prof. Notonagoro dapat dibagi menjadi...">
            <text:p>4. Nilai-nilai yang terkandung dalam Pancasila, menurut Prof. Notonagoro dapat dibagi menjadi...</text:p>
          </table:table-cell>
          <table:table-cell table:style-name="ce12" table:formula="of:=OFFSET([.$A$1];COLUMNS([.$A4:.B4])-1+(ROWS([.$A$1:.$AMJ4])-1)*6;0)" office:value-type="string" office:string-value="1. Nilai materiil">
            <text:p>1. Nilai materiil</text:p>
          </table:table-cell>
          <table:table-cell table:style-name="ce12" table:formula="of:=OFFSET([.$A$1];COLUMNS([.$A4:.C4])-1+(ROWS([.$A$1:.$AMJ4])-1)*6;0)" office:value-type="string" office:string-value="2. Nilai vital">
            <text:p>2. Nilai vital</text:p>
          </table:table-cell>
          <table:table-cell table:style-name="ce12" table:formula="of:=OFFSET([.$A$1];COLUMNS([.$A4:.D4])-1+(ROWS([.$A$1:.$AMJ4])-1)*6;0)" office:value-type="string" office:string-value="3. Nilai kerohanian">
            <text:p>3. Nilai kerohanian</text:p>
          </table:table-cell>
          <table:table-cell table:style-name="ce12" table:formula="of:=OFFSET([.$A$1];COLUMNS([.$A4:.E4])-1+(ROWS([.$A$1:.$AMJ4])-1)*6;0)" office:value-type="string" office:string-value="4. Semua jawaban benar">
            <text:p>4. Semua jawaban benar</text:p>
          </table:table-cell>
          <table:table-cell table:style-name="ce12" table:formula="of:=OFFSET([.$A$1];COLUMNS([.$A4:.F4])-1+(ROWS([.$A$1:.$AMJ4])-1)*6;0)" office:value-type="string" office:string-value="JAWAB: D">
            <text:p>JAWAB: D</text:p>
          </table:table-cell>
          <table:table-cell table:number-columns-repeated="1016"/>
        </table:table-row>
        <table:table-row table:style-name="ro1">
          <table:table-cell office:value-type="string">
            <text:p>4. Pemikiran yang selalu menginginkan kebijakan</text:p>
          </table:table-cell>
          <table:table-cell/>
          <table:table-cell table:style-name="ce12" table:formula="of:=OFFSET([.$A$1];COLUMNS([.$A5:.A5])-1+(ROWS([.$A$1:.$AMJ5])-1)*6;0)" office:value-type="string" office:string-value="5. Menurut Prof. Notonagoro, apa yang dimaksud dengan nilai vital...">
            <text:p>5. Menurut Prof. Notonagoro, apa yang dimaksud dengan nilai vital...</text:p>
          </table:table-cell>
          <table:table-cell table:style-name="ce12" table:formula="of:=OFFSET([.$A$1];COLUMNS([.$A5:.B5])-1+(ROWS([.$A$1:.$AMJ5])-1)*6;0)" office:value-type="string" office:string-value="1. Segala sesuatu yang benar-benar penting bagi manusia">
            <text:p>1. Segala sesuatu yang benar-benar penting bagi manusia</text:p>
          </table:table-cell>
          <table:table-cell table:style-name="ce12" table:formula="of:=OFFSET([.$A$1];COLUMNS([.$A5:.C5])-1+(ROWS([.$A$1:.$AMJ5])-1)*6;0)" office:value-type="string" office:string-value="2. segala sesuatu yang berguna bagi manusia untuk dapat mengadakan kegiatan dan aktivitas">
            <text:p>2. segala sesuatu yang berguna bagi manusia untuk dapat mengadakan kegiatan dan aktivitas</text:p>
          </table:table-cell>
          <table:table-cell table:style-name="ce12" table:formula="of:=OFFSET([.$A$1];COLUMNS([.$A5:.D5])-1+(ROWS([.$A$1:.$AMJ5])-1)*6;0)" office:value-type="string" office:string-value="3. Segala sesuatu yang dapat menyebabkan hal yang genting bila tidak terpenuhi">
            <text:p>3. Segala sesuatu yang dapat menyebabkan hal yang genting bila tidak terpenuhi</text:p>
          </table:table-cell>
          <table:table-cell table:style-name="ce12" table:formula="of:=OFFSET([.$A$1];COLUMNS([.$A5:.E5])-1+(ROWS([.$A$1:.$AMJ5])-1)*6;0)" office:value-type="string" office:string-value="4. Semua jawaban benar">
            <text:p>4. Semua jawaban benar</text:p>
          </table:table-cell>
          <table:table-cell table:style-name="ce12" table:formula="of:=OFFSET([.$A$1];COLUMNS([.$A5:.F5])-1+(ROWS([.$A$1:.$AMJ5])-1)*6;0)" office:value-type="string" office:string-value="JAWAB: B">
            <text:p>JAWAB: B</text:p>
          </table:table-cell>
          <table:table-cell table:number-columns-repeated="1016"/>
        </table:table-row>
        <table:table-row table:style-name="ro1">
          <table:table-cell office:value-type="string">
            <text:p>JAWAB: A</text:p>
          </table:table-cell>
          <table:table-cell/>
          <table:table-cell table:style-name="ce12" table:formula="of:=OFFSET([.$A$1];COLUMNS([.$A6:.A6])-1+(ROWS([.$A$1:.$AMJ6])-1)*6;0)" office:value-type="string" office:string-value="6. Berkenaan dengan Pancasila sebagai falsafah bangsa Indonesia, maka terdapat beberapa teori di Negara lain yang dapat menjelaskan perbedaan yang mencolok terhadap ideologi suatu Negara. Falsafah Negara-negara Eropa Barat dan Amerika cenderung menganut paham individualistic yang dikemukakan oleh...">
            <text:p>6. Berkenaan dengan Pancasila sebagai falsafah bangsa Indonesia, maka terdapat beberapa teori di Negara lain yang dapat menjelaskan perbedaan yang mencolok terhadap ideologi suatu Negara. Falsafah Negara-negara Eropa Barat dan Amerika cenderung menganut paham individualistic yang dikemukakan oleh...</text:p>
          </table:table-cell>
          <table:table-cell table:style-name="ce12" table:formula="of:=OFFSET([.$A$1];COLUMNS([.$A6:.B6])-1+(ROWS([.$A$1:.$AMJ6])-1)*6;0)" office:value-type="string" office:string-value="1. Thomas Hobbes">
            <text:p>1. Thomas Hobbes</text:p>
          </table:table-cell>
          <table:table-cell table:style-name="ce12" table:formula="of:=OFFSET([.$A$1];COLUMNS([.$A6:.C6])-1+(ROWS([.$A$1:.$AMJ6])-1)*6;0)" office:value-type="string" office:string-value="2. Marx">
            <text:p>2. Marx</text:p>
          </table:table-cell>
          <table:table-cell table:style-name="ce12" table:formula="of:=OFFSET([.$A$1];COLUMNS([.$A6:.D6])-1+(ROWS([.$A$1:.$AMJ6])-1)*6;0)" office:value-type="string" office:string-value="3. Spinoza">
            <text:p>3. Spinoza</text:p>
          </table:table-cell>
          <table:table-cell table:style-name="ce12" table:formula="of:=OFFSET([.$A$1];COLUMNS([.$A6:.E6])-1+(ROWS([.$A$1:.$AMJ6])-1)*6;0)" office:value-type="string" office:string-value="4. Semua jawaban salah">
            <text:p>4. Semua jawaban salah</text:p>
          </table:table-cell>
          <table:table-cell table:style-name="ce12" table:formula="of:=OFFSET([.$A$1];COLUMNS([.$A6:.F6])-1+(ROWS([.$A$1:.$AMJ6])-1)*6;0)" office:value-type="string" office:string-value="JAWAB: A">
            <text:p>JAWAB: A</text:p>
          </table:table-cell>
          <table:table-cell table:number-columns-repeated="1016"/>
        </table:table-row>
        <table:table-row table:style-name="ro1">
          <table:table-cell office:value-type="string">
            <text:p>2. Kedudukan dan fungsi Pancasila sebagai falsafah hidup bangsa Indonesia merupakan...</text:p>
          </table:table-cell>
          <table:table-cell/>
          <table:table-cell table:style-name="ce12" table:formula="of:=OFFSET([.$A$1];COLUMNS([.$A7:.A7])-1+(ROWS([.$A$1:.$AMJ7])-1)*6;0)" office:value-type="string" office:string-value="7. Secara etimologi, ideologi berasal dari bahasa Yunani idein yang berarti...">
            <text:p>7. Secara etimologi, ideologi berasal dari bahasa Yunani idein yang berarti...</text:p>
          </table:table-cell>
          <table:table-cell table:style-name="ce12" table:formula="of:=OFFSET([.$A$1];COLUMNS([.$A7:.B7])-1+(ROWS([.$A$1:.$AMJ7])-1)*6;0)" office:value-type="string" office:string-value="1. melihat">
            <text:p>1. melihat</text:p>
          </table:table-cell>
          <table:table-cell table:style-name="ce12" table:formula="of:=OFFSET([.$A$1];COLUMNS([.$A7:.C7])-1+(ROWS([.$A$1:.$AMJ7])-1)*6;0)" office:value-type="string" office:string-value="2. Ide">
            <text:p>2. Ide</text:p>
          </table:table-cell>
          <table:table-cell table:style-name="ce12" table:formula="of:=OFFSET([.$A$1];COLUMNS([.$A7:.D7])-1+(ROWS([.$A$1:.$AMJ7])-1)*6;0)" office:value-type="string" office:string-value="3. Ajaran">
            <text:p>3. Ajaran</text:p>
          </table:table-cell>
          <table:table-cell table:style-name="ce12" table:formula="of:=OFFSET([.$A$1];COLUMNS([.$A7:.E7])-1+(ROWS([.$A$1:.$AMJ7])-1)*6;0)" office:value-type="string" office:string-value="4. Ideal">
            <text:p>4. Ideal</text:p>
          </table:table-cell>
          <table:table-cell table:style-name="ce12" table:formula="of:=OFFSET([.$A$1];COLUMNS([.$A7:.F7])-1+(ROWS([.$A$1:.$AMJ7])-1)*6;0)" office:value-type="string" office:string-value="JAWAB: A">
            <text:p>JAWAB: A</text:p>
          </table:table-cell>
          <table:table-cell table:number-columns-repeated="1016"/>
        </table:table-row>
        <table:table-row table:style-name="ro1">
          <table:table-cell office:value-type="string">
            <text:p>1. Keyakinan yang memiliki kebenaran</text:p>
          </table:table-cell>
          <table:table-cell/>
          <table:table-cell table:style-name="ce12" table:formula="of:=OFFSET([.$A$1];COLUMNS([.$A8:.A8])-1+(ROWS([.$A$1:.$AMJ8])-1)*6;0)" office:value-type="string" office:string-value="8. Sedangkan logia berarti...">
            <text:p>8. Sedangkan logia berarti...</text:p>
          </table:table-cell>
          <table:table-cell table:style-name="ce12" table:formula="of:=OFFSET([.$A$1];COLUMNS([.$A8:.B8])-1+(ROWS([.$A$1:.$AMJ8])-1)*6;0)" office:value-type="string" office:string-value="1. melihat">
            <text:p>1. melihat</text:p>
          </table:table-cell>
          <table:table-cell table:style-name="ce12" table:formula="of:=OFFSET([.$A$1];COLUMNS([.$A8:.C8])-1+(ROWS([.$A$1:.$AMJ8])-1)*6;0)" office:value-type="string" office:string-value="2. Ide">
            <text:p>2. Ide</text:p>
          </table:table-cell>
          <table:table-cell table:style-name="ce12" table:formula="of:=OFFSET([.$A$1];COLUMNS([.$A8:.D8])-1+(ROWS([.$A$1:.$AMJ8])-1)*6;0)" office:value-type="string" office:string-value="3. Ajaran">
            <text:p>3. Ajaran</text:p>
          </table:table-cell>
          <table:table-cell table:style-name="ce12" table:formula="of:=OFFSET([.$A$1];COLUMNS([.$A8:.E8])-1+(ROWS([.$A$1:.$AMJ8])-1)*6;0)" office:value-type="string" office:string-value="4. Ideal">
            <text:p>4. Ideal</text:p>
          </table:table-cell>
          <table:table-cell table:style-name="ce12" table:formula="of:=OFFSET([.$A$1];COLUMNS([.$A8:.F8])-1+(ROWS([.$A$1:.$AMJ8])-1)*6;0)" office:value-type="string" office:string-value="JAWAB: C">
            <text:p>JAWAB: C</text:p>
          </table:table-cell>
          <table:table-cell table:number-columns-repeated="1016"/>
        </table:table-row>
        <table:table-row table:style-name="ro1">
          <table:table-cell office:value-type="string">
            <text:p>2. Sikap mental, tingkah laku, dan amal</text:p>
          </table:table-cell>
          <table:table-cell/>
          <table:table-cell table:style-name="ce12" table:formula="of:=OFFSET([.$A$1];COLUMNS([.$A9:.A9])-1+(ROWS([.$A$1:.$AMJ9])-1)*6;0)" office:value-type="string" office:string-value="9. Secara harfiah, ideologi diartikan...">
            <text:p>9. Secara harfiah, ideologi diartikan...</text:p>
          </table:table-cell>
          <table:table-cell table:style-name="ce12" table:formula="of:=OFFSET([.$A$1];COLUMNS([.$A9:.B9])-1+(ROWS([.$A$1:.$AMJ9])-1)*6;0)" office:value-type="string" office:string-value="1. Ilmu tentang idea">
            <text:p>1. Ilmu tentang idea</text:p>
          </table:table-cell>
          <table:table-cell table:style-name="ce12" table:formula="of:=OFFSET([.$A$1];COLUMNS([.$A9:.C9])-1+(ROWS([.$A$1:.$AMJ9])-1)*6;0)" office:value-type="string" office:string-value="2. Ilmu tentang cita-cita">
            <text:p>2. Ilmu tentang cita-cita</text:p>
          </table:table-cell>
          <table:table-cell table:style-name="ce12" table:formula="of:=OFFSET([.$A$1];COLUMNS([.$A9:.D9])-1+(ROWS([.$A$1:.$AMJ9])-1)*6;0)" office:value-type="string" office:string-value="3. Ilmu tentang gagasan atau buah pikiran">
            <text:p>3. Ilmu tentang gagasan atau buah pikiran</text:p>
          </table:table-cell>
          <table:table-cell table:style-name="ce12" table:formula="of:=OFFSET([.$A$1];COLUMNS([.$A9:.E9])-1+(ROWS([.$A$1:.$AMJ9])-1)*6;0)" office:value-type="string" office:string-value="4. Semua jawaban benar">
            <text:p>4. Semua jawaban benar</text:p>
          </table:table-cell>
          <table:table-cell table:style-name="ce12" table:formula="of:=OFFSET([.$A$1];COLUMNS([.$A9:.F9])-1+(ROWS([.$A$1:.$AMJ9])-1)*6;0)" office:value-type="string" office:string-value="JAWAB: D">
            <text:p>JAWAB: D</text:p>
          </table:table-cell>
          <table:table-cell table:number-columns-repeated="1016"/>
        </table:table-row>
        <table:table-row table:style-name="ro1">
          <table:table-cell office:value-type="string">
            <text:p>3. Penunjuk, penuntun, dan pegangan sikap</text:p>
          </table:table-cell>
          <table:table-cell/>
          <table:table-cell table:style-name="ce12" table:formula="of:=OFFSET([.$A$1];COLUMNS([.$A10:.A10])-1+(ROWS([.$A$1:.$AMJ10])-1)*6;0)" office:value-type="string" office:string-value="10. Secara ilmiah popular, Pancasila dapat dikaji, sebab syarat-syarat ilmiah teksnya dimiliki oleh Pancasila, sebagaimana tercantum di bawah ini, kecuali">
            <text:p>10. Secara ilmiah popular, Pancasila dapat dikaji, sebab syarat-syarat ilmiah teksnya dimiliki oleh Pancasila, sebagaimana tercantum di bawah ini, kecuali</text:p>
          </table:table-cell>
          <table:table-cell table:style-name="ce12" table:formula="of:=OFFSET([.$A$1];COLUMNS([.$A10:.B10])-1+(ROWS([.$A$1:.$AMJ10])-1)*6;0)" office:value-type="string" office:string-value="1. Objek">
            <text:p>1. Objek</text:p>
          </table:table-cell>
          <table:table-cell table:style-name="ce12" table:formula="of:=OFFSET([.$A$1];COLUMNS([.$A10:.C10])-1+(ROWS([.$A$1:.$AMJ10])-1)*6;0)" office:value-type="string" office:string-value="2. Metode">
            <text:p>2. Metode</text:p>
          </table:table-cell>
          <table:table-cell table:style-name="ce12" table:formula="of:=OFFSET([.$A$1];COLUMNS([.$A10:.D10])-1+(ROWS([.$A$1:.$AMJ10])-1)*6;0)" office:value-type="string" office:string-value="3. System">
            <text:p>3. System</text:p>
          </table:table-cell>
          <table:table-cell table:style-name="ce12" table:formula="of:=OFFSET([.$A$1];COLUMNS([.$A10:.E10])-1+(ROWS([.$A$1:.$AMJ10])-1)*6;0)" office:value-type="string" office:string-value="4. Empirisme">
            <text:p>4. Empirisme</text:p>
          </table:table-cell>
          <table:table-cell table:style-name="ce12" table:formula="of:=OFFSET([.$A$1];COLUMNS([.$A10:.F10])-1+(ROWS([.$A$1:.$AMJ10])-1)*6;0)" office:value-type="string" office:string-value="JAWAB: B">
            <text:p>JAWAB: B</text:p>
          </table:table-cell>
          <table:table-cell table:number-columns-repeated="1016"/>
        </table:table-row>
        <table:table-row table:style-name="ro1">
          <table:table-cell office:value-type="string">
            <text:p>4. Pandangan hidup</text:p>
          </table:table-cell>
          <table:table-cell/>
          <table:table-cell table:style-name="ce12" table:formula="of:=OFFSET([.$A$1];COLUMNS([.$A11:.A11])-1+(ROWS([.$A$1:.$AMJ11])-1)*6;0)" office:value-type="string" office:string-value="11. Manfaat filsafat Pancasila bagi setiap bidang kehidupan bangsa dan Negara Indonesia adalah...">
            <text:p>11. Manfaat filsafat Pancasila bagi setiap bidang kehidupan bangsa dan Negara Indonesia adalah...</text:p>
          </table:table-cell>
          <table:table-cell table:style-name="ce12" table:formula="of:=OFFSET([.$A$1];COLUMNS([.$A11:.B11])-1+(ROWS([.$A$1:.$AMJ11])-1)*6;0)" office:value-type="string" office:string-value="1. Memperdalam pengetahuan dan pengertian Pancasila sebagai dasar Negara, pandanganhidup bangsa, dan ideologi Negara">
            <text:p>1. Memperdalam pengetahuan dan pengertian Pancasila sebagai dasar Negara, pandanganhidup bangsa, dan ideologi Negara</text:p>
          </table:table-cell>
          <table:table-cell table:style-name="ce12" table:formula="of:=OFFSET([.$A$1];COLUMNS([.$A11:.C11])-1+(ROWS([.$A$1:.$AMJ11])-1)*6;0)" office:value-type="string" office:string-value="2. Menangkal budaya asing yang masuk ke Indonesia, baik secara langsung maupun melalui perantaar teknologi">
            <text:p>2. Menangkal budaya asing yang masuk ke Indonesia, baik secara langsung maupun melalui perantaar teknologi</text:p>
          </table:table-cell>
          <table:table-cell table:style-name="ce12" table:formula="of:=OFFSET([.$A$1];COLUMNS([.$A11:.D11])-1+(ROWS([.$A$1:.$AMJ11])-1)*6;0)" office:value-type="string" office:string-value="3. Perwujudan dan pelkaksanaan setiap warga Negara dalam bermasyarakat, berbangsa,dan bernegara">
            <text:p>3. Perwujudan dan pelkaksanaan setiap warga Negara dalam bermasyarakat, berbangsa,dan bernegara</text:p>
          </table:table-cell>
          <table:table-cell table:style-name="ce12" table:formula="of:=OFFSET([.$A$1];COLUMNS([.$A11:.E11])-1+(ROWS([.$A$1:.$AMJ11])-1)*6;0)" office:value-type="string" office:string-value="4. Sebagai pandangan hidup bangsa dan Negara Indonesia serta akan menjiwai setiapwarga negaranya">
            <text:p>4. Sebagai pandangan hidup bangsa dan Negara Indonesia serta akan menjiwai setiapwarga negaranya</text:p>
          </table:table-cell>
          <table:table-cell table:style-name="ce12" table:formula="of:=OFFSET([.$A$1];COLUMNS([.$A11:.F11])-1+(ROWS([.$A$1:.$AMJ11])-1)*6;0)" office:value-type="string" office:string-value="JAWAB: D">
            <text:p>JAWAB: D</text:p>
          </table:table-cell>
          <table:table-cell table:number-columns-repeated="1016"/>
        </table:table-row>
        <table:table-row table:style-name="ro1">
          <table:table-cell office:value-type="string">
            <text:p>JAWAB: A</text:p>
          </table:table-cell>
          <table:table-cell/>
          <table:table-cell table:style-name="ce12" table:formula="of:=OFFSET([.$A$1];COLUMNS([.$A12:.A12])-1+(ROWS([.$A$1:.$AMJ12])-1)*6;0)" office:value-type="string" office:string-value="12. Pada tahun 1365, Empu Prapanca menulis nagara Kertagama yang menyebutkan istilah Pancasila, dan Empu Tantular menulis kitab yang menggambarkan kejayaan Majapahit, yaitu...">
            <text:p>12. Pada tahun 1365, Empu Prapanca menulis nagara Kertagama yang menyebutkan istilah Pancasila, dan Empu Tantular menulis kitab yang menggambarkan kejayaan Majapahit, yaitu...</text:p>
          </table:table-cell>
          <table:table-cell table:style-name="ce12" table:formula="of:=OFFSET([.$A$1];COLUMNS([.$A12:.B12])-1+(ROWS([.$A$1:.$AMJ12])-1)*6;0)" office:value-type="string" office:string-value="1. Bhinneka Tunggal Ika">
            <text:p>1. Bhinneka Tunggal Ika</text:p>
          </table:table-cell>
          <table:table-cell table:style-name="ce12" table:formula="of:=OFFSET([.$A$1];COLUMNS([.$A12:.C12])-1+(ROWS([.$A$1:.$AMJ12])-1)*6;0)" office:value-type="string" office:string-value="2. Kertaningbumi">
            <text:p>2. Kertaningbumi</text:p>
          </table:table-cell>
          <table:table-cell table:style-name="ce12" table:formula="of:=OFFSET([.$A$1];COLUMNS([.$A12:.D12])-1+(ROWS([.$A$1:.$AMJ12])-1)*6;0)" office:value-type="string" office:string-value="3. Sutasoma">
            <text:p>3. Sutasoma</text:p>
          </table:table-cell>
          <table:table-cell table:style-name="ce12" table:formula="of:=OFFSET([.$A$1];COLUMNS([.$A12:.E12])-1+(ROWS([.$A$1:.$AMJ12])-1)*6;0)" office:value-type="string" office:string-value="4. Tan Hana Dharma Mangrua">
            <text:p>4. Tan Hana Dharma Mangrua</text:p>
          </table:table-cell>
          <table:table-cell table:style-name="ce12" table:formula="of:=OFFSET([.$A$1];COLUMNS([.$A12:.F12])-1+(ROWS([.$A$1:.$AMJ12])-1)*6;0)" office:value-type="string" office:string-value="JAWAB: C">
            <text:p>JAWAB: C</text:p>
          </table:table-cell>
          <table:table-cell table:number-columns-repeated="1016"/>
        </table:table-row>
        <table:table-row table:style-name="ro1">
          <table:table-cell office:value-type="string">
            <text:p>3. Pancasila dikatakan sebagai suatu system filsafat bila...</text:p>
          </table:table-cell>
          <table:table-cell/>
          <table:table-cell table:style-name="ce12" table:formula="of:=OFFSET([.$A$1];COLUMNS([.$A13:.A13])-1+(ROWS([.$A$1:.$AMJ13])-1)*6;0)" office:value-type="string" office:string-value="13. Sidang BPUPKI pertama mengkaji tentang dasar Negara yang akan dijadikan landasan pada saat Indonesia merdeka. Pada saat itu Ir. Soekarno mengusulkan Pancasila dengan urutan...">
            <text:p>13. Sidang BPUPKI pertama mengkaji tentang dasar Negara yang akan dijadikan landasan pada saat Indonesia merdeka. Pada saat itu Ir. Soekarno mengusulkan Pancasila dengan urutan...</text:p>
          </table:table-cell>
          <table:table-cell table:style-name="ce12" table:formula="of:=OFFSET([.$A$1];COLUMNS([.$A13:.B13])-1+(ROWS([.$A$1:.$AMJ13])-1)*6;0)" office:value-type="string" office:string-value="1. Nasionalisme, Ketuhanan Yang Maha Esa, Perikemanusiaan, Kebangsaan Indonesia, Mufakat, dan Kesejahteraan Sosial">
            <text:p>1. Nasionalisme, Ketuhanan Yang Maha Esa, Perikemanusiaan, Kebangsaan Indonesia, Mufakat, dan Kesejahteraan Sosial</text:p>
          </table:table-cell>
          <table:table-cell table:style-name="ce12" table:formula="of:=OFFSET([.$A$1];COLUMNS([.$A13:.C13])-1+(ROWS([.$A$1:.$AMJ13])-1)*6;0)" office:value-type="string" office:string-value="2. Internasionalisme, Nasionalisme, Mufakat, Demokrasi, dan Ketuhanan">
            <text:p>2. Internasionalisme, Nasionalisme, Mufakat, Demokrasi, dan Ketuhanan</text:p>
          </table:table-cell>
          <table:table-cell table:style-name="ce12" table:formula="of:=OFFSET([.$A$1];COLUMNS([.$A13:.D13])-1+(ROWS([.$A$1:.$AMJ13])-1)*6;0)" office:value-type="string" office:string-value="3. Nasionalisme, Internasionalisme, Mufakat, Kesejahteraan Sosial, dan Ketuhanan yang Berkebudayaan">
            <text:p>3. Nasionalisme, Internasionalisme, Mufakat, Kesejahteraan Sosial, dan Ketuhanan yang Berkebudayaan</text:p>
          </table:table-cell>
          <table:table-cell table:style-name="ce12" table:formula="of:=OFFSET([.$A$1];COLUMNS([.$A13:.E13])-1+(ROWS([.$A$1:.$AMJ13])-1)*6;0)" office:value-type="string" office:string-value="4. Kesejahteraan Sosial, Internasionalisme, Nasionalisme, Perikemanusiaan, dan Ketuhanan">
            <text:p>4. Kesejahteraan Sosial, Internasionalisme, Nasionalisme, Perikemanusiaan, dan Ketuhanan</text:p>
          </table:table-cell>
          <table:table-cell table:style-name="ce12" table:formula="of:=OFFSET([.$A$1];COLUMNS([.$A13:.F13])-1+(ROWS([.$A$1:.$AMJ13])-1)*6;0)" office:value-type="string" office:string-value="JAWAB: C">
            <text:p>JAWAB: C</text:p>
          </table:table-cell>
          <table:table-cell table:number-columns-repeated="1016"/>
        </table:table-row>
        <table:table-row table:style-name="ro1">
          <table:table-cell office:value-type="string">
            <text:p>1. sila-sila Pancasila itu harus kita lihat sebagai satu rangkaian kesatuan</text:p>
          </table:table-cell>
          <table:table-cell/>
          <table:table-cell table:style-name="ce12" table:formula="of:=OFFSET([.$A$1];COLUMNS([.$A14:.A14])-1+(ROWS([.$A$1:.$AMJ14])-1)*6;0)" office:value-type="string" office:string-value="14. Pembahasan dasar Negara dikaji pada dua badan, yaitu BPUPKI dan PPKI. Panitia Persiapan Kemerdekaan Indinesia dibentuk pada...">
            <text:p>14. Pembahasan dasar Negara dikaji pada dua badan, yaitu BPUPKI dan PPKI. Panitia Persiapan Kemerdekaan Indinesia dibentuk pada...</text:p>
          </table:table-cell>
          <table:table-cell table:style-name="ce12" table:formula="of:=OFFSET([.$A$1];COLUMNS([.$A14:.B14])-1+(ROWS([.$A$1:.$AMJ14])-1)*6;0)" office:value-type="string" office:string-value="1. 7 Agustus 1945">
            <text:p>1. 7 Agustus 1945</text:p>
          </table:table-cell>
          <table:table-cell table:style-name="ce12" table:formula="of:=OFFSET([.$A$1];COLUMNS([.$A14:.C14])-1+(ROWS([.$A$1:.$AMJ14])-1)*6;0)" office:value-type="string" office:string-value="2. 1 Juni 1945">
            <text:p>2. 1 Juni 1945</text:p>
          </table:table-cell>
          <table:table-cell table:style-name="ce12" table:formula="of:=OFFSET([.$A$1];COLUMNS([.$A14:.D14])-1+(ROWS([.$A$1:.$AMJ14])-1)*6;0)" office:value-type="string" office:string-value="3. 10 Juli 1945">
            <text:p>3. 10 Juli 1945</text:p>
          </table:table-cell>
          <table:table-cell table:style-name="ce12" table:formula="of:=OFFSET([.$A$1];COLUMNS([.$A14:.E14])-1+(ROWS([.$A$1:.$AMJ14])-1)*6;0)" office:value-type="string" office:string-value="4. 18 Agustus 1945">
            <text:p>4. 18 Agustus 1945</text:p>
          </table:table-cell>
          <table:table-cell table:style-name="ce12" table:formula="of:=OFFSET([.$A$1];COLUMNS([.$A14:.F14])-1+(ROWS([.$A$1:.$AMJ14])-1)*6;0)" office:value-type="string" office:string-value="JAWAB: A">
            <text:p>JAWAB: A</text:p>
          </table:table-cell>
          <table:table-cell table:number-columns-repeated="1016"/>
        </table:table-row>
        <table:table-row table:style-name="ro1">
          <table:table-cell office:value-type="string">
            <text:p>2. harus kita pahami sebagai totalitas</text:p>
          </table:table-cell>
          <table:table-cell/>
          <table:table-cell table:style-name="ce12" table:formula="of:=OFFSET([.$A$1];COLUMNS([.$A15:.A15])-1+(ROWS([.$A$1:.$AMJ15])-1)*6;0)" office:value-type="string" office:string-value="15. Pancasila sebagai dasar Negara digali dari nilai-nilai budaya dan agama bangsa Indonesia. Dengan demikian Pancasila memenuhi syarat empat kausalitas sebagaimana tercantum di bawah ini, kecuali...">
            <text:p>15. Pancasila sebagai dasar Negara digali dari nilai-nilai budaya dan agama bangsa Indonesia. Dengan demikian Pancasila memenuhi syarat empat kausalitas sebagaimana tercantum di bawah ini, kecuali...</text:p>
          </table:table-cell>
          <table:table-cell table:style-name="ce12" table:formula="of:=OFFSET([.$A$1];COLUMNS([.$A15:.B15])-1+(ROWS([.$A$1:.$AMJ15])-1)*6;0)" office:value-type="string" office:string-value="1. Prima">
            <text:p>1. Prima</text:p>
          </table:table-cell>
          <table:table-cell table:style-name="ce12" table:formula="of:=OFFSET([.$A$1];COLUMNS([.$A15:.C15])-1+(ROWS([.$A$1:.$AMJ15])-1)*6;0)" office:value-type="string" office:string-value="2. Materialis">
            <text:p>2. Materialis</text:p>
          </table:table-cell>
          <table:table-cell table:style-name="ce12" table:formula="of:=OFFSET([.$A$1];COLUMNS([.$A15:.D15])-1+(ROWS([.$A$1:.$AMJ15])-1)*6;0)" office:value-type="string" office:string-value="3. Formalis">
            <text:p>3. Formalis</text:p>
          </table:table-cell>
          <table:table-cell table:style-name="ce12" table:formula="of:=OFFSET([.$A$1];COLUMNS([.$A15:.E15])-1+(ROWS([.$A$1:.$AMJ15])-1)*6;0)" office:value-type="string" office:string-value="4. Efisien">
            <text:p>4. Efisien</text:p>
          </table:table-cell>
          <table:table-cell table:style-name="ce12" table:formula="of:=OFFSET([.$A$1];COLUMNS([.$A15:.F15])-1+(ROWS([.$A$1:.$AMJ15])-1)*6;0)" office:value-type="string" office:string-value="JAWAB: B">
            <text:p>JAWAB: B</text:p>
          </table:table-cell>
          <table:table-cell table:number-columns-repeated="1016"/>
        </table:table-row>
        <table:table-row table:style-name="ro1">
          <table:table-cell office:value-type="string">
            <text:p>3. susunan dan bentuknya hirearkhis piramidal</text:p>
          </table:table-cell>
          <table:table-cell/>
          <table:table-cell table:style-name="ce12" table:formula="of:=OFFSET([.$A$1];COLUMNS([.$A16:.A16])-1+(ROWS([.$A$1:.$AMJ16])-1)*6;0)" office:value-type="string" office:string-value="16. Sebelum secara resmi disahkan pada tahun 1945 sebagai dasar filsafat Negara, unsur-unsur Pancasila telah dimiliki dan telah melekat pada bangsa Indonesia sebagai asas dalam adapt istiadat, kebudayaan, dan religius yang terakumulasi pada...">
            <text:p>16. Sebelum secara resmi disahkan pada tahun 1945 sebagai dasar filsafat Negara, unsur-unsur Pancasila telah dimiliki dan telah melekat pada bangsa Indonesia sebagai asas dalam adapt istiadat, kebudayaan, dan religius yang terakumulasi pada...</text:p>
          </table:table-cell>
          <table:table-cell table:style-name="ce12" table:formula="of:=OFFSET([.$A$1];COLUMNS([.$A16:.B16])-1+(ROWS([.$A$1:.$AMJ16])-1)*6;0)" office:value-type="string" office:string-value="1. Ma Lima">
            <text:p>1. Ma Lima</text:p>
          </table:table-cell>
          <table:table-cell table:style-name="ce12" table:formula="of:=OFFSET([.$A$1];COLUMNS([.$A16:.C16])-1+(ROWS([.$A$1:.$AMJ16])-1)*6;0)" office:value-type="string" office:string-value="2. Bhinneka Tunggal Ika">
            <text:p>2. Bhinneka Tunggal Ika</text:p>
          </table:table-cell>
          <table:table-cell table:style-name="ce12" table:formula="of:=OFFSET([.$A$1];COLUMNS([.$A16:.D16])-1+(ROWS([.$A$1:.$AMJ16])-1)*6;0)" office:value-type="string" office:string-value="3. Triprakara">
            <text:p>3. Triprakara</text:p>
          </table:table-cell>
          <table:table-cell table:style-name="ce12" table:formula="of:=OFFSET([.$A$1];COLUMNS([.$A16:.E16])-1+(ROWS([.$A$1:.$AMJ16])-1)*6;0)" office:value-type="string" office:string-value="4. Gotong royong">
            <text:p>4. Gotong royong</text:p>
          </table:table-cell>
          <table:table-cell table:style-name="ce12" table:formula="of:=OFFSET([.$A$1];COLUMNS([.$A16:.F16])-1+(ROWS([.$A$1:.$AMJ16])-1)*6;0)" office:value-type="string" office:string-value="JAWAB: S">
            <text:p>JAWAB: S</text:p>
          </table:table-cell>
          <table:table-cell table:number-columns-repeated="1016"/>
        </table:table-row>
        <table:table-row table:style-name="ro1">
          <table:table-cell office:value-type="string">
            <text:p>4. Semua jawaban benar</text:p>
          </table:table-cell>
          <table:table-cell/>
          <table:table-cell table:style-name="ce12" table:formula="of:=OFFSET([.$A$1];COLUMNS([.$A17:.A17])-1+(ROWS([.$A$1:.$AMJ17])-1)*6;0)" office:value-type="string" office:string-value="17. Pancasila sebagai way of life dalam kehidupan bermasyarakat, berbangsa, dan bernegara. Dalam konteks ini Pancasila memiliki makna sebagai...">
            <text:p>17. Pancasila sebagai way of life dalam kehidupan bermasyarakat, berbangsa, dan bernegara. Dalam konteks ini Pancasila memiliki makna sebagai...</text:p>
          </table:table-cell>
          <table:table-cell table:style-name="ce12" table:formula="of:=OFFSET([.$A$1];COLUMNS([.$A17:.B17])-1+(ROWS([.$A$1:.$AMJ17])-1)*6;0)" office:value-type="string" office:string-value="1. Kristalisasi nilai">
            <text:p>1. Kristalisasi nilai</text:p>
          </table:table-cell>
          <table:table-cell table:style-name="ce12" table:formula="of:=OFFSET([.$A$1];COLUMNS([.$A17:.C17])-1+(ROWS([.$A$1:.$AMJ17])-1)*6;0)" office:value-type="string" office:string-value="2. Pedoman hidup">
            <text:p>2. Pedoman hidup</text:p>
          </table:table-cell>
          <table:table-cell table:style-name="ce12" table:formula="of:=OFFSET([.$A$1];COLUMNS([.$A17:.D17])-1+(ROWS([.$A$1:.$AMJ17])-1)*6;0)" office:value-type="string" office:string-value="3. Karakteristik bangsa">
            <text:p>3. Karakteristik bangsa</text:p>
          </table:table-cell>
          <table:table-cell table:style-name="ce12" table:formula="of:=OFFSET([.$A$1];COLUMNS([.$A17:.E17])-1+(ROWS([.$A$1:.$AMJ17])-1)*6;0)" office:value-type="string" office:string-value="4. Kepribadian bangsa">
            <text:p>4. Kepribadian bangsa</text:p>
          </table:table-cell>
          <table:table-cell table:style-name="ce12" table:formula="of:=OFFSET([.$A$1];COLUMNS([.$A17:.F17])-1+(ROWS([.$A$1:.$AMJ17])-1)*6;0)" office:value-type="string" office:string-value="JAWAB: A">
            <text:p>JAWAB: A</text:p>
          </table:table-cell>
          <table:table-cell table:number-columns-repeated="1016"/>
        </table:table-row>
        <table:table-row table:style-name="ro1">
          <table:table-cell office:value-type="string">
            <text:p>JAWAB: D</text:p>
          </table:table-cell>
          <table:table-cell/>
          <table:table-cell table:style-name="ce12" table:formula="of:=OFFSET([.$A$1];COLUMNS([.$A18:.A18])-1+(ROWS([.$A$1:.$AMJ18])-1)*6;0)" office:value-type="string" office:string-value="18. Pembukaan UUD 1945 alinea IV mencantumkan dasar Negara yang tersusun secara hierarkis dan pyramidal. Hal ini merupakan...">
            <text:p>18. Pembukaan UUD 1945 alinea IV mencantumkan dasar Negara yang tersusun secara hierarkis dan pyramidal. Hal ini merupakan...</text:p>
          </table:table-cell>
          <table:table-cell table:style-name="ce12" table:formula="of:=OFFSET([.$A$1];COLUMNS([.$A18:.B18])-1+(ROWS([.$A$1:.$AMJ18])-1)*6;0)" office:value-type="string" office:string-value="1. Sumber kebudayaan bangsa">
            <text:p>1. Sumber kebudayaan bangsa</text:p>
          </table:table-cell>
          <table:table-cell table:style-name="ce12" table:formula="of:=OFFSET([.$A$1];COLUMNS([.$A18:.C18])-1+(ROWS([.$A$1:.$AMJ18])-1)*6;0)" office:value-type="string" office:string-value="2. Filter bagi masuknya budaya asing">
            <text:p>2. Filter bagi masuknya budaya asing</text:p>
          </table:table-cell>
          <table:table-cell table:style-name="ce12" table:formula="of:=OFFSET([.$A$1];COLUMNS([.$A18:.D18])-1+(ROWS([.$A$1:.$AMJ18])-1)*6;0)" office:value-type="string" office:string-value="3. Ciri dan karakteristik bangsa">
            <text:p>3. Ciri dan karakteristik bangsa</text:p>
          </table:table-cell>
          <table:table-cell table:style-name="ce12" table:formula="of:=OFFSET([.$A$1];COLUMNS([.$A18:.E18])-1+(ROWS([.$A$1:.$AMJ18])-1)*6;0)" office:value-type="string" office:string-value="4. Petunjuk pelaksana peraturan">
            <text:p>4. Petunjuk pelaksana peraturan</text:p>
          </table:table-cell>
          <table:table-cell table:style-name="ce12" table:formula="of:=OFFSET([.$A$1];COLUMNS([.$A18:.F18])-1+(ROWS([.$A$1:.$AMJ18])-1)*6;0)" office:value-type="string" office:string-value="JAWAB: C">
            <text:p>JAWAB: C</text:p>
          </table:table-cell>
          <table:table-cell table:number-columns-repeated="1016"/>
        </table:table-row>
        <table:table-row table:style-name="ro1">
          <table:table-cell office:value-type="string">
            <text:p>4. Nilai-nilai yang terkandung dalam Pancasila, menurut Prof. Notonagoro dapat dibagi menjadi...</text:p>
          </table:table-cell>
          <table:table-cell/>
          <table:table-cell table:style-name="ce12" table:formula="of:=OFFSET([.$A$1];COLUMNS([.$A19:.A19])-1+(ROWS([.$A$1:.$AMJ19])-1)*6;0)" office:value-type="string" office:string-value="19. Hubungan kausal – organis antara Pancasila, Pembukaan UUD 1945, dan Batang Tubuh UUD 1945 terkandung empat hubungan seperti di bawah ini, kecuali…">
            <text:p>19. Hubungan kausal – organis antara Pancasila, Pembukaan UUD 1945, dan Batang Tubuh UUD 1945 terkandung empat hubungan seperti di bawah ini, kecuali…</text:p>
          </table:table-cell>
          <table:table-cell table:style-name="ce12" table:formula="of:=OFFSET([.$A$1];COLUMNS([.$A19:.B19])-1+(ROWS([.$A$1:.$AMJ19])-1)*6;0)" office:value-type="string" office:string-value="1. Ditetapkannya dasar Negara Pancasila">
            <text:p>1. Ditetapkannya dasar Negara Pancasila</text:p>
          </table:table-cell>
          <table:table-cell table:style-name="ce12" table:formula="of:=OFFSET([.$A$1];COLUMNS([.$A19:.C19])-1+(ROWS([.$A$1:.$AMJ19])-1)*6;0)" office:value-type="string" office:string-value="2. Negara Indonesia ialah berbentuk Republik">
            <text:p>2. Negara Indonesia ialah berbentuk Republik</text:p>
          </table:table-cell>
          <table:table-cell table:style-name="ce12" table:formula="of:=OFFSET([.$A$1];COLUMNS([.$A19:.D19])-1+(ROWS([.$A$1:.$AMJ19])-1)*6;0)" office:value-type="string" office:string-value="3. Kedaulatan negara berada di tangan rakyat">
            <text:p>3. Kedaulatan negara berada di tangan rakyat</text:p>
          </table:table-cell>
          <table:table-cell table:style-name="ce12" table:formula="of:=OFFSET([.$A$1];COLUMNS([.$A19:.E19])-1+(ROWS([.$A$1:.$AMJ19])-1)*6;0)" office:value-type="string" office:string-value="4. Keberadaaan UUD lebih tinggi dari Pancasila">
            <text:p>4. Keberadaaan UUD lebih tinggi dari Pancasila</text:p>
          </table:table-cell>
          <table:table-cell table:style-name="ce12" table:formula="of:=OFFSET([.$A$1];COLUMNS([.$A19:.F19])-1+(ROWS([.$A$1:.$AMJ19])-1)*6;0)" office:value-type="string" office:string-value="JAWAB: D">
            <text:p>JAWAB: D</text:p>
          </table:table-cell>
          <table:table-cell table:number-columns-repeated="1016"/>
        </table:table-row>
        <table:table-row table:style-name="ro1">
          <table:table-cell office:value-type="string">
            <text:p>1. Nilai materiil</text:p>
          </table:table-cell>
          <table:table-cell/>
          <table:table-cell table:style-name="ce12" table:formula="of:=OFFSET([.$A$1];COLUMNS([.$A20:.A20])-1+(ROWS([.$A$1:.$AMJ20])-1)*6;0)" office:value-type="string" office:string-value="20. Pancasila pernah ditetapkan sebagai satu-satunya asas dalam berbagai bentuk organisasi, baik massa maupun parpol. Saat ini Pancasila telah dikembalikan fungsinya, yaitu...">
            <text:p>20. Pancasila pernah ditetapkan sebagai satu-satunya asas dalam berbagai bentuk organisasi, baik massa maupun parpol. Saat ini Pancasila telah dikembalikan fungsinya, yaitu...</text:p>
          </table:table-cell>
          <table:table-cell table:style-name="ce12" table:formula="of:=OFFSET([.$A$1];COLUMNS([.$A20:.B20])-1+(ROWS([.$A$1:.$AMJ20])-1)*6;0)" office:value-type="string" office:string-value="1. Tetap sebagai satu-satunya asas">
            <text:p>1. Tetap sebagai satu-satunya asas</text:p>
          </table:table-cell>
          <table:table-cell table:style-name="ce12" table:formula="of:=OFFSET([.$A$1];COLUMNS([.$A20:.C20])-1+(ROWS([.$A$1:.$AMJ20])-1)*6;0)" office:value-type="string" office:string-value="2. Cita-cita organisasi massa dan politik">
            <text:p>2. Cita-cita organisasi massa dan politik</text:p>
          </table:table-cell>
          <table:table-cell table:style-name="ce12" table:formula="of:=OFFSET([.$A$1];COLUMNS([.$A20:.D20])-1+(ROWS([.$A$1:.$AMJ20])-1)*6;0)" office:value-type="string" office:string-value="3. Sebagai dasar Negara">
            <text:p>3. Sebagai dasar Negara</text:p>
          </table:table-cell>
          <table:table-cell table:style-name="ce12" table:formula="of:=OFFSET([.$A$1];COLUMNS([.$A20:.E20])-1+(ROWS([.$A$1:.$AMJ20])-1)*6;0)" office:value-type="string" office:string-value="4. Sebagai pandangan hidup bangsa">
            <text:p>4. Sebagai pandangan hidup bangsa</text:p>
          </table:table-cell>
          <table:table-cell table:style-name="ce12" table:formula="of:=OFFSET([.$A$1];COLUMNS([.$A20:.F20])-1+(ROWS([.$A$1:.$AMJ20])-1)*6;0)" office:value-type="string" office:string-value="JAWAB: C">
            <text:p>JAWAB: C</text:p>
          </table:table-cell>
          <table:table-cell table:number-columns-repeated="1016"/>
        </table:table-row>
        <table:table-row table:style-name="ro1">
          <table:table-cell office:value-type="string">
            <text:p>2. Nilai vital</text:p>
          </table:table-cell>
          <table:table-cell/>
          <table:table-cell table:style-name="ce12" table:formula="of:=OFFSET([.$A$1];COLUMNS([.$A21:.A21])-1+(ROWS([.$A$1:.$AMJ21])-1)*6;0)" office:value-type="string" office:string-value="21. Setiap produk hukum yang dihasilkan di Negara Indonesia tidak boleh bertentangan dengan Pancasila. Pancasila sebagai sumber dari segala sumber hukum tercantum pada...">
            <text:p>21. Setiap produk hukum yang dihasilkan di Negara Indonesia tidak boleh bertentangan dengan Pancasila. Pancasila sebagai sumber dari segala sumber hukum tercantum pada...</text:p>
          </table:table-cell>
          <table:table-cell table:style-name="ce12" table:formula="of:=OFFSET([.$A$1];COLUMNS([.$A21:.B21])-1+(ROWS([.$A$1:.$AMJ21])-1)*6;0)" office:value-type="string" office:string-value="1. TAP MPR NO. V/MPR/1973">
            <text:p>1. TAP MPR NO. V/MPR/1973</text:p>
          </table:table-cell>
          <table:table-cell table:style-name="ce12" table:formula="of:=OFFSET([.$A$1];COLUMNS([.$A21:.C21])-1+(ROWS([.$A$1:.$AMJ21])-1)*6;0)" office:value-type="string" office:string-value="2. TAP MPR NO. II/MPR/1978">
            <text:p>2. TAP MPR NO. II/MPR/1978</text:p>
          </table:table-cell>
          <table:table-cell table:style-name="ce12" table:formula="of:=OFFSET([.$A$1];COLUMNS([.$A21:.D21])-1+(ROWS([.$A$1:.$AMJ21])-1)*6;0)" office:value-type="string" office:string-value="3. TAP MPR NO. IV/MPR/1978">
            <text:p>3. TAP MPR NO. IV/MPR/1978</text:p>
          </table:table-cell>
          <table:table-cell table:style-name="ce12" table:formula="of:=OFFSET([.$A$1];COLUMNS([.$A21:.E21])-1+(ROWS([.$A$1:.$AMJ21])-1)*6;0)" office:value-type="string" office:string-value="4. TAPMPRS NO. XX/MPRS/1966">
            <text:p>4. TAPMPRS NO. XX/MPRS/1966</text:p>
          </table:table-cell>
          <table:table-cell table:style-name="ce12" table:formula="of:=OFFSET([.$A$1];COLUMNS([.$A21:.F21])-1+(ROWS([.$A$1:.$AMJ21])-1)*6;0)" office:value-type="string" office:string-value="JAWAB: D">
            <text:p>JAWAB: D</text:p>
          </table:table-cell>
          <table:table-cell table:number-columns-repeated="1016"/>
        </table:table-row>
        <table:table-row table:style-name="ro1">
          <table:table-cell office:value-type="string">
            <text:p>3. Nilai kerohanian</text:p>
          </table:table-cell>
          <table:table-cell/>
          <table:table-cell table:style-name="ce12" table:formula="of:=OFFSET([.$A$1];COLUMNS([.$A22:.A22])-1+(ROWS([.$A$1:.$AMJ22])-1)*6;0)" office:value-type="string" office:string-value="22. Perwujudan kesadaan manusia sebagai mahluk berakal budi yang menunjukkan harkat dan martabatnya dan dengan tingkat kesadaran inilah maka harkat martabat manusia tetap luhur atau sebaliknya. Perwujudan kesadaran tersebut adalah berbentuk...">
            <text:p>22. Perwujudan kesadaan manusia sebagai mahluk berakal budi yang menunjukkan harkat dan martabatnya dan dengan tingkat kesadaran inilah maka harkat martabat manusia tetap luhur atau sebaliknya. Perwujudan kesadaran tersebut adalah berbentuk...</text:p>
          </table:table-cell>
          <table:table-cell table:style-name="ce12" table:formula="of:=OFFSET([.$A$1];COLUMNS([.$A22:.B22])-1+(ROWS([.$A$1:.$AMJ22])-1)*6;0)" office:value-type="string" office:string-value="1. Konsep hidup">
            <text:p>1. Konsep hidup</text:p>
          </table:table-cell>
          <table:table-cell table:style-name="ce12" table:formula="of:=OFFSET([.$A$1];COLUMNS([.$A22:.C22])-1+(ROWS([.$A$1:.$AMJ22])-1)*6;0)" office:value-type="string" office:string-value="2. Akal sehat">
            <text:p>2. Akal sehat</text:p>
          </table:table-cell>
          <table:table-cell table:style-name="ce12" table:formula="of:=OFFSET([.$A$1];COLUMNS([.$A22:.D22])-1+(ROWS([.$A$1:.$AMJ22])-1)*6;0)" office:value-type="string" office:string-value="3. Norma">
            <text:p>3. Norma</text:p>
          </table:table-cell>
          <table:table-cell table:style-name="ce12" table:formula="of:=OFFSET([.$A$1];COLUMNS([.$A22:.E22])-1+(ROWS([.$A$1:.$AMJ22])-1)*6;0)" office:value-type="string" office:string-value="4. Nilai">
            <text:p>4. Nilai</text:p>
          </table:table-cell>
          <table:table-cell table:style-name="ce12" table:formula="of:=OFFSET([.$A$1];COLUMNS([.$A22:.F22])-1+(ROWS([.$A$1:.$AMJ22])-1)*6;0)" office:value-type="string" office:string-value="JAWAB: B">
            <text:p>JAWAB: B</text:p>
          </table:table-cell>
          <table:table-cell table:number-columns-repeated="1016"/>
        </table:table-row>
        <table:table-row table:style-name="ro1">
          <table:table-cell office:value-type="string">
            <text:p>4. Semua jawaban benar</text:p>
          </table:table-cell>
          <table:table-cell/>
          <table:table-cell table:style-name="ce12" table:formula="of:=OFFSET([.$A$1];COLUMNS([.$A23:.A23])-1+(ROWS([.$A$1:.$AMJ23])-1)*6;0)" office:value-type="string" office:string-value="23. Dalam paham filsafat Pancasila harkat dan martabat manusia ditentukan oleh perilaku dan moral manusia itu sendiri, yakni...">
            <text:p>23. Dalam paham filsafat Pancasila harkat dan martabat manusia ditentukan oleh perilaku dan moral manusia itu sendiri, yakni...</text:p>
          </table:table-cell>
          <table:table-cell table:style-name="ce12" table:formula="of:=OFFSET([.$A$1];COLUMNS([.$A23:.B23])-1+(ROWS([.$A$1:.$AMJ23])-1)*6;0)" office:value-type="string" office:string-value="1. Sikap kesungguhan manusia dalam memperjuangkan sesuatu yang menurutnya baik dan benar">
            <text:p>1. Sikap kesungguhan manusia dalam memperjuangkan sesuatu yang menurutnya baik dan benar</text:p>
          </table:table-cell>
          <table:table-cell table:style-name="ce12" table:formula="of:=OFFSET([.$A$1];COLUMNS([.$A23:.C23])-1+(ROWS([.$A$1:.$AMJ23])-1)*6;0)" office:value-type="string" office:string-value="2. Perilaku yang senantiasa merujuk pada setiap situasi yang sedang dihadapi">
            <text:p>2. Perilaku yang senantiasa merujuk pada setiap situasi yang sedang dihadapi</text:p>
          </table:table-cell>
          <table:table-cell table:style-name="ce12" table:formula="of:=OFFSET([.$A$1];COLUMNS([.$A23:.D23])-1+(ROWS([.$A$1:.$AMJ23])-1)*6;0)" office:value-type="string" office:string-value="3. Sikap kerpibadian manusia yang baik, benar, semangat dan tercermin pada mental danbatin pelaku">
            <text:p>3. Sikap kerpibadian manusia yang baik, benar, semangat dan tercermin pada mental danbatin pelaku</text:p>
          </table:table-cell>
          <table:table-cell table:style-name="ce12" table:formula="of:=OFFSET([.$A$1];COLUMNS([.$A23:.E23])-1+(ROWS([.$A$1:.$AMJ23])-1)*6;0)" office:value-type="string" office:string-value="4. Sikap manusia yang bersumber pada kebutuhan hidup sehari-hari">
            <text:p>4. Sikap manusia yang bersumber pada kebutuhan hidup sehari-hari</text:p>
          </table:table-cell>
          <table:table-cell table:style-name="ce12" table:formula="of:=OFFSET([.$A$1];COLUMNS([.$A23:.F23])-1+(ROWS([.$A$1:.$AMJ23])-1)*6;0)" office:value-type="string" office:string-value="JAWAB:C">
            <text:p>JAWAB:C</text:p>
          </table:table-cell>
          <table:table-cell table:number-columns-repeated="1016"/>
        </table:table-row>
        <table:table-row table:style-name="ro1">
          <table:table-cell office:value-type="string">
            <text:p>JAWAB: D</text:p>
          </table:table-cell>
          <table:table-cell/>
          <table:table-cell table:style-name="ce12" table:formula="of:=OFFSET([.$A$1];COLUMNS([.$A24:.A24])-1+(ROWS([.$A$1:.$AMJ24])-1)*6;0)" office:value-type="string" office:string-value="24. Pokok-pokok pikiran yang tercantum dalam Pembukaan UUD 1945 dapat dikategorisasikan ke dalam empat pokok. Pokok pikiran kedua adalah bahwa...">
            <text:p>24. Pokok-pokok pikiran yang tercantum dalam Pembukaan UUD 1945 dapat dikategorisasikan ke dalam empat pokok. Pokok pikiran kedua adalah bahwa...</text:p>
          </table:table-cell>
          <table:table-cell table:style-name="ce12" table:formula="of:=OFFSET([.$A$1];COLUMNS([.$A24:.B24])-1+(ROWS([.$A$1:.$AMJ24])-1)*6;0)" office:value-type="string" office:string-value="1. Negara hendak mewujudkan keadilan sosial bagi seluruh rakyat Indonesia">
            <text:p>1. Negara hendak mewujudkan keadilan sosial bagi seluruh rakyat Indonesia</text:p>
          </table:table-cell>
          <table:table-cell table:style-name="ce12" table:formula="of:=OFFSET([.$A$1];COLUMNS([.$A24:.C24])-1+(ROWS([.$A$1:.$AMJ24])-1)*6;0)" office:value-type="string" office:string-value="2. Negara melindungi segenap bangsa Indonesia dan seluruh tumpah darah Indonesia">
            <text:p>2. Negara melindungi segenap bangsa Indonesia dan seluruh tumpah darah Indonesia</text:p>
          </table:table-cell>
          <table:table-cell table:style-name="ce12" table:formula="of:=OFFSET([.$A$1];COLUMNS([.$A24:.D24])-1+(ROWS([.$A$1:.$AMJ24])-1)*6;0)" office:value-type="string" office:string-value="3. Negara berkedaulatan rakyat berdasar atas kerakyatan dan permusyawaratan/perwakilan">
            <text:p>3. Negara berkedaulatan rakyat berdasar atas kerakyatan dan permusyawaratan/perwakilan</text:p>
          </table:table-cell>
          <table:table-cell table:style-name="ce12" table:formula="of:=OFFSET([.$A$1];COLUMNS([.$A24:.E24])-1+(ROWS([.$A$1:.$AMJ24])-1)*6;0)" office:value-type="string" office:string-value="4. Neara berdasar atas ketuhanan Yang Maha Esa menurut dasar kemanusiaan yang adil dan beradab.">
            <text:p>4. Neara berdasar atas ketuhanan Yang Maha Esa menurut dasar kemanusiaan yang adil dan beradab.</text:p>
          </table:table-cell>
          <table:table-cell table:style-name="ce12" table:formula="of:=OFFSET([.$A$1];COLUMNS([.$A24:.F24])-1+(ROWS([.$A$1:.$AMJ24])-1)*6;0)" office:value-type="string" office:string-value="JAWAB: A">
            <text:p>JAWAB: A</text:p>
          </table:table-cell>
          <table:table-cell table:number-columns-repeated="1016"/>
        </table:table-row>
        <table:table-row table:style-name="ro1">
          <table:table-cell office:value-type="string">
            <text:p>5. Menurut Prof. Notonagoro, apa yang dimaksud dengan nilai vital...</text:p>
          </table:table-cell>
          <table:table-cell/>
          <table:table-cell table:style-name="ce12" table:formula="of:=OFFSET([.$A$1];COLUMNS([.$A25:.A25])-1+(ROWS([.$A$1:.$AMJ25])-1)*6;0)" office:value-type="string" office:string-value="25. Sumber tertib hukum yang dianut di dalam Negara Republik Indonesia adalah sebagaimana tercantum di bawah ini, kecuali...">
            <text:p>25. Sumber tertib hukum yang dianut di dalam Negara Republik Indonesia adalah sebagaimana tercantum di bawah ini, kecuali...</text:p>
          </table:table-cell>
          <table:table-cell table:style-name="ce12" table:formula="of:=OFFSET([.$A$1];COLUMNS([.$A25:.B25])-1+(ROWS([.$A$1:.$AMJ25])-1)*6;0)" office:value-type="string" office:string-value="1. UUDS">
            <text:p>1. UUDS</text:p>
          </table:table-cell>
          <table:table-cell table:style-name="ce12" table:formula="of:=OFFSET([.$A$1];COLUMNS([.$A25:.C25])-1+(ROWS([.$A$1:.$AMJ25])-1)*6;0)" office:value-type="string" office:string-value="2. Proklamasi">
            <text:p>2. Proklamasi</text:p>
          </table:table-cell>
          <table:table-cell table:style-name="ce12" table:formula="of:=OFFSET([.$A$1];COLUMNS([.$A25:.D25])-1+(ROWS([.$A$1:.$AMJ25])-1)*6;0)" office:value-type="string" office:string-value="3. UUD">
            <text:p>3. UUD</text:p>
          </table:table-cell>
          <table:table-cell table:style-name="ce12" table:formula="of:=OFFSET([.$A$1];COLUMNS([.$A25:.E25])-1+(ROWS([.$A$1:.$AMJ25])-1)*6;0)" office:value-type="string" office:string-value="4. Dekrit">
            <text:p>4. Dekrit</text:p>
          </table:table-cell>
          <table:table-cell table:style-name="ce12" table:formula="of:=OFFSET([.$A$1];COLUMNS([.$A25:.F25])-1+(ROWS([.$A$1:.$AMJ25])-1)*6;0)" office:value-type="string" office:string-value="JAWAB: B">
            <text:p>JAWAB: B</text:p>
          </table:table-cell>
          <table:table-cell table:number-columns-repeated="1016"/>
        </table:table-row>
        <table:table-row table:style-name="ro1">
          <table:table-cell office:value-type="string">
            <text:p>1. Segala sesuatu yang benar-benar penting bagi manusia</text:p>
          </table:table-cell>
          <table:table-cell/>
          <table:table-cell table:style-name="ce12" table:number-columns-repeated="6"/>
          <table:table-cell table:number-columns-repeated="1016"/>
        </table:table-row>
        <table:table-row table:style-name="ro1">
          <table:table-cell office:value-type="string">
            <text:p>2. segala sesuatu yang berguna bagi manusia untuk dapat mengadakan kegiatan dan aktivitas</text:p>
          </table:table-cell>
          <table:table-cell/>
          <table:table-cell table:style-name="ce12" table:number-columns-repeated="6"/>
          <table:table-cell table:number-columns-repeated="1016"/>
        </table:table-row>
        <table:table-row table:style-name="ro1">
          <table:table-cell office:value-type="string">
            <text:p>3. Segala sesuatu yang dapat menyebabkan hal yang genting bila tidak terpenuhi</text:p>
          </table:table-cell>
          <table:table-cell/>
          <table:table-cell table:style-name="ce12" table:number-columns-repeated="6"/>
          <table:table-cell table:number-columns-repeated="1016"/>
        </table:table-row>
        <table:table-row table:style-name="ro1">
          <table:table-cell office:value-type="string">
            <text:p>4. Semua jawaban benar</text:p>
          </table:table-cell>
          <table:table-cell/>
          <table:table-cell table:style-name="ce12" table:number-columns-repeated="6"/>
          <table:table-cell table:number-columns-repeated="1016"/>
        </table:table-row>
        <table:table-row table:style-name="ro1">
          <table:table-cell office:value-type="string">
            <text:p>JAWAB: B</text:p>
          </table:table-cell>
          <table:table-cell/>
          <table:table-cell table:style-name="ce12" table:number-columns-repeated="6"/>
          <table:table-cell table:number-columns-repeated="1016"/>
        </table:table-row>
        <table:table-row table:style-name="ro1">
          <table:table-cell office:value-type="string">
            <text:p>6. Berkenaan dengan Pancasila sebagai falsafah bangsa Indonesia, maka terdapat beberapa teori di Negara lain yang dapat menjelaskan perbedaan yang mencolok terhadap ideologi suatu Negara. Falsafah Negara-negara Eropa Barat dan Amerika cenderung menganut paham individualistic yang dikemukakan oleh...</text:p>
          </table:table-cell>
          <table:table-cell/>
          <table:table-cell table:style-name="ce12" table:number-columns-repeated="6"/>
          <table:table-cell table:number-columns-repeated="1016"/>
        </table:table-row>
        <table:table-row table:style-name="ro1">
          <table:table-cell office:value-type="string">
            <text:p>1. Thomas Hobbes</text:p>
          </table:table-cell>
          <table:table-cell/>
          <table:table-cell table:style-name="ce12" table:number-columns-repeated="6"/>
          <table:table-cell table:number-columns-repeated="1016"/>
        </table:table-row>
        <table:table-row table:style-name="ro1">
          <table:table-cell office:value-type="string">
            <text:p>2. Marx</text:p>
          </table:table-cell>
          <table:table-cell/>
          <table:table-cell table:style-name="ce12" table:number-columns-repeated="6"/>
          <table:table-cell table:number-columns-repeated="1016"/>
        </table:table-row>
        <table:table-row table:style-name="ro1">
          <table:table-cell office:value-type="string">
            <text:p>3. Spinoza</text:p>
          </table:table-cell>
          <table:table-cell table:number-columns-repeated="1023"/>
        </table:table-row>
        <table:table-row table:style-name="ro1">
          <table:table-cell office:value-type="string">
            <text:p>4. Semua jawaban salah</text:p>
          </table:table-cell>
          <table:table-cell table:number-columns-repeated="1023"/>
        </table:table-row>
        <table:table-row table:style-name="ro1">
          <table:table-cell office:value-type="string">
            <text:p>JAWAB: A</text:p>
          </table:table-cell>
          <table:table-cell table:number-columns-repeated="1023"/>
        </table:table-row>
        <table:table-row table:style-name="ro1">
          <table:table-cell office:value-type="string">
            <text:p>7. Secara etimologi, ideologi berasal dari bahasa Yunani idein yang berarti...</text:p>
          </table:table-cell>
          <table:table-cell table:number-columns-repeated="1023"/>
        </table:table-row>
        <table:table-row table:style-name="ro1">
          <table:table-cell office:value-type="string">
            <text:p>1. melihat</text:p>
          </table:table-cell>
          <table:table-cell table:number-columns-repeated="1023"/>
        </table:table-row>
        <table:table-row table:style-name="ro1">
          <table:table-cell office:value-type="string">
            <text:p>2. Ide</text:p>
          </table:table-cell>
          <table:table-cell table:number-columns-repeated="1023"/>
        </table:table-row>
        <table:table-row table:style-name="ro1">
          <table:table-cell office:value-type="string">
            <text:p>3. Ajaran</text:p>
          </table:table-cell>
          <table:table-cell table:number-columns-repeated="1023"/>
        </table:table-row>
        <table:table-row table:style-name="ro1">
          <table:table-cell office:value-type="string">
            <text:p>4. Ideal</text:p>
          </table:table-cell>
          <table:table-cell table:number-columns-repeated="1023"/>
        </table:table-row>
        <table:table-row table:style-name="ro1">
          <table:table-cell office:value-type="string">
            <text:p>JAWAB: A</text:p>
          </table:table-cell>
          <table:table-cell table:number-columns-repeated="1023"/>
        </table:table-row>
        <table:table-row table:style-name="ro1">
          <table:table-cell office:value-type="string">
            <text:p>8. Sedangkan logia berarti...</text:p>
          </table:table-cell>
          <table:table-cell table:number-columns-repeated="1023"/>
        </table:table-row>
        <table:table-row table:style-name="ro1">
          <table:table-cell office:value-type="string">
            <text:p>1. melihat</text:p>
          </table:table-cell>
          <table:table-cell table:number-columns-repeated="1023"/>
        </table:table-row>
        <table:table-row table:style-name="ro1">
          <table:table-cell office:value-type="string">
            <text:p>2. Ide</text:p>
          </table:table-cell>
          <table:table-cell table:number-columns-repeated="1023"/>
        </table:table-row>
        <table:table-row table:style-name="ro1">
          <table:table-cell office:value-type="string">
            <text:p>3. Ajaran</text:p>
          </table:table-cell>
          <table:table-cell table:number-columns-repeated="1023"/>
        </table:table-row>
        <table:table-row table:style-name="ro1">
          <table:table-cell office:value-type="string">
            <text:p>4. Ideal</text:p>
          </table:table-cell>
          <table:table-cell table:number-columns-repeated="1023"/>
        </table:table-row>
        <table:table-row table:style-name="ro1">
          <table:table-cell office:value-type="string">
            <text:p>JAWAB: C</text:p>
          </table:table-cell>
          <table:table-cell table:number-columns-repeated="1023"/>
        </table:table-row>
        <table:table-row table:style-name="ro1">
          <table:table-cell office:value-type="string">
            <text:p>9. Secara harfiah, ideologi diartikan...</text:p>
          </table:table-cell>
          <table:table-cell table:number-columns-repeated="1023"/>
        </table:table-row>
        <table:table-row table:style-name="ro1">
          <table:table-cell office:value-type="string">
            <text:p>1. Ilmu tentang idea</text:p>
          </table:table-cell>
          <table:table-cell table:number-columns-repeated="1023"/>
        </table:table-row>
        <table:table-row table:style-name="ro1">
          <table:table-cell office:value-type="string">
            <text:p>2. Ilmu tentang cita-cita</text:p>
          </table:table-cell>
          <table:table-cell table:number-columns-repeated="1023"/>
        </table:table-row>
        <table:table-row table:style-name="ro1">
          <table:table-cell office:value-type="string">
            <text:p>3. Ilmu tentang gagasan atau buah pikiran</text:p>
          </table:table-cell>
          <table:table-cell table:number-columns-repeated="1023"/>
        </table:table-row>
        <table:table-row table:style-name="ro1">
          <table:table-cell office:value-type="string">
            <text:p>4. Semua jawaban benar</text:p>
          </table:table-cell>
          <table:table-cell table:number-columns-repeated="1023"/>
        </table:table-row>
        <table:table-row table:style-name="ro1">
          <table:table-cell office:value-type="string">
            <text:p>JAWAB: D</text:p>
          </table:table-cell>
          <table:table-cell table:number-columns-repeated="1023"/>
        </table:table-row>
        <table:table-row table:style-name="ro1">
          <table:table-cell office:value-type="string">
            <text:p>10. Secara ilmiah popular, Pancasila dapat dikaji, sebab syarat-syarat ilmiah teksnya dimiliki oleh Pancasila, sebagaimana tercantum di bawah ini, kecuali</text:p>
          </table:table-cell>
          <table:table-cell table:number-columns-repeated="1023"/>
        </table:table-row>
        <table:table-row table:style-name="ro1">
          <table:table-cell office:value-type="string">
            <text:p>1. Objek</text:p>
          </table:table-cell>
          <table:table-cell table:number-columns-repeated="1023"/>
        </table:table-row>
        <table:table-row table:style-name="ro1">
          <table:table-cell office:value-type="string">
            <text:p>2. Metode</text:p>
          </table:table-cell>
          <table:table-cell table:number-columns-repeated="1023"/>
        </table:table-row>
        <table:table-row table:style-name="ro1">
          <table:table-cell office:value-type="string">
            <text:p>3. System</text:p>
          </table:table-cell>
          <table:table-cell table:number-columns-repeated="1023"/>
        </table:table-row>
        <table:table-row table:style-name="ro1">
          <table:table-cell office:value-type="string">
            <text:p>4. Empirisme</text:p>
          </table:table-cell>
          <table:table-cell table:number-columns-repeated="1023"/>
        </table:table-row>
        <table:table-row table:style-name="ro1">
          <table:table-cell office:value-type="string">
            <text:p>JAWAB: B</text:p>
          </table:table-cell>
          <table:table-cell table:number-columns-repeated="1023"/>
        </table:table-row>
        <table:table-row table:style-name="ro1">
          <table:table-cell office:value-type="string">
            <text:p>11. Manfaat filsafat Pancasila bagi setiap bidang kehidupan bangsa dan Negara Indonesia adalah...</text:p>
          </table:table-cell>
          <table:table-cell table:number-columns-repeated="1023"/>
        </table:table-row>
        <table:table-row table:style-name="ro1">
          <table:table-cell office:value-type="string">
            <text:p>1. Memperdalam pengetahuan dan pengertian Pancasila sebagai dasar Negara, pandanganhidup bangsa, dan ideologi Negara</text:p>
          </table:table-cell>
          <table:table-cell table:number-columns-repeated="1023"/>
        </table:table-row>
        <table:table-row table:style-name="ro1">
          <table:table-cell office:value-type="string">
            <text:p>2. Menangkal budaya asing yang masuk ke Indonesia, baik secara langsung maupun melalui perantaar teknologi</text:p>
          </table:table-cell>
          <table:table-cell table:number-columns-repeated="1023"/>
        </table:table-row>
        <table:table-row table:style-name="ro1">
          <table:table-cell office:value-type="string">
            <text:p>3. Perwujudan dan pelkaksanaan setiap warga Negara dalam bermasyarakat, berbangsa,dan bernegara</text:p>
          </table:table-cell>
          <table:table-cell table:number-columns-repeated="1023"/>
        </table:table-row>
        <table:table-row table:style-name="ro1">
          <table:table-cell office:value-type="string">
            <text:p>4. Sebagai pandangan hidup bangsa dan Negara Indonesia serta akan menjiwai setiapwarga negaranya</text:p>
          </table:table-cell>
          <table:table-cell table:number-columns-repeated="1023"/>
        </table:table-row>
        <table:table-row table:style-name="ro1">
          <table:table-cell office:value-type="string">
            <text:p>JAWAB: D</text:p>
          </table:table-cell>
          <table:table-cell table:number-columns-repeated="1023"/>
        </table:table-row>
        <table:table-row table:style-name="ro1">
          <table:table-cell office:value-type="string">
            <text:p>12. Pada tahun 1365, Empu Prapanca menulis nagara Kertagama yang menyebutkan istilah Pancasila, dan Empu Tantular menulis kitab yang menggambarkan kejayaan Majapahit, yaitu...</text:p>
          </table:table-cell>
          <table:table-cell table:number-columns-repeated="1023"/>
        </table:table-row>
        <table:table-row table:style-name="ro1">
          <table:table-cell office:value-type="string">
            <text:p>1. Bhinneka Tunggal Ika</text:p>
          </table:table-cell>
          <table:table-cell table:number-columns-repeated="1023"/>
        </table:table-row>
        <table:table-row table:style-name="ro1">
          <table:table-cell office:value-type="string">
            <text:p>2. Kertaningbumi</text:p>
          </table:table-cell>
          <table:table-cell table:number-columns-repeated="1023"/>
        </table:table-row>
        <table:table-row table:style-name="ro1">
          <table:table-cell office:value-type="string">
            <text:p>3. Sutasoma</text:p>
          </table:table-cell>
          <table:table-cell table:number-columns-repeated="1023"/>
        </table:table-row>
        <table:table-row table:style-name="ro1">
          <table:table-cell office:value-type="string">
            <text:p>4. Tan Hana Dharma Mangrua</text:p>
          </table:table-cell>
          <table:table-cell table:number-columns-repeated="1023"/>
        </table:table-row>
        <table:table-row table:style-name="ro1">
          <table:table-cell office:value-type="string">
            <text:p>JAWAB: C</text:p>
          </table:table-cell>
          <table:table-cell table:number-columns-repeated="1023"/>
        </table:table-row>
        <table:table-row table:style-name="ro1">
          <table:table-cell office:value-type="string">
            <text:p>13. Sidang BPUPKI pertama mengkaji tentang dasar Negara yang akan dijadikan landasan pada saat Indonesia merdeka. Pada saat itu Ir. Soekarno mengusulkan Pancasila dengan urutan...</text:p>
          </table:table-cell>
          <table:table-cell table:number-columns-repeated="1023"/>
        </table:table-row>
        <table:table-row table:style-name="ro1">
          <table:table-cell office:value-type="string">
            <text:p>1. Nasionalisme, Ketuhanan Yang Maha Esa, Perikemanusiaan, Kebangsaan Indonesia, Mufakat, dan Kesejahteraan Sosial</text:p>
          </table:table-cell>
          <table:table-cell table:number-columns-repeated="1023"/>
        </table:table-row>
        <table:table-row table:style-name="ro1">
          <table:table-cell office:value-type="string">
            <text:p>2. Internasionalisme, Nasionalisme, Mufakat, Demokrasi, dan Ketuhanan</text:p>
          </table:table-cell>
          <table:table-cell table:number-columns-repeated="1023"/>
        </table:table-row>
        <table:table-row table:style-name="ro1">
          <table:table-cell office:value-type="string">
            <text:p>3. Nasionalisme, Internasionalisme, Mufakat, Kesejahteraan Sosial, dan Ketuhanan yang Berkebudayaan</text:p>
          </table:table-cell>
          <table:table-cell table:number-columns-repeated="1023"/>
        </table:table-row>
        <table:table-row table:style-name="ro1">
          <table:table-cell office:value-type="string">
            <text:p>4. Kesejahteraan Sosial, Internasionalisme, Nasionalisme, Perikemanusiaan, dan Ketuhanan</text:p>
          </table:table-cell>
          <table:table-cell table:number-columns-repeated="1023"/>
        </table:table-row>
        <table:table-row table:style-name="ro1">
          <table:table-cell office:value-type="string">
            <text:p>JAWAB: C</text:p>
          </table:table-cell>
          <table:table-cell table:number-columns-repeated="1023"/>
        </table:table-row>
        <table:table-row table:style-name="ro1">
          <table:table-cell office:value-type="string">
            <text:p>14. Pembahasan dasar Negara dikaji pada dua badan, yaitu BPUPKI dan PPKI. Panitia Persiapan Kemerdekaan Indinesia dibentuk pada...</text:p>
          </table:table-cell>
          <table:table-cell table:number-columns-repeated="1023"/>
        </table:table-row>
        <table:table-row table:style-name="ro1">
          <table:table-cell office:value-type="string">
            <text:p>1. 7 Agustus 1945</text:p>
          </table:table-cell>
          <table:table-cell table:number-columns-repeated="1023"/>
        </table:table-row>
        <table:table-row table:style-name="ro1">
          <table:table-cell office:value-type="string">
            <text:p>2. 1 Juni 1945</text:p>
          </table:table-cell>
          <table:table-cell table:number-columns-repeated="1023"/>
        </table:table-row>
        <table:table-row table:style-name="ro1">
          <table:table-cell office:value-type="string">
            <text:p>3. 10 Juli 1945</text:p>
          </table:table-cell>
          <table:table-cell table:number-columns-repeated="1023"/>
        </table:table-row>
        <table:table-row table:style-name="ro1">
          <table:table-cell office:value-type="string">
            <text:p>4. 18 Agustus 1945</text:p>
          </table:table-cell>
          <table:table-cell table:number-columns-repeated="1023"/>
        </table:table-row>
        <table:table-row table:style-name="ro1">
          <table:table-cell office:value-type="string">
            <text:p>JAWAB: A</text:p>
          </table:table-cell>
          <table:table-cell table:number-columns-repeated="1023"/>
        </table:table-row>
        <table:table-row table:style-name="ro1">
          <table:table-cell office:value-type="string">
            <text:p>15. Pancasila sebagai dasar Negara digali dari nilai-nilai budaya dan agama bangsa Indonesia. Dengan demikian Pancasila memenuhi syarat empat kausalitas sebagaimana tercantum di bawah ini, kecuali...</text:p>
          </table:table-cell>
          <table:table-cell table:number-columns-repeated="1023"/>
        </table:table-row>
        <table:table-row table:style-name="ro1">
          <table:table-cell office:value-type="string">
            <text:p>1. Prima</text:p>
          </table:table-cell>
          <table:table-cell table:number-columns-repeated="1023"/>
        </table:table-row>
        <table:table-row table:style-name="ro1">
          <table:table-cell office:value-type="string">
            <text:p>2. Materialis</text:p>
          </table:table-cell>
          <table:table-cell table:number-columns-repeated="1023"/>
        </table:table-row>
        <table:table-row table:style-name="ro1">
          <table:table-cell office:value-type="string">
            <text:p>3. Formalis</text:p>
          </table:table-cell>
          <table:table-cell table:number-columns-repeated="1023"/>
        </table:table-row>
        <table:table-row table:style-name="ro1">
          <table:table-cell office:value-type="string">
            <text:p>4. Efisien</text:p>
          </table:table-cell>
          <table:table-cell table:number-columns-repeated="1023"/>
        </table:table-row>
        <table:table-row table:style-name="ro1">
          <table:table-cell office:value-type="string">
            <text:p>JAWAB: B</text:p>
          </table:table-cell>
          <table:table-cell table:number-columns-repeated="1023"/>
        </table:table-row>
        <table:table-row table:style-name="ro1">
          <table:table-cell office:value-type="string">
            <text:p>16. Sebelum secara resmi disahkan pada tahun 1945 sebagai dasar filsafat Negara, unsur-unsur Pancasila telah dimiliki dan telah melekat pada bangsa Indonesia sebagai asas dalam adapt istiadat, kebudayaan, dan religius yang terakumulasi pada...</text:p>
          </table:table-cell>
          <table:table-cell table:number-columns-repeated="1023"/>
        </table:table-row>
        <table:table-row table:style-name="ro1">
          <table:table-cell office:value-type="string">
            <text:p>1. Ma Lima</text:p>
          </table:table-cell>
          <table:table-cell table:number-columns-repeated="1023"/>
        </table:table-row>
        <table:table-row table:style-name="ro1">
          <table:table-cell office:value-type="string">
            <text:p>2. Bhinneka Tunggal Ika</text:p>
          </table:table-cell>
          <table:table-cell table:number-columns-repeated="1023"/>
        </table:table-row>
        <table:table-row table:style-name="ro1">
          <table:table-cell office:value-type="string">
            <text:p>3. Triprakara</text:p>
          </table:table-cell>
          <table:table-cell table:number-columns-repeated="1023"/>
        </table:table-row>
        <table:table-row table:style-name="ro1">
          <table:table-cell office:value-type="string">
            <text:p>4. Gotong royong</text:p>
          </table:table-cell>
          <table:table-cell table:number-columns-repeated="1023"/>
        </table:table-row>
        <table:table-row table:style-name="ro1">
          <table:table-cell office:value-type="string">
            <text:p>JAWAB: S</text:p>
          </table:table-cell>
          <table:table-cell table:number-columns-repeated="1023"/>
        </table:table-row>
        <table:table-row table:style-name="ro1">
          <table:table-cell office:value-type="string">
            <text:p>17. Pancasila sebagai way of life dalam kehidupan bermasyarakat, berbangsa, dan bernegara. Dalam konteks ini Pancasila memiliki makna sebagai...</text:p>
          </table:table-cell>
          <table:table-cell table:number-columns-repeated="1023"/>
        </table:table-row>
        <table:table-row table:style-name="ro1">
          <table:table-cell office:value-type="string">
            <text:p>1. Kristalisasi nilai</text:p>
          </table:table-cell>
          <table:table-cell table:number-columns-repeated="1023"/>
        </table:table-row>
        <table:table-row table:style-name="ro1">
          <table:table-cell office:value-type="string">
            <text:p>2. Pedoman hidup</text:p>
          </table:table-cell>
          <table:table-cell table:number-columns-repeated="1023"/>
        </table:table-row>
        <table:table-row table:style-name="ro1">
          <table:table-cell office:value-type="string">
            <text:p>3. Karakteristik bangsa</text:p>
          </table:table-cell>
          <table:table-cell table:number-columns-repeated="1023"/>
        </table:table-row>
        <table:table-row table:style-name="ro1">
          <table:table-cell office:value-type="string">
            <text:p>4. Kepribadian bangsa</text:p>
          </table:table-cell>
          <table:table-cell table:number-columns-repeated="1023"/>
        </table:table-row>
        <table:table-row table:style-name="ro1">
          <table:table-cell office:value-type="string">
            <text:p>JAWAB: A</text:p>
          </table:table-cell>
          <table:table-cell table:number-columns-repeated="1023"/>
        </table:table-row>
        <table:table-row table:style-name="ro1">
          <table:table-cell office:value-type="string">
            <text:p>18. Pembukaan UUD 1945 alinea IV mencantumkan dasar Negara yang tersusun secara hierarkis dan pyramidal. Hal ini merupakan...</text:p>
          </table:table-cell>
          <table:table-cell table:number-columns-repeated="1023"/>
        </table:table-row>
        <table:table-row table:style-name="ro1">
          <table:table-cell office:value-type="string">
            <text:p>1. Sumber kebudayaan bangsa</text:p>
          </table:table-cell>
          <table:table-cell table:number-columns-repeated="1023"/>
        </table:table-row>
        <table:table-row table:style-name="ro1">
          <table:table-cell office:value-type="string">
            <text:p>2. Filter bagi masuknya budaya asing</text:p>
          </table:table-cell>
          <table:table-cell table:number-columns-repeated="1023"/>
        </table:table-row>
        <table:table-row table:style-name="ro1">
          <table:table-cell office:value-type="string">
            <text:p>3. Ciri dan karakteristik bangsa</text:p>
          </table:table-cell>
          <table:table-cell table:number-columns-repeated="1023"/>
        </table:table-row>
        <table:table-row table:style-name="ro1">
          <table:table-cell office:value-type="string">
            <text:p>4. Petunjuk pelaksana peraturan</text:p>
          </table:table-cell>
          <table:table-cell table:number-columns-repeated="1023"/>
        </table:table-row>
        <table:table-row table:style-name="ro1">
          <table:table-cell office:value-type="string">
            <text:p>JAWAB: C</text:p>
          </table:table-cell>
          <table:table-cell table:number-columns-repeated="1023"/>
        </table:table-row>
        <table:table-row table:style-name="ro1">
          <table:table-cell office:value-type="string">
            <text:p>19. Hubungan kausal – organis antara Pancasila, Pembukaan UUD 1945, dan Batang Tubuh UUD 1945 terkandung empat hubungan seperti di bawah ini, kecuali…</text:p>
          </table:table-cell>
          <table:table-cell table:number-columns-repeated="1023"/>
        </table:table-row>
        <table:table-row table:style-name="ro1">
          <table:table-cell office:value-type="string">
            <text:p>1. Ditetapkannya dasar Negara Pancasila</text:p>
          </table:table-cell>
          <table:table-cell table:number-columns-repeated="1023"/>
        </table:table-row>
        <table:table-row table:style-name="ro1">
          <table:table-cell office:value-type="string">
            <text:p>2. Negara Indonesia ialah berbentuk Republik</text:p>
          </table:table-cell>
          <table:table-cell table:number-columns-repeated="1023"/>
        </table:table-row>
        <table:table-row table:style-name="ro1">
          <table:table-cell office:value-type="string">
            <text:p>3. Kedaulatan negara berada di tangan rakyat</text:p>
          </table:table-cell>
          <table:table-cell table:number-columns-repeated="1023"/>
        </table:table-row>
        <table:table-row table:style-name="ro1">
          <table:table-cell office:value-type="string">
            <text:p>4. Keberadaaan UUD lebih tinggi dari Pancasila</text:p>
          </table:table-cell>
          <table:table-cell table:number-columns-repeated="1023"/>
        </table:table-row>
        <table:table-row table:style-name="ro1">
          <table:table-cell office:value-type="string">
            <text:p>JAWAB: D</text:p>
          </table:table-cell>
          <table:table-cell table:number-columns-repeated="1023"/>
        </table:table-row>
        <table:table-row table:style-name="ro1">
          <table:table-cell office:value-type="string">
            <text:p>20. Pancasila pernah ditetapkan sebagai satu-satunya asas dalam berbagai bentuk organisasi, baik massa maupun parpol. Saat ini Pancasila telah dikembalikan fungsinya, yaitu...</text:p>
          </table:table-cell>
          <table:table-cell table:number-columns-repeated="1023"/>
        </table:table-row>
        <table:table-row table:style-name="ro1">
          <table:table-cell office:value-type="string">
            <text:p>1. Tetap sebagai satu-satunya asas</text:p>
          </table:table-cell>
          <table:table-cell table:number-columns-repeated="1023"/>
        </table:table-row>
        <table:table-row table:style-name="ro1">
          <table:table-cell office:value-type="string">
            <text:p>2. Cita-cita organisasi massa dan politik</text:p>
          </table:table-cell>
          <table:table-cell table:number-columns-repeated="1023"/>
        </table:table-row>
        <table:table-row table:style-name="ro1">
          <table:table-cell office:value-type="string">
            <text:p>3. Sebagai dasar Negara</text:p>
          </table:table-cell>
          <table:table-cell table:number-columns-repeated="1023"/>
        </table:table-row>
        <table:table-row table:style-name="ro1">
          <table:table-cell office:value-type="string">
            <text:p>4. Sebagai pandangan hidup bangsa</text:p>
          </table:table-cell>
          <table:table-cell table:number-columns-repeated="1023"/>
        </table:table-row>
        <table:table-row table:style-name="ro1">
          <table:table-cell office:value-type="string">
            <text:p>JAWAB: C</text:p>
          </table:table-cell>
          <table:table-cell table:number-columns-repeated="1023"/>
        </table:table-row>
        <table:table-row table:style-name="ro1">
          <table:table-cell office:value-type="string">
            <text:p>21. Setiap produk hukum yang dihasilkan di Negara Indonesia tidak boleh bertentangan dengan Pancasila. Pancasila sebagai sumber dari segala sumber hukum tercantum pada...</text:p>
          </table:table-cell>
          <table:table-cell table:number-columns-repeated="1023"/>
        </table:table-row>
        <table:table-row table:style-name="ro1">
          <table:table-cell office:value-type="string">
            <text:p>1. TAP MPR NO. V/MPR/1973</text:p>
          </table:table-cell>
          <table:table-cell table:number-columns-repeated="1023"/>
        </table:table-row>
        <table:table-row table:style-name="ro1">
          <table:table-cell office:value-type="string">
            <text:p>2. TAP MPR NO. II/MPR/1978</text:p>
          </table:table-cell>
          <table:table-cell table:number-columns-repeated="1023"/>
        </table:table-row>
        <table:table-row table:style-name="ro1">
          <table:table-cell office:value-type="string">
            <text:p>3. TAP MPR NO. IV/MPR/1978</text:p>
          </table:table-cell>
          <table:table-cell table:number-columns-repeated="1023"/>
        </table:table-row>
        <table:table-row table:style-name="ro1">
          <table:table-cell office:value-type="string">
            <text:p>4. TAPMPRS NO. XX/MPRS/1966</text:p>
          </table:table-cell>
          <table:table-cell table:number-columns-repeated="1023"/>
        </table:table-row>
        <table:table-row table:style-name="ro1">
          <table:table-cell office:value-type="string">
            <text:p>JAWAB: D</text:p>
          </table:table-cell>
          <table:table-cell table:number-columns-repeated="1023"/>
        </table:table-row>
        <table:table-row table:style-name="ro1">
          <table:table-cell office:value-type="string">
            <text:p>22. Perwujudan kesadaan manusia sebagai mahluk berakal budi yang menunjukkan harkat dan martabatnya dan dengan tingkat kesadaran inilah maka harkat martabat manusia tetap luhur atau sebaliknya. Perwujudan kesadaran tersebut adalah berbentuk...</text:p>
          </table:table-cell>
          <table:table-cell table:number-columns-repeated="1023"/>
        </table:table-row>
        <table:table-row table:style-name="ro1">
          <table:table-cell office:value-type="string">
            <text:p>1. Konsep hidup</text:p>
          </table:table-cell>
          <table:table-cell table:number-columns-repeated="1023"/>
        </table:table-row>
        <table:table-row table:style-name="ro1">
          <table:table-cell office:value-type="string">
            <text:p>2. Akal sehat</text:p>
          </table:table-cell>
          <table:table-cell table:number-columns-repeated="1023"/>
        </table:table-row>
        <table:table-row table:style-name="ro1">
          <table:table-cell office:value-type="string">
            <text:p>3. Norma</text:p>
          </table:table-cell>
          <table:table-cell table:number-columns-repeated="1023"/>
        </table:table-row>
        <table:table-row table:style-name="ro1">
          <table:table-cell office:value-type="string">
            <text:p>4. Nilai</text:p>
          </table:table-cell>
          <table:table-cell table:number-columns-repeated="1023"/>
        </table:table-row>
        <table:table-row table:style-name="ro1">
          <table:table-cell office:value-type="string">
            <text:p>JAWAB: B</text:p>
          </table:table-cell>
          <table:table-cell table:number-columns-repeated="1023"/>
        </table:table-row>
        <table:table-row table:style-name="ro1">
          <table:table-cell office:value-type="string">
            <text:p>23. Dalam paham filsafat Pancasila harkat dan martabat manusia ditentukan oleh perilaku dan moral manusia itu sendiri, yakni...</text:p>
          </table:table-cell>
          <table:table-cell table:number-columns-repeated="1023"/>
        </table:table-row>
        <table:table-row table:style-name="ro1">
          <table:table-cell office:value-type="string">
            <text:p>1. Sikap kesungguhan manusia dalam memperjuangkan sesuatu yang menurutnya baik dan benar</text:p>
          </table:table-cell>
          <table:table-cell table:number-columns-repeated="1023"/>
        </table:table-row>
        <table:table-row table:style-name="ro1">
          <table:table-cell office:value-type="string">
            <text:p>2. Perilaku yang senantiasa merujuk pada setiap situasi yang sedang dihadapi</text:p>
          </table:table-cell>
          <table:table-cell table:number-columns-repeated="1023"/>
        </table:table-row>
        <table:table-row table:style-name="ro1">
          <table:table-cell office:value-type="string">
            <text:p>3. Sikap kerpibadian manusia yang baik, benar, semangat dan tercermin pada mental danbatin pelaku</text:p>
          </table:table-cell>
          <table:table-cell table:number-columns-repeated="1023"/>
        </table:table-row>
        <table:table-row table:style-name="ro1">
          <table:table-cell office:value-type="string">
            <text:p>4. Sikap manusia yang bersumber pada kebutuhan hidup sehari-hari</text:p>
          </table:table-cell>
          <table:table-cell table:number-columns-repeated="1023"/>
        </table:table-row>
        <table:table-row table:style-name="ro1">
          <table:table-cell office:value-type="string">
            <text:p>JAWAB:C</text:p>
          </table:table-cell>
          <table:table-cell table:number-columns-repeated="1023"/>
        </table:table-row>
        <table:table-row table:style-name="ro1">
          <table:table-cell office:value-type="string">
            <text:p>24. Pokok-pokok pikiran yang tercantum dalam Pembukaan UUD 1945 dapat dikategorisasikan ke dalam empat pokok. Pokok pikiran kedua adalah bahwa...</text:p>
          </table:table-cell>
          <table:table-cell table:number-columns-repeated="1023"/>
        </table:table-row>
        <table:table-row table:style-name="ro1">
          <table:table-cell office:value-type="string">
            <text:p>1. Negara hendak mewujudkan keadilan sosial bagi seluruh rakyat Indonesia</text:p>
          </table:table-cell>
          <table:table-cell table:number-columns-repeated="1023"/>
        </table:table-row>
        <table:table-row table:style-name="ro1">
          <table:table-cell office:value-type="string">
            <text:p>2. Negara melindungi segenap bangsa Indonesia dan seluruh tumpah darah Indonesia</text:p>
          </table:table-cell>
          <table:table-cell table:number-columns-repeated="1023"/>
        </table:table-row>
        <table:table-row table:style-name="ro1">
          <table:table-cell office:value-type="string">
            <text:p>3. Negara berkedaulatan rakyat berdasar atas kerakyatan dan permusyawaratan/perwakilan</text:p>
          </table:table-cell>
          <table:table-cell table:number-columns-repeated="1023"/>
        </table:table-row>
        <table:table-row table:style-name="ro1">
          <table:table-cell office:value-type="string">
            <text:p>4. Neara berdasar atas ketuhanan Yang Maha Esa menurut dasar kemanusiaan yang adil dan beradab.</text:p>
          </table:table-cell>
          <table:table-cell table:number-columns-repeated="1023"/>
        </table:table-row>
        <table:table-row table:style-name="ro1">
          <table:table-cell office:value-type="string">
            <text:p>JAWAB: A</text:p>
          </table:table-cell>
          <table:table-cell table:number-columns-repeated="1023"/>
        </table:table-row>
        <table:table-row table:style-name="ro1">
          <table:table-cell office:value-type="string">
            <text:p>25. Sumber tertib hukum yang dianut di dalam Negara Republik Indonesia adalah sebagaimana tercantum di bawah ini, kecuali...</text:p>
          </table:table-cell>
          <table:table-cell table:number-columns-repeated="1023"/>
        </table:table-row>
        <table:table-row table:style-name="ro1">
          <table:table-cell office:value-type="string">
            <text:p>1. UUDS</text:p>
          </table:table-cell>
          <table:table-cell table:number-columns-repeated="1023"/>
        </table:table-row>
        <table:table-row table:style-name="ro1">
          <table:table-cell office:value-type="string">
            <text:p>2. Proklamasi</text:p>
          </table:table-cell>
          <table:table-cell table:number-columns-repeated="1023"/>
        </table:table-row>
        <table:table-row table:style-name="ro1">
          <table:table-cell office:value-type="string">
            <text:p>3. UUD</text:p>
          </table:table-cell>
          <table:table-cell table:number-columns-repeated="1023"/>
        </table:table-row>
        <table:table-row table:style-name="ro1">
          <table:table-cell office:value-type="string">
            <text:p>4. Dekrit</text:p>
          </table:table-cell>
          <table:table-cell table:number-columns-repeated="1023"/>
        </table:table-row>
        <table:table-row table:style-name="ro1">
          <table:table-cell office:value-type="string">
            <text:p>JAWAB: B</text:p>
          </table:table-cell>
          <table:table-cell table:number-columns-repeated="1023"/>
        </table:table-row>
        <table:table-row table:style-name="ro1" table:number-rows-repeated="1048425">
          <table:table-cell table:number-columns-repeated="1024"/>
        </table:table-row>
        <table:table-row table:style-name="ro1">
          <table:table-cell table:number-columns-repeated="1024"/>
        </table:table-row>
        <table:named-expressions/>
      </table:table>
      <table:named-expressions/>
      <table:database-ranges>
        <table:database-range table:name="_xlnm._FilterDatabase" table:target-range-address="'BHS INDO1'.A1:'BHS INDO1'.A420"/>
        <table:database-range table:name="_xlnm._FilterDatabase_1" table:target-range-address="'BHS INDO2'.A1:'BHS INDO2'.A140"/>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Narrow" svg:font-family="'Arial Narrow'" style:font-pitch="variable"/>
    <style:font-face style:name="Times New Roman" svg:font-family="'Times New Roman'" style:font-pitch="variable"/>
    <style:font-face style:name="TimesNewRomanPSMT" svg:font-family="TimesNewRomanPSMT"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8">03/08/2016</text:date>, <text:time>17:50:26</text:time></text:p>
        </style:region-right>
      </style:header>
      <style:header-left style:display="false"/>
      <style:footer>
        <text:p>Page <text:page-number>1</text:page-number> / <text:page-count>99</text:page-count></text:p>
      </style:footer>
      <style:footer-left style:display="false"/>
    </style:master-page>
    <style:master-page style:name="PageStyle_5f_ACAK_20_KATA" style:display-name="PageStyle_ACAK KATA" style:page-layout-name="Mpm3">
      <style:header style:display="false"/>
      <style:header-left style:display="false"/>
      <style:footer style:display="false"/>
      <style:footer-left style:display="false"/>
    </style:master-page>
    <style:master-page style:name="PageStyle_5f_BHS_20_INDO1" style:display-name="PageStyle_BHS INDO1" style:page-layout-name="Mpm3">
      <style:header style:display="false"/>
      <style:header-left style:display="false"/>
      <style:footer style:display="false"/>
      <style:footer-left style:display="false"/>
    </style:master-page>
    <style:master-page style:name="PageStyle_5f_BHS_20_INDO2" style:display-name="PageStyle_BHS INDO2" style:page-layout-name="Mpm3">
      <style:header style:display="false"/>
      <style:header-left style:display="false"/>
      <style:footer style:display="false"/>
      <style:footer-left style:display="false"/>
    </style:master-page>
    <style:master-page style:name="PageStyle_5f_Pancasila" style:display-name="PageStyle_Pancasila" style:page-layout-name="Mpm3">
      <style:header style:display="false"/>
      <style:header-left style:display="false"/>
      <style:footer style:display="false"/>
      <style:footer-left style:display="false"/>
    </style:master-page>
    <style:master-page style:name="PageStyle_5f_Tata_20_Negara" style:display-name="PageStyle_Tata Negara" style:page-layout-name="Mpm3">
      <style:header style:display="false"/>
      <style:header-left style:display="false"/>
      <style:footer style:display="false"/>
      <style:footer-left style:display="false"/>
    </style:master-page>
    <style:master-page style:name="PageStyle_5f_Bidang_20_Sejarah" style:display-name="PageStyle_Bidang Sejarah" style:page-layout-name="Mpm3">
      <style:header style:display="false"/>
      <style:header-left style:display="false"/>
      <style:footer style:display="false"/>
      <style:footer-left style:display="false"/>
    </style:master-page>
    <style:master-page style:name="PageStyle_5f_Kebijakan_20_Pemerintah" style:display-name="PageStyle_Kebijakan Pemerintah" style:page-layout-name="Mpm3">
      <style:header style:display="false"/>
      <style:header-left style:display="false"/>
      <style:footer style:display="false"/>
      <style:footer-left style:display="false"/>
    </style:master-page>
    <style:master-page style:name="PageStyle_5f_Kebijakan_20_Pemerintah_20_2" style:display-name="PageStyle_Kebijakan Pemerintah 2" style:page-layout-name="Mpm3">
      <style:header style:display="false"/>
      <style:header-left style:display="false"/>
      <style:footer style:display="false"/>
      <style:footer-left style:display="false"/>
    </style:master-page>
    <style:master-page style:name="PageStyle_5f_GBHN" style:display-name="PageStyle_GBHN" style:page-layout-name="Mpm3">
      <style:header style:display="false"/>
      <style:header-left style:display="false"/>
      <style:footer style:display="false"/>
      <style:footer-left style:display="false"/>
    </style:master-page>
    <style:master-page style:name="PageStyle_5f_Falsafah_20__26__20_ideologi" style:display-name="PageStyle_Falsafah &amp; ideolog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8T17:50:26.76</dc:date>
    <dc:creator>Nandito Monliev</dc:creator>
    <meta:generator>OpenOffice/4.1.2$Win32 OpenOffice.org_project/412m3$Build-9782</meta:generator>
    <meta:editing-duration>PT13H47M45S</meta:editing-duration>
    <meta:editing-cycles>6</meta:editing-cycles>
    <meta:document-statistic meta:table-count="10" meta:cell-count="3306" meta:object-count="0"/>
  </office:meta>
</office:document-meta>
</file>